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LihatJawabanPeserta.xml" manifest:media-type="text/xml"/>
  <manifest:file-entry manifest:full-path="Basic/OlahdataHexa/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7" style:family="table-column">
      <style:table-column-properties fo:break-before="auto" style:column-width="12.91mm"/>
    </style:style>
    <style:style style:name="co8" style:family="table-column">
      <style:table-column-properties fo:break-before="auto" style:column-width="10mm"/>
    </style:style>
    <style:style style:name="co9" style:family="table-column">
      <style:table-column-properties fo:break-before="auto" style:column-width="27.78mm"/>
    </style:style>
    <style:style style:name="co10" style:family="table-column">
      <style:table-column-properties fo:break-before="auto" style:column-width="19.09mm"/>
    </style:style>
    <style:style style:name="co11" style:family="table-column">
      <style:table-column-properties fo:break-before="auto" style:column-width="34.03mm"/>
    </style:style>
    <style:style style:name="co12" style:family="table-column">
      <style:table-column-properties fo:break-before="auto" style:column-width="37.27mm"/>
    </style:style>
    <style:style style:name="co13" style:family="table-column">
      <style:table-column-properties fo:break-before="auto" style:column-width="38.06mm"/>
    </style:style>
    <style:style style:name="co14" style:family="table-column">
      <style:table-column-properties fo:break-before="auto" style:column-width="34.84mm"/>
    </style:style>
    <style:style style:name="co15" style:family="table-column">
      <style:table-column-properties fo:break-before="auto" style:column-width="50.76mm"/>
    </style:style>
    <style:style style:name="co16" style:family="table-column">
      <style:table-column-properties fo:break-before="auto" style:column-width="48.88mm"/>
    </style:style>
    <style:style style:name="co17" style:family="table-column">
      <style:table-column-properties fo:break-before="auto" style:column-width="49.42mm"/>
    </style:style>
    <style:style style:name="co18" style:family="table-column">
      <style:table-column-properties fo:break-before="auto" style:column-width="55.63mm"/>
    </style:style>
    <style:style style:name="co19" style:family="table-column">
      <style:table-column-properties fo:break-before="auto" style:column-width="10.12mm"/>
    </style:style>
    <style:style style:name="co20" style:family="table-column">
      <style:table-column-properties fo:break-before="auto" style:column-width="22.35mm"/>
    </style:style>
    <style:style style:name="co21" style:family="table-column">
      <style:table-column-properties fo:break-before="auto" style:column-width="107mm"/>
    </style:style>
    <style:style style:name="co22" style:family="table-column">
      <style:table-column-properties fo:break-before="auto" style:column-width="40.16mm"/>
    </style:style>
    <style:style style:name="co23" style:family="table-column">
      <style:table-column-properties fo:break-before="auto" style:column-width="27.76mm"/>
    </style:style>
    <style:style style:name="co24" style:family="table-column">
      <style:table-column-properties fo:break-before="auto" style:column-width="15.35mm"/>
    </style:style>
    <style:style style:name="co25" style:family="table-column">
      <style:table-column-properties fo:break-before="auto" style:column-width="8.2mm"/>
    </style:style>
    <style:style style:name="co26" style:family="table-column">
      <style:table-column-properties fo:break-before="auto" style:column-width="21.7mm"/>
    </style:style>
    <style:style style:name="co27" style:family="table-column">
      <style:table-column-properties fo:break-before="auto" style:column-width="21.33mm"/>
    </style:style>
    <style:style style:name="co28" style:family="table-column">
      <style:table-column-properties fo:break-before="auto" style:column-width="19.44mm"/>
    </style:style>
    <style:style style:name="co29" style:family="table-column">
      <style:table-column-properties fo:break-before="auto" style:column-width="19.17mm"/>
    </style:style>
    <style:style style:name="co30" style:family="table-column">
      <style:table-column-properties fo:break-before="auto" style:column-width="19.83mm"/>
    </style:style>
    <style:style style:name="co31" style:family="table-column">
      <style:table-column-properties fo:break-before="auto" style:column-width="8.01mm"/>
    </style:style>
    <style:style style:name="co32" style:family="table-column">
      <style:table-column-properties fo:break-before="auto" style:column-width="22.6mm"/>
    </style:style>
    <style:style style:name="co33" style:family="table-column">
      <style:table-column-properties fo:break-before="auto" style:column-width="10.85mm"/>
    </style:style>
    <style:style style:name="co34" style:family="table-column">
      <style:table-column-properties fo:break-before="auto" style:column-width="31.56mm"/>
    </style:style>
    <style:style style:name="co35" style:family="table-column">
      <style:table-column-properties fo:break-before="auto" style:column-width="63.11mm"/>
    </style:style>
    <style:style style:name="co36" style:family="table-column">
      <style:table-column-properties fo:break-before="auto" style:column-width="24.09mm"/>
    </style:style>
    <style:style style:name="co37" style:family="table-column">
      <style:table-column-properties fo:break-before="auto" style:column-width="55.09mm"/>
    </style:style>
    <style:style style:name="co38" style:family="table-column">
      <style:table-column-properties fo:break-before="auto" style:column-width="95.46mm"/>
    </style:style>
    <style:style style:name="co39"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12.5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table-cell-properties style:text-align-source="fix" style:repeat-content="false" fo:wrap-option="no-wrap" fo:border="0.06pt solid #000000" style:direction="ltr" style:rotation-angle="9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0"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center" fo:margin-left="0mm"/>
    </style:style>
    <style:style style:name="ce32"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fo:border="0.06pt solid #000000"/>
      <style:paragraph-properties fo:text-align="center" fo:margin-left="0mm"/>
    </style:style>
    <style:style style:name="ce45"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6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table-cell-properties fo:border="0.06pt solid #000000"/>
    </style:style>
    <style:style style:name="ce74"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78"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27" style:family="table-cell" style:parent-style-name="Default">
      <style:table-cell-properties fo:border="0.06pt solid #000000"/>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27"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5"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39"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40" style:family="table-cell" style:parent-style-name="Default" style:data-style-name="N80">
      <style:table-cell-properties style:text-align-source="fix" style:repeat-content="false"/>
      <style:paragraph-properties fo:text-align="center" fo:margin-left="0mm"/>
    </style:style>
    <style:style style:name="ce141"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4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97" style:family="table-cell" style:parent-style-name="Default">
      <style:table-cell-properties style:text-align-source="fix" style:repeat-content="false"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9" style:family="table-cell" style:parent-style-name="Default">
      <style:table-cell-properties fo:border="0.06pt solid #000000" style:rotation-angle="90" style:vertical-align="middle"/>
    </style:style>
    <style:style style:name="ce200" style:family="table-cell" style:parent-style-name="Default">
      <style:table-cell-properties style:text-align-source="fix" style:repeat-content="false" fo:border="0.06pt solid #000000" style:rotation-angle="90" style:vertical-align="middle"/>
      <style:paragraph-properties fo:text-align="center" fo:margin-left="0mm"/>
    </style:style>
    <style:style style:name="ce201" style:family="table-cell" style:parent-style-name="Default">
      <style:table-cell-properties style:text-align-source="fix" style:repeat-content="false"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style:rotation-angle="90" style:vertical-align="middle"/>
      <style:paragraph-properties fo:text-align="center" fo:margin-left="0mm"/>
    </style:style>
    <style:style style:name="ce203" style:family="table-cell" style:parent-style-name="Default">
      <style:table-cell-properties style:text-align-source="fix" style:repeat-content="false"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04"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mm" style:writing-mode="page"/>
    </style:style>
    <style:style style:name="ce205" style:family="table-cell" style:parent-style-name="Default">
      <style:table-cell-properties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style:vertical-align="middle"/>
    </style:style>
    <style:style style:name="ce208" style:family="table-cell" style:parent-style-name="Default">
      <style:table-cell-properties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209"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10" style:family="table-cell" style:parent-style-name="Default">
      <style:table-cell-properties style:vertical-align="middle"/>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12" style:family="table-cell" style:parent-style-name="Default">
      <style:table-cell-properties fo:border="0.06pt solid #000000" style:vertical-align="middle"/>
    </style:style>
    <style:style style:name="ce213" style:family="table-cell" style:parent-style-name="Default" style:data-style-name="N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style:text-align-source="fix" style:repeat-content="false" style:vertical-align="middle"/>
      <style:paragraph-properties fo:text-align="start" fo:margin-left="0mm"/>
    </style:style>
    <style:style style:name="ce2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216" style:family="table-cell" style:parent-style-name="Default">
      <style:table-cell-properties style:vertical-align="middle"/>
      <style:text-properties style:font-name="Arial" fo:font-size="11pt" style:font-size-asian="11pt" style:font-size-complex="11pt"/>
    </style:style>
    <style:style style:name="ce217" style:family="table-cell" style:parent-style-name="Default">
      <style:table-cell-properties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18" style:family="table-cell" style:parent-style-name="Default">
      <style:table-cell-properties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19" style:family="table-cell" style:parent-style-name="Default">
      <style:table-cell-properties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220" style:family="table-cell" style:parent-style-name="Default" style:data-style-name="N0">
      <style:table-cell-properties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number-columns-repeated="4" table:default-cell-style-name="ce2"/>
        <table:table-column table:style-name="co8" table:number-columns-repeated="6" table:default-cell-style-name="ce4"/>
        <table:table-column table:style-name="co9" table:default-cell-style-name="ce4"/>
        <table:table-column table:style-name="co9" table:default-cell-style-name="ce2"/>
        <table:table-column table:style-name="co3" table:default-cell-style-name="ce2"/>
        <table:table-column table:style-name="co10" table:number-columns-repeated="3" table:default-cell-style-name="ce4"/>
        <table:table-column table:style-name="co3" table:number-columns-repeated="2" table:default-cell-style-name="ce4"/>
        <table:table-column table:style-name="co11" table:default-cell-style-name="ce73"/>
        <table:table-column table:style-name="co3" table:number-columns-repeated="2" table:default-cell-style-name="ce4"/>
        <table:table-column table:style-name="co12" table:default-cell-style-name="ce4"/>
        <table:table-column table:style-name="co13" table:default-cell-style-name="ce4"/>
        <table:table-column table:style-name="co14" table:default-cell-style-name="ce73"/>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0" table:number-columns-repeated="965" table:default-cell-style-name="ce4"/>
        <table:table-column table:style-name="co10" table:number-columns-repeated="27" table:default-cell-style-name="Default"/>
        <table:table-row table:style-name="ro3">
          <table:table-cell/>
          <table:table-cell table:style-name="ce30" office:value-type="string" calcext:value-type="string" table:number-columns-spanned="2" table:number-rows-spanned="2">
            <text:p>Character Categories</text:p>
          </table:table-cell>
          <table:covered-table-cell table:style-name="ce64"/>
          <table:table-cell table:style-name="ce81" office:value-type="string" calcext:value-type="string" table:number-columns-spanned="13" table:number-rows-spanned="1">
            <text:p>Jawaban</text:p>
          </table:table-cell>
          <table:covered-table-cell table:number-columns-repeated="4" table:style-name="ce91"/>
          <table:covered-table-cell table:style-name="ce64"/>
          <table:covered-table-cell table:number-columns-repeated="6" table:style-name="ce55"/>
          <table:covered-table-cell table:style-name="ce76"/>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91"/>
        </table:table-row>
        <table:table-row table:style-name="ro3">
          <table:table-cell/>
          <table:covered-table-cell table:style-name="ce29"/>
          <table:covered-table-cell table:style-name="ce64"/>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91" office:value-type="string" calcext:value-type="string" table:number-columns-spanned="2" table:number-rows-spanned="1">
            <text:p>Logika jawaban</text:p>
          </table:table-cell>
          <table:covered-table-cell table:style-name="ce91"/>
          <table:table-cell table:style-name="ce6" table:number-columns-repeated="2"/>
          <table:table-cell table:style-name="ce72"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table:style-name="ce6" office:value-type="float" office:value="0" calcext:value-type="float">
            <text:p>0</text:p>
          </table:table-cell>
          <table:table-cell table:style-name="ce6" table:number-columns-repeated="864"/>
          <table:table-cell table:number-columns-repeated="27"/>
        </table:table-row>
        <table:table-row table:style-name="ro3">
          <table:table-cell table:style-name="ce14" office:value-type="string" calcext:value-type="string" table:number-columns-spanned="1" table:number-rows-spanned="37">
            <text:p>Scope Of Indicators</text:p>
          </table:table-cell>
          <table:table-cell table:style-name="ce30" office:value-type="string" calcext:value-type="string" table:number-columns-spanned="2" table:number-rows-spanned="1">
            <text:p>Novelty-seeking</text:p>
          </table:table-cell>
          <table:covered-table-cell table:style-name="ce51"/>
          <table:table-cell table:style-name="ce8" table:number-columns-repeated="11"/>
          <table:table-cell table:style-name="ce8" table:formula="of:=COUNT([.O4:.O7])" office:value-type="float" office:value="4" calcext:value-type="float">
            <text:p>4</text:p>
          </table:table-cell>
          <table:table-cell table:style-name="ce8" table:formula="of:=SUM([.P4:.P7])/[.O3]" office:value-type="float" office:value="5" calcext:value-type="float">
            <text:p>5</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1" office:value-type="float" office:value="0" calcext:value-type="float">
            <text:p>0</text:p>
          </table:table-cell>
          <table:table-cell table:number-columns-repeated="891"/>
        </table:table-row>
        <table:table-row table:style-name="ro3">
          <table:covered-table-cell table:style-name="ce19"/>
          <table:table-cell table:style-name="ce32" office:value-type="string" calcext:value-type="string">
            <text:p>NS1</text:p>
          </table:table-cell>
          <table:table-cell table:style-name="ce74"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jawaban peserta'.$O$241];[.$C4];[$'jawaban peserta'.$B$2:$'jawaban peserta'.$B$241])/[.$O4]" office:value-type="float" office:value="5" calcext:value-type="float">
            <text:p>5</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8-25" calcext:value-type="date">
            <text:p>25. Aug. 2018</text:p>
          </table:table-cell>
          <table:table-cell table:number-columns-repeated="1001"/>
        </table:table-row>
        <table:table-row table:style-name="ro3">
          <table:covered-table-cell table:style-name="ce19"/>
          <table:table-cell table:style-name="ce32" office:value-type="string" calcext:value-type="string">
            <text:p>NS2</text:p>
          </table:table-cell>
          <table:table-cell table:style-name="ce74"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jawaban peserta'.$O$241];[.$C5];[$'jawaban peserta'.$B$2:$'jawaban peserta'.$B$241])/[.$O5]" office:value-type="float" office:value="5" calcext:value-type="float">
            <text:p>5</text:p>
          </table:table-cell>
          <table:table-cell/>
          <table:table-cell table:number-columns-repeated="2" table:style-name="ce42" office:value-type="float" office:value="3" calcext:value-type="float">
            <text:p>3</text:p>
          </table:table-cell>
          <table:table-cell table:number-columns-repeated="1005"/>
        </table:table-row>
        <table:table-row table:style-name="ro3">
          <table:covered-table-cell table:style-name="ce19"/>
          <table:table-cell table:style-name="ce32" office:value-type="string" calcext:value-type="string">
            <text:p>NS3</text:p>
          </table:table-cell>
          <table:table-cell table:style-name="ce74"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jawaban peserta'.$O$241];[.$C6];[$'jawaban peserta'.$B$2:$'jawaban peserta'.$B$241])/[.$O6]" office:value-type="float" office:value="5" calcext:value-type="float">
            <text:p>5</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covered-table-cell table:style-name="ce19"/>
          <table:table-cell table:style-name="ce32" office:value-type="string" calcext:value-type="string">
            <text:p>NS4</text:p>
          </table:table-cell>
          <table:table-cell table:style-name="ce74"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jawaban peserta'.$O$241];[.$C7];[$'jawaban peserta'.$B$2:$'jawaban peserta'.$B$241])/[.$O7]" office:value-type="float" office:value="5" calcext:value-type="float">
            <text:p>5</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covered-table-cell table:style-name="ce19"/>
          <table:table-cell table:style-name="ce30" office:value-type="string" calcext:value-type="string" table:number-columns-spanned="2" table:number-rows-spanned="1">
            <text:p>Harm Avoidance</text:p>
          </table:table-cell>
          <table:covered-table-cell table:style-name="ce74"/>
          <table:table-cell table:style-name="ce46" table:number-columns-repeated="11"/>
          <table:table-cell table:style-name="ce8" table:formula="of:=COUNT([.O9:.O12])" office:value-type="float" office:value="4" calcext:value-type="float">
            <text:p>4</text:p>
          </table:table-cell>
          <table:table-cell table:style-name="ce8" table:formula="of:=SUM([.P9:.P12])/[.O8]"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1</text:p>
          </table:table-cell>
          <table:table-cell table:style-name="ce74" office:value-type="string" calcext:value-type="string">
            <text:p><text:span text:style-name="T1">Anticipatory worry &amp; pessimism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jawaban peserta'.$O$241];[.$C9];[$'jawaban peserta'.$B$2:$'jawaban peserta'.$B$241])/[.$O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2</text:p>
          </table:table-cell>
          <table:table-cell table:style-name="ce74"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jawaban peserta'.$O$241];[.$C10];[$'jawaban peserta'.$B$2:$'jawaban peserta'.$B$241])/[.$O1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3</text:p>
          </table:table-cell>
          <table:table-cell table:style-name="ce74"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jawaban peserta'.$O$241];[.$C11];[$'jawaban peserta'.$B$2:$'jawaban peserta'.$B$241])/[.$O1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4</text:p>
          </table:table-cell>
          <table:table-cell table:style-name="ce74"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jawaban peserta'.$O$241];[.$C12];[$'jawaban peserta'.$B$2:$'jawaban peserta'.$B$241])/[.$O12]" office:value-type="float" office:value="5" calcext:value-type="float">
            <text:p>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Reward Dependence</text:p>
          </table:table-cell>
          <table:covered-table-cell table:style-name="ce51"/>
          <table:table-cell table:style-name="ce46" table:number-columns-repeated="10"/>
          <table:table-cell table:style-name="ce56"/>
          <table:table-cell table:style-name="ce8" table:formula="of:=COUNT([.O14:.O17])" office:value-type="float" office:value="4" calcext:value-type="float">
            <text:p>4</text:p>
          </table:table-cell>
          <table:table-cell table:style-name="ce8" table:formula="of:=SUM([.P14:.P17])/[.O1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1</text:p>
          </table:table-cell>
          <table:table-cell table:style-name="ce74"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jawaban peserta'.$O$241];[.$C14];[$'jawaban peserta'.$B$2:$'jawaban peserta'.$B$241])/[.$O14]"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2</text:p>
          </table:table-cell>
          <table:table-cell table:style-name="ce74"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jawaban peserta'.$O$241];[.$C15];[$'jawaban peserta'.$B$2:$'jawaban peserta'.$B$241])/[.$O15]"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3</text:p>
          </table:table-cell>
          <table:table-cell table:style-name="ce74"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jawaban peserta'.$O$241];[.$C16];[$'jawaban peserta'.$B$2:$'jawaban peserta'.$B$241])/[.$O1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4</text:p>
          </table:table-cell>
          <table:table-cell table:style-name="ce74"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jawaban peserta'.$O$241];[.$C17];[$'jawaban peserta'.$B$2:$'jawaban peserta'.$B$241])/[.$O17]" office:value-type="float" office:value="5" calcext:value-type="float">
            <text:p>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Persistence</text:p>
          </table:table-cell>
          <table:covered-table-cell table:style-name="ce74"/>
          <table:table-cell table:style-name="ce46" table:number-columns-repeated="10"/>
          <table:table-cell table:style-name="ce56"/>
          <table:table-cell table:style-name="ce8" table:formula="of:=COUNT([.O19:.O22])" office:value-type="float" office:value="4" calcext:value-type="float">
            <text:p>4</text:p>
          </table:table-cell>
          <table:table-cell table:style-name="ce8" table:formula="of:=SUM([.P19:.P22])/[.O18]"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1</text:p>
          </table:table-cell>
          <table:table-cell table:style-name="ce74"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jawaban peserta'.$O$241];[.$C19];[$'jawaban peserta'.$B$2:$'jawaban peserta'.$B$241])/[.$O1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2</text:p>
          </table:table-cell>
          <table:table-cell table:style-name="ce74"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jawaban peserta'.$O$241];[.$C20];[$'jawaban peserta'.$B$2:$'jawaban peserta'.$B$241])/[.$O2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3</text:p>
          </table:table-cell>
          <table:table-cell table:style-name="ce74"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jawaban peserta'.$O$241];[.$C21];[$'jawaban peserta'.$B$2:$'jawaban peserta'.$B$241])/[.$O2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4</text:p>
          </table:table-cell>
          <table:table-cell table:style-name="ce74"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jawaban peserta'.$O$241];[.$C22];[$'jawaban peserta'.$B$2:$'jawaban peserta'.$B$241])/[.$O22]" office:value-type="float" office:value="5" calcext:value-type="float">
            <text:p>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Directedness</text:p>
          </table:table-cell>
          <table:covered-table-cell table:style-name="ce51"/>
          <table:table-cell table:style-name="ce46" table:number-columns-repeated="9"/>
          <table:table-cell table:style-name="ce56"/>
          <table:table-cell table:style-name="ce8"/>
          <table:table-cell table:style-name="ce8" table:formula="of:=COUNT([.O24:.O27])" office:value-type="float" office:value="4" calcext:value-type="float">
            <text:p>4</text:p>
          </table:table-cell>
          <table:table-cell table:style-name="ce8" table:formula="of:=SUM([.P24:.P27])/[.O2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1</text:p>
          </table:table-cell>
          <table:table-cell table:style-name="ce74"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jawaban peserta'.$O$241];[.$C24];[$'jawaban peserta'.$B$2:$'jawaban peserta'.$B$241])/[.$O24]"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2</text:p>
          </table:table-cell>
          <table:table-cell table:style-name="ce74"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jawaban peserta'.$O$241];[.$C25];[$'jawaban peserta'.$B$2:$'jawaban peserta'.$B$241])/[.$O25]"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3</text:p>
          </table:table-cell>
          <table:table-cell table:style-name="ce74"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jawaban peserta'.$O$241];[.$C26];[$'jawaban peserta'.$B$2:$'jawaban peserta'.$B$241])/[.$O2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4</text:p>
          </table:table-cell>
          <table:table-cell table:style-name="ce74"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jawaban peserta'.$O$241];[.$C27];[$'jawaban peserta'.$B$2:$'jawaban peserta'.$B$241])/[.$O27]"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5</text:p>
          </table:table-cell>
          <table:table-cell table:style-name="ce74"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jawaban peserta'.$O$241];[.$C28];[$'jawaban peserta'.$B$2:$'jawaban peserta'.$B$241])/[.$O28]" office:value-type="float" office:value="5" calcext:value-type="float">
            <text:p>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Cooperativeness</text:p>
          </table:table-cell>
          <table:covered-table-cell table:style-name="ce51"/>
          <table:table-cell table:style-name="ce46" table:number-columns-repeated="8"/>
          <table:table-cell table:style-name="ce56" table:number-columns-repeated="3"/>
          <table:table-cell table:style-name="ce8" table:formula="of:=COUNT([.O30:.O33])" office:value-type="float" office:value="4" calcext:value-type="float">
            <text:p>4</text:p>
          </table:table-cell>
          <table:table-cell table:style-name="ce8" table:formula="of:=SUM([.P30:.P33])/[.O2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1</text:p>
          </table:table-cell>
          <table:table-cell table:style-name="ce74"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jawaban peserta'.$O$241];[.$C30];[$'jawaban peserta'.$B$2:$'jawaban peserta'.$B$241])/[.$O3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2</text:p>
          </table:table-cell>
          <table:table-cell table:style-name="ce74"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jawaban peserta'.$O$241];[.$C31];[$'jawaban peserta'.$B$2:$'jawaban peserta'.$B$241])/[.$O3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3</text:p>
          </table:table-cell>
          <table:table-cell table:style-name="ce74"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jawaban peserta'.$O$241];[.$C32];[$'jawaban peserta'.$B$2:$'jawaban peserta'.$B$241])/[.$O32]"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4</text:p>
          </table:table-cell>
          <table:table-cell table:style-name="ce74"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jawaban peserta'.$O$241];[.$C33];[$'jawaban peserta'.$B$2:$'jawaban peserta'.$B$241])/[.$O3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5</text:p>
          </table:table-cell>
          <table:table-cell table:style-name="ce74" office:value-type="string" calcext:value-type="string">
            <text:p><text:span text:style-name="T1">Pure-hearted conscience vs. self-serving 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jawaban peserta'.$O$241];[.$C34];[$'jawaban peserta'.$B$2:$'jawaban peserta'.$B$241])/[.$O34]" office:value-type="float" office:value="5" calcext:value-type="float">
            <text:p>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Tanscendence</text:p>
          </table:table-cell>
          <table:covered-table-cell table:style-name="ce51"/>
          <table:table-cell table:style-name="ce46" table:number-columns-repeated="8"/>
          <table:table-cell table:style-name="ce56" table:number-columns-repeated="3"/>
          <table:table-cell table:style-name="ce8" table:formula="of:=COUNT([.O36:.O39])" office:value-type="float" office:value="4" calcext:value-type="float">
            <text:p>4</text:p>
          </table:table-cell>
          <table:table-cell table:style-name="ce8" table:formula="of:=SUM([.P36:.P39])/[.O35]" office:value-type="float" office:value="3.75" calcext:value-type="float">
            <text:p>3.75</text:p>
          </table:table-cell>
          <table:table-cell table:number-columns-repeated="1008"/>
        </table:table-row>
        <table:table-row table:style-name="ro3">
          <table:covered-table-cell table:style-name="ce19"/>
          <table:table-cell table:style-name="ce32" office:value-type="string" calcext:value-type="string">
            <text:p>ST1</text:p>
          </table:table-cell>
          <table:table-cell table:style-name="ce74"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jawaban peserta'.$O$241];[.$C36];[$'jawaban peserta'.$B$2:$'jawaban peserta'.$B$241])/[.$O3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T2</text:p>
          </table:table-cell>
          <table:table-cell table:style-name="ce74" office:value-type="string" calcext:value-type="string">
            <text:p><text:span text:style-name="T1">Transpersonal identification vs. self-differentiation (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jawaban peserta'.$O$241];[.$C37];[$'jawaban peserta'.$B$2:$'jawaban peserta'.$B$241])/[.$O37]"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T3</text:p>
          </table:table-cell>
          <table:table-cell table:style-name="ce74"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jawaban peserta'.$O$241];[.$C38];[$'jawaban peserta'.$B$2:$'jawaban peserta'.$B$241])/[.$O38]" office:value-type="float" office:value="5" calcext:value-type="float">
            <text:p>5</text:p>
          </table:table-cell>
          <table:table-cell table:number-columns-repeated="1008"/>
        </table:table-row>
        <table:table-row table:style-name="ro3">
          <table:covered-table-cell table:style-name="ce23"/>
          <table:table-cell table:style-name="ce97"/>
          <table:table-cell table:style-name="ce74"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formula="of:=IF(SUMIF([$'jawaban peserta'.$O$2:$'jawaban peserta'.$O$241];[.$C39];[$'jawaban peserta'.$B$2:$'jawaban peserta'.$B$241])=15;&quot;Kandidat Mengisi dengan sungguh-sungguh&quot;;&quot;Kandidat asal menjawab&quot;)" office:value-type="string" office:string-value="Kandidat asal menjawab" calcext:value-type="string">
            <text:p>Kandidat asal menjawab</text:p>
          </table:table-cell>
          <table:table-cell table:number-columns-repeated="1008"/>
        </table:table-row>
        <table:table-row table:style-name="ro3">
          <table:table-cell/>
          <table:table-cell table:style-name="ce45"/>
          <table:table-cell table:style-name="ce75" table:number-columns-repeated="2"/>
          <table:table-cell table:style-name="Default" table:number-columns-repeated="9"/>
          <table:table-cell/>
          <table:table-cell table:style-name="ce2"/>
          <table:table-cell table:style-name="Default"/>
          <table:table-cell table:number-columns-repeated="1008"/>
        </table:table-row>
        <table:table-row table:style-name="ro3">
          <table:table-cell/>
          <table:table-cell table:style-name="ce37"/>
          <table:table-cell table:style-name="Default" table:number-columns-repeated="9"/>
          <table:table-cell table:number-columns-repeated="3"/>
          <table:table-cell table:style-name="ce2"/>
          <table:table-cell table:number-columns-repeated="1009"/>
        </table:table-row>
        <table:table-row table:style-name="ro3">
          <table:table-cell/>
          <table:table-cell table:style-name="ce45"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44"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table-cell table:style-name="ce50"/>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number-rows-repeated="2">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75"/>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style-name="ce75"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5"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19" table:default-cell-style-name="ce37"/>
        <table:table-column table:style-name="co10" table:default-cell-style-name="ce37"/>
        <table:table-column table:style-name="co20" table:default-cell-style-name="ce100"/>
        <table:table-column table:style-name="co8" table:visibility="collapse" table:number-columns-repeated="11" table:default-cell-style-name="Default"/>
        <table:table-column table:style-name="co21" table:default-cell-style-name="Default"/>
        <table:table-column table:style-name="co22" table:default-cell-style-name="ce86"/>
        <table:table-column table:style-name="co23" table:default-cell-style-name="ce87"/>
        <table:table-column table:style-name="co3" table:default-cell-style-name="ce87"/>
        <table:table-column table:style-name="co3" table:default-cell-style-name="Default"/>
        <table:table-column table:style-name="co24" table:default-cell-style-name="Default"/>
        <table:table-column table:style-name="co8" table:number-columns-repeated="240" table:default-cell-style-name="Default"/>
        <table:table-column table:style-name="co10" table:number-columns-repeated="764" table:default-cell-style-name="Default"/>
        <table:table-row table:style-name="ro3">
          <table:table-cell table:style-name="ce29" office:value-type="string" calcext:value-type="string">
            <text:p>No</text:p>
          </table:table-cell>
          <table:table-cell table:style-name="ce29"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table-cell table:style-name="ce27" office:value-type="string" calcext:value-type="string">
            <text:p>No</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29" office:value-type="float" office:value="14" calcext:value-type="float">
            <text:p>14</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7" calcext:value-type="float">
            <text:p>17</text:p>
          </table:table-cell>
          <table:table-cell table:style-name="ce29" office:value-type="float" office:value="18" calcext:value-type="float">
            <text:p>18</text:p>
          </table:table-cell>
          <table:table-cell table:style-name="ce29" office:value-type="float" office:value="19" calcext:value-type="float">
            <text:p>19</text:p>
          </table:table-cell>
          <table:table-cell table:style-name="ce29" office:value-type="float" office:value="20" calcext:value-type="float">
            <text:p>20</text:p>
          </table:table-cell>
          <table:table-cell table:style-name="ce29" office:value-type="float" office:value="21" calcext:value-type="float">
            <text:p>21</text:p>
          </table:table-cell>
          <table:table-cell table:style-name="ce29" office:value-type="float" office:value="22" calcext:value-type="float">
            <text:p>22</text:p>
          </table:table-cell>
          <table:table-cell table:style-name="ce29" office:value-type="float" office:value="23" calcext:value-type="float">
            <text:p>23</text:p>
          </table:table-cell>
          <table:table-cell table:style-name="ce29" office:value-type="float" office:value="24" calcext:value-type="float">
            <text:p>24</text:p>
          </table:table-cell>
          <table:table-cell table:style-name="ce29" office:value-type="float" office:value="25" calcext:value-type="float">
            <text:p>25</text:p>
          </table:table-cell>
          <table:table-cell table:style-name="ce29" office:value-type="float" office:value="26" calcext:value-type="float">
            <text:p>26</text:p>
          </table:table-cell>
          <table:table-cell table:style-name="ce29" office:value-type="float" office:value="27" calcext:value-type="float">
            <text:p>27</text:p>
          </table:table-cell>
          <table:table-cell table:style-name="ce29" office:value-type="float" office:value="28" calcext:value-type="float">
            <text:p>28</text:p>
          </table:table-cell>
          <table:table-cell table:style-name="ce29" office:value-type="float" office:value="29" calcext:value-type="float">
            <text:p>29</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29" office:value-type="float" office:value="32" calcext:value-type="float">
            <text:p>32</text:p>
          </table:table-cell>
          <table:table-cell table:style-name="ce29" office:value-type="float" office:value="33" calcext:value-type="float">
            <text:p>33</text:p>
          </table:table-cell>
          <table:table-cell table:style-name="ce29" office:value-type="float" office:value="34" calcext:value-type="float">
            <text:p>34</text:p>
          </table:table-cell>
          <table:table-cell table:style-name="ce29" office:value-type="float" office:value="35" calcext:value-type="float">
            <text:p>35</text:p>
          </table:table-cell>
          <table:table-cell table:style-name="ce29" office:value-type="float" office:value="36" calcext:value-type="float">
            <text:p>36</text:p>
          </table:table-cell>
          <table:table-cell table:style-name="ce29" office:value-type="float" office:value="37" calcext:value-type="float">
            <text:p>37</text:p>
          </table:table-cell>
          <table:table-cell table:style-name="ce29" office:value-type="float" office:value="38" calcext:value-type="float">
            <text:p>38</text:p>
          </table:table-cell>
          <table:table-cell table:style-name="ce29" office:value-type="float" office:value="39" calcext:value-type="float">
            <text:p>39</text:p>
          </table:table-cell>
          <table:table-cell table:style-name="ce29" office:value-type="float" office:value="40" calcext:value-type="float">
            <text:p>40</text:p>
          </table:table-cell>
          <table:table-cell table:style-name="ce29" office:value-type="float" office:value="41" calcext:value-type="float">
            <text:p>41</text:p>
          </table:table-cell>
          <table:table-cell table:style-name="ce29" office:value-type="float" office:value="42" calcext:value-type="float">
            <text:p>42</text:p>
          </table:table-cell>
          <table:table-cell table:style-name="ce29" office:value-type="float" office:value="43" calcext:value-type="float">
            <text:p>43</text:p>
          </table:table-cell>
          <table:table-cell table:style-name="ce29" office:value-type="float" office:value="44" calcext:value-type="float">
            <text:p>44</text:p>
          </table:table-cell>
          <table:table-cell table:style-name="ce29" office:value-type="float" office:value="45" calcext:value-type="float">
            <text:p>45</text:p>
          </table:table-cell>
          <table:table-cell table:style-name="ce29" office:value-type="float" office:value="46" calcext:value-type="float">
            <text:p>46</text:p>
          </table:table-cell>
          <table:table-cell table:style-name="ce29" office:value-type="float" office:value="47" calcext:value-type="float">
            <text:p>47</text:p>
          </table:table-cell>
          <table:table-cell table:style-name="ce29" office:value-type="float" office:value="48" calcext:value-type="float">
            <text:p>4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51" calcext:value-type="float">
            <text:p>51</text:p>
          </table:table-cell>
          <table:table-cell table:style-name="ce29" office:value-type="float" office:value="52" calcext:value-type="float">
            <text:p>52</text:p>
          </table:table-cell>
          <table:table-cell table:style-name="ce29" office:value-type="float" office:value="53" calcext:value-type="float">
            <text:p>53</text:p>
          </table:table-cell>
          <table:table-cell table:style-name="ce29" office:value-type="float" office:value="54" calcext:value-type="float">
            <text:p>54</text:p>
          </table:table-cell>
          <table:table-cell table:style-name="ce29" office:value-type="float" office:value="55" calcext:value-type="float">
            <text:p>55</text:p>
          </table:table-cell>
          <table:table-cell table:style-name="ce29" office:value-type="float" office:value="56" calcext:value-type="float">
            <text:p>56</text:p>
          </table:table-cell>
          <table:table-cell table:style-name="ce29" office:value-type="float" office:value="57" calcext:value-type="float">
            <text:p>57</text:p>
          </table:table-cell>
          <table:table-cell table:style-name="ce29" office:value-type="float" office:value="58" calcext:value-type="float">
            <text:p>58</text:p>
          </table:table-cell>
          <table:table-cell table:style-name="ce29" office:value-type="float" office:value="59" calcext:value-type="float">
            <text:p>59</text:p>
          </table:table-cell>
          <table:table-cell table:style-name="ce29" office:value-type="float" office:value="60" calcext:value-type="float">
            <text:p>60</text:p>
          </table:table-cell>
          <table:table-cell table:style-name="ce29" office:value-type="float" office:value="61" calcext:value-type="float">
            <text:p>61</text:p>
          </table:table-cell>
          <table:table-cell table:style-name="ce29" office:value-type="float" office:value="62" calcext:value-type="float">
            <text:p>62</text:p>
          </table:table-cell>
          <table:table-cell table:style-name="ce29" office:value-type="float" office:value="63" calcext:value-type="float">
            <text:p>63</text:p>
          </table:table-cell>
          <table:table-cell table:style-name="ce29" office:value-type="float" office:value="64" calcext:value-type="float">
            <text:p>64</text:p>
          </table:table-cell>
          <table:table-cell table:style-name="ce29" office:value-type="float" office:value="65" calcext:value-type="float">
            <text:p>65</text:p>
          </table:table-cell>
          <table:table-cell table:style-name="ce29" office:value-type="float" office:value="66" calcext:value-type="float">
            <text:p>66</text:p>
          </table:table-cell>
          <table:table-cell table:style-name="ce29" office:value-type="float" office:value="67" calcext:value-type="float">
            <text:p>67</text:p>
          </table:table-cell>
          <table:table-cell table:style-name="ce29" office:value-type="float" office:value="68" calcext:value-type="float">
            <text:p>68</text:p>
          </table:table-cell>
          <table:table-cell table:style-name="ce29" office:value-type="float" office:value="69" calcext:value-type="float">
            <text:p>69</text:p>
          </table:table-cell>
          <table:table-cell table:style-name="ce29" office:value-type="float" office:value="70" calcext:value-type="float">
            <text:p>70</text:p>
          </table:table-cell>
          <table:table-cell table:style-name="ce29" office:value-type="float" office:value="71" calcext:value-type="float">
            <text:p>71</text:p>
          </table:table-cell>
          <table:table-cell table:style-name="ce29" office:value-type="float" office:value="72" calcext:value-type="float">
            <text:p>72</text:p>
          </table:table-cell>
          <table:table-cell table:style-name="ce29" office:value-type="float" office:value="73" calcext:value-type="float">
            <text:p>73</text:p>
          </table:table-cell>
          <table:table-cell table:style-name="ce29" office:value-type="float" office:value="74" calcext:value-type="float">
            <text:p>74</text:p>
          </table:table-cell>
          <table:table-cell table:style-name="ce29" office:value-type="float" office:value="75" calcext:value-type="float">
            <text:p>75</text:p>
          </table:table-cell>
          <table:table-cell table:style-name="ce29" office:value-type="float" office:value="76" calcext:value-type="float">
            <text:p>76</text:p>
          </table:table-cell>
          <table:table-cell table:style-name="ce29" office:value-type="float" office:value="77" calcext:value-type="float">
            <text:p>77</text:p>
          </table:table-cell>
          <table:table-cell table:style-name="ce29" office:value-type="float" office:value="78" calcext:value-type="float">
            <text:p>78</text:p>
          </table:table-cell>
          <table:table-cell table:style-name="ce29" office:value-type="float" office:value="79" calcext:value-type="float">
            <text:p>79</text:p>
          </table:table-cell>
          <table:table-cell table:style-name="ce29" office:value-type="float" office:value="80" calcext:value-type="float">
            <text:p>80</text:p>
          </table:table-cell>
          <table:table-cell table:style-name="ce29" office:value-type="float" office:value="81" calcext:value-type="float">
            <text:p>81</text:p>
          </table:table-cell>
          <table:table-cell table:style-name="ce29" office:value-type="float" office:value="82" calcext:value-type="float">
            <text:p>82</text:p>
          </table:table-cell>
          <table:table-cell table:style-name="ce29" office:value-type="float" office:value="83" calcext:value-type="float">
            <text:p>83</text:p>
          </table:table-cell>
          <table:table-cell table:style-name="ce29" office:value-type="float" office:value="84" calcext:value-type="float">
            <text:p>84</text:p>
          </table:table-cell>
          <table:table-cell table:style-name="ce29" office:value-type="float" office:value="85" calcext:value-type="float">
            <text:p>85</text:p>
          </table:table-cell>
          <table:table-cell table:style-name="ce29" office:value-type="float" office:value="86" calcext:value-type="float">
            <text:p>86</text:p>
          </table:table-cell>
          <table:table-cell table:style-name="ce29" office:value-type="float" office:value="87" calcext:value-type="float">
            <text:p>87</text:p>
          </table:table-cell>
          <table:table-cell table:style-name="ce29" office:value-type="float" office:value="88" calcext:value-type="float">
            <text:p>88</text:p>
          </table:table-cell>
          <table:table-cell table:style-name="ce29" office:value-type="float" office:value="89" calcext:value-type="float">
            <text:p>89</text:p>
          </table:table-cell>
          <table:table-cell table:style-name="ce29" office:value-type="float" office:value="90" calcext:value-type="float">
            <text:p>90</text:p>
          </table:table-cell>
          <table:table-cell table:style-name="ce29" office:value-type="float" office:value="91" calcext:value-type="float">
            <text:p>91</text:p>
          </table:table-cell>
          <table:table-cell table:style-name="ce29" office:value-type="float" office:value="92" calcext:value-type="float">
            <text:p>92</text:p>
          </table:table-cell>
          <table:table-cell table:style-name="ce29" office:value-type="float" office:value="93" calcext:value-type="float">
            <text:p>93</text:p>
          </table:table-cell>
          <table:table-cell table:style-name="ce29" office:value-type="float" office:value="94" calcext:value-type="float">
            <text:p>94</text:p>
          </table:table-cell>
          <table:table-cell table:style-name="ce29" office:value-type="float" office:value="95" calcext:value-type="float">
            <text:p>95</text:p>
          </table:table-cell>
          <table:table-cell table:style-name="ce29" office:value-type="float" office:value="96" calcext:value-type="float">
            <text:p>96</text:p>
          </table:table-cell>
          <table:table-cell table:style-name="ce29" office:value-type="float" office:value="97" calcext:value-type="float">
            <text:p>97</text:p>
          </table:table-cell>
          <table:table-cell table:style-name="ce29" office:value-type="float" office:value="98" calcext:value-type="float">
            <text:p>98</text:p>
          </table:table-cell>
          <table:table-cell table:style-name="ce29" office:value-type="float" office:value="99" calcext:value-type="float">
            <text:p>99</text:p>
          </table:table-cell>
          <table:table-cell table:style-name="ce29" office:value-type="float" office:value="100" calcext:value-type="float">
            <text:p>100</text:p>
          </table:table-cell>
          <table:table-cell table:style-name="ce29" office:value-type="float" office:value="101" calcext:value-type="float">
            <text:p>101</text:p>
          </table:table-cell>
          <table:table-cell table:style-name="ce29" office:value-type="float" office:value="102" calcext:value-type="float">
            <text:p>102</text:p>
          </table:table-cell>
          <table:table-cell table:style-name="ce29" office:value-type="float" office:value="103" calcext:value-type="float">
            <text:p>103</text:p>
          </table:table-cell>
          <table:table-cell table:style-name="ce29" office:value-type="float" office:value="104" calcext:value-type="float">
            <text:p>104</text:p>
          </table:table-cell>
          <table:table-cell table:style-name="ce29" office:value-type="float" office:value="105" calcext:value-type="float">
            <text:p>105</text:p>
          </table:table-cell>
          <table:table-cell table:style-name="ce29" office:value-type="float" office:value="106" calcext:value-type="float">
            <text:p>106</text:p>
          </table:table-cell>
          <table:table-cell table:style-name="ce29" office:value-type="float" office:value="107" calcext:value-type="float">
            <text:p>107</text:p>
          </table:table-cell>
          <table:table-cell table:style-name="ce29" office:value-type="float" office:value="108" calcext:value-type="float">
            <text:p>108</text:p>
          </table:table-cell>
          <table:table-cell table:style-name="ce29" office:value-type="float" office:value="109" calcext:value-type="float">
            <text:p>109</text:p>
          </table:table-cell>
          <table:table-cell table:style-name="ce29" office:value-type="float" office:value="110" calcext:value-type="float">
            <text:p>110</text:p>
          </table:table-cell>
          <table:table-cell table:style-name="ce29" office:value-type="float" office:value="111" calcext:value-type="float">
            <text:p>111</text:p>
          </table:table-cell>
          <table:table-cell table:style-name="ce29" office:value-type="float" office:value="112" calcext:value-type="float">
            <text:p>112</text:p>
          </table:table-cell>
          <table:table-cell table:style-name="ce29" office:value-type="float" office:value="113" calcext:value-type="float">
            <text:p>113</text:p>
          </table:table-cell>
          <table:table-cell table:style-name="ce29" office:value-type="float" office:value="114" calcext:value-type="float">
            <text:p>114</text:p>
          </table:table-cell>
          <table:table-cell table:style-name="ce29" office:value-type="float" office:value="115" calcext:value-type="float">
            <text:p>115</text:p>
          </table:table-cell>
          <table:table-cell table:style-name="ce29" office:value-type="float" office:value="116" calcext:value-type="float">
            <text:p>116</text:p>
          </table:table-cell>
          <table:table-cell table:style-name="ce29" office:value-type="float" office:value="117" calcext:value-type="float">
            <text:p>117</text:p>
          </table:table-cell>
          <table:table-cell table:style-name="ce29" office:value-type="float" office:value="118" calcext:value-type="float">
            <text:p>118</text:p>
          </table:table-cell>
          <table:table-cell table:style-name="ce29" office:value-type="float" office:value="119" calcext:value-type="float">
            <text:p>119</text:p>
          </table:table-cell>
          <table:table-cell table:style-name="ce29" office:value-type="float" office:value="120" calcext:value-type="float">
            <text:p>120</text:p>
          </table:table-cell>
          <table:table-cell table:style-name="ce29" office:value-type="float" office:value="121" calcext:value-type="float">
            <text:p>121</text:p>
          </table:table-cell>
          <table:table-cell table:style-name="ce29" office:value-type="float" office:value="122" calcext:value-type="float">
            <text:p>122</text:p>
          </table:table-cell>
          <table:table-cell table:style-name="ce29" office:value-type="float" office:value="123" calcext:value-type="float">
            <text:p>123</text:p>
          </table:table-cell>
          <table:table-cell table:style-name="ce29" office:value-type="float" office:value="124" calcext:value-type="float">
            <text:p>124</text:p>
          </table:table-cell>
          <table:table-cell table:style-name="ce29" office:value-type="float" office:value="125" calcext:value-type="float">
            <text:p>125</text:p>
          </table:table-cell>
          <table:table-cell table:style-name="ce29" office:value-type="float" office:value="126" calcext:value-type="float">
            <text:p>126</text:p>
          </table:table-cell>
          <table:table-cell table:style-name="ce29" office:value-type="float" office:value="127" calcext:value-type="float">
            <text:p>127</text:p>
          </table:table-cell>
          <table:table-cell table:style-name="ce29" office:value-type="float" office:value="128" calcext:value-type="float">
            <text:p>128</text:p>
          </table:table-cell>
          <table:table-cell table:style-name="ce29" office:value-type="float" office:value="129" calcext:value-type="float">
            <text:p>129</text:p>
          </table:table-cell>
          <table:table-cell table:style-name="ce29" office:value-type="float" office:value="130" calcext:value-type="float">
            <text:p>130</text:p>
          </table:table-cell>
          <table:table-cell table:style-name="ce29" office:value-type="float" office:value="131" calcext:value-type="float">
            <text:p>131</text:p>
          </table:table-cell>
          <table:table-cell table:style-name="ce29" office:value-type="float" office:value="132" calcext:value-type="float">
            <text:p>132</text:p>
          </table:table-cell>
          <table:table-cell table:style-name="ce29" office:value-type="float" office:value="133" calcext:value-type="float">
            <text:p>133</text:p>
          </table:table-cell>
          <table:table-cell table:style-name="ce29" office:value-type="float" office:value="134" calcext:value-type="float">
            <text:p>134</text:p>
          </table:table-cell>
          <table:table-cell table:style-name="ce29" office:value-type="float" office:value="135" calcext:value-type="float">
            <text:p>135</text:p>
          </table:table-cell>
          <table:table-cell table:style-name="ce29" office:value-type="float" office:value="136" calcext:value-type="float">
            <text:p>136</text:p>
          </table:table-cell>
          <table:table-cell table:style-name="ce29" office:value-type="float" office:value="137" calcext:value-type="float">
            <text:p>137</text:p>
          </table:table-cell>
          <table:table-cell table:style-name="ce29" office:value-type="float" office:value="138" calcext:value-type="float">
            <text:p>138</text:p>
          </table:table-cell>
          <table:table-cell table:style-name="ce29" office:value-type="float" office:value="139" calcext:value-type="float">
            <text:p>139</text:p>
          </table:table-cell>
          <table:table-cell table:style-name="ce29" office:value-type="float" office:value="140" calcext:value-type="float">
            <text:p>140</text:p>
          </table:table-cell>
          <table:table-cell table:style-name="ce29" office:value-type="float" office:value="141" calcext:value-type="float">
            <text:p>141</text:p>
          </table:table-cell>
          <table:table-cell table:style-name="ce29" office:value-type="float" office:value="142" calcext:value-type="float">
            <text:p>142</text:p>
          </table:table-cell>
          <table:table-cell table:style-name="ce29" office:value-type="float" office:value="143" calcext:value-type="float">
            <text:p>143</text:p>
          </table:table-cell>
          <table:table-cell table:style-name="ce29" office:value-type="float" office:value="144" calcext:value-type="float">
            <text:p>144</text:p>
          </table:table-cell>
          <table:table-cell table:style-name="ce29" office:value-type="float" office:value="145" calcext:value-type="float">
            <text:p>145</text:p>
          </table:table-cell>
          <table:table-cell table:style-name="ce29" office:value-type="float" office:value="146" calcext:value-type="float">
            <text:p>146</text:p>
          </table:table-cell>
          <table:table-cell table:style-name="ce29" office:value-type="float" office:value="147" calcext:value-type="float">
            <text:p>147</text:p>
          </table:table-cell>
          <table:table-cell table:style-name="ce29" office:value-type="float" office:value="148" calcext:value-type="float">
            <text:p>148</text:p>
          </table:table-cell>
          <table:table-cell table:style-name="ce29" office:value-type="float" office:value="149" calcext:value-type="float">
            <text:p>149</text:p>
          </table:table-cell>
          <table:table-cell table:style-name="ce29" office:value-type="float" office:value="150" calcext:value-type="float">
            <text:p>150</text:p>
          </table:table-cell>
          <table:table-cell table:style-name="ce29" office:value-type="float" office:value="151" calcext:value-type="float">
            <text:p>151</text:p>
          </table:table-cell>
          <table:table-cell table:style-name="ce29" office:value-type="float" office:value="152" calcext:value-type="float">
            <text:p>152</text:p>
          </table:table-cell>
          <table:table-cell table:style-name="ce29" office:value-type="float" office:value="153" calcext:value-type="float">
            <text:p>153</text:p>
          </table:table-cell>
          <table:table-cell table:style-name="ce29" office:value-type="float" office:value="154" calcext:value-type="float">
            <text:p>154</text:p>
          </table:table-cell>
          <table:table-cell table:style-name="ce29" office:value-type="float" office:value="155" calcext:value-type="float">
            <text:p>155</text:p>
          </table:table-cell>
          <table:table-cell table:style-name="ce29" office:value-type="float" office:value="156" calcext:value-type="float">
            <text:p>156</text:p>
          </table:table-cell>
          <table:table-cell table:style-name="ce29" office:value-type="float" office:value="157" calcext:value-type="float">
            <text:p>157</text:p>
          </table:table-cell>
          <table:table-cell table:style-name="ce29" office:value-type="float" office:value="158" calcext:value-type="float">
            <text:p>158</text:p>
          </table:table-cell>
          <table:table-cell table:style-name="ce29" office:value-type="float" office:value="159" calcext:value-type="float">
            <text:p>159</text:p>
          </table:table-cell>
          <table:table-cell table:style-name="ce29" office:value-type="float" office:value="160" calcext:value-type="float">
            <text:p>160</text:p>
          </table:table-cell>
          <table:table-cell table:style-name="ce29" office:value-type="float" office:value="161" calcext:value-type="float">
            <text:p>161</text:p>
          </table:table-cell>
          <table:table-cell table:style-name="ce29" office:value-type="float" office:value="162" calcext:value-type="float">
            <text:p>162</text:p>
          </table:table-cell>
          <table:table-cell table:style-name="ce29" office:value-type="float" office:value="163" calcext:value-type="float">
            <text:p>163</text:p>
          </table:table-cell>
          <table:table-cell table:style-name="ce29" office:value-type="float" office:value="164" calcext:value-type="float">
            <text:p>164</text:p>
          </table:table-cell>
          <table:table-cell table:style-name="ce29" office:value-type="float" office:value="165" calcext:value-type="float">
            <text:p>165</text:p>
          </table:table-cell>
          <table:table-cell table:style-name="ce29" office:value-type="float" office:value="166" calcext:value-type="float">
            <text:p>166</text:p>
          </table:table-cell>
          <table:table-cell table:style-name="ce29" office:value-type="float" office:value="167" calcext:value-type="float">
            <text:p>167</text:p>
          </table:table-cell>
          <table:table-cell table:style-name="ce29" office:value-type="float" office:value="168" calcext:value-type="float">
            <text:p>168</text:p>
          </table:table-cell>
          <table:table-cell table:style-name="ce29" office:value-type="float" office:value="169" calcext:value-type="float">
            <text:p>169</text:p>
          </table:table-cell>
          <table:table-cell table:style-name="ce29" office:value-type="float" office:value="170" calcext:value-type="float">
            <text:p>170</text:p>
          </table:table-cell>
          <table:table-cell table:style-name="ce29" office:value-type="float" office:value="171" calcext:value-type="float">
            <text:p>171</text:p>
          </table:table-cell>
          <table:table-cell table:style-name="ce29" office:value-type="float" office:value="172" calcext:value-type="float">
            <text:p>172</text:p>
          </table:table-cell>
          <table:table-cell table:style-name="ce29" office:value-type="float" office:value="173" calcext:value-type="float">
            <text:p>173</text:p>
          </table:table-cell>
          <table:table-cell table:style-name="ce29" office:value-type="float" office:value="174" calcext:value-type="float">
            <text:p>174</text:p>
          </table:table-cell>
          <table:table-cell table:style-name="ce29" office:value-type="float" office:value="175" calcext:value-type="float">
            <text:p>175</text:p>
          </table:table-cell>
          <table:table-cell table:style-name="ce29" office:value-type="float" office:value="176" calcext:value-type="float">
            <text:p>176</text:p>
          </table:table-cell>
          <table:table-cell table:style-name="ce29" office:value-type="float" office:value="177" calcext:value-type="float">
            <text:p>177</text:p>
          </table:table-cell>
          <table:table-cell table:style-name="ce29" office:value-type="float" office:value="178" calcext:value-type="float">
            <text:p>178</text:p>
          </table:table-cell>
          <table:table-cell table:style-name="ce29" office:value-type="float" office:value="179" calcext:value-type="float">
            <text:p>179</text:p>
          </table:table-cell>
          <table:table-cell table:style-name="ce29" office:value-type="float" office:value="180" calcext:value-type="float">
            <text:p>180</text:p>
          </table:table-cell>
          <table:table-cell table:style-name="ce29" office:value-type="float" office:value="181" calcext:value-type="float">
            <text:p>181</text:p>
          </table:table-cell>
          <table:table-cell table:style-name="ce29" office:value-type="float" office:value="182" calcext:value-type="float">
            <text:p>182</text:p>
          </table:table-cell>
          <table:table-cell table:style-name="ce29" office:value-type="float" office:value="183" calcext:value-type="float">
            <text:p>183</text:p>
          </table:table-cell>
          <table:table-cell table:style-name="ce29" office:value-type="float" office:value="184" calcext:value-type="float">
            <text:p>184</text:p>
          </table:table-cell>
          <table:table-cell table:style-name="ce29" office:value-type="float" office:value="185" calcext:value-type="float">
            <text:p>185</text:p>
          </table:table-cell>
          <table:table-cell table:style-name="ce29" office:value-type="float" office:value="186" calcext:value-type="float">
            <text:p>186</text:p>
          </table:table-cell>
          <table:table-cell table:style-name="ce29" office:value-type="float" office:value="187" calcext:value-type="float">
            <text:p>187</text:p>
          </table:table-cell>
          <table:table-cell table:style-name="ce29" office:value-type="float" office:value="188" calcext:value-type="float">
            <text:p>188</text:p>
          </table:table-cell>
          <table:table-cell table:style-name="ce29" office:value-type="float" office:value="189" calcext:value-type="float">
            <text:p>189</text:p>
          </table:table-cell>
          <table:table-cell table:style-name="ce29" office:value-type="float" office:value="190" calcext:value-type="float">
            <text:p>190</text:p>
          </table:table-cell>
          <table:table-cell table:style-name="ce29" office:value-type="float" office:value="191" calcext:value-type="float">
            <text:p>191</text:p>
          </table:table-cell>
          <table:table-cell table:style-name="ce29" office:value-type="float" office:value="192" calcext:value-type="float">
            <text:p>192</text:p>
          </table:table-cell>
          <table:table-cell table:style-name="ce29" office:value-type="float" office:value="193" calcext:value-type="float">
            <text:p>193</text:p>
          </table:table-cell>
          <table:table-cell table:style-name="ce29" office:value-type="float" office:value="194" calcext:value-type="float">
            <text:p>194</text:p>
          </table:table-cell>
          <table:table-cell table:style-name="ce29" office:value-type="float" office:value="195" calcext:value-type="float">
            <text:p>195</text:p>
          </table:table-cell>
          <table:table-cell table:style-name="ce29" office:value-type="float" office:value="196" calcext:value-type="float">
            <text:p>196</text:p>
          </table:table-cell>
          <table:table-cell table:style-name="ce29" office:value-type="float" office:value="197" calcext:value-type="float">
            <text:p>197</text:p>
          </table:table-cell>
          <table:table-cell table:style-name="ce29" office:value-type="float" office:value="198" calcext:value-type="float">
            <text:p>198</text:p>
          </table:table-cell>
          <table:table-cell table:style-name="ce29" office:value-type="float" office:value="199" calcext:value-type="float">
            <text:p>199</text:p>
          </table:table-cell>
          <table:table-cell table:style-name="ce29" office:value-type="float" office:value="200" calcext:value-type="float">
            <text:p>200</text:p>
          </table:table-cell>
          <table:table-cell table:style-name="ce29" office:value-type="float" office:value="201" calcext:value-type="float">
            <text:p>201</text:p>
          </table:table-cell>
          <table:table-cell table:style-name="ce29" office:value-type="float" office:value="202" calcext:value-type="float">
            <text:p>202</text:p>
          </table:table-cell>
          <table:table-cell table:style-name="ce29" office:value-type="float" office:value="203" calcext:value-type="float">
            <text:p>203</text:p>
          </table:table-cell>
          <table:table-cell table:style-name="ce29" office:value-type="float" office:value="204" calcext:value-type="float">
            <text:p>204</text:p>
          </table:table-cell>
          <table:table-cell table:style-name="ce29" office:value-type="float" office:value="205" calcext:value-type="float">
            <text:p>205</text:p>
          </table:table-cell>
          <table:table-cell table:style-name="ce29" office:value-type="float" office:value="206" calcext:value-type="float">
            <text:p>206</text:p>
          </table:table-cell>
          <table:table-cell table:style-name="ce29" office:value-type="float" office:value="207" calcext:value-type="float">
            <text:p>207</text:p>
          </table:table-cell>
          <table:table-cell table:style-name="ce29" office:value-type="float" office:value="208" calcext:value-type="float">
            <text:p>208</text:p>
          </table:table-cell>
          <table:table-cell table:style-name="ce29" office:value-type="float" office:value="209" calcext:value-type="float">
            <text:p>209</text:p>
          </table:table-cell>
          <table:table-cell table:style-name="ce29" office:value-type="float" office:value="210" calcext:value-type="float">
            <text:p>210</text:p>
          </table:table-cell>
          <table:table-cell table:style-name="ce29" office:value-type="float" office:value="211" calcext:value-type="float">
            <text:p>211</text:p>
          </table:table-cell>
          <table:table-cell table:style-name="ce29" office:value-type="float" office:value="212" calcext:value-type="float">
            <text:p>212</text:p>
          </table:table-cell>
          <table:table-cell table:style-name="ce29" office:value-type="float" office:value="213" calcext:value-type="float">
            <text:p>213</text:p>
          </table:table-cell>
          <table:table-cell table:style-name="ce29" office:value-type="float" office:value="214" calcext:value-type="float">
            <text:p>214</text:p>
          </table:table-cell>
          <table:table-cell table:style-name="ce29" office:value-type="float" office:value="215" calcext:value-type="float">
            <text:p>215</text:p>
          </table:table-cell>
          <table:table-cell table:style-name="ce29" office:value-type="float" office:value="216" calcext:value-type="float">
            <text:p>216</text:p>
          </table:table-cell>
          <table:table-cell table:style-name="ce29" office:value-type="float" office:value="217" calcext:value-type="float">
            <text:p>217</text:p>
          </table:table-cell>
          <table:table-cell table:style-name="ce29" office:value-type="float" office:value="218" calcext:value-type="float">
            <text:p>218</text:p>
          </table:table-cell>
          <table:table-cell table:style-name="ce29" office:value-type="float" office:value="219" calcext:value-type="float">
            <text:p>219</text:p>
          </table:table-cell>
          <table:table-cell table:style-name="ce29" office:value-type="float" office:value="220" calcext:value-type="float">
            <text:p>220</text:p>
          </table:table-cell>
          <table:table-cell table:style-name="ce29" office:value-type="float" office:value="221" calcext:value-type="float">
            <text:p>221</text:p>
          </table:table-cell>
          <table:table-cell table:style-name="ce29" office:value-type="float" office:value="222" calcext:value-type="float">
            <text:p>222</text:p>
          </table:table-cell>
          <table:table-cell table:style-name="ce29" office:value-type="float" office:value="223" calcext:value-type="float">
            <text:p>223</text:p>
          </table:table-cell>
          <table:table-cell table:style-name="ce29" office:value-type="float" office:value="224" calcext:value-type="float">
            <text:p>224</text:p>
          </table:table-cell>
          <table:table-cell table:style-name="ce29" office:value-type="float" office:value="225" calcext:value-type="float">
            <text:p>225</text:p>
          </table:table-cell>
          <table:table-cell table:style-name="ce29" office:value-type="float" office:value="226" calcext:value-type="float">
            <text:p>226</text:p>
          </table:table-cell>
          <table:table-cell table:style-name="ce29" office:value-type="float" office:value="227" calcext:value-type="float">
            <text:p>227</text:p>
          </table:table-cell>
          <table:table-cell table:style-name="ce29" office:value-type="float" office:value="228" calcext:value-type="float">
            <text:p>228</text:p>
          </table:table-cell>
          <table:table-cell table:style-name="ce29" office:value-type="float" office:value="229" calcext:value-type="float">
            <text:p>229</text:p>
          </table:table-cell>
          <table:table-cell table:style-name="ce29" office:value-type="float" office:value="230" calcext:value-type="float">
            <text:p>230</text:p>
          </table:table-cell>
          <table:table-cell table:style-name="ce29" office:value-type="float" office:value="231" calcext:value-type="float">
            <text:p>231</text:p>
          </table:table-cell>
          <table:table-cell table:style-name="ce29" office:value-type="float" office:value="232" calcext:value-type="float">
            <text:p>232</text:p>
          </table:table-cell>
          <table:table-cell table:style-name="ce29" office:value-type="float" office:value="233" calcext:value-type="float">
            <text:p>233</text:p>
          </table:table-cell>
          <table:table-cell table:style-name="ce29" office:value-type="float" office:value="234" calcext:value-type="float">
            <text:p>234</text:p>
          </table:table-cell>
          <table:table-cell table:style-name="ce29" office:value-type="float" office:value="235" calcext:value-type="float">
            <text:p>235</text:p>
          </table:table-cell>
          <table:table-cell table:style-name="ce29" office:value-type="float" office:value="236" calcext:value-type="float">
            <text:p>236</text:p>
          </table:table-cell>
          <table:table-cell table:style-name="ce29" office:value-type="float" office:value="237" calcext:value-type="float">
            <text:p>237</text:p>
          </table:table-cell>
          <table:table-cell table:style-name="ce29" office:value-type="float" office:value="238" calcext:value-type="float">
            <text:p>238</text:p>
          </table:table-cell>
          <table:table-cell table:style-name="ce29" office:value-type="float" office:value="239" calcext:value-type="float">
            <text:p>239</text:p>
          </table:table-cell>
          <table:table-cell table:style-name="ce29" office:value-type="float" office:value="240" calcext:value-type="float">
            <text:p>240</text:p>
          </table:table-cell>
          <table:table-cell table:number-columns-repeated="764"/>
        </table:table-row>
        <table:table-row table:style-name="ro3">
          <table:table-cell table:style-name="ce29" office:value-type="float" office:value="1" calcext:value-type="float">
            <text:p>1</text:p>
          </table:table-cell>
          <table:table-cell table:style-name="ce98" office:value-type="float" office:value="5" calcext:value-type="float">
            <text:p>5</text:p>
          </table:table-cell>
          <table:table-cell table:style-name="ce98" table:formula="of:=IF([.R2]=&quot;&quot;;IF([.Q2]=&quot;R&quot;;VLOOKUP([.P2];[$'olah data'.$R$3:$'olah data'.$S$7];2);[.P2]);IF([.R2]=[.P2];[.P2];[.Q2]))" office:value-type="string" office:string-value="" calcext:value-type="error">
            <text:p>#N/A</text:p>
          </table:table-cell>
          <table:table-cell table:style-name="ce27" table:formula="of:=IFERROR(INDEX([$'olah data'.$B$4:$'olah data'.$N$39];MATCH([.$A2];[$'olah data'.D$4:$'olah data'.D$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olah data'.E$4:$'olah data'.E$39];0);2);&quot;&quot;)">
            <text:p/>
          </table:table-cell>
          <table:table-cell table:style-name="ce27" table:formula="of:=IFERROR(INDEX([$'olah data'.$B$4:$'olah data'.$N$39];MATCH([.$A2];[$'olah data'.F$4:$'olah data'.F$39];0);2);&quot;&quot;)">
            <text:p/>
          </table:table-cell>
          <table:table-cell table:style-name="ce27" table:formula="of:=IFERROR(INDEX([$'olah data'.$B$4:$'olah data'.$N$39];MATCH([.$A2];[$'olah data'.G$4:$'olah data'.G$39];0);2);&quot;&quot;)">
            <text:p/>
          </table:table-cell>
          <table:table-cell table:style-name="ce27" table:formula="of:=IFERROR(INDEX([$'olah data'.$B$4:$'olah data'.$N$39];MATCH([.$A2];[$'olah data'.H$4:$'olah data'.H$39];0);2);&quot;&quot;)">
            <text:p/>
          </table:table-cell>
          <table:table-cell table:style-name="ce27" table:formula="of:=IFERROR(INDEX([$'olah data'.$B$4:$'olah data'.$N$39];MATCH([.$A2];[$'olah data'.I$4:$'olah data'.I$39];0);2);&quot;&quot;)">
            <text:p/>
          </table:table-cell>
          <table:table-cell table:style-name="ce27" table:formula="of:=IFERROR(INDEX([$'olah data'.$B$4:$'olah data'.$N$39];MATCH([.$A2];[$'olah data'.J$4:$'olah data'.J$39];0);2);&quot;&quot;)">
            <text:p/>
          </table:table-cell>
          <table:table-cell table:style-name="ce27" table:formula="of:=IFERROR(INDEX([$'olah data'.$B$4:$'olah data'.$N$39];MATCH([.$A2];[$'olah data'.K$4:$'olah data'.K$39];0);2);&quot;&quot;)">
            <text:p/>
          </table:table-cell>
          <table:table-cell table:style-name="ce27" table:formula="of:=IFERROR(INDEX([$'olah data'.$B$4:$'olah data'.$N$39];MATCH([.$A2];[$'olah data'.L$4:$'olah data'.L$39];0);2);&quot;&quot;)">
            <text:p/>
          </table:table-cell>
          <table:table-cell table:style-name="ce27" table:formula="of:=IFERROR(INDEX([$'olah data'.$B$4:$'olah data'.$N$39];MATCH([.$A2];[$'olah data'.M$4:$'olah data'.M$39];0);2);&quot;&quot;)">
            <text:p/>
          </table:table-cell>
          <table:table-cell table:style-name="ce27" table:formula="of:=IFERROR(INDEX([$'olah data'.$B$4:$'olah data'.$N$39];MATCH([.$A2];[$'olah data'.N$4:$'olah data'.N$39];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table:formula="of:=IFERROR([$'View Input'.N11];&quot;&quot;)" office:value-type="float" office:value="0" calcext:value-type="float">
            <text:p>0</text:p>
          </table:table-cell>
          <table:table-cell table:style-name="ce46" office:value-type="string" calcext:value-type="string">
            <text:p>R</text:p>
          </table:table-cell>
          <table:table-cell table:style-name="ce46"/>
          <table:table-cell/>
          <table:table-cell table:style-name="ce27" office:value-type="string" calcext:value-type="string">
            <text:p>Answer</text:p>
          </table:table-cell>
          <table:table-cell table:number-columns-repeated="101" table:style-name="ce29" office:value-type="float" office:value="0" calcext:value-type="float">
            <text:p>0</text:p>
          </table:table-cell>
          <table:table-cell table:style-name="ce29" table:number-columns-repeated="139"/>
          <table:table-cell table:number-columns-repeated="764"/>
        </table:table-row>
        <table:table-row table:style-name="ro3">
          <table:table-cell table:style-name="ce29" office:value-type="float" office:value="2" calcext:value-type="float">
            <text:p>2</text:p>
          </table:table-cell>
          <table:table-cell table:style-name="ce64" office:value-type="float" office:value="5" calcext:value-type="float">
            <text:p>5</text:p>
          </table:table-cell>
          <table:table-cell table:style-name="ce98" table:formula="of:=IF([.R3]=&quot;&quot;;IF([.Q3]=&quot;R&quot;;VLOOKUP([.P3];[$'olah data'.$R$3:$'olah data'.$S$7];2);[.P3]);IF([.R3]=[.P3];[.P3];[.Q3]))" office:value-type="string" office:string-value="" calcext:value-type="error">
            <text:p>#N/A</text:p>
          </table:table-cell>
          <table:table-cell table:style-name="ce27" table:formula="of:=IFERROR(INDEX([$'olah data'.$B$4:$'olah data'.$N$39];MATCH([.$A3];[$'olah data'.D$4:$'olah data'.D$39];0);2);&quot;&quot;)">
            <text:p/>
          </table:table-cell>
          <table:table-cell table:style-name="ce27" table:formula="of:=IFERROR(INDEX([$'olah data'.$B$4:$'olah data'.$N$39];MATCH([.$A3];[$'olah data'.E$4:$'olah data'.E$39];0);2);&quot;&quot;)">
            <text:p/>
          </table:table-cell>
          <table:table-cell table:style-name="ce27" table:formula="of:=IFERROR(INDEX([$'olah data'.$B$4:$'olah data'.$N$39];MATCH([.$A3];[$'olah data'.F$4:$'olah data'.F$39];0);2);&quot;&quot;)">
            <text:p/>
          </table:table-cell>
          <table:table-cell table:style-name="ce27" table:formula="of:=IFERROR(INDEX([$'olah data'.$B$4:$'olah data'.$N$39];MATCH([.$A3];[$'olah data'.G$4:$'olah data'.G$39];0);2);&quot;&quot;)">
            <text:p/>
          </table:table-cell>
          <table:table-cell table:style-name="ce27" table:formula="of:=IFERROR(INDEX([$'olah data'.$B$4:$'olah data'.$N$39];MATCH([.$A3];[$'olah data'.H$4:$'olah data'.H$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3];[$'olah data'.I$4:$'olah data'.I$39];0);2);&quot;&quot;)">
            <text:p/>
          </table:table-cell>
          <table:table-cell table:style-name="ce27" table:formula="of:=IFERROR(INDEX([$'olah data'.$B$4:$'olah data'.$N$39];MATCH([.$A3];[$'olah data'.J$4:$'olah data'.J$39];0);2);&quot;&quot;)">
            <text:p/>
          </table:table-cell>
          <table:table-cell table:style-name="ce27" table:formula="of:=IFERROR(INDEX([$'olah data'.$B$4:$'olah data'.$N$39];MATCH([.$A3];[$'olah data'.K$4:$'olah data'.K$39];0);2);&quot;&quot;)">
            <text:p/>
          </table:table-cell>
          <table:table-cell table:style-name="ce27" table:formula="of:=IFERROR(INDEX([$'olah data'.$B$4:$'olah data'.$N$39];MATCH([.$A3];[$'olah data'.L$4:$'olah data'.L$39];0);2);&quot;&quot;)">
            <text:p/>
          </table:table-cell>
          <table:table-cell table:style-name="ce27" table:formula="of:=IFERROR(INDEX([$'olah data'.$B$4:$'olah data'.$N$39];MATCH([.$A3];[$'olah data'.M$4:$'olah data'.M$39];0);2);&quot;&quot;)">
            <text:p/>
          </table:table-cell>
          <table:table-cell table:style-name="ce27" table:formula="of:=IFERROR(INDEX([$'olah data'.$B$4:$'olah data'.$N$39];MATCH([.$A3];[$'olah data'.N$4:$'olah data'.N$39];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N1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3" calcext:value-type="float">
            <text:p>3</text:p>
          </table:table-cell>
          <table:table-cell table:style-name="ce64" office:value-type="float" office:value="5" calcext:value-type="float">
            <text:p>5</text:p>
          </table:table-cell>
          <table:table-cell table:style-name="ce98" table:formula="of:=IF([.R4]=&quot;&quot;;IF([.Q4]=&quot;R&quot;;VLOOKUP([.P4];[$'olah data'.$R$3:$'olah data'.$S$7];2);[.P4]);IF([.R4]=[.P4];[.P4];[.Q4]))" office:value-type="string" office:string-value="" calcext:value-type="error">
            <text:p>#N/A</text:p>
          </table:table-cell>
          <table:table-cell table:style-name="ce27" table:formula="of:=IFERROR(INDEX([$'olah data'.$B$4:$'olah data'.$N$39];MATCH([.$A4];[$'olah data'.D$4:$'olah data'.D$39];0);2);&quot;&quot;)">
            <text:p/>
          </table:table-cell>
          <table:table-cell table:style-name="ce27" table:formula="of:=IFERROR(INDEX([$'olah data'.$B$4:$'olah data'.$N$39];MATCH([.$A4];[$'olah data'.E$4:$'olah data'.E$39];0);2);&quot;&quot;)" office:value-type="string" office:string-value="Responsibility vs. blaming (8 items)" calcext:value-type="string">
            <text:p>Responsibility vs. blaming (8 items)</text:p>
          </table:table-cell>
          <table:table-cell table:style-name="ce27" table:formula="of:=IFERROR(INDEX([$'olah data'.$B$4:$'olah data'.$N$39];MATCH([.$A4];[$'olah data'.F$4:$'olah data'.F$39];0);2);&quot;&quot;)">
            <text:p/>
          </table:table-cell>
          <table:table-cell table:style-name="ce27" table:formula="of:=IFERROR(INDEX([$'olah data'.$B$4:$'olah data'.$N$39];MATCH([.$A4];[$'olah data'.G$4:$'olah data'.G$39];0);2);&quot;&quot;)">
            <text:p/>
          </table:table-cell>
          <table:table-cell table:style-name="ce27" table:formula="of:=IFERROR(INDEX([$'olah data'.$B$4:$'olah data'.$N$39];MATCH([.$A4];[$'olah data'.H$4:$'olah data'.H$39];0);2);&quot;&quot;)">
            <text:p/>
          </table:table-cell>
          <table:table-cell table:style-name="ce27" table:formula="of:=IFERROR(INDEX([$'olah data'.$B$4:$'olah data'.$N$39];MATCH([.$A4];[$'olah data'.I$4:$'olah data'.I$39];0);2);&quot;&quot;)">
            <text:p/>
          </table:table-cell>
          <table:table-cell table:style-name="ce27" table:formula="of:=IFERROR(INDEX([$'olah data'.$B$4:$'olah data'.$N$39];MATCH([.$A4];[$'olah data'.J$4:$'olah data'.J$39];0);2);&quot;&quot;)">
            <text:p/>
          </table:table-cell>
          <table:table-cell table:style-name="ce27" table:formula="of:=IFERROR(INDEX([$'olah data'.$B$4:$'olah data'.$N$39];MATCH([.$A4];[$'olah data'.K$4:$'olah data'.K$39];0);2);&quot;&quot;)">
            <text:p/>
          </table:table-cell>
          <table:table-cell table:style-name="ce27" table:formula="of:=IFERROR(INDEX([$'olah data'.$B$4:$'olah data'.$N$39];MATCH([.$A4];[$'olah data'.L$4:$'olah data'.L$39];0);2);&quot;&quot;)">
            <text:p/>
          </table:table-cell>
          <table:table-cell table:style-name="ce27" table:formula="of:=IFERROR(INDEX([$'olah data'.$B$4:$'olah data'.$N$39];MATCH([.$A4];[$'olah data'.M$4:$'olah data'.M$39];0);2);&quot;&quot;)">
            <text:p/>
          </table:table-cell>
          <table:table-cell table:style-name="ce27" table:formula="of:=IFERROR(INDEX([$'olah data'.$B$4:$'olah data'.$N$39];MATCH([.$A4];[$'olah data'.N$4:$'olah data'.N$39];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IFERROR([$'View Input'.N1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4" calcext:value-type="float">
            <text:p>4</text:p>
          </table:table-cell>
          <table:table-cell table:style-name="ce64" office:value-type="float" office:value="5" calcext:value-type="float">
            <text:p>5</text:p>
          </table:table-cell>
          <table:table-cell table:style-name="ce98" table:formula="of:=IF([.R5]=&quot;&quot;;IF([.Q5]=&quot;R&quot;;VLOOKUP([.P5];[$'olah data'.$R$3:$'olah data'.$S$7];2);[.P5]);IF([.R5]=[.P5];[.P5];[.Q5]))" office:value-type="float" office:value="0" calcext:value-type="float">
            <text:p>0</text:p>
          </table:table-cell>
          <table:table-cell table:style-name="ce27" table:formula="of:=IFERROR(INDEX([$'olah data'.$B$4:$'olah data'.$N$39];MATCH([.$A5];[$'olah data'.D$4:$'olah data'.D$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5];[$'olah data'.E$4:$'olah data'.E$39];0);2);&quot;&quot;)">
            <text:p/>
          </table:table-cell>
          <table:table-cell table:style-name="ce27" table:formula="of:=IFERROR(INDEX([$'olah data'.$B$4:$'olah data'.$N$39];MATCH([.$A5];[$'olah data'.F$4:$'olah data'.F$39];0);2);&quot;&quot;)">
            <text:p/>
          </table:table-cell>
          <table:table-cell table:style-name="ce27" table:formula="of:=IFERROR(INDEX([$'olah data'.$B$4:$'olah data'.$N$39];MATCH([.$A5];[$'olah data'.G$4:$'olah data'.G$39];0);2);&quot;&quot;)">
            <text:p/>
          </table:table-cell>
          <table:table-cell table:style-name="ce27" table:formula="of:=IFERROR(INDEX([$'olah data'.$B$4:$'olah data'.$N$39];MATCH([.$A5];[$'olah data'.H$4:$'olah data'.H$39];0);2);&quot;&quot;)">
            <text:p/>
          </table:table-cell>
          <table:table-cell table:style-name="ce27" table:formula="of:=IFERROR(INDEX([$'olah data'.$B$4:$'olah data'.$N$39];MATCH([.$A5];[$'olah data'.I$4:$'olah data'.I$39];0);2);&quot;&quot;)">
            <text:p/>
          </table:table-cell>
          <table:table-cell table:style-name="ce27" table:formula="of:=IFERROR(INDEX([$'olah data'.$B$4:$'olah data'.$N$39];MATCH([.$A5];[$'olah data'.J$4:$'olah data'.J$39];0);2);&quot;&quot;)">
            <text:p/>
          </table:table-cell>
          <table:table-cell table:style-name="ce27" table:formula="of:=IFERROR(INDEX([$'olah data'.$B$4:$'olah data'.$N$39];MATCH([.$A5];[$'olah data'.K$4:$'olah data'.K$39];0);2);&quot;&quot;)">
            <text:p/>
          </table:table-cell>
          <table:table-cell table:style-name="ce27" table:formula="of:=IFERROR(INDEX([$'olah data'.$B$4:$'olah data'.$N$39];MATCH([.$A5];[$'olah data'.L$4:$'olah data'.L$39];0);2);&quot;&quot;)">
            <text:p/>
          </table:table-cell>
          <table:table-cell table:style-name="ce27" table:formula="of:=IFERROR(INDEX([$'olah data'.$B$4:$'olah data'.$N$39];MATCH([.$A5];[$'olah data'.M$4:$'olah data'.M$39];0);2);&quot;&quot;)">
            <text:p/>
          </table:table-cell>
          <table:table-cell table:style-name="ce27" table:formula="of:=IFERROR(INDEX([$'olah data'.$B$4:$'olah data'.$N$39];MATCH([.$A5];[$'olah data'.N$4:$'olah data'.N$39];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IFERROR([$'View Input'.N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 calcext:value-type="float">
            <text:p>5</text:p>
          </table:table-cell>
          <table:table-cell table:style-name="ce64" office:value-type="float" office:value="5" calcext:value-type="float">
            <text:p>5</text:p>
          </table:table-cell>
          <table:table-cell table:style-name="ce98" table:formula="of:=IF([.R6]=&quot;&quot;;IF([.Q6]=&quot;R&quot;;VLOOKUP([.P6];[$'olah data'.$R$3:$'olah data'.$S$7];2);[.P6]);IF([.R6]=[.P6];[.P6];[.Q6]))" office:value-type="float" office:value="0" calcext:value-type="float">
            <text:p>0</text:p>
          </table:table-cell>
          <table:table-cell table:style-name="ce27" table:formula="of:=IFERROR(INDEX([$'olah data'.$B$4:$'olah data'.$N$39];MATCH([.$A6];[$'olah data'.D$4:$'olah data'.D$39];0);2);&quot;&quot;)" office:value-type="string" office:string-value="Work hardened vs spoiled (8 items)" calcext:value-type="string">
            <text:p>Work hardened vs spoiled (8 items)</text:p>
          </table:table-cell>
          <table:table-cell table:style-name="ce27" table:formula="of:=IFERROR(INDEX([$'olah data'.$B$4:$'olah data'.$N$39];MATCH([.$A6];[$'olah data'.E$4:$'olah data'.E$39];0);2);&quot;&quot;)">
            <text:p/>
          </table:table-cell>
          <table:table-cell table:style-name="ce27" table:formula="of:=IFERROR(INDEX([$'olah data'.$B$4:$'olah data'.$N$39];MATCH([.$A6];[$'olah data'.F$4:$'olah data'.F$39];0);2);&quot;&quot;)">
            <text:p/>
          </table:table-cell>
          <table:table-cell table:style-name="ce27" table:formula="of:=IFERROR(INDEX([$'olah data'.$B$4:$'olah data'.$N$39];MATCH([.$A6];[$'olah data'.G$4:$'olah data'.G$39];0);2);&quot;&quot;)">
            <text:p/>
          </table:table-cell>
          <table:table-cell table:style-name="ce27" table:formula="of:=IFERROR(INDEX([$'olah data'.$B$4:$'olah data'.$N$39];MATCH([.$A6];[$'olah data'.H$4:$'olah data'.H$39];0);2);&quot;&quot;)">
            <text:p/>
          </table:table-cell>
          <table:table-cell table:style-name="ce27" table:formula="of:=IFERROR(INDEX([$'olah data'.$B$4:$'olah data'.$N$39];MATCH([.$A6];[$'olah data'.I$4:$'olah data'.I$39];0);2);&quot;&quot;)">
            <text:p/>
          </table:table-cell>
          <table:table-cell table:style-name="ce27" table:formula="of:=IFERROR(INDEX([$'olah data'.$B$4:$'olah data'.$N$39];MATCH([.$A6];[$'olah data'.J$4:$'olah data'.J$39];0);2);&quot;&quot;)">
            <text:p/>
          </table:table-cell>
          <table:table-cell table:style-name="ce27" table:formula="of:=IFERROR(INDEX([$'olah data'.$B$4:$'olah data'.$N$39];MATCH([.$A6];[$'olah data'.K$4:$'olah data'.K$39];0);2);&quot;&quot;)">
            <text:p/>
          </table:table-cell>
          <table:table-cell table:style-name="ce27" table:formula="of:=IFERROR(INDEX([$'olah data'.$B$4:$'olah data'.$N$39];MATCH([.$A6];[$'olah data'.L$4:$'olah data'.L$39];0);2);&quot;&quot;)">
            <text:p/>
          </table:table-cell>
          <table:table-cell table:style-name="ce27" table:formula="of:=IFERROR(INDEX([$'olah data'.$B$4:$'olah data'.$N$39];MATCH([.$A6];[$'olah data'.M$4:$'olah data'.M$39];0);2);&quot;&quot;)">
            <text:p/>
          </table:table-cell>
          <table:table-cell table:style-name="ce27" table:formula="of:=IFERROR(INDEX([$'olah data'.$B$4:$'olah data'.$N$39];MATCH([.$A6];[$'olah data'.N$4:$'olah data'.N$39];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IFERROR([$'View Input'.N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 calcext:value-type="float">
            <text:p>6</text:p>
          </table:table-cell>
          <table:table-cell table:style-name="ce64" office:value-type="float" office:value="5" calcext:value-type="float">
            <text:p>5</text:p>
          </table:table-cell>
          <table:table-cell table:style-name="ce98" table:formula="of:=IF([.R7]=&quot;&quot;;IF([.Q7]=&quot;R&quot;;VLOOKUP([.P7];[$'olah data'.$R$3:$'olah data'.$S$7];2);[.P7]);IF([.R7]=[.P7];[.P7];[.Q7]))" office:value-type="string" office:string-value="" calcext:value-type="error">
            <text:p>#N/A</text:p>
          </table:table-cell>
          <table:table-cell table:style-name="ce27" table:formula="of:=IFERROR(INDEX([$'olah data'.$B$4:$'olah data'.$N$39];MATCH([.$A7];[$'olah data'.D$4:$'olah data'.D$39];0);2);&quot;&quot;)">
            <text:p/>
          </table:table-cell>
          <table:table-cell table:style-name="ce27" table:formula="of:=IFERROR(INDEX([$'olah data'.$B$4:$'olah data'.$N$39];MATCH([.$A7];[$'olah data'.E$4:$'olah data'.E$39];0);2);&quot;&quot;)">
            <text:p/>
          </table:table-cell>
          <table:table-cell table:style-name="ce27" table:formula="of:=IFERROR(INDEX([$'olah data'.$B$4:$'olah data'.$N$39];MATCH([.$A7];[$'olah data'.F$4:$'olah data'.F$39];0);2);&quot;&quot;)">
            <text:p/>
          </table:table-cell>
          <table:table-cell table:style-name="ce27" table:formula="of:=IFERROR(INDEX([$'olah data'.$B$4:$'olah data'.$N$39];MATCH([.$A7];[$'olah data'.G$4:$'olah data'.G$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olah data'.H$4:$'olah data'.H$39];0);2);&quot;&quot;)">
            <text:p/>
          </table:table-cell>
          <table:table-cell table:style-name="ce27" table:formula="of:=IFERROR(INDEX([$'olah data'.$B$4:$'olah data'.$N$39];MATCH([.$A7];[$'olah data'.I$4:$'olah data'.I$39];0);2);&quot;&quot;)">
            <text:p/>
          </table:table-cell>
          <table:table-cell table:style-name="ce27" table:formula="of:=IFERROR(INDEX([$'olah data'.$B$4:$'olah data'.$N$39];MATCH([.$A7];[$'olah data'.J$4:$'olah data'.J$39];0);2);&quot;&quot;)">
            <text:p/>
          </table:table-cell>
          <table:table-cell table:style-name="ce27" table:formula="of:=IFERROR(INDEX([$'olah data'.$B$4:$'olah data'.$N$39];MATCH([.$A7];[$'olah data'.K$4:$'olah data'.K$39];0);2);&quot;&quot;)">
            <text:p/>
          </table:table-cell>
          <table:table-cell table:style-name="ce27" table:formula="of:=IFERROR(INDEX([$'olah data'.$B$4:$'olah data'.$N$39];MATCH([.$A7];[$'olah data'.L$4:$'olah data'.L$39];0);2);&quot;&quot;)">
            <text:p/>
          </table:table-cell>
          <table:table-cell table:style-name="ce27" table:formula="of:=IFERROR(INDEX([$'olah data'.$B$4:$'olah data'.$N$39];MATCH([.$A7];[$'olah data'.M$4:$'olah data'.M$39];0);2);&quot;&quot;)">
            <text:p/>
          </table:table-cell>
          <table:table-cell table:style-name="ce27" table:formula="of:=IFERROR(INDEX([$'olah data'.$B$4:$'olah data'.$N$39];MATCH([.$A7];[$'olah data'.N$4:$'olah data'.N$39];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IFERROR([$'View Input'.N1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7" calcext:value-type="float">
            <text:p>7</text:p>
          </table:table-cell>
          <table:table-cell table:style-name="ce64" office:value-type="float" office:value="5" calcext:value-type="float">
            <text:p>5</text:p>
          </table:table-cell>
          <table:table-cell table:style-name="ce98" table:formula="of:=IF([.R8]=&quot;&quot;;IF([.Q8]=&quot;R&quot;;VLOOKUP([.P8];[$'olah data'.$R$3:$'olah data'.$S$7];2);[.P8]);IF([.R8]=[.P8];[.P8];[.Q8]))" office:value-type="float" office:value="0" calcext:value-type="float">
            <text:p>0</text:p>
          </table:table-cell>
          <table:table-cell table:style-name="ce27" table:formula="of:=IFERROR(INDEX([$'olah data'.$B$4:$'olah data'.$N$39];MATCH([.$A8];[$'olah data'.D$4:$'olah data'.D$39];0);2);&quot;&quot;)" office:value-type="string" office:string-value="Helpfulness vs. unhelpfulness (8 items)" calcext:value-type="string">
            <text:p>Helpfulness vs. unhelpfulness (8 items)</text:p>
          </table:table-cell>
          <table:table-cell table:style-name="ce27" table:formula="of:=IFERROR(INDEX([$'olah data'.$B$4:$'olah data'.$N$39];MATCH([.$A8];[$'olah data'.E$4:$'olah data'.E$39];0);2);&quot;&quot;)">
            <text:p/>
          </table:table-cell>
          <table:table-cell table:style-name="ce27" table:formula="of:=IFERROR(INDEX([$'olah data'.$B$4:$'olah data'.$N$39];MATCH([.$A8];[$'olah data'.F$4:$'olah data'.F$39];0);2);&quot;&quot;)">
            <text:p/>
          </table:table-cell>
          <table:table-cell table:style-name="ce27" table:formula="of:=IFERROR(INDEX([$'olah data'.$B$4:$'olah data'.$N$39];MATCH([.$A8];[$'olah data'.G$4:$'olah data'.G$39];0);2);&quot;&quot;)">
            <text:p/>
          </table:table-cell>
          <table:table-cell table:style-name="ce27" table:formula="of:=IFERROR(INDEX([$'olah data'.$B$4:$'olah data'.$N$39];MATCH([.$A8];[$'olah data'.H$4:$'olah data'.H$39];0);2);&quot;&quot;)">
            <text:p/>
          </table:table-cell>
          <table:table-cell table:style-name="ce27" table:formula="of:=IFERROR(INDEX([$'olah data'.$B$4:$'olah data'.$N$39];MATCH([.$A8];[$'olah data'.I$4:$'olah data'.I$39];0);2);&quot;&quot;)">
            <text:p/>
          </table:table-cell>
          <table:table-cell table:style-name="ce27" table:formula="of:=IFERROR(INDEX([$'olah data'.$B$4:$'olah data'.$N$39];MATCH([.$A8];[$'olah data'.J$4:$'olah data'.J$39];0);2);&quot;&quot;)">
            <text:p/>
          </table:table-cell>
          <table:table-cell table:style-name="ce27" table:formula="of:=IFERROR(INDEX([$'olah data'.$B$4:$'olah data'.$N$39];MATCH([.$A8];[$'olah data'.K$4:$'olah data'.K$39];0);2);&quot;&quot;)">
            <text:p/>
          </table:table-cell>
          <table:table-cell table:style-name="ce27" table:formula="of:=IFERROR(INDEX([$'olah data'.$B$4:$'olah data'.$N$39];MATCH([.$A8];[$'olah data'.L$4:$'olah data'.L$39];0);2);&quot;&quot;)">
            <text:p/>
          </table:table-cell>
          <table:table-cell table:style-name="ce27" table:formula="of:=IFERROR(INDEX([$'olah data'.$B$4:$'olah data'.$N$39];MATCH([.$A8];[$'olah data'.M$4:$'olah data'.M$39];0);2);&quot;&quot;)">
            <text:p/>
          </table:table-cell>
          <table:table-cell table:style-name="ce27" table:formula="of:=IFERROR(INDEX([$'olah data'.$B$4:$'olah data'.$N$39];MATCH([.$A8];[$'olah data'.N$4:$'olah data'.N$39];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IFERROR([$'View Input'.N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 calcext:value-type="float">
            <text:p>8</text:p>
          </table:table-cell>
          <table:table-cell table:style-name="ce64" office:value-type="float" office:value="5" calcext:value-type="float">
            <text:p>5</text:p>
          </table:table-cell>
          <table:table-cell table:style-name="ce98" table:formula="of:=IF([.R9]=&quot;&quot;;IF([.Q9]=&quot;R&quot;;VLOOKUP([.P9];[$'olah data'.$R$3:$'olah data'.$S$7];2);[.P9]);IF([.R9]=[.P9];[.P9];[.Q9]))" office:value-type="float" office:value="0" calcext:value-type="float">
            <text:p>0</text:p>
          </table:table-cell>
          <table:table-cell table:style-name="ce27" table:formula="of:=IFERROR(INDEX([$'olah data'.$B$4:$'olah data'.$N$39];MATCH([.$A9];[$'olah data'.D$4:$'olah data'.D$39];0);2);&quot;&quot;)" office:value-type="string" office:string-value="Eagerness of effort vs laziness (9 items)" calcext:value-type="string">
            <text:p>Eagerness of effort vs laziness (9 items)</text:p>
          </table:table-cell>
          <table:table-cell table:style-name="ce27" table:formula="of:=IFERROR(INDEX([$'olah data'.$B$4:$'olah data'.$N$39];MATCH([.$A9];[$'olah data'.E$4:$'olah data'.E$39];0);2);&quot;&quot;)">
            <text:p/>
          </table:table-cell>
          <table:table-cell table:style-name="ce27" table:formula="of:=IFERROR(INDEX([$'olah data'.$B$4:$'olah data'.$N$39];MATCH([.$A9];[$'olah data'.F$4:$'olah data'.F$39];0);2);&quot;&quot;)">
            <text:p/>
          </table:table-cell>
          <table:table-cell table:style-name="ce27" table:formula="of:=IFERROR(INDEX([$'olah data'.$B$4:$'olah data'.$N$39];MATCH([.$A9];[$'olah data'.G$4:$'olah data'.G$39];0);2);&quot;&quot;)">
            <text:p/>
          </table:table-cell>
          <table:table-cell table:style-name="ce27" table:formula="of:=IFERROR(INDEX([$'olah data'.$B$4:$'olah data'.$N$39];MATCH([.$A9];[$'olah data'.H$4:$'olah data'.H$39];0);2);&quot;&quot;)">
            <text:p/>
          </table:table-cell>
          <table:table-cell table:style-name="ce27" table:formula="of:=IFERROR(INDEX([$'olah data'.$B$4:$'olah data'.$N$39];MATCH([.$A9];[$'olah data'.I$4:$'olah data'.I$39];0);2);&quot;&quot;)">
            <text:p/>
          </table:table-cell>
          <table:table-cell table:style-name="ce27" table:formula="of:=IFERROR(INDEX([$'olah data'.$B$4:$'olah data'.$N$39];MATCH([.$A9];[$'olah data'.J$4:$'olah data'.J$39];0);2);&quot;&quot;)">
            <text:p/>
          </table:table-cell>
          <table:table-cell table:style-name="ce27" table:formula="of:=IFERROR(INDEX([$'olah data'.$B$4:$'olah data'.$N$39];MATCH([.$A9];[$'olah data'.K$4:$'olah data'.K$39];0);2);&quot;&quot;)">
            <text:p/>
          </table:table-cell>
          <table:table-cell table:style-name="ce27" table:formula="of:=IFERROR(INDEX([$'olah data'.$B$4:$'olah data'.$N$39];MATCH([.$A9];[$'olah data'.L$4:$'olah data'.L$39];0);2);&quot;&quot;)">
            <text:p/>
          </table:table-cell>
          <table:table-cell table:style-name="ce27" table:formula="of:=IFERROR(INDEX([$'olah data'.$B$4:$'olah data'.$N$39];MATCH([.$A9];[$'olah data'.M$4:$'olah data'.M$39];0);2);&quot;&quot;)">
            <text:p/>
          </table:table-cell>
          <table:table-cell table:style-name="ce27" table:formula="of:=IFERROR(INDEX([$'olah data'.$B$4:$'olah data'.$N$39];MATCH([.$A9];[$'olah data'.N$4:$'olah data'.N$39];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IFERROR([$'View Input'.N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 calcext:value-type="float">
            <text:p>9</text:p>
          </table:table-cell>
          <table:table-cell table:style-name="ce64" office:value-type="float" office:value="5" calcext:value-type="float">
            <text:p>5</text:p>
          </table:table-cell>
          <table:table-cell table:style-name="ce98" table:formula="of:=IF([.R10]=&quot;&quot;;IF([.Q10]=&quot;R&quot;;VLOOKUP([.P10];[$'olah data'.$R$3:$'olah data'.$S$7];2);[.P10]);IF([.R10]=[.P10];[.P10];[.Q10]))" office:value-type="float" office:value="0" calcext:value-type="float">
            <text:p>0</text:p>
          </table:table-cell>
          <table:table-cell table:style-name="ce27" table:formula="of:=IFERROR(INDEX([$'olah data'.$B$4:$'olah data'.$N$39];MATCH([.$A10];[$'olah data'.D$4:$'olah data'.D$39];0);2);&quot;&quot;)" office:value-type="string" office:string-value="Fear of uncertainty (7 items)" calcext:value-type="string">
            <text:p>Fear of uncertainty (7 items)</text:p>
          </table:table-cell>
          <table:table-cell table:style-name="ce27" table:formula="of:=IFERROR(INDEX([$'olah data'.$B$4:$'olah data'.$N$39];MATCH([.$A10];[$'olah data'.E$4:$'olah data'.E$39];0);2);&quot;&quot;)">
            <text:p/>
          </table:table-cell>
          <table:table-cell table:style-name="ce27" table:formula="of:=IFERROR(INDEX([$'olah data'.$B$4:$'olah data'.$N$39];MATCH([.$A10];[$'olah data'.F$4:$'olah data'.F$39];0);2);&quot;&quot;)">
            <text:p/>
          </table:table-cell>
          <table:table-cell table:style-name="ce27" table:formula="of:=IFERROR(INDEX([$'olah data'.$B$4:$'olah data'.$N$39];MATCH([.$A10];[$'olah data'.G$4:$'olah data'.G$39];0);2);&quot;&quot;)">
            <text:p/>
          </table:table-cell>
          <table:table-cell table:style-name="ce27" table:formula="of:=IFERROR(INDEX([$'olah data'.$B$4:$'olah data'.$N$39];MATCH([.$A10];[$'olah data'.H$4:$'olah data'.H$39];0);2);&quot;&quot;)">
            <text:p/>
          </table:table-cell>
          <table:table-cell table:style-name="ce27" table:formula="of:=IFERROR(INDEX([$'olah data'.$B$4:$'olah data'.$N$39];MATCH([.$A10];[$'olah data'.I$4:$'olah data'.I$39];0);2);&quot;&quot;)">
            <text:p/>
          </table:table-cell>
          <table:table-cell table:style-name="ce27" table:formula="of:=IFERROR(INDEX([$'olah data'.$B$4:$'olah data'.$N$39];MATCH([.$A10];[$'olah data'.J$4:$'olah data'.J$39];0);2);&quot;&quot;)">
            <text:p/>
          </table:table-cell>
          <table:table-cell table:style-name="ce27" table:formula="of:=IFERROR(INDEX([$'olah data'.$B$4:$'olah data'.$N$39];MATCH([.$A10];[$'olah data'.K$4:$'olah data'.K$39];0);2);&quot;&quot;)">
            <text:p/>
          </table:table-cell>
          <table:table-cell table:style-name="ce27" table:formula="of:=IFERROR(INDEX([$'olah data'.$B$4:$'olah data'.$N$39];MATCH([.$A10];[$'olah data'.L$4:$'olah data'.L$39];0);2);&quot;&quot;)">
            <text:p/>
          </table:table-cell>
          <table:table-cell table:style-name="ce27" table:formula="of:=IFERROR(INDEX([$'olah data'.$B$4:$'olah data'.$N$39];MATCH([.$A10];[$'olah data'.M$4:$'olah data'.M$39];0);2);&quot;&quot;)">
            <text:p/>
          </table:table-cell>
          <table:table-cell table:style-name="ce27" table:formula="of:=IFERROR(INDEX([$'olah data'.$B$4:$'olah data'.$N$39];MATCH([.$A10];[$'olah data'.N$4:$'olah data'.N$39];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IFERROR([$'View Input'.N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 calcext:value-type="float">
            <text:p>10</text:p>
          </table:table-cell>
          <table:table-cell table:style-name="ce64" office:value-type="float" office:value="5" calcext:value-type="float">
            <text:p>5</text:p>
          </table:table-cell>
          <table:table-cell table:style-name="ce98" table:formula="of:=IF([.R11]=&quot;&quot;;IF([.Q11]=&quot;R&quot;;VLOOKUP([.P11];[$'olah data'.$R$3:$'olah data'.$S$7];2);[.P11]);IF([.R11]=[.P11];[.P11];[.Q11]))" office:value-type="float" office:value="0" calcext:value-type="float">
            <text:p>0</text:p>
          </table:table-cell>
          <table:table-cell table:style-name="ce27" table:formula="of:=IFERROR(INDEX([$'olah data'.$B$4:$'olah data'.$N$39];MATCH([.$A11];[$'olah data'.D$4:$'olah data'.D$39];0);2);&quot;&quot;)" office:value-type="string" office:string-value="Impulsiveness v. reflection (9 items)" calcext:value-type="string">
            <text:p>Impulsiveness v. reflection (9 items)</text:p>
          </table:table-cell>
          <table:table-cell table:style-name="ce27" table:formula="of:=IFERROR(INDEX([$'olah data'.$B$4:$'olah data'.$N$39];MATCH([.$A11];[$'olah data'.E$4:$'olah data'.E$39];0);2);&quot;&quot;)">
            <text:p/>
          </table:table-cell>
          <table:table-cell table:style-name="ce27" table:formula="of:=IFERROR(INDEX([$'olah data'.$B$4:$'olah data'.$N$39];MATCH([.$A11];[$'olah data'.F$4:$'olah data'.F$39];0);2);&quot;&quot;)">
            <text:p/>
          </table:table-cell>
          <table:table-cell table:style-name="ce27" table:formula="of:=IFERROR(INDEX([$'olah data'.$B$4:$'olah data'.$N$39];MATCH([.$A11];[$'olah data'.G$4:$'olah data'.G$39];0);2);&quot;&quot;)">
            <text:p/>
          </table:table-cell>
          <table:table-cell table:style-name="ce27" table:formula="of:=IFERROR(INDEX([$'olah data'.$B$4:$'olah data'.$N$39];MATCH([.$A11];[$'olah data'.H$4:$'olah data'.H$39];0);2);&quot;&quot;)">
            <text:p/>
          </table:table-cell>
          <table:table-cell table:style-name="ce27" table:formula="of:=IFERROR(INDEX([$'olah data'.$B$4:$'olah data'.$N$39];MATCH([.$A11];[$'olah data'.I$4:$'olah data'.I$39];0);2);&quot;&quot;)">
            <text:p/>
          </table:table-cell>
          <table:table-cell table:style-name="ce27" table:formula="of:=IFERROR(INDEX([$'olah data'.$B$4:$'olah data'.$N$39];MATCH([.$A11];[$'olah data'.J$4:$'olah data'.J$39];0);2);&quot;&quot;)">
            <text:p/>
          </table:table-cell>
          <table:table-cell table:style-name="ce27" table:formula="of:=IFERROR(INDEX([$'olah data'.$B$4:$'olah data'.$N$39];MATCH([.$A11];[$'olah data'.K$4:$'olah data'.K$39];0);2);&quot;&quot;)">
            <text:p/>
          </table:table-cell>
          <table:table-cell table:style-name="ce27" table:formula="of:=IFERROR(INDEX([$'olah data'.$B$4:$'olah data'.$N$39];MATCH([.$A11];[$'olah data'.L$4:$'olah data'.L$39];0);2);&quot;&quot;)">
            <text:p/>
          </table:table-cell>
          <table:table-cell table:style-name="ce27" table:formula="of:=IFERROR(INDEX([$'olah data'.$B$4:$'olah data'.$N$39];MATCH([.$A11];[$'olah data'.M$4:$'olah data'.M$39];0);2);&quot;&quot;)">
            <text:p/>
          </table:table-cell>
          <table:table-cell table:style-name="ce27" table:formula="of:=IFERROR(INDEX([$'olah data'.$B$4:$'olah data'.$N$39];MATCH([.$A11];[$'olah data'.N$4:$'olah data'.N$39];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IFERROR([$'View Input'.N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 calcext:value-type="float">
            <text:p>11</text:p>
          </table:table-cell>
          <table:table-cell table:style-name="ce64" office:value-type="float" office:value="5" calcext:value-type="float">
            <text:p>5</text:p>
          </table:table-cell>
          <table:table-cell table:style-name="ce98" table:formula="of:=IF([.R12]=&quot;&quot;;IF([.Q12]=&quot;R&quot;;VLOOKUP([.P12];[$'olah data'.$R$3:$'olah data'.$S$7];2);[.P12]);IF([.R12]=[.P12];[.P12];[.Q12]))" office:value-type="string" office:string-value="" calcext:value-type="error">
            <text:p>#N/A</text:p>
          </table:table-cell>
          <table:table-cell table:style-name="ce27" table:formula="of:=IFERROR(INDEX([$'olah data'.$B$4:$'olah data'.$N$39];MATCH([.$A12];[$'olah data'.D$4:$'olah data'.D$39];0);2);&quot;&quot;)" office:value-type="string" office:string-value="Dependence (6 items)" calcext:value-type="string">
            <text:p>Dependence (6 items)</text:p>
          </table:table-cell>
          <table:table-cell table:style-name="ce27" table:formula="of:=IFERROR(INDEX([$'olah data'.$B$4:$'olah data'.$N$39];MATCH([.$A12];[$'olah data'.E$4:$'olah data'.E$39];0);2);&quot;&quot;)">
            <text:p/>
          </table:table-cell>
          <table:table-cell table:style-name="ce27" table:formula="of:=IFERROR(INDEX([$'olah data'.$B$4:$'olah data'.$N$39];MATCH([.$A12];[$'olah data'.F$4:$'olah data'.F$39];0);2);&quot;&quot;)">
            <text:p/>
          </table:table-cell>
          <table:table-cell table:style-name="ce27" table:formula="of:=IFERROR(INDEX([$'olah data'.$B$4:$'olah data'.$N$39];MATCH([.$A12];[$'olah data'.G$4:$'olah data'.G$39];0);2);&quot;&quot;)">
            <text:p/>
          </table:table-cell>
          <table:table-cell table:style-name="ce27" table:formula="of:=IFERROR(INDEX([$'olah data'.$B$4:$'olah data'.$N$39];MATCH([.$A12];[$'olah data'.H$4:$'olah data'.H$39];0);2);&quot;&quot;)">
            <text:p/>
          </table:table-cell>
          <table:table-cell table:style-name="ce27" table:formula="of:=IFERROR(INDEX([$'olah data'.$B$4:$'olah data'.$N$39];MATCH([.$A12];[$'olah data'.I$4:$'olah data'.I$39];0);2);&quot;&quot;)">
            <text:p/>
          </table:table-cell>
          <table:table-cell table:style-name="ce27" table:formula="of:=IFERROR(INDEX([$'olah data'.$B$4:$'olah data'.$N$39];MATCH([.$A12];[$'olah data'.J$4:$'olah data'.J$39];0);2);&quot;&quot;)">
            <text:p/>
          </table:table-cell>
          <table:table-cell table:style-name="ce27" table:formula="of:=IFERROR(INDEX([$'olah data'.$B$4:$'olah data'.$N$39];MATCH([.$A12];[$'olah data'.K$4:$'olah data'.K$39];0);2);&quot;&quot;)">
            <text:p/>
          </table:table-cell>
          <table:table-cell table:style-name="ce27" table:formula="of:=IFERROR(INDEX([$'olah data'.$B$4:$'olah data'.$N$39];MATCH([.$A12];[$'olah data'.L$4:$'olah data'.L$39];0);2);&quot;&quot;)">
            <text:p/>
          </table:table-cell>
          <table:table-cell table:style-name="ce27" table:formula="of:=IFERROR(INDEX([$'olah data'.$B$4:$'olah data'.$N$39];MATCH([.$A12];[$'olah data'.M$4:$'olah data'.M$39];0);2);&quot;&quot;)">
            <text:p/>
          </table:table-cell>
          <table:table-cell table:style-name="ce27" table:formula="of:=IFERROR(INDEX([$'olah data'.$B$4:$'olah data'.$N$39];MATCH([.$A12];[$'olah data'.N$4:$'olah data'.N$39];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IFERROR([$'View Input'.N2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2" calcext:value-type="float">
            <text:p>12</text:p>
          </table:table-cell>
          <table:table-cell table:style-name="ce64" office:value-type="float" office:value="5" calcext:value-type="float">
            <text:p>5</text:p>
          </table:table-cell>
          <table:table-cell table:style-name="ce98" table:formula="of:=IF([.R13]=&quot;&quot;;IF([.Q13]=&quot;R&quot;;VLOOKUP([.P13];[$'olah data'.$R$3:$'olah data'.$S$7];2);[.P13]);IF([.R13]=[.P13];[.P13];[.Q13]))" office:value-type="float" office:value="0" calcext:value-type="float">
            <text:p>0</text:p>
          </table:table-cell>
          <table:table-cell table:style-name="ce27" table:formula="of:=IFERROR(INDEX([$'olah data'.$B$4:$'olah data'.$N$39];MATCH([.$A13];[$'olah data'.D$4:$'olah data'.D$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3];[$'olah data'.E$4:$'olah data'.E$39];0);2);&quot;&quot;)">
            <text:p/>
          </table:table-cell>
          <table:table-cell table:style-name="ce27" table:formula="of:=IFERROR(INDEX([$'olah data'.$B$4:$'olah data'.$N$39];MATCH([.$A13];[$'olah data'.F$4:$'olah data'.F$39];0);2);&quot;&quot;)">
            <text:p/>
          </table:table-cell>
          <table:table-cell table:style-name="ce27" table:formula="of:=IFERROR(INDEX([$'olah data'.$B$4:$'olah data'.$N$39];MATCH([.$A13];[$'olah data'.G$4:$'olah data'.G$39];0);2);&quot;&quot;)">
            <text:p/>
          </table:table-cell>
          <table:table-cell table:style-name="ce27" table:formula="of:=IFERROR(INDEX([$'olah data'.$B$4:$'olah data'.$N$39];MATCH([.$A13];[$'olah data'.H$4:$'olah data'.H$39];0);2);&quot;&quot;)">
            <text:p/>
          </table:table-cell>
          <table:table-cell table:style-name="ce27" table:formula="of:=IFERROR(INDEX([$'olah data'.$B$4:$'olah data'.$N$39];MATCH([.$A13];[$'olah data'.I$4:$'olah data'.I$39];0);2);&quot;&quot;)">
            <text:p/>
          </table:table-cell>
          <table:table-cell table:style-name="ce27" table:formula="of:=IFERROR(INDEX([$'olah data'.$B$4:$'olah data'.$N$39];MATCH([.$A13];[$'olah data'.J$4:$'olah data'.J$39];0);2);&quot;&quot;)">
            <text:p/>
          </table:table-cell>
          <table:table-cell table:style-name="ce27" table:formula="of:=IFERROR(INDEX([$'olah data'.$B$4:$'olah data'.$N$39];MATCH([.$A13];[$'olah data'.K$4:$'olah data'.K$39];0);2);&quot;&quot;)">
            <text:p/>
          </table:table-cell>
          <table:table-cell table:style-name="ce27" table:formula="of:=IFERROR(INDEX([$'olah data'.$B$4:$'olah data'.$N$39];MATCH([.$A13];[$'olah data'.L$4:$'olah data'.L$39];0);2);&quot;&quot;)">
            <text:p/>
          </table:table-cell>
          <table:table-cell table:style-name="ce27" table:formula="of:=IFERROR(INDEX([$'olah data'.$B$4:$'olah data'.$N$39];MATCH([.$A13];[$'olah data'.M$4:$'olah data'.M$39];0);2);&quot;&quot;)">
            <text:p/>
          </table:table-cell>
          <table:table-cell table:style-name="ce27" table:formula="of:=IFERROR(INDEX([$'olah data'.$B$4:$'olah data'.$N$39];MATCH([.$A13];[$'olah data'.N$4:$'olah data'.N$39];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IFERROR([$'View Input'.N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 calcext:value-type="float">
            <text:p>13</text:p>
          </table:table-cell>
          <table:table-cell table:style-name="ce64" office:value-type="float" office:value="5" calcext:value-type="float">
            <text:p>5</text:p>
          </table:table-cell>
          <table:table-cell table:style-name="ce98" table:formula="of:=IF([.R14]=&quot;&quot;;IF([.Q14]=&quot;R&quot;;VLOOKUP([.P14];[$'olah data'.$R$3:$'olah data'.$S$7];2);[.P14]);IF([.R14]=[.P14];[.P14];[.Q14]))" office:value-type="string" office:string-value="" calcext:value-type="error">
            <text:p>#N/A</text:p>
          </table:table-cell>
          <table:table-cell table:style-name="ce27" table:formula="of:=IFERROR(INDEX([$'olah data'.$B$4:$'olah data'.$N$39];MATCH([.$A14];[$'olah data'.D$4:$'olah data'.D$39];0);2);&quot;&quot;)">
            <text:p/>
          </table:table-cell>
          <table:table-cell table:style-name="ce27" table:formula="of:=IFERROR(INDEX([$'olah data'.$B$4:$'olah data'.$N$39];MATCH([.$A14];[$'olah data'.E$4:$'olah data'.E$39];0);2);&quot;&quot;)">
            <text:p/>
          </table:table-cell>
          <table:table-cell table:style-name="ce27" table:formula="of:=IFERROR(INDEX([$'olah data'.$B$4:$'olah data'.$N$39];MATCH([.$A14];[$'olah data'.F$4:$'olah data'.F$39];0);2);&quot;&quot;)">
            <text:p/>
          </table:table-cell>
          <table:table-cell table:style-name="ce27" table:formula="of:=IFERROR(INDEX([$'olah data'.$B$4:$'olah data'.$N$39];MATCH([.$A14];[$'olah data'.G$4:$'olah data'.G$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olah data'.H$4:$'olah data'.H$39];0);2);&quot;&quot;)">
            <text:p/>
          </table:table-cell>
          <table:table-cell table:style-name="ce27" table:formula="of:=IFERROR(INDEX([$'olah data'.$B$4:$'olah data'.$N$39];MATCH([.$A14];[$'olah data'.I$4:$'olah data'.I$39];0);2);&quot;&quot;)">
            <text:p/>
          </table:table-cell>
          <table:table-cell table:style-name="ce27" table:formula="of:=IFERROR(INDEX([$'olah data'.$B$4:$'olah data'.$N$39];MATCH([.$A14];[$'olah data'.J$4:$'olah data'.J$39];0);2);&quot;&quot;)">
            <text:p/>
          </table:table-cell>
          <table:table-cell table:style-name="ce27" table:formula="of:=IFERROR(INDEX([$'olah data'.$B$4:$'olah data'.$N$39];MATCH([.$A14];[$'olah data'.K$4:$'olah data'.K$39];0);2);&quot;&quot;)">
            <text:p/>
          </table:table-cell>
          <table:table-cell table:style-name="ce27" table:formula="of:=IFERROR(INDEX([$'olah data'.$B$4:$'olah data'.$N$39];MATCH([.$A14];[$'olah data'.L$4:$'olah data'.L$39];0);2);&quot;&quot;)">
            <text:p/>
          </table:table-cell>
          <table:table-cell table:style-name="ce27" table:formula="of:=IFERROR(INDEX([$'olah data'.$B$4:$'olah data'.$N$39];MATCH([.$A14];[$'olah data'.M$4:$'olah data'.M$39];0);2);&quot;&quot;)">
            <text:p/>
          </table:table-cell>
          <table:table-cell table:style-name="ce27" table:formula="of:=IFERROR(INDEX([$'olah data'.$B$4:$'olah data'.$N$39];MATCH([.$A14];[$'olah data'.N$4:$'olah data'.N$39];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IFERROR([$'View Input'.N2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 calcext:value-type="float">
            <text:p>14</text:p>
          </table:table-cell>
          <table:table-cell table:style-name="ce64" office:value-type="float" office:value="5" calcext:value-type="float">
            <text:p>5</text:p>
          </table:table-cell>
          <table:table-cell table:style-name="ce98" table:formula="of:=IF([.R15]=&quot;&quot;;IF([.Q15]=&quot;R&quot;;VLOOKUP([.P15];[$'olah data'.$R$3:$'olah data'.$S$7];2);[.P15]);IF([.R15]=[.P15];[.P15];[.Q15]))" office:value-type="string" office:string-value="" calcext:value-type="error">
            <text:p>#N/A</text:p>
          </table:table-cell>
          <table:table-cell table:style-name="ce27" table:formula="of:=IFERROR(INDEX([$'olah data'.$B$4:$'olah data'.$N$39];MATCH([.$A15];[$'olah data'.D$4:$'olah data'.D$39];0);2);&quot;&quot;)">
            <text:p/>
          </table:table-cell>
          <table:table-cell table:style-name="ce27" table:formula="of:=IFERROR(INDEX([$'olah data'.$B$4:$'olah data'.$N$39];MATCH([.$A15];[$'olah data'.E$4:$'olah data'.E$39];0);2);&quot;&quot;)">
            <text:p/>
          </table:table-cell>
          <table:table-cell table:style-name="ce27" table:formula="of:=IFERROR(INDEX([$'olah data'.$B$4:$'olah data'.$N$39];MATCH([.$A15];[$'olah data'.F$4:$'olah data'.F$39];0);2);&quot;&quot;)">
            <text:p/>
          </table:table-cell>
          <table:table-cell table:style-name="ce27" table:formula="of:=IFERROR(INDEX([$'olah data'.$B$4:$'olah data'.$N$39];MATCH([.$A15];[$'olah data'.G$4:$'olah data'.G$39];0);2);&quot;&quot;)">
            <text:p/>
          </table:table-cell>
          <table:table-cell table:style-name="ce27" table:formula="of:=IFERROR(INDEX([$'olah data'.$B$4:$'olah data'.$N$39];MATCH([.$A15];[$'olah data'.H$4:$'olah data'.H$39];0);2);&quot;&quot;)" office:value-type="string" office:string-value="Extravagance v. reserve (9 items)" calcext:value-type="string">
            <text:p>Extravagance v. reserve (9 items)</text:p>
          </table:table-cell>
          <table:table-cell table:style-name="ce27" table:formula="of:=IFERROR(INDEX([$'olah data'.$B$4:$'olah data'.$N$39];MATCH([.$A15];[$'olah data'.I$4:$'olah data'.I$39];0);2);&quot;&quot;)">
            <text:p/>
          </table:table-cell>
          <table:table-cell table:style-name="ce27" table:formula="of:=IFERROR(INDEX([$'olah data'.$B$4:$'olah data'.$N$39];MATCH([.$A15];[$'olah data'.J$4:$'olah data'.J$39];0);2);&quot;&quot;)">
            <text:p/>
          </table:table-cell>
          <table:table-cell table:style-name="ce27" table:formula="of:=IFERROR(INDEX([$'olah data'.$B$4:$'olah data'.$N$39];MATCH([.$A15];[$'olah data'.K$4:$'olah data'.K$39];0);2);&quot;&quot;)">
            <text:p/>
          </table:table-cell>
          <table:table-cell table:style-name="ce27" table:formula="of:=IFERROR(INDEX([$'olah data'.$B$4:$'olah data'.$N$39];MATCH([.$A15];[$'olah data'.L$4:$'olah data'.L$39];0);2);&quot;&quot;)">
            <text:p/>
          </table:table-cell>
          <table:table-cell table:style-name="ce27" table:formula="of:=IFERROR(INDEX([$'olah data'.$B$4:$'olah data'.$N$39];MATCH([.$A15];[$'olah data'.M$4:$'olah data'.M$39];0);2);&quot;&quot;)">
            <text:p/>
          </table:table-cell>
          <table:table-cell table:style-name="ce27" table:formula="of:=IFERROR(INDEX([$'olah data'.$B$4:$'olah data'.$N$39];MATCH([.$A15];[$'olah data'.N$4:$'olah data'.N$39];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IFERROR([$'View Input'.N2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5" calcext:value-type="float">
            <text:p>15</text:p>
          </table:table-cell>
          <table:table-cell table:style-name="ce64" office:value-type="float" office:value="5" calcext:value-type="float">
            <text:p>5</text:p>
          </table:table-cell>
          <table:table-cell table:style-name="ce98" table:formula="of:=IF([.R16]=&quot;&quot;;IF([.Q16]=&quot;R&quot;;VLOOKUP([.P16];[$'olah data'.$R$3:$'olah data'.$S$7];2);[.P16]);IF([.R16]=[.P16];[.P16];[.Q16]))" office:value-type="float" office:value="0" calcext:value-type="float">
            <text:p>0</text:p>
          </table:table-cell>
          <table:table-cell table:style-name="ce27" table:formula="of:=IFERROR(INDEX([$'olah data'.$B$4:$'olah data'.$N$39];MATCH([.$A16];[$'olah data'.D$4:$'olah data'.D$39];0);2);&quot;&quot;)" office:value-type="string" office:string-value="Attachment (6 items)" calcext:value-type="string">
            <text:p>Attachment (6 items)</text:p>
          </table:table-cell>
          <table:table-cell table:style-name="ce27" table:formula="of:=IFERROR(INDEX([$'olah data'.$B$4:$'olah data'.$N$39];MATCH([.$A16];[$'olah data'.E$4:$'olah data'.E$39];0);2);&quot;&quot;)">
            <text:p/>
          </table:table-cell>
          <table:table-cell table:style-name="ce27" table:formula="of:=IFERROR(INDEX([$'olah data'.$B$4:$'olah data'.$N$39];MATCH([.$A16];[$'olah data'.F$4:$'olah data'.F$39];0);2);&quot;&quot;)">
            <text:p/>
          </table:table-cell>
          <table:table-cell table:style-name="ce27" table:formula="of:=IFERROR(INDEX([$'olah data'.$B$4:$'olah data'.$N$39];MATCH([.$A16];[$'olah data'.G$4:$'olah data'.G$39];0);2);&quot;&quot;)">
            <text:p/>
          </table:table-cell>
          <table:table-cell table:style-name="ce27" table:formula="of:=IFERROR(INDEX([$'olah data'.$B$4:$'olah data'.$N$39];MATCH([.$A16];[$'olah data'.H$4:$'olah data'.H$39];0);2);&quot;&quot;)">
            <text:p/>
          </table:table-cell>
          <table:table-cell table:style-name="ce27" table:formula="of:=IFERROR(INDEX([$'olah data'.$B$4:$'olah data'.$N$39];MATCH([.$A16];[$'olah data'.I$4:$'olah data'.I$39];0);2);&quot;&quot;)">
            <text:p/>
          </table:table-cell>
          <table:table-cell table:style-name="ce27" table:formula="of:=IFERROR(INDEX([$'olah data'.$B$4:$'olah data'.$N$39];MATCH([.$A16];[$'olah data'.J$4:$'olah data'.J$39];0);2);&quot;&quot;)">
            <text:p/>
          </table:table-cell>
          <table:table-cell table:style-name="ce27" table:formula="of:=IFERROR(INDEX([$'olah data'.$B$4:$'olah data'.$N$39];MATCH([.$A16];[$'olah data'.K$4:$'olah data'.K$39];0);2);&quot;&quot;)">
            <text:p/>
          </table:table-cell>
          <table:table-cell table:style-name="ce27" table:formula="of:=IFERROR(INDEX([$'olah data'.$B$4:$'olah data'.$N$39];MATCH([.$A16];[$'olah data'.L$4:$'olah data'.L$39];0);2);&quot;&quot;)">
            <text:p/>
          </table:table-cell>
          <table:table-cell table:style-name="ce27" table:formula="of:=IFERROR(INDEX([$'olah data'.$B$4:$'olah data'.$N$39];MATCH([.$A16];[$'olah data'.M$4:$'olah data'.M$39];0);2);&quot;&quot;)">
            <text:p/>
          </table:table-cell>
          <table:table-cell table:style-name="ce27" table:formula="of:=IFERROR(INDEX([$'olah data'.$B$4:$'olah data'.$N$39];MATCH([.$A16];[$'olah data'.N$4:$'olah data'.N$39];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IFERROR([$'View Input'.N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 calcext:value-type="float">
            <text:p>16</text:p>
          </table:table-cell>
          <table:table-cell table:style-name="ce64" office:value-type="float" office:value="5" calcext:value-type="float">
            <text:p>5</text:p>
          </table:table-cell>
          <table:table-cell table:style-name="ce98" table:formula="of:=IF([.R17]=&quot;&quot;;IF([.Q17]=&quot;R&quot;;VLOOKUP([.P17];[$'olah data'.$R$3:$'olah data'.$S$7];2);[.P17]);IF([.R17]=[.P17];[.P17];[.Q17]))" office:value-type="float" office:value="0" calcext:value-type="float">
            <text:p>0</text:p>
          </table:table-cell>
          <table:table-cell table:style-name="ce27" table:formula="of:=IFERROR(INDEX([$'olah data'.$B$4:$'olah data'.$N$39];MATCH([.$A17];[$'olah data'.D$4:$'olah data'.D$39];0);2);&quot;&quot;)" office:value-type="string" office:string-value="Fatigability v. asthenia (8 items)" calcext:value-type="string">
            <text:p>Fatigability v. asthenia (8 items)</text:p>
          </table:table-cell>
          <table:table-cell table:style-name="ce27" table:formula="of:=IFERROR(INDEX([$'olah data'.$B$4:$'olah data'.$N$39];MATCH([.$A17];[$'olah data'.E$4:$'olah data'.E$39];0);2);&quot;&quot;)">
            <text:p/>
          </table:table-cell>
          <table:table-cell table:style-name="ce27" table:formula="of:=IFERROR(INDEX([$'olah data'.$B$4:$'olah data'.$N$39];MATCH([.$A17];[$'olah data'.F$4:$'olah data'.F$39];0);2);&quot;&quot;)">
            <text:p/>
          </table:table-cell>
          <table:table-cell table:style-name="ce27" table:formula="of:=IFERROR(INDEX([$'olah data'.$B$4:$'olah data'.$N$39];MATCH([.$A17];[$'olah data'.G$4:$'olah data'.G$39];0);2);&quot;&quot;)">
            <text:p/>
          </table:table-cell>
          <table:table-cell table:style-name="ce27" table:formula="of:=IFERROR(INDEX([$'olah data'.$B$4:$'olah data'.$N$39];MATCH([.$A17];[$'olah data'.H$4:$'olah data'.H$39];0);2);&quot;&quot;)">
            <text:p/>
          </table:table-cell>
          <table:table-cell table:style-name="ce27" table:formula="of:=IFERROR(INDEX([$'olah data'.$B$4:$'olah data'.$N$39];MATCH([.$A17];[$'olah data'.I$4:$'olah data'.I$39];0);2);&quot;&quot;)">
            <text:p/>
          </table:table-cell>
          <table:table-cell table:style-name="ce27" table:formula="of:=IFERROR(INDEX([$'olah data'.$B$4:$'olah data'.$N$39];MATCH([.$A17];[$'olah data'.J$4:$'olah data'.J$39];0);2);&quot;&quot;)">
            <text:p/>
          </table:table-cell>
          <table:table-cell table:style-name="ce27" table:formula="of:=IFERROR(INDEX([$'olah data'.$B$4:$'olah data'.$N$39];MATCH([.$A17];[$'olah data'.K$4:$'olah data'.K$39];0);2);&quot;&quot;)">
            <text:p/>
          </table:table-cell>
          <table:table-cell table:style-name="ce27" table:formula="of:=IFERROR(INDEX([$'olah data'.$B$4:$'olah data'.$N$39];MATCH([.$A17];[$'olah data'.L$4:$'olah data'.L$39];0);2);&quot;&quot;)">
            <text:p/>
          </table:table-cell>
          <table:table-cell table:style-name="ce27" table:formula="of:=IFERROR(INDEX([$'olah data'.$B$4:$'olah data'.$N$39];MATCH([.$A17];[$'olah data'.M$4:$'olah data'.M$39];0);2);&quot;&quot;)">
            <text:p/>
          </table:table-cell>
          <table:table-cell table:style-name="ce27" table:formula="of:=IFERROR(INDEX([$'olah data'.$B$4:$'olah data'.$N$39];MATCH([.$A17];[$'olah data'.N$4:$'olah data'.N$39];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IFERROR([$'View Input'.N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 calcext:value-type="float">
            <text:p>17</text:p>
          </table:table-cell>
          <table:table-cell table:style-name="ce64" office:value-type="float" office:value="5" calcext:value-type="float">
            <text:p>5</text:p>
          </table:table-cell>
          <table:table-cell table:style-name="ce98" table:formula="of:=IF([.R18]=&quot;&quot;;IF([.Q18]=&quot;R&quot;;VLOOKUP([.P18];[$'olah data'.$R$3:$'olah data'.$S$7];2);[.P18]);IF([.R18]=[.P18];[.P18];[.Q18]))" office:value-type="string" office:string-value="" calcext:value-type="error">
            <text:p>#N/A</text:p>
          </table:table-cell>
          <table:table-cell table:style-name="ce27" table:formula="of:=IFERROR(INDEX([$'olah data'.$B$4:$'olah data'.$N$39];MATCH([.$A18];[$'olah data'.D$4:$'olah data'.D$39];0);2);&quot;&quot;)">
            <text:p/>
          </table:table-cell>
          <table:table-cell table:style-name="ce27" table:formula="of:=IFERROR(INDEX([$'olah data'.$B$4:$'olah data'.$N$39];MATCH([.$A18];[$'olah data'.E$4:$'olah data'.E$39];0);2);&quot;&quot;)">
            <text:p/>
          </table:table-cell>
          <table:table-cell table:style-name="ce27" table:formula="of:=IFERROR(INDEX([$'olah data'.$B$4:$'olah data'.$N$39];MATCH([.$A18];[$'olah data'.F$4:$'olah data'.F$39];0);2);&quot;&quot;)" office:value-type="string" office:string-value="Responsibility vs. blaming (8 items)" calcext:value-type="string">
            <text:p>Responsibility vs. blaming (8 items)</text:p>
          </table:table-cell>
          <table:table-cell table:style-name="ce27" table:formula="of:=IFERROR(INDEX([$'olah data'.$B$4:$'olah data'.$N$39];MATCH([.$A18];[$'olah data'.G$4:$'olah data'.G$39];0);2);&quot;&quot;)">
            <text:p/>
          </table:table-cell>
          <table:table-cell table:style-name="ce27" table:formula="of:=IFERROR(INDEX([$'olah data'.$B$4:$'olah data'.$N$39];MATCH([.$A18];[$'olah data'.H$4:$'olah data'.H$39];0);2);&quot;&quot;)">
            <text:p/>
          </table:table-cell>
          <table:table-cell table:style-name="ce27" table:formula="of:=IFERROR(INDEX([$'olah data'.$B$4:$'olah data'.$N$39];MATCH([.$A18];[$'olah data'.I$4:$'olah data'.I$39];0);2);&quot;&quot;)">
            <text:p/>
          </table:table-cell>
          <table:table-cell table:style-name="ce27" table:formula="of:=IFERROR(INDEX([$'olah data'.$B$4:$'olah data'.$N$39];MATCH([.$A18];[$'olah data'.J$4:$'olah data'.J$39];0);2);&quot;&quot;)">
            <text:p/>
          </table:table-cell>
          <table:table-cell table:style-name="ce27" table:formula="of:=IFERROR(INDEX([$'olah data'.$B$4:$'olah data'.$N$39];MATCH([.$A18];[$'olah data'.K$4:$'olah data'.K$39];0);2);&quot;&quot;)">
            <text:p/>
          </table:table-cell>
          <table:table-cell table:style-name="ce27" table:formula="of:=IFERROR(INDEX([$'olah data'.$B$4:$'olah data'.$N$39];MATCH([.$A18];[$'olah data'.L$4:$'olah data'.L$39];0);2);&quot;&quot;)">
            <text:p/>
          </table:table-cell>
          <table:table-cell table:style-name="ce27" table:formula="of:=IFERROR(INDEX([$'olah data'.$B$4:$'olah data'.$N$39];MATCH([.$A18];[$'olah data'.M$4:$'olah data'.M$39];0);2);&quot;&quot;)">
            <text:p/>
          </table:table-cell>
          <table:table-cell table:style-name="ce27" table:formula="of:=IFERROR(INDEX([$'olah data'.$B$4:$'olah data'.$N$39];MATCH([.$A18];[$'olah data'.N$4:$'olah data'.N$39];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IFERROR([$'View Input'.N2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8" calcext:value-type="float">
            <text:p>18</text:p>
          </table:table-cell>
          <table:table-cell table:style-name="ce64" office:value-type="float" office:value="5" calcext:value-type="float">
            <text:p>5</text:p>
          </table:table-cell>
          <table:table-cell table:style-name="ce98" table:formula="of:=IF([.R19]=&quot;&quot;;IF([.Q19]=&quot;R&quot;;VLOOKUP([.P19];[$'olah data'.$R$3:$'olah data'.$S$7];2);[.P19]);IF([.R19]=[.P19];[.P19];[.Q19]))" office:value-type="string" office:string-value="" calcext:value-type="error">
            <text:p>#N/A</text:p>
          </table:table-cell>
          <table:table-cell table:style-name="ce27" table:formula="of:=IFERROR(INDEX([$'olah data'.$B$4:$'olah data'.$N$39];MATCH([.$A19];[$'olah data'.D$4:$'olah data'.D$39];0);2);&quot;&quot;)">
            <text:p/>
          </table:table-cell>
          <table:table-cell table:style-name="ce27" table:formula="of:=IFERROR(INDEX([$'olah data'.$B$4:$'olah data'.$N$39];MATCH([.$A19];[$'olah data'.E$4:$'olah data'.E$39];0);2);&quot;&quot;)">
            <text:p/>
          </table:table-cell>
          <table:table-cell table:style-name="ce27" table:formula="of:=IFERROR(INDEX([$'olah data'.$B$4:$'olah data'.$N$39];MATCH([.$A19];[$'olah data'.F$4:$'olah data'.F$39];0);2);&quot;&quot;)">
            <text:p/>
          </table:table-cell>
          <table:table-cell table:style-name="ce27" table:formula="of:=IFERROR(INDEX([$'olah data'.$B$4:$'olah data'.$N$39];MATCH([.$A19];[$'olah data'.G$4:$'olah data'.G$39];0);2);&quot;&quot;)">
            <text:p/>
          </table:table-cell>
          <table:table-cell table:style-name="ce27" table:formula="of:=IFERROR(INDEX([$'olah data'.$B$4:$'olah data'.$N$39];MATCH([.$A19];[$'olah data'.H$4:$'olah data'.H$39];0);2);&quot;&quot;)" office:value-type="string" office:string-value="Empathy vs. social disinterest (5 items)" calcext:value-type="string">
            <text:p>Empathy vs. social disinterest (5 items)</text:p>
          </table:table-cell>
          <table:table-cell table:style-name="ce27" table:formula="of:=IFERROR(INDEX([$'olah data'.$B$4:$'olah data'.$N$39];MATCH([.$A19];[$'olah data'.I$4:$'olah data'.I$39];0);2);&quot;&quot;)">
            <text:p/>
          </table:table-cell>
          <table:table-cell table:style-name="ce27" table:formula="of:=IFERROR(INDEX([$'olah data'.$B$4:$'olah data'.$N$39];MATCH([.$A19];[$'olah data'.J$4:$'olah data'.J$39];0);2);&quot;&quot;)">
            <text:p/>
          </table:table-cell>
          <table:table-cell table:style-name="ce27" table:formula="of:=IFERROR(INDEX([$'olah data'.$B$4:$'olah data'.$N$39];MATCH([.$A19];[$'olah data'.K$4:$'olah data'.K$39];0);2);&quot;&quot;)">
            <text:p/>
          </table:table-cell>
          <table:table-cell table:style-name="ce27" table:formula="of:=IFERROR(INDEX([$'olah data'.$B$4:$'olah data'.$N$39];MATCH([.$A19];[$'olah data'.L$4:$'olah data'.L$39];0);2);&quot;&quot;)">
            <text:p/>
          </table:table-cell>
          <table:table-cell table:style-name="ce27" table:formula="of:=IFERROR(INDEX([$'olah data'.$B$4:$'olah data'.$N$39];MATCH([.$A19];[$'olah data'.M$4:$'olah data'.M$39];0);2);&quot;&quot;)">
            <text:p/>
          </table:table-cell>
          <table:table-cell table:style-name="ce27" table:formula="of:=IFERROR(INDEX([$'olah data'.$B$4:$'olah data'.$N$39];MATCH([.$A19];[$'olah data'.N$4:$'olah data'.N$39];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IFERROR([$'View Input'.N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 calcext:value-type="float">
            <text:p>19</text:p>
          </table:table-cell>
          <table:table-cell table:style-name="ce64" office:value-type="float" office:value="5" calcext:value-type="float">
            <text:p>5</text:p>
          </table:table-cell>
          <table:table-cell table:style-name="ce98" table:formula="of:=IF([.R20]=&quot;&quot;;IF([.Q20]=&quot;R&quot;;VLOOKUP([.P20];[$'olah data'.$R$3:$'olah data'.$S$7];2);[.P20]);IF([.R20]=[.P20];[.P20];[.Q20]))" office:value-type="float" office:value="0" calcext:value-type="float">
            <text:p>0</text:p>
          </table:table-cell>
          <table:table-cell table:style-name="ce27" table:formula="of:=IFERROR(INDEX([$'olah data'.$B$4:$'olah data'.$N$39];MATCH([.$A20];[$'olah data'.D$4:$'olah data'.D$39];0);2);&quot;&quot;)" office:value-type="string" office:string-value="Shyness with strangers (7 items)" calcext:value-type="string">
            <text:p>Shyness with strangers (7 items)</text:p>
          </table:table-cell>
          <table:table-cell table:style-name="ce27" table:formula="of:=IFERROR(INDEX([$'olah data'.$B$4:$'olah data'.$N$39];MATCH([.$A20];[$'olah data'.E$4:$'olah data'.E$39];0);2);&quot;&quot;)">
            <text:p/>
          </table:table-cell>
          <table:table-cell table:style-name="ce27" table:formula="of:=IFERROR(INDEX([$'olah data'.$B$4:$'olah data'.$N$39];MATCH([.$A20];[$'olah data'.F$4:$'olah data'.F$39];0);2);&quot;&quot;)">
            <text:p/>
          </table:table-cell>
          <table:table-cell table:style-name="ce27" table:formula="of:=IFERROR(INDEX([$'olah data'.$B$4:$'olah data'.$N$39];MATCH([.$A20];[$'olah data'.G$4:$'olah data'.G$39];0);2);&quot;&quot;)">
            <text:p/>
          </table:table-cell>
          <table:table-cell table:style-name="ce27" table:formula="of:=IFERROR(INDEX([$'olah data'.$B$4:$'olah data'.$N$39];MATCH([.$A20];[$'olah data'.H$4:$'olah data'.H$39];0);2);&quot;&quot;)">
            <text:p/>
          </table:table-cell>
          <table:table-cell table:style-name="ce27" table:formula="of:=IFERROR(INDEX([$'olah data'.$B$4:$'olah data'.$N$39];MATCH([.$A20];[$'olah data'.I$4:$'olah data'.I$39];0);2);&quot;&quot;)">
            <text:p/>
          </table:table-cell>
          <table:table-cell table:style-name="ce27" table:formula="of:=IFERROR(INDEX([$'olah data'.$B$4:$'olah data'.$N$39];MATCH([.$A20];[$'olah data'.J$4:$'olah data'.J$39];0);2);&quot;&quot;)">
            <text:p/>
          </table:table-cell>
          <table:table-cell table:style-name="ce27" table:formula="of:=IFERROR(INDEX([$'olah data'.$B$4:$'olah data'.$N$39];MATCH([.$A20];[$'olah data'.K$4:$'olah data'.K$39];0);2);&quot;&quot;)">
            <text:p/>
          </table:table-cell>
          <table:table-cell table:style-name="ce27" table:formula="of:=IFERROR(INDEX([$'olah data'.$B$4:$'olah data'.$N$39];MATCH([.$A20];[$'olah data'.L$4:$'olah data'.L$39];0);2);&quot;&quot;)">
            <text:p/>
          </table:table-cell>
          <table:table-cell table:style-name="ce27" table:formula="of:=IFERROR(INDEX([$'olah data'.$B$4:$'olah data'.$N$39];MATCH([.$A20];[$'olah data'.M$4:$'olah data'.M$39];0);2);&quot;&quot;)">
            <text:p/>
          </table:table-cell>
          <table:table-cell table:style-name="ce27" table:formula="of:=IFERROR(INDEX([$'olah data'.$B$4:$'olah data'.$N$39];MATCH([.$A20];[$'olah data'.N$4:$'olah data'.N$39];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IFERROR([$'View Input'.N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 calcext:value-type="float">
            <text:p>20</text:p>
          </table:table-cell>
          <table:table-cell table:style-name="ce64" office:value-type="float" office:value="5" calcext:value-type="float">
            <text:p>5</text:p>
          </table:table-cell>
          <table:table-cell table:style-name="ce98" table:formula="of:=IF([.R21]=&quot;&quot;;IF([.Q21]=&quot;R&quot;;VLOOKUP([.P21];[$'olah data'.$R$3:$'olah data'.$S$7];2);[.P21]);IF([.R21]=[.P21];[.P21];[.Q21]))" office:value-type="float" office:value="0" calcext:value-type="float">
            <text:p>0</text:p>
          </table:table-cell>
          <table:table-cell table:style-name="ce27" table:formula="of:=IFERROR(INDEX([$'olah data'.$B$4:$'olah data'.$N$39];MATCH([.$A21];[$'olah data'.D$4:$'olah data'.D$39];0);2);&quot;&quot;)" office:value-type="string" office:string-value="Sentimentality (8 items)" calcext:value-type="string">
            <text:p>Sentimentality (8 items)</text:p>
          </table:table-cell>
          <table:table-cell table:style-name="ce27" table:formula="of:=IFERROR(INDEX([$'olah data'.$B$4:$'olah data'.$N$39];MATCH([.$A21];[$'olah data'.E$4:$'olah data'.E$39];0);2);&quot;&quot;)">
            <text:p/>
          </table:table-cell>
          <table:table-cell table:style-name="ce27" table:formula="of:=IFERROR(INDEX([$'olah data'.$B$4:$'olah data'.$N$39];MATCH([.$A21];[$'olah data'.F$4:$'olah data'.F$39];0);2);&quot;&quot;)">
            <text:p/>
          </table:table-cell>
          <table:table-cell table:style-name="ce27" table:formula="of:=IFERROR(INDEX([$'olah data'.$B$4:$'olah data'.$N$39];MATCH([.$A21];[$'olah data'.G$4:$'olah data'.G$39];0);2);&quot;&quot;)">
            <text:p/>
          </table:table-cell>
          <table:table-cell table:style-name="ce27" table:formula="of:=IFERROR(INDEX([$'olah data'.$B$4:$'olah data'.$N$39];MATCH([.$A21];[$'olah data'.H$4:$'olah data'.H$39];0);2);&quot;&quot;)">
            <text:p/>
          </table:table-cell>
          <table:table-cell table:style-name="ce27" table:formula="of:=IFERROR(INDEX([$'olah data'.$B$4:$'olah data'.$N$39];MATCH([.$A21];[$'olah data'.I$4:$'olah data'.I$39];0);2);&quot;&quot;)">
            <text:p/>
          </table:table-cell>
          <table:table-cell table:style-name="ce27" table:formula="of:=IFERROR(INDEX([$'olah data'.$B$4:$'olah data'.$N$39];MATCH([.$A21];[$'olah data'.J$4:$'olah data'.J$39];0);2);&quot;&quot;)">
            <text:p/>
          </table:table-cell>
          <table:table-cell table:style-name="ce27" table:formula="of:=IFERROR(INDEX([$'olah data'.$B$4:$'olah data'.$N$39];MATCH([.$A21];[$'olah data'.K$4:$'olah data'.K$39];0);2);&quot;&quot;)">
            <text:p/>
          </table:table-cell>
          <table:table-cell table:style-name="ce27" table:formula="of:=IFERROR(INDEX([$'olah data'.$B$4:$'olah data'.$N$39];MATCH([.$A21];[$'olah data'.L$4:$'olah data'.L$39];0);2);&quot;&quot;)">
            <text:p/>
          </table:table-cell>
          <table:table-cell table:style-name="ce27" table:formula="of:=IFERROR(INDEX([$'olah data'.$B$4:$'olah data'.$N$39];MATCH([.$A21];[$'olah data'.M$4:$'olah data'.M$39];0);2);&quot;&quot;)">
            <text:p/>
          </table:table-cell>
          <table:table-cell table:style-name="ce27" table:formula="of:=IFERROR(INDEX([$'olah data'.$B$4:$'olah data'.$N$39];MATCH([.$A21];[$'olah data'.N$4:$'olah data'.N$39];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IFERROR([$'View Input'.N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 calcext:value-type="float">
            <text:p>21</text:p>
          </table:table-cell>
          <table:table-cell table:style-name="ce64" office:value-type="float" office:value="5" calcext:value-type="float">
            <text:p>5</text:p>
          </table:table-cell>
          <table:table-cell table:style-name="ce98" table:formula="of:=IF([.R22]=&quot;&quot;;IF([.Q22]=&quot;R&quot;;VLOOKUP([.P22];[$'olah data'.$R$3:$'olah data'.$S$7];2);[.P22]);IF([.R22]=[.P22];[.P22];[.Q22]))" office:value-type="string" office:string-value="" calcext:value-type="error">
            <text:p>#N/A</text:p>
          </table:table-cell>
          <table:table-cell table:style-name="ce27" table:formula="of:=IFERROR(INDEX([$'olah data'.$B$4:$'olah data'.$N$39];MATCH([.$A22];[$'olah data'.D$4:$'olah data'.D$39];0);2);&quot;&quot;)">
            <text:p/>
          </table:table-cell>
          <table:table-cell table:style-name="ce27" table:formula="of:=IFERROR(INDEX([$'olah data'.$B$4:$'olah data'.$N$39];MATCH([.$A22];[$'olah data'.E$4:$'olah data'.E$39];0);2);&quot;&quot;)" office:value-type="string" office:string-value="Self-acceptance vs. self-striving (10 items)" calcext:value-type="string">
            <text:p>Self-acceptance vs. self-striving (10 items)</text:p>
          </table:table-cell>
          <table:table-cell table:style-name="ce27" table:formula="of:=IFERROR(INDEX([$'olah data'.$B$4:$'olah data'.$N$39];MATCH([.$A22];[$'olah data'.F$4:$'olah data'.F$39];0);2);&quot;&quot;)">
            <text:p/>
          </table:table-cell>
          <table:table-cell table:style-name="ce27" table:formula="of:=IFERROR(INDEX([$'olah data'.$B$4:$'olah data'.$N$39];MATCH([.$A22];[$'olah data'.G$4:$'olah data'.G$39];0);2);&quot;&quot;)">
            <text:p/>
          </table:table-cell>
          <table:table-cell table:style-name="ce27" table:formula="of:=IFERROR(INDEX([$'olah data'.$B$4:$'olah data'.$N$39];MATCH([.$A22];[$'olah data'.H$4:$'olah data'.H$39];0);2);&quot;&quot;)">
            <text:p/>
          </table:table-cell>
          <table:table-cell table:style-name="ce27" table:formula="of:=IFERROR(INDEX([$'olah data'.$B$4:$'olah data'.$N$39];MATCH([.$A22];[$'olah data'.I$4:$'olah data'.I$39];0);2);&quot;&quot;)">
            <text:p/>
          </table:table-cell>
          <table:table-cell table:style-name="ce27" table:formula="of:=IFERROR(INDEX([$'olah data'.$B$4:$'olah data'.$N$39];MATCH([.$A22];[$'olah data'.J$4:$'olah data'.J$39];0);2);&quot;&quot;)">
            <text:p/>
          </table:table-cell>
          <table:table-cell table:style-name="ce27" table:formula="of:=IFERROR(INDEX([$'olah data'.$B$4:$'olah data'.$N$39];MATCH([.$A22];[$'olah data'.K$4:$'olah data'.K$39];0);2);&quot;&quot;)">
            <text:p/>
          </table:table-cell>
          <table:table-cell table:style-name="ce27" table:formula="of:=IFERROR(INDEX([$'olah data'.$B$4:$'olah data'.$N$39];MATCH([.$A22];[$'olah data'.L$4:$'olah data'.L$39];0);2);&quot;&quot;)">
            <text:p/>
          </table:table-cell>
          <table:table-cell table:style-name="ce27" table:formula="of:=IFERROR(INDEX([$'olah data'.$B$4:$'olah data'.$N$39];MATCH([.$A22];[$'olah data'.M$4:$'olah data'.M$39];0);2);&quot;&quot;)">
            <text:p/>
          </table:table-cell>
          <table:table-cell table:style-name="ce27" table:formula="of:=IFERROR(INDEX([$'olah data'.$B$4:$'olah data'.$N$39];MATCH([.$A22];[$'olah data'.N$4:$'olah data'.N$39];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IFERROR([$'View Input'.Q1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2" calcext:value-type="float">
            <text:p>22</text:p>
          </table:table-cell>
          <table:table-cell table:style-name="ce64" office:value-type="float" office:value="5" calcext:value-type="float">
            <text:p>5</text:p>
          </table:table-cell>
          <table:table-cell table:style-name="ce98" table:formula="of:=IF([.R23]=&quot;&quot;;IF([.Q23]=&quot;R&quot;;VLOOKUP([.P23];[$'olah data'.$R$3:$'olah data'.$S$7];2);[.P23]);IF([.R23]=[.P23];[.P23];[.Q23]))" office:value-type="float" office:value="0" calcext:value-type="float">
            <text:p>0</text:p>
          </table:table-cell>
          <table:table-cell table:style-name="ce27" table:formula="of:=IFERROR(INDEX([$'olah data'.$B$4:$'olah data'.$N$39];MATCH([.$A23];[$'olah data'.D$4:$'olah data'.D$39];0);2);&quot;&quot;)">
            <text:p/>
          </table:table-cell>
          <table:table-cell table:style-name="ce27" table:formula="of:=IFERROR(INDEX([$'olah data'.$B$4:$'olah data'.$N$39];MATCH([.$A23];[$'olah data'.E$4:$'olah data'.E$39];0);2);&quot;&quot;)" office:value-type="string" office:string-value="Work hardened vs spoiled (8 items)" calcext:value-type="string">
            <text:p>Work hardened vs spoiled (8 items)</text:p>
          </table:table-cell>
          <table:table-cell table:style-name="ce27" table:formula="of:=IFERROR(INDEX([$'olah data'.$B$4:$'olah data'.$N$39];MATCH([.$A23];[$'olah data'.F$4:$'olah data'.F$39];0);2);&quot;&quot;)">
            <text:p/>
          </table:table-cell>
          <table:table-cell table:style-name="ce27" table:formula="of:=IFERROR(INDEX([$'olah data'.$B$4:$'olah data'.$N$39];MATCH([.$A23];[$'olah data'.G$4:$'olah data'.G$39];0);2);&quot;&quot;)">
            <text:p/>
          </table:table-cell>
          <table:table-cell table:style-name="ce27" table:formula="of:=IFERROR(INDEX([$'olah data'.$B$4:$'olah data'.$N$39];MATCH([.$A23];[$'olah data'.H$4:$'olah data'.H$39];0);2);&quot;&quot;)">
            <text:p/>
          </table:table-cell>
          <table:table-cell table:style-name="ce27" table:formula="of:=IFERROR(INDEX([$'olah data'.$B$4:$'olah data'.$N$39];MATCH([.$A23];[$'olah data'.I$4:$'olah data'.I$39];0);2);&quot;&quot;)">
            <text:p/>
          </table:table-cell>
          <table:table-cell table:style-name="ce27" table:formula="of:=IFERROR(INDEX([$'olah data'.$B$4:$'olah data'.$N$39];MATCH([.$A23];[$'olah data'.J$4:$'olah data'.J$39];0);2);&quot;&quot;)">
            <text:p/>
          </table:table-cell>
          <table:table-cell table:style-name="ce27" table:formula="of:=IFERROR(INDEX([$'olah data'.$B$4:$'olah data'.$N$39];MATCH([.$A23];[$'olah data'.K$4:$'olah data'.K$39];0);2);&quot;&quot;)">
            <text:p/>
          </table:table-cell>
          <table:table-cell table:style-name="ce27" table:formula="of:=IFERROR(INDEX([$'olah data'.$B$4:$'olah data'.$N$39];MATCH([.$A23];[$'olah data'.L$4:$'olah data'.L$39];0);2);&quot;&quot;)">
            <text:p/>
          </table:table-cell>
          <table:table-cell table:style-name="ce27" table:formula="of:=IFERROR(INDEX([$'olah data'.$B$4:$'olah data'.$N$39];MATCH([.$A23];[$'olah data'.M$4:$'olah data'.M$39];0);2);&quot;&quot;)">
            <text:p/>
          </table:table-cell>
          <table:table-cell table:style-name="ce27" table:formula="of:=IFERROR(INDEX([$'olah data'.$B$4:$'olah data'.$N$39];MATCH([.$A23];[$'olah data'.N$4:$'olah data'.N$39];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IFERROR([$'View Input'.Q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 calcext:value-type="float">
            <text:p>23</text:p>
          </table:table-cell>
          <table:table-cell table:style-name="ce64" office:value-type="float" office:value="5" calcext:value-type="float">
            <text:p>5</text:p>
          </table:table-cell>
          <table:table-cell table:style-name="ce98" table:formula="of:=IF([.R24]=&quot;&quot;;IF([.Q24]=&quot;R&quot;;VLOOKUP([.P24];[$'olah data'.$R$3:$'olah data'.$S$7];2);[.P24]);IF([.R24]=[.P24];[.P24];[.Q24]))" office:value-type="string" office:string-value="" calcext:value-type="error">
            <text:p>#N/A</text:p>
          </table:table-cell>
          <table:table-cell table:style-name="ce27" table:formula="of:=IFERROR(INDEX([$'olah data'.$B$4:$'olah data'.$N$39];MATCH([.$A24];[$'olah data'.D$4:$'olah data'.D$39];0);2);&quot;&quot;)">
            <text:p/>
          </table:table-cell>
          <table:table-cell table:style-name="ce27" table:formula="of:=IFERROR(INDEX([$'olah data'.$B$4:$'olah data'.$N$39];MATCH([.$A24];[$'olah data'.E$4:$'olah data'.E$39];0);2);&quot;&quot;)" office:value-type="string" office:string-value="Resourcefulness (5 items)" calcext:value-type="string">
            <text:p>Resourcefulness (5 items)</text:p>
          </table:table-cell>
          <table:table-cell table:style-name="ce27" table:formula="of:=IFERROR(INDEX([$'olah data'.$B$4:$'olah data'.$N$39];MATCH([.$A24];[$'olah data'.F$4:$'olah data'.F$39];0);2);&quot;&quot;)">
            <text:p/>
          </table:table-cell>
          <table:table-cell table:style-name="ce27" table:formula="of:=IFERROR(INDEX([$'olah data'.$B$4:$'olah data'.$N$39];MATCH([.$A24];[$'olah data'.G$4:$'olah data'.G$39];0);2);&quot;&quot;)">
            <text:p/>
          </table:table-cell>
          <table:table-cell table:style-name="ce27" table:formula="of:=IFERROR(INDEX([$'olah data'.$B$4:$'olah data'.$N$39];MATCH([.$A24];[$'olah data'.H$4:$'olah data'.H$39];0);2);&quot;&quot;)">
            <text:p/>
          </table:table-cell>
          <table:table-cell table:style-name="ce27" table:formula="of:=IFERROR(INDEX([$'olah data'.$B$4:$'olah data'.$N$39];MATCH([.$A24];[$'olah data'.I$4:$'olah data'.I$39];0);2);&quot;&quot;)">
            <text:p/>
          </table:table-cell>
          <table:table-cell table:style-name="ce27" table:formula="of:=IFERROR(INDEX([$'olah data'.$B$4:$'olah data'.$N$39];MATCH([.$A24];[$'olah data'.J$4:$'olah data'.J$39];0);2);&quot;&quot;)">
            <text:p/>
          </table:table-cell>
          <table:table-cell table:style-name="ce27" table:formula="of:=IFERROR(INDEX([$'olah data'.$B$4:$'olah data'.$N$39];MATCH([.$A24];[$'olah data'.K$4:$'olah data'.K$39];0);2);&quot;&quot;)">
            <text:p/>
          </table:table-cell>
          <table:table-cell table:style-name="ce27" table:formula="of:=IFERROR(INDEX([$'olah data'.$B$4:$'olah data'.$N$39];MATCH([.$A24];[$'olah data'.L$4:$'olah data'.L$39];0);2);&quot;&quot;)">
            <text:p/>
          </table:table-cell>
          <table:table-cell table:style-name="ce27" table:formula="of:=IFERROR(INDEX([$'olah data'.$B$4:$'olah data'.$N$39];MATCH([.$A24];[$'olah data'.M$4:$'olah data'.M$39];0);2);&quot;&quot;)">
            <text:p/>
          </table:table-cell>
          <table:table-cell table:style-name="ce27" table:formula="of:=IFERROR(INDEX([$'olah data'.$B$4:$'olah data'.$N$39];MATCH([.$A24];[$'olah data'.N$4:$'olah data'.N$39];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IFERROR([$'View Input'.Q1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4" calcext:value-type="float">
            <text:p>24</text:p>
          </table:table-cell>
          <table:table-cell table:style-name="ce64" office:value-type="float" office:value="5" calcext:value-type="float">
            <text:p>5</text:p>
          </table:table-cell>
          <table:table-cell table:style-name="ce98" table:formula="of:=IF([.R25]=&quot;&quot;;IF([.Q25]=&quot;R&quot;;VLOOKUP([.P25];[$'olah data'.$R$3:$'olah data'.$S$7];2);[.P25]);IF([.R25]=[.P25];[.P25];[.Q25]))" office:value-type="float" office:value="0" calcext:value-type="float">
            <text:p>0</text:p>
          </table:table-cell>
          <table:table-cell table:style-name="ce27" table:formula="of:=IFERROR(INDEX([$'olah data'.$B$4:$'olah data'.$N$39];MATCH([.$A25];[$'olah data'.D$4:$'olah data'.D$39];0);2);&quot;&quot;)" office:value-type="string" office:string-value="Extravagance v. reserve (9 items)" calcext:value-type="string">
            <text:p>Extravagance v. reserve (9 items)</text:p>
          </table:table-cell>
          <table:table-cell table:style-name="ce27" table:formula="of:=IFERROR(INDEX([$'olah data'.$B$4:$'olah data'.$N$39];MATCH([.$A25];[$'olah data'.E$4:$'olah data'.E$39];0);2);&quot;&quot;)">
            <text:p/>
          </table:table-cell>
          <table:table-cell table:style-name="ce27" table:formula="of:=IFERROR(INDEX([$'olah data'.$B$4:$'olah data'.$N$39];MATCH([.$A25];[$'olah data'.F$4:$'olah data'.F$39];0);2);&quot;&quot;)">
            <text:p/>
          </table:table-cell>
          <table:table-cell table:style-name="ce27" table:formula="of:=IFERROR(INDEX([$'olah data'.$B$4:$'olah data'.$N$39];MATCH([.$A25];[$'olah data'.G$4:$'olah data'.G$39];0);2);&quot;&quot;)">
            <text:p/>
          </table:table-cell>
          <table:table-cell table:style-name="ce27" table:formula="of:=IFERROR(INDEX([$'olah data'.$B$4:$'olah data'.$N$39];MATCH([.$A25];[$'olah data'.H$4:$'olah data'.H$39];0);2);&quot;&quot;)">
            <text:p/>
          </table:table-cell>
          <table:table-cell table:style-name="ce27" table:formula="of:=IFERROR(INDEX([$'olah data'.$B$4:$'olah data'.$N$39];MATCH([.$A25];[$'olah data'.I$4:$'olah data'.I$39];0);2);&quot;&quot;)">
            <text:p/>
          </table:table-cell>
          <table:table-cell table:style-name="ce27" table:formula="of:=IFERROR(INDEX([$'olah data'.$B$4:$'olah data'.$N$39];MATCH([.$A25];[$'olah data'.J$4:$'olah data'.J$39];0);2);&quot;&quot;)">
            <text:p/>
          </table:table-cell>
          <table:table-cell table:style-name="ce27" table:formula="of:=IFERROR(INDEX([$'olah data'.$B$4:$'olah data'.$N$39];MATCH([.$A25];[$'olah data'.K$4:$'olah data'.K$39];0);2);&quot;&quot;)">
            <text:p/>
          </table:table-cell>
          <table:table-cell table:style-name="ce27" table:formula="of:=IFERROR(INDEX([$'olah data'.$B$4:$'olah data'.$N$39];MATCH([.$A25];[$'olah data'.L$4:$'olah data'.L$39];0);2);&quot;&quot;)">
            <text:p/>
          </table:table-cell>
          <table:table-cell table:style-name="ce27" table:formula="of:=IFERROR(INDEX([$'olah data'.$B$4:$'olah data'.$N$39];MATCH([.$A25];[$'olah data'.M$4:$'olah data'.M$39];0);2);&quot;&quot;)">
            <text:p/>
          </table:table-cell>
          <table:table-cell table:style-name="ce27" table:formula="of:=IFERROR(INDEX([$'olah data'.$B$4:$'olah data'.$N$39];MATCH([.$A25];[$'olah data'.N$4:$'olah data'.N$39];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IFERROR([$'View Input'.Q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5" calcext:value-type="float">
            <text:p>25</text:p>
          </table:table-cell>
          <table:table-cell table:style-name="ce64" office:value-type="float" office:value="5" calcext:value-type="float">
            <text:p>5</text:p>
          </table:table-cell>
          <table:table-cell table:style-name="ce98" table:formula="of:=IF([.R26]=&quot;&quot;;IF([.Q26]=&quot;R&quot;;VLOOKUP([.P26];[$'olah data'.$R$3:$'olah data'.$S$7];2);[.P26]);IF([.R26]=[.P26];[.P26];[.Q26]))" office:value-type="float" office:value="0" calcext:value-type="float">
            <text:p>0</text:p>
          </table:table-cell>
          <table:table-cell table:style-name="ce27" table:formula="of:=IFERROR(INDEX([$'olah data'.$B$4:$'olah data'.$N$39];MATCH([.$A26];[$'olah data'.D$4:$'olah data'.D$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6];[$'olah data'.E$4:$'olah data'.E$39];0);2);&quot;&quot;)">
            <text:p/>
          </table:table-cell>
          <table:table-cell table:style-name="ce27" table:formula="of:=IFERROR(INDEX([$'olah data'.$B$4:$'olah data'.$N$39];MATCH([.$A26];[$'olah data'.F$4:$'olah data'.F$39];0);2);&quot;&quot;)">
            <text:p/>
          </table:table-cell>
          <table:table-cell table:style-name="ce27" table:formula="of:=IFERROR(INDEX([$'olah data'.$B$4:$'olah data'.$N$39];MATCH([.$A26];[$'olah data'.G$4:$'olah data'.G$39];0);2);&quot;&quot;)">
            <text:p/>
          </table:table-cell>
          <table:table-cell table:style-name="ce27" table:formula="of:=IFERROR(INDEX([$'olah data'.$B$4:$'olah data'.$N$39];MATCH([.$A26];[$'olah data'.H$4:$'olah data'.H$39];0);2);&quot;&quot;)">
            <text:p/>
          </table:table-cell>
          <table:table-cell table:style-name="ce27" table:formula="of:=IFERROR(INDEX([$'olah data'.$B$4:$'olah data'.$N$39];MATCH([.$A26];[$'olah data'.I$4:$'olah data'.I$39];0);2);&quot;&quot;)">
            <text:p/>
          </table:table-cell>
          <table:table-cell table:style-name="ce27" table:formula="of:=IFERROR(INDEX([$'olah data'.$B$4:$'olah data'.$N$39];MATCH([.$A26];[$'olah data'.J$4:$'olah data'.J$39];0);2);&quot;&quot;)">
            <text:p/>
          </table:table-cell>
          <table:table-cell table:style-name="ce27" table:formula="of:=IFERROR(INDEX([$'olah data'.$B$4:$'olah data'.$N$39];MATCH([.$A26];[$'olah data'.K$4:$'olah data'.K$39];0);2);&quot;&quot;)">
            <text:p/>
          </table:table-cell>
          <table:table-cell table:style-name="ce27" table:formula="of:=IFERROR(INDEX([$'olah data'.$B$4:$'olah data'.$N$39];MATCH([.$A26];[$'olah data'.L$4:$'olah data'.L$39];0);2);&quot;&quot;)">
            <text:p/>
          </table:table-cell>
          <table:table-cell table:style-name="ce27" table:formula="of:=IFERROR(INDEX([$'olah data'.$B$4:$'olah data'.$N$39];MATCH([.$A26];[$'olah data'.M$4:$'olah data'.M$39];0);2);&quot;&quot;)">
            <text:p/>
          </table:table-cell>
          <table:table-cell table:style-name="ce27" table:formula="of:=IFERROR(INDEX([$'olah data'.$B$4:$'olah data'.$N$39];MATCH([.$A26];[$'olah data'.N$4:$'olah data'.N$39];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IFERROR([$'View Input'.Q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6" calcext:value-type="float">
            <text:p>26</text:p>
          </table:table-cell>
          <table:table-cell table:style-name="ce64" office:value-type="float" office:value="5" calcext:value-type="float">
            <text:p>5</text:p>
          </table:table-cell>
          <table:table-cell table:style-name="ce98" table:formula="of:=IF([.R27]=&quot;&quot;;IF([.Q27]=&quot;R&quot;;VLOOKUP([.P27];[$'olah data'.$R$3:$'olah data'.$S$7];2);[.P27]);IF([.R27]=[.P27];[.P27];[.Q27]))" office:value-type="string" office:string-value="" calcext:value-type="error">
            <text:p>#N/A</text:p>
          </table:table-cell>
          <table:table-cell table:style-name="ce27" table:formula="of:=IFERROR(INDEX([$'olah data'.$B$4:$'olah data'.$N$39];MATCH([.$A27];[$'olah data'.D$4:$'olah data'.D$39];0);2);&quot;&quot;)">
            <text:p/>
          </table:table-cell>
          <table:table-cell table:style-name="ce27" table:formula="of:=IFERROR(INDEX([$'olah data'.$B$4:$'olah data'.$N$39];MATCH([.$A27];[$'olah data'.E$4:$'olah data'.E$39];0);2);&quot;&quot;)" office:value-type="string" office:string-value="Dependence (6 items)" calcext:value-type="string">
            <text:p>Dependence (6 items)</text:p>
          </table:table-cell>
          <table:table-cell table:style-name="ce27" table:formula="of:=IFERROR(INDEX([$'olah data'.$B$4:$'olah data'.$N$39];MATCH([.$A27];[$'olah data'.F$4:$'olah data'.F$39];0);2);&quot;&quot;)">
            <text:p/>
          </table:table-cell>
          <table:table-cell table:style-name="ce27" table:formula="of:=IFERROR(INDEX([$'olah data'.$B$4:$'olah data'.$N$39];MATCH([.$A27];[$'olah data'.G$4:$'olah data'.G$39];0);2);&quot;&quot;)">
            <text:p/>
          </table:table-cell>
          <table:table-cell table:style-name="ce27" table:formula="of:=IFERROR(INDEX([$'olah data'.$B$4:$'olah data'.$N$39];MATCH([.$A27];[$'olah data'.H$4:$'olah data'.H$39];0);2);&quot;&quot;)">
            <text:p/>
          </table:table-cell>
          <table:table-cell table:style-name="ce27" table:formula="of:=IFERROR(INDEX([$'olah data'.$B$4:$'olah data'.$N$39];MATCH([.$A27];[$'olah data'.I$4:$'olah data'.I$39];0);2);&quot;&quot;)">
            <text:p/>
          </table:table-cell>
          <table:table-cell table:style-name="ce27" table:formula="of:=IFERROR(INDEX([$'olah data'.$B$4:$'olah data'.$N$39];MATCH([.$A27];[$'olah data'.J$4:$'olah data'.J$39];0);2);&quot;&quot;)">
            <text:p/>
          </table:table-cell>
          <table:table-cell table:style-name="ce27" table:formula="of:=IFERROR(INDEX([$'olah data'.$B$4:$'olah data'.$N$39];MATCH([.$A27];[$'olah data'.K$4:$'olah data'.K$39];0);2);&quot;&quot;)">
            <text:p/>
          </table:table-cell>
          <table:table-cell table:style-name="ce27" table:formula="of:=IFERROR(INDEX([$'olah data'.$B$4:$'olah data'.$N$39];MATCH([.$A27];[$'olah data'.L$4:$'olah data'.L$39];0);2);&quot;&quot;)">
            <text:p/>
          </table:table-cell>
          <table:table-cell table:style-name="ce27" table:formula="of:=IFERROR(INDEX([$'olah data'.$B$4:$'olah data'.$N$39];MATCH([.$A27];[$'olah data'.M$4:$'olah data'.M$39];0);2);&quot;&quot;)">
            <text:p/>
          </table:table-cell>
          <table:table-cell table:style-name="ce27" table:formula="of:=IFERROR(INDEX([$'olah data'.$B$4:$'olah data'.$N$39];MATCH([.$A27];[$'olah data'.N$4:$'olah data'.N$39];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IFERROR([$'View Input'.Q1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7" calcext:value-type="float">
            <text:p>27</text:p>
          </table:table-cell>
          <table:table-cell table:style-name="ce64" office:value-type="float" office:value="5" calcext:value-type="float">
            <text:p>5</text:p>
          </table:table-cell>
          <table:table-cell table:style-name="ce98" table:formula="of:=IF([.R28]=&quot;&quot;;IF([.Q28]=&quot;R&quot;;VLOOKUP([.P28];[$'olah data'.$R$3:$'olah data'.$S$7];2);[.P28]);IF([.R28]=[.P28];[.P28];[.Q28]))" office:value-type="string" office:string-value="" calcext:value-type="error">
            <text:p>#N/A</text:p>
          </table:table-cell>
          <table:table-cell table:style-name="ce27" table:formula="of:=IFERROR(INDEX([$'olah data'.$B$4:$'olah data'.$N$39];MATCH([.$A28];[$'olah data'.D$4:$'olah data'.D$39];0);2);&quot;&quot;)">
            <text:p/>
          </table:table-cell>
          <table:table-cell table:style-name="ce27" table:formula="of:=IFERROR(INDEX([$'olah data'.$B$4:$'olah data'.$N$39];MATCH([.$A28];[$'olah data'.E$4:$'olah data'.E$39];0);2);&quot;&quot;)">
            <text:p/>
          </table:table-cell>
          <table:table-cell table:style-name="ce27" table:formula="of:=IFERROR(INDEX([$'olah data'.$B$4:$'olah data'.$N$39];MATCH([.$A28];[$'olah data'.F$4:$'olah data'.F$39];0);2);&quot;&quot;)">
            <text:p/>
          </table:table-cell>
          <table:table-cell table:style-name="ce27" table:formula="of:=IFERROR(INDEX([$'olah data'.$B$4:$'olah data'.$N$39];MATCH([.$A28];[$'olah data'.G$4:$'olah data'.G$39];0);2);&quot;&quot;)">
            <text:p/>
          </table:table-cell>
          <table:table-cell table:style-name="ce27" table:formula="of:=IFERROR(INDEX([$'olah data'.$B$4:$'olah data'.$N$39];MATCH([.$A28];[$'olah data'.H$4:$'olah data'.H$39];0);2);&quot;&quot;)" office:value-type="string" office:string-value="Helpfulness vs. unhelpfulness (8 items)" calcext:value-type="string">
            <text:p>Helpfulness vs. unhelpfulness (8 items)</text:p>
          </table:table-cell>
          <table:table-cell table:style-name="ce27" table:formula="of:=IFERROR(INDEX([$'olah data'.$B$4:$'olah data'.$N$39];MATCH([.$A28];[$'olah data'.I$4:$'olah data'.I$39];0);2);&quot;&quot;)">
            <text:p/>
          </table:table-cell>
          <table:table-cell table:style-name="ce27" table:formula="of:=IFERROR(INDEX([$'olah data'.$B$4:$'olah data'.$N$39];MATCH([.$A28];[$'olah data'.J$4:$'olah data'.J$39];0);2);&quot;&quot;)">
            <text:p/>
          </table:table-cell>
          <table:table-cell table:style-name="ce27" table:formula="of:=IFERROR(INDEX([$'olah data'.$B$4:$'olah data'.$N$39];MATCH([.$A28];[$'olah data'.K$4:$'olah data'.K$39];0);2);&quot;&quot;)">
            <text:p/>
          </table:table-cell>
          <table:table-cell table:style-name="ce27" table:formula="of:=IFERROR(INDEX([$'olah data'.$B$4:$'olah data'.$N$39];MATCH([.$A28];[$'olah data'.L$4:$'olah data'.L$39];0);2);&quot;&quot;)">
            <text:p/>
          </table:table-cell>
          <table:table-cell table:style-name="ce27" table:formula="of:=IFERROR(INDEX([$'olah data'.$B$4:$'olah data'.$N$39];MATCH([.$A28];[$'olah data'.M$4:$'olah data'.M$39];0);2);&quot;&quot;)">
            <text:p/>
          </table:table-cell>
          <table:table-cell table:style-name="ce27" table:formula="of:=IFERROR(INDEX([$'olah data'.$B$4:$'olah data'.$N$39];MATCH([.$A28];[$'olah data'.N$4:$'olah data'.N$39];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IFERROR([$'View Input'.Q1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8" calcext:value-type="float">
            <text:p>28</text:p>
          </table:table-cell>
          <table:table-cell table:style-name="ce64" office:value-type="float" office:value="5" calcext:value-type="float">
            <text:p>5</text:p>
          </table:table-cell>
          <table:table-cell table:style-name="ce98" table:formula="of:=IF([.R29]=&quot;&quot;;IF([.Q29]=&quot;R&quot;;VLOOKUP([.P29];[$'olah data'.$R$3:$'olah data'.$S$7];2);[.P29]);IF([.R29]=[.P29];[.P29];[.Q29]))" office:value-type="string" office:string-value="" calcext:value-type="error">
            <text:p>#N/A</text:p>
          </table:table-cell>
          <table:table-cell table:style-name="ce27" table:formula="of:=IFERROR(INDEX([$'olah data'.$B$4:$'olah data'.$N$39];MATCH([.$A29];[$'olah data'.D$4:$'olah data'.D$39];0);2);&quot;&quot;)">
            <text:p/>
          </table:table-cell>
          <table:table-cell table:style-name="ce27" table:formula="of:=IFERROR(INDEX([$'olah data'.$B$4:$'olah data'.$N$39];MATCH([.$A29];[$'olah data'.E$4:$'olah data'.E$39];0);2);&quot;&quot;)">
            <text:p/>
          </table:table-cell>
          <table:table-cell table:style-name="ce27" table:formula="of:=IFERROR(INDEX([$'olah data'.$B$4:$'olah data'.$N$39];MATCH([.$A29];[$'olah data'.F$4:$'olah data'.F$39];0);2);&quot;&quot;)">
            <text:p/>
          </table:table-cell>
          <table:table-cell table:style-name="ce27" table:formula="of:=IFERROR(INDEX([$'olah data'.$B$4:$'olah data'.$N$39];MATCH([.$A29];[$'olah data'.G$4:$'olah data'.G$39];0);2);&quot;&quot;)">
            <text:p/>
          </table:table-cell>
          <table:table-cell table:style-name="ce27" table:formula="of:=IFERROR(INDEX([$'olah data'.$B$4:$'olah data'.$N$39];MATCH([.$A29];[$'olah data'.H$4:$'olah data'.H$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9];[$'olah data'.I$4:$'olah data'.I$39];0);2);&quot;&quot;)">
            <text:p/>
          </table:table-cell>
          <table:table-cell table:style-name="ce27" table:formula="of:=IFERROR(INDEX([$'olah data'.$B$4:$'olah data'.$N$39];MATCH([.$A29];[$'olah data'.J$4:$'olah data'.J$39];0);2);&quot;&quot;)">
            <text:p/>
          </table:table-cell>
          <table:table-cell table:style-name="ce27" table:formula="of:=IFERROR(INDEX([$'olah data'.$B$4:$'olah data'.$N$39];MATCH([.$A29];[$'olah data'.K$4:$'olah data'.K$39];0);2);&quot;&quot;)">
            <text:p/>
          </table:table-cell>
          <table:table-cell table:style-name="ce27" table:formula="of:=IFERROR(INDEX([$'olah data'.$B$4:$'olah data'.$N$39];MATCH([.$A29];[$'olah data'.L$4:$'olah data'.L$39];0);2);&quot;&quot;)">
            <text:p/>
          </table:table-cell>
          <table:table-cell table:style-name="ce27" table:formula="of:=IFERROR(INDEX([$'olah data'.$B$4:$'olah data'.$N$39];MATCH([.$A29];[$'olah data'.M$4:$'olah data'.M$39];0);2);&quot;&quot;)">
            <text:p/>
          </table:table-cell>
          <table:table-cell table:style-name="ce27" table:formula="of:=IFERROR(INDEX([$'olah data'.$B$4:$'olah data'.$N$39];MATCH([.$A29];[$'olah data'.N$4:$'olah data'.N$39];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IFERROR([$'View Input'.Q1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9" calcext:value-type="float">
            <text:p>29</text:p>
          </table:table-cell>
          <table:table-cell table:style-name="ce64" office:value-type="float" office:value="5" calcext:value-type="float">
            <text:p>5</text:p>
          </table:table-cell>
          <table:table-cell table:style-name="ce98" table:formula="of:=IF([.R30]=&quot;&quot;;IF([.Q30]=&quot;R&quot;;VLOOKUP([.P30];[$'olah data'.$R$3:$'olah data'.$S$7];2);[.P30]);IF([.R30]=[.P30];[.P30];[.Q30]))" office:value-type="float" office:value="0" calcext:value-type="float">
            <text:p>0</text:p>
          </table:table-cell>
          <table:table-cell table:style-name="ce27" table:formula="of:=IFERROR(INDEX([$'olah data'.$B$4:$'olah data'.$N$39];MATCH([.$A30];[$'olah data'.D$4:$'olah data'.D$39];0);2);&quot;&quot;)">
            <text:p/>
          </table:table-cell>
          <table:table-cell table:style-name="ce27" table:formula="of:=IFERROR(INDEX([$'olah data'.$B$4:$'olah data'.$N$39];MATCH([.$A30];[$'olah data'.E$4:$'olah data'.E$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30];[$'olah data'.F$4:$'olah data'.F$39];0);2);&quot;&quot;)">
            <text:p/>
          </table:table-cell>
          <table:table-cell table:style-name="ce27" table:formula="of:=IFERROR(INDEX([$'olah data'.$B$4:$'olah data'.$N$39];MATCH([.$A30];[$'olah data'.G$4:$'olah data'.G$39];0);2);&quot;&quot;)">
            <text:p/>
          </table:table-cell>
          <table:table-cell table:style-name="ce27" table:formula="of:=IFERROR(INDEX([$'olah data'.$B$4:$'olah data'.$N$39];MATCH([.$A30];[$'olah data'.H$4:$'olah data'.H$39];0);2);&quot;&quot;)">
            <text:p/>
          </table:table-cell>
          <table:table-cell table:style-name="ce27" table:formula="of:=IFERROR(INDEX([$'olah data'.$B$4:$'olah data'.$N$39];MATCH([.$A30];[$'olah data'.I$4:$'olah data'.I$39];0);2);&quot;&quot;)">
            <text:p/>
          </table:table-cell>
          <table:table-cell table:style-name="ce27" table:formula="of:=IFERROR(INDEX([$'olah data'.$B$4:$'olah data'.$N$39];MATCH([.$A30];[$'olah data'.J$4:$'olah data'.J$39];0);2);&quot;&quot;)">
            <text:p/>
          </table:table-cell>
          <table:table-cell table:style-name="ce27" table:formula="of:=IFERROR(INDEX([$'olah data'.$B$4:$'olah data'.$N$39];MATCH([.$A30];[$'olah data'.K$4:$'olah data'.K$39];0);2);&quot;&quot;)">
            <text:p/>
          </table:table-cell>
          <table:table-cell table:style-name="ce27" table:formula="of:=IFERROR(INDEX([$'olah data'.$B$4:$'olah data'.$N$39];MATCH([.$A30];[$'olah data'.L$4:$'olah data'.L$39];0);2);&quot;&quot;)">
            <text:p/>
          </table:table-cell>
          <table:table-cell table:style-name="ce27" table:formula="of:=IFERROR(INDEX([$'olah data'.$B$4:$'olah data'.$N$39];MATCH([.$A30];[$'olah data'.M$4:$'olah data'.M$39];0);2);&quot;&quot;)">
            <text:p/>
          </table:table-cell>
          <table:table-cell table:style-name="ce27" table:formula="of:=IFERROR(INDEX([$'olah data'.$B$4:$'olah data'.$N$39];MATCH([.$A30];[$'olah data'.N$4:$'olah data'.N$39];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IFERROR([$'View Input'.Q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0" calcext:value-type="float">
            <text:p>30</text:p>
          </table:table-cell>
          <table:table-cell table:style-name="ce64" office:value-type="float" office:value="5" calcext:value-type="float">
            <text:p>5</text:p>
          </table:table-cell>
          <table:table-cell table:style-name="ce98" table:formula="of:=IF([.R31]=&quot;&quot;;IF([.Q31]=&quot;R&quot;;VLOOKUP([.P31];[$'olah data'.$R$3:$'olah data'.$S$7];2);[.P31]);IF([.R31]=[.P31];[.P31];[.Q31]))" office:value-type="float" office:value="0" calcext:value-type="float">
            <text:p>0</text:p>
          </table:table-cell>
          <table:table-cell table:style-name="ce27" table:formula="of:=IFERROR(INDEX([$'olah data'.$B$4:$'olah data'.$N$39];MATCH([.$A31];[$'olah data'.D$4:$'olah data'.D$39];0);2);&quot;&quot;)">
            <text:p/>
          </table:table-cell>
          <table:table-cell table:style-name="ce27" table:formula="of:=IFERROR(INDEX([$'olah data'.$B$4:$'olah data'.$N$39];MATCH([.$A31];[$'olah data'.E$4:$'olah data'.E$39];0);2);&quot;&quot;)" office:value-type="string" office:string-value="Shyness with strangers (7 items)" calcext:value-type="string">
            <text:p>Shyness with strangers (7 items)</text:p>
          </table:table-cell>
          <table:table-cell table:style-name="ce27" table:formula="of:=IFERROR(INDEX([$'olah data'.$B$4:$'olah data'.$N$39];MATCH([.$A31];[$'olah data'.F$4:$'olah data'.F$39];0);2);&quot;&quot;)">
            <text:p/>
          </table:table-cell>
          <table:table-cell table:style-name="ce27" table:formula="of:=IFERROR(INDEX([$'olah data'.$B$4:$'olah data'.$N$39];MATCH([.$A31];[$'olah data'.G$4:$'olah data'.G$39];0);2);&quot;&quot;)">
            <text:p/>
          </table:table-cell>
          <table:table-cell table:style-name="ce27" table:formula="of:=IFERROR(INDEX([$'olah data'.$B$4:$'olah data'.$N$39];MATCH([.$A31];[$'olah data'.H$4:$'olah data'.H$39];0);2);&quot;&quot;)">
            <text:p/>
          </table:table-cell>
          <table:table-cell table:style-name="ce27" table:formula="of:=IFERROR(INDEX([$'olah data'.$B$4:$'olah data'.$N$39];MATCH([.$A31];[$'olah data'.I$4:$'olah data'.I$39];0);2);&quot;&quot;)">
            <text:p/>
          </table:table-cell>
          <table:table-cell table:style-name="ce27" table:formula="of:=IFERROR(INDEX([$'olah data'.$B$4:$'olah data'.$N$39];MATCH([.$A31];[$'olah data'.J$4:$'olah data'.J$39];0);2);&quot;&quot;)">
            <text:p/>
          </table:table-cell>
          <table:table-cell table:style-name="ce27" table:formula="of:=IFERROR(INDEX([$'olah data'.$B$4:$'olah data'.$N$39];MATCH([.$A31];[$'olah data'.K$4:$'olah data'.K$39];0);2);&quot;&quot;)">
            <text:p/>
          </table:table-cell>
          <table:table-cell table:style-name="ce27" table:formula="of:=IFERROR(INDEX([$'olah data'.$B$4:$'olah data'.$N$39];MATCH([.$A31];[$'olah data'.L$4:$'olah data'.L$39];0);2);&quot;&quot;)">
            <text:p/>
          </table:table-cell>
          <table:table-cell table:style-name="ce27" table:formula="of:=IFERROR(INDEX([$'olah data'.$B$4:$'olah data'.$N$39];MATCH([.$A31];[$'olah data'.M$4:$'olah data'.M$39];0);2);&quot;&quot;)">
            <text:p/>
          </table:table-cell>
          <table:table-cell table:style-name="ce27" table:formula="of:=IFERROR(INDEX([$'olah data'.$B$4:$'olah data'.$N$39];MATCH([.$A31];[$'olah data'.N$4:$'olah data'.N$39];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IFERROR([$'View Input'.Q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1" calcext:value-type="float">
            <text:p>31</text:p>
          </table:table-cell>
          <table:table-cell table:style-name="ce64" office:value-type="float" office:value="5" calcext:value-type="float">
            <text:p>5</text:p>
          </table:table-cell>
          <table:table-cell table:style-name="ce98" table:formula="of:=IF([.R32]=&quot;&quot;;IF([.Q32]=&quot;R&quot;;VLOOKUP([.P32];[$'olah data'.$R$3:$'olah data'.$S$7];2);[.P32]);IF([.R32]=[.P32];[.P32];[.Q32]))" office:value-type="float" office:value="0" calcext:value-type="float">
            <text:p>0</text:p>
          </table:table-cell>
          <table:table-cell table:style-name="ce27" table:formula="of:=IFERROR(INDEX([$'olah data'.$B$4:$'olah data'.$N$39];MATCH([.$A32];[$'olah data'.D$4:$'olah data'.D$39];0);2);&quot;&quot;)">
            <text:p/>
          </table:table-cell>
          <table:table-cell table:style-name="ce27" table:formula="of:=IFERROR(INDEX([$'olah data'.$B$4:$'olah data'.$N$39];MATCH([.$A32];[$'olah data'.E$4:$'olah data'.E$39];0);2);&quot;&quot;)" office:value-type="string" office:string-value="Sentimentality (8 items)" calcext:value-type="string">
            <text:p>Sentimentality (8 items)</text:p>
          </table:table-cell>
          <table:table-cell table:style-name="ce27" table:formula="of:=IFERROR(INDEX([$'olah data'.$B$4:$'olah data'.$N$39];MATCH([.$A32];[$'olah data'.F$4:$'olah data'.F$39];0);2);&quot;&quot;)">
            <text:p/>
          </table:table-cell>
          <table:table-cell table:style-name="ce27" table:formula="of:=IFERROR(INDEX([$'olah data'.$B$4:$'olah data'.$N$39];MATCH([.$A32];[$'olah data'.G$4:$'olah data'.G$39];0);2);&quot;&quot;)">
            <text:p/>
          </table:table-cell>
          <table:table-cell table:style-name="ce27" table:formula="of:=IFERROR(INDEX([$'olah data'.$B$4:$'olah data'.$N$39];MATCH([.$A32];[$'olah data'.H$4:$'olah data'.H$39];0);2);&quot;&quot;)">
            <text:p/>
          </table:table-cell>
          <table:table-cell table:style-name="ce27" table:formula="of:=IFERROR(INDEX([$'olah data'.$B$4:$'olah data'.$N$39];MATCH([.$A32];[$'olah data'.I$4:$'olah data'.I$39];0);2);&quot;&quot;)">
            <text:p/>
          </table:table-cell>
          <table:table-cell table:style-name="ce27" table:formula="of:=IFERROR(INDEX([$'olah data'.$B$4:$'olah data'.$N$39];MATCH([.$A32];[$'olah data'.J$4:$'olah data'.J$39];0);2);&quot;&quot;)">
            <text:p/>
          </table:table-cell>
          <table:table-cell table:style-name="ce27" table:formula="of:=IFERROR(INDEX([$'olah data'.$B$4:$'olah data'.$N$39];MATCH([.$A32];[$'olah data'.K$4:$'olah data'.K$39];0);2);&quot;&quot;)">
            <text:p/>
          </table:table-cell>
          <table:table-cell table:style-name="ce27" table:formula="of:=IFERROR(INDEX([$'olah data'.$B$4:$'olah data'.$N$39];MATCH([.$A32];[$'olah data'.L$4:$'olah data'.L$39];0);2);&quot;&quot;)">
            <text:p/>
          </table:table-cell>
          <table:table-cell table:style-name="ce27" table:formula="of:=IFERROR(INDEX([$'olah data'.$B$4:$'olah data'.$N$39];MATCH([.$A32];[$'olah data'.M$4:$'olah data'.M$39];0);2);&quot;&quot;)">
            <text:p/>
          </table:table-cell>
          <table:table-cell table:style-name="ce27" table:formula="of:=IFERROR(INDEX([$'olah data'.$B$4:$'olah data'.$N$39];MATCH([.$A32];[$'olah data'.N$4:$'olah data'.N$39];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IFERROR([$'View Input'.Q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2" calcext:value-type="float">
            <text:p>32</text:p>
          </table:table-cell>
          <table:table-cell table:style-name="ce64" office:value-type="float" office:value="5" calcext:value-type="float">
            <text:p>5</text:p>
          </table:table-cell>
          <table:table-cell table:style-name="ce98" table:formula="of:=IF([.R33]=&quot;&quot;;IF([.Q33]=&quot;R&quot;;VLOOKUP([.P33];[$'olah data'.$R$3:$'olah data'.$S$7];2);[.P33]);IF([.R33]=[.P33];[.P33];[.Q33]))" office:value-type="string" office:string-value="" calcext:value-type="error">
            <text:p>#N/A</text:p>
          </table:table-cell>
          <table:table-cell table:style-name="ce27" table:formula="of:=IFERROR(INDEX([$'olah data'.$B$4:$'olah data'.$N$39];MATCH([.$A33];[$'olah data'.D$4:$'olah data'.D$39];0);2);&quot;&quot;)">
            <text:p/>
          </table:table-cell>
          <table:table-cell table:style-name="ce27" table:formula="of:=IFERROR(INDEX([$'olah data'.$B$4:$'olah data'.$N$39];MATCH([.$A33];[$'olah data'.E$4:$'olah data'.E$39];0);2);&quot;&quot;)">
            <text:p/>
          </table:table-cell>
          <table:table-cell table:style-name="ce27" table:formula="of:=IFERROR(INDEX([$'olah data'.$B$4:$'olah data'.$N$39];MATCH([.$A33];[$'olah data'.F$4:$'olah data'.F$39];0);2);&quot;&quot;)">
            <text:p/>
          </table:table-cell>
          <table:table-cell table:style-name="ce27" table:formula="of:=IFERROR(INDEX([$'olah data'.$B$4:$'olah data'.$N$39];MATCH([.$A33];[$'olah data'.G$4:$'olah data'.G$39];0);2);&quot;&quot;)">
            <text:p/>
          </table:table-cell>
          <table:table-cell table:style-name="ce27" table:formula="of:=IFERROR(INDEX([$'olah data'.$B$4:$'olah data'.$N$39];MATCH([.$A33];[$'olah data'.H$4:$'olah data'.H$39];0);2);&quot;&quot;)">
            <text:p/>
          </table:table-cell>
          <table:table-cell table:style-name="ce27" table:formula="of:=IFERROR(INDEX([$'olah data'.$B$4:$'olah data'.$N$39];MATCH([.$A33];[$'olah data'.I$4:$'olah data'.I$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33];[$'olah data'.J$4:$'olah data'.J$39];0);2);&quot;&quot;)">
            <text:p/>
          </table:table-cell>
          <table:table-cell table:style-name="ce27" table:formula="of:=IFERROR(INDEX([$'olah data'.$B$4:$'olah data'.$N$39];MATCH([.$A33];[$'olah data'.K$4:$'olah data'.K$39];0);2);&quot;&quot;)">
            <text:p/>
          </table:table-cell>
          <table:table-cell table:style-name="ce27" table:formula="of:=IFERROR(INDEX([$'olah data'.$B$4:$'olah data'.$N$39];MATCH([.$A33];[$'olah data'.L$4:$'olah data'.L$39];0);2);&quot;&quot;)">
            <text:p/>
          </table:table-cell>
          <table:table-cell table:style-name="ce27" table:formula="of:=IFERROR(INDEX([$'olah data'.$B$4:$'olah data'.$N$39];MATCH([.$A33];[$'olah data'.M$4:$'olah data'.M$39];0);2);&quot;&quot;)">
            <text:p/>
          </table:table-cell>
          <table:table-cell table:style-name="ce27" table:formula="of:=IFERROR(INDEX([$'olah data'.$B$4:$'olah data'.$N$39];MATCH([.$A33];[$'olah data'.N$4:$'olah data'.N$39];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IFERROR([$'View Input'.Q2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33" calcext:value-type="float">
            <text:p>33</text:p>
          </table:table-cell>
          <table:table-cell table:style-name="ce64" office:value-type="float" office:value="5" calcext:value-type="float">
            <text:p>5</text:p>
          </table:table-cell>
          <table:table-cell table:style-name="ce98" table:formula="of:=IF([.R34]=&quot;&quot;;IF([.Q34]=&quot;R&quot;;VLOOKUP([.P34];[$'olah data'.$R$3:$'olah data'.$S$7];2);[.P34]);IF([.R34]=[.P34];[.P34];[.Q34]))" office:value-type="string" office:string-value="" calcext:value-type="error">
            <text:p>#N/A</text:p>
          </table:table-cell>
          <table:table-cell table:style-name="ce27" table:formula="of:=IFERROR(INDEX([$'olah data'.$B$4:$'olah data'.$N$39];MATCH([.$A34];[$'olah data'.D$4:$'olah data'.D$39];0);2);&quot;&quot;)">
            <text:p/>
          </table:table-cell>
          <table:table-cell table:style-name="ce27" table:formula="of:=IFERROR(INDEX([$'olah data'.$B$4:$'olah data'.$N$39];MATCH([.$A34];[$'olah data'.E$4:$'olah data'.E$39];0);2);&quot;&quot;)">
            <text:p/>
          </table:table-cell>
          <table:table-cell table:style-name="ce27" table:formula="of:=IFERROR(INDEX([$'olah data'.$B$4:$'olah data'.$N$39];MATCH([.$A34];[$'olah data'.F$4:$'olah data'.F$39];0);2);&quot;&quot;)" office:value-type="string" office:string-value="Compassion vs. revengefulness (7 items)" calcext:value-type="string">
            <text:p>Compassion vs. revengefulness (7 items)</text:p>
          </table:table-cell>
          <table:table-cell table:style-name="ce27" table:formula="of:=IFERROR(INDEX([$'olah data'.$B$4:$'olah data'.$N$39];MATCH([.$A34];[$'olah data'.G$4:$'olah data'.G$39];0);2);&quot;&quot;)">
            <text:p/>
          </table:table-cell>
          <table:table-cell table:style-name="ce27" table:formula="of:=IFERROR(INDEX([$'olah data'.$B$4:$'olah data'.$N$39];MATCH([.$A34];[$'olah data'.H$4:$'olah data'.H$39];0);2);&quot;&quot;)">
            <text:p/>
          </table:table-cell>
          <table:table-cell table:style-name="ce27" table:formula="of:=IFERROR(INDEX([$'olah data'.$B$4:$'olah data'.$N$39];MATCH([.$A34];[$'olah data'.I$4:$'olah data'.I$39];0);2);&quot;&quot;)">
            <text:p/>
          </table:table-cell>
          <table:table-cell table:style-name="ce27" table:formula="of:=IFERROR(INDEX([$'olah data'.$B$4:$'olah data'.$N$39];MATCH([.$A34];[$'olah data'.J$4:$'olah data'.J$39];0);2);&quot;&quot;)">
            <text:p/>
          </table:table-cell>
          <table:table-cell table:style-name="ce27" table:formula="of:=IFERROR(INDEX([$'olah data'.$B$4:$'olah data'.$N$39];MATCH([.$A34];[$'olah data'.K$4:$'olah data'.K$39];0);2);&quot;&quot;)">
            <text:p/>
          </table:table-cell>
          <table:table-cell table:style-name="ce27" table:formula="of:=IFERROR(INDEX([$'olah data'.$B$4:$'olah data'.$N$39];MATCH([.$A34];[$'olah data'.L$4:$'olah data'.L$39];0);2);&quot;&quot;)">
            <text:p/>
          </table:table-cell>
          <table:table-cell table:style-name="ce27" table:formula="of:=IFERROR(INDEX([$'olah data'.$B$4:$'olah data'.$N$39];MATCH([.$A34];[$'olah data'.M$4:$'olah data'.M$39];0);2);&quot;&quot;)">
            <text:p/>
          </table:table-cell>
          <table:table-cell table:style-name="ce27" table:formula="of:=IFERROR(INDEX([$'olah data'.$B$4:$'olah data'.$N$39];MATCH([.$A34];[$'olah data'.N$4:$'olah data'.N$39];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IFERROR([$'View Input'.Q2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34" calcext:value-type="float">
            <text:p>34</text:p>
          </table:table-cell>
          <table:table-cell table:style-name="ce64" office:value-type="float" office:value="5" calcext:value-type="float">
            <text:p>5</text:p>
          </table:table-cell>
          <table:table-cell table:style-name="ce98" table:formula="of:=IF([.R35]=&quot;&quot;;IF([.Q35]=&quot;R&quot;;VLOOKUP([.P35];[$'olah data'.$R$3:$'olah data'.$S$7];2);[.P35]);IF([.R35]=[.P35];[.P35];[.Q35]))" office:value-type="string" office:string-value="" calcext:value-type="error">
            <text:p>#N/A</text:p>
          </table:table-cell>
          <table:table-cell table:style-name="ce27" table:formula="of:=IFERROR(INDEX([$'olah data'.$B$4:$'olah data'.$N$39];MATCH([.$A35];[$'olah data'.D$4:$'olah data'.D$39];0);2);&quot;&quot;)">
            <text:p/>
          </table:table-cell>
          <table:table-cell table:style-name="ce27" table:formula="of:=IFERROR(INDEX([$'olah data'.$B$4:$'olah data'.$N$39];MATCH([.$A35];[$'olah data'.E$4:$'olah data'.E$39];0);2);&quot;&quot;)">
            <text:p/>
          </table:table-cell>
          <table:table-cell table:style-name="ce27" table:formula="of:=IFERROR(INDEX([$'olah data'.$B$4:$'olah data'.$N$39];MATCH([.$A35];[$'olah data'.F$4:$'olah data'.F$39];0);2);&quot;&quot;)">
            <text:p/>
          </table:table-cell>
          <table:table-cell table:style-name="ce27" table:formula="of:=IFERROR(INDEX([$'olah data'.$B$4:$'olah data'.$N$39];MATCH([.$A35];[$'olah data'.G$4:$'olah data'.G$39];0);2);&quot;&quot;)" office:value-type="string" office:string-value="Responsibility vs. blaming (8 items)" calcext:value-type="string">
            <text:p>Responsibility vs. blaming (8 items)</text:p>
          </table:table-cell>
          <table:table-cell table:style-name="ce27" table:formula="of:=IFERROR(INDEX([$'olah data'.$B$4:$'olah data'.$N$39];MATCH([.$A35];[$'olah data'.H$4:$'olah data'.H$39];0);2);&quot;&quot;)">
            <text:p/>
          </table:table-cell>
          <table:table-cell table:style-name="ce27" table:formula="of:=IFERROR(INDEX([$'olah data'.$B$4:$'olah data'.$N$39];MATCH([.$A35];[$'olah data'.I$4:$'olah data'.I$39];0);2);&quot;&quot;)">
            <text:p/>
          </table:table-cell>
          <table:table-cell table:style-name="ce27" table:formula="of:=IFERROR(INDEX([$'olah data'.$B$4:$'olah data'.$N$39];MATCH([.$A35];[$'olah data'.J$4:$'olah data'.J$39];0);2);&quot;&quot;)">
            <text:p/>
          </table:table-cell>
          <table:table-cell table:style-name="ce27" table:formula="of:=IFERROR(INDEX([$'olah data'.$B$4:$'olah data'.$N$39];MATCH([.$A35];[$'olah data'.K$4:$'olah data'.K$39];0);2);&quot;&quot;)">
            <text:p/>
          </table:table-cell>
          <table:table-cell table:style-name="ce27" table:formula="of:=IFERROR(INDEX([$'olah data'.$B$4:$'olah data'.$N$39];MATCH([.$A35];[$'olah data'.L$4:$'olah data'.L$39];0);2);&quot;&quot;)">
            <text:p/>
          </table:table-cell>
          <table:table-cell table:style-name="ce27" table:formula="of:=IFERROR(INDEX([$'olah data'.$B$4:$'olah data'.$N$39];MATCH([.$A35];[$'olah data'.M$4:$'olah data'.M$39];0);2);&quot;&quot;)">
            <text:p/>
          </table:table-cell>
          <table:table-cell table:style-name="ce27" table:formula="of:=IFERROR(INDEX([$'olah data'.$B$4:$'olah data'.$N$39];MATCH([.$A35];[$'olah data'.N$4:$'olah data'.N$39];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IFERROR([$'View Input'.Q2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35" calcext:value-type="float">
            <text:p>35</text:p>
          </table:table-cell>
          <table:table-cell table:style-name="ce64" office:value-type="float" office:value="5" calcext:value-type="float">
            <text:p>5</text:p>
          </table:table-cell>
          <table:table-cell table:style-name="ce98" table:formula="of:=IF([.R36]=&quot;&quot;;IF([.Q36]=&quot;R&quot;;VLOOKUP([.P36];[$'olah data'.$R$3:$'olah data'.$S$7];2);[.P36]);IF([.R36]=[.P36];[.P36];[.Q36]))" office:value-type="float" office:value="0" calcext:value-type="float">
            <text:p>0</text:p>
          </table:table-cell>
          <table:table-cell table:style-name="ce27" table:formula="of:=IFERROR(INDEX([$'olah data'.$B$4:$'olah data'.$N$39];MATCH([.$A36];[$'olah data'.D$4:$'olah data'.D$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36];[$'olah data'.E$4:$'olah data'.E$39];0);2);&quot;&quot;)">
            <text:p/>
          </table:table-cell>
          <table:table-cell table:style-name="ce27" table:formula="of:=IFERROR(INDEX([$'olah data'.$B$4:$'olah data'.$N$39];MATCH([.$A36];[$'olah data'.F$4:$'olah data'.F$39];0);2);&quot;&quot;)">
            <text:p/>
          </table:table-cell>
          <table:table-cell table:style-name="ce27" table:formula="of:=IFERROR(INDEX([$'olah data'.$B$4:$'olah data'.$N$39];MATCH([.$A36];[$'olah data'.G$4:$'olah data'.G$39];0);2);&quot;&quot;)">
            <text:p/>
          </table:table-cell>
          <table:table-cell table:style-name="ce27" table:formula="of:=IFERROR(INDEX([$'olah data'.$B$4:$'olah data'.$N$39];MATCH([.$A36];[$'olah data'.H$4:$'olah data'.H$39];0);2);&quot;&quot;)">
            <text:p/>
          </table:table-cell>
          <table:table-cell table:style-name="ce27" table:formula="of:=IFERROR(INDEX([$'olah data'.$B$4:$'olah data'.$N$39];MATCH([.$A36];[$'olah data'.I$4:$'olah data'.I$39];0);2);&quot;&quot;)">
            <text:p/>
          </table:table-cell>
          <table:table-cell table:style-name="ce27" table:formula="of:=IFERROR(INDEX([$'olah data'.$B$4:$'olah data'.$N$39];MATCH([.$A36];[$'olah data'.J$4:$'olah data'.J$39];0);2);&quot;&quot;)">
            <text:p/>
          </table:table-cell>
          <table:table-cell table:style-name="ce27" table:formula="of:=IFERROR(INDEX([$'olah data'.$B$4:$'olah data'.$N$39];MATCH([.$A36];[$'olah data'.K$4:$'olah data'.K$39];0);2);&quot;&quot;)">
            <text:p/>
          </table:table-cell>
          <table:table-cell table:style-name="ce27" table:formula="of:=IFERROR(INDEX([$'olah data'.$B$4:$'olah data'.$N$39];MATCH([.$A36];[$'olah data'.L$4:$'olah data'.L$39];0);2);&quot;&quot;)">
            <text:p/>
          </table:table-cell>
          <table:table-cell table:style-name="ce27" table:formula="of:=IFERROR(INDEX([$'olah data'.$B$4:$'olah data'.$N$39];MATCH([.$A36];[$'olah data'.M$4:$'olah data'.M$39];0);2);&quot;&quot;)">
            <text:p/>
          </table:table-cell>
          <table:table-cell table:style-name="ce27" table:formula="of:=IFERROR(INDEX([$'olah data'.$B$4:$'olah data'.$N$39];MATCH([.$A36];[$'olah data'.N$4:$'olah data'.N$39];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IFERROR([$'View Input'.Q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6" calcext:value-type="float">
            <text:p>36</text:p>
          </table:table-cell>
          <table:table-cell table:style-name="ce98" office:value-type="string" calcext:value-type="string">
            <text:p>Tidak Mudeng</text:p>
          </table:table-cell>
          <table:table-cell table:style-name="ce98" table:formula="of:=IF([.R37]=&quot;&quot;;IF([.Q37]=&quot;R&quot;;VLOOKUP([.P37];[$'olah data'.$R$3:$'olah data'.$S$7];2);[.P37]);IF([.R37]=[.P37];[.P37];[.Q37]))" office:value-type="string" office:string-value="Tidak Mudeng" calcext:value-type="string">
            <text:p>Tidak Mudeng</text:p>
          </table:table-cell>
          <table:table-cell table:style-name="ce27" table:formula="of:=IFERROR(INDEX([$'olah data'.$B$4:$'olah data'.$N$39];MATCH([.$A37];[$'olah data'.D$4:$'olah data'.D$39];0);2);&quot;&quot;)" office:value-type="string" office:string-value="Validity Scale (5 items)" calcext:value-type="string">
            <text:p>Validity Scale (5 items)</text:p>
          </table:table-cell>
          <table:table-cell table:style-name="ce27" table:formula="of:=IFERROR(INDEX([$'olah data'.$B$4:$'olah data'.$N$39];MATCH([.$A37];[$'olah data'.E$4:$'olah data'.E$39];0);2);&quot;&quot;)">
            <text:p/>
          </table:table-cell>
          <table:table-cell table:style-name="ce27" table:formula="of:=IFERROR(INDEX([$'olah data'.$B$4:$'olah data'.$N$39];MATCH([.$A37];[$'olah data'.F$4:$'olah data'.F$39];0);2);&quot;&quot;)">
            <text:p/>
          </table:table-cell>
          <table:table-cell table:style-name="ce27" table:formula="of:=IFERROR(INDEX([$'olah data'.$B$4:$'olah data'.$N$39];MATCH([.$A37];[$'olah data'.G$4:$'olah data'.G$39];0);2);&quot;&quot;)">
            <text:p/>
          </table:table-cell>
          <table:table-cell table:style-name="ce27" table:formula="of:=IFERROR(INDEX([$'olah data'.$B$4:$'olah data'.$N$39];MATCH([.$A37];[$'olah data'.H$4:$'olah data'.H$39];0);2);&quot;&quot;)">
            <text:p/>
          </table:table-cell>
          <table:table-cell table:style-name="ce27" table:formula="of:=IFERROR(INDEX([$'olah data'.$B$4:$'olah data'.$N$39];MATCH([.$A37];[$'olah data'.I$4:$'olah data'.I$39];0);2);&quot;&quot;)">
            <text:p/>
          </table:table-cell>
          <table:table-cell table:style-name="ce27" table:formula="of:=IFERROR(INDEX([$'olah data'.$B$4:$'olah data'.$N$39];MATCH([.$A37];[$'olah data'.J$4:$'olah data'.J$39];0);2);&quot;&quot;)">
            <text:p/>
          </table:table-cell>
          <table:table-cell table:style-name="ce27" table:formula="of:=IFERROR(INDEX([$'olah data'.$B$4:$'olah data'.$N$39];MATCH([.$A37];[$'olah data'.K$4:$'olah data'.K$39];0);2);&quot;&quot;)">
            <text:p/>
          </table:table-cell>
          <table:table-cell table:style-name="ce27" table:formula="of:=IFERROR(INDEX([$'olah data'.$B$4:$'olah data'.$N$39];MATCH([.$A37];[$'olah data'.L$4:$'olah data'.L$39];0);2);&quot;&quot;)">
            <text:p/>
          </table:table-cell>
          <table:table-cell table:style-name="ce27" table:formula="of:=IFERROR(INDEX([$'olah data'.$B$4:$'olah data'.$N$39];MATCH([.$A37];[$'olah data'.M$4:$'olah data'.M$39];0);2);&quot;&quot;)">
            <text:p/>
          </table:table-cell>
          <table:table-cell table:style-name="ce27" table:formula="of:=IFERROR(INDEX([$'olah data'.$B$4:$'olah data'.$N$39];MATCH([.$A37];[$'olah data'.N$4:$'olah data'.N$39];0);2);&quot;&quot;)">
            <text:p/>
          </table:table-cell>
          <table:table-cell table:style-name="ce27" table:formula="of:=CONCATENATE([.D37];[.E37];[.F37];[.G37];[.H37];[.I37];[.J37];[.K37];[.L37];[.M37];[.N37])" office:value-type="string" office:string-value="Validity Scale (5 items)" calcext:value-type="string">
            <text:p>Validity Scale (5 items)</text:p>
          </table:table-cell>
          <table:table-cell table:style-name="ce84" table:formula="of:=IFERROR([$'View Input'.Q26];&quot;&quot;)" office:value-type="float" office:value="0" calcext:value-type="float">
            <text:p>0</text:p>
          </table:table-cell>
          <table:table-cell table:style-name="ce98" office:value-type="string" calcext:value-type="string">
            <text:p>Tidak Mudeng</text:p>
          </table:table-cell>
          <table:table-cell table:style-name="ce46" office:value-type="float" office:value="4" calcext:value-type="float">
            <text:p>4</text:p>
          </table:table-cell>
          <table:table-cell table:number-columns-repeated="1006"/>
        </table:table-row>
        <table:table-row table:style-name="ro3">
          <table:table-cell table:style-name="ce29" office:value-type="float" office:value="37" calcext:value-type="float">
            <text:p>37</text:p>
          </table:table-cell>
          <table:table-cell table:style-name="ce64" office:value-type="float" office:value="5" calcext:value-type="float">
            <text:p>5</text:p>
          </table:table-cell>
          <table:table-cell table:style-name="ce98" table:formula="of:=IF([.R38]=&quot;&quot;;IF([.Q38]=&quot;R&quot;;VLOOKUP([.P38];[$'olah data'.$R$3:$'olah data'.$S$7];2);[.P38]);IF([.R38]=[.P38];[.P38];[.Q38]))" office:value-type="float" office:value="0" calcext:value-type="float">
            <text:p>0</text:p>
          </table:table-cell>
          <table:table-cell table:style-name="ce27" table:formula="of:=IFERROR(INDEX([$'olah data'.$B$4:$'olah data'.$N$39];MATCH([.$A38];[$'olah data'.D$4:$'olah data'.D$39];0);2);&quot;&quot;)" office:value-type="string" office:string-value="Ambitious vs underachieving (10 items)" calcext:value-type="string">
            <text:p>Ambitious vs underachieving (10 items)</text:p>
          </table:table-cell>
          <table:table-cell table:style-name="ce27" table:formula="of:=IFERROR(INDEX([$'olah data'.$B$4:$'olah data'.$N$39];MATCH([.$A38];[$'olah data'.E$4:$'olah data'.E$39];0);2);&quot;&quot;)">
            <text:p/>
          </table:table-cell>
          <table:table-cell table:style-name="ce27" table:formula="of:=IFERROR(INDEX([$'olah data'.$B$4:$'olah data'.$N$39];MATCH([.$A38];[$'olah data'.F$4:$'olah data'.F$39];0);2);&quot;&quot;)">
            <text:p/>
          </table:table-cell>
          <table:table-cell table:style-name="ce27" table:formula="of:=IFERROR(INDEX([$'olah data'.$B$4:$'olah data'.$N$39];MATCH([.$A38];[$'olah data'.G$4:$'olah data'.G$39];0);2);&quot;&quot;)">
            <text:p/>
          </table:table-cell>
          <table:table-cell table:style-name="ce27" table:formula="of:=IFERROR(INDEX([$'olah data'.$B$4:$'olah data'.$N$39];MATCH([.$A38];[$'olah data'.H$4:$'olah data'.H$39];0);2);&quot;&quot;)">
            <text:p/>
          </table:table-cell>
          <table:table-cell table:style-name="ce27" table:formula="of:=IFERROR(INDEX([$'olah data'.$B$4:$'olah data'.$N$39];MATCH([.$A38];[$'olah data'.I$4:$'olah data'.I$39];0);2);&quot;&quot;)">
            <text:p/>
          </table:table-cell>
          <table:table-cell table:style-name="ce27" table:formula="of:=IFERROR(INDEX([$'olah data'.$B$4:$'olah data'.$N$39];MATCH([.$A38];[$'olah data'.J$4:$'olah data'.J$39];0);2);&quot;&quot;)">
            <text:p/>
          </table:table-cell>
          <table:table-cell table:style-name="ce27" table:formula="of:=IFERROR(INDEX([$'olah data'.$B$4:$'olah data'.$N$39];MATCH([.$A38];[$'olah data'.K$4:$'olah data'.K$39];0);2);&quot;&quot;)">
            <text:p/>
          </table:table-cell>
          <table:table-cell table:style-name="ce27" table:formula="of:=IFERROR(INDEX([$'olah data'.$B$4:$'olah data'.$N$39];MATCH([.$A38];[$'olah data'.L$4:$'olah data'.L$39];0);2);&quot;&quot;)">
            <text:p/>
          </table:table-cell>
          <table:table-cell table:style-name="ce27" table:formula="of:=IFERROR(INDEX([$'olah data'.$B$4:$'olah data'.$N$39];MATCH([.$A38];[$'olah data'.M$4:$'olah data'.M$39];0);2);&quot;&quot;)">
            <text:p/>
          </table:table-cell>
          <table:table-cell table:style-name="ce27" table:formula="of:=IFERROR(INDEX([$'olah data'.$B$4:$'olah data'.$N$39];MATCH([.$A38];[$'olah data'.N$4:$'olah data'.N$39];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IFERROR([$'View Input'.Q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8" calcext:value-type="float">
            <text:p>38</text:p>
          </table:table-cell>
          <table:table-cell table:style-name="ce64" office:value-type="float" office:value="5" calcext:value-type="float">
            <text:p>5</text:p>
          </table:table-cell>
          <table:table-cell table:style-name="ce98" table:formula="of:=IF([.R39]=&quot;&quot;;IF([.Q39]=&quot;R&quot;;VLOOKUP([.P39];[$'olah data'.$R$3:$'olah data'.$S$7];2);[.P39]);IF([.R39]=[.P39];[.P39];[.Q39]))" office:value-type="string" office:string-value="" calcext:value-type="error">
            <text:p>#N/A</text:p>
          </table:table-cell>
          <table:table-cell table:style-name="ce27" table:formula="of:=IFERROR(INDEX([$'olah data'.$B$4:$'olah data'.$N$39];MATCH([.$A39];[$'olah data'.D$4:$'olah data'.D$39];0);2);&quot;&quot;)">
            <text:p/>
          </table:table-cell>
          <table:table-cell table:style-name="ce27" table:formula="of:=IFERROR(INDEX([$'olah data'.$B$4:$'olah data'.$N$39];MATCH([.$A39];[$'olah data'.E$4:$'olah data'.E$39];0);2);&quot;&quot;)">
            <text:p/>
          </table:table-cell>
          <table:table-cell table:style-name="ce27" table:formula="of:=IFERROR(INDEX([$'olah data'.$B$4:$'olah data'.$N$39];MATCH([.$A39];[$'olah data'.F$4:$'olah data'.F$39];0);2);&quot;&quot;)">
            <text:p/>
          </table:table-cell>
          <table:table-cell table:style-name="ce27" table:formula="of:=IFERROR(INDEX([$'olah data'.$B$4:$'olah data'.$N$39];MATCH([.$A39];[$'olah data'.G$4:$'olah data'.G$39];0);2);&quot;&quot;)" office:value-type="string" office:string-value="Fear of uncertainty (7 items)" calcext:value-type="string">
            <text:p>Fear of uncertainty (7 items)</text:p>
          </table:table-cell>
          <table:table-cell table:style-name="ce27" table:formula="of:=IFERROR(INDEX([$'olah data'.$B$4:$'olah data'.$N$39];MATCH([.$A39];[$'olah data'.H$4:$'olah data'.H$39];0);2);&quot;&quot;)">
            <text:p/>
          </table:table-cell>
          <table:table-cell table:style-name="ce27" table:formula="of:=IFERROR(INDEX([$'olah data'.$B$4:$'olah data'.$N$39];MATCH([.$A39];[$'olah data'.I$4:$'olah data'.I$39];0);2);&quot;&quot;)">
            <text:p/>
          </table:table-cell>
          <table:table-cell table:style-name="ce27" table:formula="of:=IFERROR(INDEX([$'olah data'.$B$4:$'olah data'.$N$39];MATCH([.$A39];[$'olah data'.J$4:$'olah data'.J$39];0);2);&quot;&quot;)">
            <text:p/>
          </table:table-cell>
          <table:table-cell table:style-name="ce27" table:formula="of:=IFERROR(INDEX([$'olah data'.$B$4:$'olah data'.$N$39];MATCH([.$A39];[$'olah data'.K$4:$'olah data'.K$39];0);2);&quot;&quot;)">
            <text:p/>
          </table:table-cell>
          <table:table-cell table:style-name="ce27" table:formula="of:=IFERROR(INDEX([$'olah data'.$B$4:$'olah data'.$N$39];MATCH([.$A39];[$'olah data'.L$4:$'olah data'.L$39];0);2);&quot;&quot;)">
            <text:p/>
          </table:table-cell>
          <table:table-cell table:style-name="ce27" table:formula="of:=IFERROR(INDEX([$'olah data'.$B$4:$'olah data'.$N$39];MATCH([.$A39];[$'olah data'.M$4:$'olah data'.M$39];0);2);&quot;&quot;)">
            <text:p/>
          </table:table-cell>
          <table:table-cell table:style-name="ce27" table:formula="of:=IFERROR(INDEX([$'olah data'.$B$4:$'olah data'.$N$39];MATCH([.$A39];[$'olah data'.N$4:$'olah data'.N$39];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IFERROR([$'View Input'.Q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39" calcext:value-type="float">
            <text:p>39</text:p>
          </table:table-cell>
          <table:table-cell table:style-name="ce64" office:value-type="float" office:value="5" calcext:value-type="float">
            <text:p>5</text:p>
          </table:table-cell>
          <table:table-cell table:style-name="ce98" table:formula="of:=IF([.R40]=&quot;&quot;;IF([.Q40]=&quot;R&quot;;VLOOKUP([.P40];[$'olah data'.$R$3:$'olah data'.$S$7];2);[.P40]);IF([.R40]=[.P40];[.P40];[.Q40]))" office:value-type="string" office:string-value="" calcext:value-type="error">
            <text:p>#N/A</text:p>
          </table:table-cell>
          <table:table-cell table:style-name="ce27" table:formula="of:=IFERROR(INDEX([$'olah data'.$B$4:$'olah data'.$N$39];MATCH([.$A40];[$'olah data'.D$4:$'olah data'.D$39];0);2);&quot;&quot;)">
            <text:p/>
          </table:table-cell>
          <table:table-cell table:style-name="ce27" table:formula="of:=IFERROR(INDEX([$'olah data'.$B$4:$'olah data'.$N$39];MATCH([.$A40];[$'olah data'.E$4:$'olah data'.E$39];0);2);&quot;&quot;)">
            <text:p/>
          </table:table-cell>
          <table:table-cell table:style-name="ce27" table:formula="of:=IFERROR(INDEX([$'olah data'.$B$4:$'olah data'.$N$39];MATCH([.$A40];[$'olah data'.F$4:$'olah data'.F$39];0);2);&quot;&quot;)" office:value-type="string" office:string-value="Dependence (6 items)" calcext:value-type="string">
            <text:p>Dependence (6 items)</text:p>
          </table:table-cell>
          <table:table-cell table:style-name="ce27" table:formula="of:=IFERROR(INDEX([$'olah data'.$B$4:$'olah data'.$N$39];MATCH([.$A40];[$'olah data'.G$4:$'olah data'.G$39];0);2);&quot;&quot;)">
            <text:p/>
          </table:table-cell>
          <table:table-cell table:style-name="ce27" table:formula="of:=IFERROR(INDEX([$'olah data'.$B$4:$'olah data'.$N$39];MATCH([.$A40];[$'olah data'.H$4:$'olah data'.H$39];0);2);&quot;&quot;)">
            <text:p/>
          </table:table-cell>
          <table:table-cell table:style-name="ce27" table:formula="of:=IFERROR(INDEX([$'olah data'.$B$4:$'olah data'.$N$39];MATCH([.$A40];[$'olah data'.I$4:$'olah data'.I$39];0);2);&quot;&quot;)">
            <text:p/>
          </table:table-cell>
          <table:table-cell table:style-name="ce27" table:formula="of:=IFERROR(INDEX([$'olah data'.$B$4:$'olah data'.$N$39];MATCH([.$A40];[$'olah data'.J$4:$'olah data'.J$39];0);2);&quot;&quot;)">
            <text:p/>
          </table:table-cell>
          <table:table-cell table:style-name="ce27" table:formula="of:=IFERROR(INDEX([$'olah data'.$B$4:$'olah data'.$N$39];MATCH([.$A40];[$'olah data'.K$4:$'olah data'.K$39];0);2);&quot;&quot;)">
            <text:p/>
          </table:table-cell>
          <table:table-cell table:style-name="ce27" table:formula="of:=IFERROR(INDEX([$'olah data'.$B$4:$'olah data'.$N$39];MATCH([.$A40];[$'olah data'.L$4:$'olah data'.L$39];0);2);&quot;&quot;)">
            <text:p/>
          </table:table-cell>
          <table:table-cell table:style-name="ce27" table:formula="of:=IFERROR(INDEX([$'olah data'.$B$4:$'olah data'.$N$39];MATCH([.$A40];[$'olah data'.M$4:$'olah data'.M$39];0);2);&quot;&quot;)">
            <text:p/>
          </table:table-cell>
          <table:table-cell table:style-name="ce27" table:formula="of:=IFERROR(INDEX([$'olah data'.$B$4:$'olah data'.$N$39];MATCH([.$A40];[$'olah data'.N$4:$'olah data'.N$39];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IFERROR([$'View Input'.Q2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40" calcext:value-type="float">
            <text:p>40</text:p>
          </table:table-cell>
          <table:table-cell table:style-name="ce64" office:value-type="float" office:value="5" calcext:value-type="float">
            <text:p>5</text:p>
          </table:table-cell>
          <table:table-cell table:style-name="ce98" table:formula="of:=IF([.R41]=&quot;&quot;;IF([.Q41]=&quot;R&quot;;VLOOKUP([.P41];[$'olah data'.$R$3:$'olah data'.$S$7];2);[.P41]);IF([.R41]=[.P41];[.P41];[.Q41]))" office:value-type="float" office:value="0" calcext:value-type="float">
            <text:p>0</text:p>
          </table:table-cell>
          <table:table-cell table:style-name="ce27" table:formula="of:=IFERROR(INDEX([$'olah data'.$B$4:$'olah data'.$N$39];MATCH([.$A41];[$'olah data'.D$4:$'olah data'.D$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41];[$'olah data'.E$4:$'olah data'.E$39];0);2);&quot;&quot;)">
            <text:p/>
          </table:table-cell>
          <table:table-cell table:style-name="ce27" table:formula="of:=IFERROR(INDEX([$'olah data'.$B$4:$'olah data'.$N$39];MATCH([.$A41];[$'olah data'.F$4:$'olah data'.F$39];0);2);&quot;&quot;)">
            <text:p/>
          </table:table-cell>
          <table:table-cell table:style-name="ce27" table:formula="of:=IFERROR(INDEX([$'olah data'.$B$4:$'olah data'.$N$39];MATCH([.$A41];[$'olah data'.G$4:$'olah data'.G$39];0);2);&quot;&quot;)">
            <text:p/>
          </table:table-cell>
          <table:table-cell table:style-name="ce27" table:formula="of:=IFERROR(INDEX([$'olah data'.$B$4:$'olah data'.$N$39];MATCH([.$A41];[$'olah data'.H$4:$'olah data'.H$39];0);2);&quot;&quot;)">
            <text:p/>
          </table:table-cell>
          <table:table-cell table:style-name="ce27" table:formula="of:=IFERROR(INDEX([$'olah data'.$B$4:$'olah data'.$N$39];MATCH([.$A41];[$'olah data'.I$4:$'olah data'.I$39];0);2);&quot;&quot;)">
            <text:p/>
          </table:table-cell>
          <table:table-cell table:style-name="ce27" table:formula="of:=IFERROR(INDEX([$'olah data'.$B$4:$'olah data'.$N$39];MATCH([.$A41];[$'olah data'.J$4:$'olah data'.J$39];0);2);&quot;&quot;)">
            <text:p/>
          </table:table-cell>
          <table:table-cell table:style-name="ce27" table:formula="of:=IFERROR(INDEX([$'olah data'.$B$4:$'olah data'.$N$39];MATCH([.$A41];[$'olah data'.K$4:$'olah data'.K$39];0);2);&quot;&quot;)">
            <text:p/>
          </table:table-cell>
          <table:table-cell table:style-name="ce27" table:formula="of:=IFERROR(INDEX([$'olah data'.$B$4:$'olah data'.$N$39];MATCH([.$A41];[$'olah data'.L$4:$'olah data'.L$39];0);2);&quot;&quot;)">
            <text:p/>
          </table:table-cell>
          <table:table-cell table:style-name="ce27" table:formula="of:=IFERROR(INDEX([$'olah data'.$B$4:$'olah data'.$N$39];MATCH([.$A41];[$'olah data'.M$4:$'olah data'.M$39];0);2);&quot;&quot;)">
            <text:p/>
          </table:table-cell>
          <table:table-cell table:style-name="ce27" table:formula="of:=IFERROR(INDEX([$'olah data'.$B$4:$'olah data'.$N$39];MATCH([.$A41];[$'olah data'.N$4:$'olah data'.N$39];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IFERROR([$'View Input'.Q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1" calcext:value-type="float">
            <text:p>41</text:p>
          </table:table-cell>
          <table:table-cell table:style-name="ce64" office:value-type="float" office:value="5" calcext:value-type="float">
            <text:p>5</text:p>
          </table:table-cell>
          <table:table-cell table:style-name="ce98" table:formula="of:=IF([.R42]=&quot;&quot;;IF([.Q42]=&quot;R&quot;;VLOOKUP([.P42];[$'olah data'.$R$3:$'olah data'.$S$7];2);[.P42]);IF([.R42]=[.P42];[.P42];[.Q42]))" office:value-type="float" office:value="0" calcext:value-type="float">
            <text:p>0</text:p>
          </table:table-cell>
          <table:table-cell table:style-name="ce27" table:formula="of:=IFERROR(INDEX([$'olah data'.$B$4:$'olah data'.$N$39];MATCH([.$A42];[$'olah data'.D$4:$'olah data'.D$39];0);2);&quot;&quot;)" office:value-type="string" office:string-value="Empathy vs. social disinterest (5 items)" calcext:value-type="string">
            <text:p>Empathy vs. social disinterest (5 items)</text:p>
          </table:table-cell>
          <table:table-cell table:style-name="ce27" table:formula="of:=IFERROR(INDEX([$'olah data'.$B$4:$'olah data'.$N$39];MATCH([.$A42];[$'olah data'.E$4:$'olah data'.E$39];0);2);&quot;&quot;)">
            <text:p/>
          </table:table-cell>
          <table:table-cell table:style-name="ce27" table:formula="of:=IFERROR(INDEX([$'olah data'.$B$4:$'olah data'.$N$39];MATCH([.$A42];[$'olah data'.F$4:$'olah data'.F$39];0);2);&quot;&quot;)">
            <text:p/>
          </table:table-cell>
          <table:table-cell table:style-name="ce27" table:formula="of:=IFERROR(INDEX([$'olah data'.$B$4:$'olah data'.$N$39];MATCH([.$A42];[$'olah data'.G$4:$'olah data'.G$39];0);2);&quot;&quot;)">
            <text:p/>
          </table:table-cell>
          <table:table-cell table:style-name="ce27" table:formula="of:=IFERROR(INDEX([$'olah data'.$B$4:$'olah data'.$N$39];MATCH([.$A42];[$'olah data'.H$4:$'olah data'.H$39];0);2);&quot;&quot;)">
            <text:p/>
          </table:table-cell>
          <table:table-cell table:style-name="ce27" table:formula="of:=IFERROR(INDEX([$'olah data'.$B$4:$'olah data'.$N$39];MATCH([.$A42];[$'olah data'.I$4:$'olah data'.I$39];0);2);&quot;&quot;)">
            <text:p/>
          </table:table-cell>
          <table:table-cell table:style-name="ce27" table:formula="of:=IFERROR(INDEX([$'olah data'.$B$4:$'olah data'.$N$39];MATCH([.$A42];[$'olah data'.J$4:$'olah data'.J$39];0);2);&quot;&quot;)">
            <text:p/>
          </table:table-cell>
          <table:table-cell table:style-name="ce27" table:formula="of:=IFERROR(INDEX([$'olah data'.$B$4:$'olah data'.$N$39];MATCH([.$A42];[$'olah data'.K$4:$'olah data'.K$39];0);2);&quot;&quot;)">
            <text:p/>
          </table:table-cell>
          <table:table-cell table:style-name="ce27" table:formula="of:=IFERROR(INDEX([$'olah data'.$B$4:$'olah data'.$N$39];MATCH([.$A42];[$'olah data'.L$4:$'olah data'.L$39];0);2);&quot;&quot;)">
            <text:p/>
          </table:table-cell>
          <table:table-cell table:style-name="ce27" table:formula="of:=IFERROR(INDEX([$'olah data'.$B$4:$'olah data'.$N$39];MATCH([.$A42];[$'olah data'.M$4:$'olah data'.M$39];0);2);&quot;&quot;)">
            <text:p/>
          </table:table-cell>
          <table:table-cell table:style-name="ce27" table:formula="of:=IFERROR(INDEX([$'olah data'.$B$4:$'olah data'.$N$39];MATCH([.$A42];[$'olah data'.N$4:$'olah data'.N$39];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IFERROR([$'View Input'.T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2" calcext:value-type="float">
            <text:p>42</text:p>
          </table:table-cell>
          <table:table-cell table:style-name="ce64" office:value-type="float" office:value="5" calcext:value-type="float">
            <text:p>5</text:p>
          </table:table-cell>
          <table:table-cell table:style-name="ce98" table:formula="of:=IF([.R43]=&quot;&quot;;IF([.Q43]=&quot;R&quot;;VLOOKUP([.P43];[$'olah data'.$R$3:$'olah data'.$S$7];2);[.P43]);IF([.R43]=[.P43];[.P43];[.Q43]))" office:value-type="float" office:value="0" calcext:value-type="float">
            <text:p>0</text:p>
          </table:table-cell>
          <table:table-cell table:style-name="ce27" table:formula="of:=IFERROR(INDEX([$'olah data'.$B$4:$'olah data'.$N$39];MATCH([.$A43];[$'olah data'.D$4:$'olah data'.D$39];0);2);&quot;&quot;)">
            <text:p/>
          </table:table-cell>
          <table:table-cell table:style-name="ce27" table:formula="of:=IFERROR(INDEX([$'olah data'.$B$4:$'olah data'.$N$39];MATCH([.$A43];[$'olah data'.E$4:$'olah data'.E$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43];[$'olah data'.F$4:$'olah data'.F$39];0);2);&quot;&quot;)">
            <text:p/>
          </table:table-cell>
          <table:table-cell table:style-name="ce27" table:formula="of:=IFERROR(INDEX([$'olah data'.$B$4:$'olah data'.$N$39];MATCH([.$A43];[$'olah data'.G$4:$'olah data'.G$39];0);2);&quot;&quot;)">
            <text:p/>
          </table:table-cell>
          <table:table-cell table:style-name="ce27" table:formula="of:=IFERROR(INDEX([$'olah data'.$B$4:$'olah data'.$N$39];MATCH([.$A43];[$'olah data'.H$4:$'olah data'.H$39];0);2);&quot;&quot;)">
            <text:p/>
          </table:table-cell>
          <table:table-cell table:style-name="ce27" table:formula="of:=IFERROR(INDEX([$'olah data'.$B$4:$'olah data'.$N$39];MATCH([.$A43];[$'olah data'.I$4:$'olah data'.I$39];0);2);&quot;&quot;)">
            <text:p/>
          </table:table-cell>
          <table:table-cell table:style-name="ce27" table:formula="of:=IFERROR(INDEX([$'olah data'.$B$4:$'olah data'.$N$39];MATCH([.$A43];[$'olah data'.J$4:$'olah data'.J$39];0);2);&quot;&quot;)">
            <text:p/>
          </table:table-cell>
          <table:table-cell table:style-name="ce27" table:formula="of:=IFERROR(INDEX([$'olah data'.$B$4:$'olah data'.$N$39];MATCH([.$A43];[$'olah data'.K$4:$'olah data'.K$39];0);2);&quot;&quot;)">
            <text:p/>
          </table:table-cell>
          <table:table-cell table:style-name="ce27" table:formula="of:=IFERROR(INDEX([$'olah data'.$B$4:$'olah data'.$N$39];MATCH([.$A43];[$'olah data'.L$4:$'olah data'.L$39];0);2);&quot;&quot;)">
            <text:p/>
          </table:table-cell>
          <table:table-cell table:style-name="ce27" table:formula="of:=IFERROR(INDEX([$'olah data'.$B$4:$'olah data'.$N$39];MATCH([.$A43];[$'olah data'.M$4:$'olah data'.M$39];0);2);&quot;&quot;)">
            <text:p/>
          </table:table-cell>
          <table:table-cell table:style-name="ce27" table:formula="of:=IFERROR(INDEX([$'olah data'.$B$4:$'olah data'.$N$39];MATCH([.$A43];[$'olah data'.N$4:$'olah data'.N$39];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IFERROR([$'View Input'.T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3" calcext:value-type="float">
            <text:p>43</text:p>
          </table:table-cell>
          <table:table-cell table:style-name="ce64" office:value-type="float" office:value="5" calcext:value-type="float">
            <text:p>5</text:p>
          </table:table-cell>
          <table:table-cell table:style-name="ce98" table:formula="of:=IF([.R44]=&quot;&quot;;IF([.Q44]=&quot;R&quot;;VLOOKUP([.P44];[$'olah data'.$R$3:$'olah data'.$S$7];2);[.P44]);IF([.R44]=[.P44];[.P44];[.Q44]))" office:value-type="float" office:value="0" calcext:value-type="float">
            <text:p>0</text:p>
          </table:table-cell>
          <table:table-cell table:style-name="ce27" table:formula="of:=IFERROR(INDEX([$'olah data'.$B$4:$'olah data'.$N$39];MATCH([.$A44];[$'olah data'.D$4:$'olah data'.D$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44];[$'olah data'.E$4:$'olah data'.E$39];0);2);&quot;&quot;)">
            <text:p/>
          </table:table-cell>
          <table:table-cell table:style-name="ce27" table:formula="of:=IFERROR(INDEX([$'olah data'.$B$4:$'olah data'.$N$39];MATCH([.$A44];[$'olah data'.F$4:$'olah data'.F$39];0);2);&quot;&quot;)">
            <text:p/>
          </table:table-cell>
          <table:table-cell table:style-name="ce27" table:formula="of:=IFERROR(INDEX([$'olah data'.$B$4:$'olah data'.$N$39];MATCH([.$A44];[$'olah data'.G$4:$'olah data'.G$39];0);2);&quot;&quot;)">
            <text:p/>
          </table:table-cell>
          <table:table-cell table:style-name="ce27" table:formula="of:=IFERROR(INDEX([$'olah data'.$B$4:$'olah data'.$N$39];MATCH([.$A44];[$'olah data'.H$4:$'olah data'.H$39];0);2);&quot;&quot;)">
            <text:p/>
          </table:table-cell>
          <table:table-cell table:style-name="ce27" table:formula="of:=IFERROR(INDEX([$'olah data'.$B$4:$'olah data'.$N$39];MATCH([.$A44];[$'olah data'.I$4:$'olah data'.I$39];0);2);&quot;&quot;)">
            <text:p/>
          </table:table-cell>
          <table:table-cell table:style-name="ce27" table:formula="of:=IFERROR(INDEX([$'olah data'.$B$4:$'olah data'.$N$39];MATCH([.$A44];[$'olah data'.J$4:$'olah data'.J$39];0);2);&quot;&quot;)">
            <text:p/>
          </table:table-cell>
          <table:table-cell table:style-name="ce27" table:formula="of:=IFERROR(INDEX([$'olah data'.$B$4:$'olah data'.$N$39];MATCH([.$A44];[$'olah data'.K$4:$'olah data'.K$39];0);2);&quot;&quot;)">
            <text:p/>
          </table:table-cell>
          <table:table-cell table:style-name="ce27" table:formula="of:=IFERROR(INDEX([$'olah data'.$B$4:$'olah data'.$N$39];MATCH([.$A44];[$'olah data'.L$4:$'olah data'.L$39];0);2);&quot;&quot;)">
            <text:p/>
          </table:table-cell>
          <table:table-cell table:style-name="ce27" table:formula="of:=IFERROR(INDEX([$'olah data'.$B$4:$'olah data'.$N$39];MATCH([.$A44];[$'olah data'.M$4:$'olah data'.M$39];0);2);&quot;&quot;)">
            <text:p/>
          </table:table-cell>
          <table:table-cell table:style-name="ce27" table:formula="of:=IFERROR(INDEX([$'olah data'.$B$4:$'olah data'.$N$39];MATCH([.$A44];[$'olah data'.N$4:$'olah data'.N$39];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IFERROR([$'View Input'.T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4" calcext:value-type="float">
            <text:p>44</text:p>
          </table:table-cell>
          <table:table-cell table:style-name="ce64" office:value-type="float" office:value="5" calcext:value-type="float">
            <text:p>5</text:p>
          </table:table-cell>
          <table:table-cell table:style-name="ce98" table:formula="of:=IF([.R45]=&quot;&quot;;IF([.Q45]=&quot;R&quot;;VLOOKUP([.P45];[$'olah data'.$R$3:$'olah data'.$S$7];2);[.P45]);IF([.R45]=[.P45];[.P45];[.Q45]))" office:value-type="float" office:value="0" calcext:value-type="float">
            <text:p>0</text:p>
          </table:table-cell>
          <table:table-cell table:style-name="ce27" table:formula="of:=IFERROR(INDEX([$'olah data'.$B$4:$'olah data'.$N$39];MATCH([.$A45];[$'olah data'.D$4:$'olah data'.D$39];0);2);&quot;&quot;)" office:value-type="string" office:string-value="Disorderliness v. regimentation (7 items)" calcext:value-type="string">
            <text:p>Disorderliness v. regimentation (7 items)</text:p>
          </table:table-cell>
          <table:table-cell table:style-name="ce27" table:formula="of:=IFERROR(INDEX([$'olah data'.$B$4:$'olah data'.$N$39];MATCH([.$A45];[$'olah data'.E$4:$'olah data'.E$39];0);2);&quot;&quot;)">
            <text:p/>
          </table:table-cell>
          <table:table-cell table:style-name="ce27" table:formula="of:=IFERROR(INDEX([$'olah data'.$B$4:$'olah data'.$N$39];MATCH([.$A45];[$'olah data'.F$4:$'olah data'.F$39];0);2);&quot;&quot;)">
            <text:p/>
          </table:table-cell>
          <table:table-cell table:style-name="ce27" table:formula="of:=IFERROR(INDEX([$'olah data'.$B$4:$'olah data'.$N$39];MATCH([.$A45];[$'olah data'.G$4:$'olah data'.G$39];0);2);&quot;&quot;)">
            <text:p/>
          </table:table-cell>
          <table:table-cell table:style-name="ce27" table:formula="of:=IFERROR(INDEX([$'olah data'.$B$4:$'olah data'.$N$39];MATCH([.$A45];[$'olah data'.H$4:$'olah data'.H$39];0);2);&quot;&quot;)">
            <text:p/>
          </table:table-cell>
          <table:table-cell table:style-name="ce27" table:formula="of:=IFERROR(INDEX([$'olah data'.$B$4:$'olah data'.$N$39];MATCH([.$A45];[$'olah data'.I$4:$'olah data'.I$39];0);2);&quot;&quot;)">
            <text:p/>
          </table:table-cell>
          <table:table-cell table:style-name="ce27" table:formula="of:=IFERROR(INDEX([$'olah data'.$B$4:$'olah data'.$N$39];MATCH([.$A45];[$'olah data'.J$4:$'olah data'.J$39];0);2);&quot;&quot;)">
            <text:p/>
          </table:table-cell>
          <table:table-cell table:style-name="ce27" table:formula="of:=IFERROR(INDEX([$'olah data'.$B$4:$'olah data'.$N$39];MATCH([.$A45];[$'olah data'.K$4:$'olah data'.K$39];0);2);&quot;&quot;)">
            <text:p/>
          </table:table-cell>
          <table:table-cell table:style-name="ce27" table:formula="of:=IFERROR(INDEX([$'olah data'.$B$4:$'olah data'.$N$39];MATCH([.$A45];[$'olah data'.L$4:$'olah data'.L$39];0);2);&quot;&quot;)">
            <text:p/>
          </table:table-cell>
          <table:table-cell table:style-name="ce27" table:formula="of:=IFERROR(INDEX([$'olah data'.$B$4:$'olah data'.$N$39];MATCH([.$A45];[$'olah data'.M$4:$'olah data'.M$39];0);2);&quot;&quot;)">
            <text:p/>
          </table:table-cell>
          <table:table-cell table:style-name="ce27" table:formula="of:=IFERROR(INDEX([$'olah data'.$B$4:$'olah data'.$N$39];MATCH([.$A45];[$'olah data'.N$4:$'olah data'.N$39];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IFERROR([$'View Input'.T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5" calcext:value-type="float">
            <text:p>45</text:p>
          </table:table-cell>
          <table:table-cell table:style-name="ce64" office:value-type="float" office:value="5" calcext:value-type="float">
            <text:p>5</text:p>
          </table:table-cell>
          <table:table-cell table:style-name="ce98" table:formula="of:=IF([.R46]=&quot;&quot;;IF([.Q46]=&quot;R&quot;;VLOOKUP([.P46];[$'olah data'.$R$3:$'olah data'.$S$7];2);[.P46]);IF([.R46]=[.P46];[.P46];[.Q46]))" office:value-type="float" office:value="0" calcext:value-type="float">
            <text:p>0</text:p>
          </table:table-cell>
          <table:table-cell table:style-name="ce27" table:formula="of:=IFERROR(INDEX([$'olah data'.$B$4:$'olah data'.$N$39];MATCH([.$A46];[$'olah data'.D$4:$'olah data'.D$39];0);2);&quot;&quot;)">
            <text:p/>
          </table:table-cell>
          <table:table-cell table:style-name="ce27" table:formula="of:=IFERROR(INDEX([$'olah data'.$B$4:$'olah data'.$N$39];MATCH([.$A46];[$'olah data'.E$4:$'olah data'.E$39];0);2);&quot;&quot;)">
            <text:p/>
          </table:table-cell>
          <table:table-cell table:style-name="ce27" table:formula="of:=IFERROR(INDEX([$'olah data'.$B$4:$'olah data'.$N$39];MATCH([.$A46];[$'olah data'.F$4:$'olah data'.F$39];0);2);&quot;&quot;)" office:value-type="string" office:string-value="Work hardened vs spoiled (8 items)" calcext:value-type="string">
            <text:p>Work hardened vs spoiled (8 items)</text:p>
          </table:table-cell>
          <table:table-cell table:style-name="ce27" table:formula="of:=IFERROR(INDEX([$'olah data'.$B$4:$'olah data'.$N$39];MATCH([.$A46];[$'olah data'.G$4:$'olah data'.G$39];0);2);&quot;&quot;)">
            <text:p/>
          </table:table-cell>
          <table:table-cell table:style-name="ce27" table:formula="of:=IFERROR(INDEX([$'olah data'.$B$4:$'olah data'.$N$39];MATCH([.$A46];[$'olah data'.H$4:$'olah data'.H$39];0);2);&quot;&quot;)">
            <text:p/>
          </table:table-cell>
          <table:table-cell table:style-name="ce27" table:formula="of:=IFERROR(INDEX([$'olah data'.$B$4:$'olah data'.$N$39];MATCH([.$A46];[$'olah data'.I$4:$'olah data'.I$39];0);2);&quot;&quot;)">
            <text:p/>
          </table:table-cell>
          <table:table-cell table:style-name="ce27" table:formula="of:=IFERROR(INDEX([$'olah data'.$B$4:$'olah data'.$N$39];MATCH([.$A46];[$'olah data'.J$4:$'olah data'.J$39];0);2);&quot;&quot;)">
            <text:p/>
          </table:table-cell>
          <table:table-cell table:style-name="ce27" table:formula="of:=IFERROR(INDEX([$'olah data'.$B$4:$'olah data'.$N$39];MATCH([.$A46];[$'olah data'.K$4:$'olah data'.K$39];0);2);&quot;&quot;)">
            <text:p/>
          </table:table-cell>
          <table:table-cell table:style-name="ce27" table:formula="of:=IFERROR(INDEX([$'olah data'.$B$4:$'olah data'.$N$39];MATCH([.$A46];[$'olah data'.L$4:$'olah data'.L$39];0);2);&quot;&quot;)">
            <text:p/>
          </table:table-cell>
          <table:table-cell table:style-name="ce27" table:formula="of:=IFERROR(INDEX([$'olah data'.$B$4:$'olah data'.$N$39];MATCH([.$A46];[$'olah data'.M$4:$'olah data'.M$39];0);2);&quot;&quot;)">
            <text:p/>
          </table:table-cell>
          <table:table-cell table:style-name="ce27" table:formula="of:=IFERROR(INDEX([$'olah data'.$B$4:$'olah data'.$N$39];MATCH([.$A46];[$'olah data'.N$4:$'olah data'.N$39];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IFERROR([$'View Input'.T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6" calcext:value-type="float">
            <text:p>46</text:p>
          </table:table-cell>
          <table:table-cell table:style-name="ce64" office:value-type="float" office:value="5" calcext:value-type="float">
            <text:p>5</text:p>
          </table:table-cell>
          <table:table-cell table:style-name="ce98" table:formula="of:=IF([.R47]=&quot;&quot;;IF([.Q47]=&quot;R&quot;;VLOOKUP([.P47];[$'olah data'.$R$3:$'olah data'.$S$7];2);[.P47]);IF([.R47]=[.P47];[.P47];[.Q47]))" office:value-type="float" office:value="0" calcext:value-type="float">
            <text:p>0</text:p>
          </table:table-cell>
          <table:table-cell table:style-name="ce27" table:formula="of:=IFERROR(INDEX([$'olah data'.$B$4:$'olah data'.$N$39];MATCH([.$A47];[$'olah data'.D$4:$'olah data'.D$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47];[$'olah data'.E$4:$'olah data'.E$39];0);2);&quot;&quot;)">
            <text:p/>
          </table:table-cell>
          <table:table-cell table:style-name="ce27" table:formula="of:=IFERROR(INDEX([$'olah data'.$B$4:$'olah data'.$N$39];MATCH([.$A47];[$'olah data'.F$4:$'olah data'.F$39];0);2);&quot;&quot;)">
            <text:p/>
          </table:table-cell>
          <table:table-cell table:style-name="ce27" table:formula="of:=IFERROR(INDEX([$'olah data'.$B$4:$'olah data'.$N$39];MATCH([.$A47];[$'olah data'.G$4:$'olah data'.G$39];0);2);&quot;&quot;)">
            <text:p/>
          </table:table-cell>
          <table:table-cell table:style-name="ce27" table:formula="of:=IFERROR(INDEX([$'olah data'.$B$4:$'olah data'.$N$39];MATCH([.$A47];[$'olah data'.H$4:$'olah data'.H$39];0);2);&quot;&quot;)">
            <text:p/>
          </table:table-cell>
          <table:table-cell table:style-name="ce27" table:formula="of:=IFERROR(INDEX([$'olah data'.$B$4:$'olah data'.$N$39];MATCH([.$A47];[$'olah data'.I$4:$'olah data'.I$39];0);2);&quot;&quot;)">
            <text:p/>
          </table:table-cell>
          <table:table-cell table:style-name="ce27" table:formula="of:=IFERROR(INDEX([$'olah data'.$B$4:$'olah data'.$N$39];MATCH([.$A47];[$'olah data'.J$4:$'olah data'.J$39];0);2);&quot;&quot;)">
            <text:p/>
          </table:table-cell>
          <table:table-cell table:style-name="ce27" table:formula="of:=IFERROR(INDEX([$'olah data'.$B$4:$'olah data'.$N$39];MATCH([.$A47];[$'olah data'.K$4:$'olah data'.K$39];0);2);&quot;&quot;)">
            <text:p/>
          </table:table-cell>
          <table:table-cell table:style-name="ce27" table:formula="of:=IFERROR(INDEX([$'olah data'.$B$4:$'olah data'.$N$39];MATCH([.$A47];[$'olah data'.L$4:$'olah data'.L$39];0);2);&quot;&quot;)">
            <text:p/>
          </table:table-cell>
          <table:table-cell table:style-name="ce27" table:formula="of:=IFERROR(INDEX([$'olah data'.$B$4:$'olah data'.$N$39];MATCH([.$A47];[$'olah data'.M$4:$'olah data'.M$39];0);2);&quot;&quot;)">
            <text:p/>
          </table:table-cell>
          <table:table-cell table:style-name="ce27" table:formula="of:=IFERROR(INDEX([$'olah data'.$B$4:$'olah data'.$N$39];MATCH([.$A47];[$'olah data'.N$4:$'olah data'.N$39];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T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7" calcext:value-type="float">
            <text:p>47</text:p>
          </table:table-cell>
          <table:table-cell table:style-name="ce64" office:value-type="float" office:value="5" calcext:value-type="float">
            <text:p>5</text:p>
          </table:table-cell>
          <table:table-cell table:style-name="ce98" table:formula="of:=IF([.R48]=&quot;&quot;;IF([.Q48]=&quot;R&quot;;VLOOKUP([.P48];[$'olah data'.$R$3:$'olah data'.$S$7];2);[.P48]);IF([.R48]=[.P48];[.P48];[.Q48]))" office:value-type="string" office:string-value="" calcext:value-type="error">
            <text:p>#N/A</text:p>
          </table:table-cell>
          <table:table-cell table:style-name="ce27" table:formula="of:=IFERROR(INDEX([$'olah data'.$B$4:$'olah data'.$N$39];MATCH([.$A48];[$'olah data'.D$4:$'olah data'.D$39];0);2);&quot;&quot;)">
            <text:p/>
          </table:table-cell>
          <table:table-cell table:style-name="ce27" table:formula="of:=IFERROR(INDEX([$'olah data'.$B$4:$'olah data'.$N$39];MATCH([.$A48];[$'olah data'.E$4:$'olah data'.E$39];0);2);&quot;&quot;)" office:value-type="string" office:string-value="Impulsiveness v. reflection (9 items)" calcext:value-type="string">
            <text:p>Impulsiveness v. reflection (9 items)</text:p>
          </table:table-cell>
          <table:table-cell table:style-name="ce27" table:formula="of:=IFERROR(INDEX([$'olah data'.$B$4:$'olah data'.$N$39];MATCH([.$A48];[$'olah data'.F$4:$'olah data'.F$39];0);2);&quot;&quot;)">
            <text:p/>
          </table:table-cell>
          <table:table-cell table:style-name="ce27" table:formula="of:=IFERROR(INDEX([$'olah data'.$B$4:$'olah data'.$N$39];MATCH([.$A48];[$'olah data'.G$4:$'olah data'.G$39];0);2);&quot;&quot;)">
            <text:p/>
          </table:table-cell>
          <table:table-cell table:style-name="ce27" table:formula="of:=IFERROR(INDEX([$'olah data'.$B$4:$'olah data'.$N$39];MATCH([.$A48];[$'olah data'.H$4:$'olah data'.H$39];0);2);&quot;&quot;)">
            <text:p/>
          </table:table-cell>
          <table:table-cell table:style-name="ce27" table:formula="of:=IFERROR(INDEX([$'olah data'.$B$4:$'olah data'.$N$39];MATCH([.$A48];[$'olah data'.I$4:$'olah data'.I$39];0);2);&quot;&quot;)">
            <text:p/>
          </table:table-cell>
          <table:table-cell table:style-name="ce27" table:formula="of:=IFERROR(INDEX([$'olah data'.$B$4:$'olah data'.$N$39];MATCH([.$A48];[$'olah data'.J$4:$'olah data'.J$39];0);2);&quot;&quot;)">
            <text:p/>
          </table:table-cell>
          <table:table-cell table:style-name="ce27" table:formula="of:=IFERROR(INDEX([$'olah data'.$B$4:$'olah data'.$N$39];MATCH([.$A48];[$'olah data'.K$4:$'olah data'.K$39];0);2);&quot;&quot;)">
            <text:p/>
          </table:table-cell>
          <table:table-cell table:style-name="ce27" table:formula="of:=IFERROR(INDEX([$'olah data'.$B$4:$'olah data'.$N$39];MATCH([.$A48];[$'olah data'.L$4:$'olah data'.L$39];0);2);&quot;&quot;)">
            <text:p/>
          </table:table-cell>
          <table:table-cell table:style-name="ce27" table:formula="of:=IFERROR(INDEX([$'olah data'.$B$4:$'olah data'.$N$39];MATCH([.$A48];[$'olah data'.M$4:$'olah data'.M$39];0);2);&quot;&quot;)">
            <text:p/>
          </table:table-cell>
          <table:table-cell table:style-name="ce27" table:formula="of:=IFERROR(INDEX([$'olah data'.$B$4:$'olah data'.$N$39];MATCH([.$A48];[$'olah data'.N$4:$'olah data'.N$39];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IFERROR([$'View Input'.T1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48" calcext:value-type="float">
            <text:p>48</text:p>
          </table:table-cell>
          <table:table-cell table:style-name="ce64" office:value-type="float" office:value="5" calcext:value-type="float">
            <text:p>5</text:p>
          </table:table-cell>
          <table:table-cell table:style-name="ce98" table:formula="of:=IF([.R49]=&quot;&quot;;IF([.Q49]=&quot;R&quot;;VLOOKUP([.P49];[$'olah data'.$R$3:$'olah data'.$S$7];2);[.P49]);IF([.R49]=[.P49];[.P49];[.Q49]))" office:value-type="string" office:string-value="" calcext:value-type="error">
            <text:p>#N/A</text:p>
          </table:table-cell>
          <table:table-cell table:style-name="ce27" table:formula="of:=IFERROR(INDEX([$'olah data'.$B$4:$'olah data'.$N$39];MATCH([.$A49];[$'olah data'.D$4:$'olah data'.D$39];0);2);&quot;&quot;)">
            <text:p/>
          </table:table-cell>
          <table:table-cell table:style-name="ce27" table:formula="of:=IFERROR(INDEX([$'olah data'.$B$4:$'olah data'.$N$39];MATCH([.$A49];[$'olah data'.E$4:$'olah data'.E$39];0);2);&quot;&quot;)">
            <text:p/>
          </table:table-cell>
          <table:table-cell table:style-name="ce27" table:formula="of:=IFERROR(INDEX([$'olah data'.$B$4:$'olah data'.$N$39];MATCH([.$A49];[$'olah data'.F$4:$'olah data'.F$39];0);2);&quot;&quot;)">
            <text:p/>
          </table:table-cell>
          <table:table-cell table:style-name="ce27" table:formula="of:=IFERROR(INDEX([$'olah data'.$B$4:$'olah data'.$N$39];MATCH([.$A49];[$'olah data'.G$4:$'olah data'.G$39];0);2);&quot;&quot;)">
            <text:p/>
          </table:table-cell>
          <table:table-cell table:style-name="ce27" table:formula="of:=IFERROR(INDEX([$'olah data'.$B$4:$'olah data'.$N$39];MATCH([.$A49];[$'olah data'.H$4:$'olah data'.H$39];0);2);&quot;&quot;)">
            <text:p/>
          </table:table-cell>
          <table:table-cell table:style-name="ce27" table:formula="of:=IFERROR(INDEX([$'olah data'.$B$4:$'olah data'.$N$39];MATCH([.$A49];[$'olah data'.I$4:$'olah data'.I$39];0);2);&quot;&quot;)" office:value-type="string" office:string-value="Enlightened second nature (11 items)" calcext:value-type="string">
            <text:p>Enlightened second nature (11 items)</text:p>
          </table:table-cell>
          <table:table-cell table:style-name="ce27" table:formula="of:=IFERROR(INDEX([$'olah data'.$B$4:$'olah data'.$N$39];MATCH([.$A49];[$'olah data'.J$4:$'olah data'.J$39];0);2);&quot;&quot;)">
            <text:p/>
          </table:table-cell>
          <table:table-cell table:style-name="ce27" table:formula="of:=IFERROR(INDEX([$'olah data'.$B$4:$'olah data'.$N$39];MATCH([.$A49];[$'olah data'.K$4:$'olah data'.K$39];0);2);&quot;&quot;)">
            <text:p/>
          </table:table-cell>
          <table:table-cell table:style-name="ce27" table:formula="of:=IFERROR(INDEX([$'olah data'.$B$4:$'olah data'.$N$39];MATCH([.$A49];[$'olah data'.L$4:$'olah data'.L$39];0);2);&quot;&quot;)">
            <text:p/>
          </table:table-cell>
          <table:table-cell table:style-name="ce27" table:formula="of:=IFERROR(INDEX([$'olah data'.$B$4:$'olah data'.$N$39];MATCH([.$A49];[$'olah data'.M$4:$'olah data'.M$39];0);2);&quot;&quot;)">
            <text:p/>
          </table:table-cell>
          <table:table-cell table:style-name="ce27" table:formula="of:=IFERROR(INDEX([$'olah data'.$B$4:$'olah data'.$N$39];MATCH([.$A49];[$'olah data'.N$4:$'olah data'.N$39];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IFERROR([$'View Input'.T1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49" calcext:value-type="float">
            <text:p>49</text:p>
          </table:table-cell>
          <table:table-cell table:style-name="ce64" office:value-type="float" office:value="5" calcext:value-type="float">
            <text:p>5</text:p>
          </table:table-cell>
          <table:table-cell table:style-name="ce98" table:formula="of:=IF([.R50]=&quot;&quot;;IF([.Q50]=&quot;R&quot;;VLOOKUP([.P50];[$'olah data'.$R$3:$'olah data'.$S$7];2);[.P50]);IF([.R50]=[.P50];[.P50];[.Q50]))" office:value-type="string" office:string-value="" calcext:value-type="error">
            <text:p>#N/A</text:p>
          </table:table-cell>
          <table:table-cell table:style-name="ce27" table:formula="of:=IFERROR(INDEX([$'olah data'.$B$4:$'olah data'.$N$39];MATCH([.$A50];[$'olah data'.D$4:$'olah data'.D$39];0);2);&quot;&quot;)">
            <text:p/>
          </table:table-cell>
          <table:table-cell table:style-name="ce27" table:formula="of:=IFERROR(INDEX([$'olah data'.$B$4:$'olah data'.$N$39];MATCH([.$A50];[$'olah data'.E$4:$'olah data'.E$39];0);2);&quot;&quot;)">
            <text:p/>
          </table:table-cell>
          <table:table-cell table:style-name="ce27" table:formula="of:=IFERROR(INDEX([$'olah data'.$B$4:$'olah data'.$N$39];MATCH([.$A50];[$'olah data'.F$4:$'olah data'.F$39];0);2);&quot;&quot;)">
            <text:p/>
          </table:table-cell>
          <table:table-cell table:style-name="ce27" table:formula="of:=IFERROR(INDEX([$'olah data'.$B$4:$'olah data'.$N$39];MATCH([.$A50];[$'olah data'.G$4:$'olah data'.G$39];0);2);&quot;&quot;)">
            <text:p/>
          </table:table-cell>
          <table:table-cell table:style-name="ce27" table:formula="of:=IFERROR(INDEX([$'olah data'.$B$4:$'olah data'.$N$39];MATCH([.$A50];[$'olah data'.H$4:$'olah data'.H$39];0);2);&quot;&quot;)" office:value-type="string" office:string-value="Responsibility vs. blaming (8 items)" calcext:value-type="string">
            <text:p>Responsibility vs. blaming (8 items)</text:p>
          </table:table-cell>
          <table:table-cell table:style-name="ce27" table:formula="of:=IFERROR(INDEX([$'olah data'.$B$4:$'olah data'.$N$39];MATCH([.$A50];[$'olah data'.I$4:$'olah data'.I$39];0);2);&quot;&quot;)">
            <text:p/>
          </table:table-cell>
          <table:table-cell table:style-name="ce27" table:formula="of:=IFERROR(INDEX([$'olah data'.$B$4:$'olah data'.$N$39];MATCH([.$A50];[$'olah data'.J$4:$'olah data'.J$39];0);2);&quot;&quot;)">
            <text:p/>
          </table:table-cell>
          <table:table-cell table:style-name="ce27" table:formula="of:=IFERROR(INDEX([$'olah data'.$B$4:$'olah data'.$N$39];MATCH([.$A50];[$'olah data'.K$4:$'olah data'.K$39];0);2);&quot;&quot;)">
            <text:p/>
          </table:table-cell>
          <table:table-cell table:style-name="ce27" table:formula="of:=IFERROR(INDEX([$'olah data'.$B$4:$'olah data'.$N$39];MATCH([.$A50];[$'olah data'.L$4:$'olah data'.L$39];0);2);&quot;&quot;)">
            <text:p/>
          </table:table-cell>
          <table:table-cell table:style-name="ce27" table:formula="of:=IFERROR(INDEX([$'olah data'.$B$4:$'olah data'.$N$39];MATCH([.$A50];[$'olah data'.M$4:$'olah data'.M$39];0);2);&quot;&quot;)">
            <text:p/>
          </table:table-cell>
          <table:table-cell table:style-name="ce27" table:formula="of:=IFERROR(INDEX([$'olah data'.$B$4:$'olah data'.$N$39];MATCH([.$A50];[$'olah data'.N$4:$'olah data'.N$39];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IFERROR([$'View Input'.T1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50" calcext:value-type="float">
            <text:p>50</text:p>
          </table:table-cell>
          <table:table-cell table:style-name="ce64" office:value-type="float" office:value="5" calcext:value-type="float">
            <text:p>5</text:p>
          </table:table-cell>
          <table:table-cell table:style-name="ce98" table:formula="of:=IF([.R51]=&quot;&quot;;IF([.Q51]=&quot;R&quot;;VLOOKUP([.P51];[$'olah data'.$R$3:$'olah data'.$S$7];2);[.P51]);IF([.R51]=[.P51];[.P51];[.Q51]))" office:value-type="float" office:value="0" calcext:value-type="float">
            <text:p>0</text:p>
          </table:table-cell>
          <table:table-cell table:style-name="ce27" table:formula="of:=IFERROR(INDEX([$'olah data'.$B$4:$'olah data'.$N$39];MATCH([.$A51];[$'olah data'.D$4:$'olah data'.D$39];0);2);&quot;&quot;)">
            <text:p/>
          </table:table-cell>
          <table:table-cell table:style-name="ce27" table:formula="of:=IFERROR(INDEX([$'olah data'.$B$4:$'olah data'.$N$39];MATCH([.$A51];[$'olah data'.E$4:$'olah data'.E$39];0);2);&quot;&quot;)" office:value-type="string" office:string-value="Helpfulness vs. unhelpfulness (8 items)" calcext:value-type="string">
            <text:p>Helpfulness vs. unhelpfulness (8 items)</text:p>
          </table:table-cell>
          <table:table-cell table:style-name="ce27" table:formula="of:=IFERROR(INDEX([$'olah data'.$B$4:$'olah data'.$N$39];MATCH([.$A51];[$'olah data'.F$4:$'olah data'.F$39];0);2);&quot;&quot;)">
            <text:p/>
          </table:table-cell>
          <table:table-cell table:style-name="ce27" table:formula="of:=IFERROR(INDEX([$'olah data'.$B$4:$'olah data'.$N$39];MATCH([.$A51];[$'olah data'.G$4:$'olah data'.G$39];0);2);&quot;&quot;)">
            <text:p/>
          </table:table-cell>
          <table:table-cell table:style-name="ce27" table:formula="of:=IFERROR(INDEX([$'olah data'.$B$4:$'olah data'.$N$39];MATCH([.$A51];[$'olah data'.H$4:$'olah data'.H$39];0);2);&quot;&quot;)">
            <text:p/>
          </table:table-cell>
          <table:table-cell table:style-name="ce27" table:formula="of:=IFERROR(INDEX([$'olah data'.$B$4:$'olah data'.$N$39];MATCH([.$A51];[$'olah data'.I$4:$'olah data'.I$39];0);2);&quot;&quot;)">
            <text:p/>
          </table:table-cell>
          <table:table-cell table:style-name="ce27" table:formula="of:=IFERROR(INDEX([$'olah data'.$B$4:$'olah data'.$N$39];MATCH([.$A51];[$'olah data'.J$4:$'olah data'.J$39];0);2);&quot;&quot;)">
            <text:p/>
          </table:table-cell>
          <table:table-cell table:style-name="ce27" table:formula="of:=IFERROR(INDEX([$'olah data'.$B$4:$'olah data'.$N$39];MATCH([.$A51];[$'olah data'.K$4:$'olah data'.K$39];0);2);&quot;&quot;)">
            <text:p/>
          </table:table-cell>
          <table:table-cell table:style-name="ce27" table:formula="of:=IFERROR(INDEX([$'olah data'.$B$4:$'olah data'.$N$39];MATCH([.$A51];[$'olah data'.L$4:$'olah data'.L$39];0);2);&quot;&quot;)">
            <text:p/>
          </table:table-cell>
          <table:table-cell table:style-name="ce27" table:formula="of:=IFERROR(INDEX([$'olah data'.$B$4:$'olah data'.$N$39];MATCH([.$A51];[$'olah data'.M$4:$'olah data'.M$39];0);2);&quot;&quot;)">
            <text:p/>
          </table:table-cell>
          <table:table-cell table:style-name="ce27" table:formula="of:=IFERROR(INDEX([$'olah data'.$B$4:$'olah data'.$N$39];MATCH([.$A51];[$'olah data'.N$4:$'olah data'.N$39];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IFERROR([$'View Input'.T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1" calcext:value-type="float">
            <text:p>51</text:p>
          </table:table-cell>
          <table:table-cell table:style-name="ce64" office:value-type="float" office:value="5" calcext:value-type="float">
            <text:p>5</text:p>
          </table:table-cell>
          <table:table-cell table:style-name="ce98" table:formula="of:=IF([.R52]=&quot;&quot;;IF([.Q52]=&quot;R&quot;;VLOOKUP([.P52];[$'olah data'.$R$3:$'olah data'.$S$7];2);[.P52]);IF([.R52]=[.P52];[.P52];[.Q52]))" office:value-type="float" office:value="0" calcext:value-type="float">
            <text:p>0</text:p>
          </table:table-cell>
          <table:table-cell table:style-name="ce27" table:formula="of:=IFERROR(INDEX([$'olah data'.$B$4:$'olah data'.$N$39];MATCH([.$A52];[$'olah data'.D$4:$'olah data'.D$39];0);2);&quot;&quot;)">
            <text:p/>
          </table:table-cell>
          <table:table-cell table:style-name="ce27" table:formula="of:=IFERROR(INDEX([$'olah data'.$B$4:$'olah data'.$N$39];MATCH([.$A52];[$'olah data'.E$4:$'olah data'.E$39];0);2);&quot;&quot;)" office:value-type="string" office:string-value="Disorderliness v. regimentation (7 items)" calcext:value-type="string">
            <text:p>Disorderliness v. regimentation (7 items)</text:p>
          </table:table-cell>
          <table:table-cell table:style-name="ce27" table:formula="of:=IFERROR(INDEX([$'olah data'.$B$4:$'olah data'.$N$39];MATCH([.$A52];[$'olah data'.F$4:$'olah data'.F$39];0);2);&quot;&quot;)">
            <text:p/>
          </table:table-cell>
          <table:table-cell table:style-name="ce27" table:formula="of:=IFERROR(INDEX([$'olah data'.$B$4:$'olah data'.$N$39];MATCH([.$A52];[$'olah data'.G$4:$'olah data'.G$39];0);2);&quot;&quot;)">
            <text:p/>
          </table:table-cell>
          <table:table-cell table:style-name="ce27" table:formula="of:=IFERROR(INDEX([$'olah data'.$B$4:$'olah data'.$N$39];MATCH([.$A52];[$'olah data'.H$4:$'olah data'.H$39];0);2);&quot;&quot;)">
            <text:p/>
          </table:table-cell>
          <table:table-cell table:style-name="ce27" table:formula="of:=IFERROR(INDEX([$'olah data'.$B$4:$'olah data'.$N$39];MATCH([.$A52];[$'olah data'.I$4:$'olah data'.I$39];0);2);&quot;&quot;)">
            <text:p/>
          </table:table-cell>
          <table:table-cell table:style-name="ce27" table:formula="of:=IFERROR(INDEX([$'olah data'.$B$4:$'olah data'.$N$39];MATCH([.$A52];[$'olah data'.J$4:$'olah data'.J$39];0);2);&quot;&quot;)">
            <text:p/>
          </table:table-cell>
          <table:table-cell table:style-name="ce27" table:formula="of:=IFERROR(INDEX([$'olah data'.$B$4:$'olah data'.$N$39];MATCH([.$A52];[$'olah data'.K$4:$'olah data'.K$39];0);2);&quot;&quot;)">
            <text:p/>
          </table:table-cell>
          <table:table-cell table:style-name="ce27" table:formula="of:=IFERROR(INDEX([$'olah data'.$B$4:$'olah data'.$N$39];MATCH([.$A52];[$'olah data'.L$4:$'olah data'.L$39];0);2);&quot;&quot;)">
            <text:p/>
          </table:table-cell>
          <table:table-cell table:style-name="ce27" table:formula="of:=IFERROR(INDEX([$'olah data'.$B$4:$'olah data'.$N$39];MATCH([.$A52];[$'olah data'.M$4:$'olah data'.M$39];0);2);&quot;&quot;)">
            <text:p/>
          </table:table-cell>
          <table:table-cell table:style-name="ce27" table:formula="of:=IFERROR(INDEX([$'olah data'.$B$4:$'olah data'.$N$39];MATCH([.$A52];[$'olah data'.N$4:$'olah data'.N$39];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IFERROR([$'View Input'.T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2" calcext:value-type="float">
            <text:p>52</text:p>
          </table:table-cell>
          <table:table-cell table:style-name="ce64" office:value-type="float" office:value="5" calcext:value-type="float">
            <text:p>5</text:p>
          </table:table-cell>
          <table:table-cell table:style-name="ce98" table:formula="of:=IF([.R53]=&quot;&quot;;IF([.Q53]=&quot;R&quot;;VLOOKUP([.P53];[$'olah data'.$R$3:$'olah data'.$S$7];2);[.P53]);IF([.R53]=[.P53];[.P53];[.Q53]))" office:value-type="float" office:value="0" calcext:value-type="float">
            <text:p>0</text:p>
          </table:table-cell>
          <table:table-cell table:style-name="ce27" table:formula="of:=IFERROR(INDEX([$'olah data'.$B$4:$'olah data'.$N$39];MATCH([.$A53];[$'olah data'.D$4:$'olah data'.D$39];0);2);&quot;&quot;)">
            <text:p/>
          </table:table-cell>
          <table:table-cell table:style-name="ce27" table:formula="of:=IFERROR(INDEX([$'olah data'.$B$4:$'olah data'.$N$39];MATCH([.$A53];[$'olah data'.E$4:$'olah data'.E$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53];[$'olah data'.F$4:$'olah data'.F$39];0);2);&quot;&quot;)">
            <text:p/>
          </table:table-cell>
          <table:table-cell table:style-name="ce27" table:formula="of:=IFERROR(INDEX([$'olah data'.$B$4:$'olah data'.$N$39];MATCH([.$A53];[$'olah data'.G$4:$'olah data'.G$39];0);2);&quot;&quot;)">
            <text:p/>
          </table:table-cell>
          <table:table-cell table:style-name="ce27" table:formula="of:=IFERROR(INDEX([$'olah data'.$B$4:$'olah data'.$N$39];MATCH([.$A53];[$'olah data'.H$4:$'olah data'.H$39];0);2);&quot;&quot;)">
            <text:p/>
          </table:table-cell>
          <table:table-cell table:style-name="ce27" table:formula="of:=IFERROR(INDEX([$'olah data'.$B$4:$'olah data'.$N$39];MATCH([.$A53];[$'olah data'.I$4:$'olah data'.I$39];0);2);&quot;&quot;)">
            <text:p/>
          </table:table-cell>
          <table:table-cell table:style-name="ce27" table:formula="of:=IFERROR(INDEX([$'olah data'.$B$4:$'olah data'.$N$39];MATCH([.$A53];[$'olah data'.J$4:$'olah data'.J$39];0);2);&quot;&quot;)">
            <text:p/>
          </table:table-cell>
          <table:table-cell table:style-name="ce27" table:formula="of:=IFERROR(INDEX([$'olah data'.$B$4:$'olah data'.$N$39];MATCH([.$A53];[$'olah data'.K$4:$'olah data'.K$39];0);2);&quot;&quot;)">
            <text:p/>
          </table:table-cell>
          <table:table-cell table:style-name="ce27" table:formula="of:=IFERROR(INDEX([$'olah data'.$B$4:$'olah data'.$N$39];MATCH([.$A53];[$'olah data'.L$4:$'olah data'.L$39];0);2);&quot;&quot;)">
            <text:p/>
          </table:table-cell>
          <table:table-cell table:style-name="ce27" table:formula="of:=IFERROR(INDEX([$'olah data'.$B$4:$'olah data'.$N$39];MATCH([.$A53];[$'olah data'.M$4:$'olah data'.M$39];0);2);&quot;&quot;)">
            <text:p/>
          </table:table-cell>
          <table:table-cell table:style-name="ce27" table:formula="of:=IFERROR(INDEX([$'olah data'.$B$4:$'olah data'.$N$39];MATCH([.$A53];[$'olah data'.N$4:$'olah data'.N$39];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IFERROR([$'View Input'.T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3" calcext:value-type="float">
            <text:p>53</text:p>
          </table:table-cell>
          <table:table-cell table:style-name="ce64" office:value-type="float" office:value="5" calcext:value-type="float">
            <text:p>5</text:p>
          </table:table-cell>
          <table:table-cell table:style-name="ce98" table:formula="of:=IF([.R54]=&quot;&quot;;IF([.Q54]=&quot;R&quot;;VLOOKUP([.P54];[$'olah data'.$R$3:$'olah data'.$S$7];2);[.P54]);IF([.R54]=[.P54];[.P54];[.Q54]))" office:value-type="float" office:value="5" calcext:value-type="float">
            <text:p>5</text:p>
          </table:table-cell>
          <table:table-cell table:style-name="ce27" table:formula="of:=IFERROR(INDEX([$'olah data'.$B$4:$'olah data'.$N$39];MATCH([.$A54];[$'olah data'.D$4:$'olah data'.D$39];0);2);&quot;&quot;)">
            <text:p/>
          </table:table-cell>
          <table:table-cell table:style-name="ce27" table:formula="of:=IFERROR(INDEX([$'olah data'.$B$4:$'olah data'.$N$39];MATCH([.$A54];[$'olah data'.E$4:$'olah data'.E$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54];[$'olah data'.F$4:$'olah data'.F$39];0);2);&quot;&quot;)">
            <text:p/>
          </table:table-cell>
          <table:table-cell table:style-name="ce27" table:formula="of:=IFERROR(INDEX([$'olah data'.$B$4:$'olah data'.$N$39];MATCH([.$A54];[$'olah data'.G$4:$'olah data'.G$39];0);2);&quot;&quot;)">
            <text:p/>
          </table:table-cell>
          <table:table-cell table:style-name="ce27" table:formula="of:=IFERROR(INDEX([$'olah data'.$B$4:$'olah data'.$N$39];MATCH([.$A54];[$'olah data'.H$4:$'olah data'.H$39];0);2);&quot;&quot;)">
            <text:p/>
          </table:table-cell>
          <table:table-cell table:style-name="ce27" table:formula="of:=IFERROR(INDEX([$'olah data'.$B$4:$'olah data'.$N$39];MATCH([.$A54];[$'olah data'.I$4:$'olah data'.I$39];0);2);&quot;&quot;)">
            <text:p/>
          </table:table-cell>
          <table:table-cell table:style-name="ce27" table:formula="of:=IFERROR(INDEX([$'olah data'.$B$4:$'olah data'.$N$39];MATCH([.$A54];[$'olah data'.J$4:$'olah data'.J$39];0);2);&quot;&quot;)">
            <text:p/>
          </table:table-cell>
          <table:table-cell table:style-name="ce27" table:formula="of:=IFERROR(INDEX([$'olah data'.$B$4:$'olah data'.$N$39];MATCH([.$A54];[$'olah data'.K$4:$'olah data'.K$39];0);2);&quot;&quot;)">
            <text:p/>
          </table:table-cell>
          <table:table-cell table:style-name="ce27" table:formula="of:=IFERROR(INDEX([$'olah data'.$B$4:$'olah data'.$N$39];MATCH([.$A54];[$'olah data'.L$4:$'olah data'.L$39];0);2);&quot;&quot;)">
            <text:p/>
          </table:table-cell>
          <table:table-cell table:style-name="ce27" table:formula="of:=IFERROR(INDEX([$'olah data'.$B$4:$'olah data'.$N$39];MATCH([.$A54];[$'olah data'.M$4:$'olah data'.M$39];0);2);&quot;&quot;)">
            <text:p/>
          </table:table-cell>
          <table:table-cell table:style-name="ce27" table:formula="of:=IFERROR(INDEX([$'olah data'.$B$4:$'olah data'.$N$39];MATCH([.$A54];[$'olah data'.N$4:$'olah data'.N$39];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office:value-type="float" office:value="5" calcext:value-type="float">
            <text:p>5</text:p>
          </table:table-cell>
          <table:table-cell table:style-name="ce46" table:number-columns-repeated="2"/>
          <table:table-cell table:number-columns-repeated="1006"/>
        </table:table-row>
        <table:table-row table:style-name="ro3">
          <table:table-cell table:style-name="ce29" office:value-type="float" office:value="54" calcext:value-type="float">
            <text:p>54</text:p>
          </table:table-cell>
          <table:table-cell table:style-name="ce64" office:value-type="float" office:value="5" calcext:value-type="float">
            <text:p>5</text:p>
          </table:table-cell>
          <table:table-cell table:style-name="ce98" table:formula="of:=IF([.R55]=&quot;&quot;;IF([.Q55]=&quot;R&quot;;VLOOKUP([.P55];[$'olah data'.$R$3:$'olah data'.$S$7];2);[.P55]);IF([.R55]=[.P55];[.P55];[.Q55]))" office:value-type="float" office:value="0" calcext:value-type="float">
            <text:p>0</text:p>
          </table:table-cell>
          <table:table-cell table:style-name="ce27" table:formula="of:=IFERROR(INDEX([$'olah data'.$B$4:$'olah data'.$N$39];MATCH([.$A55];[$'olah data'.D$4:$'olah data'.D$39];0);2);&quot;&quot;)">
            <text:p/>
          </table:table-cell>
          <table:table-cell table:style-name="ce27" table:formula="of:=IFERROR(INDEX([$'olah data'.$B$4:$'olah data'.$N$39];MATCH([.$A55];[$'olah data'.E$4:$'olah data'.E$39];0);2);&quot;&quot;)">
            <text:p/>
          </table:table-cell>
          <table:table-cell table:style-name="ce27" table:formula="of:=IFERROR(INDEX([$'olah data'.$B$4:$'olah data'.$N$39];MATCH([.$A55];[$'olah data'.F$4:$'olah data'.F$39];0);2);&quot;&quot;)" office:value-type="string" office:string-value="Sentimentality (8 items)" calcext:value-type="string">
            <text:p>Sentimentality (8 items)</text:p>
          </table:table-cell>
          <table:table-cell table:style-name="ce27" table:formula="of:=IFERROR(INDEX([$'olah data'.$B$4:$'olah data'.$N$39];MATCH([.$A55];[$'olah data'.G$4:$'olah data'.G$39];0);2);&quot;&quot;)">
            <text:p/>
          </table:table-cell>
          <table:table-cell table:style-name="ce27" table:formula="of:=IFERROR(INDEX([$'olah data'.$B$4:$'olah data'.$N$39];MATCH([.$A55];[$'olah data'.H$4:$'olah data'.H$39];0);2);&quot;&quot;)">
            <text:p/>
          </table:table-cell>
          <table:table-cell table:style-name="ce27" table:formula="of:=IFERROR(INDEX([$'olah data'.$B$4:$'olah data'.$N$39];MATCH([.$A55];[$'olah data'.I$4:$'olah data'.I$39];0);2);&quot;&quot;)">
            <text:p/>
          </table:table-cell>
          <table:table-cell table:style-name="ce27" table:formula="of:=IFERROR(INDEX([$'olah data'.$B$4:$'olah data'.$N$39];MATCH([.$A55];[$'olah data'.J$4:$'olah data'.J$39];0);2);&quot;&quot;)">
            <text:p/>
          </table:table-cell>
          <table:table-cell table:style-name="ce27" table:formula="of:=IFERROR(INDEX([$'olah data'.$B$4:$'olah data'.$N$39];MATCH([.$A55];[$'olah data'.K$4:$'olah data'.K$39];0);2);&quot;&quot;)">
            <text:p/>
          </table:table-cell>
          <table:table-cell table:style-name="ce27" table:formula="of:=IFERROR(INDEX([$'olah data'.$B$4:$'olah data'.$N$39];MATCH([.$A55];[$'olah data'.L$4:$'olah data'.L$39];0);2);&quot;&quot;)">
            <text:p/>
          </table:table-cell>
          <table:table-cell table:style-name="ce27" table:formula="of:=IFERROR(INDEX([$'olah data'.$B$4:$'olah data'.$N$39];MATCH([.$A55];[$'olah data'.M$4:$'olah data'.M$39];0);2);&quot;&quot;)">
            <text:p/>
          </table:table-cell>
          <table:table-cell table:style-name="ce27" table:formula="of:=IFERROR(INDEX([$'olah data'.$B$4:$'olah data'.$N$39];MATCH([.$A55];[$'olah data'.N$4:$'olah data'.N$39];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IFERROR([$'View Input'.T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5" calcext:value-type="float">
            <text:p>55</text:p>
          </table:table-cell>
          <table:table-cell table:style-name="ce64" office:value-type="float" office:value="5" calcext:value-type="float">
            <text:p>5</text:p>
          </table:table-cell>
          <table:table-cell table:style-name="ce98" table:formula="of:=IF([.R56]=&quot;&quot;;IF([.Q56]=&quot;R&quot;;VLOOKUP([.P56];[$'olah data'.$R$3:$'olah data'.$S$7];2);[.P56]);IF([.R56]=[.P56];[.P56];[.Q56]))" office:value-type="float" office:value="0" calcext:value-type="float">
            <text:p>0</text:p>
          </table:table-cell>
          <table:table-cell table:style-name="ce27" table:formula="of:=IFERROR(INDEX([$'olah data'.$B$4:$'olah data'.$N$39];MATCH([.$A56];[$'olah data'.D$4:$'olah data'.D$39];0);2);&quot;&quot;)" office:value-type="string" office:string-value="Perfectionist vs pragmatist (8 items)" calcext:value-type="string">
            <text:p>Perfectionist vs pragmatist (8 items)</text:p>
          </table:table-cell>
          <table:table-cell table:style-name="ce27" table:formula="of:=IFERROR(INDEX([$'olah data'.$B$4:$'olah data'.$N$39];MATCH([.$A56];[$'olah data'.E$4:$'olah data'.E$39];0);2);&quot;&quot;)">
            <text:p/>
          </table:table-cell>
          <table:table-cell table:style-name="ce27" table:formula="of:=IFERROR(INDEX([$'olah data'.$B$4:$'olah data'.$N$39];MATCH([.$A56];[$'olah data'.F$4:$'olah data'.F$39];0);2);&quot;&quot;)">
            <text:p/>
          </table:table-cell>
          <table:table-cell table:style-name="ce27" table:formula="of:=IFERROR(INDEX([$'olah data'.$B$4:$'olah data'.$N$39];MATCH([.$A56];[$'olah data'.G$4:$'olah data'.G$39];0);2);&quot;&quot;)">
            <text:p/>
          </table:table-cell>
          <table:table-cell table:style-name="ce27" table:formula="of:=IFERROR(INDEX([$'olah data'.$B$4:$'olah data'.$N$39];MATCH([.$A56];[$'olah data'.H$4:$'olah data'.H$39];0);2);&quot;&quot;)">
            <text:p/>
          </table:table-cell>
          <table:table-cell table:style-name="ce27" table:formula="of:=IFERROR(INDEX([$'olah data'.$B$4:$'olah data'.$N$39];MATCH([.$A56];[$'olah data'.I$4:$'olah data'.I$39];0);2);&quot;&quot;)">
            <text:p/>
          </table:table-cell>
          <table:table-cell table:style-name="ce27" table:formula="of:=IFERROR(INDEX([$'olah data'.$B$4:$'olah data'.$N$39];MATCH([.$A56];[$'olah data'.J$4:$'olah data'.J$39];0);2);&quot;&quot;)">
            <text:p/>
          </table:table-cell>
          <table:table-cell table:style-name="ce27" table:formula="of:=IFERROR(INDEX([$'olah data'.$B$4:$'olah data'.$N$39];MATCH([.$A56];[$'olah data'.K$4:$'olah data'.K$39];0);2);&quot;&quot;)">
            <text:p/>
          </table:table-cell>
          <table:table-cell table:style-name="ce27" table:formula="of:=IFERROR(INDEX([$'olah data'.$B$4:$'olah data'.$N$39];MATCH([.$A56];[$'olah data'.L$4:$'olah data'.L$39];0);2);&quot;&quot;)">
            <text:p/>
          </table:table-cell>
          <table:table-cell table:style-name="ce27" table:formula="of:=IFERROR(INDEX([$'olah data'.$B$4:$'olah data'.$N$39];MATCH([.$A56];[$'olah data'.M$4:$'olah data'.M$39];0);2);&quot;&quot;)">
            <text:p/>
          </table:table-cell>
          <table:table-cell table:style-name="ce27" table:formula="of:=IFERROR(INDEX([$'olah data'.$B$4:$'olah data'.$N$39];MATCH([.$A56];[$'olah data'.N$4:$'olah data'.N$39];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IFERROR([$'View Input'.T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6" calcext:value-type="float">
            <text:p>56</text:p>
          </table:table-cell>
          <table:table-cell table:style-name="ce64" office:value-type="float" office:value="5" calcext:value-type="float">
            <text:p>5</text:p>
          </table:table-cell>
          <table:table-cell table:style-name="ce98" table:formula="of:=IF([.R57]=&quot;&quot;;IF([.Q57]=&quot;R&quot;;VLOOKUP([.P57];[$'olah data'.$R$3:$'olah data'.$S$7];2);[.P57]);IF([.R57]=[.P57];[.P57];[.Q57]))" office:value-type="string" office:string-value="" calcext:value-type="error">
            <text:p>#N/A</text:p>
          </table:table-cell>
          <table:table-cell table:style-name="ce27" table:formula="of:=IFERROR(INDEX([$'olah data'.$B$4:$'olah data'.$N$39];MATCH([.$A57];[$'olah data'.D$4:$'olah data'.D$39];0);2);&quot;&quot;)">
            <text:p/>
          </table:table-cell>
          <table:table-cell table:style-name="ce27" table:formula="of:=IFERROR(INDEX([$'olah data'.$B$4:$'olah data'.$N$39];MATCH([.$A57];[$'olah data'.E$4:$'olah data'.E$39];0);2);&quot;&quot;)">
            <text:p/>
          </table:table-cell>
          <table:table-cell table:style-name="ce27" table:formula="of:=IFERROR(INDEX([$'olah data'.$B$4:$'olah data'.$N$39];MATCH([.$A57];[$'olah data'.F$4:$'olah data'.F$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57];[$'olah data'.G$4:$'olah data'.G$39];0);2);&quot;&quot;)">
            <text:p/>
          </table:table-cell>
          <table:table-cell table:style-name="ce27" table:formula="of:=IFERROR(INDEX([$'olah data'.$B$4:$'olah data'.$N$39];MATCH([.$A57];[$'olah data'.H$4:$'olah data'.H$39];0);2);&quot;&quot;)">
            <text:p/>
          </table:table-cell>
          <table:table-cell table:style-name="ce27" table:formula="of:=IFERROR(INDEX([$'olah data'.$B$4:$'olah data'.$N$39];MATCH([.$A57];[$'olah data'.I$4:$'olah data'.I$39];0);2);&quot;&quot;)">
            <text:p/>
          </table:table-cell>
          <table:table-cell table:style-name="ce27" table:formula="of:=IFERROR(INDEX([$'olah data'.$B$4:$'olah data'.$N$39];MATCH([.$A57];[$'olah data'.J$4:$'olah data'.J$39];0);2);&quot;&quot;)">
            <text:p/>
          </table:table-cell>
          <table:table-cell table:style-name="ce27" table:formula="of:=IFERROR(INDEX([$'olah data'.$B$4:$'olah data'.$N$39];MATCH([.$A57];[$'olah data'.K$4:$'olah data'.K$39];0);2);&quot;&quot;)">
            <text:p/>
          </table:table-cell>
          <table:table-cell table:style-name="ce27" table:formula="of:=IFERROR(INDEX([$'olah data'.$B$4:$'olah data'.$N$39];MATCH([.$A57];[$'olah data'.L$4:$'olah data'.L$39];0);2);&quot;&quot;)">
            <text:p/>
          </table:table-cell>
          <table:table-cell table:style-name="ce27" table:formula="of:=IFERROR(INDEX([$'olah data'.$B$4:$'olah data'.$N$39];MATCH([.$A57];[$'olah data'.M$4:$'olah data'.M$39];0);2);&quot;&quot;)">
            <text:p/>
          </table:table-cell>
          <table:table-cell table:style-name="ce27" table:formula="of:=IFERROR(INDEX([$'olah data'.$B$4:$'olah data'.$N$39];MATCH([.$A57];[$'olah data'.N$4:$'olah data'.N$39];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IFERROR([$'View Input'.T2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57" calcext:value-type="float">
            <text:p>57</text:p>
          </table:table-cell>
          <table:table-cell table:style-name="ce64" office:value-type="float" office:value="5" calcext:value-type="float">
            <text:p>5</text:p>
          </table:table-cell>
          <table:table-cell table:style-name="ce98" table:formula="of:=IF([.R58]=&quot;&quot;;IF([.Q58]=&quot;R&quot;;VLOOKUP([.P58];[$'olah data'.$R$3:$'olah data'.$S$7];2);[.P58]);IF([.R58]=[.P58];[.P58];[.Q58]))" office:value-type="float" office:value="0" calcext:value-type="float">
            <text:p>0</text:p>
          </table:table-cell>
          <table:table-cell table:style-name="ce27" table:formula="of:=IFERROR(INDEX([$'olah data'.$B$4:$'olah data'.$N$39];MATCH([.$A58];[$'olah data'.D$4:$'olah data'.D$39];0);2);&quot;&quot;)">
            <text:p/>
          </table:table-cell>
          <table:table-cell table:style-name="ce27" table:formula="of:=IFERROR(INDEX([$'olah data'.$B$4:$'olah data'.$N$39];MATCH([.$A58];[$'olah data'.E$4:$'olah data'.E$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58];[$'olah data'.F$4:$'olah data'.F$39];0);2);&quot;&quot;)">
            <text:p/>
          </table:table-cell>
          <table:table-cell table:style-name="ce27" table:formula="of:=IFERROR(INDEX([$'olah data'.$B$4:$'olah data'.$N$39];MATCH([.$A58];[$'olah data'.G$4:$'olah data'.G$39];0);2);&quot;&quot;)">
            <text:p/>
          </table:table-cell>
          <table:table-cell table:style-name="ce27" table:formula="of:=IFERROR(INDEX([$'olah data'.$B$4:$'olah data'.$N$39];MATCH([.$A58];[$'olah data'.H$4:$'olah data'.H$39];0);2);&quot;&quot;)">
            <text:p/>
          </table:table-cell>
          <table:table-cell table:style-name="ce27" table:formula="of:=IFERROR(INDEX([$'olah data'.$B$4:$'olah data'.$N$39];MATCH([.$A58];[$'olah data'.I$4:$'olah data'.I$39];0);2);&quot;&quot;)">
            <text:p/>
          </table:table-cell>
          <table:table-cell table:style-name="ce27" table:formula="of:=IFERROR(INDEX([$'olah data'.$B$4:$'olah data'.$N$39];MATCH([.$A58];[$'olah data'.J$4:$'olah data'.J$39];0);2);&quot;&quot;)">
            <text:p/>
          </table:table-cell>
          <table:table-cell table:style-name="ce27" table:formula="of:=IFERROR(INDEX([$'olah data'.$B$4:$'olah data'.$N$39];MATCH([.$A58];[$'olah data'.K$4:$'olah data'.K$39];0);2);&quot;&quot;)">
            <text:p/>
          </table:table-cell>
          <table:table-cell table:style-name="ce27" table:formula="of:=IFERROR(INDEX([$'olah data'.$B$4:$'olah data'.$N$39];MATCH([.$A58];[$'olah data'.L$4:$'olah data'.L$39];0);2);&quot;&quot;)">
            <text:p/>
          </table:table-cell>
          <table:table-cell table:style-name="ce27" table:formula="of:=IFERROR(INDEX([$'olah data'.$B$4:$'olah data'.$N$39];MATCH([.$A58];[$'olah data'.M$4:$'olah data'.M$39];0);2);&quot;&quot;)">
            <text:p/>
          </table:table-cell>
          <table:table-cell table:style-name="ce27" table:formula="of:=IFERROR(INDEX([$'olah data'.$B$4:$'olah data'.$N$39];MATCH([.$A58];[$'olah data'.N$4:$'olah data'.N$39];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IFERROR([$'View Input'.T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8" calcext:value-type="float">
            <text:p>58</text:p>
          </table:table-cell>
          <table:table-cell table:style-name="ce64" office:value-type="float" office:value="5" calcext:value-type="float">
            <text:p>5</text:p>
          </table:table-cell>
          <table:table-cell table:style-name="ce98" table:formula="of:=IF([.R59]=&quot;&quot;;IF([.Q59]=&quot;R&quot;;VLOOKUP([.P59];[$'olah data'.$R$3:$'olah data'.$S$7];2);[.P59]);IF([.R59]=[.P59];[.P59];[.Q59]))" office:value-type="string" office:string-value="" calcext:value-type="error">
            <text:p>#N/A</text:p>
          </table:table-cell>
          <table:table-cell table:style-name="ce27" table:formula="of:=IFERROR(INDEX([$'olah data'.$B$4:$'olah data'.$N$39];MATCH([.$A59];[$'olah data'.D$4:$'olah data'.D$39];0);2);&quot;&quot;)">
            <text:p/>
          </table:table-cell>
          <table:table-cell table:style-name="ce27" table:formula="of:=IFERROR(INDEX([$'olah data'.$B$4:$'olah data'.$N$39];MATCH([.$A59];[$'olah data'.E$4:$'olah data'.E$39];0);2);&quot;&quot;)">
            <text:p/>
          </table:table-cell>
          <table:table-cell table:style-name="ce27" table:formula="of:=IFERROR(INDEX([$'olah data'.$B$4:$'olah data'.$N$39];MATCH([.$A59];[$'olah data'.F$4:$'olah data'.F$39];0);2);&quot;&quot;)" office:value-type="string" office:string-value="Resourcefulness (5 items)" calcext:value-type="string">
            <text:p>Resourcefulness (5 items)</text:p>
          </table:table-cell>
          <table:table-cell table:style-name="ce27" table:formula="of:=IFERROR(INDEX([$'olah data'.$B$4:$'olah data'.$N$39];MATCH([.$A59];[$'olah data'.G$4:$'olah data'.G$39];0);2);&quot;&quot;)">
            <text:p/>
          </table:table-cell>
          <table:table-cell table:style-name="ce27" table:formula="of:=IFERROR(INDEX([$'olah data'.$B$4:$'olah data'.$N$39];MATCH([.$A59];[$'olah data'.H$4:$'olah data'.H$39];0);2);&quot;&quot;)">
            <text:p/>
          </table:table-cell>
          <table:table-cell table:style-name="ce27" table:formula="of:=IFERROR(INDEX([$'olah data'.$B$4:$'olah data'.$N$39];MATCH([.$A59];[$'olah data'.I$4:$'olah data'.I$39];0);2);&quot;&quot;)">
            <text:p/>
          </table:table-cell>
          <table:table-cell table:style-name="ce27" table:formula="of:=IFERROR(INDEX([$'olah data'.$B$4:$'olah data'.$N$39];MATCH([.$A59];[$'olah data'.J$4:$'olah data'.J$39];0);2);&quot;&quot;)">
            <text:p/>
          </table:table-cell>
          <table:table-cell table:style-name="ce27" table:formula="of:=IFERROR(INDEX([$'olah data'.$B$4:$'olah data'.$N$39];MATCH([.$A59];[$'olah data'.K$4:$'olah data'.K$39];0);2);&quot;&quot;)">
            <text:p/>
          </table:table-cell>
          <table:table-cell table:style-name="ce27" table:formula="of:=IFERROR(INDEX([$'olah data'.$B$4:$'olah data'.$N$39];MATCH([.$A59];[$'olah data'.L$4:$'olah data'.L$39];0);2);&quot;&quot;)">
            <text:p/>
          </table:table-cell>
          <table:table-cell table:style-name="ce27" table:formula="of:=IFERROR(INDEX([$'olah data'.$B$4:$'olah data'.$N$39];MATCH([.$A59];[$'olah data'.M$4:$'olah data'.M$39];0);2);&quot;&quot;)">
            <text:p/>
          </table:table-cell>
          <table:table-cell table:style-name="ce27" table:formula="of:=IFERROR(INDEX([$'olah data'.$B$4:$'olah data'.$N$39];MATCH([.$A59];[$'olah data'.N$4:$'olah data'.N$39];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IFERROR([$'View Input'.T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59" calcext:value-type="float">
            <text:p>59</text:p>
          </table:table-cell>
          <table:table-cell table:style-name="ce64" office:value-type="float" office:value="5" calcext:value-type="float">
            <text:p>5</text:p>
          </table:table-cell>
          <table:table-cell table:style-name="ce98" table:formula="of:=IF([.R60]=&quot;&quot;;IF([.Q60]=&quot;R&quot;;VLOOKUP([.P60];[$'olah data'.$R$3:$'olah data'.$S$7];2);[.P60]);IF([.R60]=[.P60];[.P60];[.Q60]))" office:value-type="float" office:value="0" calcext:value-type="float">
            <text:p>0</text:p>
          </table:table-cell>
          <table:table-cell table:style-name="ce27" table:formula="of:=IFERROR(INDEX([$'olah data'.$B$4:$'olah data'.$N$39];MATCH([.$A60];[$'olah data'.D$4:$'olah data'.D$39];0);2);&quot;&quot;)">
            <text:p/>
          </table:table-cell>
          <table:table-cell table:style-name="ce27" table:formula="of:=IFERROR(INDEX([$'olah data'.$B$4:$'olah data'.$N$39];MATCH([.$A60];[$'olah data'.E$4:$'olah data'.E$39];0);2);&quot;&quot;)" office:value-type="string" office:string-value="Extravagance v. reserve (9 items)" calcext:value-type="string">
            <text:p>Extravagance v. reserve (9 items)</text:p>
          </table:table-cell>
          <table:table-cell table:style-name="ce27" table:formula="of:=IFERROR(INDEX([$'olah data'.$B$4:$'olah data'.$N$39];MATCH([.$A60];[$'olah data'.F$4:$'olah data'.F$39];0);2);&quot;&quot;)">
            <text:p/>
          </table:table-cell>
          <table:table-cell table:style-name="ce27" table:formula="of:=IFERROR(INDEX([$'olah data'.$B$4:$'olah data'.$N$39];MATCH([.$A60];[$'olah data'.G$4:$'olah data'.G$39];0);2);&quot;&quot;)">
            <text:p/>
          </table:table-cell>
          <table:table-cell table:style-name="ce27" table:formula="of:=IFERROR(INDEX([$'olah data'.$B$4:$'olah data'.$N$39];MATCH([.$A60];[$'olah data'.H$4:$'olah data'.H$39];0);2);&quot;&quot;)">
            <text:p/>
          </table:table-cell>
          <table:table-cell table:style-name="ce27" table:formula="of:=IFERROR(INDEX([$'olah data'.$B$4:$'olah data'.$N$39];MATCH([.$A60];[$'olah data'.I$4:$'olah data'.I$39];0);2);&quot;&quot;)">
            <text:p/>
          </table:table-cell>
          <table:table-cell table:style-name="ce27" table:formula="of:=IFERROR(INDEX([$'olah data'.$B$4:$'olah data'.$N$39];MATCH([.$A60];[$'olah data'.J$4:$'olah data'.J$39];0);2);&quot;&quot;)">
            <text:p/>
          </table:table-cell>
          <table:table-cell table:style-name="ce27" table:formula="of:=IFERROR(INDEX([$'olah data'.$B$4:$'olah data'.$N$39];MATCH([.$A60];[$'olah data'.K$4:$'olah data'.K$39];0);2);&quot;&quot;)">
            <text:p/>
          </table:table-cell>
          <table:table-cell table:style-name="ce27" table:formula="of:=IFERROR(INDEX([$'olah data'.$B$4:$'olah data'.$N$39];MATCH([.$A60];[$'olah data'.L$4:$'olah data'.L$39];0);2);&quot;&quot;)">
            <text:p/>
          </table:table-cell>
          <table:table-cell table:style-name="ce27" table:formula="of:=IFERROR(INDEX([$'olah data'.$B$4:$'olah data'.$N$39];MATCH([.$A60];[$'olah data'.M$4:$'olah data'.M$39];0);2);&quot;&quot;)">
            <text:p/>
          </table:table-cell>
          <table:table-cell table:style-name="ce27" table:formula="of:=IFERROR(INDEX([$'olah data'.$B$4:$'olah data'.$N$39];MATCH([.$A60];[$'olah data'.N$4:$'olah data'.N$39];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IFERROR([$'View Input'.T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0" calcext:value-type="float">
            <text:p>60</text:p>
          </table:table-cell>
          <table:table-cell table:style-name="ce64" office:value-type="float" office:value="5" calcext:value-type="float">
            <text:p>5</text:p>
          </table:table-cell>
          <table:table-cell table:style-name="ce98" table:formula="of:=IF([.R61]=&quot;&quot;;IF([.Q61]=&quot;R&quot;;VLOOKUP([.P61];[$'olah data'.$R$3:$'olah data'.$S$7];2);[.P61]);IF([.R61]=[.P61];[.P61];[.Q61]))" office:value-type="float" office:value="0" calcext:value-type="float">
            <text:p>0</text:p>
          </table:table-cell>
          <table:table-cell table:style-name="ce27" table:formula="of:=IFERROR(INDEX([$'olah data'.$B$4:$'olah data'.$N$39];MATCH([.$A61];[$'olah data'.D$4:$'olah data'.D$39];0);2);&quot;&quot;)">
            <text:p/>
          </table:table-cell>
          <table:table-cell table:style-name="ce27" table:formula="of:=IFERROR(INDEX([$'olah data'.$B$4:$'olah data'.$N$39];MATCH([.$A61];[$'olah data'.E$4:$'olah data'.E$39];0);2);&quot;&quot;)" office:value-type="string" office:string-value="Eagerness of effort vs laziness (9 items)" calcext:value-type="string">
            <text:p>Eagerness of effort vs laziness (9 items)</text:p>
          </table:table-cell>
          <table:table-cell table:style-name="ce27" table:formula="of:=IFERROR(INDEX([$'olah data'.$B$4:$'olah data'.$N$39];MATCH([.$A61];[$'olah data'.F$4:$'olah data'.F$39];0);2);&quot;&quot;)">
            <text:p/>
          </table:table-cell>
          <table:table-cell table:style-name="ce27" table:formula="of:=IFERROR(INDEX([$'olah data'.$B$4:$'olah data'.$N$39];MATCH([.$A61];[$'olah data'.G$4:$'olah data'.G$39];0);2);&quot;&quot;)">
            <text:p/>
          </table:table-cell>
          <table:table-cell table:style-name="ce27" table:formula="of:=IFERROR(INDEX([$'olah data'.$B$4:$'olah data'.$N$39];MATCH([.$A61];[$'olah data'.H$4:$'olah data'.H$39];0);2);&quot;&quot;)">
            <text:p/>
          </table:table-cell>
          <table:table-cell table:style-name="ce27" table:formula="of:=IFERROR(INDEX([$'olah data'.$B$4:$'olah data'.$N$39];MATCH([.$A61];[$'olah data'.I$4:$'olah data'.I$39];0);2);&quot;&quot;)">
            <text:p/>
          </table:table-cell>
          <table:table-cell table:style-name="ce27" table:formula="of:=IFERROR(INDEX([$'olah data'.$B$4:$'olah data'.$N$39];MATCH([.$A61];[$'olah data'.J$4:$'olah data'.J$39];0);2);&quot;&quot;)">
            <text:p/>
          </table:table-cell>
          <table:table-cell table:style-name="ce27" table:formula="of:=IFERROR(INDEX([$'olah data'.$B$4:$'olah data'.$N$39];MATCH([.$A61];[$'olah data'.K$4:$'olah data'.K$39];0);2);&quot;&quot;)">
            <text:p/>
          </table:table-cell>
          <table:table-cell table:style-name="ce27" table:formula="of:=IFERROR(INDEX([$'olah data'.$B$4:$'olah data'.$N$39];MATCH([.$A61];[$'olah data'.L$4:$'olah data'.L$39];0);2);&quot;&quot;)">
            <text:p/>
          </table:table-cell>
          <table:table-cell table:style-name="ce27" table:formula="of:=IFERROR(INDEX([$'olah data'.$B$4:$'olah data'.$N$39];MATCH([.$A61];[$'olah data'.M$4:$'olah data'.M$39];0);2);&quot;&quot;)">
            <text:p/>
          </table:table-cell>
          <table:table-cell table:style-name="ce27" table:formula="of:=IFERROR(INDEX([$'olah data'.$B$4:$'olah data'.$N$39];MATCH([.$A61];[$'olah data'.N$4:$'olah data'.N$39];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IFERROR([$'View Input'.T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1" calcext:value-type="float">
            <text:p>61</text:p>
          </table:table-cell>
          <table:table-cell table:style-name="ce64" office:value-type="float" office:value="5" calcext:value-type="float">
            <text:p>5</text:p>
          </table:table-cell>
          <table:table-cell table:style-name="ce98" table:formula="of:=IF([.R62]=&quot;&quot;;IF([.Q62]=&quot;R&quot;;VLOOKUP([.P62];[$'olah data'.$R$3:$'olah data'.$S$7];2);[.P62]);IF([.R62]=[.P62];[.P62];[.Q62]))" office:value-type="string" office:string-value="" calcext:value-type="error">
            <text:p>#N/A</text:p>
          </table:table-cell>
          <table:table-cell table:style-name="ce27" table:formula="of:=IFERROR(INDEX([$'olah data'.$B$4:$'olah data'.$N$39];MATCH([.$A62];[$'olah data'.D$4:$'olah data'.D$39];0);2);&quot;&quot;)">
            <text:p/>
          </table:table-cell>
          <table:table-cell table:style-name="ce27" table:formula="of:=IFERROR(INDEX([$'olah data'.$B$4:$'olah data'.$N$39];MATCH([.$A62];[$'olah data'.E$4:$'olah data'.E$39];0);2);&quot;&quot;)">
            <text:p/>
          </table:table-cell>
          <table:table-cell table:style-name="ce27" table:formula="of:=IFERROR(INDEX([$'olah data'.$B$4:$'olah data'.$N$39];MATCH([.$A62];[$'olah data'.F$4:$'olah data'.F$39];0);2);&quot;&quot;)">
            <text:p/>
          </table:table-cell>
          <table:table-cell table:style-name="ce27" table:formula="of:=IFERROR(INDEX([$'olah data'.$B$4:$'olah data'.$N$39];MATCH([.$A62];[$'olah data'.G$4:$'olah data'.G$39];0);2);&quot;&quot;)">
            <text:p/>
          </table:table-cell>
          <table:table-cell table:style-name="ce27" table:formula="of:=IFERROR(INDEX([$'olah data'.$B$4:$'olah data'.$N$39];MATCH([.$A62];[$'olah data'.H$4:$'olah data'.H$39];0);2);&quot;&quot;)">
            <text:p/>
          </table:table-cell>
          <table:table-cell table:style-name="ce27" table:formula="of:=IFERROR(INDEX([$'olah data'.$B$4:$'olah data'.$N$39];MATCH([.$A62];[$'olah data'.I$4:$'olah data'.I$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2];[$'olah data'.J$4:$'olah data'.J$39];0);2);&quot;&quot;)">
            <text:p/>
          </table:table-cell>
          <table:table-cell table:style-name="ce27" table:formula="of:=IFERROR(INDEX([$'olah data'.$B$4:$'olah data'.$N$39];MATCH([.$A62];[$'olah data'.K$4:$'olah data'.K$39];0);2);&quot;&quot;)">
            <text:p/>
          </table:table-cell>
          <table:table-cell table:style-name="ce27" table:formula="of:=IFERROR(INDEX([$'olah data'.$B$4:$'olah data'.$N$39];MATCH([.$A62];[$'olah data'.L$4:$'olah data'.L$39];0);2);&quot;&quot;)">
            <text:p/>
          </table:table-cell>
          <table:table-cell table:style-name="ce27" table:formula="of:=IFERROR(INDEX([$'olah data'.$B$4:$'olah data'.$N$39];MATCH([.$A62];[$'olah data'.M$4:$'olah data'.M$39];0);2);&quot;&quot;)">
            <text:p/>
          </table:table-cell>
          <table:table-cell table:style-name="ce27" table:formula="of:=IFERROR(INDEX([$'olah data'.$B$4:$'olah data'.$N$39];MATCH([.$A62];[$'olah data'.N$4:$'olah data'.N$39];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62" calcext:value-type="float">
            <text:p>62</text:p>
          </table:table-cell>
          <table:table-cell table:style-name="ce64" office:value-type="float" office:value="5" calcext:value-type="float">
            <text:p>5</text:p>
          </table:table-cell>
          <table:table-cell table:style-name="ce98" table:formula="of:=IF([.R63]=&quot;&quot;;IF([.Q63]=&quot;R&quot;;VLOOKUP([.P63];[$'olah data'.$R$3:$'olah data'.$S$7];2);[.P63]);IF([.R63]=[.P63];[.P63];[.Q63]))" office:value-type="float" office:value="0" calcext:value-type="float">
            <text:p>0</text:p>
          </table:table-cell>
          <table:table-cell table:style-name="ce27" table:formula="of:=IFERROR(INDEX([$'olah data'.$B$4:$'olah data'.$N$39];MATCH([.$A63];[$'olah data'.D$4:$'olah data'.D$39];0);2);&quot;&quot;)">
            <text:p/>
          </table:table-cell>
          <table:table-cell table:style-name="ce27" table:formula="of:=IFERROR(INDEX([$'olah data'.$B$4:$'olah data'.$N$39];MATCH([.$A63];[$'olah data'.E$4:$'olah data'.E$39];0);2);&quot;&quot;)" office:value-type="string" office:string-value="Ambitious vs underachieving (10 items)" calcext:value-type="string">
            <text:p>Ambitious vs underachieving (10 items)</text:p>
          </table:table-cell>
          <table:table-cell table:style-name="ce27" table:formula="of:=IFERROR(INDEX([$'olah data'.$B$4:$'olah data'.$N$39];MATCH([.$A63];[$'olah data'.F$4:$'olah data'.F$39];0);2);&quot;&quot;)">
            <text:p/>
          </table:table-cell>
          <table:table-cell table:style-name="ce27" table:formula="of:=IFERROR(INDEX([$'olah data'.$B$4:$'olah data'.$N$39];MATCH([.$A63];[$'olah data'.G$4:$'olah data'.G$39];0);2);&quot;&quot;)">
            <text:p/>
          </table:table-cell>
          <table:table-cell table:style-name="ce27" table:formula="of:=IFERROR(INDEX([$'olah data'.$B$4:$'olah data'.$N$39];MATCH([.$A63];[$'olah data'.H$4:$'olah data'.H$39];0);2);&quot;&quot;)">
            <text:p/>
          </table:table-cell>
          <table:table-cell table:style-name="ce27" table:formula="of:=IFERROR(INDEX([$'olah data'.$B$4:$'olah data'.$N$39];MATCH([.$A63];[$'olah data'.I$4:$'olah data'.I$39];0);2);&quot;&quot;)">
            <text:p/>
          </table:table-cell>
          <table:table-cell table:style-name="ce27" table:formula="of:=IFERROR(INDEX([$'olah data'.$B$4:$'olah data'.$N$39];MATCH([.$A63];[$'olah data'.J$4:$'olah data'.J$39];0);2);&quot;&quot;)">
            <text:p/>
          </table:table-cell>
          <table:table-cell table:style-name="ce27" table:formula="of:=IFERROR(INDEX([$'olah data'.$B$4:$'olah data'.$N$39];MATCH([.$A63];[$'olah data'.K$4:$'olah data'.K$39];0);2);&quot;&quot;)">
            <text:p/>
          </table:table-cell>
          <table:table-cell table:style-name="ce27" table:formula="of:=IFERROR(INDEX([$'olah data'.$B$4:$'olah data'.$N$39];MATCH([.$A63];[$'olah data'.L$4:$'olah data'.L$39];0);2);&quot;&quot;)">
            <text:p/>
          </table:table-cell>
          <table:table-cell table:style-name="ce27" table:formula="of:=IFERROR(INDEX([$'olah data'.$B$4:$'olah data'.$N$39];MATCH([.$A63];[$'olah data'.M$4:$'olah data'.M$39];0);2);&quot;&quot;)">
            <text:p/>
          </table:table-cell>
          <table:table-cell table:style-name="ce27" table:formula="of:=IFERROR(INDEX([$'olah data'.$B$4:$'olah data'.$N$39];MATCH([.$A63];[$'olah data'.N$4:$'olah data'.N$39];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IFERROR([$'View Input'.W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3" calcext:value-type="float">
            <text:p>63</text:p>
          </table:table-cell>
          <table:table-cell table:style-name="ce64" office:value-type="float" office:value="5" calcext:value-type="float">
            <text:p>5</text:p>
          </table:table-cell>
          <table:table-cell table:style-name="ce98" table:formula="of:=IF([.R64]=&quot;&quot;;IF([.Q64]=&quot;R&quot;;VLOOKUP([.P64];[$'olah data'.$R$3:$'olah data'.$S$7];2);[.P64]);IF([.R64]=[.P64];[.P64];[.Q64]))" office:value-type="string" office:string-value="" calcext:value-type="error">
            <text:p>#N/A</text:p>
          </table:table-cell>
          <table:table-cell table:style-name="ce27" table:formula="of:=IFERROR(INDEX([$'olah data'.$B$4:$'olah data'.$N$39];MATCH([.$A64];[$'olah data'.D$4:$'olah data'.D$39];0);2);&quot;&quot;)">
            <text:p/>
          </table:table-cell>
          <table:table-cell table:style-name="ce27" table:formula="of:=IFERROR(INDEX([$'olah data'.$B$4:$'olah data'.$N$39];MATCH([.$A64];[$'olah data'.E$4:$'olah data'.E$39];0);2);&quot;&quot;)">
            <text:p/>
          </table:table-cell>
          <table:table-cell table:style-name="ce27" table:formula="of:=IFERROR(INDEX([$'olah data'.$B$4:$'olah data'.$N$39];MATCH([.$A64];[$'olah data'.F$4:$'olah data'.F$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64];[$'olah data'.G$4:$'olah data'.G$39];0);2);&quot;&quot;)">
            <text:p/>
          </table:table-cell>
          <table:table-cell table:style-name="ce27" table:formula="of:=IFERROR(INDEX([$'olah data'.$B$4:$'olah data'.$N$39];MATCH([.$A64];[$'olah data'.H$4:$'olah data'.H$39];0);2);&quot;&quot;)">
            <text:p/>
          </table:table-cell>
          <table:table-cell table:style-name="ce27" table:formula="of:=IFERROR(INDEX([$'olah data'.$B$4:$'olah data'.$N$39];MATCH([.$A64];[$'olah data'.I$4:$'olah data'.I$39];0);2);&quot;&quot;)">
            <text:p/>
          </table:table-cell>
          <table:table-cell table:style-name="ce27" table:formula="of:=IFERROR(INDEX([$'olah data'.$B$4:$'olah data'.$N$39];MATCH([.$A64];[$'olah data'.J$4:$'olah data'.J$39];0);2);&quot;&quot;)">
            <text:p/>
          </table:table-cell>
          <table:table-cell table:style-name="ce27" table:formula="of:=IFERROR(INDEX([$'olah data'.$B$4:$'olah data'.$N$39];MATCH([.$A64];[$'olah data'.K$4:$'olah data'.K$39];0);2);&quot;&quot;)">
            <text:p/>
          </table:table-cell>
          <table:table-cell table:style-name="ce27" table:formula="of:=IFERROR(INDEX([$'olah data'.$B$4:$'olah data'.$N$39];MATCH([.$A64];[$'olah data'.L$4:$'olah data'.L$39];0);2);&quot;&quot;)">
            <text:p/>
          </table:table-cell>
          <table:table-cell table:style-name="ce27" table:formula="of:=IFERROR(INDEX([$'olah data'.$B$4:$'olah data'.$N$39];MATCH([.$A64];[$'olah data'.M$4:$'olah data'.M$39];0);2);&quot;&quot;)">
            <text:p/>
          </table:table-cell>
          <table:table-cell table:style-name="ce27" table:formula="of:=IFERROR(INDEX([$'olah data'.$B$4:$'olah data'.$N$39];MATCH([.$A64];[$'olah data'.N$4:$'olah data'.N$39];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IFERROR([$'View Input'.W1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64" calcext:value-type="float">
            <text:p>64</text:p>
          </table:table-cell>
          <table:table-cell table:style-name="ce64" office:value-type="float" office:value="5" calcext:value-type="float">
            <text:p>5</text:p>
          </table:table-cell>
          <table:table-cell table:style-name="ce98" table:formula="of:=IF([.R65]=&quot;&quot;;IF([.Q65]=&quot;R&quot;;VLOOKUP([.P65];[$'olah data'.$R$3:$'olah data'.$S$7];2);[.P65]);IF([.R65]=[.P65];[.P65];[.Q65]))" office:value-type="string" office:string-value="" calcext:value-type="error">
            <text:p>#N/A</text:p>
          </table:table-cell>
          <table:table-cell table:style-name="ce27" table:formula="of:=IFERROR(INDEX([$'olah data'.$B$4:$'olah data'.$N$39];MATCH([.$A65];[$'olah data'.D$4:$'olah data'.D$39];0);2);&quot;&quot;)">
            <text:p/>
          </table:table-cell>
          <table:table-cell table:style-name="ce27" table:formula="of:=IFERROR(INDEX([$'olah data'.$B$4:$'olah data'.$N$39];MATCH([.$A65];[$'olah data'.E$4:$'olah data'.E$39];0);2);&quot;&quot;)">
            <text:p/>
          </table:table-cell>
          <table:table-cell table:style-name="ce27" table:formula="of:=IFERROR(INDEX([$'olah data'.$B$4:$'olah data'.$N$39];MATCH([.$A65];[$'olah data'.F$4:$'olah data'.F$39];0);2);&quot;&quot;)">
            <text:p/>
          </table:table-cell>
          <table:table-cell table:style-name="ce27" table:formula="of:=IFERROR(INDEX([$'olah data'.$B$4:$'olah data'.$N$39];MATCH([.$A65];[$'olah data'.G$4:$'olah data'.G$39];0);2);&quot;&quot;)">
            <text:p/>
          </table:table-cell>
          <table:table-cell table:style-name="ce27" table:formula="of:=IFERROR(INDEX([$'olah data'.$B$4:$'olah data'.$N$39];MATCH([.$A65];[$'olah data'.H$4:$'olah data'.H$39];0);2);&quot;&quot;)">
            <text:p/>
          </table:table-cell>
          <table:table-cell table:style-name="ce27" table:formula="of:=IFERROR(INDEX([$'olah data'.$B$4:$'olah data'.$N$39];MATCH([.$A65];[$'olah data'.I$4:$'olah data'.I$39];0);2);&quot;&quot;)">
            <text:p/>
          </table:table-cell>
          <table:table-cell table:style-name="ce27" table:formula="of:=IFERROR(INDEX([$'olah data'.$B$4:$'olah data'.$N$39];MATCH([.$A65];[$'olah data'.J$4:$'olah data'.J$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5];[$'olah data'.K$4:$'olah data'.K$39];0);2);&quot;&quot;)">
            <text:p/>
          </table:table-cell>
          <table:table-cell table:style-name="ce27" table:formula="of:=IFERROR(INDEX([$'olah data'.$B$4:$'olah data'.$N$39];MATCH([.$A65];[$'olah data'.L$4:$'olah data'.L$39];0);2);&quot;&quot;)">
            <text:p/>
          </table:table-cell>
          <table:table-cell table:style-name="ce27" table:formula="of:=IFERROR(INDEX([$'olah data'.$B$4:$'olah data'.$N$39];MATCH([.$A65];[$'olah data'.M$4:$'olah data'.M$39];0);2);&quot;&quot;)">
            <text:p/>
          </table:table-cell>
          <table:table-cell table:style-name="ce27" table:formula="of:=IFERROR(INDEX([$'olah data'.$B$4:$'olah data'.$N$39];MATCH([.$A65];[$'olah data'.N$4:$'olah data'.N$39];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65" calcext:value-type="float">
            <text:p>65</text:p>
          </table:table-cell>
          <table:table-cell table:style-name="ce64" office:value-type="float" office:value="5" calcext:value-type="float">
            <text:p>5</text:p>
          </table:table-cell>
          <table:table-cell table:style-name="ce98" table:formula="of:=IF([.R66]=&quot;&quot;;IF([.Q66]=&quot;R&quot;;VLOOKUP([.P66];[$'olah data'.$R$3:$'olah data'.$S$7];2);[.P66]);IF([.R66]=[.P66];[.P66];[.Q66]))" office:value-type="float" office:value="0" calcext:value-type="float">
            <text:p>0</text:p>
          </table:table-cell>
          <table:table-cell table:style-name="ce27" table:formula="of:=IFERROR(INDEX([$'olah data'.$B$4:$'olah data'.$N$39];MATCH([.$A66];[$'olah data'.D$4:$'olah data'.D$39];0);2);&quot;&quot;)">
            <text:p/>
          </table:table-cell>
          <table:table-cell table:style-name="ce27" table:formula="of:=IFERROR(INDEX([$'olah data'.$B$4:$'olah data'.$N$39];MATCH([.$A66];[$'olah data'.E$4:$'olah data'.E$39];0);2);&quot;&quot;)">
            <text:p/>
          </table:table-cell>
          <table:table-cell table:style-name="ce27" table:formula="of:=IFERROR(INDEX([$'olah data'.$B$4:$'olah data'.$N$39];MATCH([.$A66];[$'olah data'.F$4:$'olah data'.F$39];0);2);&quot;&quot;)">
            <text:p/>
          </table:table-cell>
          <table:table-cell table:style-name="ce27" table:formula="of:=IFERROR(INDEX([$'olah data'.$B$4:$'olah data'.$N$39];MATCH([.$A66];[$'olah data'.G$4:$'olah data'.G$39];0);2);&quot;&quot;)">
            <text:p/>
          </table:table-cell>
          <table:table-cell table:style-name="ce27" table:formula="of:=IFERROR(INDEX([$'olah data'.$B$4:$'olah data'.$N$39];MATCH([.$A66];[$'olah data'.H$4:$'olah data'.H$39];0);2);&quot;&quot;)">
            <text:p/>
          </table:table-cell>
          <table:table-cell table:style-name="ce27" table:formula="of:=IFERROR(INDEX([$'olah data'.$B$4:$'olah data'.$N$39];MATCH([.$A66];[$'olah data'.I$4:$'olah data'.I$39];0);2);&quot;&quot;)">
            <text:p/>
          </table:table-cell>
          <table:table-cell table:style-name="ce27" table:formula="of:=IFERROR(INDEX([$'olah data'.$B$4:$'olah data'.$N$39];MATCH([.$A66];[$'olah data'.J$4:$'olah data'.J$39];0);2);&quot;&quot;)">
            <text:p/>
          </table:table-cell>
          <table:table-cell table:style-name="ce27" table:formula="of:=IFERROR(INDEX([$'olah data'.$B$4:$'olah data'.$N$39];MATCH([.$A66];[$'olah data'.K$4:$'olah data'.K$39];0);2);&quot;&quot;)" office:value-type="string" office:string-value="Sentimentality (8 items)" calcext:value-type="string">
            <text:p>Sentimentality (8 items)</text:p>
          </table:table-cell>
          <table:table-cell table:style-name="ce27" table:formula="of:=IFERROR(INDEX([$'olah data'.$B$4:$'olah data'.$N$39];MATCH([.$A66];[$'olah data'.L$4:$'olah data'.L$39];0);2);&quot;&quot;)">
            <text:p/>
          </table:table-cell>
          <table:table-cell table:style-name="ce27" table:formula="of:=IFERROR(INDEX([$'olah data'.$B$4:$'olah data'.$N$39];MATCH([.$A66];[$'olah data'.M$4:$'olah data'.M$39];0);2);&quot;&quot;)">
            <text:p/>
          </table:table-cell>
          <table:table-cell table:style-name="ce27" table:formula="of:=IFERROR(INDEX([$'olah data'.$B$4:$'olah data'.$N$39];MATCH([.$A66];[$'olah data'.N$4:$'olah data'.N$39];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IFERROR([$'View Input'.W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6" calcext:value-type="float">
            <text:p>66</text:p>
          </table:table-cell>
          <table:table-cell table:style-name="ce64" office:value-type="float" office:value="5" calcext:value-type="float">
            <text:p>5</text:p>
          </table:table-cell>
          <table:table-cell table:style-name="ce98" table:formula="of:=IF([.R67]=&quot;&quot;;IF([.Q67]=&quot;R&quot;;VLOOKUP([.P67];[$'olah data'.$R$3:$'olah data'.$S$7];2);[.P67]);IF([.R67]=[.P67];[.P67];[.Q67]))" office:value-type="string" office:string-value="" calcext:value-type="error">
            <text:p>#N/A</text:p>
          </table:table-cell>
          <table:table-cell table:style-name="ce27" table:formula="of:=IFERROR(INDEX([$'olah data'.$B$4:$'olah data'.$N$39];MATCH([.$A67];[$'olah data'.D$4:$'olah data'.D$39];0);2);&quot;&quot;)">
            <text:p/>
          </table:table-cell>
          <table:table-cell table:style-name="ce27" table:formula="of:=IFERROR(INDEX([$'olah data'.$B$4:$'olah data'.$N$39];MATCH([.$A67];[$'olah data'.E$4:$'olah data'.E$39];0);2);&quot;&quot;)">
            <text:p/>
          </table:table-cell>
          <table:table-cell table:style-name="ce27" table:formula="of:=IFERROR(INDEX([$'olah data'.$B$4:$'olah data'.$N$39];MATCH([.$A67];[$'olah data'.F$4:$'olah data'.F$39];0);2);&quot;&quot;)">
            <text:p/>
          </table:table-cell>
          <table:table-cell table:style-name="ce27" table:formula="of:=IFERROR(INDEX([$'olah data'.$B$4:$'olah data'.$N$39];MATCH([.$A67];[$'olah data'.G$4:$'olah data'.G$39];0);2);&quot;&quot;)">
            <text:p/>
          </table:table-cell>
          <table:table-cell table:style-name="ce27" table:formula="of:=IFERROR(INDEX([$'olah data'.$B$4:$'olah data'.$N$39];MATCH([.$A67];[$'olah data'.H$4:$'olah data'.H$39];0);2);&quot;&quot;)">
            <text:p/>
          </table:table-cell>
          <table:table-cell table:style-name="ce27" table:formula="of:=IFERROR(INDEX([$'olah data'.$B$4:$'olah data'.$N$39];MATCH([.$A67];[$'olah data'.I$4:$'olah data'.I$39];0);2);&quot;&quot;)" office:value-type="string" office:string-value="Responsibility vs. blaming (8 items)" calcext:value-type="string">
            <text:p>Responsibility vs. blaming (8 items)</text:p>
          </table:table-cell>
          <table:table-cell table:style-name="ce27" table:formula="of:=IFERROR(INDEX([$'olah data'.$B$4:$'olah data'.$N$39];MATCH([.$A67];[$'olah data'.J$4:$'olah data'.J$39];0);2);&quot;&quot;)">
            <text:p/>
          </table:table-cell>
          <table:table-cell table:style-name="ce27" table:formula="of:=IFERROR(INDEX([$'olah data'.$B$4:$'olah data'.$N$39];MATCH([.$A67];[$'olah data'.K$4:$'olah data'.K$39];0);2);&quot;&quot;)">
            <text:p/>
          </table:table-cell>
          <table:table-cell table:style-name="ce27" table:formula="of:=IFERROR(INDEX([$'olah data'.$B$4:$'olah data'.$N$39];MATCH([.$A67];[$'olah data'.L$4:$'olah data'.L$39];0);2);&quot;&quot;)">
            <text:p/>
          </table:table-cell>
          <table:table-cell table:style-name="ce27" table:formula="of:=IFERROR(INDEX([$'olah data'.$B$4:$'olah data'.$N$39];MATCH([.$A67];[$'olah data'.M$4:$'olah data'.M$39];0);2);&quot;&quot;)">
            <text:p/>
          </table:table-cell>
          <table:table-cell table:style-name="ce27" table:formula="of:=IFERROR(INDEX([$'olah data'.$B$4:$'olah data'.$N$39];MATCH([.$A67];[$'olah data'.N$4:$'olah data'.N$39];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IFERROR([$'View Input'.W1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67" calcext:value-type="float">
            <text:p>67</text:p>
          </table:table-cell>
          <table:table-cell table:style-name="ce64" office:value-type="float" office:value="5" calcext:value-type="float">
            <text:p>5</text:p>
          </table:table-cell>
          <table:table-cell table:style-name="ce98" table:formula="of:=IF([.R68]=&quot;&quot;;IF([.Q68]=&quot;R&quot;;VLOOKUP([.P68];[$'olah data'.$R$3:$'olah data'.$S$7];2);[.P68]);IF([.R68]=[.P68];[.P68];[.Q68]))" office:value-type="string" office:string-value="" calcext:value-type="error">
            <text:p>#N/A</text:p>
          </table:table-cell>
          <table:table-cell table:style-name="ce27" table:formula="of:=IFERROR(INDEX([$'olah data'.$B$4:$'olah data'.$N$39];MATCH([.$A68];[$'olah data'.D$4:$'olah data'.D$39];0);2);&quot;&quot;)">
            <text:p/>
          </table:table-cell>
          <table:table-cell table:style-name="ce27" table:formula="of:=IFERROR(INDEX([$'olah data'.$B$4:$'olah data'.$N$39];MATCH([.$A68];[$'olah data'.E$4:$'olah data'.E$39];0);2);&quot;&quot;)">
            <text:p/>
          </table:table-cell>
          <table:table-cell table:style-name="ce27" table:formula="of:=IFERROR(INDEX([$'olah data'.$B$4:$'olah data'.$N$39];MATCH([.$A68];[$'olah data'.F$4:$'olah data'.F$39];0);2);&quot;&quot;)">
            <text:p/>
          </table:table-cell>
          <table:table-cell table:style-name="ce27" table:formula="of:=IFERROR(INDEX([$'olah data'.$B$4:$'olah data'.$N$39];MATCH([.$A68];[$'olah data'.G$4:$'olah data'.G$39];0);2);&quot;&quot;)" office:value-type="string" office:string-value="Compassion vs. revengefulness (7 items)" calcext:value-type="string">
            <text:p>Compassion vs. revengefulness (7 items)</text:p>
          </table:table-cell>
          <table:table-cell table:style-name="ce27" table:formula="of:=IFERROR(INDEX([$'olah data'.$B$4:$'olah data'.$N$39];MATCH([.$A68];[$'olah data'.H$4:$'olah data'.H$39];0);2);&quot;&quot;)">
            <text:p/>
          </table:table-cell>
          <table:table-cell table:style-name="ce27" table:formula="of:=IFERROR(INDEX([$'olah data'.$B$4:$'olah data'.$N$39];MATCH([.$A68];[$'olah data'.I$4:$'olah data'.I$39];0);2);&quot;&quot;)">
            <text:p/>
          </table:table-cell>
          <table:table-cell table:style-name="ce27" table:formula="of:=IFERROR(INDEX([$'olah data'.$B$4:$'olah data'.$N$39];MATCH([.$A68];[$'olah data'.J$4:$'olah data'.J$39];0);2);&quot;&quot;)">
            <text:p/>
          </table:table-cell>
          <table:table-cell table:style-name="ce27" table:formula="of:=IFERROR(INDEX([$'olah data'.$B$4:$'olah data'.$N$39];MATCH([.$A68];[$'olah data'.K$4:$'olah data'.K$39];0);2);&quot;&quot;)">
            <text:p/>
          </table:table-cell>
          <table:table-cell table:style-name="ce27" table:formula="of:=IFERROR(INDEX([$'olah data'.$B$4:$'olah data'.$N$39];MATCH([.$A68];[$'olah data'.L$4:$'olah data'.L$39];0);2);&quot;&quot;)">
            <text:p/>
          </table:table-cell>
          <table:table-cell table:style-name="ce27" table:formula="of:=IFERROR(INDEX([$'olah data'.$B$4:$'olah data'.$N$39];MATCH([.$A68];[$'olah data'.M$4:$'olah data'.M$39];0);2);&quot;&quot;)">
            <text:p/>
          </table:table-cell>
          <table:table-cell table:style-name="ce27" table:formula="of:=IFERROR(INDEX([$'olah data'.$B$4:$'olah data'.$N$39];MATCH([.$A68];[$'olah data'.N$4:$'olah data'.N$39];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IFERROR([$'View Input'.W1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68" calcext:value-type="float">
            <text:p>68</text:p>
          </table:table-cell>
          <table:table-cell table:style-name="ce64" office:value-type="float" office:value="5" calcext:value-type="float">
            <text:p>5</text:p>
          </table:table-cell>
          <table:table-cell table:style-name="ce98" table:formula="of:=IF([.R69]=&quot;&quot;;IF([.Q69]=&quot;R&quot;;VLOOKUP([.P69];[$'olah data'.$R$3:$'olah data'.$S$7];2);[.P69]);IF([.R69]=[.P69];[.P69];[.Q69]))" office:value-type="float" office:value="0" calcext:value-type="float">
            <text:p>0</text:p>
          </table:table-cell>
          <table:table-cell table:style-name="ce27" table:formula="of:=IFERROR(INDEX([$'olah data'.$B$4:$'olah data'.$N$39];MATCH([.$A69];[$'olah data'.D$4:$'olah data'.D$39];0);2);&quot;&quot;)">
            <text:p/>
          </table:table-cell>
          <table:table-cell table:style-name="ce27" table:formula="of:=IFERROR(INDEX([$'olah data'.$B$4:$'olah data'.$N$39];MATCH([.$A69];[$'olah data'.E$4:$'olah data'.E$39];0);2);&quot;&quot;)">
            <text:p/>
          </table:table-cell>
          <table:table-cell table:style-name="ce27" table:formula="of:=IFERROR(INDEX([$'olah data'.$B$4:$'olah data'.$N$39];MATCH([.$A69];[$'olah data'.F$4:$'olah data'.F$39];0);2);&quot;&quot;)">
            <text:p/>
          </table:table-cell>
          <table:table-cell table:style-name="ce27" table:formula="of:=IFERROR(INDEX([$'olah data'.$B$4:$'olah data'.$N$39];MATCH([.$A69];[$'olah data'.G$4:$'olah data'.G$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69];[$'olah data'.H$4:$'olah data'.H$39];0);2);&quot;&quot;)">
            <text:p/>
          </table:table-cell>
          <table:table-cell table:style-name="ce27" table:formula="of:=IFERROR(INDEX([$'olah data'.$B$4:$'olah data'.$N$39];MATCH([.$A69];[$'olah data'.I$4:$'olah data'.I$39];0);2);&quot;&quot;)">
            <text:p/>
          </table:table-cell>
          <table:table-cell table:style-name="ce27" table:formula="of:=IFERROR(INDEX([$'olah data'.$B$4:$'olah data'.$N$39];MATCH([.$A69];[$'olah data'.J$4:$'olah data'.J$39];0);2);&quot;&quot;)">
            <text:p/>
          </table:table-cell>
          <table:table-cell table:style-name="ce27" table:formula="of:=IFERROR(INDEX([$'olah data'.$B$4:$'olah data'.$N$39];MATCH([.$A69];[$'olah data'.K$4:$'olah data'.K$39];0);2);&quot;&quot;)">
            <text:p/>
          </table:table-cell>
          <table:table-cell table:style-name="ce27" table:formula="of:=IFERROR(INDEX([$'olah data'.$B$4:$'olah data'.$N$39];MATCH([.$A69];[$'olah data'.L$4:$'olah data'.L$39];0);2);&quot;&quot;)">
            <text:p/>
          </table:table-cell>
          <table:table-cell table:style-name="ce27" table:formula="of:=IFERROR(INDEX([$'olah data'.$B$4:$'olah data'.$N$39];MATCH([.$A69];[$'olah data'.M$4:$'olah data'.M$39];0);2);&quot;&quot;)">
            <text:p/>
          </table:table-cell>
          <table:table-cell table:style-name="ce27" table:formula="of:=IFERROR(INDEX([$'olah data'.$B$4:$'olah data'.$N$39];MATCH([.$A69];[$'olah data'.N$4:$'olah data'.N$39];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IFERROR([$'View Input'.W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9" calcext:value-type="float">
            <text:p>69</text:p>
          </table:table-cell>
          <table:table-cell table:style-name="ce64" office:value-type="float" office:value="5" calcext:value-type="float">
            <text:p>5</text:p>
          </table:table-cell>
          <table:table-cell table:style-name="ce98" table:formula="of:=IF([.R70]=&quot;&quot;;IF([.Q70]=&quot;R&quot;;VLOOKUP([.P70];[$'olah data'.$R$3:$'olah data'.$S$7];2);[.P70]);IF([.R70]=[.P70];[.P70];[.Q70]))" office:value-type="string" office:string-value="" calcext:value-type="error">
            <text:p>#N/A</text:p>
          </table:table-cell>
          <table:table-cell table:style-name="ce27" table:formula="of:=IFERROR(INDEX([$'olah data'.$B$4:$'olah data'.$N$39];MATCH([.$A70];[$'olah data'.D$4:$'olah data'.D$39];0);2);&quot;&quot;)">
            <text:p/>
          </table:table-cell>
          <table:table-cell table:style-name="ce27" table:formula="of:=IFERROR(INDEX([$'olah data'.$B$4:$'olah data'.$N$39];MATCH([.$A70];[$'olah data'.E$4:$'olah data'.E$39];0);2);&quot;&quot;)">
            <text:p/>
          </table:table-cell>
          <table:table-cell table:style-name="ce27" table:formula="of:=IFERROR(INDEX([$'olah data'.$B$4:$'olah data'.$N$39];MATCH([.$A70];[$'olah data'.F$4:$'olah data'.F$39];0);2);&quot;&quot;)">
            <text:p/>
          </table:table-cell>
          <table:table-cell table:style-name="ce27" table:formula="of:=IFERROR(INDEX([$'olah data'.$B$4:$'olah data'.$N$39];MATCH([.$A70];[$'olah data'.G$4:$'olah data'.G$39];0);2);&quot;&quot;)">
            <text:p/>
          </table:table-cell>
          <table:table-cell table:style-name="ce27" table:formula="of:=IFERROR(INDEX([$'olah data'.$B$4:$'olah data'.$N$39];MATCH([.$A70];[$'olah data'.H$4:$'olah data'.H$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0];[$'olah data'.I$4:$'olah data'.I$39];0);2);&quot;&quot;)">
            <text:p/>
          </table:table-cell>
          <table:table-cell table:style-name="ce27" table:formula="of:=IFERROR(INDEX([$'olah data'.$B$4:$'olah data'.$N$39];MATCH([.$A70];[$'olah data'.J$4:$'olah data'.J$39];0);2);&quot;&quot;)">
            <text:p/>
          </table:table-cell>
          <table:table-cell table:style-name="ce27" table:formula="of:=IFERROR(INDEX([$'olah data'.$B$4:$'olah data'.$N$39];MATCH([.$A70];[$'olah data'.K$4:$'olah data'.K$39];0);2);&quot;&quot;)">
            <text:p/>
          </table:table-cell>
          <table:table-cell table:style-name="ce27" table:formula="of:=IFERROR(INDEX([$'olah data'.$B$4:$'olah data'.$N$39];MATCH([.$A70];[$'olah data'.L$4:$'olah data'.L$39];0);2);&quot;&quot;)">
            <text:p/>
          </table:table-cell>
          <table:table-cell table:style-name="ce27" table:formula="of:=IFERROR(INDEX([$'olah data'.$B$4:$'olah data'.$N$39];MATCH([.$A70];[$'olah data'.M$4:$'olah data'.M$39];0);2);&quot;&quot;)">
            <text:p/>
          </table:table-cell>
          <table:table-cell table:style-name="ce27" table:formula="of:=IFERROR(INDEX([$'olah data'.$B$4:$'olah data'.$N$39];MATCH([.$A70];[$'olah data'.N$4:$'olah data'.N$39];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IFERROR([$'View Input'.W1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70" calcext:value-type="float">
            <text:p>70</text:p>
          </table:table-cell>
          <table:table-cell table:style-name="ce64" office:value-type="float" office:value="5" calcext:value-type="float">
            <text:p>5</text:p>
          </table:table-cell>
          <table:table-cell table:style-name="ce98" table:formula="of:=IF([.R71]=&quot;&quot;;IF([.Q71]=&quot;R&quot;;VLOOKUP([.P71];[$'olah data'.$R$3:$'olah data'.$S$7];2);[.P71]);IF([.R71]=[.P71];[.P71];[.Q71]))" office:value-type="float" office:value="0" calcext:value-type="float">
            <text:p>0</text:p>
          </table:table-cell>
          <table:table-cell table:style-name="ce27" table:formula="of:=IFERROR(INDEX([$'olah data'.$B$4:$'olah data'.$N$39];MATCH([.$A71];[$'olah data'.D$4:$'olah data'.D$39];0);2);&quot;&quot;)">
            <text:p/>
          </table:table-cell>
          <table:table-cell table:style-name="ce27" table:formula="of:=IFERROR(INDEX([$'olah data'.$B$4:$'olah data'.$N$39];MATCH([.$A71];[$'olah data'.E$4:$'olah data'.E$39];0);2);&quot;&quot;)" office:value-type="string" office:string-value="Fear of uncertainty (7 items)" calcext:value-type="string">
            <text:p>Fear of uncertainty (7 items)</text:p>
          </table:table-cell>
          <table:table-cell table:style-name="ce27" table:formula="of:=IFERROR(INDEX([$'olah data'.$B$4:$'olah data'.$N$39];MATCH([.$A71];[$'olah data'.F$4:$'olah data'.F$39];0);2);&quot;&quot;)">
            <text:p/>
          </table:table-cell>
          <table:table-cell table:style-name="ce27" table:formula="of:=IFERROR(INDEX([$'olah data'.$B$4:$'olah data'.$N$39];MATCH([.$A71];[$'olah data'.G$4:$'olah data'.G$39];0);2);&quot;&quot;)">
            <text:p/>
          </table:table-cell>
          <table:table-cell table:style-name="ce27" table:formula="of:=IFERROR(INDEX([$'olah data'.$B$4:$'olah data'.$N$39];MATCH([.$A71];[$'olah data'.H$4:$'olah data'.H$39];0);2);&quot;&quot;)">
            <text:p/>
          </table:table-cell>
          <table:table-cell table:style-name="ce27" table:formula="of:=IFERROR(INDEX([$'olah data'.$B$4:$'olah data'.$N$39];MATCH([.$A71];[$'olah data'.I$4:$'olah data'.I$39];0);2);&quot;&quot;)">
            <text:p/>
          </table:table-cell>
          <table:table-cell table:style-name="ce27" table:formula="of:=IFERROR(INDEX([$'olah data'.$B$4:$'olah data'.$N$39];MATCH([.$A71];[$'olah data'.J$4:$'olah data'.J$39];0);2);&quot;&quot;)">
            <text:p/>
          </table:table-cell>
          <table:table-cell table:style-name="ce27" table:formula="of:=IFERROR(INDEX([$'olah data'.$B$4:$'olah data'.$N$39];MATCH([.$A71];[$'olah data'.K$4:$'olah data'.K$39];0);2);&quot;&quot;)">
            <text:p/>
          </table:table-cell>
          <table:table-cell table:style-name="ce27" table:formula="of:=IFERROR(INDEX([$'olah data'.$B$4:$'olah data'.$N$39];MATCH([.$A71];[$'olah data'.L$4:$'olah data'.L$39];0);2);&quot;&quot;)">
            <text:p/>
          </table:table-cell>
          <table:table-cell table:style-name="ce27" table:formula="of:=IFERROR(INDEX([$'olah data'.$B$4:$'olah data'.$N$39];MATCH([.$A71];[$'olah data'.M$4:$'olah data'.M$39];0);2);&quot;&quot;)">
            <text:p/>
          </table:table-cell>
          <table:table-cell table:style-name="ce27" table:formula="of:=IFERROR(INDEX([$'olah data'.$B$4:$'olah data'.$N$39];MATCH([.$A71];[$'olah data'.N$4:$'olah data'.N$39];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IFERROR([$'View Input'.W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1" calcext:value-type="float">
            <text:p>71</text:p>
          </table:table-cell>
          <table:table-cell table:style-name="ce64" office:value-type="float" office:value="5" calcext:value-type="float">
            <text:p>5</text:p>
          </table:table-cell>
          <table:table-cell table:style-name="ce98" table:formula="of:=IF([.R72]=&quot;&quot;;IF([.Q72]=&quot;R&quot;;VLOOKUP([.P72];[$'olah data'.$R$3:$'olah data'.$S$7];2);[.P72]);IF([.R72]=[.P72];[.P72];[.Q72]))" office:value-type="float" office:value="0" calcext:value-type="float">
            <text:p>0</text:p>
          </table:table-cell>
          <table:table-cell table:style-name="ce27" table:formula="of:=IFERROR(INDEX([$'olah data'.$B$4:$'olah data'.$N$39];MATCH([.$A72];[$'olah data'.D$4:$'olah data'.D$39];0);2);&quot;&quot;)">
            <text:p/>
          </table:table-cell>
          <table:table-cell table:style-name="ce27" table:formula="of:=IFERROR(INDEX([$'olah data'.$B$4:$'olah data'.$N$39];MATCH([.$A72];[$'olah data'.E$4:$'olah data'.E$39];0);2);&quot;&quot;)">
            <text:p/>
          </table:table-cell>
          <table:table-cell table:style-name="ce27" table:formula="of:=IFERROR(INDEX([$'olah data'.$B$4:$'olah data'.$N$39];MATCH([.$A72];[$'olah data'.F$4:$'olah data'.F$39];0);2);&quot;&quot;)" office:value-type="string" office:string-value="Impulsiveness v. reflection (9 items)" calcext:value-type="string">
            <text:p>Impulsiveness v. reflection (9 items)</text:p>
          </table:table-cell>
          <table:table-cell table:style-name="ce27" table:formula="of:=IFERROR(INDEX([$'olah data'.$B$4:$'olah data'.$N$39];MATCH([.$A72];[$'olah data'.G$4:$'olah data'.G$39];0);2);&quot;&quot;)">
            <text:p/>
          </table:table-cell>
          <table:table-cell table:style-name="ce27" table:formula="of:=IFERROR(INDEX([$'olah data'.$B$4:$'olah data'.$N$39];MATCH([.$A72];[$'olah data'.H$4:$'olah data'.H$39];0);2);&quot;&quot;)">
            <text:p/>
          </table:table-cell>
          <table:table-cell table:style-name="ce27" table:formula="of:=IFERROR(INDEX([$'olah data'.$B$4:$'olah data'.$N$39];MATCH([.$A72];[$'olah data'.I$4:$'olah data'.I$39];0);2);&quot;&quot;)">
            <text:p/>
          </table:table-cell>
          <table:table-cell table:style-name="ce27" table:formula="of:=IFERROR(INDEX([$'olah data'.$B$4:$'olah data'.$N$39];MATCH([.$A72];[$'olah data'.J$4:$'olah data'.J$39];0);2);&quot;&quot;)">
            <text:p/>
          </table:table-cell>
          <table:table-cell table:style-name="ce27" table:formula="of:=IFERROR(INDEX([$'olah data'.$B$4:$'olah data'.$N$39];MATCH([.$A72];[$'olah data'.K$4:$'olah data'.K$39];0);2);&quot;&quot;)">
            <text:p/>
          </table:table-cell>
          <table:table-cell table:style-name="ce27" table:formula="of:=IFERROR(INDEX([$'olah data'.$B$4:$'olah data'.$N$39];MATCH([.$A72];[$'olah data'.L$4:$'olah data'.L$39];0);2);&quot;&quot;)">
            <text:p/>
          </table:table-cell>
          <table:table-cell table:style-name="ce27" table:formula="of:=IFERROR(INDEX([$'olah data'.$B$4:$'olah data'.$N$39];MATCH([.$A72];[$'olah data'.M$4:$'olah data'.M$39];0);2);&quot;&quot;)">
            <text:p/>
          </table:table-cell>
          <table:table-cell table:style-name="ce27" table:formula="of:=IFERROR(INDEX([$'olah data'.$B$4:$'olah data'.$N$39];MATCH([.$A72];[$'olah data'.N$4:$'olah data'.N$39];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IFERROR([$'View Input'.W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2" calcext:value-type="float">
            <text:p>72</text:p>
          </table:table-cell>
          <table:table-cell table:style-name="ce64" office:value-type="float" office:value="5" calcext:value-type="float">
            <text:p>5</text:p>
          </table:table-cell>
          <table:table-cell table:style-name="ce98" table:formula="of:=IF([.R73]=&quot;&quot;;IF([.Q73]=&quot;R&quot;;VLOOKUP([.P73];[$'olah data'.$R$3:$'olah data'.$S$7];2);[.P73]);IF([.R73]=[.P73];[.P73];[.Q73]))" office:value-type="float" office:value="0" calcext:value-type="float">
            <text:p>0</text:p>
          </table:table-cell>
          <table:table-cell table:style-name="ce27" table:formula="of:=IFERROR(INDEX([$'olah data'.$B$4:$'olah data'.$N$39];MATCH([.$A73];[$'olah data'.D$4:$'olah data'.D$39];0);2);&quot;&quot;)">
            <text:p/>
          </table:table-cell>
          <table:table-cell table:style-name="ce27" table:formula="of:=IFERROR(INDEX([$'olah data'.$B$4:$'olah data'.$N$39];MATCH([.$A73];[$'olah data'.E$4:$'olah data'.E$39];0);2);&quot;&quot;)">
            <text:p/>
          </table:table-cell>
          <table:table-cell table:style-name="ce27" table:formula="of:=IFERROR(INDEX([$'olah data'.$B$4:$'olah data'.$N$39];MATCH([.$A73];[$'olah data'.F$4:$'olah data'.F$39];0);2);&quot;&quot;)" office:value-type="string" office:string-value="Ambitious vs underachieving (10 items)" calcext:value-type="string">
            <text:p>Ambitious vs underachieving (10 items)</text:p>
          </table:table-cell>
          <table:table-cell table:style-name="ce27" table:formula="of:=IFERROR(INDEX([$'olah data'.$B$4:$'olah data'.$N$39];MATCH([.$A73];[$'olah data'.G$4:$'olah data'.G$39];0);2);&quot;&quot;)">
            <text:p/>
          </table:table-cell>
          <table:table-cell table:style-name="ce27" table:formula="of:=IFERROR(INDEX([$'olah data'.$B$4:$'olah data'.$N$39];MATCH([.$A73];[$'olah data'.H$4:$'olah data'.H$39];0);2);&quot;&quot;)">
            <text:p/>
          </table:table-cell>
          <table:table-cell table:style-name="ce27" table:formula="of:=IFERROR(INDEX([$'olah data'.$B$4:$'olah data'.$N$39];MATCH([.$A73];[$'olah data'.I$4:$'olah data'.I$39];0);2);&quot;&quot;)">
            <text:p/>
          </table:table-cell>
          <table:table-cell table:style-name="ce27" table:formula="of:=IFERROR(INDEX([$'olah data'.$B$4:$'olah data'.$N$39];MATCH([.$A73];[$'olah data'.J$4:$'olah data'.J$39];0);2);&quot;&quot;)">
            <text:p/>
          </table:table-cell>
          <table:table-cell table:style-name="ce27" table:formula="of:=IFERROR(INDEX([$'olah data'.$B$4:$'olah data'.$N$39];MATCH([.$A73];[$'olah data'.K$4:$'olah data'.K$39];0);2);&quot;&quot;)">
            <text:p/>
          </table:table-cell>
          <table:table-cell table:style-name="ce27" table:formula="of:=IFERROR(INDEX([$'olah data'.$B$4:$'olah data'.$N$39];MATCH([.$A73];[$'olah data'.L$4:$'olah data'.L$39];0);2);&quot;&quot;)">
            <text:p/>
          </table:table-cell>
          <table:table-cell table:style-name="ce27" table:formula="of:=IFERROR(INDEX([$'olah data'.$B$4:$'olah data'.$N$39];MATCH([.$A73];[$'olah data'.M$4:$'olah data'.M$39];0);2);&quot;&quot;)">
            <text:p/>
          </table:table-cell>
          <table:table-cell table:style-name="ce27" table:formula="of:=IFERROR(INDEX([$'olah data'.$B$4:$'olah data'.$N$39];MATCH([.$A73];[$'olah data'.N$4:$'olah data'.N$39];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IFERROR([$'View Input'.W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3" calcext:value-type="float">
            <text:p>73</text:p>
          </table:table-cell>
          <table:table-cell table:style-name="ce64" office:value-type="float" office:value="5" calcext:value-type="float">
            <text:p>5</text:p>
          </table:table-cell>
          <table:table-cell table:style-name="ce98" table:formula="of:=IF([.R74]=&quot;&quot;;IF([.Q74]=&quot;R&quot;;VLOOKUP([.P74];[$'olah data'.$R$3:$'olah data'.$S$7];2);[.P74]);IF([.R74]=[.P74];[.P74];[.Q74]))" office:value-type="float" office:value="0" calcext:value-type="float">
            <text:p>0</text:p>
          </table:table-cell>
          <table:table-cell table:style-name="ce27" table:formula="of:=IFERROR(INDEX([$'olah data'.$B$4:$'olah data'.$N$39];MATCH([.$A74];[$'olah data'.D$4:$'olah data'.D$39];0);2);&quot;&quot;)">
            <text:p/>
          </table:table-cell>
          <table:table-cell table:style-name="ce27" table:formula="of:=IFERROR(INDEX([$'olah data'.$B$4:$'olah data'.$N$39];MATCH([.$A74];[$'olah data'.E$4:$'olah data'.E$39];0);2);&quot;&quot;)">
            <text:p/>
          </table:table-cell>
          <table:table-cell table:style-name="ce27" table:formula="of:=IFERROR(INDEX([$'olah data'.$B$4:$'olah data'.$N$39];MATCH([.$A74];[$'olah data'.F$4:$'olah data'.F$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74];[$'olah data'.G$4:$'olah data'.G$39];0);2);&quot;&quot;)">
            <text:p/>
          </table:table-cell>
          <table:table-cell table:style-name="ce27" table:formula="of:=IFERROR(INDEX([$'olah data'.$B$4:$'olah data'.$N$39];MATCH([.$A74];[$'olah data'.H$4:$'olah data'.H$39];0);2);&quot;&quot;)">
            <text:p/>
          </table:table-cell>
          <table:table-cell table:style-name="ce27" table:formula="of:=IFERROR(INDEX([$'olah data'.$B$4:$'olah data'.$N$39];MATCH([.$A74];[$'olah data'.I$4:$'olah data'.I$39];0);2);&quot;&quot;)">
            <text:p/>
          </table:table-cell>
          <table:table-cell table:style-name="ce27" table:formula="of:=IFERROR(INDEX([$'olah data'.$B$4:$'olah data'.$N$39];MATCH([.$A74];[$'olah data'.J$4:$'olah data'.J$39];0);2);&quot;&quot;)">
            <text:p/>
          </table:table-cell>
          <table:table-cell table:style-name="ce27" table:formula="of:=IFERROR(INDEX([$'olah data'.$B$4:$'olah data'.$N$39];MATCH([.$A74];[$'olah data'.K$4:$'olah data'.K$39];0);2);&quot;&quot;)">
            <text:p/>
          </table:table-cell>
          <table:table-cell table:style-name="ce27" table:formula="of:=IFERROR(INDEX([$'olah data'.$B$4:$'olah data'.$N$39];MATCH([.$A74];[$'olah data'.L$4:$'olah data'.L$39];0);2);&quot;&quot;)">
            <text:p/>
          </table:table-cell>
          <table:table-cell table:style-name="ce27" table:formula="of:=IFERROR(INDEX([$'olah data'.$B$4:$'olah data'.$N$39];MATCH([.$A74];[$'olah data'.M$4:$'olah data'.M$39];0);2);&quot;&quot;)">
            <text:p/>
          </table:table-cell>
          <table:table-cell table:style-name="ce27" table:formula="of:=IFERROR(INDEX([$'olah data'.$B$4:$'olah data'.$N$39];MATCH([.$A74];[$'olah data'.N$4:$'olah data'.N$39];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IFERROR([$'View Input'.W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4" calcext:value-type="float">
            <text:p>74</text:p>
          </table:table-cell>
          <table:table-cell table:style-name="ce64" office:value-type="float" office:value="5" calcext:value-type="float">
            <text:p>5</text:p>
          </table:table-cell>
          <table:table-cell table:style-name="ce98" table:formula="of:=IF([.R75]=&quot;&quot;;IF([.Q75]=&quot;R&quot;;VLOOKUP([.P75];[$'olah data'.$R$3:$'olah data'.$S$7];2);[.P75]);IF([.R75]=[.P75];[.P75];[.Q75]))" office:value-type="float" office:value="0" calcext:value-type="float">
            <text:p>0</text:p>
          </table:table-cell>
          <table:table-cell table:style-name="ce27" table:formula="of:=IFERROR(INDEX([$'olah data'.$B$4:$'olah data'.$N$39];MATCH([.$A75];[$'olah data'.D$4:$'olah data'.D$39];0);2);&quot;&quot;)">
            <text:p/>
          </table:table-cell>
          <table:table-cell table:style-name="ce27" table:formula="of:=IFERROR(INDEX([$'olah data'.$B$4:$'olah data'.$N$39];MATCH([.$A75];[$'olah data'.E$4:$'olah data'.E$39];0);2);&quot;&quot;)" office:value-type="string" office:string-value="Empathy vs. social disinterest (5 items)" calcext:value-type="string">
            <text:p>Empathy vs. social disinterest (5 items)</text:p>
          </table:table-cell>
          <table:table-cell table:style-name="ce27" table:formula="of:=IFERROR(INDEX([$'olah data'.$B$4:$'olah data'.$N$39];MATCH([.$A75];[$'olah data'.F$4:$'olah data'.F$39];0);2);&quot;&quot;)">
            <text:p/>
          </table:table-cell>
          <table:table-cell table:style-name="ce27" table:formula="of:=IFERROR(INDEX([$'olah data'.$B$4:$'olah data'.$N$39];MATCH([.$A75];[$'olah data'.G$4:$'olah data'.G$39];0);2);&quot;&quot;)">
            <text:p/>
          </table:table-cell>
          <table:table-cell table:style-name="ce27" table:formula="of:=IFERROR(INDEX([$'olah data'.$B$4:$'olah data'.$N$39];MATCH([.$A75];[$'olah data'.H$4:$'olah data'.H$39];0);2);&quot;&quot;)">
            <text:p/>
          </table:table-cell>
          <table:table-cell table:style-name="ce27" table:formula="of:=IFERROR(INDEX([$'olah data'.$B$4:$'olah data'.$N$39];MATCH([.$A75];[$'olah data'.I$4:$'olah data'.I$39];0);2);&quot;&quot;)">
            <text:p/>
          </table:table-cell>
          <table:table-cell table:style-name="ce27" table:formula="of:=IFERROR(INDEX([$'olah data'.$B$4:$'olah data'.$N$39];MATCH([.$A75];[$'olah data'.J$4:$'olah data'.J$39];0);2);&quot;&quot;)">
            <text:p/>
          </table:table-cell>
          <table:table-cell table:style-name="ce27" table:formula="of:=IFERROR(INDEX([$'olah data'.$B$4:$'olah data'.$N$39];MATCH([.$A75];[$'olah data'.K$4:$'olah data'.K$39];0);2);&quot;&quot;)">
            <text:p/>
          </table:table-cell>
          <table:table-cell table:style-name="ce27" table:formula="of:=IFERROR(INDEX([$'olah data'.$B$4:$'olah data'.$N$39];MATCH([.$A75];[$'olah data'.L$4:$'olah data'.L$39];0);2);&quot;&quot;)">
            <text:p/>
          </table:table-cell>
          <table:table-cell table:style-name="ce27" table:formula="of:=IFERROR(INDEX([$'olah data'.$B$4:$'olah data'.$N$39];MATCH([.$A75];[$'olah data'.M$4:$'olah data'.M$39];0);2);&quot;&quot;)">
            <text:p/>
          </table:table-cell>
          <table:table-cell table:style-name="ce27" table:formula="of:=IFERROR(INDEX([$'olah data'.$B$4:$'olah data'.$N$39];MATCH([.$A75];[$'olah data'.N$4:$'olah data'.N$39];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IFERROR([$'View Input'.W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5" calcext:value-type="float">
            <text:p>75</text:p>
          </table:table-cell>
          <table:table-cell table:style-name="ce64" office:value-type="float" office:value="5" calcext:value-type="float">
            <text:p>5</text:p>
          </table:table-cell>
          <table:table-cell table:style-name="ce98" table:formula="of:=IF([.R76]=&quot;&quot;;IF([.Q76]=&quot;R&quot;;VLOOKUP([.P76];[$'olah data'.$R$3:$'olah data'.$S$7];2);[.P76]);IF([.R76]=[.P76];[.P76];[.Q76]))" office:value-type="string" office:string-value="" calcext:value-type="error">
            <text:p>#N/A</text:p>
          </table:table-cell>
          <table:table-cell table:style-name="ce27" table:formula="of:=IFERROR(INDEX([$'olah data'.$B$4:$'olah data'.$N$39];MATCH([.$A76];[$'olah data'.D$4:$'olah data'.D$39];0);2);&quot;&quot;)">
            <text:p/>
          </table:table-cell>
          <table:table-cell table:style-name="ce27" table:formula="of:=IFERROR(INDEX([$'olah data'.$B$4:$'olah data'.$N$39];MATCH([.$A76];[$'olah data'.E$4:$'olah data'.E$39];0);2);&quot;&quot;)">
            <text:p/>
          </table:table-cell>
          <table:table-cell table:style-name="ce27" table:formula="of:=IFERROR(INDEX([$'olah data'.$B$4:$'olah data'.$N$39];MATCH([.$A76];[$'olah data'.F$4:$'olah data'.F$39];0);2);&quot;&quot;)">
            <text:p/>
          </table:table-cell>
          <table:table-cell table:style-name="ce27" table:formula="of:=IFERROR(INDEX([$'olah data'.$B$4:$'olah data'.$N$39];MATCH([.$A76];[$'olah data'.G$4:$'olah data'.G$39];0);2);&quot;&quot;)">
            <text:p/>
          </table:table-cell>
          <table:table-cell table:style-name="ce27" table:formula="of:=IFERROR(INDEX([$'olah data'.$B$4:$'olah data'.$N$39];MATCH([.$A76];[$'olah data'.H$4:$'olah data'.H$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76];[$'olah data'.I$4:$'olah data'.I$39];0);2);&quot;&quot;)">
            <text:p/>
          </table:table-cell>
          <table:table-cell table:style-name="ce27" table:formula="of:=IFERROR(INDEX([$'olah data'.$B$4:$'olah data'.$N$39];MATCH([.$A76];[$'olah data'.J$4:$'olah data'.J$39];0);2);&quot;&quot;)">
            <text:p/>
          </table:table-cell>
          <table:table-cell table:style-name="ce27" table:formula="of:=IFERROR(INDEX([$'olah data'.$B$4:$'olah data'.$N$39];MATCH([.$A76];[$'olah data'.K$4:$'olah data'.K$39];0);2);&quot;&quot;)">
            <text:p/>
          </table:table-cell>
          <table:table-cell table:style-name="ce27" table:formula="of:=IFERROR(INDEX([$'olah data'.$B$4:$'olah data'.$N$39];MATCH([.$A76];[$'olah data'.L$4:$'olah data'.L$39];0);2);&quot;&quot;)">
            <text:p/>
          </table:table-cell>
          <table:table-cell table:style-name="ce27" table:formula="of:=IFERROR(INDEX([$'olah data'.$B$4:$'olah data'.$N$39];MATCH([.$A76];[$'olah data'.M$4:$'olah data'.M$39];0);2);&quot;&quot;)">
            <text:p/>
          </table:table-cell>
          <table:table-cell table:style-name="ce27" table:formula="of:=IFERROR(INDEX([$'olah data'.$B$4:$'olah data'.$N$39];MATCH([.$A76];[$'olah data'.N$4:$'olah data'.N$39];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IFERROR([$'View Input'.W2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76" calcext:value-type="float">
            <text:p>76</text:p>
          </table:table-cell>
          <table:table-cell table:style-name="ce64" office:value-type="float" office:value="5" calcext:value-type="float">
            <text:p>5</text:p>
          </table:table-cell>
          <table:table-cell table:style-name="ce98" table:formula="of:=IF([.R77]=&quot;&quot;;IF([.Q77]=&quot;R&quot;;VLOOKUP([.P77];[$'olah data'.$R$3:$'olah data'.$S$7];2);[.P77]);IF([.R77]=[.P77];[.P77];[.Q77]))" office:value-type="float" office:value="0" calcext:value-type="float">
            <text:p>0</text:p>
          </table:table-cell>
          <table:table-cell table:style-name="ce27" table:formula="of:=IFERROR(INDEX([$'olah data'.$B$4:$'olah data'.$N$39];MATCH([.$A77];[$'olah data'.D$4:$'olah data'.D$39];0);2);&quot;&quot;)">
            <text:p/>
          </table:table-cell>
          <table:table-cell table:style-name="ce27" table:formula="of:=IFERROR(INDEX([$'olah data'.$B$4:$'olah data'.$N$39];MATCH([.$A77];[$'olah data'.E$4:$'olah data'.E$39];0);2);&quot;&quot;)" office:value-type="string" office:string-value="Perfectionist vs pragmatist (8 items)" calcext:value-type="string">
            <text:p>Perfectionist vs pragmatist (8 items)</text:p>
          </table:table-cell>
          <table:table-cell table:style-name="ce27" table:formula="of:=IFERROR(INDEX([$'olah data'.$B$4:$'olah data'.$N$39];MATCH([.$A77];[$'olah data'.F$4:$'olah data'.F$39];0);2);&quot;&quot;)">
            <text:p/>
          </table:table-cell>
          <table:table-cell table:style-name="ce27" table:formula="of:=IFERROR(INDEX([$'olah data'.$B$4:$'olah data'.$N$39];MATCH([.$A77];[$'olah data'.G$4:$'olah data'.G$39];0);2);&quot;&quot;)">
            <text:p/>
          </table:table-cell>
          <table:table-cell table:style-name="ce27" table:formula="of:=IFERROR(INDEX([$'olah data'.$B$4:$'olah data'.$N$39];MATCH([.$A77];[$'olah data'.H$4:$'olah data'.H$39];0);2);&quot;&quot;)">
            <text:p/>
          </table:table-cell>
          <table:table-cell table:style-name="ce27" table:formula="of:=IFERROR(INDEX([$'olah data'.$B$4:$'olah data'.$N$39];MATCH([.$A77];[$'olah data'.I$4:$'olah data'.I$39];0);2);&quot;&quot;)">
            <text:p/>
          </table:table-cell>
          <table:table-cell table:style-name="ce27" table:formula="of:=IFERROR(INDEX([$'olah data'.$B$4:$'olah data'.$N$39];MATCH([.$A77];[$'olah data'.J$4:$'olah data'.J$39];0);2);&quot;&quot;)">
            <text:p/>
          </table:table-cell>
          <table:table-cell table:style-name="ce27" table:formula="of:=IFERROR(INDEX([$'olah data'.$B$4:$'olah data'.$N$39];MATCH([.$A77];[$'olah data'.K$4:$'olah data'.K$39];0);2);&quot;&quot;)">
            <text:p/>
          </table:table-cell>
          <table:table-cell table:style-name="ce27" table:formula="of:=IFERROR(INDEX([$'olah data'.$B$4:$'olah data'.$N$39];MATCH([.$A77];[$'olah data'.L$4:$'olah data'.L$39];0);2);&quot;&quot;)">
            <text:p/>
          </table:table-cell>
          <table:table-cell table:style-name="ce27" table:formula="of:=IFERROR(INDEX([$'olah data'.$B$4:$'olah data'.$N$39];MATCH([.$A77];[$'olah data'.M$4:$'olah data'.M$39];0);2);&quot;&quot;)">
            <text:p/>
          </table:table-cell>
          <table:table-cell table:style-name="ce27" table:formula="of:=IFERROR(INDEX([$'olah data'.$B$4:$'olah data'.$N$39];MATCH([.$A77];[$'olah data'.N$4:$'olah data'.N$39];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IFERROR([$'View Input'.W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7" calcext:value-type="float">
            <text:p>77</text:p>
          </table:table-cell>
          <table:table-cell table:style-name="ce64" office:value-type="float" office:value="5" calcext:value-type="float">
            <text:p>5</text:p>
          </table:table-cell>
          <table:table-cell table:style-name="ce98" table:formula="of:=IF([.R78]=&quot;&quot;;IF([.Q78]=&quot;R&quot;;VLOOKUP([.P78];[$'olah data'.$R$3:$'olah data'.$S$7];2);[.P78]);IF([.R78]=[.P78];[.P78];[.Q78]))" office:value-type="string" office:string-value="" calcext:value-type="error">
            <text:p>#N/A</text:p>
          </table:table-cell>
          <table:table-cell table:style-name="ce27" table:formula="of:=IFERROR(INDEX([$'olah data'.$B$4:$'olah data'.$N$39];MATCH([.$A78];[$'olah data'.D$4:$'olah data'.D$39];0);2);&quot;&quot;)">
            <text:p/>
          </table:table-cell>
          <table:table-cell table:style-name="ce27" table:formula="of:=IFERROR(INDEX([$'olah data'.$B$4:$'olah data'.$N$39];MATCH([.$A78];[$'olah data'.E$4:$'olah data'.E$39];0);2);&quot;&quot;)">
            <text:p/>
          </table:table-cell>
          <table:table-cell table:style-name="ce27" table:formula="of:=IFERROR(INDEX([$'olah data'.$B$4:$'olah data'.$N$39];MATCH([.$A78];[$'olah data'.F$4:$'olah data'.F$39];0);2);&quot;&quot;)">
            <text:p/>
          </table:table-cell>
          <table:table-cell table:style-name="ce27" table:formula="of:=IFERROR(INDEX([$'olah data'.$B$4:$'olah data'.$N$39];MATCH([.$A78];[$'olah data'.G$4:$'olah data'.G$39];0);2);&quot;&quot;)">
            <text:p/>
          </table:table-cell>
          <table:table-cell table:style-name="ce27" table:formula="of:=IFERROR(INDEX([$'olah data'.$B$4:$'olah data'.$N$39];MATCH([.$A78];[$'olah data'.H$4:$'olah data'.H$39];0);2);&quot;&quot;)" office:value-type="string" office:string-value="Disorderliness v. regimentation (7 items)" calcext:value-type="string">
            <text:p>Disorderliness v. regimentation (7 items)</text:p>
          </table:table-cell>
          <table:table-cell table:style-name="ce27" table:formula="of:=IFERROR(INDEX([$'olah data'.$B$4:$'olah data'.$N$39];MATCH([.$A78];[$'olah data'.I$4:$'olah data'.I$39];0);2);&quot;&quot;)">
            <text:p/>
          </table:table-cell>
          <table:table-cell table:style-name="ce27" table:formula="of:=IFERROR(INDEX([$'olah data'.$B$4:$'olah data'.$N$39];MATCH([.$A78];[$'olah data'.J$4:$'olah data'.J$39];0);2);&quot;&quot;)">
            <text:p/>
          </table:table-cell>
          <table:table-cell table:style-name="ce27" table:formula="of:=IFERROR(INDEX([$'olah data'.$B$4:$'olah data'.$N$39];MATCH([.$A78];[$'olah data'.K$4:$'olah data'.K$39];0);2);&quot;&quot;)">
            <text:p/>
          </table:table-cell>
          <table:table-cell table:style-name="ce27" table:formula="of:=IFERROR(INDEX([$'olah data'.$B$4:$'olah data'.$N$39];MATCH([.$A78];[$'olah data'.L$4:$'olah data'.L$39];0);2);&quot;&quot;)">
            <text:p/>
          </table:table-cell>
          <table:table-cell table:style-name="ce27" table:formula="of:=IFERROR(INDEX([$'olah data'.$B$4:$'olah data'.$N$39];MATCH([.$A78];[$'olah data'.M$4:$'olah data'.M$39];0);2);&quot;&quot;)">
            <text:p/>
          </table:table-cell>
          <table:table-cell table:style-name="ce27" table:formula="of:=IFERROR(INDEX([$'olah data'.$B$4:$'olah data'.$N$39];MATCH([.$A78];[$'olah data'.N$4:$'olah data'.N$39];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IFERROR([$'View Input'.W2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78" calcext:value-type="float">
            <text:p>78</text:p>
          </table:table-cell>
          <table:table-cell table:style-name="ce64" office:value-type="float" office:value="5" calcext:value-type="float">
            <text:p>5</text:p>
          </table:table-cell>
          <table:table-cell table:style-name="ce98" table:formula="of:=IF([.R79]=&quot;&quot;;IF([.Q79]=&quot;R&quot;;VLOOKUP([.P79];[$'olah data'.$R$3:$'olah data'.$S$7];2);[.P79]);IF([.R79]=[.P79];[.P79];[.Q79]))" office:value-type="string" office:string-value="" calcext:value-type="error">
            <text:p>#N/A</text:p>
          </table:table-cell>
          <table:table-cell table:style-name="ce27" table:formula="of:=IFERROR(INDEX([$'olah data'.$B$4:$'olah data'.$N$39];MATCH([.$A79];[$'olah data'.D$4:$'olah data'.D$39];0);2);&quot;&quot;)">
            <text:p/>
          </table:table-cell>
          <table:table-cell table:style-name="ce27" table:formula="of:=IFERROR(INDEX([$'olah data'.$B$4:$'olah data'.$N$39];MATCH([.$A79];[$'olah data'.E$4:$'olah data'.E$39];0);2);&quot;&quot;)">
            <text:p/>
          </table:table-cell>
          <table:table-cell table:style-name="ce27" table:formula="of:=IFERROR(INDEX([$'olah data'.$B$4:$'olah data'.$N$39];MATCH([.$A79];[$'olah data'.F$4:$'olah data'.F$39];0);2);&quot;&quot;)">
            <text:p/>
          </table:table-cell>
          <table:table-cell table:style-name="ce27" table:formula="of:=IFERROR(INDEX([$'olah data'.$B$4:$'olah data'.$N$39];MATCH([.$A79];[$'olah data'.G$4:$'olah data'.G$39];0);2);&quot;&quot;)" office:value-type="string" office:string-value="Shyness with strangers (7 items)" calcext:value-type="string">
            <text:p>Shyness with strangers (7 items)</text:p>
          </table:table-cell>
          <table:table-cell table:style-name="ce27" table:formula="of:=IFERROR(INDEX([$'olah data'.$B$4:$'olah data'.$N$39];MATCH([.$A79];[$'olah data'.H$4:$'olah data'.H$39];0);2);&quot;&quot;)">
            <text:p/>
          </table:table-cell>
          <table:table-cell table:style-name="ce27" table:formula="of:=IFERROR(INDEX([$'olah data'.$B$4:$'olah data'.$N$39];MATCH([.$A79];[$'olah data'.I$4:$'olah data'.I$39];0);2);&quot;&quot;)">
            <text:p/>
          </table:table-cell>
          <table:table-cell table:style-name="ce27" table:formula="of:=IFERROR(INDEX([$'olah data'.$B$4:$'olah data'.$N$39];MATCH([.$A79];[$'olah data'.J$4:$'olah data'.J$39];0);2);&quot;&quot;)">
            <text:p/>
          </table:table-cell>
          <table:table-cell table:style-name="ce27" table:formula="of:=IFERROR(INDEX([$'olah data'.$B$4:$'olah data'.$N$39];MATCH([.$A79];[$'olah data'.K$4:$'olah data'.K$39];0);2);&quot;&quot;)">
            <text:p/>
          </table:table-cell>
          <table:table-cell table:style-name="ce27" table:formula="of:=IFERROR(INDEX([$'olah data'.$B$4:$'olah data'.$N$39];MATCH([.$A79];[$'olah data'.L$4:$'olah data'.L$39];0);2);&quot;&quot;)">
            <text:p/>
          </table:table-cell>
          <table:table-cell table:style-name="ce27" table:formula="of:=IFERROR(INDEX([$'olah data'.$B$4:$'olah data'.$N$39];MATCH([.$A79];[$'olah data'.M$4:$'olah data'.M$39];0);2);&quot;&quot;)">
            <text:p/>
          </table:table-cell>
          <table:table-cell table:style-name="ce27" table:formula="of:=IFERROR(INDEX([$'olah data'.$B$4:$'olah data'.$N$39];MATCH([.$A79];[$'olah data'.N$4:$'olah data'.N$39];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IFERROR([$'View Input'.W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79" calcext:value-type="float">
            <text:p>79</text:p>
          </table:table-cell>
          <table:table-cell table:style-name="ce64" office:value-type="float" office:value="5" calcext:value-type="float">
            <text:p>5</text:p>
          </table:table-cell>
          <table:table-cell table:style-name="ce98" table:formula="of:=IF([.R80]=&quot;&quot;;IF([.Q80]=&quot;R&quot;;VLOOKUP([.P80];[$'olah data'.$R$3:$'olah data'.$S$7];2);[.P80]);IF([.R80]=[.P80];[.P80];[.Q80]))" office:value-type="string" office:string-value="" calcext:value-type="error">
            <text:p>#N/A</text:p>
          </table:table-cell>
          <table:table-cell table:style-name="ce27" table:formula="of:=IFERROR(INDEX([$'olah data'.$B$4:$'olah data'.$N$39];MATCH([.$A80];[$'olah data'.D$4:$'olah data'.D$39];0);2);&quot;&quot;)">
            <text:p/>
          </table:table-cell>
          <table:table-cell table:style-name="ce27" table:formula="of:=IFERROR(INDEX([$'olah data'.$B$4:$'olah data'.$N$39];MATCH([.$A80];[$'olah data'.E$4:$'olah data'.E$39];0);2);&quot;&quot;)">
            <text:p/>
          </table:table-cell>
          <table:table-cell table:style-name="ce27" table:formula="of:=IFERROR(INDEX([$'olah data'.$B$4:$'olah data'.$N$39];MATCH([.$A80];[$'olah data'.F$4:$'olah data'.F$39];0);2);&quot;&quot;)" office:value-type="string" office:string-value="Attachment (6 items)" calcext:value-type="string">
            <text:p>Attachment (6 items)</text:p>
          </table:table-cell>
          <table:table-cell table:style-name="ce27" table:formula="of:=IFERROR(INDEX([$'olah data'.$B$4:$'olah data'.$N$39];MATCH([.$A80];[$'olah data'.G$4:$'olah data'.G$39];0);2);&quot;&quot;)">
            <text:p/>
          </table:table-cell>
          <table:table-cell table:style-name="ce27" table:formula="of:=IFERROR(INDEX([$'olah data'.$B$4:$'olah data'.$N$39];MATCH([.$A80];[$'olah data'.H$4:$'olah data'.H$39];0);2);&quot;&quot;)">
            <text:p/>
          </table:table-cell>
          <table:table-cell table:style-name="ce27" table:formula="of:=IFERROR(INDEX([$'olah data'.$B$4:$'olah data'.$N$39];MATCH([.$A80];[$'olah data'.I$4:$'olah data'.I$39];0);2);&quot;&quot;)">
            <text:p/>
          </table:table-cell>
          <table:table-cell table:style-name="ce27" table:formula="of:=IFERROR(INDEX([$'olah data'.$B$4:$'olah data'.$N$39];MATCH([.$A80];[$'olah data'.J$4:$'olah data'.J$39];0);2);&quot;&quot;)">
            <text:p/>
          </table:table-cell>
          <table:table-cell table:style-name="ce27" table:formula="of:=IFERROR(INDEX([$'olah data'.$B$4:$'olah data'.$N$39];MATCH([.$A80];[$'olah data'.K$4:$'olah data'.K$39];0);2);&quot;&quot;)">
            <text:p/>
          </table:table-cell>
          <table:table-cell table:style-name="ce27" table:formula="of:=IFERROR(INDEX([$'olah data'.$B$4:$'olah data'.$N$39];MATCH([.$A80];[$'olah data'.L$4:$'olah data'.L$39];0);2);&quot;&quot;)">
            <text:p/>
          </table:table-cell>
          <table:table-cell table:style-name="ce27" table:formula="of:=IFERROR(INDEX([$'olah data'.$B$4:$'olah data'.$N$39];MATCH([.$A80];[$'olah data'.M$4:$'olah data'.M$39];0);2);&quot;&quot;)">
            <text:p/>
          </table:table-cell>
          <table:table-cell table:style-name="ce27" table:formula="of:=IFERROR(INDEX([$'olah data'.$B$4:$'olah data'.$N$39];MATCH([.$A80];[$'olah data'.N$4:$'olah data'.N$39];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IFERROR([$'View Input'.W2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0" calcext:value-type="float">
            <text:p>80</text:p>
          </table:table-cell>
          <table:table-cell table:style-name="ce64" office:value-type="float" office:value="5" calcext:value-type="float">
            <text:p>5</text:p>
          </table:table-cell>
          <table:table-cell table:style-name="ce98" table:formula="of:=IF([.R81]=&quot;&quot;;IF([.Q81]=&quot;R&quot;;VLOOKUP([.P81];[$'olah data'.$R$3:$'olah data'.$S$7];2);[.P81]);IF([.R81]=[.P81];[.P81];[.Q81]))" office:value-type="float" office:value="0" calcext:value-type="float">
            <text:p>0</text:p>
          </table:table-cell>
          <table:table-cell table:style-name="ce27" table:formula="of:=IFERROR(INDEX([$'olah data'.$B$4:$'olah data'.$N$39];MATCH([.$A81];[$'olah data'.D$4:$'olah data'.D$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81];[$'olah data'.E$4:$'olah data'.E$39];0);2);&quot;&quot;)">
            <text:p/>
          </table:table-cell>
          <table:table-cell table:style-name="ce27" table:formula="of:=IFERROR(INDEX([$'olah data'.$B$4:$'olah data'.$N$39];MATCH([.$A81];[$'olah data'.F$4:$'olah data'.F$39];0);2);&quot;&quot;)">
            <text:p/>
          </table:table-cell>
          <table:table-cell table:style-name="ce27" table:formula="of:=IFERROR(INDEX([$'olah data'.$B$4:$'olah data'.$N$39];MATCH([.$A81];[$'olah data'.G$4:$'olah data'.G$39];0);2);&quot;&quot;)">
            <text:p/>
          </table:table-cell>
          <table:table-cell table:style-name="ce27" table:formula="of:=IFERROR(INDEX([$'olah data'.$B$4:$'olah data'.$N$39];MATCH([.$A81];[$'olah data'.H$4:$'olah data'.H$39];0);2);&quot;&quot;)">
            <text:p/>
          </table:table-cell>
          <table:table-cell table:style-name="ce27" table:formula="of:=IFERROR(INDEX([$'olah data'.$B$4:$'olah data'.$N$39];MATCH([.$A81];[$'olah data'.I$4:$'olah data'.I$39];0);2);&quot;&quot;)">
            <text:p/>
          </table:table-cell>
          <table:table-cell table:style-name="ce27" table:formula="of:=IFERROR(INDEX([$'olah data'.$B$4:$'olah data'.$N$39];MATCH([.$A81];[$'olah data'.J$4:$'olah data'.J$39];0);2);&quot;&quot;)">
            <text:p/>
          </table:table-cell>
          <table:table-cell table:style-name="ce27" table:formula="of:=IFERROR(INDEX([$'olah data'.$B$4:$'olah data'.$N$39];MATCH([.$A81];[$'olah data'.K$4:$'olah data'.K$39];0);2);&quot;&quot;)">
            <text:p/>
          </table:table-cell>
          <table:table-cell table:style-name="ce27" table:formula="of:=IFERROR(INDEX([$'olah data'.$B$4:$'olah data'.$N$39];MATCH([.$A81];[$'olah data'.L$4:$'olah data'.L$39];0);2);&quot;&quot;)">
            <text:p/>
          </table:table-cell>
          <table:table-cell table:style-name="ce27" table:formula="of:=IFERROR(INDEX([$'olah data'.$B$4:$'olah data'.$N$39];MATCH([.$A81];[$'olah data'.M$4:$'olah data'.M$39];0);2);&quot;&quot;)">
            <text:p/>
          </table:table-cell>
          <table:table-cell table:style-name="ce27" table:formula="of:=IFERROR(INDEX([$'olah data'.$B$4:$'olah data'.$N$39];MATCH([.$A81];[$'olah data'.N$4:$'olah data'.N$39];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IFERROR([$'View Input'.W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1" calcext:value-type="float">
            <text:p>81</text:p>
          </table:table-cell>
          <table:table-cell table:style-name="ce64" office:value-type="float" office:value="5" calcext:value-type="float">
            <text:p>5</text:p>
          </table:table-cell>
          <table:table-cell table:style-name="ce98" table:formula="of:=IF([.R82]=&quot;&quot;;IF([.Q82]=&quot;R&quot;;VLOOKUP([.P82];[$'olah data'.$R$3:$'olah data'.$S$7];2);[.P82]);IF([.R82]=[.P82];[.P82];[.Q82]))" office:value-type="string" office:string-value="" calcext:value-type="error">
            <text:p>#N/A</text:p>
          </table:table-cell>
          <table:table-cell table:style-name="ce27" table:formula="of:=IFERROR(INDEX([$'olah data'.$B$4:$'olah data'.$N$39];MATCH([.$A82];[$'olah data'.D$4:$'olah data'.D$39];0);2);&quot;&quot;)">
            <text:p/>
          </table:table-cell>
          <table:table-cell table:style-name="ce27" table:formula="of:=IFERROR(INDEX([$'olah data'.$B$4:$'olah data'.$N$39];MATCH([.$A82];[$'olah data'.E$4:$'olah data'.E$39];0);2);&quot;&quot;)">
            <text:p/>
          </table:table-cell>
          <table:table-cell table:style-name="ce27" table:formula="of:=IFERROR(INDEX([$'olah data'.$B$4:$'olah data'.$N$39];MATCH([.$A82];[$'olah data'.F$4:$'olah data'.F$39];0);2);&quot;&quot;)">
            <text:p/>
          </table:table-cell>
          <table:table-cell table:style-name="ce27" table:formula="of:=IFERROR(INDEX([$'olah data'.$B$4:$'olah data'.$N$39];MATCH([.$A82];[$'olah data'.G$4:$'olah data'.G$39];0);2);&quot;&quot;)">
            <text:p/>
          </table:table-cell>
          <table:table-cell table:style-name="ce27" table:formula="of:=IFERROR(INDEX([$'olah data'.$B$4:$'olah data'.$N$39];MATCH([.$A82];[$'olah data'.H$4:$'olah data'.H$39];0);2);&quot;&quot;)" office:value-type="string" office:string-value="Fatigability v. asthenia (8 items)" calcext:value-type="string">
            <text:p>Fatigability v. asthenia (8 items)</text:p>
          </table:table-cell>
          <table:table-cell table:style-name="ce27" table:formula="of:=IFERROR(INDEX([$'olah data'.$B$4:$'olah data'.$N$39];MATCH([.$A82];[$'olah data'.I$4:$'olah data'.I$39];0);2);&quot;&quot;)">
            <text:p/>
          </table:table-cell>
          <table:table-cell table:style-name="ce27" table:formula="of:=IFERROR(INDEX([$'olah data'.$B$4:$'olah data'.$N$39];MATCH([.$A82];[$'olah data'.J$4:$'olah data'.J$39];0);2);&quot;&quot;)">
            <text:p/>
          </table:table-cell>
          <table:table-cell table:style-name="ce27" table:formula="of:=IFERROR(INDEX([$'olah data'.$B$4:$'olah data'.$N$39];MATCH([.$A82];[$'olah data'.K$4:$'olah data'.K$39];0);2);&quot;&quot;)">
            <text:p/>
          </table:table-cell>
          <table:table-cell table:style-name="ce27" table:formula="of:=IFERROR(INDEX([$'olah data'.$B$4:$'olah data'.$N$39];MATCH([.$A82];[$'olah data'.L$4:$'olah data'.L$39];0);2);&quot;&quot;)">
            <text:p/>
          </table:table-cell>
          <table:table-cell table:style-name="ce27" table:formula="of:=IFERROR(INDEX([$'olah data'.$B$4:$'olah data'.$N$39];MATCH([.$A82];[$'olah data'.M$4:$'olah data'.M$39];0);2);&quot;&quot;)">
            <text:p/>
          </table:table-cell>
          <table:table-cell table:style-name="ce27" table:formula="of:=IFERROR(INDEX([$'olah data'.$B$4:$'olah data'.$N$39];MATCH([.$A82];[$'olah data'.N$4:$'olah data'.N$39];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IFERROR([$'View Input'.Z1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2" calcext:value-type="float">
            <text:p>82</text:p>
          </table:table-cell>
          <table:table-cell table:style-name="ce64" office:value-type="float" office:value="5" calcext:value-type="float">
            <text:p>5</text:p>
          </table:table-cell>
          <table:table-cell table:style-name="ce98" table:formula="of:=IF([.R83]=&quot;&quot;;IF([.Q83]=&quot;R&quot;;VLOOKUP([.P83];[$'olah data'.$R$3:$'olah data'.$S$7];2);[.P83]);IF([.R83]=[.P83];[.P83];[.Q83]))" office:value-type="float" office:value="0" calcext:value-type="float">
            <text:p>0</text:p>
          </table:table-cell>
          <table:table-cell table:style-name="ce27" table:formula="of:=IFERROR(INDEX([$'olah data'.$B$4:$'olah data'.$N$39];MATCH([.$A83];[$'olah data'.D$4:$'olah data'.D$39];0);2);&quot;&quot;)">
            <text:p/>
          </table:table-cell>
          <table:table-cell table:style-name="ce27" table:formula="of:=IFERROR(INDEX([$'olah data'.$B$4:$'olah data'.$N$39];MATCH([.$A83];[$'olah data'.E$4:$'olah data'.E$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83];[$'olah data'.F$4:$'olah data'.F$39];0);2);&quot;&quot;)">
            <text:p/>
          </table:table-cell>
          <table:table-cell table:style-name="ce27" table:formula="of:=IFERROR(INDEX([$'olah data'.$B$4:$'olah data'.$N$39];MATCH([.$A83];[$'olah data'.G$4:$'olah data'.G$39];0);2);&quot;&quot;)">
            <text:p/>
          </table:table-cell>
          <table:table-cell table:style-name="ce27" table:formula="of:=IFERROR(INDEX([$'olah data'.$B$4:$'olah data'.$N$39];MATCH([.$A83];[$'olah data'.H$4:$'olah data'.H$39];0);2);&quot;&quot;)">
            <text:p/>
          </table:table-cell>
          <table:table-cell table:style-name="ce27" table:formula="of:=IFERROR(INDEX([$'olah data'.$B$4:$'olah data'.$N$39];MATCH([.$A83];[$'olah data'.I$4:$'olah data'.I$39];0);2);&quot;&quot;)">
            <text:p/>
          </table:table-cell>
          <table:table-cell table:style-name="ce27" table:formula="of:=IFERROR(INDEX([$'olah data'.$B$4:$'olah data'.$N$39];MATCH([.$A83];[$'olah data'.J$4:$'olah data'.J$39];0);2);&quot;&quot;)">
            <text:p/>
          </table:table-cell>
          <table:table-cell table:style-name="ce27" table:formula="of:=IFERROR(INDEX([$'olah data'.$B$4:$'olah data'.$N$39];MATCH([.$A83];[$'olah data'.K$4:$'olah data'.K$39];0);2);&quot;&quot;)">
            <text:p/>
          </table:table-cell>
          <table:table-cell table:style-name="ce27" table:formula="of:=IFERROR(INDEX([$'olah data'.$B$4:$'olah data'.$N$39];MATCH([.$A83];[$'olah data'.L$4:$'olah data'.L$39];0);2);&quot;&quot;)">
            <text:p/>
          </table:table-cell>
          <table:table-cell table:style-name="ce27" table:formula="of:=IFERROR(INDEX([$'olah data'.$B$4:$'olah data'.$N$39];MATCH([.$A83];[$'olah data'.M$4:$'olah data'.M$39];0);2);&quot;&quot;)">
            <text:p/>
          </table:table-cell>
          <table:table-cell table:style-name="ce27" table:formula="of:=IFERROR(INDEX([$'olah data'.$B$4:$'olah data'.$N$39];MATCH([.$A83];[$'olah data'.N$4:$'olah data'.N$39];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3" calcext:value-type="float">
            <text:p>83</text:p>
          </table:table-cell>
          <table:table-cell table:style-name="ce64" office:value-type="float" office:value="5" calcext:value-type="float">
            <text:p>5</text:p>
          </table:table-cell>
          <table:table-cell table:style-name="ce98" table:formula="of:=IF([.R84]=&quot;&quot;;IF([.Q84]=&quot;R&quot;;VLOOKUP([.P84];[$'olah data'.$R$3:$'olah data'.$S$7];2);[.P84]);IF([.R84]=[.P84];[.P84];[.Q84]))" office:value-type="string" office:string-value="" calcext:value-type="error">
            <text:p>#N/A</text:p>
          </table:table-cell>
          <table:table-cell table:style-name="ce27" table:formula="of:=IFERROR(INDEX([$'olah data'.$B$4:$'olah data'.$N$39];MATCH([.$A84];[$'olah data'.D$4:$'olah data'.D$39];0);2);&quot;&quot;)">
            <text:p/>
          </table:table-cell>
          <table:table-cell table:style-name="ce27" table:formula="of:=IFERROR(INDEX([$'olah data'.$B$4:$'olah data'.$N$39];MATCH([.$A84];[$'olah data'.E$4:$'olah data'.E$39];0);2);&quot;&quot;)">
            <text:p/>
          </table:table-cell>
          <table:table-cell table:style-name="ce27" table:formula="of:=IFERROR(INDEX([$'olah data'.$B$4:$'olah data'.$N$39];MATCH([.$A84];[$'olah data'.F$4:$'olah data'.F$39];0);2);&quot;&quot;)" office:value-type="string" office:string-value="Self-acceptance vs. self-striving (10 items)" calcext:value-type="string">
            <text:p>Self-acceptance vs. self-striving (10 items)</text:p>
          </table:table-cell>
          <table:table-cell table:style-name="ce27" table:formula="of:=IFERROR(INDEX([$'olah data'.$B$4:$'olah data'.$N$39];MATCH([.$A84];[$'olah data'.G$4:$'olah data'.G$39];0);2);&quot;&quot;)">
            <text:p/>
          </table:table-cell>
          <table:table-cell table:style-name="ce27" table:formula="of:=IFERROR(INDEX([$'olah data'.$B$4:$'olah data'.$N$39];MATCH([.$A84];[$'olah data'.H$4:$'olah data'.H$39];0);2);&quot;&quot;)">
            <text:p/>
          </table:table-cell>
          <table:table-cell table:style-name="ce27" table:formula="of:=IFERROR(INDEX([$'olah data'.$B$4:$'olah data'.$N$39];MATCH([.$A84];[$'olah data'.I$4:$'olah data'.I$39];0);2);&quot;&quot;)">
            <text:p/>
          </table:table-cell>
          <table:table-cell table:style-name="ce27" table:formula="of:=IFERROR(INDEX([$'olah data'.$B$4:$'olah data'.$N$39];MATCH([.$A84];[$'olah data'.J$4:$'olah data'.J$39];0);2);&quot;&quot;)">
            <text:p/>
          </table:table-cell>
          <table:table-cell table:style-name="ce27" table:formula="of:=IFERROR(INDEX([$'olah data'.$B$4:$'olah data'.$N$39];MATCH([.$A84];[$'olah data'.K$4:$'olah data'.K$39];0);2);&quot;&quot;)">
            <text:p/>
          </table:table-cell>
          <table:table-cell table:style-name="ce27" table:formula="of:=IFERROR(INDEX([$'olah data'.$B$4:$'olah data'.$N$39];MATCH([.$A84];[$'olah data'.L$4:$'olah data'.L$39];0);2);&quot;&quot;)">
            <text:p/>
          </table:table-cell>
          <table:table-cell table:style-name="ce27" table:formula="of:=IFERROR(INDEX([$'olah data'.$B$4:$'olah data'.$N$39];MATCH([.$A84];[$'olah data'.M$4:$'olah data'.M$39];0);2);&quot;&quot;)">
            <text:p/>
          </table:table-cell>
          <table:table-cell table:style-name="ce27" table:formula="of:=IFERROR(INDEX([$'olah data'.$B$4:$'olah data'.$N$39];MATCH([.$A84];[$'olah data'.N$4:$'olah data'.N$39];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IFERROR([$'View Input'.Z1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4" calcext:value-type="float">
            <text:p>84</text:p>
          </table:table-cell>
          <table:table-cell table:style-name="ce64" office:value-type="float" office:value="5" calcext:value-type="float">
            <text:p>5</text:p>
          </table:table-cell>
          <table:table-cell table:style-name="ce98" table:formula="of:=IF([.R85]=&quot;&quot;;IF([.Q85]=&quot;R&quot;;VLOOKUP([.P85];[$'olah data'.$R$3:$'olah data'.$S$7];2);[.P85]);IF([.R85]=[.P85];[.P85];[.Q85]))" office:value-type="string" office:string-value="" calcext:value-type="error">
            <text:p>#N/A</text:p>
          </table:table-cell>
          <table:table-cell table:style-name="ce27" table:formula="of:=IFERROR(INDEX([$'olah data'.$B$4:$'olah data'.$N$39];MATCH([.$A85];[$'olah data'.D$4:$'olah data'.D$39];0);2);&quot;&quot;)">
            <text:p/>
          </table:table-cell>
          <table:table-cell table:style-name="ce27" table:formula="of:=IFERROR(INDEX([$'olah data'.$B$4:$'olah data'.$N$39];MATCH([.$A85];[$'olah data'.E$4:$'olah data'.E$39];0);2);&quot;&quot;)">
            <text:p/>
          </table:table-cell>
          <table:table-cell table:style-name="ce27" table:formula="of:=IFERROR(INDEX([$'olah data'.$B$4:$'olah data'.$N$39];MATCH([.$A85];[$'olah data'.F$4:$'olah data'.F$39];0);2);&quot;&quot;)">
            <text:p/>
          </table:table-cell>
          <table:table-cell table:style-name="ce27" table:formula="of:=IFERROR(INDEX([$'olah data'.$B$4:$'olah data'.$N$39];MATCH([.$A85];[$'olah data'.G$4:$'olah data'.G$39];0);2);&quot;&quot;)">
            <text:p/>
          </table:table-cell>
          <table:table-cell table:style-name="ce27" table:formula="of:=IFERROR(INDEX([$'olah data'.$B$4:$'olah data'.$N$39];MATCH([.$A85];[$'olah data'.H$4:$'olah data'.H$39];0);2);&quot;&quot;)">
            <text:p/>
          </table:table-cell>
          <table:table-cell table:style-name="ce27" table:formula="of:=IFERROR(INDEX([$'olah data'.$B$4:$'olah data'.$N$39];MATCH([.$A85];[$'olah data'.I$4:$'olah data'.I$39];0);2);&quot;&quot;)" office:value-type="string" office:string-value="Helpfulness vs. unhelpfulness (8 items)" calcext:value-type="string">
            <text:p>Helpfulness vs. unhelpfulness (8 items)</text:p>
          </table:table-cell>
          <table:table-cell table:style-name="ce27" table:formula="of:=IFERROR(INDEX([$'olah data'.$B$4:$'olah data'.$N$39];MATCH([.$A85];[$'olah data'.J$4:$'olah data'.J$39];0);2);&quot;&quot;)">
            <text:p/>
          </table:table-cell>
          <table:table-cell table:style-name="ce27" table:formula="of:=IFERROR(INDEX([$'olah data'.$B$4:$'olah data'.$N$39];MATCH([.$A85];[$'olah data'.K$4:$'olah data'.K$39];0);2);&quot;&quot;)">
            <text:p/>
          </table:table-cell>
          <table:table-cell table:style-name="ce27" table:formula="of:=IFERROR(INDEX([$'olah data'.$B$4:$'olah data'.$N$39];MATCH([.$A85];[$'olah data'.L$4:$'olah data'.L$39];0);2);&quot;&quot;)">
            <text:p/>
          </table:table-cell>
          <table:table-cell table:style-name="ce27" table:formula="of:=IFERROR(INDEX([$'olah data'.$B$4:$'olah data'.$N$39];MATCH([.$A85];[$'olah data'.M$4:$'olah data'.M$39];0);2);&quot;&quot;)">
            <text:p/>
          </table:table-cell>
          <table:table-cell table:style-name="ce27" table:formula="of:=IFERROR(INDEX([$'olah data'.$B$4:$'olah data'.$N$39];MATCH([.$A85];[$'olah data'.N$4:$'olah data'.N$39];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IFERROR([$'View Input'.Z1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5" calcext:value-type="float">
            <text:p>85</text:p>
          </table:table-cell>
          <table:table-cell table:style-name="ce64" office:value-type="float" office:value="5" calcext:value-type="float">
            <text:p>5</text:p>
          </table:table-cell>
          <table:table-cell table:style-name="ce98" table:formula="of:=IF([.R86]=&quot;&quot;;IF([.Q86]=&quot;R&quot;;VLOOKUP([.P86];[$'olah data'.$R$3:$'olah data'.$S$7];2);[.P86]);IF([.R86]=[.P86];[.P86];[.Q86]))" office:value-type="string" office:string-value="" calcext:value-type="error">
            <text:p>#N/A</text:p>
          </table:table-cell>
          <table:table-cell table:style-name="ce27" table:formula="of:=IFERROR(INDEX([$'olah data'.$B$4:$'olah data'.$N$39];MATCH([.$A86];[$'olah data'.D$4:$'olah data'.D$39];0);2);&quot;&quot;)">
            <text:p/>
          </table:table-cell>
          <table:table-cell table:style-name="ce27" table:formula="of:=IFERROR(INDEX([$'olah data'.$B$4:$'olah data'.$N$39];MATCH([.$A86];[$'olah data'.E$4:$'olah data'.E$39];0);2);&quot;&quot;)">
            <text:p/>
          </table:table-cell>
          <table:table-cell table:style-name="ce27" table:formula="of:=IFERROR(INDEX([$'olah data'.$B$4:$'olah data'.$N$39];MATCH([.$A86];[$'olah data'.F$4:$'olah data'.F$39];0);2);&quot;&quot;)">
            <text:p/>
          </table:table-cell>
          <table:table-cell table:style-name="ce27" table:formula="of:=IFERROR(INDEX([$'olah data'.$B$4:$'olah data'.$N$39];MATCH([.$A86];[$'olah data'.G$4:$'olah data'.G$39];0);2);&quot;&quot;)" office:value-type="string" office:string-value="Dependence (6 items)" calcext:value-type="string">
            <text:p>Dependence (6 items)</text:p>
          </table:table-cell>
          <table:table-cell table:style-name="ce27" table:formula="of:=IFERROR(INDEX([$'olah data'.$B$4:$'olah data'.$N$39];MATCH([.$A86];[$'olah data'.H$4:$'olah data'.H$39];0);2);&quot;&quot;)">
            <text:p/>
          </table:table-cell>
          <table:table-cell table:style-name="ce27" table:formula="of:=IFERROR(INDEX([$'olah data'.$B$4:$'olah data'.$N$39];MATCH([.$A86];[$'olah data'.I$4:$'olah data'.I$39];0);2);&quot;&quot;)">
            <text:p/>
          </table:table-cell>
          <table:table-cell table:style-name="ce27" table:formula="of:=IFERROR(INDEX([$'olah data'.$B$4:$'olah data'.$N$39];MATCH([.$A86];[$'olah data'.J$4:$'olah data'.J$39];0);2);&quot;&quot;)">
            <text:p/>
          </table:table-cell>
          <table:table-cell table:style-name="ce27" table:formula="of:=IFERROR(INDEX([$'olah data'.$B$4:$'olah data'.$N$39];MATCH([.$A86];[$'olah data'.K$4:$'olah data'.K$39];0);2);&quot;&quot;)">
            <text:p/>
          </table:table-cell>
          <table:table-cell table:style-name="ce27" table:formula="of:=IFERROR(INDEX([$'olah data'.$B$4:$'olah data'.$N$39];MATCH([.$A86];[$'olah data'.L$4:$'olah data'.L$39];0);2);&quot;&quot;)">
            <text:p/>
          </table:table-cell>
          <table:table-cell table:style-name="ce27" table:formula="of:=IFERROR(INDEX([$'olah data'.$B$4:$'olah data'.$N$39];MATCH([.$A86];[$'olah data'.M$4:$'olah data'.M$39];0);2);&quot;&quot;)">
            <text:p/>
          </table:table-cell>
          <table:table-cell table:style-name="ce27" table:formula="of:=IFERROR(INDEX([$'olah data'.$B$4:$'olah data'.$N$39];MATCH([.$A86];[$'olah data'.N$4:$'olah data'.N$39];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IFERROR([$'View Input'.Z1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6" calcext:value-type="float">
            <text:p>86</text:p>
          </table:table-cell>
          <table:table-cell table:style-name="ce64" office:value-type="float" office:value="5" calcext:value-type="float">
            <text:p>5</text:p>
          </table:table-cell>
          <table:table-cell table:style-name="ce98" table:formula="of:=IF([.R87]=&quot;&quot;;IF([.Q87]=&quot;R&quot;;VLOOKUP([.P87];[$'olah data'.$R$3:$'olah data'.$S$7];2);[.P87]);IF([.R87]=[.P87];[.P87];[.Q87]))" office:value-type="string" office:string-value="" calcext:value-type="error">
            <text:p>#N/A</text:p>
          </table:table-cell>
          <table:table-cell table:style-name="ce27" table:formula="of:=IFERROR(INDEX([$'olah data'.$B$4:$'olah data'.$N$39];MATCH([.$A87];[$'olah data'.D$4:$'olah data'.D$39];0);2);&quot;&quot;)">
            <text:p/>
          </table:table-cell>
          <table:table-cell table:style-name="ce27" table:formula="of:=IFERROR(INDEX([$'olah data'.$B$4:$'olah data'.$N$39];MATCH([.$A87];[$'olah data'.E$4:$'olah data'.E$39];0);2);&quot;&quot;)">
            <text:p/>
          </table:table-cell>
          <table:table-cell table:style-name="ce27" table:formula="of:=IFERROR(INDEX([$'olah data'.$B$4:$'olah data'.$N$39];MATCH([.$A87];[$'olah data'.F$4:$'olah data'.F$39];0);2);&quot;&quot;)">
            <text:p/>
          </table:table-cell>
          <table:table-cell table:style-name="ce27" table:formula="of:=IFERROR(INDEX([$'olah data'.$B$4:$'olah data'.$N$39];MATCH([.$A87];[$'olah data'.G$4:$'olah data'.G$39];0);2);&quot;&quot;)">
            <text:p/>
          </table:table-cell>
          <table:table-cell table:style-name="ce27" table:formula="of:=IFERROR(INDEX([$'olah data'.$B$4:$'olah data'.$N$39];MATCH([.$A87];[$'olah data'.H$4:$'olah data'.H$39];0);2);&quot;&quot;)" office:value-type="string" office:string-value="Shyness with strangers (7 items)" calcext:value-type="string">
            <text:p>Shyness with strangers (7 items)</text:p>
          </table:table-cell>
          <table:table-cell table:style-name="ce27" table:formula="of:=IFERROR(INDEX([$'olah data'.$B$4:$'olah data'.$N$39];MATCH([.$A87];[$'olah data'.I$4:$'olah data'.I$39];0);2);&quot;&quot;)">
            <text:p/>
          </table:table-cell>
          <table:table-cell table:style-name="ce27" table:formula="of:=IFERROR(INDEX([$'olah data'.$B$4:$'olah data'.$N$39];MATCH([.$A87];[$'olah data'.J$4:$'olah data'.J$39];0);2);&quot;&quot;)">
            <text:p/>
          </table:table-cell>
          <table:table-cell table:style-name="ce27" table:formula="of:=IFERROR(INDEX([$'olah data'.$B$4:$'olah data'.$N$39];MATCH([.$A87];[$'olah data'.K$4:$'olah data'.K$39];0);2);&quot;&quot;)">
            <text:p/>
          </table:table-cell>
          <table:table-cell table:style-name="ce27" table:formula="of:=IFERROR(INDEX([$'olah data'.$B$4:$'olah data'.$N$39];MATCH([.$A87];[$'olah data'.L$4:$'olah data'.L$39];0);2);&quot;&quot;)">
            <text:p/>
          </table:table-cell>
          <table:table-cell table:style-name="ce27" table:formula="of:=IFERROR(INDEX([$'olah data'.$B$4:$'olah data'.$N$39];MATCH([.$A87];[$'olah data'.M$4:$'olah data'.M$39];0);2);&quot;&quot;)">
            <text:p/>
          </table:table-cell>
          <table:table-cell table:style-name="ce27" table:formula="of:=IFERROR(INDEX([$'olah data'.$B$4:$'olah data'.$N$39];MATCH([.$A87];[$'olah data'.N$4:$'olah data'.N$39];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IFERROR([$'View Input'.Z1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7" calcext:value-type="float">
            <text:p>87</text:p>
          </table:table-cell>
          <table:table-cell table:style-name="ce64" office:value-type="float" office:value="5" calcext:value-type="float">
            <text:p>5</text:p>
          </table:table-cell>
          <table:table-cell table:style-name="ce98" table:formula="of:=IF([.R88]=&quot;&quot;;IF([.Q88]=&quot;R&quot;;VLOOKUP([.P88];[$'olah data'.$R$3:$'olah data'.$S$7];2);[.P88]);IF([.R88]=[.P88];[.P88];[.Q88]))" office:value-type="string" office:string-value="" calcext:value-type="error">
            <text:p>#N/A</text:p>
          </table:table-cell>
          <table:table-cell table:style-name="ce27" table:formula="of:=IFERROR(INDEX([$'olah data'.$B$4:$'olah data'.$N$39];MATCH([.$A88];[$'olah data'.D$4:$'olah data'.D$39];0);2);&quot;&quot;)">
            <text:p/>
          </table:table-cell>
          <table:table-cell table:style-name="ce27" table:formula="of:=IFERROR(INDEX([$'olah data'.$B$4:$'olah data'.$N$39];MATCH([.$A88];[$'olah data'.E$4:$'olah data'.E$39];0);2);&quot;&quot;)">
            <text:p/>
          </table:table-cell>
          <table:table-cell table:style-name="ce27" table:formula="of:=IFERROR(INDEX([$'olah data'.$B$4:$'olah data'.$N$39];MATCH([.$A88];[$'olah data'.F$4:$'olah data'.F$39];0);2);&quot;&quot;)">
            <text:p/>
          </table:table-cell>
          <table:table-cell table:style-name="ce27" table:formula="of:=IFERROR(INDEX([$'olah data'.$B$4:$'olah data'.$N$39];MATCH([.$A88];[$'olah data'.G$4:$'olah data'.G$39];0);2);&quot;&quot;)">
            <text:p/>
          </table:table-cell>
          <table:table-cell table:style-name="ce27" table:formula="of:=IFERROR(INDEX([$'olah data'.$B$4:$'olah data'.$N$39];MATCH([.$A88];[$'olah data'.H$4:$'olah data'.H$39];0);2);&quot;&quot;)">
            <text:p/>
          </table:table-cell>
          <table:table-cell table:style-name="ce27" table:formula="of:=IFERROR(INDEX([$'olah data'.$B$4:$'olah data'.$N$39];MATCH([.$A88];[$'olah data'.I$4:$'olah data'.I$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88];[$'olah data'.J$4:$'olah data'.J$39];0);2);&quot;&quot;)">
            <text:p/>
          </table:table-cell>
          <table:table-cell table:style-name="ce27" table:formula="of:=IFERROR(INDEX([$'olah data'.$B$4:$'olah data'.$N$39];MATCH([.$A88];[$'olah data'.K$4:$'olah data'.K$39];0);2);&quot;&quot;)">
            <text:p/>
          </table:table-cell>
          <table:table-cell table:style-name="ce27" table:formula="of:=IFERROR(INDEX([$'olah data'.$B$4:$'olah data'.$N$39];MATCH([.$A88];[$'olah data'.L$4:$'olah data'.L$39];0);2);&quot;&quot;)">
            <text:p/>
          </table:table-cell>
          <table:table-cell table:style-name="ce27" table:formula="of:=IFERROR(INDEX([$'olah data'.$B$4:$'olah data'.$N$39];MATCH([.$A88];[$'olah data'.M$4:$'olah data'.M$39];0);2);&quot;&quot;)">
            <text:p/>
          </table:table-cell>
          <table:table-cell table:style-name="ce27" table:formula="of:=IFERROR(INDEX([$'olah data'.$B$4:$'olah data'.$N$39];MATCH([.$A88];[$'olah data'.N$4:$'olah data'.N$39];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IFERROR([$'View Input'.Z1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8" calcext:value-type="float">
            <text:p>88</text:p>
          </table:table-cell>
          <table:table-cell table:style-name="ce64" office:value-type="float" office:value="5" calcext:value-type="float">
            <text:p>5</text:p>
          </table:table-cell>
          <table:table-cell table:style-name="ce98" table:formula="of:=IF([.R89]=&quot;&quot;;IF([.Q89]=&quot;R&quot;;VLOOKUP([.P89];[$'olah data'.$R$3:$'olah data'.$S$7];2);[.P89]);IF([.R89]=[.P89];[.P89];[.Q89]))" office:value-type="string" office:string-value="" calcext:value-type="error">
            <text:p>#N/A</text:p>
          </table:table-cell>
          <table:table-cell table:style-name="ce27" table:formula="of:=IFERROR(INDEX([$'olah data'.$B$4:$'olah data'.$N$39];MATCH([.$A89];[$'olah data'.D$4:$'olah data'.D$39];0);2);&quot;&quot;)">
            <text:p/>
          </table:table-cell>
          <table:table-cell table:style-name="ce27" table:formula="of:=IFERROR(INDEX([$'olah data'.$B$4:$'olah data'.$N$39];MATCH([.$A89];[$'olah data'.E$4:$'olah data'.E$39];0);2);&quot;&quot;)">
            <text:p/>
          </table:table-cell>
          <table:table-cell table:style-name="ce27" table:formula="of:=IFERROR(INDEX([$'olah data'.$B$4:$'olah data'.$N$39];MATCH([.$A89];[$'olah data'.F$4:$'olah data'.F$39];0);2);&quot;&quot;)">
            <text:p/>
          </table:table-cell>
          <table:table-cell table:style-name="ce27" table:formula="of:=IFERROR(INDEX([$'olah data'.$B$4:$'olah data'.$N$39];MATCH([.$A89];[$'olah data'.G$4:$'olah data'.G$39];0);2);&quot;&quot;)">
            <text:p/>
          </table:table-cell>
          <table:table-cell table:style-name="ce27" table:formula="of:=IFERROR(INDEX([$'olah data'.$B$4:$'olah data'.$N$39];MATCH([.$A89];[$'olah data'.H$4:$'olah data'.H$39];0);2);&quot;&quot;)">
            <text:p/>
          </table:table-cell>
          <table:table-cell table:style-name="ce27" table:formula="of:=IFERROR(INDEX([$'olah data'.$B$4:$'olah data'.$N$39];MATCH([.$A89];[$'olah data'.I$4:$'olah data'.I$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89];[$'olah data'.J$4:$'olah data'.J$39];0);2);&quot;&quot;)">
            <text:p/>
          </table:table-cell>
          <table:table-cell table:style-name="ce27" table:formula="of:=IFERROR(INDEX([$'olah data'.$B$4:$'olah data'.$N$39];MATCH([.$A89];[$'olah data'.K$4:$'olah data'.K$39];0);2);&quot;&quot;)">
            <text:p/>
          </table:table-cell>
          <table:table-cell table:style-name="ce27" table:formula="of:=IFERROR(INDEX([$'olah data'.$B$4:$'olah data'.$N$39];MATCH([.$A89];[$'olah data'.L$4:$'olah data'.L$39];0);2);&quot;&quot;)">
            <text:p/>
          </table:table-cell>
          <table:table-cell table:style-name="ce27" table:formula="of:=IFERROR(INDEX([$'olah data'.$B$4:$'olah data'.$N$39];MATCH([.$A89];[$'olah data'.M$4:$'olah data'.M$39];0);2);&quot;&quot;)">
            <text:p/>
          </table:table-cell>
          <table:table-cell table:style-name="ce27" table:formula="of:=IFERROR(INDEX([$'olah data'.$B$4:$'olah data'.$N$39];MATCH([.$A89];[$'olah data'.N$4:$'olah data'.N$39];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IFERROR([$'View Input'.Z1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89" calcext:value-type="float">
            <text:p>89</text:p>
          </table:table-cell>
          <table:table-cell table:style-name="ce64" office:value-type="float" office:value="5" calcext:value-type="float">
            <text:p>5</text:p>
          </table:table-cell>
          <table:table-cell table:style-name="ce98" table:formula="of:=IF([.R90]=&quot;&quot;;IF([.Q90]=&quot;R&quot;;VLOOKUP([.P90];[$'olah data'.$R$3:$'olah data'.$S$7];2);[.P90]);IF([.R90]=[.P90];[.P90];[.Q90]))" office:value-type="float" office:value="0" calcext:value-type="float">
            <text:p>0</text:p>
          </table:table-cell>
          <table:table-cell table:style-name="ce27" table:formula="of:=IFERROR(INDEX([$'olah data'.$B$4:$'olah data'.$N$39];MATCH([.$A90];[$'olah data'.D$4:$'olah data'.D$39];0);2);&quot;&quot;)">
            <text:p/>
          </table:table-cell>
          <table:table-cell table:style-name="ce27" table:formula="of:=IFERROR(INDEX([$'olah data'.$B$4:$'olah data'.$N$39];MATCH([.$A90];[$'olah data'.E$4:$'olah data'.E$39];0);2);&quot;&quot;)">
            <text:p/>
          </table:table-cell>
          <table:table-cell table:style-name="ce27" table:formula="of:=IFERROR(INDEX([$'olah data'.$B$4:$'olah data'.$N$39];MATCH([.$A90];[$'olah data'.F$4:$'olah data'.F$39];0);2);&quot;&quot;)" office:value-type="string" office:string-value="Empathy vs. social disinterest (5 items)" calcext:value-type="string">
            <text:p>Empathy vs. social disinterest (5 items)</text:p>
          </table:table-cell>
          <table:table-cell table:style-name="ce27" table:formula="of:=IFERROR(INDEX([$'olah data'.$B$4:$'olah data'.$N$39];MATCH([.$A90];[$'olah data'.G$4:$'olah data'.G$39];0);2);&quot;&quot;)">
            <text:p/>
          </table:table-cell>
          <table:table-cell table:style-name="ce27" table:formula="of:=IFERROR(INDEX([$'olah data'.$B$4:$'olah data'.$N$39];MATCH([.$A90];[$'olah data'.H$4:$'olah data'.H$39];0);2);&quot;&quot;)">
            <text:p/>
          </table:table-cell>
          <table:table-cell table:style-name="ce27" table:formula="of:=IFERROR(INDEX([$'olah data'.$B$4:$'olah data'.$N$39];MATCH([.$A90];[$'olah data'.I$4:$'olah data'.I$39];0);2);&quot;&quot;)">
            <text:p/>
          </table:table-cell>
          <table:table-cell table:style-name="ce27" table:formula="of:=IFERROR(INDEX([$'olah data'.$B$4:$'olah data'.$N$39];MATCH([.$A90];[$'olah data'.J$4:$'olah data'.J$39];0);2);&quot;&quot;)">
            <text:p/>
          </table:table-cell>
          <table:table-cell table:style-name="ce27" table:formula="of:=IFERROR(INDEX([$'olah data'.$B$4:$'olah data'.$N$39];MATCH([.$A90];[$'olah data'.K$4:$'olah data'.K$39];0);2);&quot;&quot;)">
            <text:p/>
          </table:table-cell>
          <table:table-cell table:style-name="ce27" table:formula="of:=IFERROR(INDEX([$'olah data'.$B$4:$'olah data'.$N$39];MATCH([.$A90];[$'olah data'.L$4:$'olah data'.L$39];0);2);&quot;&quot;)">
            <text:p/>
          </table:table-cell>
          <table:table-cell table:style-name="ce27" table:formula="of:=IFERROR(INDEX([$'olah data'.$B$4:$'olah data'.$N$39];MATCH([.$A90];[$'olah data'.M$4:$'olah data'.M$39];0);2);&quot;&quot;)">
            <text:p/>
          </table:table-cell>
          <table:table-cell table:style-name="ce27" table:formula="of:=IFERROR(INDEX([$'olah data'.$B$4:$'olah data'.$N$39];MATCH([.$A90];[$'olah data'.N$4:$'olah data'.N$39];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IFERROR([$'View Input'.Z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0" calcext:value-type="float">
            <text:p>90</text:p>
          </table:table-cell>
          <table:table-cell table:style-name="ce64" office:value-type="float" office:value="5" calcext:value-type="float">
            <text:p>5</text:p>
          </table:table-cell>
          <table:table-cell table:style-name="ce98" table:formula="of:=IF([.R91]=&quot;&quot;;IF([.Q91]=&quot;R&quot;;VLOOKUP([.P91];[$'olah data'.$R$3:$'olah data'.$S$7];2);[.P91]);IF([.R91]=[.P91];[.P91];[.Q91]))" office:value-type="string" office:string-value="" calcext:value-type="error">
            <text:p>#N/A</text:p>
          </table:table-cell>
          <table:table-cell table:style-name="ce27" table:formula="of:=IFERROR(INDEX([$'olah data'.$B$4:$'olah data'.$N$39];MATCH([.$A91];[$'olah data'.D$4:$'olah data'.D$39];0);2);&quot;&quot;)">
            <text:p/>
          </table:table-cell>
          <table:table-cell table:style-name="ce27" table:formula="of:=IFERROR(INDEX([$'olah data'.$B$4:$'olah data'.$N$39];MATCH([.$A91];[$'olah data'.E$4:$'olah data'.E$39];0);2);&quot;&quot;)">
            <text:p/>
          </table:table-cell>
          <table:table-cell table:style-name="ce27" table:formula="of:=IFERROR(INDEX([$'olah data'.$B$4:$'olah data'.$N$39];MATCH([.$A91];[$'olah data'.F$4:$'olah data'.F$39];0);2);&quot;&quot;)">
            <text:p/>
          </table:table-cell>
          <table:table-cell table:style-name="ce27" table:formula="of:=IFERROR(INDEX([$'olah data'.$B$4:$'olah data'.$N$39];MATCH([.$A91];[$'olah data'.G$4:$'olah data'.G$39];0);2);&quot;&quot;)">
            <text:p/>
          </table:table-cell>
          <table:table-cell table:style-name="ce27" table:formula="of:=IFERROR(INDEX([$'olah data'.$B$4:$'olah data'.$N$39];MATCH([.$A91];[$'olah data'.H$4:$'olah data'.H$39];0);2);&quot;&quot;)">
            <text:p/>
          </table:table-cell>
          <table:table-cell table:style-name="ce27" table:formula="of:=IFERROR(INDEX([$'olah data'.$B$4:$'olah data'.$N$39];MATCH([.$A91];[$'olah data'.I$4:$'olah data'.I$39];0);2);&quot;&quot;)">
            <text:p/>
          </table:table-cell>
          <table:table-cell table:style-name="ce27" table:formula="of:=IFERROR(INDEX([$'olah data'.$B$4:$'olah data'.$N$39];MATCH([.$A91];[$'olah data'.J$4:$'olah data'.J$39];0);2);&quot;&quot;)" office:value-type="string" office:string-value="Enlightened second nature (11 items)" calcext:value-type="string">
            <text:p>Enlightened second nature (11 items)</text:p>
          </table:table-cell>
          <table:table-cell table:style-name="ce27" table:formula="of:=IFERROR(INDEX([$'olah data'.$B$4:$'olah data'.$N$39];MATCH([.$A91];[$'olah data'.K$4:$'olah data'.K$39];0);2);&quot;&quot;)">
            <text:p/>
          </table:table-cell>
          <table:table-cell table:style-name="ce27" table:formula="of:=IFERROR(INDEX([$'olah data'.$B$4:$'olah data'.$N$39];MATCH([.$A91];[$'olah data'.L$4:$'olah data'.L$39];0);2);&quot;&quot;)">
            <text:p/>
          </table:table-cell>
          <table:table-cell table:style-name="ce27" table:formula="of:=IFERROR(INDEX([$'olah data'.$B$4:$'olah data'.$N$39];MATCH([.$A91];[$'olah data'.M$4:$'olah data'.M$39];0);2);&quot;&quot;)">
            <text:p/>
          </table:table-cell>
          <table:table-cell table:style-name="ce27" table:formula="of:=IFERROR(INDEX([$'olah data'.$B$4:$'olah data'.$N$39];MATCH([.$A91];[$'olah data'.N$4:$'olah data'.N$39];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IFERROR([$'View Input'.Z2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91" calcext:value-type="float">
            <text:p>91</text:p>
          </table:table-cell>
          <table:table-cell table:style-name="ce64" office:value-type="float" office:value="5" calcext:value-type="float">
            <text:p>5</text:p>
          </table:table-cell>
          <table:table-cell table:style-name="ce98" table:formula="of:=IF([.R92]=&quot;&quot;;IF([.Q92]=&quot;R&quot;;VLOOKUP([.P92];[$'olah data'.$R$3:$'olah data'.$S$7];2);[.P92]);IF([.R92]=[.P92];[.P92];[.Q92]))" office:value-type="float" office:value="0" calcext:value-type="float">
            <text:p>0</text:p>
          </table:table-cell>
          <table:table-cell table:style-name="ce27" table:formula="of:=IFERROR(INDEX([$'olah data'.$B$4:$'olah data'.$N$39];MATCH([.$A92];[$'olah data'.D$4:$'olah data'.D$39];0);2);&quot;&quot;)">
            <text:p/>
          </table:table-cell>
          <table:table-cell table:style-name="ce27" table:formula="of:=IFERROR(INDEX([$'olah data'.$B$4:$'olah data'.$N$39];MATCH([.$A92];[$'olah data'.E$4:$'olah data'.E$39];0);2);&quot;&quot;)">
            <text:p/>
          </table:table-cell>
          <table:table-cell table:style-name="ce27" table:formula="of:=IFERROR(INDEX([$'olah data'.$B$4:$'olah data'.$N$39];MATCH([.$A92];[$'olah data'.F$4:$'olah data'.F$39];0);2);&quot;&quot;)">
            <text:p/>
          </table:table-cell>
          <table:table-cell table:style-name="ce27" table:formula="of:=IFERROR(INDEX([$'olah data'.$B$4:$'olah data'.$N$39];MATCH([.$A92];[$'olah data'.G$4:$'olah data'.G$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92];[$'olah data'.H$4:$'olah data'.H$39];0);2);&quot;&quot;)">
            <text:p/>
          </table:table-cell>
          <table:table-cell table:style-name="ce27" table:formula="of:=IFERROR(INDEX([$'olah data'.$B$4:$'olah data'.$N$39];MATCH([.$A92];[$'olah data'.I$4:$'olah data'.I$39];0);2);&quot;&quot;)">
            <text:p/>
          </table:table-cell>
          <table:table-cell table:style-name="ce27" table:formula="of:=IFERROR(INDEX([$'olah data'.$B$4:$'olah data'.$N$39];MATCH([.$A92];[$'olah data'.J$4:$'olah data'.J$39];0);2);&quot;&quot;)">
            <text:p/>
          </table:table-cell>
          <table:table-cell table:style-name="ce27" table:formula="of:=IFERROR(INDEX([$'olah data'.$B$4:$'olah data'.$N$39];MATCH([.$A92];[$'olah data'.K$4:$'olah data'.K$39];0);2);&quot;&quot;)">
            <text:p/>
          </table:table-cell>
          <table:table-cell table:style-name="ce27" table:formula="of:=IFERROR(INDEX([$'olah data'.$B$4:$'olah data'.$N$39];MATCH([.$A92];[$'olah data'.L$4:$'olah data'.L$39];0);2);&quot;&quot;)">
            <text:p/>
          </table:table-cell>
          <table:table-cell table:style-name="ce27" table:formula="of:=IFERROR(INDEX([$'olah data'.$B$4:$'olah data'.$N$39];MATCH([.$A92];[$'olah data'.M$4:$'olah data'.M$39];0);2);&quot;&quot;)">
            <text:p/>
          </table:table-cell>
          <table:table-cell table:style-name="ce27" table:formula="of:=IFERROR(INDEX([$'olah data'.$B$4:$'olah data'.$N$39];MATCH([.$A92];[$'olah data'.N$4:$'olah data'.N$39];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IFERROR([$'View Input'.Z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2" calcext:value-type="float">
            <text:p>92</text:p>
          </table:table-cell>
          <table:table-cell table:style-name="ce64" office:value-type="float" office:value="5" calcext:value-type="float">
            <text:p>5</text:p>
          </table:table-cell>
          <table:table-cell table:style-name="ce98" table:formula="of:=IF([.R93]=&quot;&quot;;IF([.Q93]=&quot;R&quot;;VLOOKUP([.P93];[$'olah data'.$R$3:$'olah data'.$S$7];2);[.P93]);IF([.R93]=[.P93];[.P93];[.Q93]))" office:value-type="string" office:string-value="" calcext:value-type="error">
            <text:p>#N/A</text:p>
          </table:table-cell>
          <table:table-cell table:style-name="ce27" table:formula="of:=IFERROR(INDEX([$'olah data'.$B$4:$'olah data'.$N$39];MATCH([.$A93];[$'olah data'.D$4:$'olah data'.D$39];0);2);&quot;&quot;)">
            <text:p/>
          </table:table-cell>
          <table:table-cell table:style-name="ce27" table:formula="of:=IFERROR(INDEX([$'olah data'.$B$4:$'olah data'.$N$39];MATCH([.$A93];[$'olah data'.E$4:$'olah data'.E$39];0);2);&quot;&quot;)">
            <text:p/>
          </table:table-cell>
          <table:table-cell table:style-name="ce27" table:formula="of:=IFERROR(INDEX([$'olah data'.$B$4:$'olah data'.$N$39];MATCH([.$A93];[$'olah data'.F$4:$'olah data'.F$39];0);2);&quot;&quot;)">
            <text:p/>
          </table:table-cell>
          <table:table-cell table:style-name="ce27" table:formula="of:=IFERROR(INDEX([$'olah data'.$B$4:$'olah data'.$N$39];MATCH([.$A93];[$'olah data'.G$4:$'olah data'.G$39];0);2);&quot;&quot;)">
            <text:p/>
          </table:table-cell>
          <table:table-cell table:style-name="ce27" table:formula="of:=IFERROR(INDEX([$'olah data'.$B$4:$'olah data'.$N$39];MATCH([.$A93];[$'olah data'.H$4:$'olah data'.H$39];0);2);&quot;&quot;)">
            <text:p/>
          </table:table-cell>
          <table:table-cell table:style-name="ce27" table:formula="of:=IFERROR(INDEX([$'olah data'.$B$4:$'olah data'.$N$39];MATCH([.$A93];[$'olah data'.I$4:$'olah data'.I$39];0);2);&quot;&quot;)">
            <text:p/>
          </table:table-cell>
          <table:table-cell table:style-name="ce27" table:formula="of:=IFERROR(INDEX([$'olah data'.$B$4:$'olah data'.$N$39];MATCH([.$A93];[$'olah data'.J$4:$'olah data'.J$39];0);2);&quot;&quot;)">
            <text:p/>
          </table:table-cell>
          <table:table-cell table:style-name="ce27" table:formula="of:=IFERROR(INDEX([$'olah data'.$B$4:$'olah data'.$N$39];MATCH([.$A93];[$'olah data'.K$4:$'olah data'.K$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93];[$'olah data'.L$4:$'olah data'.L$39];0);2);&quot;&quot;)">
            <text:p/>
          </table:table-cell>
          <table:table-cell table:style-name="ce27" table:formula="of:=IFERROR(INDEX([$'olah data'.$B$4:$'olah data'.$N$39];MATCH([.$A93];[$'olah data'.M$4:$'olah data'.M$39];0);2);&quot;&quot;)">
            <text:p/>
          </table:table-cell>
          <table:table-cell table:style-name="ce27" table:formula="of:=IFERROR(INDEX([$'olah data'.$B$4:$'olah data'.$N$39];MATCH([.$A93];[$'olah data'.N$4:$'olah data'.N$39];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IFERROR([$'View Input'.Z2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93" calcext:value-type="float">
            <text:p>93</text:p>
          </table:table-cell>
          <table:table-cell table:style-name="ce64" office:value-type="float" office:value="5" calcext:value-type="float">
            <text:p>5</text:p>
          </table:table-cell>
          <table:table-cell table:style-name="ce98" table:formula="of:=IF([.R94]=&quot;&quot;;IF([.Q94]=&quot;R&quot;;VLOOKUP([.P94];[$'olah data'.$R$3:$'olah data'.$S$7];2);[.P94]);IF([.R94]=[.P94];[.P94];[.Q94]))" office:value-type="string" office:string-value="" calcext:value-type="error">
            <text:p>#N/A</text:p>
          </table:table-cell>
          <table:table-cell table:style-name="ce27" table:formula="of:=IFERROR(INDEX([$'olah data'.$B$4:$'olah data'.$N$39];MATCH([.$A94];[$'olah data'.D$4:$'olah data'.D$39];0);2);&quot;&quot;)">
            <text:p/>
          </table:table-cell>
          <table:table-cell table:style-name="ce27" table:formula="of:=IFERROR(INDEX([$'olah data'.$B$4:$'olah data'.$N$39];MATCH([.$A94];[$'olah data'.E$4:$'olah data'.E$39];0);2);&quot;&quot;)">
            <text:p/>
          </table:table-cell>
          <table:table-cell table:style-name="ce27" table:formula="of:=IFERROR(INDEX([$'olah data'.$B$4:$'olah data'.$N$39];MATCH([.$A94];[$'olah data'.F$4:$'olah data'.F$39];0);2);&quot;&quot;)">
            <text:p/>
          </table:table-cell>
          <table:table-cell table:style-name="ce27" table:formula="of:=IFERROR(INDEX([$'olah data'.$B$4:$'olah data'.$N$39];MATCH([.$A94];[$'olah data'.G$4:$'olah data'.G$39];0);2);&quot;&quot;)">
            <text:p/>
          </table:table-cell>
          <table:table-cell table:style-name="ce27" table:formula="of:=IFERROR(INDEX([$'olah data'.$B$4:$'olah data'.$N$39];MATCH([.$A94];[$'olah data'.H$4:$'olah data'.H$39];0);2);&quot;&quot;)" office:value-type="string" office:string-value="Compassion vs. revengefulness (7 items)" calcext:value-type="string">
            <text:p>Compassion vs. revengefulness (7 items)</text:p>
          </table:table-cell>
          <table:table-cell table:style-name="ce27" table:formula="of:=IFERROR(INDEX([$'olah data'.$B$4:$'olah data'.$N$39];MATCH([.$A94];[$'olah data'.I$4:$'olah data'.I$39];0);2);&quot;&quot;)">
            <text:p/>
          </table:table-cell>
          <table:table-cell table:style-name="ce27" table:formula="of:=IFERROR(INDEX([$'olah data'.$B$4:$'olah data'.$N$39];MATCH([.$A94];[$'olah data'.J$4:$'olah data'.J$39];0);2);&quot;&quot;)">
            <text:p/>
          </table:table-cell>
          <table:table-cell table:style-name="ce27" table:formula="of:=IFERROR(INDEX([$'olah data'.$B$4:$'olah data'.$N$39];MATCH([.$A94];[$'olah data'.K$4:$'olah data'.K$39];0);2);&quot;&quot;)">
            <text:p/>
          </table:table-cell>
          <table:table-cell table:style-name="ce27" table:formula="of:=IFERROR(INDEX([$'olah data'.$B$4:$'olah data'.$N$39];MATCH([.$A94];[$'olah data'.L$4:$'olah data'.L$39];0);2);&quot;&quot;)">
            <text:p/>
          </table:table-cell>
          <table:table-cell table:style-name="ce27" table:formula="of:=IFERROR(INDEX([$'olah data'.$B$4:$'olah data'.$N$39];MATCH([.$A94];[$'olah data'.M$4:$'olah data'.M$39];0);2);&quot;&quot;)">
            <text:p/>
          </table:table-cell>
          <table:table-cell table:style-name="ce27" table:formula="of:=IFERROR(INDEX([$'olah data'.$B$4:$'olah data'.$N$39];MATCH([.$A94];[$'olah data'.N$4:$'olah data'.N$39];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IFERROR([$'View Input'.Z2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94" calcext:value-type="float">
            <text:p>94</text:p>
          </table:table-cell>
          <table:table-cell table:style-name="ce64" office:value-type="float" office:value="5" calcext:value-type="float">
            <text:p>5</text:p>
          </table:table-cell>
          <table:table-cell table:style-name="ce98" table:formula="of:=IF([.R95]=&quot;&quot;;IF([.Q95]=&quot;R&quot;;VLOOKUP([.P95];[$'olah data'.$R$3:$'olah data'.$S$7];2);[.P95]);IF([.R95]=[.P95];[.P95];[.Q95]))" office:value-type="float" office:value="0" calcext:value-type="float">
            <text:p>0</text:p>
          </table:table-cell>
          <table:table-cell table:style-name="ce27" table:formula="of:=IFERROR(INDEX([$'olah data'.$B$4:$'olah data'.$N$39];MATCH([.$A95];[$'olah data'.D$4:$'olah data'.D$39];0);2);&quot;&quot;)">
            <text:p/>
          </table:table-cell>
          <table:table-cell table:style-name="ce27" table:formula="of:=IFERROR(INDEX([$'olah data'.$B$4:$'olah data'.$N$39];MATCH([.$A95];[$'olah data'.E$4:$'olah data'.E$39];0);2);&quot;&quot;)">
            <text:p/>
          </table:table-cell>
          <table:table-cell table:style-name="ce27" table:formula="of:=IFERROR(INDEX([$'olah data'.$B$4:$'olah data'.$N$39];MATCH([.$A95];[$'olah data'.F$4:$'olah data'.F$39];0);2);&quot;&quot;)" office:value-type="string" office:string-value="Eagerness of effort vs laziness (9 items)" calcext:value-type="string">
            <text:p>Eagerness of effort vs laziness (9 items)</text:p>
          </table:table-cell>
          <table:table-cell table:style-name="ce27" table:formula="of:=IFERROR(INDEX([$'olah data'.$B$4:$'olah data'.$N$39];MATCH([.$A95];[$'olah data'.G$4:$'olah data'.G$39];0);2);&quot;&quot;)">
            <text:p/>
          </table:table-cell>
          <table:table-cell table:style-name="ce27" table:formula="of:=IFERROR(INDEX([$'olah data'.$B$4:$'olah data'.$N$39];MATCH([.$A95];[$'olah data'.H$4:$'olah data'.H$39];0);2);&quot;&quot;)">
            <text:p/>
          </table:table-cell>
          <table:table-cell table:style-name="ce27" table:formula="of:=IFERROR(INDEX([$'olah data'.$B$4:$'olah data'.$N$39];MATCH([.$A95];[$'olah data'.I$4:$'olah data'.I$39];0);2);&quot;&quot;)">
            <text:p/>
          </table:table-cell>
          <table:table-cell table:style-name="ce27" table:formula="of:=IFERROR(INDEX([$'olah data'.$B$4:$'olah data'.$N$39];MATCH([.$A95];[$'olah data'.J$4:$'olah data'.J$39];0);2);&quot;&quot;)">
            <text:p/>
          </table:table-cell>
          <table:table-cell table:style-name="ce27" table:formula="of:=IFERROR(INDEX([$'olah data'.$B$4:$'olah data'.$N$39];MATCH([.$A95];[$'olah data'.K$4:$'olah data'.K$39];0);2);&quot;&quot;)">
            <text:p/>
          </table:table-cell>
          <table:table-cell table:style-name="ce27" table:formula="of:=IFERROR(INDEX([$'olah data'.$B$4:$'olah data'.$N$39];MATCH([.$A95];[$'olah data'.L$4:$'olah data'.L$39];0);2);&quot;&quot;)">
            <text:p/>
          </table:table-cell>
          <table:table-cell table:style-name="ce27" table:formula="of:=IFERROR(INDEX([$'olah data'.$B$4:$'olah data'.$N$39];MATCH([.$A95];[$'olah data'.M$4:$'olah data'.M$39];0);2);&quot;&quot;)">
            <text:p/>
          </table:table-cell>
          <table:table-cell table:style-name="ce27" table:formula="of:=IFERROR(INDEX([$'olah data'.$B$4:$'olah data'.$N$39];MATCH([.$A95];[$'olah data'.N$4:$'olah data'.N$39];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IFERROR([$'View Input'.Z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5" calcext:value-type="float">
            <text:p>95</text:p>
          </table:table-cell>
          <table:table-cell table:style-name="ce64" office:value-type="float" office:value="5" calcext:value-type="float">
            <text:p>5</text:p>
          </table:table-cell>
          <table:table-cell table:style-name="ce98" table:formula="of:=IF([.R96]=&quot;&quot;;IF([.Q96]=&quot;R&quot;;VLOOKUP([.P96];[$'olah data'.$R$3:$'olah data'.$S$7];2);[.P96]);IF([.R96]=[.P96];[.P96];[.Q96]))" office:value-type="float" office:value="0" calcext:value-type="float">
            <text:p>0</text:p>
          </table:table-cell>
          <table:table-cell table:style-name="ce27" table:formula="of:=IFERROR(INDEX([$'olah data'.$B$4:$'olah data'.$N$39];MATCH([.$A96];[$'olah data'.D$4:$'olah data'.D$39];0);2);&quot;&quot;)">
            <text:p/>
          </table:table-cell>
          <table:table-cell table:style-name="ce27" table:formula="of:=IFERROR(INDEX([$'olah data'.$B$4:$'olah data'.$N$39];MATCH([.$A96];[$'olah data'.E$4:$'olah data'.E$39];0);2);&quot;&quot;)">
            <text:p/>
          </table:table-cell>
          <table:table-cell table:style-name="ce27" table:formula="of:=IFERROR(INDEX([$'olah data'.$B$4:$'olah data'.$N$39];MATCH([.$A96];[$'olah data'.F$4:$'olah data'.F$39];0);2);&quot;&quot;)">
            <text:p/>
          </table:table-cell>
          <table:table-cell table:style-name="ce27" table:formula="of:=IFERROR(INDEX([$'olah data'.$B$4:$'olah data'.$N$39];MATCH([.$A96];[$'olah data'.G$4:$'olah data'.G$39];0);2);&quot;&quot;)">
            <text:p/>
          </table:table-cell>
          <table:table-cell table:style-name="ce27" table:formula="of:=IFERROR(INDEX([$'olah data'.$B$4:$'olah data'.$N$39];MATCH([.$A96];[$'olah data'.H$4:$'olah data'.H$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96];[$'olah data'.I$4:$'olah data'.I$39];0);2);&quot;&quot;)">
            <text:p/>
          </table:table-cell>
          <table:table-cell table:style-name="ce27" table:formula="of:=IFERROR(INDEX([$'olah data'.$B$4:$'olah data'.$N$39];MATCH([.$A96];[$'olah data'.J$4:$'olah data'.J$39];0);2);&quot;&quot;)">
            <text:p/>
          </table:table-cell>
          <table:table-cell table:style-name="ce27" table:formula="of:=IFERROR(INDEX([$'olah data'.$B$4:$'olah data'.$N$39];MATCH([.$A96];[$'olah data'.K$4:$'olah data'.K$39];0);2);&quot;&quot;)">
            <text:p/>
          </table:table-cell>
          <table:table-cell table:style-name="ce27" table:formula="of:=IFERROR(INDEX([$'olah data'.$B$4:$'olah data'.$N$39];MATCH([.$A96];[$'olah data'.L$4:$'olah data'.L$39];0);2);&quot;&quot;)">
            <text:p/>
          </table:table-cell>
          <table:table-cell table:style-name="ce27" table:formula="of:=IFERROR(INDEX([$'olah data'.$B$4:$'olah data'.$N$39];MATCH([.$A96];[$'olah data'.M$4:$'olah data'.M$39];0);2);&quot;&quot;)">
            <text:p/>
          </table:table-cell>
          <table:table-cell table:style-name="ce27" table:formula="of:=IFERROR(INDEX([$'olah data'.$B$4:$'olah data'.$N$39];MATCH([.$A96];[$'olah data'.N$4:$'olah data'.N$39];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IFERROR([$'View Input'.Z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6" calcext:value-type="float">
            <text:p>96</text:p>
          </table:table-cell>
          <table:table-cell table:style-name="ce64" office:value-type="float" office:value="5" calcext:value-type="float">
            <text:p>5</text:p>
          </table:table-cell>
          <table:table-cell table:style-name="ce98" table:formula="of:=IF([.R97]=&quot;&quot;;IF([.Q97]=&quot;R&quot;;VLOOKUP([.P97];[$'olah data'.$R$3:$'olah data'.$S$7];2);[.P97]);IF([.R97]=[.P97];[.P97];[.Q97]))" office:value-type="string" office:string-value="" calcext:value-type="error">
            <text:p>#N/A</text:p>
          </table:table-cell>
          <table:table-cell table:style-name="ce27" table:formula="of:=IFERROR(INDEX([$'olah data'.$B$4:$'olah data'.$N$39];MATCH([.$A97];[$'olah data'.D$4:$'olah data'.D$39];0);2);&quot;&quot;)">
            <text:p/>
          </table:table-cell>
          <table:table-cell table:style-name="ce27" table:formula="of:=IFERROR(INDEX([$'olah data'.$B$4:$'olah data'.$N$39];MATCH([.$A97];[$'olah data'.E$4:$'olah data'.E$39];0);2);&quot;&quot;)">
            <text:p/>
          </table:table-cell>
          <table:table-cell table:style-name="ce27" table:formula="of:=IFERROR(INDEX([$'olah data'.$B$4:$'olah data'.$N$39];MATCH([.$A97];[$'olah data'.F$4:$'olah data'.F$39];0);2);&quot;&quot;)">
            <text:p/>
          </table:table-cell>
          <table:table-cell table:style-name="ce27" table:formula="of:=IFERROR(INDEX([$'olah data'.$B$4:$'olah data'.$N$39];MATCH([.$A97];[$'olah data'.G$4:$'olah data'.G$39];0);2);&quot;&quot;)" office:value-type="string" office:string-value="Attachment (6 items)" calcext:value-type="string">
            <text:p>Attachment (6 items)</text:p>
          </table:table-cell>
          <table:table-cell table:style-name="ce27" table:formula="of:=IFERROR(INDEX([$'olah data'.$B$4:$'olah data'.$N$39];MATCH([.$A97];[$'olah data'.H$4:$'olah data'.H$39];0);2);&quot;&quot;)">
            <text:p/>
          </table:table-cell>
          <table:table-cell table:style-name="ce27" table:formula="of:=IFERROR(INDEX([$'olah data'.$B$4:$'olah data'.$N$39];MATCH([.$A97];[$'olah data'.I$4:$'olah data'.I$39];0);2);&quot;&quot;)">
            <text:p/>
          </table:table-cell>
          <table:table-cell table:style-name="ce27" table:formula="of:=IFERROR(INDEX([$'olah data'.$B$4:$'olah data'.$N$39];MATCH([.$A97];[$'olah data'.J$4:$'olah data'.J$39];0);2);&quot;&quot;)">
            <text:p/>
          </table:table-cell>
          <table:table-cell table:style-name="ce27" table:formula="of:=IFERROR(INDEX([$'olah data'.$B$4:$'olah data'.$N$39];MATCH([.$A97];[$'olah data'.K$4:$'olah data'.K$39];0);2);&quot;&quot;)">
            <text:p/>
          </table:table-cell>
          <table:table-cell table:style-name="ce27" table:formula="of:=IFERROR(INDEX([$'olah data'.$B$4:$'olah data'.$N$39];MATCH([.$A97];[$'olah data'.L$4:$'olah data'.L$39];0);2);&quot;&quot;)">
            <text:p/>
          </table:table-cell>
          <table:table-cell table:style-name="ce27" table:formula="of:=IFERROR(INDEX([$'olah data'.$B$4:$'olah data'.$N$39];MATCH([.$A97];[$'olah data'.M$4:$'olah data'.M$39];0);2);&quot;&quot;)">
            <text:p/>
          </table:table-cell>
          <table:table-cell table:style-name="ce27" table:formula="of:=IFERROR(INDEX([$'olah data'.$B$4:$'olah data'.$N$39];MATCH([.$A97];[$'olah data'.N$4:$'olah data'.N$39];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IFERROR([$'View Input'.Z2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97" calcext:value-type="float">
            <text:p>97</text:p>
          </table:table-cell>
          <table:table-cell table:style-name="ce64" office:value-type="float" office:value="5" calcext:value-type="float">
            <text:p>5</text:p>
          </table:table-cell>
          <table:table-cell table:style-name="ce98" table:formula="of:=IF([.R98]=&quot;&quot;;IF([.Q98]=&quot;R&quot;;VLOOKUP([.P98];[$'olah data'.$R$3:$'olah data'.$S$7];2);[.P98]);IF([.R98]=[.P98];[.P98];[.Q98]))" office:value-type="float" office:value="0" calcext:value-type="float">
            <text:p>0</text:p>
          </table:table-cell>
          <table:table-cell table:style-name="ce27" table:formula="of:=IFERROR(INDEX([$'olah data'.$B$4:$'olah data'.$N$39];MATCH([.$A98];[$'olah data'.D$4:$'olah data'.D$39];0);2);&quot;&quot;)">
            <text:p/>
          </table:table-cell>
          <table:table-cell table:style-name="ce27" table:formula="of:=IFERROR(INDEX([$'olah data'.$B$4:$'olah data'.$N$39];MATCH([.$A98];[$'olah data'.E$4:$'olah data'.E$39];0);2);&quot;&quot;)">
            <text:p/>
          </table:table-cell>
          <table:table-cell table:style-name="ce27" table:formula="of:=IFERROR(INDEX([$'olah data'.$B$4:$'olah data'.$N$39];MATCH([.$A98];[$'olah data'.F$4:$'olah data'.F$39];0);2);&quot;&quot;)">
            <text:p/>
          </table:table-cell>
          <table:table-cell table:style-name="ce27" table:formula="of:=IFERROR(INDEX([$'olah data'.$B$4:$'olah data'.$N$39];MATCH([.$A98];[$'olah data'.G$4:$'olah data'.G$39];0);2);&quot;&quot;)" office:value-type="string" office:string-value="Sentimentality (8 items)" calcext:value-type="string">
            <text:p>Sentimentality (8 items)</text:p>
          </table:table-cell>
          <table:table-cell table:style-name="ce27" table:formula="of:=IFERROR(INDEX([$'olah data'.$B$4:$'olah data'.$N$39];MATCH([.$A98];[$'olah data'.H$4:$'olah data'.H$39];0);2);&quot;&quot;)">
            <text:p/>
          </table:table-cell>
          <table:table-cell table:style-name="ce27" table:formula="of:=IFERROR(INDEX([$'olah data'.$B$4:$'olah data'.$N$39];MATCH([.$A98];[$'olah data'.I$4:$'olah data'.I$39];0);2);&quot;&quot;)">
            <text:p/>
          </table:table-cell>
          <table:table-cell table:style-name="ce27" table:formula="of:=IFERROR(INDEX([$'olah data'.$B$4:$'olah data'.$N$39];MATCH([.$A98];[$'olah data'.J$4:$'olah data'.J$39];0);2);&quot;&quot;)">
            <text:p/>
          </table:table-cell>
          <table:table-cell table:style-name="ce27" table:formula="of:=IFERROR(INDEX([$'olah data'.$B$4:$'olah data'.$N$39];MATCH([.$A98];[$'olah data'.K$4:$'olah data'.K$39];0);2);&quot;&quot;)">
            <text:p/>
          </table:table-cell>
          <table:table-cell table:style-name="ce27" table:formula="of:=IFERROR(INDEX([$'olah data'.$B$4:$'olah data'.$N$39];MATCH([.$A98];[$'olah data'.L$4:$'olah data'.L$39];0);2);&quot;&quot;)">
            <text:p/>
          </table:table-cell>
          <table:table-cell table:style-name="ce27" table:formula="of:=IFERROR(INDEX([$'olah data'.$B$4:$'olah data'.$N$39];MATCH([.$A98];[$'olah data'.M$4:$'olah data'.M$39];0);2);&quot;&quot;)">
            <text:p/>
          </table:table-cell>
          <table:table-cell table:style-name="ce27" table:formula="of:=IFERROR(INDEX([$'olah data'.$B$4:$'olah data'.$N$39];MATCH([.$A98];[$'olah data'.N$4:$'olah data'.N$39];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IFERROR([$'View Input'.Z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8" calcext:value-type="float">
            <text:p>98</text:p>
          </table:table-cell>
          <table:table-cell table:style-name="ce64" office:value-type="float" office:value="5" calcext:value-type="float">
            <text:p>5</text:p>
          </table:table-cell>
          <table:table-cell table:style-name="ce98" table:formula="of:=IF([.R99]=&quot;&quot;;IF([.Q99]=&quot;R&quot;;VLOOKUP([.P99];[$'olah data'.$R$3:$'olah data'.$S$7];2);[.P99]);IF([.R99]=[.P99];[.P99];[.Q99]))" office:value-type="string" office:string-value="" calcext:value-type="error">
            <text:p>#N/A</text:p>
          </table:table-cell>
          <table:table-cell table:style-name="ce27" table:formula="of:=IFERROR(INDEX([$'olah data'.$B$4:$'olah data'.$N$39];MATCH([.$A99];[$'olah data'.D$4:$'olah data'.D$39];0);2);&quot;&quot;)">
            <text:p/>
          </table:table-cell>
          <table:table-cell table:style-name="ce27" table:formula="of:=IFERROR(INDEX([$'olah data'.$B$4:$'olah data'.$N$39];MATCH([.$A99];[$'olah data'.E$4:$'olah data'.E$39];0);2);&quot;&quot;)">
            <text:p/>
          </table:table-cell>
          <table:table-cell table:style-name="ce27" table:formula="of:=IFERROR(INDEX([$'olah data'.$B$4:$'olah data'.$N$39];MATCH([.$A99];[$'olah data'.F$4:$'olah data'.F$39];0);2);&quot;&quot;)">
            <text:p/>
          </table:table-cell>
          <table:table-cell table:style-name="ce27" table:formula="of:=IFERROR(INDEX([$'olah data'.$B$4:$'olah data'.$N$39];MATCH([.$A99];[$'olah data'.G$4:$'olah data'.G$39];0);2);&quot;&quot;)">
            <text:p/>
          </table:table-cell>
          <table:table-cell table:style-name="ce27" table:formula="of:=IFERROR(INDEX([$'olah data'.$B$4:$'olah data'.$N$39];MATCH([.$A99];[$'olah data'.H$4:$'olah data'.H$39];0);2);&quot;&quot;)">
            <text:p/>
          </table:table-cell>
          <table:table-cell table:style-name="ce27" table:formula="of:=IFERROR(INDEX([$'olah data'.$B$4:$'olah data'.$N$39];MATCH([.$A99];[$'olah data'.I$4:$'olah data'.I$39];0);2);&quot;&quot;)" office:value-type="string" office:string-value="Fatigability v. asthenia (8 items)" calcext:value-type="string">
            <text:p>Fatigability v. asthenia (8 items)</text:p>
          </table:table-cell>
          <table:table-cell table:style-name="ce27" table:formula="of:=IFERROR(INDEX([$'olah data'.$B$4:$'olah data'.$N$39];MATCH([.$A99];[$'olah data'.J$4:$'olah data'.J$39];0);2);&quot;&quot;)">
            <text:p/>
          </table:table-cell>
          <table:table-cell table:style-name="ce27" table:formula="of:=IFERROR(INDEX([$'olah data'.$B$4:$'olah data'.$N$39];MATCH([.$A99];[$'olah data'.K$4:$'olah data'.K$39];0);2);&quot;&quot;)">
            <text:p/>
          </table:table-cell>
          <table:table-cell table:style-name="ce27" table:formula="of:=IFERROR(INDEX([$'olah data'.$B$4:$'olah data'.$N$39];MATCH([.$A99];[$'olah data'.L$4:$'olah data'.L$39];0);2);&quot;&quot;)">
            <text:p/>
          </table:table-cell>
          <table:table-cell table:style-name="ce27" table:formula="of:=IFERROR(INDEX([$'olah data'.$B$4:$'olah data'.$N$39];MATCH([.$A99];[$'olah data'.M$4:$'olah data'.M$39];0);2);&quot;&quot;)">
            <text:p/>
          </table:table-cell>
          <table:table-cell table:style-name="ce27" table:formula="of:=IFERROR(INDEX([$'olah data'.$B$4:$'olah data'.$N$39];MATCH([.$A99];[$'olah data'.N$4:$'olah data'.N$39];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IFERROR([$'View Input'.Z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99" calcext:value-type="float">
            <text:p>99</text:p>
          </table:table-cell>
          <table:table-cell table:style-name="ce64" office:value-type="float" office:value="5" calcext:value-type="float">
            <text:p>5</text:p>
          </table:table-cell>
          <table:table-cell table:style-name="ce98" table:formula="of:=IF([.R100]=&quot;&quot;;IF([.Q100]=&quot;R&quot;;VLOOKUP([.P100];[$'olah data'.$R$3:$'olah data'.$S$7];2);[.P100]);IF([.R100]=[.P100];[.P100];[.Q100]))" office:value-type="float" office:value="0" calcext:value-type="float">
            <text:p>0</text:p>
          </table:table-cell>
          <table:table-cell table:style-name="ce27" table:formula="of:=IFERROR(INDEX([$'olah data'.$B$4:$'olah data'.$N$39];MATCH([.$A100];[$'olah data'.D$4:$'olah data'.D$39];0);2);&quot;&quot;)">
            <text:p/>
          </table:table-cell>
          <table:table-cell table:style-name="ce27" table:formula="of:=IFERROR(INDEX([$'olah data'.$B$4:$'olah data'.$N$39];MATCH([.$A100];[$'olah data'.E$4:$'olah data'.E$39];0);2);&quot;&quot;)">
            <text:p/>
          </table:table-cell>
          <table:table-cell table:style-name="ce27" table:formula="of:=IFERROR(INDEX([$'olah data'.$B$4:$'olah data'.$N$39];MATCH([.$A100];[$'olah data'.F$4:$'olah data'.F$39];0);2);&quot;&quot;)">
            <text:p/>
          </table:table-cell>
          <table:table-cell table:style-name="ce27" table:formula="of:=IFERROR(INDEX([$'olah data'.$B$4:$'olah data'.$N$39];MATCH([.$A100];[$'olah data'.G$4:$'olah data'.G$39];0);2);&quot;&quot;)">
            <text:p/>
          </table:table-cell>
          <table:table-cell table:style-name="ce27" table:formula="of:=IFERROR(INDEX([$'olah data'.$B$4:$'olah data'.$N$39];MATCH([.$A100];[$'olah data'.H$4:$'olah data'.H$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00];[$'olah data'.I$4:$'olah data'.I$39];0);2);&quot;&quot;)">
            <text:p/>
          </table:table-cell>
          <table:table-cell table:style-name="ce27" table:formula="of:=IFERROR(INDEX([$'olah data'.$B$4:$'olah data'.$N$39];MATCH([.$A100];[$'olah data'.J$4:$'olah data'.J$39];0);2);&quot;&quot;)">
            <text:p/>
          </table:table-cell>
          <table:table-cell table:style-name="ce27" table:formula="of:=IFERROR(INDEX([$'olah data'.$B$4:$'olah data'.$N$39];MATCH([.$A100];[$'olah data'.K$4:$'olah data'.K$39];0);2);&quot;&quot;)">
            <text:p/>
          </table:table-cell>
          <table:table-cell table:style-name="ce27" table:formula="of:=IFERROR(INDEX([$'olah data'.$B$4:$'olah data'.$N$39];MATCH([.$A100];[$'olah data'.L$4:$'olah data'.L$39];0);2);&quot;&quot;)">
            <text:p/>
          </table:table-cell>
          <table:table-cell table:style-name="ce27" table:formula="of:=IFERROR(INDEX([$'olah data'.$B$4:$'olah data'.$N$39];MATCH([.$A100];[$'olah data'.M$4:$'olah data'.M$39];0);2);&quot;&quot;)">
            <text:p/>
          </table:table-cell>
          <table:table-cell table:style-name="ce27" table:formula="of:=IFERROR(INDEX([$'olah data'.$B$4:$'olah data'.$N$39];MATCH([.$A100];[$'olah data'.N$4:$'olah data'.N$39];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IFERROR([$'View Input'.Z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0" calcext:value-type="float">
            <text:p>100</text:p>
          </table:table-cell>
          <table:table-cell table:style-name="ce64" office:value-type="float" office:value="5" calcext:value-type="float">
            <text:p>5</text:p>
          </table:table-cell>
          <table:table-cell table:style-name="ce98" table:formula="of:=IF([.R101]=&quot;&quot;;IF([.Q101]=&quot;R&quot;;VLOOKUP([.P101];[$'olah data'.$R$3:$'olah data'.$S$7];2);[.P101]);IF([.R101]=[.P101];[.P101];[.Q101]))" office:value-type="string" office:string-value="" calcext:value-type="error">
            <text:p>#N/A</text:p>
          </table:table-cell>
          <table:table-cell table:style-name="ce27" table:formula="of:=IFERROR(INDEX([$'olah data'.$B$4:$'olah data'.$N$39];MATCH([.$A101];[$'olah data'.D$4:$'olah data'.D$39];0);2);&quot;&quot;)">
            <text:p/>
          </table:table-cell>
          <table:table-cell table:style-name="ce27" table:formula="of:=IFERROR(INDEX([$'olah data'.$B$4:$'olah data'.$N$39];MATCH([.$A101];[$'olah data'.E$4:$'olah data'.E$39];0);2);&quot;&quot;)">
            <text:p/>
          </table:table-cell>
          <table:table-cell table:style-name="ce27" table:formula="of:=IFERROR(INDEX([$'olah data'.$B$4:$'olah data'.$N$39];MATCH([.$A101];[$'olah data'.F$4:$'olah data'.F$39];0);2);&quot;&quot;)">
            <text:p/>
          </table:table-cell>
          <table:table-cell table:style-name="ce27" table:formula="of:=IFERROR(INDEX([$'olah data'.$B$4:$'olah data'.$N$39];MATCH([.$A101];[$'olah data'.G$4:$'olah data'.G$39];0);2);&quot;&quot;)">
            <text:p/>
          </table:table-cell>
          <table:table-cell table:style-name="ce27" table:formula="of:=IFERROR(INDEX([$'olah data'.$B$4:$'olah data'.$N$39];MATCH([.$A101];[$'olah data'.H$4:$'olah data'.H$39];0);2);&quot;&quot;)">
            <text:p/>
          </table:table-cell>
          <table:table-cell table:style-name="ce27" table:formula="of:=IFERROR(INDEX([$'olah data'.$B$4:$'olah data'.$N$39];MATCH([.$A101];[$'olah data'.I$4:$'olah data'.I$39];0);2);&quot;&quot;)">
            <text:p/>
          </table:table-cell>
          <table:table-cell table:style-name="ce27" table:formula="of:=IFERROR(INDEX([$'olah data'.$B$4:$'olah data'.$N$39];MATCH([.$A101];[$'olah data'.J$4:$'olah data'.J$39];0);2);&quot;&quot;)">
            <text:p/>
          </table:table-cell>
          <table:table-cell table:style-name="ce27" table:formula="of:=IFERROR(INDEX([$'olah data'.$B$4:$'olah data'.$N$39];MATCH([.$A101];[$'olah data'.K$4:$'olah data'.K$39];0);2);&quot;&quot;)" office:value-type="string" office:string-value="Enlightened second nature (11 items)" calcext:value-type="string">
            <text:p>Enlightened second nature (11 items)</text:p>
          </table:table-cell>
          <table:table-cell table:style-name="ce27" table:formula="of:=IFERROR(INDEX([$'olah data'.$B$4:$'olah data'.$N$39];MATCH([.$A101];[$'olah data'.L$4:$'olah data'.L$39];0);2);&quot;&quot;)">
            <text:p/>
          </table:table-cell>
          <table:table-cell table:style-name="ce27" table:formula="of:=IFERROR(INDEX([$'olah data'.$B$4:$'olah data'.$N$39];MATCH([.$A101];[$'olah data'.M$4:$'olah data'.M$39];0);2);&quot;&quot;)">
            <text:p/>
          </table:table-cell>
          <table:table-cell table:style-name="ce27" table:formula="of:=IFERROR(INDEX([$'olah data'.$B$4:$'olah data'.$N$39];MATCH([.$A101];[$'olah data'.N$4:$'olah data'.N$39];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IFERROR([$'View Input'.Z30];&quot;&quot;)" office:value-type="float" office:value="0" calcext:value-type="float">
            <text:p>0</text:p>
          </table:table-cell>
          <table:table-cell table:style-name="Default" office:value-type="string" calcext:value-type="string">
            <text:p>R</text:p>
          </table:table-cell>
          <table:table-cell table:style-name="ce46"/>
          <table:table-cell table:number-columns-repeated="1006"/>
        </table:table-row>
        <table:table-row table:style-name="ro3">
          <table:table-cell table:style-name="ce29" office:value-type="float" office:value="101" calcext:value-type="float">
            <text:p>101</text:p>
          </table:table-cell>
          <table:table-cell table:style-name="ce98" office:value-type="string" calcext:value-type="string">
            <text:p>Tidak Mudeng</text:p>
          </table:table-cell>
          <table:table-cell table:style-name="ce98" table:formula="of:=IF([.R102]=&quot;&quot;;IF([.Q102]=&quot;R&quot;;VLOOKUP([.P102];[$'olah data'.$R$3:$'olah data'.$S$7];2);[.P102]);IF([.R102]=[.P102];[.P102];[.Q102]))" office:value-type="string" office:string-value="Tidak Mudeng" calcext:value-type="string">
            <text:p>Tidak Mudeng</text:p>
          </table:table-cell>
          <table:table-cell table:style-name="ce27" table:formula="of:=IFERROR(INDEX([$'olah data'.$B$4:$'olah data'.$N$39];MATCH([.$A102];[$'olah data'.D$4:$'olah data'.D$39];0);2);&quot;&quot;)">
            <text:p/>
          </table:table-cell>
          <table:table-cell table:style-name="ce27" table:formula="of:=IFERROR(INDEX([$'olah data'.$B$4:$'olah data'.$N$39];MATCH([.$A102];[$'olah data'.E$4:$'olah data'.E$39];0);2);&quot;&quot;)" office:value-type="string" office:string-value="Validity Scale (5 items)" calcext:value-type="string">
            <text:p>Validity Scale (5 items)</text:p>
          </table:table-cell>
          <table:table-cell table:style-name="ce27" table:formula="of:=IFERROR(INDEX([$'olah data'.$B$4:$'olah data'.$N$39];MATCH([.$A102];[$'olah data'.F$4:$'olah data'.F$39];0);2);&quot;&quot;)">
            <text:p/>
          </table:table-cell>
          <table:table-cell table:style-name="ce27" table:formula="of:=IFERROR(INDEX([$'olah data'.$B$4:$'olah data'.$N$39];MATCH([.$A102];[$'olah data'.G$4:$'olah data'.G$39];0);2);&quot;&quot;)">
            <text:p/>
          </table:table-cell>
          <table:table-cell table:style-name="ce27" table:formula="of:=IFERROR(INDEX([$'olah data'.$B$4:$'olah data'.$N$39];MATCH([.$A102];[$'olah data'.H$4:$'olah data'.H$39];0);2);&quot;&quot;)">
            <text:p/>
          </table:table-cell>
          <table:table-cell table:style-name="ce27" table:formula="of:=IFERROR(INDEX([$'olah data'.$B$4:$'olah data'.$N$39];MATCH([.$A102];[$'olah data'.I$4:$'olah data'.I$39];0);2);&quot;&quot;)">
            <text:p/>
          </table:table-cell>
          <table:table-cell table:style-name="ce27" table:formula="of:=IFERROR(INDEX([$'olah data'.$B$4:$'olah data'.$N$39];MATCH([.$A102];[$'olah data'.J$4:$'olah data'.J$39];0);2);&quot;&quot;)">
            <text:p/>
          </table:table-cell>
          <table:table-cell table:style-name="ce27" table:formula="of:=IFERROR(INDEX([$'olah data'.$B$4:$'olah data'.$N$39];MATCH([.$A102];[$'olah data'.K$4:$'olah data'.K$39];0);2);&quot;&quot;)">
            <text:p/>
          </table:table-cell>
          <table:table-cell table:style-name="ce27" table:formula="of:=IFERROR(INDEX([$'olah data'.$B$4:$'olah data'.$N$39];MATCH([.$A102];[$'olah data'.L$4:$'olah data'.L$39];0);2);&quot;&quot;)">
            <text:p/>
          </table:table-cell>
          <table:table-cell table:style-name="ce27" table:formula="of:=IFERROR(INDEX([$'olah data'.$B$4:$'olah data'.$N$39];MATCH([.$A102];[$'olah data'.M$4:$'olah data'.M$39];0);2);&quot;&quot;)">
            <text:p/>
          </table:table-cell>
          <table:table-cell table:style-name="ce27" table:formula="of:=IFERROR(INDEX([$'olah data'.$B$4:$'olah data'.$N$39];MATCH([.$A102];[$'olah data'.N$4:$'olah data'.N$39];0);2);&quot;&quot;)">
            <text:p/>
          </table:table-cell>
          <table:table-cell table:style-name="ce27" table:formula="of:=CONCATENATE([.D102];[.E102];[.F102];[.G102];[.H102];[.I102];[.J102];[.K102];[.L102];[.M102];[.N102])" office:value-type="string" office:string-value="Validity Scale (5 items)" calcext:value-type="string">
            <text:p>Validity Scale (5 items)</text:p>
          </table:table-cell>
          <table:table-cell table:style-name="ce84" table:formula="of:=IFERROR([$'View Input'.Z31];&quot;&quot;)" office:value-type="float" office:value="0" calcext:value-type="float">
            <text:p>0</text:p>
          </table:table-cell>
          <table:table-cell table:style-name="ce98" office:value-type="string" calcext:value-type="string">
            <text:p>Tidak Mudeng</text:p>
          </table:table-cell>
          <table:table-cell table:style-name="ce46" office:value-type="float" office:value="1" calcext:value-type="float">
            <text:p>1</text:p>
          </table:table-cell>
          <table:table-cell table:number-columns-repeated="1006"/>
        </table:table-row>
        <table:table-row table:style-name="ro3">
          <table:table-cell table:style-name="ce29" office:value-type="float" office:value="102" calcext:value-type="float">
            <text:p>102</text:p>
          </table:table-cell>
          <table:table-cell table:style-name="ce64" office:value-type="float" office:value="5" calcext:value-type="float">
            <text:p>5</text:p>
          </table:table-cell>
          <table:table-cell table:style-name="ce98" table:formula="of:=IF([.R103]=&quot;&quot;;IF([.Q103]=&quot;R&quot;;VLOOKUP([.P103];[$'olah data'.$R$3:$'olah data'.$S$7];2);[.P103]);IF([.R103]=[.P103];[.P103];[.Q103]))" office:value-type="float" office:value="0" calcext:value-type="float">
            <text:p>0</text:p>
          </table:table-cell>
          <table:table-cell table:style-name="ce27" table:formula="of:=IFERROR(INDEX([$'olah data'.$B$4:$'olah data'.$N$39];MATCH([.$A103];[$'olah data'.D$4:$'olah data'.D$39];0);2);&quot;&quot;)">
            <text:p/>
          </table:table-cell>
          <table:table-cell table:style-name="ce27" table:formula="of:=IFERROR(INDEX([$'olah data'.$B$4:$'olah data'.$N$39];MATCH([.$A103];[$'olah data'.E$4:$'olah data'.E$39];0);2);&quot;&quot;)">
            <text:p/>
          </table:table-cell>
          <table:table-cell table:style-name="ce27" table:formula="of:=IFERROR(INDEX([$'olah data'.$B$4:$'olah data'.$N$39];MATCH([.$A103];[$'olah data'.F$4:$'olah data'.F$39];0);2);&quot;&quot;)">
            <text:p/>
          </table:table-cell>
          <table:table-cell table:style-name="ce27" table:formula="of:=IFERROR(INDEX([$'olah data'.$B$4:$'olah data'.$N$39];MATCH([.$A103];[$'olah data'.G$4:$'olah data'.G$39];0);2);&quot;&quot;)" office:value-type="string" office:string-value="Impulsiveness v. reflection (9 items)" calcext:value-type="string">
            <text:p>Impulsiveness v. reflection (9 items)</text:p>
          </table:table-cell>
          <table:table-cell table:style-name="ce27" table:formula="of:=IFERROR(INDEX([$'olah data'.$B$4:$'olah data'.$N$39];MATCH([.$A103];[$'olah data'.H$4:$'olah data'.H$39];0);2);&quot;&quot;)">
            <text:p/>
          </table:table-cell>
          <table:table-cell table:style-name="ce27" table:formula="of:=IFERROR(INDEX([$'olah data'.$B$4:$'olah data'.$N$39];MATCH([.$A103];[$'olah data'.I$4:$'olah data'.I$39];0);2);&quot;&quot;)">
            <text:p/>
          </table:table-cell>
          <table:table-cell table:style-name="ce27" table:formula="of:=IFERROR(INDEX([$'olah data'.$B$4:$'olah data'.$N$39];MATCH([.$A103];[$'olah data'.J$4:$'olah data'.J$39];0);2);&quot;&quot;)">
            <text:p/>
          </table:table-cell>
          <table:table-cell table:style-name="ce27" table:formula="of:=IFERROR(INDEX([$'olah data'.$B$4:$'olah data'.$N$39];MATCH([.$A103];[$'olah data'.K$4:$'olah data'.K$39];0);2);&quot;&quot;)">
            <text:p/>
          </table:table-cell>
          <table:table-cell table:style-name="ce27" table:formula="of:=IFERROR(INDEX([$'olah data'.$B$4:$'olah data'.$N$39];MATCH([.$A103];[$'olah data'.L$4:$'olah data'.L$39];0);2);&quot;&quot;)">
            <text:p/>
          </table:table-cell>
          <table:table-cell table:style-name="ce27" table:formula="of:=IFERROR(INDEX([$'olah data'.$B$4:$'olah data'.$N$39];MATCH([.$A103];[$'olah data'.M$4:$'olah data'.M$39];0);2);&quot;&quot;)">
            <text:p/>
          </table:table-cell>
          <table:table-cell table:style-name="ce27" table:formula="of:=IFERROR(INDEX([$'olah data'.$B$4:$'olah data'.$N$39];MATCH([.$A103];[$'olah data'.N$4:$'olah data'.N$39];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IFERROR([$'View Input'.Z3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3" calcext:value-type="float">
            <text:p>103</text:p>
          </table:table-cell>
          <table:table-cell table:style-name="ce64" office:value-type="float" office:value="5" calcext:value-type="float">
            <text:p>5</text:p>
          </table:table-cell>
          <table:table-cell table:style-name="ce98" table:formula="of:=IF([.R104]=&quot;&quot;;IF([.Q104]=&quot;R&quot;;VLOOKUP([.P104];[$'olah data'.$R$3:$'olah data'.$S$7];2);[.P104]);IF([.R104]=[.P104];[.P104];[.Q104]))" office:value-type="string" office:string-value="" calcext:value-type="error">
            <text:p>#N/A</text:p>
          </table:table-cell>
          <table:table-cell table:style-name="ce27" table:formula="of:=IFERROR(INDEX([$'olah data'.$B$4:$'olah data'.$N$39];MATCH([.$A104];[$'olah data'.D$4:$'olah data'.D$39];0);2);&quot;&quot;)">
            <text:p/>
          </table:table-cell>
          <table:table-cell table:style-name="ce27" table:formula="of:=IFERROR(INDEX([$'olah data'.$B$4:$'olah data'.$N$39];MATCH([.$A104];[$'olah data'.E$4:$'olah data'.E$39];0);2);&quot;&quot;)">
            <text:p/>
          </table:table-cell>
          <table:table-cell table:style-name="ce27" table:formula="of:=IFERROR(INDEX([$'olah data'.$B$4:$'olah data'.$N$39];MATCH([.$A104];[$'olah data'.F$4:$'olah data'.F$39];0);2);&quot;&quot;)">
            <text:p/>
          </table:table-cell>
          <table:table-cell table:style-name="ce27" table:formula="of:=IFERROR(INDEX([$'olah data'.$B$4:$'olah data'.$N$39];MATCH([.$A104];[$'olah data'.G$4:$'olah data'.G$39];0);2);&quot;&quot;)">
            <text:p/>
          </table:table-cell>
          <table:table-cell table:style-name="ce27" table:formula="of:=IFERROR(INDEX([$'olah data'.$B$4:$'olah data'.$N$39];MATCH([.$A104];[$'olah data'.H$4:$'olah data'.H$39];0);2);&quot;&quot;)" office:value-type="string" office:string-value="Fear of uncertainty (7 items)" calcext:value-type="string">
            <text:p>Fear of uncertainty (7 items)</text:p>
          </table:table-cell>
          <table:table-cell table:style-name="ce27" table:formula="of:=IFERROR(INDEX([$'olah data'.$B$4:$'olah data'.$N$39];MATCH([.$A104];[$'olah data'.I$4:$'olah data'.I$39];0);2);&quot;&quot;)">
            <text:p/>
          </table:table-cell>
          <table:table-cell table:style-name="ce27" table:formula="of:=IFERROR(INDEX([$'olah data'.$B$4:$'olah data'.$N$39];MATCH([.$A104];[$'olah data'.J$4:$'olah data'.J$39];0);2);&quot;&quot;)">
            <text:p/>
          </table:table-cell>
          <table:table-cell table:style-name="ce27" table:formula="of:=IFERROR(INDEX([$'olah data'.$B$4:$'olah data'.$N$39];MATCH([.$A104];[$'olah data'.K$4:$'olah data'.K$39];0);2);&quot;&quot;)">
            <text:p/>
          </table:table-cell>
          <table:table-cell table:style-name="ce27" table:formula="of:=IFERROR(INDEX([$'olah data'.$B$4:$'olah data'.$N$39];MATCH([.$A104];[$'olah data'.L$4:$'olah data'.L$39];0);2);&quot;&quot;)">
            <text:p/>
          </table:table-cell>
          <table:table-cell table:style-name="ce27" table:formula="of:=IFERROR(INDEX([$'olah data'.$B$4:$'olah data'.$N$39];MATCH([.$A104];[$'olah data'.M$4:$'olah data'.M$39];0);2);&quot;&quot;)">
            <text:p/>
          </table:table-cell>
          <table:table-cell table:style-name="ce27" table:formula="of:=IFERROR(INDEX([$'olah data'.$B$4:$'olah data'.$N$39];MATCH([.$A104];[$'olah data'.N$4:$'olah data'.N$39];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IFERROR([$'View Input'.Z3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04" calcext:value-type="float">
            <text:p>104</text:p>
          </table:table-cell>
          <table:table-cell table:style-name="ce64" office:value-type="float" office:value="5" calcext:value-type="float">
            <text:p>5</text:p>
          </table:table-cell>
          <table:table-cell table:style-name="ce98" table:formula="of:=IF([.R105]=&quot;&quot;;IF([.Q105]=&quot;R&quot;;VLOOKUP([.P105];[$'olah data'.$R$3:$'olah data'.$S$7];2);[.P105]);IF([.R105]=[.P105];[.P105];[.Q105]))" office:value-type="float" office:value="0" calcext:value-type="float">
            <text:p>0</text:p>
          </table:table-cell>
          <table:table-cell table:style-name="ce27" table:formula="of:=IFERROR(INDEX([$'olah data'.$B$4:$'olah data'.$N$39];MATCH([.$A105];[$'olah data'.D$4:$'olah data'.D$39];0);2);&quot;&quot;)">
            <text:p/>
          </table:table-cell>
          <table:table-cell table:style-name="ce27" table:formula="of:=IFERROR(INDEX([$'olah data'.$B$4:$'olah data'.$N$39];MATCH([.$A105];[$'olah data'.E$4:$'olah data'.E$39];0);2);&quot;&quot;)">
            <text:p/>
          </table:table-cell>
          <table:table-cell table:style-name="ce27" table:formula="of:=IFERROR(INDEX([$'olah data'.$B$4:$'olah data'.$N$39];MATCH([.$A105];[$'olah data'.F$4:$'olah data'.F$39];0);2);&quot;&quot;)">
            <text:p/>
          </table:table-cell>
          <table:table-cell table:style-name="ce27" table:formula="of:=IFERROR(INDEX([$'olah data'.$B$4:$'olah data'.$N$39];MATCH([.$A105];[$'olah data'.G$4:$'olah data'.G$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05];[$'olah data'.H$4:$'olah data'.H$39];0);2);&quot;&quot;)">
            <text:p/>
          </table:table-cell>
          <table:table-cell table:style-name="ce27" table:formula="of:=IFERROR(INDEX([$'olah data'.$B$4:$'olah data'.$N$39];MATCH([.$A105];[$'olah data'.I$4:$'olah data'.I$39];0);2);&quot;&quot;)">
            <text:p/>
          </table:table-cell>
          <table:table-cell table:style-name="ce27" table:formula="of:=IFERROR(INDEX([$'olah data'.$B$4:$'olah data'.$N$39];MATCH([.$A105];[$'olah data'.J$4:$'olah data'.J$39];0);2);&quot;&quot;)">
            <text:p/>
          </table:table-cell>
          <table:table-cell table:style-name="ce27" table:formula="of:=IFERROR(INDEX([$'olah data'.$B$4:$'olah data'.$N$39];MATCH([.$A105];[$'olah data'.K$4:$'olah data'.K$39];0);2);&quot;&quot;)">
            <text:p/>
          </table:table-cell>
          <table:table-cell table:style-name="ce27" table:formula="of:=IFERROR(INDEX([$'olah data'.$B$4:$'olah data'.$N$39];MATCH([.$A105];[$'olah data'.L$4:$'olah data'.L$39];0);2);&quot;&quot;)">
            <text:p/>
          </table:table-cell>
          <table:table-cell table:style-name="ce27" table:formula="of:=IFERROR(INDEX([$'olah data'.$B$4:$'olah data'.$N$39];MATCH([.$A105];[$'olah data'.M$4:$'olah data'.M$39];0);2);&quot;&quot;)">
            <text:p/>
          </table:table-cell>
          <table:table-cell table:style-name="ce27" table:formula="of:=IFERROR(INDEX([$'olah data'.$B$4:$'olah data'.$N$39];MATCH([.$A105];[$'olah data'.N$4:$'olah data'.N$39];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IFERROR([$'View Input'.Z3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5" calcext:value-type="float">
            <text:p>105</text:p>
          </table:table-cell>
          <table:table-cell table:style-name="ce64" office:value-type="float" office:value="5" calcext:value-type="float">
            <text:p>5</text:p>
          </table:table-cell>
          <table:table-cell table:style-name="ce98" table:formula="of:=IF([.R106]=&quot;&quot;;IF([.Q106]=&quot;R&quot;;VLOOKUP([.P106];[$'olah data'.$R$3:$'olah data'.$S$7];2);[.P106]);IF([.R106]=[.P106];[.P106];[.Q106]))" office:value-type="string" office:string-value="" calcext:value-type="error">
            <text:p>#N/A</text:p>
          </table:table-cell>
          <table:table-cell table:style-name="ce27" table:formula="of:=IFERROR(INDEX([$'olah data'.$B$4:$'olah data'.$N$39];MATCH([.$A106];[$'olah data'.D$4:$'olah data'.D$39];0);2);&quot;&quot;)">
            <text:p/>
          </table:table-cell>
          <table:table-cell table:style-name="ce27" table:formula="of:=IFERROR(INDEX([$'olah data'.$B$4:$'olah data'.$N$39];MATCH([.$A106];[$'olah data'.E$4:$'olah data'.E$39];0);2);&quot;&quot;)">
            <text:p/>
          </table:table-cell>
          <table:table-cell table:style-name="ce27" table:formula="of:=IFERROR(INDEX([$'olah data'.$B$4:$'olah data'.$N$39];MATCH([.$A106];[$'olah data'.F$4:$'olah data'.F$39];0);2);&quot;&quot;)">
            <text:p/>
          </table:table-cell>
          <table:table-cell table:style-name="ce27" table:formula="of:=IFERROR(INDEX([$'olah data'.$B$4:$'olah data'.$N$39];MATCH([.$A106];[$'olah data'.G$4:$'olah data'.G$39];0);2);&quot;&quot;)">
            <text:p/>
          </table:table-cell>
          <table:table-cell table:style-name="ce27" table:formula="of:=IFERROR(INDEX([$'olah data'.$B$4:$'olah data'.$N$39];MATCH([.$A106];[$'olah data'.H$4:$'olah data'.H$39];0);2);&quot;&quot;)">
            <text:p/>
          </table:table-cell>
          <table:table-cell table:style-name="ce27" table:formula="of:=IFERROR(INDEX([$'olah data'.$B$4:$'olah data'.$N$39];MATCH([.$A106];[$'olah data'.I$4:$'olah data'.I$39];0);2);&quot;&quot;)" office:value-type="string" office:string-value="Extravagance v. reserve (9 items)" calcext:value-type="string">
            <text:p>Extravagance v. reserve (9 items)</text:p>
          </table:table-cell>
          <table:table-cell table:style-name="ce27" table:formula="of:=IFERROR(INDEX([$'olah data'.$B$4:$'olah data'.$N$39];MATCH([.$A106];[$'olah data'.J$4:$'olah data'.J$39];0);2);&quot;&quot;)">
            <text:p/>
          </table:table-cell>
          <table:table-cell table:style-name="ce27" table:formula="of:=IFERROR(INDEX([$'olah data'.$B$4:$'olah data'.$N$39];MATCH([.$A106];[$'olah data'.K$4:$'olah data'.K$39];0);2);&quot;&quot;)">
            <text:p/>
          </table:table-cell>
          <table:table-cell table:style-name="ce27" table:formula="of:=IFERROR(INDEX([$'olah data'.$B$4:$'olah data'.$N$39];MATCH([.$A106];[$'olah data'.L$4:$'olah data'.L$39];0);2);&quot;&quot;)">
            <text:p/>
          </table:table-cell>
          <table:table-cell table:style-name="ce27" table:formula="of:=IFERROR(INDEX([$'olah data'.$B$4:$'olah data'.$N$39];MATCH([.$A106];[$'olah data'.M$4:$'olah data'.M$39];0);2);&quot;&quot;)">
            <text:p/>
          </table:table-cell>
          <table:table-cell table:style-name="ce27" table:formula="of:=IFERROR(INDEX([$'olah data'.$B$4:$'olah data'.$N$39];MATCH([.$A106];[$'olah data'.N$4:$'olah data'.N$39];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IFERROR([$'View Input'.Z3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06" calcext:value-type="float">
            <text:p>106</text:p>
          </table:table-cell>
          <table:table-cell table:style-name="ce64" office:value-type="float" office:value="5" calcext:value-type="float">
            <text:p>5</text:p>
          </table:table-cell>
          <table:table-cell table:style-name="ce98" table:formula="of:=IF([.R107]=&quot;&quot;;IF([.Q107]=&quot;R&quot;;VLOOKUP([.P107];[$'olah data'.$R$3:$'olah data'.$S$7];2);[.P107]);IF([.R107]=[.P107];[.P107];[.Q107]))" office:value-type="float" office:value="0" calcext:value-type="float">
            <text:p>0</text:p>
          </table:table-cell>
          <table:table-cell table:style-name="ce27" table:formula="of:=IFERROR(INDEX([$'olah data'.$B$4:$'olah data'.$N$39];MATCH([.$A107];[$'olah data'.D$4:$'olah data'.D$39];0);2);&quot;&quot;)">
            <text:p/>
          </table:table-cell>
          <table:table-cell table:style-name="ce27" table:formula="of:=IFERROR(INDEX([$'olah data'.$B$4:$'olah data'.$N$39];MATCH([.$A107];[$'olah data'.E$4:$'olah data'.E$39];0);2);&quot;&quot;)">
            <text:p/>
          </table:table-cell>
          <table:table-cell table:style-name="ce27" table:formula="of:=IFERROR(INDEX([$'olah data'.$B$4:$'olah data'.$N$39];MATCH([.$A107];[$'olah data'.F$4:$'olah data'.F$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07];[$'olah data'.G$4:$'olah data'.G$39];0);2);&quot;&quot;)">
            <text:p/>
          </table:table-cell>
          <table:table-cell table:style-name="ce27" table:formula="of:=IFERROR(INDEX([$'olah data'.$B$4:$'olah data'.$N$39];MATCH([.$A107];[$'olah data'.H$4:$'olah data'.H$39];0);2);&quot;&quot;)">
            <text:p/>
          </table:table-cell>
          <table:table-cell table:style-name="ce27" table:formula="of:=IFERROR(INDEX([$'olah data'.$B$4:$'olah data'.$N$39];MATCH([.$A107];[$'olah data'.I$4:$'olah data'.I$39];0);2);&quot;&quot;)">
            <text:p/>
          </table:table-cell>
          <table:table-cell table:style-name="ce27" table:formula="of:=IFERROR(INDEX([$'olah data'.$B$4:$'olah data'.$N$39];MATCH([.$A107];[$'olah data'.J$4:$'olah data'.J$39];0);2);&quot;&quot;)">
            <text:p/>
          </table:table-cell>
          <table:table-cell table:style-name="ce27" table:formula="of:=IFERROR(INDEX([$'olah data'.$B$4:$'olah data'.$N$39];MATCH([.$A107];[$'olah data'.K$4:$'olah data'.K$39];0);2);&quot;&quot;)">
            <text:p/>
          </table:table-cell>
          <table:table-cell table:style-name="ce27" table:formula="of:=IFERROR(INDEX([$'olah data'.$B$4:$'olah data'.$N$39];MATCH([.$A107];[$'olah data'.L$4:$'olah data'.L$39];0);2);&quot;&quot;)">
            <text:p/>
          </table:table-cell>
          <table:table-cell table:style-name="ce27" table:formula="of:=IFERROR(INDEX([$'olah data'.$B$4:$'olah data'.$N$39];MATCH([.$A107];[$'olah data'.M$4:$'olah data'.M$39];0);2);&quot;&quot;)">
            <text:p/>
          </table:table-cell>
          <table:table-cell table:style-name="ce27" table:formula="of:=IFERROR(INDEX([$'olah data'.$B$4:$'olah data'.$N$39];MATCH([.$A107];[$'olah data'.N$4:$'olah data'.N$39];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IFERROR([$'View Input'.Z3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7" calcext:value-type="float">
            <text:p>107</text:p>
          </table:table-cell>
          <table:table-cell table:style-name="ce64" office:value-type="float" office:value="5" calcext:value-type="float">
            <text:p>5</text:p>
          </table:table-cell>
          <table:table-cell table:style-name="ce98" table:formula="of:=IF([.R108]=&quot;&quot;;IF([.Q108]=&quot;R&quot;;VLOOKUP([.P108];[$'olah data'.$R$3:$'olah data'.$S$7];2);[.P108]);IF([.R108]=[.P108];[.P108];[.Q108]))" office:value-type="string" office:string-value="" calcext:value-type="error">
            <text:p>#N/A</text:p>
          </table:table-cell>
          <table:table-cell table:style-name="ce27" table:formula="of:=IFERROR(INDEX([$'olah data'.$B$4:$'olah data'.$N$39];MATCH([.$A108];[$'olah data'.D$4:$'olah data'.D$39];0);2);&quot;&quot;)">
            <text:p/>
          </table:table-cell>
          <table:table-cell table:style-name="ce27" table:formula="of:=IFERROR(INDEX([$'olah data'.$B$4:$'olah data'.$N$39];MATCH([.$A108];[$'olah data'.E$4:$'olah data'.E$39];0);2);&quot;&quot;)">
            <text:p/>
          </table:table-cell>
          <table:table-cell table:style-name="ce27" table:formula="of:=IFERROR(INDEX([$'olah data'.$B$4:$'olah data'.$N$39];MATCH([.$A108];[$'olah data'.F$4:$'olah data'.F$39];0);2);&quot;&quot;)">
            <text:p/>
          </table:table-cell>
          <table:table-cell table:style-name="ce27" table:formula="of:=IFERROR(INDEX([$'olah data'.$B$4:$'olah data'.$N$39];MATCH([.$A108];[$'olah data'.G$4:$'olah data'.G$39];0);2);&quot;&quot;)">
            <text:p/>
          </table:table-cell>
          <table:table-cell table:style-name="ce27" table:formula="of:=IFERROR(INDEX([$'olah data'.$B$4:$'olah data'.$N$39];MATCH([.$A108];[$'olah data'.H$4:$'olah data'.H$39];0);2);&quot;&quot;)">
            <text:p/>
          </table:table-cell>
          <table:table-cell table:style-name="ce27" table:formula="of:=IFERROR(INDEX([$'olah data'.$B$4:$'olah data'.$N$39];MATCH([.$A108];[$'olah data'.I$4:$'olah data'.I$39];0);2);&quot;&quot;)">
            <text:p/>
          </table:table-cell>
          <table:table-cell table:style-name="ce27" table:formula="of:=IFERROR(INDEX([$'olah data'.$B$4:$'olah data'.$N$39];MATCH([.$A108];[$'olah data'.J$4:$'olah data'.J$39];0);2);&quot;&quot;)">
            <text:p/>
          </table:table-cell>
          <table:table-cell table:style-name="ce27" table:formula="of:=IFERROR(INDEX([$'olah data'.$B$4:$'olah data'.$N$39];MATCH([.$A108];[$'olah data'.K$4:$'olah data'.K$39];0);2);&quot;&quot;)">
            <text:p/>
          </table:table-cell>
          <table:table-cell table:style-name="ce27" table:formula="of:=IFERROR(INDEX([$'olah data'.$B$4:$'olah data'.$N$39];MATCH([.$A108];[$'olah data'.L$4:$'olah data'.L$39];0);2);&quot;&quot;)" office:value-type="string" office:string-value="Enlightened second nature (11 items)" calcext:value-type="string">
            <text:p>Enlightened second nature (11 items)</text:p>
          </table:table-cell>
          <table:table-cell table:style-name="ce27" table:formula="of:=IFERROR(INDEX([$'olah data'.$B$4:$'olah data'.$N$39];MATCH([.$A108];[$'olah data'.M$4:$'olah data'.M$39];0);2);&quot;&quot;)">
            <text:p/>
          </table:table-cell>
          <table:table-cell table:style-name="ce27" table:formula="of:=IFERROR(INDEX([$'olah data'.$B$4:$'olah data'.$N$39];MATCH([.$A108];[$'olah data'.N$4:$'olah data'.N$39];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IFERROR([$'View Input'.Z3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08" calcext:value-type="float">
            <text:p>108</text:p>
          </table:table-cell>
          <table:table-cell table:style-name="ce64" office:value-type="float" office:value="5" calcext:value-type="float">
            <text:p>5</text:p>
          </table:table-cell>
          <table:table-cell table:style-name="ce98" table:formula="of:=IF([.R109]=&quot;&quot;;IF([.Q109]=&quot;R&quot;;VLOOKUP([.P109];[$'olah data'.$R$3:$'olah data'.$S$7];2);[.P109]);IF([.R109]=[.P109];[.P109];[.Q109]))" office:value-type="string" office:string-value="" calcext:value-type="error">
            <text:p>#N/A</text:p>
          </table:table-cell>
          <table:table-cell table:style-name="ce27" table:formula="of:=IFERROR(INDEX([$'olah data'.$B$4:$'olah data'.$N$39];MATCH([.$A109];[$'olah data'.D$4:$'olah data'.D$39];0);2);&quot;&quot;)">
            <text:p/>
          </table:table-cell>
          <table:table-cell table:style-name="ce27" table:formula="of:=IFERROR(INDEX([$'olah data'.$B$4:$'olah data'.$N$39];MATCH([.$A109];[$'olah data'.E$4:$'olah data'.E$39];0);2);&quot;&quot;)">
            <text:p/>
          </table:table-cell>
          <table:table-cell table:style-name="ce27" table:formula="of:=IFERROR(INDEX([$'olah data'.$B$4:$'olah data'.$N$39];MATCH([.$A109];[$'olah data'.F$4:$'olah data'.F$39];0);2);&quot;&quot;)">
            <text:p/>
          </table:table-cell>
          <table:table-cell table:style-name="ce27" table:formula="of:=IFERROR(INDEX([$'olah data'.$B$4:$'olah data'.$N$39];MATCH([.$A109];[$'olah data'.G$4:$'olah data'.G$39];0);2);&quot;&quot;)" office:value-type="string" office:string-value="Resourcefulness (5 items)" calcext:value-type="string">
            <text:p>Resourcefulness (5 items)</text:p>
          </table:table-cell>
          <table:table-cell table:style-name="ce27" table:formula="of:=IFERROR(INDEX([$'olah data'.$B$4:$'olah data'.$N$39];MATCH([.$A109];[$'olah data'.H$4:$'olah data'.H$39];0);2);&quot;&quot;)">
            <text:p/>
          </table:table-cell>
          <table:table-cell table:style-name="ce27" table:formula="of:=IFERROR(INDEX([$'olah data'.$B$4:$'olah data'.$N$39];MATCH([.$A109];[$'olah data'.I$4:$'olah data'.I$39];0);2);&quot;&quot;)">
            <text:p/>
          </table:table-cell>
          <table:table-cell table:style-name="ce27" table:formula="of:=IFERROR(INDEX([$'olah data'.$B$4:$'olah data'.$N$39];MATCH([.$A109];[$'olah data'.J$4:$'olah data'.J$39];0);2);&quot;&quot;)">
            <text:p/>
          </table:table-cell>
          <table:table-cell table:style-name="ce27" table:formula="of:=IFERROR(INDEX([$'olah data'.$B$4:$'olah data'.$N$39];MATCH([.$A109];[$'olah data'.K$4:$'olah data'.K$39];0);2);&quot;&quot;)">
            <text:p/>
          </table:table-cell>
          <table:table-cell table:style-name="ce27" table:formula="of:=IFERROR(INDEX([$'olah data'.$B$4:$'olah data'.$N$39];MATCH([.$A109];[$'olah data'.L$4:$'olah data'.L$39];0);2);&quot;&quot;)">
            <text:p/>
          </table:table-cell>
          <table:table-cell table:style-name="ce27" table:formula="of:=IFERROR(INDEX([$'olah data'.$B$4:$'olah data'.$N$39];MATCH([.$A109];[$'olah data'.M$4:$'olah data'.M$39];0);2);&quot;&quot;)">
            <text:p/>
          </table:table-cell>
          <table:table-cell table:style-name="ce27" table:formula="of:=IFERROR(INDEX([$'olah data'.$B$4:$'olah data'.$N$39];MATCH([.$A109];[$'olah data'.N$4:$'olah data'.N$39];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IFERROR([$'View Input'.Z3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09" calcext:value-type="float">
            <text:p>109</text:p>
          </table:table-cell>
          <table:table-cell table:style-name="ce64" office:value-type="float" office:value="5" calcext:value-type="float">
            <text:p>5</text:p>
          </table:table-cell>
          <table:table-cell table:style-name="ce98" table:formula="of:=IF([.R110]=&quot;&quot;;IF([.Q110]=&quot;R&quot;;VLOOKUP([.P110];[$'olah data'.$R$3:$'olah data'.$S$7];2);[.P110]);IF([.R110]=[.P110];[.P110];[.Q110]))" office:value-type="float" office:value="0" calcext:value-type="float">
            <text:p>0</text:p>
          </table:table-cell>
          <table:table-cell table:style-name="ce27" table:formula="of:=IFERROR(INDEX([$'olah data'.$B$4:$'olah data'.$N$39];MATCH([.$A110];[$'olah data'.D$4:$'olah data'.D$39];0);2);&quot;&quot;)">
            <text:p/>
          </table:table-cell>
          <table:table-cell table:style-name="ce27" table:formula="of:=IFERROR(INDEX([$'olah data'.$B$4:$'olah data'.$N$39];MATCH([.$A110];[$'olah data'.E$4:$'olah data'.E$39];0);2);&quot;&quot;)">
            <text:p/>
          </table:table-cell>
          <table:table-cell table:style-name="ce27" table:formula="of:=IFERROR(INDEX([$'olah data'.$B$4:$'olah data'.$N$39];MATCH([.$A110];[$'olah data'.F$4:$'olah data'.F$39];0);2);&quot;&quot;)" office:value-type="string" office:string-value="Disorderliness v. regimentation (7 items)" calcext:value-type="string">
            <text:p>Disorderliness v. regimentation (7 items)</text:p>
          </table:table-cell>
          <table:table-cell table:style-name="ce27" table:formula="of:=IFERROR(INDEX([$'olah data'.$B$4:$'olah data'.$N$39];MATCH([.$A110];[$'olah data'.G$4:$'olah data'.G$39];0);2);&quot;&quot;)">
            <text:p/>
          </table:table-cell>
          <table:table-cell table:style-name="ce27" table:formula="of:=IFERROR(INDEX([$'olah data'.$B$4:$'olah data'.$N$39];MATCH([.$A110];[$'olah data'.H$4:$'olah data'.H$39];0);2);&quot;&quot;)">
            <text:p/>
          </table:table-cell>
          <table:table-cell table:style-name="ce27" table:formula="of:=IFERROR(INDEX([$'olah data'.$B$4:$'olah data'.$N$39];MATCH([.$A110];[$'olah data'.I$4:$'olah data'.I$39];0);2);&quot;&quot;)">
            <text:p/>
          </table:table-cell>
          <table:table-cell table:style-name="ce27" table:formula="of:=IFERROR(INDEX([$'olah data'.$B$4:$'olah data'.$N$39];MATCH([.$A110];[$'olah data'.J$4:$'olah data'.J$39];0);2);&quot;&quot;)">
            <text:p/>
          </table:table-cell>
          <table:table-cell table:style-name="ce27" table:formula="of:=IFERROR(INDEX([$'olah data'.$B$4:$'olah data'.$N$39];MATCH([.$A110];[$'olah data'.K$4:$'olah data'.K$39];0);2);&quot;&quot;)">
            <text:p/>
          </table:table-cell>
          <table:table-cell table:style-name="ce27" table:formula="of:=IFERROR(INDEX([$'olah data'.$B$4:$'olah data'.$N$39];MATCH([.$A110];[$'olah data'.L$4:$'olah data'.L$39];0);2);&quot;&quot;)">
            <text:p/>
          </table:table-cell>
          <table:table-cell table:style-name="ce27" table:formula="of:=IFERROR(INDEX([$'olah data'.$B$4:$'olah data'.$N$39];MATCH([.$A110];[$'olah data'.M$4:$'olah data'.M$39];0);2);&quot;&quot;)">
            <text:p/>
          </table:table-cell>
          <table:table-cell table:style-name="ce27" table:formula="of:=IFERROR(INDEX([$'olah data'.$B$4:$'olah data'.$N$39];MATCH([.$A110];[$'olah data'.N$4:$'olah data'.N$39];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IFERROR([$'View Input'.Z3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0" calcext:value-type="float">
            <text:p>110</text:p>
          </table:table-cell>
          <table:table-cell table:style-name="ce64" office:value-type="float" office:value="5" calcext:value-type="float">
            <text:p>5</text:p>
          </table:table-cell>
          <table:table-cell table:style-name="ce98" table:formula="of:=IF([.R111]=&quot;&quot;;IF([.Q111]=&quot;R&quot;;VLOOKUP([.P111];[$'olah data'.$R$3:$'olah data'.$S$7];2);[.P111]);IF([.R111]=[.P111];[.P111];[.Q111]))" office:value-type="string" office:string-value="" calcext:value-type="error">
            <text:p>#N/A</text:p>
          </table:table-cell>
          <table:table-cell table:style-name="ce27" table:formula="of:=IFERROR(INDEX([$'olah data'.$B$4:$'olah data'.$N$39];MATCH([.$A111];[$'olah data'.D$4:$'olah data'.D$39];0);2);&quot;&quot;)">
            <text:p/>
          </table:table-cell>
          <table:table-cell table:style-name="ce27" table:formula="of:=IFERROR(INDEX([$'olah data'.$B$4:$'olah data'.$N$39];MATCH([.$A111];[$'olah data'.E$4:$'olah data'.E$39];0);2);&quot;&quot;)">
            <text:p/>
          </table:table-cell>
          <table:table-cell table:style-name="ce27" table:formula="of:=IFERROR(INDEX([$'olah data'.$B$4:$'olah data'.$N$39];MATCH([.$A111];[$'olah data'.F$4:$'olah data'.F$39];0);2);&quot;&quot;)">
            <text:p/>
          </table:table-cell>
          <table:table-cell table:style-name="ce27" table:formula="of:=IFERROR(INDEX([$'olah data'.$B$4:$'olah data'.$N$39];MATCH([.$A111];[$'olah data'.G$4:$'olah data'.G$39];0);2);&quot;&quot;)">
            <text:p/>
          </table:table-cell>
          <table:table-cell table:style-name="ce27" table:formula="of:=IFERROR(INDEX([$'olah data'.$B$4:$'olah data'.$N$39];MATCH([.$A111];[$'olah data'.H$4:$'olah data'.H$39];0);2);&quot;&quot;)" office:value-type="string" office:string-value="Attachment (6 items)" calcext:value-type="string">
            <text:p>Attachment (6 items)</text:p>
          </table:table-cell>
          <table:table-cell table:style-name="ce27" table:formula="of:=IFERROR(INDEX([$'olah data'.$B$4:$'olah data'.$N$39];MATCH([.$A111];[$'olah data'.I$4:$'olah data'.I$39];0);2);&quot;&quot;)">
            <text:p/>
          </table:table-cell>
          <table:table-cell table:style-name="ce27" table:formula="of:=IFERROR(INDEX([$'olah data'.$B$4:$'olah data'.$N$39];MATCH([.$A111];[$'olah data'.J$4:$'olah data'.J$39];0);2);&quot;&quot;)">
            <text:p/>
          </table:table-cell>
          <table:table-cell table:style-name="ce27" table:formula="of:=IFERROR(INDEX([$'olah data'.$B$4:$'olah data'.$N$39];MATCH([.$A111];[$'olah data'.K$4:$'olah data'.K$39];0);2);&quot;&quot;)">
            <text:p/>
          </table:table-cell>
          <table:table-cell table:style-name="ce27" table:formula="of:=IFERROR(INDEX([$'olah data'.$B$4:$'olah data'.$N$39];MATCH([.$A111];[$'olah data'.L$4:$'olah data'.L$39];0);2);&quot;&quot;)">
            <text:p/>
          </table:table-cell>
          <table:table-cell table:style-name="ce27" table:formula="of:=IFERROR(INDEX([$'olah data'.$B$4:$'olah data'.$N$39];MATCH([.$A111];[$'olah data'.M$4:$'olah data'.M$39];0);2);&quot;&quot;)">
            <text:p/>
          </table:table-cell>
          <table:table-cell table:style-name="ce27" table:formula="of:=IFERROR(INDEX([$'olah data'.$B$4:$'olah data'.$N$39];MATCH([.$A111];[$'olah data'.N$4:$'olah data'.N$39];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IFERROR([$'View Input'.Z4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11" calcext:value-type="float">
            <text:p>111</text:p>
          </table:table-cell>
          <table:table-cell table:style-name="ce64" office:value-type="float" office:value="5" calcext:value-type="float">
            <text:p>5</text:p>
          </table:table-cell>
          <table:table-cell table:style-name="ce98" table:formula="of:=IF([.R112]=&quot;&quot;;IF([.Q112]=&quot;R&quot;;VLOOKUP([.P112];[$'olah data'.$R$3:$'olah data'.$S$7];2);[.P112]);IF([.R112]=[.P112];[.P112];[.Q112]))" office:value-type="float" office:value="0" calcext:value-type="float">
            <text:p>0</text:p>
          </table:table-cell>
          <table:table-cell table:style-name="ce27" table:formula="of:=IFERROR(INDEX([$'olah data'.$B$4:$'olah data'.$N$39];MATCH([.$A112];[$'olah data'.D$4:$'olah data'.D$39];0);2);&quot;&quot;)">
            <text:p/>
          </table:table-cell>
          <table:table-cell table:style-name="ce27" table:formula="of:=IFERROR(INDEX([$'olah data'.$B$4:$'olah data'.$N$39];MATCH([.$A112];[$'olah data'.E$4:$'olah data'.E$39];0);2);&quot;&quot;)">
            <text:p/>
          </table:table-cell>
          <table:table-cell table:style-name="ce27" table:formula="of:=IFERROR(INDEX([$'olah data'.$B$4:$'olah data'.$N$39];MATCH([.$A112];[$'olah data'.F$4:$'olah data'.F$39];0);2);&quot;&quot;)">
            <text:p/>
          </table:table-cell>
          <table:table-cell table:style-name="ce27" table:formula="of:=IFERROR(INDEX([$'olah data'.$B$4:$'olah data'.$N$39];MATCH([.$A112];[$'olah data'.G$4:$'olah data'.G$39];0);2);&quot;&quot;)" office:value-type="string" office:string-value="Work hardened vs spoiled (8 items)" calcext:value-type="string">
            <text:p>Work hardened vs spoiled (8 items)</text:p>
          </table:table-cell>
          <table:table-cell table:style-name="ce27" table:formula="of:=IFERROR(INDEX([$'olah data'.$B$4:$'olah data'.$N$39];MATCH([.$A112];[$'olah data'.H$4:$'olah data'.H$39];0);2);&quot;&quot;)">
            <text:p/>
          </table:table-cell>
          <table:table-cell table:style-name="ce27" table:formula="of:=IFERROR(INDEX([$'olah data'.$B$4:$'olah data'.$N$39];MATCH([.$A112];[$'olah data'.I$4:$'olah data'.I$39];0);2);&quot;&quot;)">
            <text:p/>
          </table:table-cell>
          <table:table-cell table:style-name="ce27" table:formula="of:=IFERROR(INDEX([$'olah data'.$B$4:$'olah data'.$N$39];MATCH([.$A112];[$'olah data'.J$4:$'olah data'.J$39];0);2);&quot;&quot;)">
            <text:p/>
          </table:table-cell>
          <table:table-cell table:style-name="ce27" table:formula="of:=IFERROR(INDEX([$'olah data'.$B$4:$'olah data'.$N$39];MATCH([.$A112];[$'olah data'.K$4:$'olah data'.K$39];0);2);&quot;&quot;)">
            <text:p/>
          </table:table-cell>
          <table:table-cell table:style-name="ce27" table:formula="of:=IFERROR(INDEX([$'olah data'.$B$4:$'olah data'.$N$39];MATCH([.$A112];[$'olah data'.L$4:$'olah data'.L$39];0);2);&quot;&quot;)">
            <text:p/>
          </table:table-cell>
          <table:table-cell table:style-name="ce27" table:formula="of:=IFERROR(INDEX([$'olah data'.$B$4:$'olah data'.$N$39];MATCH([.$A112];[$'olah data'.M$4:$'olah data'.M$39];0);2);&quot;&quot;)">
            <text:p/>
          </table:table-cell>
          <table:table-cell table:style-name="ce27" table:formula="of:=IFERROR(INDEX([$'olah data'.$B$4:$'olah data'.$N$39];MATCH([.$A112];[$'olah data'.N$4:$'olah data'.N$39];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IFERROR([$'View Input'.Z4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2" calcext:value-type="float">
            <text:p>112</text:p>
          </table:table-cell>
          <table:table-cell table:style-name="ce64" office:value-type="float" office:value="5" calcext:value-type="float">
            <text:p>5</text:p>
          </table:table-cell>
          <table:table-cell table:style-name="ce98" table:formula="of:=IF([.R113]=&quot;&quot;;IF([.Q113]=&quot;R&quot;;VLOOKUP([.P113];[$'olah data'.$R$3:$'olah data'.$S$7];2);[.P113]);IF([.R113]=[.P113];[.P113];[.Q113]))" office:value-type="float" office:value="0" calcext:value-type="float">
            <text:p>0</text:p>
          </table:table-cell>
          <table:table-cell table:style-name="ce27" table:formula="of:=IFERROR(INDEX([$'olah data'.$B$4:$'olah data'.$N$39];MATCH([.$A113];[$'olah data'.D$4:$'olah data'.D$39];0);2);&quot;&quot;)">
            <text:p/>
          </table:table-cell>
          <table:table-cell table:style-name="ce27" table:formula="of:=IFERROR(INDEX([$'olah data'.$B$4:$'olah data'.$N$39];MATCH([.$A113];[$'olah data'.E$4:$'olah data'.E$39];0);2);&quot;&quot;)">
            <text:p/>
          </table:table-cell>
          <table:table-cell table:style-name="ce27" table:formula="of:=IFERROR(INDEX([$'olah data'.$B$4:$'olah data'.$N$39];MATCH([.$A113];[$'olah data'.F$4:$'olah data'.F$39];0);2);&quot;&quot;)">
            <text:p/>
          </table:table-cell>
          <table:table-cell table:style-name="ce27" table:formula="of:=IFERROR(INDEX([$'olah data'.$B$4:$'olah data'.$N$39];MATCH([.$A113];[$'olah data'.G$4:$'olah data'.G$39];0);2);&quot;&quot;)">
            <text:p/>
          </table:table-cell>
          <table:table-cell table:style-name="ce27" table:formula="of:=IFERROR(INDEX([$'olah data'.$B$4:$'olah data'.$N$39];MATCH([.$A113];[$'olah data'.H$4:$'olah data'.H$39];0);2);&quot;&quot;)">
            <text:p/>
          </table:table-cell>
          <table:table-cell table:style-name="ce27" table:formula="of:=IFERROR(INDEX([$'olah data'.$B$4:$'olah data'.$N$39];MATCH([.$A113];[$'olah data'.I$4:$'olah data'.I$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13];[$'olah data'.J$4:$'olah data'.J$39];0);2);&quot;&quot;)">
            <text:p/>
          </table:table-cell>
          <table:table-cell table:style-name="ce27" table:formula="of:=IFERROR(INDEX([$'olah data'.$B$4:$'olah data'.$N$39];MATCH([.$A113];[$'olah data'.K$4:$'olah data'.K$39];0);2);&quot;&quot;)">
            <text:p/>
          </table:table-cell>
          <table:table-cell table:style-name="ce27" table:formula="of:=IFERROR(INDEX([$'olah data'.$B$4:$'olah data'.$N$39];MATCH([.$A113];[$'olah data'.L$4:$'olah data'.L$39];0);2);&quot;&quot;)">
            <text:p/>
          </table:table-cell>
          <table:table-cell table:style-name="ce27" table:formula="of:=IFERROR(INDEX([$'olah data'.$B$4:$'olah data'.$N$39];MATCH([.$A113];[$'olah data'.M$4:$'olah data'.M$39];0);2);&quot;&quot;)">
            <text:p/>
          </table:table-cell>
          <table:table-cell table:style-name="ce27" table:formula="of:=IFERROR(INDEX([$'olah data'.$B$4:$'olah data'.$N$39];MATCH([.$A113];[$'olah data'.N$4:$'olah data'.N$39];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IFERROR([$'View Input'.Z4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3" calcext:value-type="float">
            <text:p>113</text:p>
          </table:table-cell>
          <table:table-cell table:style-name="ce64" office:value-type="float" office:value="5" calcext:value-type="float">
            <text:p>5</text:p>
          </table:table-cell>
          <table:table-cell table:style-name="ce98" table:formula="of:=IF([.R114]=&quot;&quot;;IF([.Q114]=&quot;R&quot;;VLOOKUP([.P114];[$'olah data'.$R$3:$'olah data'.$S$7];2);[.P114]);IF([.R114]=[.P114];[.P114];[.Q114]))" office:value-type="float" office:value="0" calcext:value-type="float">
            <text:p>0</text:p>
          </table:table-cell>
          <table:table-cell table:style-name="ce27" table:formula="of:=IFERROR(INDEX([$'olah data'.$B$4:$'olah data'.$N$39];MATCH([.$A114];[$'olah data'.D$4:$'olah data'.D$39];0);2);&quot;&quot;)">
            <text:p/>
          </table:table-cell>
          <table:table-cell table:style-name="ce27" table:formula="of:=IFERROR(INDEX([$'olah data'.$B$4:$'olah data'.$N$39];MATCH([.$A114];[$'olah data'.E$4:$'olah data'.E$39];0);2);&quot;&quot;)">
            <text:p/>
          </table:table-cell>
          <table:table-cell table:style-name="ce27" table:formula="of:=IFERROR(INDEX([$'olah data'.$B$4:$'olah data'.$N$39];MATCH([.$A114];[$'olah data'.F$4:$'olah data'.F$39];0);2);&quot;&quot;)" office:value-type="string" office:string-value="Fear of uncertainty (7 items)" calcext:value-type="string">
            <text:p>Fear of uncertainty (7 items)</text:p>
          </table:table-cell>
          <table:table-cell table:style-name="ce27" table:formula="of:=IFERROR(INDEX([$'olah data'.$B$4:$'olah data'.$N$39];MATCH([.$A114];[$'olah data'.G$4:$'olah data'.G$39];0);2);&quot;&quot;)">
            <text:p/>
          </table:table-cell>
          <table:table-cell table:style-name="ce27" table:formula="of:=IFERROR(INDEX([$'olah data'.$B$4:$'olah data'.$N$39];MATCH([.$A114];[$'olah data'.H$4:$'olah data'.H$39];0);2);&quot;&quot;)">
            <text:p/>
          </table:table-cell>
          <table:table-cell table:style-name="ce27" table:formula="of:=IFERROR(INDEX([$'olah data'.$B$4:$'olah data'.$N$39];MATCH([.$A114];[$'olah data'.I$4:$'olah data'.I$39];0);2);&quot;&quot;)">
            <text:p/>
          </table:table-cell>
          <table:table-cell table:style-name="ce27" table:formula="of:=IFERROR(INDEX([$'olah data'.$B$4:$'olah data'.$N$39];MATCH([.$A114];[$'olah data'.J$4:$'olah data'.J$39];0);2);&quot;&quot;)">
            <text:p/>
          </table:table-cell>
          <table:table-cell table:style-name="ce27" table:formula="of:=IFERROR(INDEX([$'olah data'.$B$4:$'olah data'.$N$39];MATCH([.$A114];[$'olah data'.K$4:$'olah data'.K$39];0);2);&quot;&quot;)">
            <text:p/>
          </table:table-cell>
          <table:table-cell table:style-name="ce27" table:formula="of:=IFERROR(INDEX([$'olah data'.$B$4:$'olah data'.$N$39];MATCH([.$A114];[$'olah data'.L$4:$'olah data'.L$39];0);2);&quot;&quot;)">
            <text:p/>
          </table:table-cell>
          <table:table-cell table:style-name="ce27" table:formula="of:=IFERROR(INDEX([$'olah data'.$B$4:$'olah data'.$N$39];MATCH([.$A114];[$'olah data'.M$4:$'olah data'.M$39];0);2);&quot;&quot;)">
            <text:p/>
          </table:table-cell>
          <table:table-cell table:style-name="ce27" table:formula="of:=IFERROR(INDEX([$'olah data'.$B$4:$'olah data'.$N$39];MATCH([.$A114];[$'olah data'.N$4:$'olah data'.N$39];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IFERROR([$'View Input'.Z4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4" calcext:value-type="float">
            <text:p>114</text:p>
          </table:table-cell>
          <table:table-cell table:style-name="ce64" office:value-type="float" office:value="5" calcext:value-type="float">
            <text:p>5</text:p>
          </table:table-cell>
          <table:table-cell table:style-name="ce98" table:formula="of:=IF([.R115]=&quot;&quot;;IF([.Q115]=&quot;R&quot;;VLOOKUP([.P115];[$'olah data'.$R$3:$'olah data'.$S$7];2);[.P115]);IF([.R115]=[.P115];[.P115];[.Q115]))" office:value-type="float" office:value="0" calcext:value-type="float">
            <text:p>0</text:p>
          </table:table-cell>
          <table:table-cell table:style-name="ce27" table:formula="of:=IFERROR(INDEX([$'olah data'.$B$4:$'olah data'.$N$39];MATCH([.$A115];[$'olah data'.D$4:$'olah data'.D$39];0);2);&quot;&quot;)">
            <text:p/>
          </table:table-cell>
          <table:table-cell table:style-name="ce27" table:formula="of:=IFERROR(INDEX([$'olah data'.$B$4:$'olah data'.$N$39];MATCH([.$A115];[$'olah data'.E$4:$'olah data'.E$39];0);2);&quot;&quot;)">
            <text:p/>
          </table:table-cell>
          <table:table-cell table:style-name="ce27" table:formula="of:=IFERROR(INDEX([$'olah data'.$B$4:$'olah data'.$N$39];MATCH([.$A115];[$'olah data'.F$4:$'olah data'.F$39];0);2);&quot;&quot;)">
            <text:p/>
          </table:table-cell>
          <table:table-cell table:style-name="ce27" table:formula="of:=IFERROR(INDEX([$'olah data'.$B$4:$'olah data'.$N$39];MATCH([.$A115];[$'olah data'.G$4:$'olah data'.G$39];0);2);&quot;&quot;)" office:value-type="string" office:string-value="Eagerness of effort vs laziness (9 items)" calcext:value-type="string">
            <text:p>Eagerness of effort vs laziness (9 items)</text:p>
          </table:table-cell>
          <table:table-cell table:style-name="ce27" table:formula="of:=IFERROR(INDEX([$'olah data'.$B$4:$'olah data'.$N$39];MATCH([.$A115];[$'olah data'.H$4:$'olah data'.H$39];0);2);&quot;&quot;)">
            <text:p/>
          </table:table-cell>
          <table:table-cell table:style-name="ce27" table:formula="of:=IFERROR(INDEX([$'olah data'.$B$4:$'olah data'.$N$39];MATCH([.$A115];[$'olah data'.I$4:$'olah data'.I$39];0);2);&quot;&quot;)">
            <text:p/>
          </table:table-cell>
          <table:table-cell table:style-name="ce27" table:formula="of:=IFERROR(INDEX([$'olah data'.$B$4:$'olah data'.$N$39];MATCH([.$A115];[$'olah data'.J$4:$'olah data'.J$39];0);2);&quot;&quot;)">
            <text:p/>
          </table:table-cell>
          <table:table-cell table:style-name="ce27" table:formula="of:=IFERROR(INDEX([$'olah data'.$B$4:$'olah data'.$N$39];MATCH([.$A115];[$'olah data'.K$4:$'olah data'.K$39];0);2);&quot;&quot;)">
            <text:p/>
          </table:table-cell>
          <table:table-cell table:style-name="ce27" table:formula="of:=IFERROR(INDEX([$'olah data'.$B$4:$'olah data'.$N$39];MATCH([.$A115];[$'olah data'.L$4:$'olah data'.L$39];0);2);&quot;&quot;)">
            <text:p/>
          </table:table-cell>
          <table:table-cell table:style-name="ce27" table:formula="of:=IFERROR(INDEX([$'olah data'.$B$4:$'olah data'.$N$39];MATCH([.$A115];[$'olah data'.M$4:$'olah data'.M$39];0);2);&quot;&quot;)">
            <text:p/>
          </table:table-cell>
          <table:table-cell table:style-name="ce27" table:formula="of:=IFERROR(INDEX([$'olah data'.$B$4:$'olah data'.$N$39];MATCH([.$A115];[$'olah data'.N$4:$'olah data'.N$39];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IFERROR([$'View Input'.Z4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5" calcext:value-type="float">
            <text:p>115</text:p>
          </table:table-cell>
          <table:table-cell table:style-name="ce64" office:value-type="float" office:value="5" calcext:value-type="float">
            <text:p>5</text:p>
          </table:table-cell>
          <table:table-cell table:style-name="ce98" table:formula="of:=IF([.R116]=&quot;&quot;;IF([.Q116]=&quot;R&quot;;VLOOKUP([.P116];[$'olah data'.$R$3:$'olah data'.$S$7];2);[.P116]);IF([.R116]=[.P116];[.P116];[.Q116]))" office:value-type="string" office:string-value="" calcext:value-type="error">
            <text:p>#N/A</text:p>
          </table:table-cell>
          <table:table-cell table:style-name="ce27" table:formula="of:=IFERROR(INDEX([$'olah data'.$B$4:$'olah data'.$N$39];MATCH([.$A116];[$'olah data'.D$4:$'olah data'.D$39];0);2);&quot;&quot;)">
            <text:p/>
          </table:table-cell>
          <table:table-cell table:style-name="ce27" table:formula="of:=IFERROR(INDEX([$'olah data'.$B$4:$'olah data'.$N$39];MATCH([.$A116];[$'olah data'.E$4:$'olah data'.E$39];0);2);&quot;&quot;)">
            <text:p/>
          </table:table-cell>
          <table:table-cell table:style-name="ce27" table:formula="of:=IFERROR(INDEX([$'olah data'.$B$4:$'olah data'.$N$39];MATCH([.$A116];[$'olah data'.F$4:$'olah data'.F$39];0);2);&quot;&quot;)">
            <text:p/>
          </table:table-cell>
          <table:table-cell table:style-name="ce27" table:formula="of:=IFERROR(INDEX([$'olah data'.$B$4:$'olah data'.$N$39];MATCH([.$A116];[$'olah data'.G$4:$'olah data'.G$39];0);2);&quot;&quot;)">
            <text:p/>
          </table:table-cell>
          <table:table-cell table:style-name="ce27" table:formula="of:=IFERROR(INDEX([$'olah data'.$B$4:$'olah data'.$N$39];MATCH([.$A116];[$'olah data'.H$4:$'olah data'.H$39];0);2);&quot;&quot;)">
            <text:p/>
          </table:table-cell>
          <table:table-cell table:style-name="ce27" table:formula="of:=IFERROR(INDEX([$'olah data'.$B$4:$'olah data'.$N$39];MATCH([.$A116];[$'olah data'.I$4:$'olah data'.I$39];0);2);&quot;&quot;)">
            <text:p/>
          </table:table-cell>
          <table:table-cell table:style-name="ce27" table:formula="of:=IFERROR(INDEX([$'olah data'.$B$4:$'olah data'.$N$39];MATCH([.$A116];[$'olah data'.J$4:$'olah data'.J$39];0);2);&quot;&quot;)">
            <text:p/>
          </table:table-cell>
          <table:table-cell table:style-name="ce27" table:formula="of:=IFERROR(INDEX([$'olah data'.$B$4:$'olah data'.$N$39];MATCH([.$A116];[$'olah data'.K$4:$'olah data'.K$39];0);2);&quot;&quot;)">
            <text:p/>
          </table:table-cell>
          <table:table-cell table:style-name="ce27" table:formula="of:=IFERROR(INDEX([$'olah data'.$B$4:$'olah data'.$N$39];MATCH([.$A116];[$'olah data'.L$4:$'olah data'.L$39];0);2);&quot;&quot;)">
            <text:p/>
          </table:table-cell>
          <table:table-cell table:style-name="ce27" table:formula="of:=IFERROR(INDEX([$'olah data'.$B$4:$'olah data'.$N$39];MATCH([.$A116];[$'olah data'.M$4:$'olah data'.M$39];0);2);&quot;&quot;)" office:value-type="string" office:string-value="Enlightened second nature (11 items)" calcext:value-type="string">
            <text:p>Enlightened second nature (11 items)</text:p>
          </table:table-cell>
          <table:table-cell table:style-name="ce27" table:formula="of:=IFERROR(INDEX([$'olah data'.$B$4:$'olah data'.$N$39];MATCH([.$A116];[$'olah data'.N$4:$'olah data'.N$39];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IFERROR([$'View Input'.Z4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16" calcext:value-type="float">
            <text:p>116</text:p>
          </table:table-cell>
          <table:table-cell table:style-name="ce64" office:value-type="float" office:value="5" calcext:value-type="float">
            <text:p>5</text:p>
          </table:table-cell>
          <table:table-cell table:style-name="ce98" table:formula="of:=IF([.R117]=&quot;&quot;;IF([.Q117]=&quot;R&quot;;VLOOKUP([.P117];[$'olah data'.$R$3:$'olah data'.$S$7];2);[.P117]);IF([.R117]=[.P117];[.P117];[.Q117]))" office:value-type="float" office:value="0" calcext:value-type="float">
            <text:p>0</text:p>
          </table:table-cell>
          <table:table-cell table:style-name="ce27" table:formula="of:=IFERROR(INDEX([$'olah data'.$B$4:$'olah data'.$N$39];MATCH([.$A117];[$'olah data'.D$4:$'olah data'.D$39];0);2);&quot;&quot;)">
            <text:p/>
          </table:table-cell>
          <table:table-cell table:style-name="ce27" table:formula="of:=IFERROR(INDEX([$'olah data'.$B$4:$'olah data'.$N$39];MATCH([.$A117];[$'olah data'.E$4:$'olah data'.E$39];0);2);&quot;&quot;)" office:value-type="string" office:string-value="Attachment (6 items)" calcext:value-type="string">
            <text:p>Attachment (6 items)</text:p>
          </table:table-cell>
          <table:table-cell table:style-name="ce27" table:formula="of:=IFERROR(INDEX([$'olah data'.$B$4:$'olah data'.$N$39];MATCH([.$A117];[$'olah data'.F$4:$'olah data'.F$39];0);2);&quot;&quot;)">
            <text:p/>
          </table:table-cell>
          <table:table-cell table:style-name="ce27" table:formula="of:=IFERROR(INDEX([$'olah data'.$B$4:$'olah data'.$N$39];MATCH([.$A117];[$'olah data'.G$4:$'olah data'.G$39];0);2);&quot;&quot;)">
            <text:p/>
          </table:table-cell>
          <table:table-cell table:style-name="ce27" table:formula="of:=IFERROR(INDEX([$'olah data'.$B$4:$'olah data'.$N$39];MATCH([.$A117];[$'olah data'.H$4:$'olah data'.H$39];0);2);&quot;&quot;)">
            <text:p/>
          </table:table-cell>
          <table:table-cell table:style-name="ce27" table:formula="of:=IFERROR(INDEX([$'olah data'.$B$4:$'olah data'.$N$39];MATCH([.$A117];[$'olah data'.I$4:$'olah data'.I$39];0);2);&quot;&quot;)">
            <text:p/>
          </table:table-cell>
          <table:table-cell table:style-name="ce27" table:formula="of:=IFERROR(INDEX([$'olah data'.$B$4:$'olah data'.$N$39];MATCH([.$A117];[$'olah data'.J$4:$'olah data'.J$39];0);2);&quot;&quot;)">
            <text:p/>
          </table:table-cell>
          <table:table-cell table:style-name="ce27" table:formula="of:=IFERROR(INDEX([$'olah data'.$B$4:$'olah data'.$N$39];MATCH([.$A117];[$'olah data'.K$4:$'olah data'.K$39];0);2);&quot;&quot;)">
            <text:p/>
          </table:table-cell>
          <table:table-cell table:style-name="ce27" table:formula="of:=IFERROR(INDEX([$'olah data'.$B$4:$'olah data'.$N$39];MATCH([.$A117];[$'olah data'.L$4:$'olah data'.L$39];0);2);&quot;&quot;)">
            <text:p/>
          </table:table-cell>
          <table:table-cell table:style-name="ce27" table:formula="of:=IFERROR(INDEX([$'olah data'.$B$4:$'olah data'.$N$39];MATCH([.$A117];[$'olah data'.M$4:$'olah data'.M$39];0);2);&quot;&quot;)">
            <text:p/>
          </table:table-cell>
          <table:table-cell table:style-name="ce27" table:formula="of:=IFERROR(INDEX([$'olah data'.$B$4:$'olah data'.$N$39];MATCH([.$A117];[$'olah data'.N$4:$'olah data'.N$39];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IFERROR([$'View Input'.Z4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7" calcext:value-type="float">
            <text:p>117</text:p>
          </table:table-cell>
          <table:table-cell table:style-name="ce64" office:value-type="float" office:value="5" calcext:value-type="float">
            <text:p>5</text:p>
          </table:table-cell>
          <table:table-cell table:style-name="ce98" table:formula="of:=IF([.R118]=&quot;&quot;;IF([.Q118]=&quot;R&quot;;VLOOKUP([.P118];[$'olah data'.$R$3:$'olah data'.$S$7];2);[.P118]);IF([.R118]=[.P118];[.P118];[.Q118]))" office:value-type="float" office:value="0" calcext:value-type="float">
            <text:p>0</text:p>
          </table:table-cell>
          <table:table-cell table:style-name="ce27" table:formula="of:=IFERROR(INDEX([$'olah data'.$B$4:$'olah data'.$N$39];MATCH([.$A118];[$'olah data'.D$4:$'olah data'.D$39];0);2);&quot;&quot;)">
            <text:p/>
          </table:table-cell>
          <table:table-cell table:style-name="ce27" table:formula="of:=IFERROR(INDEX([$'olah data'.$B$4:$'olah data'.$N$39];MATCH([.$A118];[$'olah data'.E$4:$'olah data'.E$39];0);2);&quot;&quot;)">
            <text:p/>
          </table:table-cell>
          <table:table-cell table:style-name="ce27" table:formula="of:=IFERROR(INDEX([$'olah data'.$B$4:$'olah data'.$N$39];MATCH([.$A118];[$'olah data'.F$4:$'olah data'.F$39];0);2);&quot;&quot;)">
            <text:p/>
          </table:table-cell>
          <table:table-cell table:style-name="ce27" table:formula="of:=IFERROR(INDEX([$'olah data'.$B$4:$'olah data'.$N$39];MATCH([.$A118];[$'olah data'.G$4:$'olah data'.G$39];0);2);&quot;&quot;)" office:value-type="string" office:string-value="Ambitious vs underachieving (10 items)" calcext:value-type="string">
            <text:p>Ambitious vs underachieving (10 items)</text:p>
          </table:table-cell>
          <table:table-cell table:style-name="ce27" table:formula="of:=IFERROR(INDEX([$'olah data'.$B$4:$'olah data'.$N$39];MATCH([.$A118];[$'olah data'.H$4:$'olah data'.H$39];0);2);&quot;&quot;)">
            <text:p/>
          </table:table-cell>
          <table:table-cell table:style-name="ce27" table:formula="of:=IFERROR(INDEX([$'olah data'.$B$4:$'olah data'.$N$39];MATCH([.$A118];[$'olah data'.I$4:$'olah data'.I$39];0);2);&quot;&quot;)">
            <text:p/>
          </table:table-cell>
          <table:table-cell table:style-name="ce27" table:formula="of:=IFERROR(INDEX([$'olah data'.$B$4:$'olah data'.$N$39];MATCH([.$A118];[$'olah data'.J$4:$'olah data'.J$39];0);2);&quot;&quot;)">
            <text:p/>
          </table:table-cell>
          <table:table-cell table:style-name="ce27" table:formula="of:=IFERROR(INDEX([$'olah data'.$B$4:$'olah data'.$N$39];MATCH([.$A118];[$'olah data'.K$4:$'olah data'.K$39];0);2);&quot;&quot;)">
            <text:p/>
          </table:table-cell>
          <table:table-cell table:style-name="ce27" table:formula="of:=IFERROR(INDEX([$'olah data'.$B$4:$'olah data'.$N$39];MATCH([.$A118];[$'olah data'.L$4:$'olah data'.L$39];0);2);&quot;&quot;)">
            <text:p/>
          </table:table-cell>
          <table:table-cell table:style-name="ce27" table:formula="of:=IFERROR(INDEX([$'olah data'.$B$4:$'olah data'.$N$39];MATCH([.$A118];[$'olah data'.M$4:$'olah data'.M$39];0);2);&quot;&quot;)">
            <text:p/>
          </table:table-cell>
          <table:table-cell table:style-name="ce27" table:formula="of:=IFERROR(INDEX([$'olah data'.$B$4:$'olah data'.$N$39];MATCH([.$A118];[$'olah data'.N$4:$'olah data'.N$39];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IFERROR([$'View Input'.Z4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8" calcext:value-type="float">
            <text:p>118</text:p>
          </table:table-cell>
          <table:table-cell table:style-name="ce64" office:value-type="float" office:value="5" calcext:value-type="float">
            <text:p>5</text:p>
          </table:table-cell>
          <table:table-cell table:style-name="ce98" table:formula="of:=IF([.R119]=&quot;&quot;;IF([.Q119]=&quot;R&quot;;VLOOKUP([.P119];[$'olah data'.$R$3:$'olah data'.$S$7];2);[.P119]);IF([.R119]=[.P119];[.P119];[.Q119]))" office:value-type="float" office:value="0" calcext:value-type="float">
            <text:p>0</text:p>
          </table:table-cell>
          <table:table-cell table:style-name="ce27" table:formula="of:=IFERROR(INDEX([$'olah data'.$B$4:$'olah data'.$N$39];MATCH([.$A119];[$'olah data'.D$4:$'olah data'.D$39];0);2);&quot;&quot;)">
            <text:p/>
          </table:table-cell>
          <table:table-cell table:style-name="ce27" table:formula="of:=IFERROR(INDEX([$'olah data'.$B$4:$'olah data'.$N$39];MATCH([.$A119];[$'olah data'.E$4:$'olah data'.E$39];0);2);&quot;&quot;)">
            <text:p/>
          </table:table-cell>
          <table:table-cell table:style-name="ce27" table:formula="of:=IFERROR(INDEX([$'olah data'.$B$4:$'olah data'.$N$39];MATCH([.$A119];[$'olah data'.F$4:$'olah data'.F$39];0);2);&quot;&quot;)">
            <text:p/>
          </table:table-cell>
          <table:table-cell table:style-name="ce27" table:formula="of:=IFERROR(INDEX([$'olah data'.$B$4:$'olah data'.$N$39];MATCH([.$A119];[$'olah data'.G$4:$'olah data'.G$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19];[$'olah data'.H$4:$'olah data'.H$39];0);2);&quot;&quot;)">
            <text:p/>
          </table:table-cell>
          <table:table-cell table:style-name="ce27" table:formula="of:=IFERROR(INDEX([$'olah data'.$B$4:$'olah data'.$N$39];MATCH([.$A119];[$'olah data'.I$4:$'olah data'.I$39];0);2);&quot;&quot;)">
            <text:p/>
          </table:table-cell>
          <table:table-cell table:style-name="ce27" table:formula="of:=IFERROR(INDEX([$'olah data'.$B$4:$'olah data'.$N$39];MATCH([.$A119];[$'olah data'.J$4:$'olah data'.J$39];0);2);&quot;&quot;)">
            <text:p/>
          </table:table-cell>
          <table:table-cell table:style-name="ce27" table:formula="of:=IFERROR(INDEX([$'olah data'.$B$4:$'olah data'.$N$39];MATCH([.$A119];[$'olah data'.K$4:$'olah data'.K$39];0);2);&quot;&quot;)">
            <text:p/>
          </table:table-cell>
          <table:table-cell table:style-name="ce27" table:formula="of:=IFERROR(INDEX([$'olah data'.$B$4:$'olah data'.$N$39];MATCH([.$A119];[$'olah data'.L$4:$'olah data'.L$39];0);2);&quot;&quot;)">
            <text:p/>
          </table:table-cell>
          <table:table-cell table:style-name="ce27" table:formula="of:=IFERROR(INDEX([$'olah data'.$B$4:$'olah data'.$N$39];MATCH([.$A119];[$'olah data'.M$4:$'olah data'.M$39];0);2);&quot;&quot;)">
            <text:p/>
          </table:table-cell>
          <table:table-cell table:style-name="ce27" table:formula="of:=IFERROR(INDEX([$'olah data'.$B$4:$'olah data'.$N$39];MATCH([.$A119];[$'olah data'.N$4:$'olah data'.N$39];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IFERROR([$'View Input'.Z4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9" calcext:value-type="float">
            <text:p>119</text:p>
          </table:table-cell>
          <table:table-cell table:style-name="ce64" office:value-type="float" office:value="5" calcext:value-type="float">
            <text:p>5</text:p>
          </table:table-cell>
          <table:table-cell table:style-name="ce98" table:formula="of:=IF([.R120]=&quot;&quot;;IF([.Q120]=&quot;R&quot;;VLOOKUP([.P120];[$'olah data'.$R$3:$'olah data'.$S$7];2);[.P120]);IF([.R120]=[.P120];[.P120];[.Q120]))" office:value-type="float" office:value="0" calcext:value-type="float">
            <text:p>0</text:p>
          </table:table-cell>
          <table:table-cell table:style-name="ce27" table:formula="of:=IFERROR(INDEX([$'olah data'.$B$4:$'olah data'.$N$39];MATCH([.$A120];[$'olah data'.D$4:$'olah data'.D$39];0);2);&quot;&quot;)">
            <text:p/>
          </table:table-cell>
          <table:table-cell table:style-name="ce27" table:formula="of:=IFERROR(INDEX([$'olah data'.$B$4:$'olah data'.$N$39];MATCH([.$A120];[$'olah data'.E$4:$'olah data'.E$39];0);2);&quot;&quot;)">
            <text:p/>
          </table:table-cell>
          <table:table-cell table:style-name="ce27" table:formula="of:=IFERROR(INDEX([$'olah data'.$B$4:$'olah data'.$N$39];MATCH([.$A120];[$'olah data'.F$4:$'olah data'.F$39];0);2);&quot;&quot;)" office:value-type="string" office:string-value="Perfectionist vs pragmatist (8 items)" calcext:value-type="string">
            <text:p>Perfectionist vs pragmatist (8 items)</text:p>
          </table:table-cell>
          <table:table-cell table:style-name="ce27" table:formula="of:=IFERROR(INDEX([$'olah data'.$B$4:$'olah data'.$N$39];MATCH([.$A120];[$'olah data'.G$4:$'olah data'.G$39];0);2);&quot;&quot;)">
            <text:p/>
          </table:table-cell>
          <table:table-cell table:style-name="ce27" table:formula="of:=IFERROR(INDEX([$'olah data'.$B$4:$'olah data'.$N$39];MATCH([.$A120];[$'olah data'.H$4:$'olah data'.H$39];0);2);&quot;&quot;)">
            <text:p/>
          </table:table-cell>
          <table:table-cell table:style-name="ce27" table:formula="of:=IFERROR(INDEX([$'olah data'.$B$4:$'olah data'.$N$39];MATCH([.$A120];[$'olah data'.I$4:$'olah data'.I$39];0);2);&quot;&quot;)">
            <text:p/>
          </table:table-cell>
          <table:table-cell table:style-name="ce27" table:formula="of:=IFERROR(INDEX([$'olah data'.$B$4:$'olah data'.$N$39];MATCH([.$A120];[$'olah data'.J$4:$'olah data'.J$39];0);2);&quot;&quot;)">
            <text:p/>
          </table:table-cell>
          <table:table-cell table:style-name="ce27" table:formula="of:=IFERROR(INDEX([$'olah data'.$B$4:$'olah data'.$N$39];MATCH([.$A120];[$'olah data'.K$4:$'olah data'.K$39];0);2);&quot;&quot;)">
            <text:p/>
          </table:table-cell>
          <table:table-cell table:style-name="ce27" table:formula="of:=IFERROR(INDEX([$'olah data'.$B$4:$'olah data'.$N$39];MATCH([.$A120];[$'olah data'.L$4:$'olah data'.L$39];0);2);&quot;&quot;)">
            <text:p/>
          </table:table-cell>
          <table:table-cell table:style-name="ce27" table:formula="of:=IFERROR(INDEX([$'olah data'.$B$4:$'olah data'.$N$39];MATCH([.$A120];[$'olah data'.M$4:$'olah data'.M$39];0);2);&quot;&quot;)">
            <text:p/>
          </table:table-cell>
          <table:table-cell table:style-name="ce27" table:formula="of:=IFERROR(INDEX([$'olah data'.$B$4:$'olah data'.$N$39];MATCH([.$A120];[$'olah data'.N$4:$'olah data'.N$39];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IFERROR([$'View Input'.Z4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0" calcext:value-type="float">
            <text:p>120</text:p>
          </table:table-cell>
          <table:table-cell table:style-name="ce98" office:value-type="string" calcext:value-type="string">
            <text:p>Tidak Mudeng</text:p>
          </table:table-cell>
          <table:table-cell table:style-name="ce98" table:formula="of:=IF([.R121]=&quot;&quot;;IF([.Q121]=&quot;R&quot;;VLOOKUP([.P121];[$'olah data'.$R$3:$'olah data'.$S$7];2);[.P121]);IF([.R121]=[.P121];[.P121];[.Q121]))" office:value-type="string" office:string-value="Tidak Mudeng" calcext:value-type="string">
            <text:p>Tidak Mudeng</text:p>
          </table:table-cell>
          <table:table-cell table:style-name="ce27" table:formula="of:=IFERROR(INDEX([$'olah data'.$B$4:$'olah data'.$N$39];MATCH([.$A121];[$'olah data'.D$4:$'olah data'.D$39];0);2);&quot;&quot;)">
            <text:p/>
          </table:table-cell>
          <table:table-cell table:style-name="ce27" table:formula="of:=IFERROR(INDEX([$'olah data'.$B$4:$'olah data'.$N$39];MATCH([.$A121];[$'olah data'.E$4:$'olah data'.E$39];0);2);&quot;&quot;)">
            <text:p/>
          </table:table-cell>
          <table:table-cell table:style-name="ce27" table:formula="of:=IFERROR(INDEX([$'olah data'.$B$4:$'olah data'.$N$39];MATCH([.$A121];[$'olah data'.F$4:$'olah data'.F$39];0);2);&quot;&quot;)" office:value-type="string" office:string-value="Validity Scale (5 items)" calcext:value-type="string">
            <text:p>Validity Scale (5 items)</text:p>
          </table:table-cell>
          <table:table-cell table:style-name="ce27" table:formula="of:=IFERROR(INDEX([$'olah data'.$B$4:$'olah data'.$N$39];MATCH([.$A121];[$'olah data'.G$4:$'olah data'.G$39];0);2);&quot;&quot;)">
            <text:p/>
          </table:table-cell>
          <table:table-cell table:style-name="ce27" table:formula="of:=IFERROR(INDEX([$'olah data'.$B$4:$'olah data'.$N$39];MATCH([.$A121];[$'olah data'.H$4:$'olah data'.H$39];0);2);&quot;&quot;)">
            <text:p/>
          </table:table-cell>
          <table:table-cell table:style-name="ce27" table:formula="of:=IFERROR(INDEX([$'olah data'.$B$4:$'olah data'.$N$39];MATCH([.$A121];[$'olah data'.I$4:$'olah data'.I$39];0);2);&quot;&quot;)">
            <text:p/>
          </table:table-cell>
          <table:table-cell table:style-name="ce27" table:formula="of:=IFERROR(INDEX([$'olah data'.$B$4:$'olah data'.$N$39];MATCH([.$A121];[$'olah data'.J$4:$'olah data'.J$39];0);2);&quot;&quot;)">
            <text:p/>
          </table:table-cell>
          <table:table-cell table:style-name="ce27" table:formula="of:=IFERROR(INDEX([$'olah data'.$B$4:$'olah data'.$N$39];MATCH([.$A121];[$'olah data'.K$4:$'olah data'.K$39];0);2);&quot;&quot;)">
            <text:p/>
          </table:table-cell>
          <table:table-cell table:style-name="ce27" table:formula="of:=IFERROR(INDEX([$'olah data'.$B$4:$'olah data'.$N$39];MATCH([.$A121];[$'olah data'.L$4:$'olah data'.L$39];0);2);&quot;&quot;)">
            <text:p/>
          </table:table-cell>
          <table:table-cell table:style-name="ce27" table:formula="of:=IFERROR(INDEX([$'olah data'.$B$4:$'olah data'.$N$39];MATCH([.$A121];[$'olah data'.M$4:$'olah data'.M$39];0);2);&quot;&quot;)">
            <text:p/>
          </table:table-cell>
          <table:table-cell table:style-name="ce27" table:formula="of:=IFERROR(INDEX([$'olah data'.$B$4:$'olah data'.$N$39];MATCH([.$A121];[$'olah data'.N$4:$'olah data'.N$39];0);2);&quot;&quot;)">
            <text:p/>
          </table:table-cell>
          <table:table-cell table:style-name="ce27" table:formula="of:=CONCATENATE([.D121];[.E121];[.F121];[.G121];[.H121];[.I121];[.J121];[.K121];[.L121];[.M121];[.N121])" office:value-type="string" office:string-value="Validity Scale (5 items)" calcext:value-type="string">
            <text:p>Validity Scale (5 items)</text:p>
          </table:table-cell>
          <table:table-cell table:style-name="ce84" table:formula="of:=IFERROR([$'View Input'.Z50];&quot;&quot;)" office:value-type="float" office:value="0" calcext:value-type="float">
            <text:p>0</text:p>
          </table:table-cell>
          <table:table-cell table:style-name="ce98" office:value-type="string" calcext:value-type="string">
            <text:p>Tidak Mudeng</text:p>
          </table:table-cell>
          <table:table-cell table:style-name="ce46" office:value-type="float" office:value="5" calcext:value-type="float">
            <text:p>5</text:p>
          </table:table-cell>
          <table:table-cell table:number-columns-repeated="1006"/>
        </table:table-row>
        <table:table-row table:style-name="ro3">
          <table:table-cell table:style-name="ce29" office:value-type="float" office:value="121" calcext:value-type="float">
            <text:p>121</text:p>
          </table:table-cell>
          <table:table-cell table:style-name="ce64" office:value-type="float" office:value="5" calcext:value-type="float">
            <text:p>5</text:p>
          </table:table-cell>
          <table:table-cell table:style-name="ce98" table:formula="of:=IF([.R122]=&quot;&quot;;IF([.Q122]=&quot;R&quot;;VLOOKUP([.P122];[$'olah data'.$R$3:$'olah data'.$S$7];2);[.P122]);IF([.R122]=[.P122];[.P122];[.Q122]))" office:value-type="string" office:string-value="" calcext:value-type="error">
            <text:p>#N/A</text:p>
          </table:table-cell>
          <table:table-cell table:style-name="ce27" table:formula="of:=IFERROR(INDEX([$'olah data'.$B$4:$'olah data'.$N$39];MATCH([.$A122];[$'olah data'.D$4:$'olah data'.D$39];0);2);&quot;&quot;)">
            <text:p/>
          </table:table-cell>
          <table:table-cell table:style-name="ce27" table:formula="of:=IFERROR(INDEX([$'olah data'.$B$4:$'olah data'.$N$39];MATCH([.$A122];[$'olah data'.E$4:$'olah data'.E$39];0);2);&quot;&quot;)">
            <text:p/>
          </table:table-cell>
          <table:table-cell table:style-name="ce27" table:formula="of:=IFERROR(INDEX([$'olah data'.$B$4:$'olah data'.$N$39];MATCH([.$A122];[$'olah data'.F$4:$'olah data'.F$39];0);2);&quot;&quot;)">
            <text:p/>
          </table:table-cell>
          <table:table-cell table:style-name="ce27" table:formula="of:=IFERROR(INDEX([$'olah data'.$B$4:$'olah data'.$N$39];MATCH([.$A122];[$'olah data'.G$4:$'olah data'.G$39];0);2);&quot;&quot;)">
            <text:p/>
          </table:table-cell>
          <table:table-cell table:style-name="ce27" table:formula="of:=IFERROR(INDEX([$'olah data'.$B$4:$'olah data'.$N$39];MATCH([.$A122];[$'olah data'.H$4:$'olah data'.H$39];0);2);&quot;&quot;)">
            <text:p/>
          </table:table-cell>
          <table:table-cell table:style-name="ce27" table:formula="of:=IFERROR(INDEX([$'olah data'.$B$4:$'olah data'.$N$39];MATCH([.$A122];[$'olah data'.I$4:$'olah data'.I$39];0);2);&quot;&quot;)">
            <text:p/>
          </table:table-cell>
          <table:table-cell table:style-name="ce27" table:formula="of:=IFERROR(INDEX([$'olah data'.$B$4:$'olah data'.$N$39];MATCH([.$A122];[$'olah data'.J$4:$'olah data'.J$39];0);2);&quot;&quot;)" office:value-type="string" office:string-value="Fatigability v. asthenia (8 items)" calcext:value-type="string">
            <text:p>Fatigability v. asthenia (8 items)</text:p>
          </table:table-cell>
          <table:table-cell table:style-name="ce27" table:formula="of:=IFERROR(INDEX([$'olah data'.$B$4:$'olah data'.$N$39];MATCH([.$A122];[$'olah data'.K$4:$'olah data'.K$39];0);2);&quot;&quot;)">
            <text:p/>
          </table:table-cell>
          <table:table-cell table:style-name="ce27" table:formula="of:=IFERROR(INDEX([$'olah data'.$B$4:$'olah data'.$N$39];MATCH([.$A122];[$'olah data'.L$4:$'olah data'.L$39];0);2);&quot;&quot;)">
            <text:p/>
          </table:table-cell>
          <table:table-cell table:style-name="ce27" table:formula="of:=IFERROR(INDEX([$'olah data'.$B$4:$'olah data'.$N$39];MATCH([.$A122];[$'olah data'.M$4:$'olah data'.M$39];0);2);&quot;&quot;)">
            <text:p/>
          </table:table-cell>
          <table:table-cell table:style-name="ce27" table:formula="of:=IFERROR(INDEX([$'olah data'.$B$4:$'olah data'.$N$39];MATCH([.$A122];[$'olah data'.N$4:$'olah data'.N$39];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IFERROR([$'View Input'.Z5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22" calcext:value-type="float">
            <text:p>122</text:p>
          </table:table-cell>
          <table:table-cell table:style-name="ce64" office:value-type="float" office:value="5" calcext:value-type="float">
            <text:p>5</text:p>
          </table:table-cell>
          <table:table-cell table:style-name="ce98" table:formula="of:=IF([.R123]=&quot;&quot;;IF([.Q123]=&quot;R&quot;;VLOOKUP([.P123];[$'olah data'.$R$3:$'olah data'.$S$7];2);[.P123]);IF([.R123]=[.P123];[.P123];[.Q123]))" office:value-type="float" office:value="0" calcext:value-type="float">
            <text:p>0</text:p>
          </table:table-cell>
          <table:table-cell table:style-name="ce27" table:formula="of:=IFERROR(INDEX([$'olah data'.$B$4:$'olah data'.$N$39];MATCH([.$A123];[$'olah data'.D$4:$'olah data'.D$39];0);2);&quot;&quot;)">
            <text:p/>
          </table:table-cell>
          <table:table-cell table:style-name="ce27" table:formula="of:=IFERROR(INDEX([$'olah data'.$B$4:$'olah data'.$N$39];MATCH([.$A123];[$'olah data'.E$4:$'olah data'.E$39];0);2);&quot;&quot;)">
            <text:p/>
          </table:table-cell>
          <table:table-cell table:style-name="ce27" table:formula="of:=IFERROR(INDEX([$'olah data'.$B$4:$'olah data'.$N$39];MATCH([.$A123];[$'olah data'.F$4:$'olah data'.F$39];0);2);&quot;&quot;)">
            <text:p/>
          </table:table-cell>
          <table:table-cell table:style-name="ce27" table:formula="of:=IFERROR(INDEX([$'olah data'.$B$4:$'olah data'.$N$39];MATCH([.$A123];[$'olah data'.G$4:$'olah data'.G$39];0);2);&quot;&quot;)">
            <text:p/>
          </table:table-cell>
          <table:table-cell table:style-name="ce27" table:formula="of:=IFERROR(INDEX([$'olah data'.$B$4:$'olah data'.$N$39];MATCH([.$A123];[$'olah data'.H$4:$'olah data'.H$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23];[$'olah data'.I$4:$'olah data'.I$39];0);2);&quot;&quot;)">
            <text:p/>
          </table:table-cell>
          <table:table-cell table:style-name="ce27" table:formula="of:=IFERROR(INDEX([$'olah data'.$B$4:$'olah data'.$N$39];MATCH([.$A123];[$'olah data'.J$4:$'olah data'.J$39];0);2);&quot;&quot;)">
            <text:p/>
          </table:table-cell>
          <table:table-cell table:style-name="ce27" table:formula="of:=IFERROR(INDEX([$'olah data'.$B$4:$'olah data'.$N$39];MATCH([.$A123];[$'olah data'.K$4:$'olah data'.K$39];0);2);&quot;&quot;)">
            <text:p/>
          </table:table-cell>
          <table:table-cell table:style-name="ce27" table:formula="of:=IFERROR(INDEX([$'olah data'.$B$4:$'olah data'.$N$39];MATCH([.$A123];[$'olah data'.L$4:$'olah data'.L$39];0);2);&quot;&quot;)">
            <text:p/>
          </table:table-cell>
          <table:table-cell table:style-name="ce27" table:formula="of:=IFERROR(INDEX([$'olah data'.$B$4:$'olah data'.$N$39];MATCH([.$A123];[$'olah data'.M$4:$'olah data'.M$39];0);2);&quot;&quot;)">
            <text:p/>
          </table:table-cell>
          <table:table-cell table:style-name="ce27" table:formula="of:=IFERROR(INDEX([$'olah data'.$B$4:$'olah data'.$N$39];MATCH([.$A123];[$'olah data'.N$4:$'olah data'.N$39];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IFERROR([$'View Input'.Z5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3" calcext:value-type="float">
            <text:p>123</text:p>
          </table:table-cell>
          <table:table-cell table:style-name="ce64" office:value-type="float" office:value="5" calcext:value-type="float">
            <text:p>5</text:p>
          </table:table-cell>
          <table:table-cell table:style-name="ce98" table:formula="of:=IF([.R124]=&quot;&quot;;IF([.Q124]=&quot;R&quot;;VLOOKUP([.P124];[$'olah data'.$R$3:$'olah data'.$S$7];2);[.P124]);IF([.R124]=[.P124];[.P124];[.Q124]))" office:value-type="float" office:value="0" calcext:value-type="float">
            <text:p>0</text:p>
          </table:table-cell>
          <table:table-cell table:style-name="ce27" table:formula="of:=IFERROR(INDEX([$'olah data'.$B$4:$'olah data'.$N$39];MATCH([.$A124];[$'olah data'.D$4:$'olah data'.D$39];0);2);&quot;&quot;)">
            <text:p/>
          </table:table-cell>
          <table:table-cell table:style-name="ce27" table:formula="of:=IFERROR(INDEX([$'olah data'.$B$4:$'olah data'.$N$39];MATCH([.$A124];[$'olah data'.E$4:$'olah data'.E$39];0);2);&quot;&quot;)">
            <text:p/>
          </table:table-cell>
          <table:table-cell table:style-name="ce27" table:formula="of:=IFERROR(INDEX([$'olah data'.$B$4:$'olah data'.$N$39];MATCH([.$A124];[$'olah data'.F$4:$'olah data'.F$39];0);2);&quot;&quot;)">
            <text:p/>
          </table:table-cell>
          <table:table-cell table:style-name="ce27" table:formula="of:=IFERROR(INDEX([$'olah data'.$B$4:$'olah data'.$N$39];MATCH([.$A124];[$'olah data'.G$4:$'olah data'.G$39];0);2);&quot;&quot;)">
            <text:p/>
          </table:table-cell>
          <table:table-cell table:style-name="ce27" table:formula="of:=IFERROR(INDEX([$'olah data'.$B$4:$'olah data'.$N$39];MATCH([.$A124];[$'olah data'.H$4:$'olah data'.H$39];0);2);&quot;&quot;)" office:value-type="string" office:string-value="Impulsiveness v. reflection (9 items)" calcext:value-type="string">
            <text:p>Impulsiveness v. reflection (9 items)</text:p>
          </table:table-cell>
          <table:table-cell table:style-name="ce27" table:formula="of:=IFERROR(INDEX([$'olah data'.$B$4:$'olah data'.$N$39];MATCH([.$A124];[$'olah data'.I$4:$'olah data'.I$39];0);2);&quot;&quot;)">
            <text:p/>
          </table:table-cell>
          <table:table-cell table:style-name="ce27" table:formula="of:=IFERROR(INDEX([$'olah data'.$B$4:$'olah data'.$N$39];MATCH([.$A124];[$'olah data'.J$4:$'olah data'.J$39];0);2);&quot;&quot;)">
            <text:p/>
          </table:table-cell>
          <table:table-cell table:style-name="ce27" table:formula="of:=IFERROR(INDEX([$'olah data'.$B$4:$'olah data'.$N$39];MATCH([.$A124];[$'olah data'.K$4:$'olah data'.K$39];0);2);&quot;&quot;)">
            <text:p/>
          </table:table-cell>
          <table:table-cell table:style-name="ce27" table:formula="of:=IFERROR(INDEX([$'olah data'.$B$4:$'olah data'.$N$39];MATCH([.$A124];[$'olah data'.L$4:$'olah data'.L$39];0);2);&quot;&quot;)">
            <text:p/>
          </table:table-cell>
          <table:table-cell table:style-name="ce27" table:formula="of:=IFERROR(INDEX([$'olah data'.$B$4:$'olah data'.$N$39];MATCH([.$A124];[$'olah data'.M$4:$'olah data'.M$39];0);2);&quot;&quot;)">
            <text:p/>
          </table:table-cell>
          <table:table-cell table:style-name="ce27" table:formula="of:=IFERROR(INDEX([$'olah data'.$B$4:$'olah data'.$N$39];MATCH([.$A124];[$'olah data'.N$4:$'olah data'.N$39];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IFERROR([$'View Input'.Z5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4" calcext:value-type="float">
            <text:p>124</text:p>
          </table:table-cell>
          <table:table-cell table:style-name="ce64" office:value-type="float" office:value="5" calcext:value-type="float">
            <text:p>5</text:p>
          </table:table-cell>
          <table:table-cell table:style-name="ce98" table:formula="of:=IF([.R125]=&quot;&quot;;IF([.Q125]=&quot;R&quot;;VLOOKUP([.P125];[$'olah data'.$R$3:$'olah data'.$S$7];2);[.P125]);IF([.R125]=[.P125];[.P125];[.Q125]))" office:value-type="string" office:string-value="" calcext:value-type="error">
            <text:p>#N/A</text:p>
          </table:table-cell>
          <table:table-cell table:style-name="ce27" table:formula="of:=IFERROR(INDEX([$'olah data'.$B$4:$'olah data'.$N$39];MATCH([.$A125];[$'olah data'.D$4:$'olah data'.D$39];0);2);&quot;&quot;)">
            <text:p/>
          </table:table-cell>
          <table:table-cell table:style-name="ce27" table:formula="of:=IFERROR(INDEX([$'olah data'.$B$4:$'olah data'.$N$39];MATCH([.$A125];[$'olah data'.E$4:$'olah data'.E$39];0);2);&quot;&quot;)">
            <text:p/>
          </table:table-cell>
          <table:table-cell table:style-name="ce27" table:formula="of:=IFERROR(INDEX([$'olah data'.$B$4:$'olah data'.$N$39];MATCH([.$A125];[$'olah data'.F$4:$'olah data'.F$39];0);2);&quot;&quot;)">
            <text:p/>
          </table:table-cell>
          <table:table-cell table:style-name="ce27" table:formula="of:=IFERROR(INDEX([$'olah data'.$B$4:$'olah data'.$N$39];MATCH([.$A125];[$'olah data'.G$4:$'olah data'.G$39];0);2);&quot;&quot;)">
            <text:p/>
          </table:table-cell>
          <table:table-cell table:style-name="ce27" table:formula="of:=IFERROR(INDEX([$'olah data'.$B$4:$'olah data'.$N$39];MATCH([.$A125];[$'olah data'.H$4:$'olah data'.H$39];0);2);&quot;&quot;)">
            <text:p/>
          </table:table-cell>
          <table:table-cell table:style-name="ce27" table:formula="of:=IFERROR(INDEX([$'olah data'.$B$4:$'olah data'.$N$39];MATCH([.$A125];[$'olah data'.I$4:$'olah data'.I$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25];[$'olah data'.J$4:$'olah data'.J$39];0);2);&quot;&quot;)">
            <text:p/>
          </table:table-cell>
          <table:table-cell table:style-name="ce27" table:formula="of:=IFERROR(INDEX([$'olah data'.$B$4:$'olah data'.$N$39];MATCH([.$A125];[$'olah data'.K$4:$'olah data'.K$39];0);2);&quot;&quot;)">
            <text:p/>
          </table:table-cell>
          <table:table-cell table:style-name="ce27" table:formula="of:=IFERROR(INDEX([$'olah data'.$B$4:$'olah data'.$N$39];MATCH([.$A125];[$'olah data'.L$4:$'olah data'.L$39];0);2);&quot;&quot;)">
            <text:p/>
          </table:table-cell>
          <table:table-cell table:style-name="ce27" table:formula="of:=IFERROR(INDEX([$'olah data'.$B$4:$'olah data'.$N$39];MATCH([.$A125];[$'olah data'.M$4:$'olah data'.M$39];0);2);&quot;&quot;)">
            <text:p/>
          </table:table-cell>
          <table:table-cell table:style-name="ce27" table:formula="of:=IFERROR(INDEX([$'olah data'.$B$4:$'olah data'.$N$39];MATCH([.$A125];[$'olah data'.N$4:$'olah data'.N$39];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IFERROR([$'View Input'.Z5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25" calcext:value-type="float">
            <text:p>125</text:p>
          </table:table-cell>
          <table:table-cell table:style-name="ce64" office:value-type="float" office:value="5" calcext:value-type="float">
            <text:p>5</text:p>
          </table:table-cell>
          <table:table-cell table:style-name="ce98" table:formula="of:=IF([.R126]=&quot;&quot;;IF([.Q126]=&quot;R&quot;;VLOOKUP([.P126];[$'olah data'.$R$3:$'olah data'.$S$7];2);[.P126]);IF([.R126]=[.P126];[.P126];[.Q126]))" office:value-type="float" office:value="0" calcext:value-type="float">
            <text:p>0</text:p>
          </table:table-cell>
          <table:table-cell table:style-name="ce27" table:formula="of:=IFERROR(INDEX([$'olah data'.$B$4:$'olah data'.$N$39];MATCH([.$A126];[$'olah data'.D$4:$'olah data'.D$39];0);2);&quot;&quot;)">
            <text:p/>
          </table:table-cell>
          <table:table-cell table:style-name="ce27" table:formula="of:=IFERROR(INDEX([$'olah data'.$B$4:$'olah data'.$N$39];MATCH([.$A126];[$'olah data'.E$4:$'olah data'.E$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6];[$'olah data'.F$4:$'olah data'.F$39];0);2);&quot;&quot;)">
            <text:p/>
          </table:table-cell>
          <table:table-cell table:style-name="ce27" table:formula="of:=IFERROR(INDEX([$'olah data'.$B$4:$'olah data'.$N$39];MATCH([.$A126];[$'olah data'.G$4:$'olah data'.G$39];0);2);&quot;&quot;)">
            <text:p/>
          </table:table-cell>
          <table:table-cell table:style-name="ce27" table:formula="of:=IFERROR(INDEX([$'olah data'.$B$4:$'olah data'.$N$39];MATCH([.$A126];[$'olah data'.H$4:$'olah data'.H$39];0);2);&quot;&quot;)">
            <text:p/>
          </table:table-cell>
          <table:table-cell table:style-name="ce27" table:formula="of:=IFERROR(INDEX([$'olah data'.$B$4:$'olah data'.$N$39];MATCH([.$A126];[$'olah data'.I$4:$'olah data'.I$39];0);2);&quot;&quot;)">
            <text:p/>
          </table:table-cell>
          <table:table-cell table:style-name="ce27" table:formula="of:=IFERROR(INDEX([$'olah data'.$B$4:$'olah data'.$N$39];MATCH([.$A126];[$'olah data'.J$4:$'olah data'.J$39];0);2);&quot;&quot;)">
            <text:p/>
          </table:table-cell>
          <table:table-cell table:style-name="ce27" table:formula="of:=IFERROR(INDEX([$'olah data'.$B$4:$'olah data'.$N$39];MATCH([.$A126];[$'olah data'.K$4:$'olah data'.K$39];0);2);&quot;&quot;)">
            <text:p/>
          </table:table-cell>
          <table:table-cell table:style-name="ce27" table:formula="of:=IFERROR(INDEX([$'olah data'.$B$4:$'olah data'.$N$39];MATCH([.$A126];[$'olah data'.L$4:$'olah data'.L$39];0);2);&quot;&quot;)">
            <text:p/>
          </table:table-cell>
          <table:table-cell table:style-name="ce27" table:formula="of:=IFERROR(INDEX([$'olah data'.$B$4:$'olah data'.$N$39];MATCH([.$A126];[$'olah data'.M$4:$'olah data'.M$39];0);2);&quot;&quot;)">
            <text:p/>
          </table:table-cell>
          <table:table-cell table:style-name="ce27" table:formula="of:=IFERROR(INDEX([$'olah data'.$B$4:$'olah data'.$N$39];MATCH([.$A126];[$'olah data'.N$4:$'olah data'.N$39];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IFERROR([$'View Input'.Z5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6" calcext:value-type="float">
            <text:p>126</text:p>
          </table:table-cell>
          <table:table-cell table:style-name="ce64" office:value-type="float" office:value="5" calcext:value-type="float">
            <text:p>5</text:p>
          </table:table-cell>
          <table:table-cell table:style-name="ce98" table:formula="of:=IF([.R127]=&quot;&quot;;IF([.Q127]=&quot;R&quot;;VLOOKUP([.P127];[$'olah data'.$R$3:$'olah data'.$S$7];2);[.P127]);IF([.R127]=[.P127];[.P127];[.Q127]))" office:value-type="float" office:value="0" calcext:value-type="float">
            <text:p>0</text:p>
          </table:table-cell>
          <table:table-cell table:style-name="ce27" table:formula="of:=IFERROR(INDEX([$'olah data'.$B$4:$'olah data'.$N$39];MATCH([.$A127];[$'olah data'.D$4:$'olah data'.D$39];0);2);&quot;&quot;)">
            <text:p/>
          </table:table-cell>
          <table:table-cell table:style-name="ce27" table:formula="of:=IFERROR(INDEX([$'olah data'.$B$4:$'olah data'.$N$39];MATCH([.$A127];[$'olah data'.E$4:$'olah data'.E$39];0);2);&quot;&quot;)">
            <text:p/>
          </table:table-cell>
          <table:table-cell table:style-name="ce27" table:formula="of:=IFERROR(INDEX([$'olah data'.$B$4:$'olah data'.$N$39];MATCH([.$A127];[$'olah data'.F$4:$'olah data'.F$39];0);2);&quot;&quot;)">
            <text:p/>
          </table:table-cell>
          <table:table-cell table:style-name="ce27" table:formula="of:=IFERROR(INDEX([$'olah data'.$B$4:$'olah data'.$N$39];MATCH([.$A127];[$'olah data'.G$4:$'olah data'.G$39];0);2);&quot;&quot;)">
            <text:p/>
          </table:table-cell>
          <table:table-cell table:style-name="ce27" table:formula="of:=IFERROR(INDEX([$'olah data'.$B$4:$'olah data'.$N$39];MATCH([.$A127];[$'olah data'.H$4:$'olah data'.H$39];0);2);&quot;&quot;)" office:value-type="string" office:string-value="Ambitious vs underachieving (10 items)" calcext:value-type="string">
            <text:p>Ambitious vs underachieving (10 items)</text:p>
          </table:table-cell>
          <table:table-cell table:style-name="ce27" table:formula="of:=IFERROR(INDEX([$'olah data'.$B$4:$'olah data'.$N$39];MATCH([.$A127];[$'olah data'.I$4:$'olah data'.I$39];0);2);&quot;&quot;)">
            <text:p/>
          </table:table-cell>
          <table:table-cell table:style-name="ce27" table:formula="of:=IFERROR(INDEX([$'olah data'.$B$4:$'olah data'.$N$39];MATCH([.$A127];[$'olah data'.J$4:$'olah data'.J$39];0);2);&quot;&quot;)">
            <text:p/>
          </table:table-cell>
          <table:table-cell table:style-name="ce27" table:formula="of:=IFERROR(INDEX([$'olah data'.$B$4:$'olah data'.$N$39];MATCH([.$A127];[$'olah data'.K$4:$'olah data'.K$39];0);2);&quot;&quot;)">
            <text:p/>
          </table:table-cell>
          <table:table-cell table:style-name="ce27" table:formula="of:=IFERROR(INDEX([$'olah data'.$B$4:$'olah data'.$N$39];MATCH([.$A127];[$'olah data'.L$4:$'olah data'.L$39];0);2);&quot;&quot;)">
            <text:p/>
          </table:table-cell>
          <table:table-cell table:style-name="ce27" table:formula="of:=IFERROR(INDEX([$'olah data'.$B$4:$'olah data'.$N$39];MATCH([.$A127];[$'olah data'.M$4:$'olah data'.M$39];0);2);&quot;&quot;)">
            <text:p/>
          </table:table-cell>
          <table:table-cell table:style-name="ce27" table:formula="of:=IFERROR(INDEX([$'olah data'.$B$4:$'olah data'.$N$39];MATCH([.$A127];[$'olah data'.N$4:$'olah data'.N$39];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IFERROR([$'View Input'.Z5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7" calcext:value-type="float">
            <text:p>127</text:p>
          </table:table-cell>
          <table:table-cell table:style-name="ce64" office:value-type="float" office:value="5" calcext:value-type="float">
            <text:p>5</text:p>
          </table:table-cell>
          <table:table-cell table:style-name="ce98" table:formula="of:=IF([.R128]=&quot;&quot;;IF([.Q128]=&quot;R&quot;;VLOOKUP([.P128];[$'olah data'.$R$3:$'olah data'.$S$7];2);[.P128]);IF([.R128]=[.P128];[.P128];[.Q128]))" office:value-type="string" office:string-value="" calcext:value-type="error">
            <text:p>#N/A</text:p>
          </table:table-cell>
          <table:table-cell table:style-name="ce27" table:formula="of:=IFERROR(INDEX([$'olah data'.$B$4:$'olah data'.$N$39];MATCH([.$A128];[$'olah data'.D$4:$'olah data'.D$39];0);2);&quot;&quot;)">
            <text:p/>
          </table:table-cell>
          <table:table-cell table:style-name="ce27" table:formula="of:=IFERROR(INDEX([$'olah data'.$B$4:$'olah data'.$N$39];MATCH([.$A128];[$'olah data'.E$4:$'olah data'.E$39];0);2);&quot;&quot;)">
            <text:p/>
          </table:table-cell>
          <table:table-cell table:style-name="ce27" table:formula="of:=IFERROR(INDEX([$'olah data'.$B$4:$'olah data'.$N$39];MATCH([.$A128];[$'olah data'.F$4:$'olah data'.F$39];0);2);&quot;&quot;)">
            <text:p/>
          </table:table-cell>
          <table:table-cell table:style-name="ce27" table:formula="of:=IFERROR(INDEX([$'olah data'.$B$4:$'olah data'.$N$39];MATCH([.$A128];[$'olah data'.G$4:$'olah data'.G$39];0);2);&quot;&quot;)">
            <text:p/>
          </table:table-cell>
          <table:table-cell table:style-name="ce27" table:formula="of:=IFERROR(INDEX([$'olah data'.$B$4:$'olah data'.$N$39];MATCH([.$A128];[$'olah data'.H$4:$'olah data'.H$39];0);2);&quot;&quot;)">
            <text:p/>
          </table:table-cell>
          <table:table-cell table:style-name="ce27" table:formula="of:=IFERROR(INDEX([$'olah data'.$B$4:$'olah data'.$N$39];MATCH([.$A128];[$'olah data'.I$4:$'olah data'.I$39];0);2);&quot;&quot;)">
            <text:p/>
          </table:table-cell>
          <table:table-cell table:style-name="ce27" table:formula="of:=IFERROR(INDEX([$'olah data'.$B$4:$'olah data'.$N$39];MATCH([.$A128];[$'olah data'.J$4:$'olah data'.J$39];0);2);&quot;&quot;)">
            <text:p/>
          </table:table-cell>
          <table:table-cell table:style-name="ce27" table:formula="of:=IFERROR(INDEX([$'olah data'.$B$4:$'olah data'.$N$39];MATCH([.$A128];[$'olah data'.K$4:$'olah data'.K$39];0);2);&quot;&quot;)">
            <text:p/>
          </table:table-cell>
          <table:table-cell table:style-name="ce27" table:formula="of:=IFERROR(INDEX([$'olah data'.$B$4:$'olah data'.$N$39];MATCH([.$A128];[$'olah data'.L$4:$'olah data'.L$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8];[$'olah data'.M$4:$'olah data'.M$39];0);2);&quot;&quot;)">
            <text:p/>
          </table:table-cell>
          <table:table-cell table:style-name="ce27" table:formula="of:=IFERROR(INDEX([$'olah data'.$B$4:$'olah data'.$N$39];MATCH([.$A128];[$'olah data'.N$4:$'olah data'.N$39];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IFERROR([$'View Input'.Z5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28" calcext:value-type="float">
            <text:p>128</text:p>
          </table:table-cell>
          <table:table-cell table:style-name="ce64" office:value-type="float" office:value="5" calcext:value-type="float">
            <text:p>5</text:p>
          </table:table-cell>
          <table:table-cell table:style-name="ce98" table:formula="of:=IF([.R129]=&quot;&quot;;IF([.Q129]=&quot;R&quot;;VLOOKUP([.P129];[$'olah data'.$R$3:$'olah data'.$S$7];2);[.P129]);IF([.R129]=[.P129];[.P129];[.Q129]))" office:value-type="string" office:string-value="" calcext:value-type="error">
            <text:p>#N/A</text:p>
          </table:table-cell>
          <table:table-cell table:style-name="ce27" table:formula="of:=IFERROR(INDEX([$'olah data'.$B$4:$'olah data'.$N$39];MATCH([.$A129];[$'olah data'.D$4:$'olah data'.D$39];0);2);&quot;&quot;)">
            <text:p/>
          </table:table-cell>
          <table:table-cell table:style-name="ce27" table:formula="of:=IFERROR(INDEX([$'olah data'.$B$4:$'olah data'.$N$39];MATCH([.$A129];[$'olah data'.E$4:$'olah data'.E$39];0);2);&quot;&quot;)">
            <text:p/>
          </table:table-cell>
          <table:table-cell table:style-name="ce27" table:formula="of:=IFERROR(INDEX([$'olah data'.$B$4:$'olah data'.$N$39];MATCH([.$A129];[$'olah data'.F$4:$'olah data'.F$39];0);2);&quot;&quot;)">
            <text:p/>
          </table:table-cell>
          <table:table-cell table:style-name="ce27" table:formula="of:=IFERROR(INDEX([$'olah data'.$B$4:$'olah data'.$N$39];MATCH([.$A129];[$'olah data'.G$4:$'olah data'.G$39];0);2);&quot;&quot;)">
            <text:p/>
          </table:table-cell>
          <table:table-cell table:style-name="ce27" table:formula="of:=IFERROR(INDEX([$'olah data'.$B$4:$'olah data'.$N$39];MATCH([.$A129];[$'olah data'.H$4:$'olah data'.H$39];0);2);&quot;&quot;)">
            <text:p/>
          </table:table-cell>
          <table:table-cell table:style-name="ce27" table:formula="of:=IFERROR(INDEX([$'olah data'.$B$4:$'olah data'.$N$39];MATCH([.$A129];[$'olah data'.I$4:$'olah data'.I$39];0);2);&quot;&quot;)" office:value-type="string" office:string-value="Compassion vs. revengefulness (7 items)" calcext:value-type="string">
            <text:p>Compassion vs. revengefulness (7 items)</text:p>
          </table:table-cell>
          <table:table-cell table:style-name="ce27" table:formula="of:=IFERROR(INDEX([$'olah data'.$B$4:$'olah data'.$N$39];MATCH([.$A129];[$'olah data'.J$4:$'olah data'.J$39];0);2);&quot;&quot;)">
            <text:p/>
          </table:table-cell>
          <table:table-cell table:style-name="ce27" table:formula="of:=IFERROR(INDEX([$'olah data'.$B$4:$'olah data'.$N$39];MATCH([.$A129];[$'olah data'.K$4:$'olah data'.K$39];0);2);&quot;&quot;)">
            <text:p/>
          </table:table-cell>
          <table:table-cell table:style-name="ce27" table:formula="of:=IFERROR(INDEX([$'olah data'.$B$4:$'olah data'.$N$39];MATCH([.$A129];[$'olah data'.L$4:$'olah data'.L$39];0);2);&quot;&quot;)">
            <text:p/>
          </table:table-cell>
          <table:table-cell table:style-name="ce27" table:formula="of:=IFERROR(INDEX([$'olah data'.$B$4:$'olah data'.$N$39];MATCH([.$A129];[$'olah data'.M$4:$'olah data'.M$39];0);2);&quot;&quot;)">
            <text:p/>
          </table:table-cell>
          <table:table-cell table:style-name="ce27" table:formula="of:=IFERROR(INDEX([$'olah data'.$B$4:$'olah data'.$N$39];MATCH([.$A129];[$'olah data'.N$4:$'olah data'.N$39];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IFERROR([$'View Input'.Z5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29" calcext:value-type="float">
            <text:p>129</text:p>
          </table:table-cell>
          <table:table-cell table:style-name="ce64" office:value-type="float" office:value="5" calcext:value-type="float">
            <text:p>5</text:p>
          </table:table-cell>
          <table:table-cell table:style-name="ce98" table:formula="of:=IF([.R130]=&quot;&quot;;IF([.Q130]=&quot;R&quot;;VLOOKUP([.P130];[$'olah data'.$R$3:$'olah data'.$S$7];2);[.P130]);IF([.R130]=[.P130];[.P130];[.Q130]))" office:value-type="string" office:string-value="" calcext:value-type="error">
            <text:p>#N/A</text:p>
          </table:table-cell>
          <table:table-cell table:style-name="ce27" table:formula="of:=IFERROR(INDEX([$'olah data'.$B$4:$'olah data'.$N$39];MATCH([.$A130];[$'olah data'.D$4:$'olah data'.D$39];0);2);&quot;&quot;)">
            <text:p/>
          </table:table-cell>
          <table:table-cell table:style-name="ce27" table:formula="of:=IFERROR(INDEX([$'olah data'.$B$4:$'olah data'.$N$39];MATCH([.$A130];[$'olah data'.E$4:$'olah data'.E$39];0);2);&quot;&quot;)">
            <text:p/>
          </table:table-cell>
          <table:table-cell table:style-name="ce27" table:formula="of:=IFERROR(INDEX([$'olah data'.$B$4:$'olah data'.$N$39];MATCH([.$A130];[$'olah data'.F$4:$'olah data'.F$39];0);2);&quot;&quot;)">
            <text:p/>
          </table:table-cell>
          <table:table-cell table:style-name="ce27" table:formula="of:=IFERROR(INDEX([$'olah data'.$B$4:$'olah data'.$N$39];MATCH([.$A130];[$'olah data'.G$4:$'olah data'.G$39];0);2);&quot;&quot;)">
            <text:p/>
          </table:table-cell>
          <table:table-cell table:style-name="ce27" table:formula="of:=IFERROR(INDEX([$'olah data'.$B$4:$'olah data'.$N$39];MATCH([.$A130];[$'olah data'.H$4:$'olah data'.H$39];0);2);&quot;&quot;)">
            <text:p/>
          </table:table-cell>
          <table:table-cell table:style-name="ce27" table:formula="of:=IFERROR(INDEX([$'olah data'.$B$4:$'olah data'.$N$39];MATCH([.$A130];[$'olah data'.I$4:$'olah data'.I$39];0);2);&quot;&quot;)">
            <text:p/>
          </table:table-cell>
          <table:table-cell table:style-name="ce27" table:formula="of:=IFERROR(INDEX([$'olah data'.$B$4:$'olah data'.$N$39];MATCH([.$A130];[$'olah data'.J$4:$'olah data'.J$39];0);2);&quot;&quot;)" office:value-type="string" office:string-value="Perfectionist vs pragmatist (8 items)" calcext:value-type="string">
            <text:p>Perfectionist vs pragmatist (8 items)</text:p>
          </table:table-cell>
          <table:table-cell table:style-name="ce27" table:formula="of:=IFERROR(INDEX([$'olah data'.$B$4:$'olah data'.$N$39];MATCH([.$A130];[$'olah data'.K$4:$'olah data'.K$39];0);2);&quot;&quot;)">
            <text:p/>
          </table:table-cell>
          <table:table-cell table:style-name="ce27" table:formula="of:=IFERROR(INDEX([$'olah data'.$B$4:$'olah data'.$N$39];MATCH([.$A130];[$'olah data'.L$4:$'olah data'.L$39];0);2);&quot;&quot;)">
            <text:p/>
          </table:table-cell>
          <table:table-cell table:style-name="ce27" table:formula="of:=IFERROR(INDEX([$'olah data'.$B$4:$'olah data'.$N$39];MATCH([.$A130];[$'olah data'.M$4:$'olah data'.M$39];0);2);&quot;&quot;)">
            <text:p/>
          </table:table-cell>
          <table:table-cell table:style-name="ce27" table:formula="of:=IFERROR(INDEX([$'olah data'.$B$4:$'olah data'.$N$39];MATCH([.$A130];[$'olah data'.N$4:$'olah data'.N$39];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IFERROR([$'View Input'.Z5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30" calcext:value-type="float">
            <text:p>130</text:p>
          </table:table-cell>
          <table:table-cell table:style-name="ce64" office:value-type="float" office:value="5" calcext:value-type="float">
            <text:p>5</text:p>
          </table:table-cell>
          <table:table-cell table:style-name="ce98" table:formula="of:=IF([.R131]=&quot;&quot;;IF([.Q131]=&quot;R&quot;;VLOOKUP([.P131];[$'olah data'.$R$3:$'olah data'.$S$7];2);[.P131]);IF([.R131]=[.P131];[.P131];[.Q131]))" office:value-type="float" office:value="0" calcext:value-type="float">
            <text:p>0</text:p>
          </table:table-cell>
          <table:table-cell table:style-name="ce27" table:formula="of:=IFERROR(INDEX([$'olah data'.$B$4:$'olah data'.$N$39];MATCH([.$A131];[$'olah data'.D$4:$'olah data'.D$39];0);2);&quot;&quot;)">
            <text:p/>
          </table:table-cell>
          <table:table-cell table:style-name="ce27" table:formula="of:=IFERROR(INDEX([$'olah data'.$B$4:$'olah data'.$N$39];MATCH([.$A131];[$'olah data'.E$4:$'olah data'.E$39];0);2);&quot;&quot;)">
            <text:p/>
          </table:table-cell>
          <table:table-cell table:style-name="ce27" table:formula="of:=IFERROR(INDEX([$'olah data'.$B$4:$'olah data'.$N$39];MATCH([.$A131];[$'olah data'.F$4:$'olah data'.F$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31];[$'olah data'.G$4:$'olah data'.G$39];0);2);&quot;&quot;)">
            <text:p/>
          </table:table-cell>
          <table:table-cell table:style-name="ce27" table:formula="of:=IFERROR(INDEX([$'olah data'.$B$4:$'olah data'.$N$39];MATCH([.$A131];[$'olah data'.H$4:$'olah data'.H$39];0);2);&quot;&quot;)">
            <text:p/>
          </table:table-cell>
          <table:table-cell table:style-name="ce27" table:formula="of:=IFERROR(INDEX([$'olah data'.$B$4:$'olah data'.$N$39];MATCH([.$A131];[$'olah data'.I$4:$'olah data'.I$39];0);2);&quot;&quot;)">
            <text:p/>
          </table:table-cell>
          <table:table-cell table:style-name="ce27" table:formula="of:=IFERROR(INDEX([$'olah data'.$B$4:$'olah data'.$N$39];MATCH([.$A131];[$'olah data'.J$4:$'olah data'.J$39];0);2);&quot;&quot;)">
            <text:p/>
          </table:table-cell>
          <table:table-cell table:style-name="ce27" table:formula="of:=IFERROR(INDEX([$'olah data'.$B$4:$'olah data'.$N$39];MATCH([.$A131];[$'olah data'.K$4:$'olah data'.K$39];0);2);&quot;&quot;)">
            <text:p/>
          </table:table-cell>
          <table:table-cell table:style-name="ce27" table:formula="of:=IFERROR(INDEX([$'olah data'.$B$4:$'olah data'.$N$39];MATCH([.$A131];[$'olah data'.L$4:$'olah data'.L$39];0);2);&quot;&quot;)">
            <text:p/>
          </table:table-cell>
          <table:table-cell table:style-name="ce27" table:formula="of:=IFERROR(INDEX([$'olah data'.$B$4:$'olah data'.$N$39];MATCH([.$A131];[$'olah data'.M$4:$'olah data'.M$39];0);2);&quot;&quot;)">
            <text:p/>
          </table:table-cell>
          <table:table-cell table:style-name="ce27" table:formula="of:=IFERROR(INDEX([$'olah data'.$B$4:$'olah data'.$N$39];MATCH([.$A131];[$'olah data'.N$4:$'olah data'.N$39];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IFERROR([$'View Input'.Z6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1" calcext:value-type="float">
            <text:p>131</text:p>
          </table:table-cell>
          <table:table-cell table:style-name="ce64" office:value-type="float" office:value="5" calcext:value-type="float">
            <text:p>5</text:p>
          </table:table-cell>
          <table:table-cell table:style-name="ce98" table:formula="of:=IF([.R132]=&quot;&quot;;IF([.Q132]=&quot;R&quot;;VLOOKUP([.P132];[$'olah data'.$R$3:$'olah data'.$S$7];2);[.P132]);IF([.R132]=[.P132];[.P132];[.Q132]))" office:value-type="string" office:string-value="" calcext:value-type="error">
            <text:p>#N/A</text:p>
          </table:table-cell>
          <table:table-cell table:style-name="ce27" table:formula="of:=IFERROR(INDEX([$'olah data'.$B$4:$'olah data'.$N$39];MATCH([.$A132];[$'olah data'.D$4:$'olah data'.D$39];0);2);&quot;&quot;)">
            <text:p/>
          </table:table-cell>
          <table:table-cell table:style-name="ce27" table:formula="of:=IFERROR(INDEX([$'olah data'.$B$4:$'olah data'.$N$39];MATCH([.$A132];[$'olah data'.E$4:$'olah data'.E$39];0);2);&quot;&quot;)">
            <text:p/>
          </table:table-cell>
          <table:table-cell table:style-name="ce27" table:formula="of:=IFERROR(INDEX([$'olah data'.$B$4:$'olah data'.$N$39];MATCH([.$A132];[$'olah data'.F$4:$'olah data'.F$39];0);2);&quot;&quot;)">
            <text:p/>
          </table:table-cell>
          <table:table-cell table:style-name="ce27" table:formula="of:=IFERROR(INDEX([$'olah data'.$B$4:$'olah data'.$N$39];MATCH([.$A132];[$'olah data'.G$4:$'olah data'.G$39];0);2);&quot;&quot;)">
            <text:p/>
          </table:table-cell>
          <table:table-cell table:style-name="ce27" table:formula="of:=IFERROR(INDEX([$'olah data'.$B$4:$'olah data'.$N$39];MATCH([.$A132];[$'olah data'.H$4:$'olah data'.H$39];0);2);&quot;&quot;)">
            <text:p/>
          </table:table-cell>
          <table:table-cell table:style-name="ce27" table:formula="of:=IFERROR(INDEX([$'olah data'.$B$4:$'olah data'.$N$39];MATCH([.$A132];[$'olah data'.I$4:$'olah data'.I$39];0);2);&quot;&quot;)" office:value-type="string" office:string-value="Shyness with strangers (7 items)" calcext:value-type="string">
            <text:p>Shyness with strangers (7 items)</text:p>
          </table:table-cell>
          <table:table-cell table:style-name="ce27" table:formula="of:=IFERROR(INDEX([$'olah data'.$B$4:$'olah data'.$N$39];MATCH([.$A132];[$'olah data'.J$4:$'olah data'.J$39];0);2);&quot;&quot;)">
            <text:p/>
          </table:table-cell>
          <table:table-cell table:style-name="ce27" table:formula="of:=IFERROR(INDEX([$'olah data'.$B$4:$'olah data'.$N$39];MATCH([.$A132];[$'olah data'.K$4:$'olah data'.K$39];0);2);&quot;&quot;)">
            <text:p/>
          </table:table-cell>
          <table:table-cell table:style-name="ce27" table:formula="of:=IFERROR(INDEX([$'olah data'.$B$4:$'olah data'.$N$39];MATCH([.$A132];[$'olah data'.L$4:$'olah data'.L$39];0);2);&quot;&quot;)">
            <text:p/>
          </table:table-cell>
          <table:table-cell table:style-name="ce27" table:formula="of:=IFERROR(INDEX([$'olah data'.$B$4:$'olah data'.$N$39];MATCH([.$A132];[$'olah data'.M$4:$'olah data'.M$39];0);2);&quot;&quot;)">
            <text:p/>
          </table:table-cell>
          <table:table-cell table:style-name="ce27" table:formula="of:=IFERROR(INDEX([$'olah data'.$B$4:$'olah data'.$N$39];MATCH([.$A132];[$'olah data'.N$4:$'olah data'.N$39];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IFERROR([$'View Input'.Z6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32" calcext:value-type="float">
            <text:p>132</text:p>
          </table:table-cell>
          <table:table-cell table:style-name="ce98" office:value-type="string" calcext:value-type="string">
            <text:p>Tidak Mudeng</text:p>
          </table:table-cell>
          <table:table-cell table:style-name="ce98" table:formula="of:=IF([.R133]=&quot;&quot;;IF([.Q133]=&quot;R&quot;;VLOOKUP([.P133];[$'olah data'.$R$3:$'olah data'.$S$7];2);[.P133]);IF([.R133]=[.P133];[.P133];[.Q133]))" office:value-type="string" office:string-value="Tidak Mudeng" calcext:value-type="string">
            <text:p>Tidak Mudeng</text:p>
          </table:table-cell>
          <table:table-cell table:style-name="ce27" table:formula="of:=IFERROR(INDEX([$'olah data'.$B$4:$'olah data'.$N$39];MATCH([.$A133];[$'olah data'.D$4:$'olah data'.D$39];0);2);&quot;&quot;)">
            <text:p/>
          </table:table-cell>
          <table:table-cell table:style-name="ce27" table:formula="of:=IFERROR(INDEX([$'olah data'.$B$4:$'olah data'.$N$39];MATCH([.$A133];[$'olah data'.E$4:$'olah data'.E$39];0);2);&quot;&quot;)">
            <text:p/>
          </table:table-cell>
          <table:table-cell table:style-name="ce27" table:formula="of:=IFERROR(INDEX([$'olah data'.$B$4:$'olah data'.$N$39];MATCH([.$A133];[$'olah data'.F$4:$'olah data'.F$39];0);2);&quot;&quot;)">
            <text:p/>
          </table:table-cell>
          <table:table-cell table:style-name="ce27" table:formula="of:=IFERROR(INDEX([$'olah data'.$B$4:$'olah data'.$N$39];MATCH([.$A133];[$'olah data'.G$4:$'olah data'.G$39];0);2);&quot;&quot;)" office:value-type="string" office:string-value="Validity Scale (5 items)" calcext:value-type="string">
            <text:p>Validity Scale (5 items)</text:p>
          </table:table-cell>
          <table:table-cell table:style-name="ce27" table:formula="of:=IFERROR(INDEX([$'olah data'.$B$4:$'olah data'.$N$39];MATCH([.$A133];[$'olah data'.H$4:$'olah data'.H$39];0);2);&quot;&quot;)">
            <text:p/>
          </table:table-cell>
          <table:table-cell table:style-name="ce27" table:formula="of:=IFERROR(INDEX([$'olah data'.$B$4:$'olah data'.$N$39];MATCH([.$A133];[$'olah data'.I$4:$'olah data'.I$39];0);2);&quot;&quot;)">
            <text:p/>
          </table:table-cell>
          <table:table-cell table:style-name="ce27" table:formula="of:=IFERROR(INDEX([$'olah data'.$B$4:$'olah data'.$N$39];MATCH([.$A133];[$'olah data'.J$4:$'olah data'.J$39];0);2);&quot;&quot;)">
            <text:p/>
          </table:table-cell>
          <table:table-cell table:style-name="ce27" table:formula="of:=IFERROR(INDEX([$'olah data'.$B$4:$'olah data'.$N$39];MATCH([.$A133];[$'olah data'.K$4:$'olah data'.K$39];0);2);&quot;&quot;)">
            <text:p/>
          </table:table-cell>
          <table:table-cell table:style-name="ce27" table:formula="of:=IFERROR(INDEX([$'olah data'.$B$4:$'olah data'.$N$39];MATCH([.$A133];[$'olah data'.L$4:$'olah data'.L$39];0);2);&quot;&quot;)">
            <text:p/>
          </table:table-cell>
          <table:table-cell table:style-name="ce27" table:formula="of:=IFERROR(INDEX([$'olah data'.$B$4:$'olah data'.$N$39];MATCH([.$A133];[$'olah data'.M$4:$'olah data'.M$39];0);2);&quot;&quot;)">
            <text:p/>
          </table:table-cell>
          <table:table-cell table:style-name="ce27" table:formula="of:=IFERROR(INDEX([$'olah data'.$B$4:$'olah data'.$N$39];MATCH([.$A133];[$'olah data'.N$4:$'olah data'.N$39];0);2);&quot;&quot;)">
            <text:p/>
          </table:table-cell>
          <table:table-cell table:style-name="ce27" table:formula="of:=CONCATENATE([.D133];[.E133];[.F133];[.G133];[.H133];[.I133];[.J133];[.K133];[.L133];[.M133];[.N133])" office:value-type="string" office:string-value="Validity Scale (5 items)" calcext:value-type="string">
            <text:p>Validity Scale (5 items)</text:p>
          </table:table-cell>
          <table:table-cell table:style-name="ce84" table:formula="of:=IFERROR([$'View Input'.Z62];&quot;&quot;)" office:value-type="float" office:value="0" calcext:value-type="float">
            <text:p>0</text:p>
          </table:table-cell>
          <table:table-cell table:style-name="ce98" office:value-type="string" calcext:value-type="string">
            <text:p>Tidak Mudeng</text:p>
          </table:table-cell>
          <table:table-cell table:style-name="ce46" office:value-type="float" office:value="2" calcext:value-type="float">
            <text:p>2</text:p>
          </table:table-cell>
          <table:table-cell table:number-columns-repeated="1006"/>
        </table:table-row>
        <table:table-row table:style-name="ro3">
          <table:table-cell table:style-name="ce29" office:value-type="float" office:value="133" calcext:value-type="float">
            <text:p>133</text:p>
          </table:table-cell>
          <table:table-cell table:style-name="ce64" office:value-type="float" office:value="5" calcext:value-type="float">
            <text:p>5</text:p>
          </table:table-cell>
          <table:table-cell table:style-name="ce98" table:formula="of:=IF([.R134]=&quot;&quot;;IF([.Q134]=&quot;R&quot;;VLOOKUP([.P134];[$'olah data'.$R$3:$'olah data'.$S$7];2);[.P134]);IF([.R134]=[.P134];[.P134];[.Q134]))" office:value-type="string" office:string-value="" calcext:value-type="error">
            <text:p>#N/A</text:p>
          </table:table-cell>
          <table:table-cell table:style-name="ce27" table:formula="of:=IFERROR(INDEX([$'olah data'.$B$4:$'olah data'.$N$39];MATCH([.$A134];[$'olah data'.D$4:$'olah data'.D$39];0);2);&quot;&quot;)">
            <text:p/>
          </table:table-cell>
          <table:table-cell table:style-name="ce27" table:formula="of:=IFERROR(INDEX([$'olah data'.$B$4:$'olah data'.$N$39];MATCH([.$A134];[$'olah data'.E$4:$'olah data'.E$39];0);2);&quot;&quot;)">
            <text:p/>
          </table:table-cell>
          <table:table-cell table:style-name="ce27" table:formula="of:=IFERROR(INDEX([$'olah data'.$B$4:$'olah data'.$N$39];MATCH([.$A134];[$'olah data'.F$4:$'olah data'.F$39];0);2);&quot;&quot;)">
            <text:p/>
          </table:table-cell>
          <table:table-cell table:style-name="ce27" table:formula="of:=IFERROR(INDEX([$'olah data'.$B$4:$'olah data'.$N$39];MATCH([.$A134];[$'olah data'.G$4:$'olah data'.G$39];0);2);&quot;&quot;)">
            <text:p/>
          </table:table-cell>
          <table:table-cell table:style-name="ce27" table:formula="of:=IFERROR(INDEX([$'olah data'.$B$4:$'olah data'.$N$39];MATCH([.$A134];[$'olah data'.H$4:$'olah data'.H$39];0);2);&quot;&quot;)">
            <text:p/>
          </table:table-cell>
          <table:table-cell table:style-name="ce27" table:formula="of:=IFERROR(INDEX([$'olah data'.$B$4:$'olah data'.$N$39];MATCH([.$A134];[$'olah data'.I$4:$'olah data'.I$39];0);2);&quot;&quot;)">
            <text:p/>
          </table:table-cell>
          <table:table-cell table:style-name="ce27" table:formula="of:=IFERROR(INDEX([$'olah data'.$B$4:$'olah data'.$N$39];MATCH([.$A134];[$'olah data'.J$4:$'olah data'.J$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34];[$'olah data'.K$4:$'olah data'.K$39];0);2);&quot;&quot;)">
            <text:p/>
          </table:table-cell>
          <table:table-cell table:style-name="ce27" table:formula="of:=IFERROR(INDEX([$'olah data'.$B$4:$'olah data'.$N$39];MATCH([.$A134];[$'olah data'.L$4:$'olah data'.L$39];0);2);&quot;&quot;)">
            <text:p/>
          </table:table-cell>
          <table:table-cell table:style-name="ce27" table:formula="of:=IFERROR(INDEX([$'olah data'.$B$4:$'olah data'.$N$39];MATCH([.$A134];[$'olah data'.M$4:$'olah data'.M$39];0);2);&quot;&quot;)">
            <text:p/>
          </table:table-cell>
          <table:table-cell table:style-name="ce27" table:formula="of:=IFERROR(INDEX([$'olah data'.$B$4:$'olah data'.$N$39];MATCH([.$A134];[$'olah data'.N$4:$'olah data'.N$39];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IFERROR([$'View Input'.Z6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34" calcext:value-type="float">
            <text:p>134</text:p>
          </table:table-cell>
          <table:table-cell table:style-name="ce64" office:value-type="float" office:value="5" calcext:value-type="float">
            <text:p>5</text:p>
          </table:table-cell>
          <table:table-cell table:style-name="ce98" table:formula="of:=IF([.R135]=&quot;&quot;;IF([.Q135]=&quot;R&quot;;VLOOKUP([.P135];[$'olah data'.$R$3:$'olah data'.$S$7];2);[.P135]);IF([.R135]=[.P135];[.P135];[.Q135]))" office:value-type="string" office:string-value="" calcext:value-type="error">
            <text:p>#N/A</text:p>
          </table:table-cell>
          <table:table-cell table:style-name="ce27" table:formula="of:=IFERROR(INDEX([$'olah data'.$B$4:$'olah data'.$N$39];MATCH([.$A135];[$'olah data'.D$4:$'olah data'.D$39];0);2);&quot;&quot;)">
            <text:p/>
          </table:table-cell>
          <table:table-cell table:style-name="ce27" table:formula="of:=IFERROR(INDEX([$'olah data'.$B$4:$'olah data'.$N$39];MATCH([.$A135];[$'olah data'.E$4:$'olah data'.E$39];0);2);&quot;&quot;)">
            <text:p/>
          </table:table-cell>
          <table:table-cell table:style-name="ce27" table:formula="of:=IFERROR(INDEX([$'olah data'.$B$4:$'olah data'.$N$39];MATCH([.$A135];[$'olah data'.F$4:$'olah data'.F$39];0);2);&quot;&quot;)">
            <text:p/>
          </table:table-cell>
          <table:table-cell table:style-name="ce27" table:formula="of:=IFERROR(INDEX([$'olah data'.$B$4:$'olah data'.$N$39];MATCH([.$A135];[$'olah data'.G$4:$'olah data'.G$39];0);2);&quot;&quot;)">
            <text:p/>
          </table:table-cell>
          <table:table-cell table:style-name="ce27" table:formula="of:=IFERROR(INDEX([$'olah data'.$B$4:$'olah data'.$N$39];MATCH([.$A135];[$'olah data'.H$4:$'olah data'.H$39];0);2);&quot;&quot;)">
            <text:p/>
          </table:table-cell>
          <table:table-cell table:style-name="ce27" table:formula="of:=IFERROR(INDEX([$'olah data'.$B$4:$'olah data'.$N$39];MATCH([.$A135];[$'olah data'.I$4:$'olah data'.I$39];0);2);&quot;&quot;)">
            <text:p/>
          </table:table-cell>
          <table:table-cell table:style-name="ce27" table:formula="of:=IFERROR(INDEX([$'olah data'.$B$4:$'olah data'.$N$39];MATCH([.$A135];[$'olah data'.J$4:$'olah data'.J$39];0);2);&quot;&quot;)">
            <text:p/>
          </table:table-cell>
          <table:table-cell table:style-name="ce27" table:formula="of:=IFERROR(INDEX([$'olah data'.$B$4:$'olah data'.$N$39];MATCH([.$A135];[$'olah data'.K$4:$'olah data'.K$39];0);2);&quot;&quot;)" office:value-type="string" office:string-value="Eagerness of effort vs laziness (9 items)" calcext:value-type="string">
            <text:p>Eagerness of effort vs laziness (9 items)</text:p>
          </table:table-cell>
          <table:table-cell table:style-name="ce27" table:formula="of:=IFERROR(INDEX([$'olah data'.$B$4:$'olah data'.$N$39];MATCH([.$A135];[$'olah data'.L$4:$'olah data'.L$39];0);2);&quot;&quot;)">
            <text:p/>
          </table:table-cell>
          <table:table-cell table:style-name="ce27" table:formula="of:=IFERROR(INDEX([$'olah data'.$B$4:$'olah data'.$N$39];MATCH([.$A135];[$'olah data'.M$4:$'olah data'.M$39];0);2);&quot;&quot;)">
            <text:p/>
          </table:table-cell>
          <table:table-cell table:style-name="ce27" table:formula="of:=IFERROR(INDEX([$'olah data'.$B$4:$'olah data'.$N$39];MATCH([.$A135];[$'olah data'.N$4:$'olah data'.N$39];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IFERROR([$'View Input'.Z6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35" calcext:value-type="float">
            <text:p>135</text:p>
          </table:table-cell>
          <table:table-cell table:style-name="ce64" office:value-type="float" office:value="5" calcext:value-type="float">
            <text:p>5</text:p>
          </table:table-cell>
          <table:table-cell table:style-name="ce98" table:formula="of:=IF([.R136]=&quot;&quot;;IF([.Q136]=&quot;R&quot;;VLOOKUP([.P136];[$'olah data'.$R$3:$'olah data'.$S$7];2);[.P136]);IF([.R136]=[.P136];[.P136];[.Q136]))" office:value-type="float" office:value="0" calcext:value-type="float">
            <text:p>0</text:p>
          </table:table-cell>
          <table:table-cell table:style-name="ce27" table:formula="of:=IFERROR(INDEX([$'olah data'.$B$4:$'olah data'.$N$39];MATCH([.$A136];[$'olah data'.D$4:$'olah data'.D$39];0);2);&quot;&quot;)">
            <text:p/>
          </table:table-cell>
          <table:table-cell table:style-name="ce27" table:formula="of:=IFERROR(INDEX([$'olah data'.$B$4:$'olah data'.$N$39];MATCH([.$A136];[$'olah data'.E$4:$'olah data'.E$39];0);2);&quot;&quot;)">
            <text:p/>
          </table:table-cell>
          <table:table-cell table:style-name="ce27" table:formula="of:=IFERROR(INDEX([$'olah data'.$B$4:$'olah data'.$N$39];MATCH([.$A136];[$'olah data'.F$4:$'olah data'.F$39];0);2);&quot;&quot;)">
            <text:p/>
          </table:table-cell>
          <table:table-cell table:style-name="ce27" table:formula="of:=IFERROR(INDEX([$'olah data'.$B$4:$'olah data'.$N$39];MATCH([.$A136];[$'olah data'.G$4:$'olah data'.G$39];0);2);&quot;&quot;)" office:value-type="string" office:string-value="Disorderliness v. regimentation (7 items)" calcext:value-type="string">
            <text:p>Disorderliness v. regimentation (7 items)</text:p>
          </table:table-cell>
          <table:table-cell table:style-name="ce27" table:formula="of:=IFERROR(INDEX([$'olah data'.$B$4:$'olah data'.$N$39];MATCH([.$A136];[$'olah data'.H$4:$'olah data'.H$39];0);2);&quot;&quot;)">
            <text:p/>
          </table:table-cell>
          <table:table-cell table:style-name="ce27" table:formula="of:=IFERROR(INDEX([$'olah data'.$B$4:$'olah data'.$N$39];MATCH([.$A136];[$'olah data'.I$4:$'olah data'.I$39];0);2);&quot;&quot;)">
            <text:p/>
          </table:table-cell>
          <table:table-cell table:style-name="ce27" table:formula="of:=IFERROR(INDEX([$'olah data'.$B$4:$'olah data'.$N$39];MATCH([.$A136];[$'olah data'.J$4:$'olah data'.J$39];0);2);&quot;&quot;)">
            <text:p/>
          </table:table-cell>
          <table:table-cell table:style-name="ce27" table:formula="of:=IFERROR(INDEX([$'olah data'.$B$4:$'olah data'.$N$39];MATCH([.$A136];[$'olah data'.K$4:$'olah data'.K$39];0);2);&quot;&quot;)">
            <text:p/>
          </table:table-cell>
          <table:table-cell table:style-name="ce27" table:formula="of:=IFERROR(INDEX([$'olah data'.$B$4:$'olah data'.$N$39];MATCH([.$A136];[$'olah data'.L$4:$'olah data'.L$39];0);2);&quot;&quot;)">
            <text:p/>
          </table:table-cell>
          <table:table-cell table:style-name="ce27" table:formula="of:=IFERROR(INDEX([$'olah data'.$B$4:$'olah data'.$N$39];MATCH([.$A136];[$'olah data'.M$4:$'olah data'.M$39];0);2);&quot;&quot;)">
            <text:p/>
          </table:table-cell>
          <table:table-cell table:style-name="ce27" table:formula="of:=IFERROR(INDEX([$'olah data'.$B$4:$'olah data'.$N$39];MATCH([.$A136];[$'olah data'.N$4:$'olah data'.N$39];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IFERROR([$'View Input'.Z6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6" calcext:value-type="float">
            <text:p>136</text:p>
          </table:table-cell>
          <table:table-cell table:style-name="ce64" office:value-type="float" office:value="5" calcext:value-type="float">
            <text:p>5</text:p>
          </table:table-cell>
          <table:table-cell table:style-name="ce98" table:formula="of:=IF([.R137]=&quot;&quot;;IF([.Q137]=&quot;R&quot;;VLOOKUP([.P137];[$'olah data'.$R$3:$'olah data'.$S$7];2);[.P137]);IF([.R137]=[.P137];[.P137];[.Q137]))" office:value-type="float" office:value="0" calcext:value-type="float">
            <text:p>0</text:p>
          </table:table-cell>
          <table:table-cell table:style-name="ce27" table:formula="of:=IFERROR(INDEX([$'olah data'.$B$4:$'olah data'.$N$39];MATCH([.$A137];[$'olah data'.D$4:$'olah data'.D$39];0);2);&quot;&quot;)">
            <text:p/>
          </table:table-cell>
          <table:table-cell table:style-name="ce27" table:formula="of:=IFERROR(INDEX([$'olah data'.$B$4:$'olah data'.$N$39];MATCH([.$A137];[$'olah data'.E$4:$'olah data'.E$39];0);2);&quot;&quot;)" office:value-type="string" office:string-value="Fatigability v. asthenia (8 items)" calcext:value-type="string">
            <text:p>Fatigability v. asthenia (8 items)</text:p>
          </table:table-cell>
          <table:table-cell table:style-name="ce27" table:formula="of:=IFERROR(INDEX([$'olah data'.$B$4:$'olah data'.$N$39];MATCH([.$A137];[$'olah data'.F$4:$'olah data'.F$39];0);2);&quot;&quot;)">
            <text:p/>
          </table:table-cell>
          <table:table-cell table:style-name="ce27" table:formula="of:=IFERROR(INDEX([$'olah data'.$B$4:$'olah data'.$N$39];MATCH([.$A137];[$'olah data'.G$4:$'olah data'.G$39];0);2);&quot;&quot;)">
            <text:p/>
          </table:table-cell>
          <table:table-cell table:style-name="ce27" table:formula="of:=IFERROR(INDEX([$'olah data'.$B$4:$'olah data'.$N$39];MATCH([.$A137];[$'olah data'.H$4:$'olah data'.H$39];0);2);&quot;&quot;)">
            <text:p/>
          </table:table-cell>
          <table:table-cell table:style-name="ce27" table:formula="of:=IFERROR(INDEX([$'olah data'.$B$4:$'olah data'.$N$39];MATCH([.$A137];[$'olah data'.I$4:$'olah data'.I$39];0);2);&quot;&quot;)">
            <text:p/>
          </table:table-cell>
          <table:table-cell table:style-name="ce27" table:formula="of:=IFERROR(INDEX([$'olah data'.$B$4:$'olah data'.$N$39];MATCH([.$A137];[$'olah data'.J$4:$'olah data'.J$39];0);2);&quot;&quot;)">
            <text:p/>
          </table:table-cell>
          <table:table-cell table:style-name="ce27" table:formula="of:=IFERROR(INDEX([$'olah data'.$B$4:$'olah data'.$N$39];MATCH([.$A137];[$'olah data'.K$4:$'olah data'.K$39];0);2);&quot;&quot;)">
            <text:p/>
          </table:table-cell>
          <table:table-cell table:style-name="ce27" table:formula="of:=IFERROR(INDEX([$'olah data'.$B$4:$'olah data'.$N$39];MATCH([.$A137];[$'olah data'.L$4:$'olah data'.L$39];0);2);&quot;&quot;)">
            <text:p/>
          </table:table-cell>
          <table:table-cell table:style-name="ce27" table:formula="of:=IFERROR(INDEX([$'olah data'.$B$4:$'olah data'.$N$39];MATCH([.$A137];[$'olah data'.M$4:$'olah data'.M$39];0);2);&quot;&quot;)">
            <text:p/>
          </table:table-cell>
          <table:table-cell table:style-name="ce27" table:formula="of:=IFERROR(INDEX([$'olah data'.$B$4:$'olah data'.$N$39];MATCH([.$A137];[$'olah data'.N$4:$'olah data'.N$39];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IFERROR([$'View Input'.Z6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7" calcext:value-type="float">
            <text:p>137</text:p>
          </table:table-cell>
          <table:table-cell table:style-name="ce64" office:value-type="float" office:value="5" calcext:value-type="float">
            <text:p>5</text:p>
          </table:table-cell>
          <table:table-cell table:style-name="ce98" table:formula="of:=IF([.R138]=&quot;&quot;;IF([.Q138]=&quot;R&quot;;VLOOKUP([.P138];[$'olah data'.$R$3:$'olah data'.$S$7];2);[.P138]);IF([.R138]=[.P138];[.P138];[.Q138]))" office:value-type="float" office:value="0" calcext:value-type="float">
            <text:p>0</text:p>
          </table:table-cell>
          <table:table-cell table:style-name="ce27" table:formula="of:=IFERROR(INDEX([$'olah data'.$B$4:$'olah data'.$N$39];MATCH([.$A138];[$'olah data'.D$4:$'olah data'.D$39];0);2);&quot;&quot;)">
            <text:p/>
          </table:table-cell>
          <table:table-cell table:style-name="ce27" table:formula="of:=IFERROR(INDEX([$'olah data'.$B$4:$'olah data'.$N$39];MATCH([.$A138];[$'olah data'.E$4:$'olah data'.E$39];0);2);&quot;&quot;)">
            <text:p/>
          </table:table-cell>
          <table:table-cell table:style-name="ce27" table:formula="of:=IFERROR(INDEX([$'olah data'.$B$4:$'olah data'.$N$39];MATCH([.$A138];[$'olah data'.F$4:$'olah data'.F$39];0);2);&quot;&quot;)">
            <text:p/>
          </table:table-cell>
          <table:table-cell table:style-name="ce27" table:formula="of:=IFERROR(INDEX([$'olah data'.$B$4:$'olah data'.$N$39];MATCH([.$A138];[$'olah data'.G$4:$'olah data'.G$39];0);2);&quot;&quot;)" office:value-type="string" office:string-value="Perfectionist vs pragmatist (8 items)" calcext:value-type="string">
            <text:p>Perfectionist vs pragmatist (8 items)</text:p>
          </table:table-cell>
          <table:table-cell table:style-name="ce27" table:formula="of:=IFERROR(INDEX([$'olah data'.$B$4:$'olah data'.$N$39];MATCH([.$A138];[$'olah data'.H$4:$'olah data'.H$39];0);2);&quot;&quot;)">
            <text:p/>
          </table:table-cell>
          <table:table-cell table:style-name="ce27" table:formula="of:=IFERROR(INDEX([$'olah data'.$B$4:$'olah data'.$N$39];MATCH([.$A138];[$'olah data'.I$4:$'olah data'.I$39];0);2);&quot;&quot;)">
            <text:p/>
          </table:table-cell>
          <table:table-cell table:style-name="ce27" table:formula="of:=IFERROR(INDEX([$'olah data'.$B$4:$'olah data'.$N$39];MATCH([.$A138];[$'olah data'.J$4:$'olah data'.J$39];0);2);&quot;&quot;)">
            <text:p/>
          </table:table-cell>
          <table:table-cell table:style-name="ce27" table:formula="of:=IFERROR(INDEX([$'olah data'.$B$4:$'olah data'.$N$39];MATCH([.$A138];[$'olah data'.K$4:$'olah data'.K$39];0);2);&quot;&quot;)">
            <text:p/>
          </table:table-cell>
          <table:table-cell table:style-name="ce27" table:formula="of:=IFERROR(INDEX([$'olah data'.$B$4:$'olah data'.$N$39];MATCH([.$A138];[$'olah data'.L$4:$'olah data'.L$39];0);2);&quot;&quot;)">
            <text:p/>
          </table:table-cell>
          <table:table-cell table:style-name="ce27" table:formula="of:=IFERROR(INDEX([$'olah data'.$B$4:$'olah data'.$N$39];MATCH([.$A138];[$'olah data'.M$4:$'olah data'.M$39];0);2);&quot;&quot;)">
            <text:p/>
          </table:table-cell>
          <table:table-cell table:style-name="ce27" table:formula="of:=IFERROR(INDEX([$'olah data'.$B$4:$'olah data'.$N$39];MATCH([.$A138];[$'olah data'.N$4:$'olah data'.N$39];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IFERROR([$'View Input'.Z6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8" calcext:value-type="float">
            <text:p>138</text:p>
          </table:table-cell>
          <table:table-cell table:style-name="ce64" office:value-type="float" office:value="5" calcext:value-type="float">
            <text:p>5</text:p>
          </table:table-cell>
          <table:table-cell table:style-name="ce98" table:formula="of:=IF([.R139]=&quot;&quot;;IF([.Q139]=&quot;R&quot;;VLOOKUP([.P139];[$'olah data'.$R$3:$'olah data'.$S$7];2);[.P139]);IF([.R139]=[.P139];[.P139];[.Q139]))" office:value-type="string" office:string-value="" calcext:value-type="error">
            <text:p>#N/A</text:p>
          </table:table-cell>
          <table:table-cell table:style-name="ce27" table:formula="of:=IFERROR(INDEX([$'olah data'.$B$4:$'olah data'.$N$39];MATCH([.$A139];[$'olah data'.D$4:$'olah data'.D$39];0);2);&quot;&quot;)">
            <text:p/>
          </table:table-cell>
          <table:table-cell table:style-name="ce27" table:formula="of:=IFERROR(INDEX([$'olah data'.$B$4:$'olah data'.$N$39];MATCH([.$A139];[$'olah data'.E$4:$'olah data'.E$39];0);2);&quot;&quot;)">
            <text:p/>
          </table:table-cell>
          <table:table-cell table:style-name="ce27" table:formula="of:=IFERROR(INDEX([$'olah data'.$B$4:$'olah data'.$N$39];MATCH([.$A139];[$'olah data'.F$4:$'olah data'.F$39];0);2);&quot;&quot;)">
            <text:p/>
          </table:table-cell>
          <table:table-cell table:style-name="ce27" table:formula="of:=IFERROR(INDEX([$'olah data'.$B$4:$'olah data'.$N$39];MATCH([.$A139];[$'olah data'.G$4:$'olah data'.G$39];0);2);&quot;&quot;)">
            <text:p/>
          </table:table-cell>
          <table:table-cell table:style-name="ce27" table:formula="of:=IFERROR(INDEX([$'olah data'.$B$4:$'olah data'.$N$39];MATCH([.$A139];[$'olah data'.H$4:$'olah data'.H$39];0);2);&quot;&quot;)" office:value-type="string" office:string-value="Dependence (6 items)" calcext:value-type="string">
            <text:p>Dependence (6 items)</text:p>
          </table:table-cell>
          <table:table-cell table:style-name="ce27" table:formula="of:=IFERROR(INDEX([$'olah data'.$B$4:$'olah data'.$N$39];MATCH([.$A139];[$'olah data'.I$4:$'olah data'.I$39];0);2);&quot;&quot;)">
            <text:p/>
          </table:table-cell>
          <table:table-cell table:style-name="ce27" table:formula="of:=IFERROR(INDEX([$'olah data'.$B$4:$'olah data'.$N$39];MATCH([.$A139];[$'olah data'.J$4:$'olah data'.J$39];0);2);&quot;&quot;)">
            <text:p/>
          </table:table-cell>
          <table:table-cell table:style-name="ce27" table:formula="of:=IFERROR(INDEX([$'olah data'.$B$4:$'olah data'.$N$39];MATCH([.$A139];[$'olah data'.K$4:$'olah data'.K$39];0);2);&quot;&quot;)">
            <text:p/>
          </table:table-cell>
          <table:table-cell table:style-name="ce27" table:formula="of:=IFERROR(INDEX([$'olah data'.$B$4:$'olah data'.$N$39];MATCH([.$A139];[$'olah data'.L$4:$'olah data'.L$39];0);2);&quot;&quot;)">
            <text:p/>
          </table:table-cell>
          <table:table-cell table:style-name="ce27" table:formula="of:=IFERROR(INDEX([$'olah data'.$B$4:$'olah data'.$N$39];MATCH([.$A139];[$'olah data'.M$4:$'olah data'.M$39];0);2);&quot;&quot;)">
            <text:p/>
          </table:table-cell>
          <table:table-cell table:style-name="ce27" table:formula="of:=IFERROR(INDEX([$'olah data'.$B$4:$'olah data'.$N$39];MATCH([.$A139];[$'olah data'.N$4:$'olah data'.N$39];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IFERROR([$'View Input'.Z6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39" calcext:value-type="float">
            <text:p>139</text:p>
          </table:table-cell>
          <table:table-cell table:style-name="ce64" office:value-type="float" office:value="5" calcext:value-type="float">
            <text:p>5</text:p>
          </table:table-cell>
          <table:table-cell table:style-name="ce98" table:formula="of:=IF([.R140]=&quot;&quot;;IF([.Q140]=&quot;R&quot;;VLOOKUP([.P140];[$'olah data'.$R$3:$'olah data'.$S$7];2);[.P140]);IF([.R140]=[.P140];[.P140];[.Q140]))" office:value-type="string" office:string-value="" calcext:value-type="error">
            <text:p>#N/A</text:p>
          </table:table-cell>
          <table:table-cell table:style-name="ce27" table:formula="of:=IFERROR(INDEX([$'olah data'.$B$4:$'olah data'.$N$39];MATCH([.$A140];[$'olah data'.D$4:$'olah data'.D$39];0);2);&quot;&quot;)">
            <text:p/>
          </table:table-cell>
          <table:table-cell table:style-name="ce27" table:formula="of:=IFERROR(INDEX([$'olah data'.$B$4:$'olah data'.$N$39];MATCH([.$A140];[$'olah data'.E$4:$'olah data'.E$39];0);2);&quot;&quot;)">
            <text:p/>
          </table:table-cell>
          <table:table-cell table:style-name="ce27" table:formula="of:=IFERROR(INDEX([$'olah data'.$B$4:$'olah data'.$N$39];MATCH([.$A140];[$'olah data'.F$4:$'olah data'.F$39];0);2);&quot;&quot;)">
            <text:p/>
          </table:table-cell>
          <table:table-cell table:style-name="ce27" table:formula="of:=IFERROR(INDEX([$'olah data'.$B$4:$'olah data'.$N$39];MATCH([.$A140];[$'olah data'.G$4:$'olah data'.G$39];0);2);&quot;&quot;)">
            <text:p/>
          </table:table-cell>
          <table:table-cell table:style-name="ce27" table:formula="of:=IFERROR(INDEX([$'olah data'.$B$4:$'olah data'.$N$39];MATCH([.$A140];[$'olah data'.H$4:$'olah data'.H$39];0);2);&quot;&quot;)">
            <text:p/>
          </table:table-cell>
          <table:table-cell table:style-name="ce27" table:formula="of:=IFERROR(INDEX([$'olah data'.$B$4:$'olah data'.$N$39];MATCH([.$A140];[$'olah data'.I$4:$'olah data'.I$39];0);2);&quot;&quot;)">
            <text:p/>
          </table:table-cell>
          <table:table-cell table:style-name="ce27" table:formula="of:=IFERROR(INDEX([$'olah data'.$B$4:$'olah data'.$N$39];MATCH([.$A140];[$'olah data'.J$4:$'olah data'.J$39];0);2);&quot;&quot;)" office:value-type="string" office:string-value="Extravagance v. reserve (9 items)" calcext:value-type="string">
            <text:p>Extravagance v. reserve (9 items)</text:p>
          </table:table-cell>
          <table:table-cell table:style-name="ce27" table:formula="of:=IFERROR(INDEX([$'olah data'.$B$4:$'olah data'.$N$39];MATCH([.$A140];[$'olah data'.K$4:$'olah data'.K$39];0);2);&quot;&quot;)">
            <text:p/>
          </table:table-cell>
          <table:table-cell table:style-name="ce27" table:formula="of:=IFERROR(INDEX([$'olah data'.$B$4:$'olah data'.$N$39];MATCH([.$A140];[$'olah data'.L$4:$'olah data'.L$39];0);2);&quot;&quot;)">
            <text:p/>
          </table:table-cell>
          <table:table-cell table:style-name="ce27" table:formula="of:=IFERROR(INDEX([$'olah data'.$B$4:$'olah data'.$N$39];MATCH([.$A140];[$'olah data'.M$4:$'olah data'.M$39];0);2);&quot;&quot;)">
            <text:p/>
          </table:table-cell>
          <table:table-cell table:style-name="ce27" table:formula="of:=IFERROR(INDEX([$'olah data'.$B$4:$'olah data'.$N$39];MATCH([.$A140];[$'olah data'.N$4:$'olah data'.N$39];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IFERROR([$'View Input'.Z6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0" calcext:value-type="float">
            <text:p>140</text:p>
          </table:table-cell>
          <table:table-cell table:style-name="ce64" office:value-type="float" office:value="5" calcext:value-type="float">
            <text:p>5</text:p>
          </table:table-cell>
          <table:table-cell table:style-name="ce98" table:formula="of:=IF([.R141]=&quot;&quot;;IF([.Q141]=&quot;R&quot;;VLOOKUP([.P141];[$'olah data'.$R$3:$'olah data'.$S$7];2);[.P141]);IF([.R141]=[.P141];[.P141];[.Q141]))" office:value-type="string" office:string-value="" calcext:value-type="error">
            <text:p>#N/A</text:p>
          </table:table-cell>
          <table:table-cell table:style-name="ce27" table:formula="of:=IFERROR(INDEX([$'olah data'.$B$4:$'olah data'.$N$39];MATCH([.$A141];[$'olah data'.D$4:$'olah data'.D$39];0);2);&quot;&quot;)">
            <text:p/>
          </table:table-cell>
          <table:table-cell table:style-name="ce27" table:formula="of:=IFERROR(INDEX([$'olah data'.$B$4:$'olah data'.$N$39];MATCH([.$A141];[$'olah data'.E$4:$'olah data'.E$39];0);2);&quot;&quot;)">
            <text:p/>
          </table:table-cell>
          <table:table-cell table:style-name="ce27" table:formula="of:=IFERROR(INDEX([$'olah data'.$B$4:$'olah data'.$N$39];MATCH([.$A141];[$'olah data'.F$4:$'olah data'.F$39];0);2);&quot;&quot;)">
            <text:p/>
          </table:table-cell>
          <table:table-cell table:style-name="ce27" table:formula="of:=IFERROR(INDEX([$'olah data'.$B$4:$'olah data'.$N$39];MATCH([.$A141];[$'olah data'.G$4:$'olah data'.G$39];0);2);&quot;&quot;)">
            <text:p/>
          </table:table-cell>
          <table:table-cell table:style-name="ce27" table:formula="of:=IFERROR(INDEX([$'olah data'.$B$4:$'olah data'.$N$39];MATCH([.$A141];[$'olah data'.H$4:$'olah data'.H$39];0);2);&quot;&quot;)">
            <text:p/>
          </table:table-cell>
          <table:table-cell table:style-name="ce27" table:formula="of:=IFERROR(INDEX([$'olah data'.$B$4:$'olah data'.$N$39];MATCH([.$A141];[$'olah data'.I$4:$'olah data'.I$39];0);2);&quot;&quot;)">
            <text:p/>
          </table:table-cell>
          <table:table-cell table:style-name="ce27" table:formula="of:=IFERROR(INDEX([$'olah data'.$B$4:$'olah data'.$N$39];MATCH([.$A141];[$'olah data'.J$4:$'olah data'.J$39];0);2);&quot;&quot;)">
            <text:p/>
          </table:table-cell>
          <table:table-cell table:style-name="ce27" table:formula="of:=IFERROR(INDEX([$'olah data'.$B$4:$'olah data'.$N$39];MATCH([.$A141];[$'olah data'.K$4:$'olah data'.K$39];0);2);&quot;&quot;)" office:value-type="string" office:string-value="Work hardened vs spoiled (8 items)" calcext:value-type="string">
            <text:p>Work hardened vs spoiled (8 items)</text:p>
          </table:table-cell>
          <table:table-cell table:style-name="ce27" table:formula="of:=IFERROR(INDEX([$'olah data'.$B$4:$'olah data'.$N$39];MATCH([.$A141];[$'olah data'.L$4:$'olah data'.L$39];0);2);&quot;&quot;)">
            <text:p/>
          </table:table-cell>
          <table:table-cell table:style-name="ce27" table:formula="of:=IFERROR(INDEX([$'olah data'.$B$4:$'olah data'.$N$39];MATCH([.$A141];[$'olah data'.M$4:$'olah data'.M$39];0);2);&quot;&quot;)">
            <text:p/>
          </table:table-cell>
          <table:table-cell table:style-name="ce27" table:formula="of:=IFERROR(INDEX([$'olah data'.$B$4:$'olah data'.$N$39];MATCH([.$A141];[$'olah data'.N$4:$'olah data'.N$39];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IFERROR([$'View Input'.Z7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1" calcext:value-type="float">
            <text:p>141</text:p>
          </table:table-cell>
          <table:table-cell table:style-name="ce64" office:value-type="float" office:value="5" calcext:value-type="float">
            <text:p>5</text:p>
          </table:table-cell>
          <table:table-cell table:style-name="ce98" table:formula="of:=IF([.R142]=&quot;&quot;;IF([.Q142]=&quot;R&quot;;VLOOKUP([.P142];[$'olah data'.$R$3:$'olah data'.$S$7];2);[.P142]);IF([.R142]=[.P142];[.P142];[.Q142]))" office:value-type="string" office:string-value="" calcext:value-type="error">
            <text:p>#N/A</text:p>
          </table:table-cell>
          <table:table-cell table:style-name="ce27" table:formula="of:=IFERROR(INDEX([$'olah data'.$B$4:$'olah data'.$N$39];MATCH([.$A142];[$'olah data'.D$4:$'olah data'.D$39];0);2);&quot;&quot;)">
            <text:p/>
          </table:table-cell>
          <table:table-cell table:style-name="ce27" table:formula="of:=IFERROR(INDEX([$'olah data'.$B$4:$'olah data'.$N$39];MATCH([.$A142];[$'olah data'.E$4:$'olah data'.E$39];0);2);&quot;&quot;)">
            <text:p/>
          </table:table-cell>
          <table:table-cell table:style-name="ce27" table:formula="of:=IFERROR(INDEX([$'olah data'.$B$4:$'olah data'.$N$39];MATCH([.$A142];[$'olah data'.F$4:$'olah data'.F$39];0);2);&quot;&quot;)">
            <text:p/>
          </table:table-cell>
          <table:table-cell table:style-name="ce27" table:formula="of:=IFERROR(INDEX([$'olah data'.$B$4:$'olah data'.$N$39];MATCH([.$A142];[$'olah data'.G$4:$'olah data'.G$39];0);2);&quot;&quot;)">
            <text:p/>
          </table:table-cell>
          <table:table-cell table:style-name="ce27" table:formula="of:=IFERROR(INDEX([$'olah data'.$B$4:$'olah data'.$N$39];MATCH([.$A142];[$'olah data'.H$4:$'olah data'.H$39];0);2);&quot;&quot;)">
            <text:p/>
          </table:table-cell>
          <table:table-cell table:style-name="ce27" table:formula="of:=IFERROR(INDEX([$'olah data'.$B$4:$'olah data'.$N$39];MATCH([.$A142];[$'olah data'.I$4:$'olah data'.I$39];0);2);&quot;&quot;)">
            <text:p/>
          </table:table-cell>
          <table:table-cell table:style-name="ce27" table:formula="of:=IFERROR(INDEX([$'olah data'.$B$4:$'olah data'.$N$39];MATCH([.$A142];[$'olah data'.J$4:$'olah data'.J$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2];[$'olah data'.K$4:$'olah data'.K$39];0);2);&quot;&quot;)">
            <text:p/>
          </table:table-cell>
          <table:table-cell table:style-name="ce27" table:formula="of:=IFERROR(INDEX([$'olah data'.$B$4:$'olah data'.$N$39];MATCH([.$A142];[$'olah data'.L$4:$'olah data'.L$39];0);2);&quot;&quot;)">
            <text:p/>
          </table:table-cell>
          <table:table-cell table:style-name="ce27" table:formula="of:=IFERROR(INDEX([$'olah data'.$B$4:$'olah data'.$N$39];MATCH([.$A142];[$'olah data'.M$4:$'olah data'.M$39];0);2);&quot;&quot;)">
            <text:p/>
          </table:table-cell>
          <table:table-cell table:style-name="ce27" table:formula="of:=IFERROR(INDEX([$'olah data'.$B$4:$'olah data'.$N$39];MATCH([.$A142];[$'olah data'.N$4:$'olah data'.N$39];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IFERROR([$'View Input'.Z7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2" calcext:value-type="float">
            <text:p>142</text:p>
          </table:table-cell>
          <table:table-cell table:style-name="ce64" office:value-type="float" office:value="5" calcext:value-type="float">
            <text:p>5</text:p>
          </table:table-cell>
          <table:table-cell table:style-name="ce98" table:formula="of:=IF([.R143]=&quot;&quot;;IF([.Q143]=&quot;R&quot;;VLOOKUP([.P143];[$'olah data'.$R$3:$'olah data'.$S$7];2);[.P143]);IF([.R143]=[.P143];[.P143];[.Q143]))" office:value-type="float" office:value="0" calcext:value-type="float">
            <text:p>0</text:p>
          </table:table-cell>
          <table:table-cell table:style-name="ce27" table:formula="of:=IFERROR(INDEX([$'olah data'.$B$4:$'olah data'.$N$39];MATCH([.$A143];[$'olah data'.D$4:$'olah data'.D$39];0);2);&quot;&quot;)">
            <text:p/>
          </table:table-cell>
          <table:table-cell table:style-name="ce27" table:formula="of:=IFERROR(INDEX([$'olah data'.$B$4:$'olah data'.$N$39];MATCH([.$A143];[$'olah data'.E$4:$'olah data'.E$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43];[$'olah data'.F$4:$'olah data'.F$39];0);2);&quot;&quot;)">
            <text:p/>
          </table:table-cell>
          <table:table-cell table:style-name="ce27" table:formula="of:=IFERROR(INDEX([$'olah data'.$B$4:$'olah data'.$N$39];MATCH([.$A143];[$'olah data'.G$4:$'olah data'.G$39];0);2);&quot;&quot;)">
            <text:p/>
          </table:table-cell>
          <table:table-cell table:style-name="ce27" table:formula="of:=IFERROR(INDEX([$'olah data'.$B$4:$'olah data'.$N$39];MATCH([.$A143];[$'olah data'.H$4:$'olah data'.H$39];0);2);&quot;&quot;)">
            <text:p/>
          </table:table-cell>
          <table:table-cell table:style-name="ce27" table:formula="of:=IFERROR(INDEX([$'olah data'.$B$4:$'olah data'.$N$39];MATCH([.$A143];[$'olah data'.I$4:$'olah data'.I$39];0);2);&quot;&quot;)">
            <text:p/>
          </table:table-cell>
          <table:table-cell table:style-name="ce27" table:formula="of:=IFERROR(INDEX([$'olah data'.$B$4:$'olah data'.$N$39];MATCH([.$A143];[$'olah data'.J$4:$'olah data'.J$39];0);2);&quot;&quot;)">
            <text:p/>
          </table:table-cell>
          <table:table-cell table:style-name="ce27" table:formula="of:=IFERROR(INDEX([$'olah data'.$B$4:$'olah data'.$N$39];MATCH([.$A143];[$'olah data'.K$4:$'olah data'.K$39];0);2);&quot;&quot;)">
            <text:p/>
          </table:table-cell>
          <table:table-cell table:style-name="ce27" table:formula="of:=IFERROR(INDEX([$'olah data'.$B$4:$'olah data'.$N$39];MATCH([.$A143];[$'olah data'.L$4:$'olah data'.L$39];0);2);&quot;&quot;)">
            <text:p/>
          </table:table-cell>
          <table:table-cell table:style-name="ce27" table:formula="of:=IFERROR(INDEX([$'olah data'.$B$4:$'olah data'.$N$39];MATCH([.$A143];[$'olah data'.M$4:$'olah data'.M$39];0);2);&quot;&quot;)">
            <text:p/>
          </table:table-cell>
          <table:table-cell table:style-name="ce27" table:formula="of:=IFERROR(INDEX([$'olah data'.$B$4:$'olah data'.$N$39];MATCH([.$A143];[$'olah data'.N$4:$'olah data'.N$39];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IFERROR([$'View Input'.Z7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3" calcext:value-type="float">
            <text:p>143</text:p>
          </table:table-cell>
          <table:table-cell table:style-name="ce64" office:value-type="float" office:value="5" calcext:value-type="float">
            <text:p>5</text:p>
          </table:table-cell>
          <table:table-cell table:style-name="ce98" table:formula="of:=IF([.R144]=&quot;&quot;;IF([.Q144]=&quot;R&quot;;VLOOKUP([.P144];[$'olah data'.$R$3:$'olah data'.$S$7];2);[.P144]);IF([.R144]=[.P144];[.P144];[.Q144]))" office:value-type="float" office:value="0" calcext:value-type="float">
            <text:p>0</text:p>
          </table:table-cell>
          <table:table-cell table:style-name="ce27" table:formula="of:=IFERROR(INDEX([$'olah data'.$B$4:$'olah data'.$N$39];MATCH([.$A144];[$'olah data'.D$4:$'olah data'.D$39];0);2);&quot;&quot;)">
            <text:p/>
          </table:table-cell>
          <table:table-cell table:style-name="ce27" table:formula="of:=IFERROR(INDEX([$'olah data'.$B$4:$'olah data'.$N$39];MATCH([.$A144];[$'olah data'.E$4:$'olah data'.E$39];0);2);&quot;&quot;)">
            <text:p/>
          </table:table-cell>
          <table:table-cell table:style-name="ce27" table:formula="of:=IFERROR(INDEX([$'olah data'.$B$4:$'olah data'.$N$39];MATCH([.$A144];[$'olah data'.F$4:$'olah data'.F$39];0);2);&quot;&quot;)">
            <text:p/>
          </table:table-cell>
          <table:table-cell table:style-name="ce27" table:formula="of:=IFERROR(INDEX([$'olah data'.$B$4:$'olah data'.$N$39];MATCH([.$A144];[$'olah data'.G$4:$'olah data'.G$39];0);2);&quot;&quot;)">
            <text:p/>
          </table:table-cell>
          <table:table-cell table:style-name="ce27" table:formula="of:=IFERROR(INDEX([$'olah data'.$B$4:$'olah data'.$N$39];MATCH([.$A144];[$'olah data'.H$4:$'olah data'.H$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44];[$'olah data'.I$4:$'olah data'.I$39];0);2);&quot;&quot;)">
            <text:p/>
          </table:table-cell>
          <table:table-cell table:style-name="ce27" table:formula="of:=IFERROR(INDEX([$'olah data'.$B$4:$'olah data'.$N$39];MATCH([.$A144];[$'olah data'.J$4:$'olah data'.J$39];0);2);&quot;&quot;)">
            <text:p/>
          </table:table-cell>
          <table:table-cell table:style-name="ce27" table:formula="of:=IFERROR(INDEX([$'olah data'.$B$4:$'olah data'.$N$39];MATCH([.$A144];[$'olah data'.K$4:$'olah data'.K$39];0);2);&quot;&quot;)">
            <text:p/>
          </table:table-cell>
          <table:table-cell table:style-name="ce27" table:formula="of:=IFERROR(INDEX([$'olah data'.$B$4:$'olah data'.$N$39];MATCH([.$A144];[$'olah data'.L$4:$'olah data'.L$39];0);2);&quot;&quot;)">
            <text:p/>
          </table:table-cell>
          <table:table-cell table:style-name="ce27" table:formula="of:=IFERROR(INDEX([$'olah data'.$B$4:$'olah data'.$N$39];MATCH([.$A144];[$'olah data'.M$4:$'olah data'.M$39];0);2);&quot;&quot;)">
            <text:p/>
          </table:table-cell>
          <table:table-cell table:style-name="ce27" table:formula="of:=IFERROR(INDEX([$'olah data'.$B$4:$'olah data'.$N$39];MATCH([.$A144];[$'olah data'.N$4:$'olah data'.N$39];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IFERROR([$'View Input'.Z7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4" calcext:value-type="float">
            <text:p>144</text:p>
          </table:table-cell>
          <table:table-cell table:style-name="ce64" office:value-type="float" office:value="5" calcext:value-type="float">
            <text:p>5</text:p>
          </table:table-cell>
          <table:table-cell table:style-name="ce98" table:formula="of:=IF([.R145]=&quot;&quot;;IF([.Q145]=&quot;R&quot;;VLOOKUP([.P145];[$'olah data'.$R$3:$'olah data'.$S$7];2);[.P145]);IF([.R145]=[.P145];[.P145];[.Q145]))" office:value-type="float" office:value="0" calcext:value-type="float">
            <text:p>0</text:p>
          </table:table-cell>
          <table:table-cell table:style-name="ce27" table:formula="of:=IFERROR(INDEX([$'olah data'.$B$4:$'olah data'.$N$39];MATCH([.$A145];[$'olah data'.D$4:$'olah data'.D$39];0);2);&quot;&quot;)">
            <text:p/>
          </table:table-cell>
          <table:table-cell table:style-name="ce27" table:formula="of:=IFERROR(INDEX([$'olah data'.$B$4:$'olah data'.$N$39];MATCH([.$A145];[$'olah data'.E$4:$'olah data'.E$39];0);2);&quot;&quot;)">
            <text:p/>
          </table:table-cell>
          <table:table-cell table:style-name="ce27" table:formula="of:=IFERROR(INDEX([$'olah data'.$B$4:$'olah data'.$N$39];MATCH([.$A145];[$'olah data'.F$4:$'olah data'.F$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45];[$'olah data'.G$4:$'olah data'.G$39];0);2);&quot;&quot;)">
            <text:p/>
          </table:table-cell>
          <table:table-cell table:style-name="ce27" table:formula="of:=IFERROR(INDEX([$'olah data'.$B$4:$'olah data'.$N$39];MATCH([.$A145];[$'olah data'.H$4:$'olah data'.H$39];0);2);&quot;&quot;)">
            <text:p/>
          </table:table-cell>
          <table:table-cell table:style-name="ce27" table:formula="of:=IFERROR(INDEX([$'olah data'.$B$4:$'olah data'.$N$39];MATCH([.$A145];[$'olah data'.I$4:$'olah data'.I$39];0);2);&quot;&quot;)">
            <text:p/>
          </table:table-cell>
          <table:table-cell table:style-name="ce27" table:formula="of:=IFERROR(INDEX([$'olah data'.$B$4:$'olah data'.$N$39];MATCH([.$A145];[$'olah data'.J$4:$'olah data'.J$39];0);2);&quot;&quot;)">
            <text:p/>
          </table:table-cell>
          <table:table-cell table:style-name="ce27" table:formula="of:=IFERROR(INDEX([$'olah data'.$B$4:$'olah data'.$N$39];MATCH([.$A145];[$'olah data'.K$4:$'olah data'.K$39];0);2);&quot;&quot;)">
            <text:p/>
          </table:table-cell>
          <table:table-cell table:style-name="ce27" table:formula="of:=IFERROR(INDEX([$'olah data'.$B$4:$'olah data'.$N$39];MATCH([.$A145];[$'olah data'.L$4:$'olah data'.L$39];0);2);&quot;&quot;)">
            <text:p/>
          </table:table-cell>
          <table:table-cell table:style-name="ce27" table:formula="of:=IFERROR(INDEX([$'olah data'.$B$4:$'olah data'.$N$39];MATCH([.$A145];[$'olah data'.M$4:$'olah data'.M$39];0);2);&quot;&quot;)">
            <text:p/>
          </table:table-cell>
          <table:table-cell table:style-name="ce27" table:formula="of:=IFERROR(INDEX([$'olah data'.$B$4:$'olah data'.$N$39];MATCH([.$A145];[$'olah data'.N$4:$'olah data'.N$39];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7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5" calcext:value-type="float">
            <text:p>145</text:p>
          </table:table-cell>
          <table:table-cell table:style-name="ce64" office:value-type="float" office:value="5" calcext:value-type="float">
            <text:p>5</text:p>
          </table:table-cell>
          <table:table-cell table:style-name="ce98" table:formula="of:=IF([.R146]=&quot;&quot;;IF([.Q146]=&quot;R&quot;;VLOOKUP([.P146];[$'olah data'.$R$3:$'olah data'.$S$7];2);[.P146]);IF([.R146]=[.P146];[.P146];[.Q146]))" office:value-type="string" office:string-value="" calcext:value-type="error">
            <text:p>#N/A</text:p>
          </table:table-cell>
          <table:table-cell table:style-name="ce27" table:formula="of:=IFERROR(INDEX([$'olah data'.$B$4:$'olah data'.$N$39];MATCH([.$A146];[$'olah data'.D$4:$'olah data'.D$39];0);2);&quot;&quot;)">
            <text:p/>
          </table:table-cell>
          <table:table-cell table:style-name="ce27" table:formula="of:=IFERROR(INDEX([$'olah data'.$B$4:$'olah data'.$N$39];MATCH([.$A146];[$'olah data'.E$4:$'olah data'.E$39];0);2);&quot;&quot;)">
            <text:p/>
          </table:table-cell>
          <table:table-cell table:style-name="ce27" table:formula="of:=IFERROR(INDEX([$'olah data'.$B$4:$'olah data'.$N$39];MATCH([.$A146];[$'olah data'.F$4:$'olah data'.F$39];0);2);&quot;&quot;)">
            <text:p/>
          </table:table-cell>
          <table:table-cell table:style-name="ce27" table:formula="of:=IFERROR(INDEX([$'olah data'.$B$4:$'olah data'.$N$39];MATCH([.$A146];[$'olah data'.G$4:$'olah data'.G$39];0);2);&quot;&quot;)">
            <text:p/>
          </table:table-cell>
          <table:table-cell table:style-name="ce27" table:formula="of:=IFERROR(INDEX([$'olah data'.$B$4:$'olah data'.$N$39];MATCH([.$A146];[$'olah data'.H$4:$'olah data'.H$39];0);2);&quot;&quot;)">
            <text:p/>
          </table:table-cell>
          <table:table-cell table:style-name="ce27" table:formula="of:=IFERROR(INDEX([$'olah data'.$B$4:$'olah data'.$N$39];MATCH([.$A146];[$'olah data'.I$4:$'olah data'.I$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46];[$'olah data'.J$4:$'olah data'.J$39];0);2);&quot;&quot;)">
            <text:p/>
          </table:table-cell>
          <table:table-cell table:style-name="ce27" table:formula="of:=IFERROR(INDEX([$'olah data'.$B$4:$'olah data'.$N$39];MATCH([.$A146];[$'olah data'.K$4:$'olah data'.K$39];0);2);&quot;&quot;)">
            <text:p/>
          </table:table-cell>
          <table:table-cell table:style-name="ce27" table:formula="of:=IFERROR(INDEX([$'olah data'.$B$4:$'olah data'.$N$39];MATCH([.$A146];[$'olah data'.L$4:$'olah data'.L$39];0);2);&quot;&quot;)">
            <text:p/>
          </table:table-cell>
          <table:table-cell table:style-name="ce27" table:formula="of:=IFERROR(INDEX([$'olah data'.$B$4:$'olah data'.$N$39];MATCH([.$A146];[$'olah data'.M$4:$'olah data'.M$39];0);2);&quot;&quot;)">
            <text:p/>
          </table:table-cell>
          <table:table-cell table:style-name="ce27" table:formula="of:=IFERROR(INDEX([$'olah data'.$B$4:$'olah data'.$N$39];MATCH([.$A146];[$'olah data'.N$4:$'olah data'.N$39];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IFERROR([$'View Input'.Z7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6" calcext:value-type="float">
            <text:p>146</text:p>
          </table:table-cell>
          <table:table-cell table:style-name="ce64" office:value-type="float" office:value="5" calcext:value-type="float">
            <text:p>5</text:p>
          </table:table-cell>
          <table:table-cell table:style-name="ce98" table:formula="of:=IF([.R147]=&quot;&quot;;IF([.Q147]=&quot;R&quot;;VLOOKUP([.P147];[$'olah data'.$R$3:$'olah data'.$S$7];2);[.P147]);IF([.R147]=[.P147];[.P147];[.Q147]))" office:value-type="string" office:string-value="" calcext:value-type="error">
            <text:p>#N/A</text:p>
          </table:table-cell>
          <table:table-cell table:style-name="ce27" table:formula="of:=IFERROR(INDEX([$'olah data'.$B$4:$'olah data'.$N$39];MATCH([.$A147];[$'olah data'.D$4:$'olah data'.D$39];0);2);&quot;&quot;)">
            <text:p/>
          </table:table-cell>
          <table:table-cell table:style-name="ce27" table:formula="of:=IFERROR(INDEX([$'olah data'.$B$4:$'olah data'.$N$39];MATCH([.$A147];[$'olah data'.E$4:$'olah data'.E$39];0);2);&quot;&quot;)">
            <text:p/>
          </table:table-cell>
          <table:table-cell table:style-name="ce27" table:formula="of:=IFERROR(INDEX([$'olah data'.$B$4:$'olah data'.$N$39];MATCH([.$A147];[$'olah data'.F$4:$'olah data'.F$39];0);2);&quot;&quot;)">
            <text:p/>
          </table:table-cell>
          <table:table-cell table:style-name="ce27" table:formula="of:=IFERROR(INDEX([$'olah data'.$B$4:$'olah data'.$N$39];MATCH([.$A147];[$'olah data'.G$4:$'olah data'.G$39];0);2);&quot;&quot;)">
            <text:p/>
          </table:table-cell>
          <table:table-cell table:style-name="ce27" table:formula="of:=IFERROR(INDEX([$'olah data'.$B$4:$'olah data'.$N$39];MATCH([.$A147];[$'olah data'.H$4:$'olah data'.H$39];0);2);&quot;&quot;)">
            <text:p/>
          </table:table-cell>
          <table:table-cell table:style-name="ce27" table:formula="of:=IFERROR(INDEX([$'olah data'.$B$4:$'olah data'.$N$39];MATCH([.$A147];[$'olah data'.I$4:$'olah data'.I$39];0);2);&quot;&quot;)">
            <text:p/>
          </table:table-cell>
          <table:table-cell table:style-name="ce27" table:formula="of:=IFERROR(INDEX([$'olah data'.$B$4:$'olah data'.$N$39];MATCH([.$A147];[$'olah data'.J$4:$'olah data'.J$39];0);2);&quot;&quot;)">
            <text:p/>
          </table:table-cell>
          <table:table-cell table:style-name="ce27" table:formula="of:=IFERROR(INDEX([$'olah data'.$B$4:$'olah data'.$N$39];MATCH([.$A147];[$'olah data'.K$4:$'olah data'.K$39];0);2);&quot;&quot;)" office:value-type="string" office:string-value="Perfectionist vs pragmatist (8 items)" calcext:value-type="string">
            <text:p>Perfectionist vs pragmatist (8 items)</text:p>
          </table:table-cell>
          <table:table-cell table:style-name="ce27" table:formula="of:=IFERROR(INDEX([$'olah data'.$B$4:$'olah data'.$N$39];MATCH([.$A147];[$'olah data'.L$4:$'olah data'.L$39];0);2);&quot;&quot;)">
            <text:p/>
          </table:table-cell>
          <table:table-cell table:style-name="ce27" table:formula="of:=IFERROR(INDEX([$'olah data'.$B$4:$'olah data'.$N$39];MATCH([.$A147];[$'olah data'.M$4:$'olah data'.M$39];0);2);&quot;&quot;)">
            <text:p/>
          </table:table-cell>
          <table:table-cell table:style-name="ce27" table:formula="of:=IFERROR(INDEX([$'olah data'.$B$4:$'olah data'.$N$39];MATCH([.$A147];[$'olah data'.N$4:$'olah data'.N$39];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IFERROR([$'View Input'.Z7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47" calcext:value-type="float">
            <text:p>147</text:p>
          </table:table-cell>
          <table:table-cell table:style-name="ce64" office:value-type="float" office:value="5" calcext:value-type="float">
            <text:p>5</text:p>
          </table:table-cell>
          <table:table-cell table:style-name="ce98" table:formula="of:=IF([.R148]=&quot;&quot;;IF([.Q148]=&quot;R&quot;;VLOOKUP([.P148];[$'olah data'.$R$3:$'olah data'.$S$7];2);[.P148]);IF([.R148]=[.P148];[.P148];[.Q148]))" office:value-type="float" office:value="0" calcext:value-type="float">
            <text:p>0</text:p>
          </table:table-cell>
          <table:table-cell table:style-name="ce27" table:formula="of:=IFERROR(INDEX([$'olah data'.$B$4:$'olah data'.$N$39];MATCH([.$A148];[$'olah data'.D$4:$'olah data'.D$39];0);2);&quot;&quot;)">
            <text:p/>
          </table:table-cell>
          <table:table-cell table:style-name="ce27" table:formula="of:=IFERROR(INDEX([$'olah data'.$B$4:$'olah data'.$N$39];MATCH([.$A148];[$'olah data'.E$4:$'olah data'.E$39];0);2);&quot;&quot;)">
            <text:p/>
          </table:table-cell>
          <table:table-cell table:style-name="ce27" table:formula="of:=IFERROR(INDEX([$'olah data'.$B$4:$'olah data'.$N$39];MATCH([.$A148];[$'olah data'.F$4:$'olah data'.F$39];0);2);&quot;&quot;)" office:value-type="string" office:string-value="Shyness with strangers (7 items)" calcext:value-type="string">
            <text:p>Shyness with strangers (7 items)</text:p>
          </table:table-cell>
          <table:table-cell table:style-name="ce27" table:formula="of:=IFERROR(INDEX([$'olah data'.$B$4:$'olah data'.$N$39];MATCH([.$A148];[$'olah data'.G$4:$'olah data'.G$39];0);2);&quot;&quot;)">
            <text:p/>
          </table:table-cell>
          <table:table-cell table:style-name="ce27" table:formula="of:=IFERROR(INDEX([$'olah data'.$B$4:$'olah data'.$N$39];MATCH([.$A148];[$'olah data'.H$4:$'olah data'.H$39];0);2);&quot;&quot;)">
            <text:p/>
          </table:table-cell>
          <table:table-cell table:style-name="ce27" table:formula="of:=IFERROR(INDEX([$'olah data'.$B$4:$'olah data'.$N$39];MATCH([.$A148];[$'olah data'.I$4:$'olah data'.I$39];0);2);&quot;&quot;)">
            <text:p/>
          </table:table-cell>
          <table:table-cell table:style-name="ce27" table:formula="of:=IFERROR(INDEX([$'olah data'.$B$4:$'olah data'.$N$39];MATCH([.$A148];[$'olah data'.J$4:$'olah data'.J$39];0);2);&quot;&quot;)">
            <text:p/>
          </table:table-cell>
          <table:table-cell table:style-name="ce27" table:formula="of:=IFERROR(INDEX([$'olah data'.$B$4:$'olah data'.$N$39];MATCH([.$A148];[$'olah data'.K$4:$'olah data'.K$39];0);2);&quot;&quot;)">
            <text:p/>
          </table:table-cell>
          <table:table-cell table:style-name="ce27" table:formula="of:=IFERROR(INDEX([$'olah data'.$B$4:$'olah data'.$N$39];MATCH([.$A148];[$'olah data'.L$4:$'olah data'.L$39];0);2);&quot;&quot;)">
            <text:p/>
          </table:table-cell>
          <table:table-cell table:style-name="ce27" table:formula="of:=IFERROR(INDEX([$'olah data'.$B$4:$'olah data'.$N$39];MATCH([.$A148];[$'olah data'.M$4:$'olah data'.M$39];0);2);&quot;&quot;)">
            <text:p/>
          </table:table-cell>
          <table:table-cell table:style-name="ce27" table:formula="of:=IFERROR(INDEX([$'olah data'.$B$4:$'olah data'.$N$39];MATCH([.$A148];[$'olah data'.N$4:$'olah data'.N$39];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IFERROR([$'View Input'.Z7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8" calcext:value-type="float">
            <text:p>148</text:p>
          </table:table-cell>
          <table:table-cell table:style-name="ce64" office:value-type="float" office:value="5" calcext:value-type="float">
            <text:p>5</text:p>
          </table:table-cell>
          <table:table-cell table:style-name="ce98" table:formula="of:=IF([.R149]=&quot;&quot;;IF([.Q149]=&quot;R&quot;;VLOOKUP([.P149];[$'olah data'.$R$3:$'olah data'.$S$7];2);[.P149]);IF([.R149]=[.P149];[.P149];[.Q149]))" office:value-type="float" office:value="0" calcext:value-type="float">
            <text:p>0</text:p>
          </table:table-cell>
          <table:table-cell table:style-name="ce27" table:formula="of:=IFERROR(INDEX([$'olah data'.$B$4:$'olah data'.$N$39];MATCH([.$A149];[$'olah data'.D$4:$'olah data'.D$39];0);2);&quot;&quot;)">
            <text:p/>
          </table:table-cell>
          <table:table-cell table:style-name="ce27" table:formula="of:=IFERROR(INDEX([$'olah data'.$B$4:$'olah data'.$N$39];MATCH([.$A149];[$'olah data'.E$4:$'olah data'.E$39];0);2);&quot;&quot;)">
            <text:p/>
          </table:table-cell>
          <table:table-cell table:style-name="ce27" table:formula="of:=IFERROR(INDEX([$'olah data'.$B$4:$'olah data'.$N$39];MATCH([.$A149];[$'olah data'.F$4:$'olah data'.F$39];0);2);&quot;&quot;)">
            <text:p/>
          </table:table-cell>
          <table:table-cell table:style-name="ce27" table:formula="of:=IFERROR(INDEX([$'olah data'.$B$4:$'olah data'.$N$39];MATCH([.$A149];[$'olah data'.G$4:$'olah data'.G$39];0);2);&quot;&quot;)">
            <text:p/>
          </table:table-cell>
          <table:table-cell table:style-name="ce27" table:formula="of:=IFERROR(INDEX([$'olah data'.$B$4:$'olah data'.$N$39];MATCH([.$A149];[$'olah data'.H$4:$'olah data'.H$39];0);2);&quot;&quot;)">
            <text:p/>
          </table:table-cell>
          <table:table-cell table:style-name="ce27" table:formula="of:=IFERROR(INDEX([$'olah data'.$B$4:$'olah data'.$N$39];MATCH([.$A149];[$'olah data'.I$4:$'olah data'.I$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49];[$'olah data'.J$4:$'olah data'.J$39];0);2);&quot;&quot;)">
            <text:p/>
          </table:table-cell>
          <table:table-cell table:style-name="ce27" table:formula="of:=IFERROR(INDEX([$'olah data'.$B$4:$'olah data'.$N$39];MATCH([.$A149];[$'olah data'.K$4:$'olah data'.K$39];0);2);&quot;&quot;)">
            <text:p/>
          </table:table-cell>
          <table:table-cell table:style-name="ce27" table:formula="of:=IFERROR(INDEX([$'olah data'.$B$4:$'olah data'.$N$39];MATCH([.$A149];[$'olah data'.L$4:$'olah data'.L$39];0);2);&quot;&quot;)">
            <text:p/>
          </table:table-cell>
          <table:table-cell table:style-name="ce27" table:formula="of:=IFERROR(INDEX([$'olah data'.$B$4:$'olah data'.$N$39];MATCH([.$A149];[$'olah data'.M$4:$'olah data'.M$39];0);2);&quot;&quot;)">
            <text:p/>
          </table:table-cell>
          <table:table-cell table:style-name="ce27" table:formula="of:=IFERROR(INDEX([$'olah data'.$B$4:$'olah data'.$N$39];MATCH([.$A149];[$'olah data'.N$4:$'olah data'.N$39];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IFERROR([$'View Input'.Z7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9" calcext:value-type="float">
            <text:p>149</text:p>
          </table:table-cell>
          <table:table-cell table:style-name="ce64" office:value-type="float" office:value="5" calcext:value-type="float">
            <text:p>5</text:p>
          </table:table-cell>
          <table:table-cell table:style-name="ce98" table:formula="of:=IF([.R150]=&quot;&quot;;IF([.Q150]=&quot;R&quot;;VLOOKUP([.P150];[$'olah data'.$R$3:$'olah data'.$S$7];2);[.P150]);IF([.R150]=[.P150];[.P150];[.Q150]))" office:value-type="float" office:value="0" calcext:value-type="float">
            <text:p>0</text:p>
          </table:table-cell>
          <table:table-cell table:style-name="ce27" table:formula="of:=IFERROR(INDEX([$'olah data'.$B$4:$'olah data'.$N$39];MATCH([.$A150];[$'olah data'.D$4:$'olah data'.D$39];0);2);&quot;&quot;)" office:value-type="string" office:string-value="Enlightened second nature (11 items)" calcext:value-type="string">
            <text:p>Enlightened second nature (11 items)</text:p>
          </table:table-cell>
          <table:table-cell table:style-name="ce27" table:formula="of:=IFERROR(INDEX([$'olah data'.$B$4:$'olah data'.$N$39];MATCH([.$A150];[$'olah data'.E$4:$'olah data'.E$39];0);2);&quot;&quot;)">
            <text:p/>
          </table:table-cell>
          <table:table-cell table:style-name="ce27" table:formula="of:=IFERROR(INDEX([$'olah data'.$B$4:$'olah data'.$N$39];MATCH([.$A150];[$'olah data'.F$4:$'olah data'.F$39];0);2);&quot;&quot;)">
            <text:p/>
          </table:table-cell>
          <table:table-cell table:style-name="ce27" table:formula="of:=IFERROR(INDEX([$'olah data'.$B$4:$'olah data'.$N$39];MATCH([.$A150];[$'olah data'.G$4:$'olah data'.G$39];0);2);&quot;&quot;)">
            <text:p/>
          </table:table-cell>
          <table:table-cell table:style-name="ce27" table:formula="of:=IFERROR(INDEX([$'olah data'.$B$4:$'olah data'.$N$39];MATCH([.$A150];[$'olah data'.H$4:$'olah data'.H$39];0);2);&quot;&quot;)">
            <text:p/>
          </table:table-cell>
          <table:table-cell table:style-name="ce27" table:formula="of:=IFERROR(INDEX([$'olah data'.$B$4:$'olah data'.$N$39];MATCH([.$A150];[$'olah data'.I$4:$'olah data'.I$39];0);2);&quot;&quot;)">
            <text:p/>
          </table:table-cell>
          <table:table-cell table:style-name="ce27" table:formula="of:=IFERROR(INDEX([$'olah data'.$B$4:$'olah data'.$N$39];MATCH([.$A150];[$'olah data'.J$4:$'olah data'.J$39];0);2);&quot;&quot;)">
            <text:p/>
          </table:table-cell>
          <table:table-cell table:style-name="ce27" table:formula="of:=IFERROR(INDEX([$'olah data'.$B$4:$'olah data'.$N$39];MATCH([.$A150];[$'olah data'.K$4:$'olah data'.K$39];0);2);&quot;&quot;)">
            <text:p/>
          </table:table-cell>
          <table:table-cell table:style-name="ce27" table:formula="of:=IFERROR(INDEX([$'olah data'.$B$4:$'olah data'.$N$39];MATCH([.$A150];[$'olah data'.L$4:$'olah data'.L$39];0);2);&quot;&quot;)">
            <text:p/>
          </table:table-cell>
          <table:table-cell table:style-name="ce27" table:formula="of:=IFERROR(INDEX([$'olah data'.$B$4:$'olah data'.$N$39];MATCH([.$A150];[$'olah data'.M$4:$'olah data'.M$39];0);2);&quot;&quot;)">
            <text:p/>
          </table:table-cell>
          <table:table-cell table:style-name="ce27" table:formula="of:=IFERROR(INDEX([$'olah data'.$B$4:$'olah data'.$N$39];MATCH([.$A150];[$'olah data'.N$4:$'olah data'.N$39];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IFERROR([$'View Input'.Z7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0" calcext:value-type="float">
            <text:p>150</text:p>
          </table:table-cell>
          <table:table-cell table:style-name="ce64" office:value-type="float" office:value="5" calcext:value-type="float">
            <text:p>5</text:p>
          </table:table-cell>
          <table:table-cell table:style-name="ce98" table:formula="of:=IF([.R151]=&quot;&quot;;IF([.Q151]=&quot;R&quot;;VLOOKUP([.P151];[$'olah data'.$R$3:$'olah data'.$S$7];2);[.P151]);IF([.R151]=[.P151];[.P151];[.Q151]))" office:value-type="float" office:value="0" calcext:value-type="float">
            <text:p>0</text:p>
          </table:table-cell>
          <table:table-cell table:style-name="ce27" table:formula="of:=IFERROR(INDEX([$'olah data'.$B$4:$'olah data'.$N$39];MATCH([.$A151];[$'olah data'.D$4:$'olah data'.D$39];0);2);&quot;&quot;)">
            <text:p/>
          </table:table-cell>
          <table:table-cell table:style-name="ce27" table:formula="of:=IFERROR(INDEX([$'olah data'.$B$4:$'olah data'.$N$39];MATCH([.$A151];[$'olah data'.E$4:$'olah data'.E$39];0);2);&quot;&quot;)">
            <text:p/>
          </table:table-cell>
          <table:table-cell table:style-name="ce27" table:formula="of:=IFERROR(INDEX([$'olah data'.$B$4:$'olah data'.$N$39];MATCH([.$A151];[$'olah data'.F$4:$'olah data'.F$39];0);2);&quot;&quot;)">
            <text:p/>
          </table:table-cell>
          <table:table-cell table:style-name="ce27" table:formula="of:=IFERROR(INDEX([$'olah data'.$B$4:$'olah data'.$N$39];MATCH([.$A151];[$'olah data'.G$4:$'olah data'.G$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51];[$'olah data'.H$4:$'olah data'.H$39];0);2);&quot;&quot;)">
            <text:p/>
          </table:table-cell>
          <table:table-cell table:style-name="ce27" table:formula="of:=IFERROR(INDEX([$'olah data'.$B$4:$'olah data'.$N$39];MATCH([.$A151];[$'olah data'.I$4:$'olah data'.I$39];0);2);&quot;&quot;)">
            <text:p/>
          </table:table-cell>
          <table:table-cell table:style-name="ce27" table:formula="of:=IFERROR(INDEX([$'olah data'.$B$4:$'olah data'.$N$39];MATCH([.$A151];[$'olah data'.J$4:$'olah data'.J$39];0);2);&quot;&quot;)">
            <text:p/>
          </table:table-cell>
          <table:table-cell table:style-name="ce27" table:formula="of:=IFERROR(INDEX([$'olah data'.$B$4:$'olah data'.$N$39];MATCH([.$A151];[$'olah data'.K$4:$'olah data'.K$39];0);2);&quot;&quot;)">
            <text:p/>
          </table:table-cell>
          <table:table-cell table:style-name="ce27" table:formula="of:=IFERROR(INDEX([$'olah data'.$B$4:$'olah data'.$N$39];MATCH([.$A151];[$'olah data'.L$4:$'olah data'.L$39];0);2);&quot;&quot;)">
            <text:p/>
          </table:table-cell>
          <table:table-cell table:style-name="ce27" table:formula="of:=IFERROR(INDEX([$'olah data'.$B$4:$'olah data'.$N$39];MATCH([.$A151];[$'olah data'.M$4:$'olah data'.M$39];0);2);&quot;&quot;)">
            <text:p/>
          </table:table-cell>
          <table:table-cell table:style-name="ce27" table:formula="of:=IFERROR(INDEX([$'olah data'.$B$4:$'olah data'.$N$39];MATCH([.$A151];[$'olah data'.N$4:$'olah data'.N$39];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8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1" calcext:value-type="float">
            <text:p>151</text:p>
          </table:table-cell>
          <table:table-cell table:style-name="ce64" office:value-type="float" office:value="5" calcext:value-type="float">
            <text:p>5</text:p>
          </table:table-cell>
          <table:table-cell table:style-name="ce98" table:formula="of:=IF([.R152]=&quot;&quot;;IF([.Q152]=&quot;R&quot;;VLOOKUP([.P152];[$'olah data'.$R$3:$'olah data'.$S$7];2);[.P152]);IF([.R152]=[.P152];[.P152];[.Q152]))" office:value-type="float" office:value="0" calcext:value-type="float">
            <text:p>0</text:p>
          </table:table-cell>
          <table:table-cell table:style-name="ce27" table:formula="of:=IFERROR(INDEX([$'olah data'.$B$4:$'olah data'.$N$39];MATCH([.$A152];[$'olah data'.D$4:$'olah data'.D$39];0);2);&quot;&quot;)">
            <text:p/>
          </table:table-cell>
          <table:table-cell table:style-name="ce27" table:formula="of:=IFERROR(INDEX([$'olah data'.$B$4:$'olah data'.$N$39];MATCH([.$A152];[$'olah data'.E$4:$'olah data'.E$39];0);2);&quot;&quot;)">
            <text:p/>
          </table:table-cell>
          <table:table-cell table:style-name="ce27" table:formula="of:=IFERROR(INDEX([$'olah data'.$B$4:$'olah data'.$N$39];MATCH([.$A152];[$'olah data'.F$4:$'olah data'.F$39];0);2);&quot;&quot;)">
            <text:p/>
          </table:table-cell>
          <table:table-cell table:style-name="ce27" table:formula="of:=IFERROR(INDEX([$'olah data'.$B$4:$'olah data'.$N$39];MATCH([.$A152];[$'olah data'.G$4:$'olah data'.G$39];0);2);&quot;&quot;)">
            <text:p/>
          </table:table-cell>
          <table:table-cell table:style-name="ce27" table:formula="of:=IFERROR(INDEX([$'olah data'.$B$4:$'olah data'.$N$39];MATCH([.$A152];[$'olah data'.H$4:$'olah data'.H$39];0);2);&quot;&quot;)">
            <text:p/>
          </table:table-cell>
          <table:table-cell table:style-name="ce27" table:formula="of:=IFERROR(INDEX([$'olah data'.$B$4:$'olah data'.$N$39];MATCH([.$A152];[$'olah data'.I$4:$'olah data'.I$39];0);2);&quot;&quot;)">
            <text:p/>
          </table:table-cell>
          <table:table-cell table:style-name="ce27" table:formula="of:=IFERROR(INDEX([$'olah data'.$B$4:$'olah data'.$N$39];MATCH([.$A152];[$'olah data'.J$4:$'olah data'.J$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52];[$'olah data'.K$4:$'olah data'.K$39];0);2);&quot;&quot;)">
            <text:p/>
          </table:table-cell>
          <table:table-cell table:style-name="ce27" table:formula="of:=IFERROR(INDEX([$'olah data'.$B$4:$'olah data'.$N$39];MATCH([.$A152];[$'olah data'.L$4:$'olah data'.L$39];0);2);&quot;&quot;)">
            <text:p/>
          </table:table-cell>
          <table:table-cell table:style-name="ce27" table:formula="of:=IFERROR(INDEX([$'olah data'.$B$4:$'olah data'.$N$39];MATCH([.$A152];[$'olah data'.M$4:$'olah data'.M$39];0);2);&quot;&quot;)">
            <text:p/>
          </table:table-cell>
          <table:table-cell table:style-name="ce27" table:formula="of:=IFERROR(INDEX([$'olah data'.$B$4:$'olah data'.$N$39];MATCH([.$A152];[$'olah data'.N$4:$'olah data'.N$39];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IFERROR([$'View Input'.Z8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2" calcext:value-type="float">
            <text:p>152</text:p>
          </table:table-cell>
          <table:table-cell table:style-name="ce64" office:value-type="float" office:value="5" calcext:value-type="float">
            <text:p>5</text:p>
          </table:table-cell>
          <table:table-cell table:style-name="ce98" table:formula="of:=IF([.R153]=&quot;&quot;;IF([.Q153]=&quot;R&quot;;VLOOKUP([.P153];[$'olah data'.$R$3:$'olah data'.$S$7];2);[.P153]);IF([.R153]=[.P153];[.P153];[.Q153]))" office:value-type="float" office:value="0" calcext:value-type="float">
            <text:p>0</text:p>
          </table:table-cell>
          <table:table-cell table:style-name="ce27" table:formula="of:=IFERROR(INDEX([$'olah data'.$B$4:$'olah data'.$N$39];MATCH([.$A153];[$'olah data'.D$4:$'olah data'.D$39];0);2);&quot;&quot;)">
            <text:p/>
          </table:table-cell>
          <table:table-cell table:style-name="ce27" table:formula="of:=IFERROR(INDEX([$'olah data'.$B$4:$'olah data'.$N$39];MATCH([.$A153];[$'olah data'.E$4:$'olah data'.E$39];0);2);&quot;&quot;)">
            <text:p/>
          </table:table-cell>
          <table:table-cell table:style-name="ce27" table:formula="of:=IFERROR(INDEX([$'olah data'.$B$4:$'olah data'.$N$39];MATCH([.$A153];[$'olah data'.F$4:$'olah data'.F$39];0);2);&quot;&quot;)">
            <text:p/>
          </table:table-cell>
          <table:table-cell table:style-name="ce27" table:formula="of:=IFERROR(INDEX([$'olah data'.$B$4:$'olah data'.$N$39];MATCH([.$A153];[$'olah data'.G$4:$'olah data'.G$39];0);2);&quot;&quot;)" office:value-type="string" office:string-value="Empathy vs. social disinterest (5 items)" calcext:value-type="string">
            <text:p>Empathy vs. social disinterest (5 items)</text:p>
          </table:table-cell>
          <table:table-cell table:style-name="ce27" table:formula="of:=IFERROR(INDEX([$'olah data'.$B$4:$'olah data'.$N$39];MATCH([.$A153];[$'olah data'.H$4:$'olah data'.H$39];0);2);&quot;&quot;)">
            <text:p/>
          </table:table-cell>
          <table:table-cell table:style-name="ce27" table:formula="of:=IFERROR(INDEX([$'olah data'.$B$4:$'olah data'.$N$39];MATCH([.$A153];[$'olah data'.I$4:$'olah data'.I$39];0);2);&quot;&quot;)">
            <text:p/>
          </table:table-cell>
          <table:table-cell table:style-name="ce27" table:formula="of:=IFERROR(INDEX([$'olah data'.$B$4:$'olah data'.$N$39];MATCH([.$A153];[$'olah data'.J$4:$'olah data'.J$39];0);2);&quot;&quot;)">
            <text:p/>
          </table:table-cell>
          <table:table-cell table:style-name="ce27" table:formula="of:=IFERROR(INDEX([$'olah data'.$B$4:$'olah data'.$N$39];MATCH([.$A153];[$'olah data'.K$4:$'olah data'.K$39];0);2);&quot;&quot;)">
            <text:p/>
          </table:table-cell>
          <table:table-cell table:style-name="ce27" table:formula="of:=IFERROR(INDEX([$'olah data'.$B$4:$'olah data'.$N$39];MATCH([.$A153];[$'olah data'.L$4:$'olah data'.L$39];0);2);&quot;&quot;)">
            <text:p/>
          </table:table-cell>
          <table:table-cell table:style-name="ce27" table:formula="of:=IFERROR(INDEX([$'olah data'.$B$4:$'olah data'.$N$39];MATCH([.$A153];[$'olah data'.M$4:$'olah data'.M$39];0);2);&quot;&quot;)">
            <text:p/>
          </table:table-cell>
          <table:table-cell table:style-name="ce27" table:formula="of:=IFERROR(INDEX([$'olah data'.$B$4:$'olah data'.$N$39];MATCH([.$A153];[$'olah data'.N$4:$'olah data'.N$39];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IFERROR([$'View Input'.Z8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3" calcext:value-type="float">
            <text:p>153</text:p>
          </table:table-cell>
          <table:table-cell table:style-name="ce64" office:value-type="float" office:value="5" calcext:value-type="float">
            <text:p>5</text:p>
          </table:table-cell>
          <table:table-cell table:style-name="ce98" table:formula="of:=IF([.R154]=&quot;&quot;;IF([.Q154]=&quot;R&quot;;VLOOKUP([.P154];[$'olah data'.$R$3:$'olah data'.$S$7];2);[.P154]);IF([.R154]=[.P154];[.P154];[.Q154]))" office:value-type="float" office:value="0" calcext:value-type="float">
            <text:p>0</text:p>
          </table:table-cell>
          <table:table-cell table:style-name="ce27" table:formula="of:=IFERROR(INDEX([$'olah data'.$B$4:$'olah data'.$N$39];MATCH([.$A154];[$'olah data'.D$4:$'olah data'.D$39];0);2);&quot;&quot;)">
            <text:p/>
          </table:table-cell>
          <table:table-cell table:style-name="ce27" table:formula="of:=IFERROR(INDEX([$'olah data'.$B$4:$'olah data'.$N$39];MATCH([.$A154];[$'olah data'.E$4:$'olah data'.E$39];0);2);&quot;&quot;)">
            <text:p/>
          </table:table-cell>
          <table:table-cell table:style-name="ce27" table:formula="of:=IFERROR(INDEX([$'olah data'.$B$4:$'olah data'.$N$39];MATCH([.$A154];[$'olah data'.F$4:$'olah data'.F$39];0);2);&quot;&quot;)">
            <text:p/>
          </table:table-cell>
          <table:table-cell table:style-name="ce27" table:formula="of:=IFERROR(INDEX([$'olah data'.$B$4:$'olah data'.$N$39];MATCH([.$A154];[$'olah data'.G$4:$'olah data'.G$39];0);2);&quot;&quot;)">
            <text:p/>
          </table:table-cell>
          <table:table-cell table:style-name="ce27" table:formula="of:=IFERROR(INDEX([$'olah data'.$B$4:$'olah data'.$N$39];MATCH([.$A154];[$'olah data'.H$4:$'olah data'.H$39];0);2);&quot;&quot;)">
            <text:p/>
          </table:table-cell>
          <table:table-cell table:style-name="ce27" table:formula="of:=IFERROR(INDEX([$'olah data'.$B$4:$'olah data'.$N$39];MATCH([.$A154];[$'olah data'.I$4:$'olah data'.I$39];0);2);&quot;&quot;)">
            <text:p/>
          </table:table-cell>
          <table:table-cell table:style-name="ce27" table:formula="of:=IFERROR(INDEX([$'olah data'.$B$4:$'olah data'.$N$39];MATCH([.$A154];[$'olah data'.J$4:$'olah data'.J$39];0);2);&quot;&quot;)">
            <text:p/>
          </table:table-cell>
          <table:table-cell table:style-name="ce27" table:formula="of:=IFERROR(INDEX([$'olah data'.$B$4:$'olah data'.$N$39];MATCH([.$A154];[$'olah data'.K$4:$'olah data'.K$39];0);2);&quot;&quot;)">
            <text:p/>
          </table:table-cell>
          <table:table-cell table:style-name="ce27" table:formula="of:=IFERROR(INDEX([$'olah data'.$B$4:$'olah data'.$N$39];MATCH([.$A154];[$'olah data'.L$4:$'olah data'.L$39];0);2);&quot;&quot;)" office:value-type="string" office:string-value="Ambitious vs underachieving (10 items)" calcext:value-type="string">
            <text:p>Ambitious vs underachieving (10 items)</text:p>
          </table:table-cell>
          <table:table-cell table:style-name="ce27" table:formula="of:=IFERROR(INDEX([$'olah data'.$B$4:$'olah data'.$N$39];MATCH([.$A154];[$'olah data'.M$4:$'olah data'.M$39];0);2);&quot;&quot;)">
            <text:p/>
          </table:table-cell>
          <table:table-cell table:style-name="ce27" table:formula="of:=IFERROR(INDEX([$'olah data'.$B$4:$'olah data'.$N$39];MATCH([.$A154];[$'olah data'.N$4:$'olah data'.N$39];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IFERROR([$'View Input'.Z8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4" calcext:value-type="float">
            <text:p>154</text:p>
          </table:table-cell>
          <table:table-cell table:style-name="ce64" office:value-type="float" office:value="5" calcext:value-type="float">
            <text:p>5</text:p>
          </table:table-cell>
          <table:table-cell table:style-name="ce98" table:formula="of:=IF([.R155]=&quot;&quot;;IF([.Q155]=&quot;R&quot;;VLOOKUP([.P155];[$'olah data'.$R$3:$'olah data'.$S$7];2);[.P155]);IF([.R155]=[.P155];[.P155];[.Q155]))" office:value-type="string" office:string-value="" calcext:value-type="error">
            <text:p>#N/A</text:p>
          </table:table-cell>
          <table:table-cell table:style-name="ce27" table:formula="of:=IFERROR(INDEX([$'olah data'.$B$4:$'olah data'.$N$39];MATCH([.$A155];[$'olah data'.D$4:$'olah data'.D$39];0);2);&quot;&quot;)">
            <text:p/>
          </table:table-cell>
          <table:table-cell table:style-name="ce27" table:formula="of:=IFERROR(INDEX([$'olah data'.$B$4:$'olah data'.$N$39];MATCH([.$A155];[$'olah data'.E$4:$'olah data'.E$39];0);2);&quot;&quot;)">
            <text:p/>
          </table:table-cell>
          <table:table-cell table:style-name="ce27" table:formula="of:=IFERROR(INDEX([$'olah data'.$B$4:$'olah data'.$N$39];MATCH([.$A155];[$'olah data'.F$4:$'olah data'.F$39];0);2);&quot;&quot;)">
            <text:p/>
          </table:table-cell>
          <table:table-cell table:style-name="ce27" table:formula="of:=IFERROR(INDEX([$'olah data'.$B$4:$'olah data'.$N$39];MATCH([.$A155];[$'olah data'.G$4:$'olah data'.G$39];0);2);&quot;&quot;)">
            <text:p/>
          </table:table-cell>
          <table:table-cell table:style-name="ce27" table:formula="of:=IFERROR(INDEX([$'olah data'.$B$4:$'olah data'.$N$39];MATCH([.$A155];[$'olah data'.H$4:$'olah data'.H$39];0);2);&quot;&quot;)">
            <text:p/>
          </table:table-cell>
          <table:table-cell table:style-name="ce27" table:formula="of:=IFERROR(INDEX([$'olah data'.$B$4:$'olah data'.$N$39];MATCH([.$A155];[$'olah data'.I$4:$'olah data'.I$39];0);2);&quot;&quot;)" office:value-type="string" office:string-value="Fear of uncertainty (7 items)" calcext:value-type="string">
            <text:p>Fear of uncertainty (7 items)</text:p>
          </table:table-cell>
          <table:table-cell table:style-name="ce27" table:formula="of:=IFERROR(INDEX([$'olah data'.$B$4:$'olah data'.$N$39];MATCH([.$A155];[$'olah data'.J$4:$'olah data'.J$39];0);2);&quot;&quot;)">
            <text:p/>
          </table:table-cell>
          <table:table-cell table:style-name="ce27" table:formula="of:=IFERROR(INDEX([$'olah data'.$B$4:$'olah data'.$N$39];MATCH([.$A155];[$'olah data'.K$4:$'olah data'.K$39];0);2);&quot;&quot;)">
            <text:p/>
          </table:table-cell>
          <table:table-cell table:style-name="ce27" table:formula="of:=IFERROR(INDEX([$'olah data'.$B$4:$'olah data'.$N$39];MATCH([.$A155];[$'olah data'.L$4:$'olah data'.L$39];0);2);&quot;&quot;)">
            <text:p/>
          </table:table-cell>
          <table:table-cell table:style-name="ce27" table:formula="of:=IFERROR(INDEX([$'olah data'.$B$4:$'olah data'.$N$39];MATCH([.$A155];[$'olah data'.M$4:$'olah data'.M$39];0);2);&quot;&quot;)">
            <text:p/>
          </table:table-cell>
          <table:table-cell table:style-name="ce27" table:formula="of:=IFERROR(INDEX([$'olah data'.$B$4:$'olah data'.$N$39];MATCH([.$A155];[$'olah data'.N$4:$'olah data'.N$39];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IFERROR([$'View Input'.Z8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55" calcext:value-type="float">
            <text:p>155</text:p>
          </table:table-cell>
          <table:table-cell table:style-name="ce64" office:value-type="float" office:value="5" calcext:value-type="float">
            <text:p>5</text:p>
          </table:table-cell>
          <table:table-cell table:style-name="ce98" table:formula="of:=IF([.R156]=&quot;&quot;;IF([.Q156]=&quot;R&quot;;VLOOKUP([.P156];[$'olah data'.$R$3:$'olah data'.$S$7];2);[.P156]);IF([.R156]=[.P156];[.P156];[.Q156]))" office:value-type="string" office:string-value="" calcext:value-type="error">
            <text:p>#N/A</text:p>
          </table:table-cell>
          <table:table-cell table:style-name="ce27" table:formula="of:=IFERROR(INDEX([$'olah data'.$B$4:$'olah data'.$N$39];MATCH([.$A156];[$'olah data'.D$4:$'olah data'.D$39];0);2);&quot;&quot;)">
            <text:p/>
          </table:table-cell>
          <table:table-cell table:style-name="ce27" table:formula="of:=IFERROR(INDEX([$'olah data'.$B$4:$'olah data'.$N$39];MATCH([.$A156];[$'olah data'.E$4:$'olah data'.E$39];0);2);&quot;&quot;)">
            <text:p/>
          </table:table-cell>
          <table:table-cell table:style-name="ce27" table:formula="of:=IFERROR(INDEX([$'olah data'.$B$4:$'olah data'.$N$39];MATCH([.$A156];[$'olah data'.F$4:$'olah data'.F$39];0);2);&quot;&quot;)">
            <text:p/>
          </table:table-cell>
          <table:table-cell table:style-name="ce27" table:formula="of:=IFERROR(INDEX([$'olah data'.$B$4:$'olah data'.$N$39];MATCH([.$A156];[$'olah data'.G$4:$'olah data'.G$39];0);2);&quot;&quot;)">
            <text:p/>
          </table:table-cell>
          <table:table-cell table:style-name="ce27" table:formula="of:=IFERROR(INDEX([$'olah data'.$B$4:$'olah data'.$N$39];MATCH([.$A156];[$'olah data'.H$4:$'olah data'.H$39];0);2);&quot;&quot;)">
            <text:p/>
          </table:table-cell>
          <table:table-cell table:style-name="ce27" table:formula="of:=IFERROR(INDEX([$'olah data'.$B$4:$'olah data'.$N$39];MATCH([.$A156];[$'olah data'.I$4:$'olah data'.I$39];0);2);&quot;&quot;)">
            <text:p/>
          </table:table-cell>
          <table:table-cell table:style-name="ce27" table:formula="of:=IFERROR(INDEX([$'olah data'.$B$4:$'olah data'.$N$39];MATCH([.$A156];[$'olah data'.J$4:$'olah data'.J$39];0);2);&quot;&quot;)">
            <text:p/>
          </table:table-cell>
          <table:table-cell table:style-name="ce27" table:formula="of:=IFERROR(INDEX([$'olah data'.$B$4:$'olah data'.$N$39];MATCH([.$A156];[$'olah data'.K$4:$'olah data'.K$39];0);2);&quot;&quot;)" office:value-type="string" office:string-value="Extravagance v. reserve (9 items)" calcext:value-type="string">
            <text:p>Extravagance v. reserve (9 items)</text:p>
          </table:table-cell>
          <table:table-cell table:style-name="ce27" table:formula="of:=IFERROR(INDEX([$'olah data'.$B$4:$'olah data'.$N$39];MATCH([.$A156];[$'olah data'.L$4:$'olah data'.L$39];0);2);&quot;&quot;)">
            <text:p/>
          </table:table-cell>
          <table:table-cell table:style-name="ce27" table:formula="of:=IFERROR(INDEX([$'olah data'.$B$4:$'olah data'.$N$39];MATCH([.$A156];[$'olah data'.M$4:$'olah data'.M$39];0);2);&quot;&quot;)">
            <text:p/>
          </table:table-cell>
          <table:table-cell table:style-name="ce27" table:formula="of:=IFERROR(INDEX([$'olah data'.$B$4:$'olah data'.$N$39];MATCH([.$A156];[$'olah data'.N$4:$'olah data'.N$39];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IFERROR([$'View Input'.Z8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56" calcext:value-type="float">
            <text:p>156</text:p>
          </table:table-cell>
          <table:table-cell table:style-name="ce64" office:value-type="float" office:value="5" calcext:value-type="float">
            <text:p>5</text:p>
          </table:table-cell>
          <table:table-cell table:style-name="ce98" table:formula="of:=IF([.R157]=&quot;&quot;;IF([.Q157]=&quot;R&quot;;VLOOKUP([.P157];[$'olah data'.$R$3:$'olah data'.$S$7];2);[.P157]);IF([.R157]=[.P157];[.P157];[.Q157]))" office:value-type="string" office:string-value="" calcext:value-type="error">
            <text:p>#N/A</text:p>
          </table:table-cell>
          <table:table-cell table:style-name="ce27" table:formula="of:=IFERROR(INDEX([$'olah data'.$B$4:$'olah data'.$N$39];MATCH([.$A157];[$'olah data'.D$4:$'olah data'.D$39];0);2);&quot;&quot;)">
            <text:p/>
          </table:table-cell>
          <table:table-cell table:style-name="ce27" table:formula="of:=IFERROR(INDEX([$'olah data'.$B$4:$'olah data'.$N$39];MATCH([.$A157];[$'olah data'.E$4:$'olah data'.E$39];0);2);&quot;&quot;)">
            <text:p/>
          </table:table-cell>
          <table:table-cell table:style-name="ce27" table:formula="of:=IFERROR(INDEX([$'olah data'.$B$4:$'olah data'.$N$39];MATCH([.$A157];[$'olah data'.F$4:$'olah data'.F$39];0);2);&quot;&quot;)">
            <text:p/>
          </table:table-cell>
          <table:table-cell table:style-name="ce27" table:formula="of:=IFERROR(INDEX([$'olah data'.$B$4:$'olah data'.$N$39];MATCH([.$A157];[$'olah data'.G$4:$'olah data'.G$39];0);2);&quot;&quot;)">
            <text:p/>
          </table:table-cell>
          <table:table-cell table:style-name="ce27" table:formula="of:=IFERROR(INDEX([$'olah data'.$B$4:$'olah data'.$N$39];MATCH([.$A157];[$'olah data'.H$4:$'olah data'.H$39];0);2);&quot;&quot;)">
            <text:p/>
          </table:table-cell>
          <table:table-cell table:style-name="ce27" table:formula="of:=IFERROR(INDEX([$'olah data'.$B$4:$'olah data'.$N$39];MATCH([.$A157];[$'olah data'.I$4:$'olah data'.I$39];0);2);&quot;&quot;)">
            <text:p/>
          </table:table-cell>
          <table:table-cell table:style-name="ce27" table:formula="of:=IFERROR(INDEX([$'olah data'.$B$4:$'olah data'.$N$39];MATCH([.$A157];[$'olah data'.J$4:$'olah data'.J$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57];[$'olah data'.K$4:$'olah data'.K$39];0);2);&quot;&quot;)">
            <text:p/>
          </table:table-cell>
          <table:table-cell table:style-name="ce27" table:formula="of:=IFERROR(INDEX([$'olah data'.$B$4:$'olah data'.$N$39];MATCH([.$A157];[$'olah data'.L$4:$'olah data'.L$39];0);2);&quot;&quot;)">
            <text:p/>
          </table:table-cell>
          <table:table-cell table:style-name="ce27" table:formula="of:=IFERROR(INDEX([$'olah data'.$B$4:$'olah data'.$N$39];MATCH([.$A157];[$'olah data'.M$4:$'olah data'.M$39];0);2);&quot;&quot;)">
            <text:p/>
          </table:table-cell>
          <table:table-cell table:style-name="ce27" table:formula="of:=IFERROR(INDEX([$'olah data'.$B$4:$'olah data'.$N$39];MATCH([.$A157];[$'olah data'.N$4:$'olah data'.N$39];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IFERROR([$'View Input'.Z8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57" calcext:value-type="float">
            <text:p>157</text:p>
          </table:table-cell>
          <table:table-cell table:style-name="ce64" office:value-type="float" office:value="5" calcext:value-type="float">
            <text:p>5</text:p>
          </table:table-cell>
          <table:table-cell table:style-name="ce98" table:formula="of:=IF([.R158]=&quot;&quot;;IF([.Q158]=&quot;R&quot;;VLOOKUP([.P158];[$'olah data'.$R$3:$'olah data'.$S$7];2);[.P158]);IF([.R158]=[.P158];[.P158];[.Q158]))" office:value-type="float" office:value="0" calcext:value-type="float">
            <text:p>0</text:p>
          </table:table-cell>
          <table:table-cell table:style-name="ce27" table:formula="of:=IFERROR(INDEX([$'olah data'.$B$4:$'olah data'.$N$39];MATCH([.$A158];[$'olah data'.D$4:$'olah data'.D$39];0);2);&quot;&quot;)">
            <text:p/>
          </table:table-cell>
          <table:table-cell table:style-name="ce27" table:formula="of:=IFERROR(INDEX([$'olah data'.$B$4:$'olah data'.$N$39];MATCH([.$A158];[$'olah data'.E$4:$'olah data'.E$39];0);2);&quot;&quot;)">
            <text:p/>
          </table:table-cell>
          <table:table-cell table:style-name="ce27" table:formula="of:=IFERROR(INDEX([$'olah data'.$B$4:$'olah data'.$N$39];MATCH([.$A158];[$'olah data'.F$4:$'olah data'.F$39];0);2);&quot;&quot;)">
            <text:p/>
          </table:table-cell>
          <table:table-cell table:style-name="ce27" table:formula="of:=IFERROR(INDEX([$'olah data'.$B$4:$'olah data'.$N$39];MATCH([.$A158];[$'olah data'.G$4:$'olah data'.G$39];0);2);&quot;&quot;)">
            <text:p/>
          </table:table-cell>
          <table:table-cell table:style-name="ce27" table:formula="of:=IFERROR(INDEX([$'olah data'.$B$4:$'olah data'.$N$39];MATCH([.$A158];[$'olah data'.H$4:$'olah data'.H$39];0);2);&quot;&quot;)">
            <text:p/>
          </table:table-cell>
          <table:table-cell table:style-name="ce27" table:formula="of:=IFERROR(INDEX([$'olah data'.$B$4:$'olah data'.$N$39];MATCH([.$A158];[$'olah data'.I$4:$'olah data'.I$39];0);2);&quot;&quot;)">
            <text:p/>
          </table:table-cell>
          <table:table-cell table:style-name="ce27" table:formula="of:=IFERROR(INDEX([$'olah data'.$B$4:$'olah data'.$N$39];MATCH([.$A158];[$'olah data'.J$4:$'olah data'.J$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58];[$'olah data'.K$4:$'olah data'.K$39];0);2);&quot;&quot;)">
            <text:p/>
          </table:table-cell>
          <table:table-cell table:style-name="ce27" table:formula="of:=IFERROR(INDEX([$'olah data'.$B$4:$'olah data'.$N$39];MATCH([.$A158];[$'olah data'.L$4:$'olah data'.L$39];0);2);&quot;&quot;)">
            <text:p/>
          </table:table-cell>
          <table:table-cell table:style-name="ce27" table:formula="of:=IFERROR(INDEX([$'olah data'.$B$4:$'olah data'.$N$39];MATCH([.$A158];[$'olah data'.M$4:$'olah data'.M$39];0);2);&quot;&quot;)">
            <text:p/>
          </table:table-cell>
          <table:table-cell table:style-name="ce27" table:formula="of:=IFERROR(INDEX([$'olah data'.$B$4:$'olah data'.$N$39];MATCH([.$A158];[$'olah data'.N$4:$'olah data'.N$39];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IFERROR([$'View Input'.Z8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8" calcext:value-type="float">
            <text:p>158</text:p>
          </table:table-cell>
          <table:table-cell table:style-name="ce64" office:value-type="float" office:value="5" calcext:value-type="float">
            <text:p>5</text:p>
          </table:table-cell>
          <table:table-cell table:style-name="ce98" table:formula="of:=IF([.R159]=&quot;&quot;;IF([.Q159]=&quot;R&quot;;VLOOKUP([.P159];[$'olah data'.$R$3:$'olah data'.$S$7];2);[.P159]);IF([.R159]=[.P159];[.P159];[.Q159]))" office:value-type="float" office:value="0" calcext:value-type="float">
            <text:p>0</text:p>
          </table:table-cell>
          <table:table-cell table:style-name="ce27" table:formula="of:=IFERROR(INDEX([$'olah data'.$B$4:$'olah data'.$N$39];MATCH([.$A159];[$'olah data'.D$4:$'olah data'.D$39];0);2);&quot;&quot;)">
            <text:p/>
          </table:table-cell>
          <table:table-cell table:style-name="ce27" table:formula="of:=IFERROR(INDEX([$'olah data'.$B$4:$'olah data'.$N$39];MATCH([.$A159];[$'olah data'.E$4:$'olah data'.E$39];0);2);&quot;&quot;)">
            <text:p/>
          </table:table-cell>
          <table:table-cell table:style-name="ce27" table:formula="of:=IFERROR(INDEX([$'olah data'.$B$4:$'olah data'.$N$39];MATCH([.$A159];[$'olah data'.F$4:$'olah data'.F$39];0);2);&quot;&quot;)">
            <text:p/>
          </table:table-cell>
          <table:table-cell table:style-name="ce27" table:formula="of:=IFERROR(INDEX([$'olah data'.$B$4:$'olah data'.$N$39];MATCH([.$A159];[$'olah data'.G$4:$'olah data'.G$39];0);2);&quot;&quot;)">
            <text:p/>
          </table:table-cell>
          <table:table-cell table:style-name="ce27" table:formula="of:=IFERROR(INDEX([$'olah data'.$B$4:$'olah data'.$N$39];MATCH([.$A159];[$'olah data'.H$4:$'olah data'.H$39];0);2);&quot;&quot;)" office:value-type="string" office:string-value="Perfectionist vs pragmatist (8 items)" calcext:value-type="string">
            <text:p>Perfectionist vs pragmatist (8 items)</text:p>
          </table:table-cell>
          <table:table-cell table:style-name="ce27" table:formula="of:=IFERROR(INDEX([$'olah data'.$B$4:$'olah data'.$N$39];MATCH([.$A159];[$'olah data'.I$4:$'olah data'.I$39];0);2);&quot;&quot;)">
            <text:p/>
          </table:table-cell>
          <table:table-cell table:style-name="ce27" table:formula="of:=IFERROR(INDEX([$'olah data'.$B$4:$'olah data'.$N$39];MATCH([.$A159];[$'olah data'.J$4:$'olah data'.J$39];0);2);&quot;&quot;)">
            <text:p/>
          </table:table-cell>
          <table:table-cell table:style-name="ce27" table:formula="of:=IFERROR(INDEX([$'olah data'.$B$4:$'olah data'.$N$39];MATCH([.$A159];[$'olah data'.K$4:$'olah data'.K$39];0);2);&quot;&quot;)">
            <text:p/>
          </table:table-cell>
          <table:table-cell table:style-name="ce27" table:formula="of:=IFERROR(INDEX([$'olah data'.$B$4:$'olah data'.$N$39];MATCH([.$A159];[$'olah data'.L$4:$'olah data'.L$39];0);2);&quot;&quot;)">
            <text:p/>
          </table:table-cell>
          <table:table-cell table:style-name="ce27" table:formula="of:=IFERROR(INDEX([$'olah data'.$B$4:$'olah data'.$N$39];MATCH([.$A159];[$'olah data'.M$4:$'olah data'.M$39];0);2);&quot;&quot;)">
            <text:p/>
          </table:table-cell>
          <table:table-cell table:style-name="ce27" table:formula="of:=IFERROR(INDEX([$'olah data'.$B$4:$'olah data'.$N$39];MATCH([.$A159];[$'olah data'.N$4:$'olah data'.N$39];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IFERROR([$'View Input'.Z8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9" calcext:value-type="float">
            <text:p>159</text:p>
          </table:table-cell>
          <table:table-cell table:style-name="ce64" office:value-type="float" office:value="5" calcext:value-type="float">
            <text:p>5</text:p>
          </table:table-cell>
          <table:table-cell table:style-name="ce98" table:formula="of:=IF([.R160]=&quot;&quot;;IF([.Q160]=&quot;R&quot;;VLOOKUP([.P160];[$'olah data'.$R$3:$'olah data'.$S$7];2);[.P160]);IF([.R160]=[.P160];[.P160];[.Q160]))" office:value-type="string" office:string-value="" calcext:value-type="error">
            <text:p>#N/A</text:p>
          </table:table-cell>
          <table:table-cell table:style-name="ce27" table:formula="of:=IFERROR(INDEX([$'olah data'.$B$4:$'olah data'.$N$39];MATCH([.$A160];[$'olah data'.D$4:$'olah data'.D$39];0);2);&quot;&quot;)">
            <text:p/>
          </table:table-cell>
          <table:table-cell table:style-name="ce27" table:formula="of:=IFERROR(INDEX([$'olah data'.$B$4:$'olah data'.$N$39];MATCH([.$A160];[$'olah data'.E$4:$'olah data'.E$39];0);2);&quot;&quot;)">
            <text:p/>
          </table:table-cell>
          <table:table-cell table:style-name="ce27" table:formula="of:=IFERROR(INDEX([$'olah data'.$B$4:$'olah data'.$N$39];MATCH([.$A160];[$'olah data'.F$4:$'olah data'.F$39];0);2);&quot;&quot;)">
            <text:p/>
          </table:table-cell>
          <table:table-cell table:style-name="ce27" table:formula="of:=IFERROR(INDEX([$'olah data'.$B$4:$'olah data'.$N$39];MATCH([.$A160];[$'olah data'.G$4:$'olah data'.G$39];0);2);&quot;&quot;)">
            <text:p/>
          </table:table-cell>
          <table:table-cell table:style-name="ce27" table:formula="of:=IFERROR(INDEX([$'olah data'.$B$4:$'olah data'.$N$39];MATCH([.$A160];[$'olah data'.H$4:$'olah data'.H$39];0);2);&quot;&quot;)">
            <text:p/>
          </table:table-cell>
          <table:table-cell table:style-name="ce27" table:formula="of:=IFERROR(INDEX([$'olah data'.$B$4:$'olah data'.$N$39];MATCH([.$A160];[$'olah data'.I$4:$'olah data'.I$39];0);2);&quot;&quot;)" office:value-type="string" office:string-value="Disorderliness v. regimentation (7 items)" calcext:value-type="string">
            <text:p>Disorderliness v. regimentation (7 items)</text:p>
          </table:table-cell>
          <table:table-cell table:style-name="ce27" table:formula="of:=IFERROR(INDEX([$'olah data'.$B$4:$'olah data'.$N$39];MATCH([.$A160];[$'olah data'.J$4:$'olah data'.J$39];0);2);&quot;&quot;)">
            <text:p/>
          </table:table-cell>
          <table:table-cell table:style-name="ce27" table:formula="of:=IFERROR(INDEX([$'olah data'.$B$4:$'olah data'.$N$39];MATCH([.$A160];[$'olah data'.K$4:$'olah data'.K$39];0);2);&quot;&quot;)">
            <text:p/>
          </table:table-cell>
          <table:table-cell table:style-name="ce27" table:formula="of:=IFERROR(INDEX([$'olah data'.$B$4:$'olah data'.$N$39];MATCH([.$A160];[$'olah data'.L$4:$'olah data'.L$39];0);2);&quot;&quot;)">
            <text:p/>
          </table:table-cell>
          <table:table-cell table:style-name="ce27" table:formula="of:=IFERROR(INDEX([$'olah data'.$B$4:$'olah data'.$N$39];MATCH([.$A160];[$'olah data'.M$4:$'olah data'.M$39];0);2);&quot;&quot;)">
            <text:p/>
          </table:table-cell>
          <table:table-cell table:style-name="ce27" table:formula="of:=IFERROR(INDEX([$'olah data'.$B$4:$'olah data'.$N$39];MATCH([.$A160];[$'olah data'.N$4:$'olah data'.N$39];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IFERROR([$'View Input'.Z8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60" calcext:value-type="float">
            <text:p>160</text:p>
          </table:table-cell>
          <table:table-cell table:style-name="ce64" office:value-type="float" office:value="5" calcext:value-type="float">
            <text:p>5</text:p>
          </table:table-cell>
          <table:table-cell table:style-name="ce98" table:formula="of:=IF([.R161]=&quot;&quot;;IF([.Q161]=&quot;R&quot;;VLOOKUP([.P161];[$'olah data'.$R$3:$'olah data'.$S$7];2);[.P161]);IF([.R161]=[.P161];[.P161];[.Q161]))" office:value-type="float" office:value="0" calcext:value-type="float">
            <text:p>0</text:p>
          </table:table-cell>
          <table:table-cell table:style-name="ce27" table:formula="of:=IFERROR(INDEX([$'olah data'.$B$4:$'olah data'.$N$39];MATCH([.$A161];[$'olah data'.D$4:$'olah data'.D$39];0);2);&quot;&quot;)">
            <text:p/>
          </table:table-cell>
          <table:table-cell table:style-name="ce27" table:formula="of:=IFERROR(INDEX([$'olah data'.$B$4:$'olah data'.$N$39];MATCH([.$A161];[$'olah data'.E$4:$'olah data'.E$39];0);2);&quot;&quot;)" office:value-type="string" office:string-value="Enlightened second nature (11 items)" calcext:value-type="string">
            <text:p>Enlightened second nature (11 items)</text:p>
          </table:table-cell>
          <table:table-cell table:style-name="ce27" table:formula="of:=IFERROR(INDEX([$'olah data'.$B$4:$'olah data'.$N$39];MATCH([.$A161];[$'olah data'.F$4:$'olah data'.F$39];0);2);&quot;&quot;)">
            <text:p/>
          </table:table-cell>
          <table:table-cell table:style-name="ce27" table:formula="of:=IFERROR(INDEX([$'olah data'.$B$4:$'olah data'.$N$39];MATCH([.$A161];[$'olah data'.G$4:$'olah data'.G$39];0);2);&quot;&quot;)">
            <text:p/>
          </table:table-cell>
          <table:table-cell table:style-name="ce27" table:formula="of:=IFERROR(INDEX([$'olah data'.$B$4:$'olah data'.$N$39];MATCH([.$A161];[$'olah data'.H$4:$'olah data'.H$39];0);2);&quot;&quot;)">
            <text:p/>
          </table:table-cell>
          <table:table-cell table:style-name="ce27" table:formula="of:=IFERROR(INDEX([$'olah data'.$B$4:$'olah data'.$N$39];MATCH([.$A161];[$'olah data'.I$4:$'olah data'.I$39];0);2);&quot;&quot;)">
            <text:p/>
          </table:table-cell>
          <table:table-cell table:style-name="ce27" table:formula="of:=IFERROR(INDEX([$'olah data'.$B$4:$'olah data'.$N$39];MATCH([.$A161];[$'olah data'.J$4:$'olah data'.J$39];0);2);&quot;&quot;)">
            <text:p/>
          </table:table-cell>
          <table:table-cell table:style-name="ce27" table:formula="of:=IFERROR(INDEX([$'olah data'.$B$4:$'olah data'.$N$39];MATCH([.$A161];[$'olah data'.K$4:$'olah data'.K$39];0);2);&quot;&quot;)">
            <text:p/>
          </table:table-cell>
          <table:table-cell table:style-name="ce27" table:formula="of:=IFERROR(INDEX([$'olah data'.$B$4:$'olah data'.$N$39];MATCH([.$A161];[$'olah data'.L$4:$'olah data'.L$39];0);2);&quot;&quot;)">
            <text:p/>
          </table:table-cell>
          <table:table-cell table:style-name="ce27" table:formula="of:=IFERROR(INDEX([$'olah data'.$B$4:$'olah data'.$N$39];MATCH([.$A161];[$'olah data'.M$4:$'olah data'.M$39];0);2);&quot;&quot;)">
            <text:p/>
          </table:table-cell>
          <table:table-cell table:style-name="ce27" table:formula="of:=IFERROR(INDEX([$'olah data'.$B$4:$'olah data'.$N$39];MATCH([.$A161];[$'olah data'.N$4:$'olah data'.N$39];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IFERROR([$'View Input'.Z9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1" calcext:value-type="float">
            <text:p>161</text:p>
          </table:table-cell>
          <table:table-cell table:style-name="ce64" office:value-type="float" office:value="5" calcext:value-type="float">
            <text:p>5</text:p>
          </table:table-cell>
          <table:table-cell table:style-name="ce98" table:formula="of:=IF([.R162]=&quot;&quot;;IF([.Q162]=&quot;R&quot;;VLOOKUP([.P162];[$'olah data'.$R$3:$'olah data'.$S$7];2);[.P162]);IF([.R162]=[.P162];[.P162];[.Q162]))" office:value-type="string" office:string-value="" calcext:value-type="error">
            <text:p>#N/A</text:p>
          </table:table-cell>
          <table:table-cell table:style-name="ce27" table:formula="of:=IFERROR(INDEX([$'olah data'.$B$4:$'olah data'.$N$39];MATCH([.$A162];[$'olah data'.D$4:$'olah data'.D$39];0);2);&quot;&quot;)">
            <text:p/>
          </table:table-cell>
          <table:table-cell table:style-name="ce27" table:formula="of:=IFERROR(INDEX([$'olah data'.$B$4:$'olah data'.$N$39];MATCH([.$A162];[$'olah data'.E$4:$'olah data'.E$39];0);2);&quot;&quot;)">
            <text:p/>
          </table:table-cell>
          <table:table-cell table:style-name="ce27" table:formula="of:=IFERROR(INDEX([$'olah data'.$B$4:$'olah data'.$N$39];MATCH([.$A162];[$'olah data'.F$4:$'olah data'.F$39];0);2);&quot;&quot;)">
            <text:p/>
          </table:table-cell>
          <table:table-cell table:style-name="ce27" table:formula="of:=IFERROR(INDEX([$'olah data'.$B$4:$'olah data'.$N$39];MATCH([.$A162];[$'olah data'.G$4:$'olah data'.G$39];0);2);&quot;&quot;)">
            <text:p/>
          </table:table-cell>
          <table:table-cell table:style-name="ce27" table:formula="of:=IFERROR(INDEX([$'olah data'.$B$4:$'olah data'.$N$39];MATCH([.$A162];[$'olah data'.H$4:$'olah data'.H$39];0);2);&quot;&quot;)">
            <text:p/>
          </table:table-cell>
          <table:table-cell table:style-name="ce27" table:formula="of:=IFERROR(INDEX([$'olah data'.$B$4:$'olah data'.$N$39];MATCH([.$A162];[$'olah data'.I$4:$'olah data'.I$39];0);2);&quot;&quot;)">
            <text:p/>
          </table:table-cell>
          <table:table-cell table:style-name="ce27" table:formula="of:=IFERROR(INDEX([$'olah data'.$B$4:$'olah data'.$N$39];MATCH([.$A162];[$'olah data'.J$4:$'olah data'.J$39];0);2);&quot;&quot;)">
            <text:p/>
          </table:table-cell>
          <table:table-cell table:style-name="ce27" table:formula="of:=IFERROR(INDEX([$'olah data'.$B$4:$'olah data'.$N$39];MATCH([.$A162];[$'olah data'.K$4:$'olah data'.K$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62];[$'olah data'.L$4:$'olah data'.L$39];0);2);&quot;&quot;)">
            <text:p/>
          </table:table-cell>
          <table:table-cell table:style-name="ce27" table:formula="of:=IFERROR(INDEX([$'olah data'.$B$4:$'olah data'.$N$39];MATCH([.$A162];[$'olah data'.M$4:$'olah data'.M$39];0);2);&quot;&quot;)">
            <text:p/>
          </table:table-cell>
          <table:table-cell table:style-name="ce27" table:formula="of:=IFERROR(INDEX([$'olah data'.$B$4:$'olah data'.$N$39];MATCH([.$A162];[$'olah data'.N$4:$'olah data'.N$39];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9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62" calcext:value-type="float">
            <text:p>162</text:p>
          </table:table-cell>
          <table:table-cell table:style-name="ce64" office:value-type="float" office:value="5" calcext:value-type="float">
            <text:p>5</text:p>
          </table:table-cell>
          <table:table-cell table:style-name="ce98" table:formula="of:=IF([.R163]=&quot;&quot;;IF([.Q163]=&quot;R&quot;;VLOOKUP([.P163];[$'olah data'.$R$3:$'olah data'.$S$7];2);[.P163]);IF([.R163]=[.P163];[.P163];[.Q163]))" office:value-type="float" office:value="0" calcext:value-type="float">
            <text:p>0</text:p>
          </table:table-cell>
          <table:table-cell table:style-name="ce27" table:formula="of:=IFERROR(INDEX([$'olah data'.$B$4:$'olah data'.$N$39];MATCH([.$A163];[$'olah data'.D$4:$'olah data'.D$39];0);2);&quot;&quot;)">
            <text:p/>
          </table:table-cell>
          <table:table-cell table:style-name="ce27" table:formula="of:=IFERROR(INDEX([$'olah data'.$B$4:$'olah data'.$N$39];MATCH([.$A163];[$'olah data'.E$4:$'olah data'.E$39];0);2);&quot;&quot;)">
            <text:p/>
          </table:table-cell>
          <table:table-cell table:style-name="ce27" table:formula="of:=IFERROR(INDEX([$'olah data'.$B$4:$'olah data'.$N$39];MATCH([.$A163];[$'olah data'.F$4:$'olah data'.F$39];0);2);&quot;&quot;)">
            <text:p/>
          </table:table-cell>
          <table:table-cell table:style-name="ce27" table:formula="of:=IFERROR(INDEX([$'olah data'.$B$4:$'olah data'.$N$39];MATCH([.$A163];[$'olah data'.G$4:$'olah data'.G$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3];[$'olah data'.H$4:$'olah data'.H$39];0);2);&quot;&quot;)">
            <text:p/>
          </table:table-cell>
          <table:table-cell table:style-name="ce27" table:formula="of:=IFERROR(INDEX([$'olah data'.$B$4:$'olah data'.$N$39];MATCH([.$A163];[$'olah data'.I$4:$'olah data'.I$39];0);2);&quot;&quot;)">
            <text:p/>
          </table:table-cell>
          <table:table-cell table:style-name="ce27" table:formula="of:=IFERROR(INDEX([$'olah data'.$B$4:$'olah data'.$N$39];MATCH([.$A163];[$'olah data'.J$4:$'olah data'.J$39];0);2);&quot;&quot;)">
            <text:p/>
          </table:table-cell>
          <table:table-cell table:style-name="ce27" table:formula="of:=IFERROR(INDEX([$'olah data'.$B$4:$'olah data'.$N$39];MATCH([.$A163];[$'olah data'.K$4:$'olah data'.K$39];0);2);&quot;&quot;)">
            <text:p/>
          </table:table-cell>
          <table:table-cell table:style-name="ce27" table:formula="of:=IFERROR(INDEX([$'olah data'.$B$4:$'olah data'.$N$39];MATCH([.$A163];[$'olah data'.L$4:$'olah data'.L$39];0);2);&quot;&quot;)">
            <text:p/>
          </table:table-cell>
          <table:table-cell table:style-name="ce27" table:formula="of:=IFERROR(INDEX([$'olah data'.$B$4:$'olah data'.$N$39];MATCH([.$A163];[$'olah data'.M$4:$'olah data'.M$39];0);2);&quot;&quot;)">
            <text:p/>
          </table:table-cell>
          <table:table-cell table:style-name="ce27" table:formula="of:=IFERROR(INDEX([$'olah data'.$B$4:$'olah data'.$N$39];MATCH([.$A163];[$'olah data'.N$4:$'olah data'.N$39];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IFERROR([$'View Input'.Z9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3" calcext:value-type="float">
            <text:p>163</text:p>
          </table:table-cell>
          <table:table-cell table:style-name="ce64" office:value-type="float" office:value="5" calcext:value-type="float">
            <text:p>5</text:p>
          </table:table-cell>
          <table:table-cell table:style-name="ce98" table:formula="of:=IF([.R164]=&quot;&quot;;IF([.Q164]=&quot;R&quot;;VLOOKUP([.P164];[$'olah data'.$R$3:$'olah data'.$S$7];2);[.P164]);IF([.R164]=[.P164];[.P164];[.Q164]))" office:value-type="float" office:value="0" calcext:value-type="float">
            <text:p>0</text:p>
          </table:table-cell>
          <table:table-cell table:style-name="ce27" table:formula="of:=IFERROR(INDEX([$'olah data'.$B$4:$'olah data'.$N$39];MATCH([.$A164];[$'olah data'.D$4:$'olah data'.D$39];0);2);&quot;&quot;)">
            <text:p/>
          </table:table-cell>
          <table:table-cell table:style-name="ce27" table:formula="of:=IFERROR(INDEX([$'olah data'.$B$4:$'olah data'.$N$39];MATCH([.$A164];[$'olah data'.E$4:$'olah data'.E$39];0);2);&quot;&quot;)">
            <text:p/>
          </table:table-cell>
          <table:table-cell table:style-name="ce27" table:formula="of:=IFERROR(INDEX([$'olah data'.$B$4:$'olah data'.$N$39];MATCH([.$A164];[$'olah data'.F$4:$'olah data'.F$39];0);2);&quot;&quot;)">
            <text:p/>
          </table:table-cell>
          <table:table-cell table:style-name="ce27" table:formula="of:=IFERROR(INDEX([$'olah data'.$B$4:$'olah data'.$N$39];MATCH([.$A164];[$'olah data'.G$4:$'olah data'.G$39];0);2);&quot;&quot;)">
            <text:p/>
          </table:table-cell>
          <table:table-cell table:style-name="ce27" table:formula="of:=IFERROR(INDEX([$'olah data'.$B$4:$'olah data'.$N$39];MATCH([.$A164];[$'olah data'.H$4:$'olah data'.H$39];0);2);&quot;&quot;)" office:value-type="string" office:string-value="Work hardened vs spoiled (8 items)" calcext:value-type="string">
            <text:p>Work hardened vs spoiled (8 items)</text:p>
          </table:table-cell>
          <table:table-cell table:style-name="ce27" table:formula="of:=IFERROR(INDEX([$'olah data'.$B$4:$'olah data'.$N$39];MATCH([.$A164];[$'olah data'.I$4:$'olah data'.I$39];0);2);&quot;&quot;)">
            <text:p/>
          </table:table-cell>
          <table:table-cell table:style-name="ce27" table:formula="of:=IFERROR(INDEX([$'olah data'.$B$4:$'olah data'.$N$39];MATCH([.$A164];[$'olah data'.J$4:$'olah data'.J$39];0);2);&quot;&quot;)">
            <text:p/>
          </table:table-cell>
          <table:table-cell table:style-name="ce27" table:formula="of:=IFERROR(INDEX([$'olah data'.$B$4:$'olah data'.$N$39];MATCH([.$A164];[$'olah data'.K$4:$'olah data'.K$39];0);2);&quot;&quot;)">
            <text:p/>
          </table:table-cell>
          <table:table-cell table:style-name="ce27" table:formula="of:=IFERROR(INDEX([$'olah data'.$B$4:$'olah data'.$N$39];MATCH([.$A164];[$'olah data'.L$4:$'olah data'.L$39];0);2);&quot;&quot;)">
            <text:p/>
          </table:table-cell>
          <table:table-cell table:style-name="ce27" table:formula="of:=IFERROR(INDEX([$'olah data'.$B$4:$'olah data'.$N$39];MATCH([.$A164];[$'olah data'.M$4:$'olah data'.M$39];0);2);&quot;&quot;)">
            <text:p/>
          </table:table-cell>
          <table:table-cell table:style-name="ce27" table:formula="of:=IFERROR(INDEX([$'olah data'.$B$4:$'olah data'.$N$39];MATCH([.$A164];[$'olah data'.N$4:$'olah data'.N$39];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IFERROR([$'View Input'.Z9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4" calcext:value-type="float">
            <text:p>164</text:p>
          </table:table-cell>
          <table:table-cell table:style-name="ce64" office:value-type="float" office:value="5" calcext:value-type="float">
            <text:p>5</text:p>
          </table:table-cell>
          <table:table-cell table:style-name="ce98" table:formula="of:=IF([.R165]=&quot;&quot;;IF([.Q165]=&quot;R&quot;;VLOOKUP([.P165];[$'olah data'.$R$3:$'olah data'.$S$7];2);[.P165]);IF([.R165]=[.P165];[.P165];[.Q165]))" office:value-type="float" office:value="0" calcext:value-type="float">
            <text:p>0</text:p>
          </table:table-cell>
          <table:table-cell table:style-name="ce27" table:formula="of:=IFERROR(INDEX([$'olah data'.$B$4:$'olah data'.$N$39];MATCH([.$A165];[$'olah data'.D$4:$'olah data'.D$39];0);2);&quot;&quot;)">
            <text:p/>
          </table:table-cell>
          <table:table-cell table:style-name="ce27" table:formula="of:=IFERROR(INDEX([$'olah data'.$B$4:$'olah data'.$N$39];MATCH([.$A165];[$'olah data'.E$4:$'olah data'.E$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65];[$'olah data'.F$4:$'olah data'.F$39];0);2);&quot;&quot;)">
            <text:p/>
          </table:table-cell>
          <table:table-cell table:style-name="ce27" table:formula="of:=IFERROR(INDEX([$'olah data'.$B$4:$'olah data'.$N$39];MATCH([.$A165];[$'olah data'.G$4:$'olah data'.G$39];0);2);&quot;&quot;)">
            <text:p/>
          </table:table-cell>
          <table:table-cell table:style-name="ce27" table:formula="of:=IFERROR(INDEX([$'olah data'.$B$4:$'olah data'.$N$39];MATCH([.$A165];[$'olah data'.H$4:$'olah data'.H$39];0);2);&quot;&quot;)">
            <text:p/>
          </table:table-cell>
          <table:table-cell table:style-name="ce27" table:formula="of:=IFERROR(INDEX([$'olah data'.$B$4:$'olah data'.$N$39];MATCH([.$A165];[$'olah data'.I$4:$'olah data'.I$39];0);2);&quot;&quot;)">
            <text:p/>
          </table:table-cell>
          <table:table-cell table:style-name="ce27" table:formula="of:=IFERROR(INDEX([$'olah data'.$B$4:$'olah data'.$N$39];MATCH([.$A165];[$'olah data'.J$4:$'olah data'.J$39];0);2);&quot;&quot;)">
            <text:p/>
          </table:table-cell>
          <table:table-cell table:style-name="ce27" table:formula="of:=IFERROR(INDEX([$'olah data'.$B$4:$'olah data'.$N$39];MATCH([.$A165];[$'olah data'.K$4:$'olah data'.K$39];0);2);&quot;&quot;)">
            <text:p/>
          </table:table-cell>
          <table:table-cell table:style-name="ce27" table:formula="of:=IFERROR(INDEX([$'olah data'.$B$4:$'olah data'.$N$39];MATCH([.$A165];[$'olah data'.L$4:$'olah data'.L$39];0);2);&quot;&quot;)">
            <text:p/>
          </table:table-cell>
          <table:table-cell table:style-name="ce27" table:formula="of:=IFERROR(INDEX([$'olah data'.$B$4:$'olah data'.$N$39];MATCH([.$A165];[$'olah data'.M$4:$'olah data'.M$39];0);2);&quot;&quot;)">
            <text:p/>
          </table:table-cell>
          <table:table-cell table:style-name="ce27" table:formula="of:=IFERROR(INDEX([$'olah data'.$B$4:$'olah data'.$N$39];MATCH([.$A165];[$'olah data'.N$4:$'olah data'.N$39];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IFERROR([$'View Input'.Z9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5" calcext:value-type="float">
            <text:p>165</text:p>
          </table:table-cell>
          <table:table-cell table:style-name="ce64" office:value-type="float" office:value="5" calcext:value-type="float">
            <text:p>5</text:p>
          </table:table-cell>
          <table:table-cell table:style-name="ce98" table:formula="of:=IF([.R166]=&quot;&quot;;IF([.Q166]=&quot;R&quot;;VLOOKUP([.P166];[$'olah data'.$R$3:$'olah data'.$S$7];2);[.P166]);IF([.R166]=[.P166];[.P166];[.Q166]))" office:value-type="string" office:string-value="" calcext:value-type="error">
            <text:p>#N/A</text:p>
          </table:table-cell>
          <table:table-cell table:style-name="ce27" table:formula="of:=IFERROR(INDEX([$'olah data'.$B$4:$'olah data'.$N$39];MATCH([.$A166];[$'olah data'.D$4:$'olah data'.D$39];0);2);&quot;&quot;)">
            <text:p/>
          </table:table-cell>
          <table:table-cell table:style-name="ce27" table:formula="of:=IFERROR(INDEX([$'olah data'.$B$4:$'olah data'.$N$39];MATCH([.$A166];[$'olah data'.E$4:$'olah data'.E$39];0);2);&quot;&quot;)">
            <text:p/>
          </table:table-cell>
          <table:table-cell table:style-name="ce27" table:formula="of:=IFERROR(INDEX([$'olah data'.$B$4:$'olah data'.$N$39];MATCH([.$A166];[$'olah data'.F$4:$'olah data'.F$39];0);2);&quot;&quot;)">
            <text:p/>
          </table:table-cell>
          <table:table-cell table:style-name="ce27" table:formula="of:=IFERROR(INDEX([$'olah data'.$B$4:$'olah data'.$N$39];MATCH([.$A166];[$'olah data'.G$4:$'olah data'.G$39];0);2);&quot;&quot;)">
            <text:p/>
          </table:table-cell>
          <table:table-cell table:style-name="ce27" table:formula="of:=IFERROR(INDEX([$'olah data'.$B$4:$'olah data'.$N$39];MATCH([.$A166];[$'olah data'.H$4:$'olah data'.H$39];0);2);&quot;&quot;)">
            <text:p/>
          </table:table-cell>
          <table:table-cell table:style-name="ce27" table:formula="of:=IFERROR(INDEX([$'olah data'.$B$4:$'olah data'.$N$39];MATCH([.$A166];[$'olah data'.I$4:$'olah data'.I$39];0);2);&quot;&quot;)">
            <text:p/>
          </table:table-cell>
          <table:table-cell table:style-name="ce27" table:formula="of:=IFERROR(INDEX([$'olah data'.$B$4:$'olah data'.$N$39];MATCH([.$A166];[$'olah data'.J$4:$'olah data'.J$39];0);2);&quot;&quot;)">
            <text:p/>
          </table:table-cell>
          <table:table-cell table:style-name="ce27" table:formula="of:=IFERROR(INDEX([$'olah data'.$B$4:$'olah data'.$N$39];MATCH([.$A166];[$'olah data'.K$4:$'olah data'.K$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66];[$'olah data'.L$4:$'olah data'.L$39];0);2);&quot;&quot;)">
            <text:p/>
          </table:table-cell>
          <table:table-cell table:style-name="ce27" table:formula="of:=IFERROR(INDEX([$'olah data'.$B$4:$'olah data'.$N$39];MATCH([.$A166];[$'olah data'.M$4:$'olah data'.M$39];0);2);&quot;&quot;)">
            <text:p/>
          </table:table-cell>
          <table:table-cell table:style-name="ce27" table:formula="of:=IFERROR(INDEX([$'olah data'.$B$4:$'olah data'.$N$39];MATCH([.$A166];[$'olah data'.N$4:$'olah data'.N$39];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IFERROR([$'View Input'.Z9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66" calcext:value-type="float">
            <text:p>166</text:p>
          </table:table-cell>
          <table:table-cell table:style-name="ce64" office:value-type="float" office:value="5" calcext:value-type="float">
            <text:p>5</text:p>
          </table:table-cell>
          <table:table-cell table:style-name="ce98" table:formula="of:=IF([.R167]=&quot;&quot;;IF([.Q167]=&quot;R&quot;;VLOOKUP([.P167];[$'olah data'.$R$3:$'olah data'.$S$7];2);[.P167]);IF([.R167]=[.P167];[.P167];[.Q167]))" office:value-type="float" office:value="0" calcext:value-type="float">
            <text:p>0</text:p>
          </table:table-cell>
          <table:table-cell table:style-name="ce27" table:formula="of:=IFERROR(INDEX([$'olah data'.$B$4:$'olah data'.$N$39];MATCH([.$A167];[$'olah data'.D$4:$'olah data'.D$39];0);2);&quot;&quot;)">
            <text:p/>
          </table:table-cell>
          <table:table-cell table:style-name="ce27" table:formula="of:=IFERROR(INDEX([$'olah data'.$B$4:$'olah data'.$N$39];MATCH([.$A167];[$'olah data'.E$4:$'olah data'.E$39];0);2);&quot;&quot;)">
            <text:p/>
          </table:table-cell>
          <table:table-cell table:style-name="ce27" table:formula="of:=IFERROR(INDEX([$'olah data'.$B$4:$'olah data'.$N$39];MATCH([.$A167];[$'olah data'.F$4:$'olah data'.F$39];0);2);&quot;&quot;)">
            <text:p/>
          </table:table-cell>
          <table:table-cell table:style-name="ce27" table:formula="of:=IFERROR(INDEX([$'olah data'.$B$4:$'olah data'.$N$39];MATCH([.$A167];[$'olah data'.G$4:$'olah data'.G$39];0);2);&quot;&quot;)">
            <text:p/>
          </table:table-cell>
          <table:table-cell table:style-name="ce27" table:formula="of:=IFERROR(INDEX([$'olah data'.$B$4:$'olah data'.$N$39];MATCH([.$A167];[$'olah data'.H$4:$'olah data'.H$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7];[$'olah data'.I$4:$'olah data'.I$39];0);2);&quot;&quot;)">
            <text:p/>
          </table:table-cell>
          <table:table-cell table:style-name="ce27" table:formula="of:=IFERROR(INDEX([$'olah data'.$B$4:$'olah data'.$N$39];MATCH([.$A167];[$'olah data'.J$4:$'olah data'.J$39];0);2);&quot;&quot;)">
            <text:p/>
          </table:table-cell>
          <table:table-cell table:style-name="ce27" table:formula="of:=IFERROR(INDEX([$'olah data'.$B$4:$'olah data'.$N$39];MATCH([.$A167];[$'olah data'.K$4:$'olah data'.K$39];0);2);&quot;&quot;)">
            <text:p/>
          </table:table-cell>
          <table:table-cell table:style-name="ce27" table:formula="of:=IFERROR(INDEX([$'olah data'.$B$4:$'olah data'.$N$39];MATCH([.$A167];[$'olah data'.L$4:$'olah data'.L$39];0);2);&quot;&quot;)">
            <text:p/>
          </table:table-cell>
          <table:table-cell table:style-name="ce27" table:formula="of:=IFERROR(INDEX([$'olah data'.$B$4:$'olah data'.$N$39];MATCH([.$A167];[$'olah data'.M$4:$'olah data'.M$39];0);2);&quot;&quot;)">
            <text:p/>
          </table:table-cell>
          <table:table-cell table:style-name="ce27" table:formula="of:=IFERROR(INDEX([$'olah data'.$B$4:$'olah data'.$N$39];MATCH([.$A167];[$'olah data'.N$4:$'olah data'.N$39];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IFERROR([$'View Input'.Z9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7" calcext:value-type="float">
            <text:p>167</text:p>
          </table:table-cell>
          <table:table-cell table:style-name="ce64" office:value-type="float" office:value="5" calcext:value-type="float">
            <text:p>5</text:p>
          </table:table-cell>
          <table:table-cell table:style-name="ce98" table:formula="of:=IF([.R168]=&quot;&quot;;IF([.Q168]=&quot;R&quot;;VLOOKUP([.P168];[$'olah data'.$R$3:$'olah data'.$S$7];2);[.P168]);IF([.R168]=[.P168];[.P168];[.Q168]))" office:value-type="string" office:string-value="" calcext:value-type="error">
            <text:p>#N/A</text:p>
          </table:table-cell>
          <table:table-cell table:style-name="ce27" table:formula="of:=IFERROR(INDEX([$'olah data'.$B$4:$'olah data'.$N$39];MATCH([.$A168];[$'olah data'.D$4:$'olah data'.D$39];0);2);&quot;&quot;)">
            <text:p/>
          </table:table-cell>
          <table:table-cell table:style-name="ce27" table:formula="of:=IFERROR(INDEX([$'olah data'.$B$4:$'olah data'.$N$39];MATCH([.$A168];[$'olah data'.E$4:$'olah data'.E$39];0);2);&quot;&quot;)">
            <text:p/>
          </table:table-cell>
          <table:table-cell table:style-name="ce27" table:formula="of:=IFERROR(INDEX([$'olah data'.$B$4:$'olah data'.$N$39];MATCH([.$A168];[$'olah data'.F$4:$'olah data'.F$39];0);2);&quot;&quot;)">
            <text:p/>
          </table:table-cell>
          <table:table-cell table:style-name="ce27" table:formula="of:=IFERROR(INDEX([$'olah data'.$B$4:$'olah data'.$N$39];MATCH([.$A168];[$'olah data'.G$4:$'olah data'.G$39];0);2);&quot;&quot;)">
            <text:p/>
          </table:table-cell>
          <table:table-cell table:style-name="ce27" table:formula="of:=IFERROR(INDEX([$'olah data'.$B$4:$'olah data'.$N$39];MATCH([.$A168];[$'olah data'.H$4:$'olah data'.H$39];0);2);&quot;&quot;)">
            <text:p/>
          </table:table-cell>
          <table:table-cell table:style-name="ce27" table:formula="of:=IFERROR(INDEX([$'olah data'.$B$4:$'olah data'.$N$39];MATCH([.$A168];[$'olah data'.I$4:$'olah data'.I$39];0);2);&quot;&quot;)">
            <text:p/>
          </table:table-cell>
          <table:table-cell table:style-name="ce27" table:formula="of:=IFERROR(INDEX([$'olah data'.$B$4:$'olah data'.$N$39];MATCH([.$A168];[$'olah data'.J$4:$'olah data'.J$39];0);2);&quot;&quot;)" office:value-type="string" office:string-value="Responsibility vs. blaming (8 items)" calcext:value-type="string">
            <text:p>Responsibility vs. blaming (8 items)</text:p>
          </table:table-cell>
          <table:table-cell table:style-name="ce27" table:formula="of:=IFERROR(INDEX([$'olah data'.$B$4:$'olah data'.$N$39];MATCH([.$A168];[$'olah data'.K$4:$'olah data'.K$39];0);2);&quot;&quot;)">
            <text:p/>
          </table:table-cell>
          <table:table-cell table:style-name="ce27" table:formula="of:=IFERROR(INDEX([$'olah data'.$B$4:$'olah data'.$N$39];MATCH([.$A168];[$'olah data'.L$4:$'olah data'.L$39];0);2);&quot;&quot;)">
            <text:p/>
          </table:table-cell>
          <table:table-cell table:style-name="ce27" table:formula="of:=IFERROR(INDEX([$'olah data'.$B$4:$'olah data'.$N$39];MATCH([.$A168];[$'olah data'.M$4:$'olah data'.M$39];0);2);&quot;&quot;)">
            <text:p/>
          </table:table-cell>
          <table:table-cell table:style-name="ce27" table:formula="of:=IFERROR(INDEX([$'olah data'.$B$4:$'olah data'.$N$39];MATCH([.$A168];[$'olah data'.N$4:$'olah data'.N$39];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IFERROR([$'View Input'.Z9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68" calcext:value-type="float">
            <text:p>168</text:p>
          </table:table-cell>
          <table:table-cell table:style-name="ce64" office:value-type="float" office:value="5" calcext:value-type="float">
            <text:p>5</text:p>
          </table:table-cell>
          <table:table-cell table:style-name="ce98" table:formula="of:=IF([.R169]=&quot;&quot;;IF([.Q169]=&quot;R&quot;;VLOOKUP([.P169];[$'olah data'.$R$3:$'olah data'.$S$7];2);[.P169]);IF([.R169]=[.P169];[.P169];[.Q169]))" office:value-type="string" office:string-value="" calcext:value-type="error">
            <text:p>#N/A</text:p>
          </table:table-cell>
          <table:table-cell table:style-name="ce27" table:formula="of:=IFERROR(INDEX([$'olah data'.$B$4:$'olah data'.$N$39];MATCH([.$A169];[$'olah data'.D$4:$'olah data'.D$39];0);2);&quot;&quot;)">
            <text:p/>
          </table:table-cell>
          <table:table-cell table:style-name="ce27" table:formula="of:=IFERROR(INDEX([$'olah data'.$B$4:$'olah data'.$N$39];MATCH([.$A169];[$'olah data'.E$4:$'olah data'.E$39];0);2);&quot;&quot;)">
            <text:p/>
          </table:table-cell>
          <table:table-cell table:style-name="ce27" table:formula="of:=IFERROR(INDEX([$'olah data'.$B$4:$'olah data'.$N$39];MATCH([.$A169];[$'olah data'.F$4:$'olah data'.F$39];0);2);&quot;&quot;)">
            <text:p/>
          </table:table-cell>
          <table:table-cell table:style-name="ce27" table:formula="of:=IFERROR(INDEX([$'olah data'.$B$4:$'olah data'.$N$39];MATCH([.$A169];[$'olah data'.G$4:$'olah data'.G$39];0);2);&quot;&quot;)" office:value-type="string" office:string-value="Self-acceptance vs. self-striving (10 items)" calcext:value-type="string">
            <text:p>Self-acceptance vs. self-striving (10 items)</text:p>
          </table:table-cell>
          <table:table-cell table:style-name="ce27" table:formula="of:=IFERROR(INDEX([$'olah data'.$B$4:$'olah data'.$N$39];MATCH([.$A169];[$'olah data'.H$4:$'olah data'.H$39];0);2);&quot;&quot;)">
            <text:p/>
          </table:table-cell>
          <table:table-cell table:style-name="ce27" table:formula="of:=IFERROR(INDEX([$'olah data'.$B$4:$'olah data'.$N$39];MATCH([.$A169];[$'olah data'.I$4:$'olah data'.I$39];0);2);&quot;&quot;)">
            <text:p/>
          </table:table-cell>
          <table:table-cell table:style-name="ce27" table:formula="of:=IFERROR(INDEX([$'olah data'.$B$4:$'olah data'.$N$39];MATCH([.$A169];[$'olah data'.J$4:$'olah data'.J$39];0);2);&quot;&quot;)">
            <text:p/>
          </table:table-cell>
          <table:table-cell table:style-name="ce27" table:formula="of:=IFERROR(INDEX([$'olah data'.$B$4:$'olah data'.$N$39];MATCH([.$A169];[$'olah data'.K$4:$'olah data'.K$39];0);2);&quot;&quot;)">
            <text:p/>
          </table:table-cell>
          <table:table-cell table:style-name="ce27" table:formula="of:=IFERROR(INDEX([$'olah data'.$B$4:$'olah data'.$N$39];MATCH([.$A169];[$'olah data'.L$4:$'olah data'.L$39];0);2);&quot;&quot;)">
            <text:p/>
          </table:table-cell>
          <table:table-cell table:style-name="ce27" table:formula="of:=IFERROR(INDEX([$'olah data'.$B$4:$'olah data'.$N$39];MATCH([.$A169];[$'olah data'.M$4:$'olah data'.M$39];0);2);&quot;&quot;)">
            <text:p/>
          </table:table-cell>
          <table:table-cell table:style-name="ce27" table:formula="of:=IFERROR(INDEX([$'olah data'.$B$4:$'olah data'.$N$39];MATCH([.$A169];[$'olah data'.N$4:$'olah data'.N$39];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IFERROR([$'View Input'.Z9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69" calcext:value-type="float">
            <text:p>169</text:p>
          </table:table-cell>
          <table:table-cell table:style-name="ce64" office:value-type="float" office:value="5" calcext:value-type="float">
            <text:p>5</text:p>
          </table:table-cell>
          <table:table-cell table:style-name="ce98" table:formula="of:=IF([.R170]=&quot;&quot;;IF([.Q170]=&quot;R&quot;;VLOOKUP([.P170];[$'olah data'.$R$3:$'olah data'.$S$7];2);[.P170]);IF([.R170]=[.P170];[.P170];[.Q170]))" office:value-type="float" office:value="0" calcext:value-type="float">
            <text:p>0</text:p>
          </table:table-cell>
          <table:table-cell table:style-name="ce27" table:formula="of:=IFERROR(INDEX([$'olah data'.$B$4:$'olah data'.$N$39];MATCH([.$A170];[$'olah data'.D$4:$'olah data'.D$39];0);2);&quot;&quot;)">
            <text:p/>
          </table:table-cell>
          <table:table-cell table:style-name="ce27" table:formula="of:=IFERROR(INDEX([$'olah data'.$B$4:$'olah data'.$N$39];MATCH([.$A170];[$'olah data'.E$4:$'olah data'.E$39];0);2);&quot;&quot;)">
            <text:p/>
          </table:table-cell>
          <table:table-cell table:style-name="ce27" table:formula="of:=IFERROR(INDEX([$'olah data'.$B$4:$'olah data'.$N$39];MATCH([.$A170];[$'olah data'.F$4:$'olah data'.F$39];0);2);&quot;&quot;)" office:value-type="string" office:string-value="Fatigability v. asthenia (8 items)" calcext:value-type="string">
            <text:p>Fatigability v. asthenia (8 items)</text:p>
          </table:table-cell>
          <table:table-cell table:style-name="ce27" table:formula="of:=IFERROR(INDEX([$'olah data'.$B$4:$'olah data'.$N$39];MATCH([.$A170];[$'olah data'.G$4:$'olah data'.G$39];0);2);&quot;&quot;)">
            <text:p/>
          </table:table-cell>
          <table:table-cell table:style-name="ce27" table:formula="of:=IFERROR(INDEX([$'olah data'.$B$4:$'olah data'.$N$39];MATCH([.$A170];[$'olah data'.H$4:$'olah data'.H$39];0);2);&quot;&quot;)">
            <text:p/>
          </table:table-cell>
          <table:table-cell table:style-name="ce27" table:formula="of:=IFERROR(INDEX([$'olah data'.$B$4:$'olah data'.$N$39];MATCH([.$A170];[$'olah data'.I$4:$'olah data'.I$39];0);2);&quot;&quot;)">
            <text:p/>
          </table:table-cell>
          <table:table-cell table:style-name="ce27" table:formula="of:=IFERROR(INDEX([$'olah data'.$B$4:$'olah data'.$N$39];MATCH([.$A170];[$'olah data'.J$4:$'olah data'.J$39];0);2);&quot;&quot;)">
            <text:p/>
          </table:table-cell>
          <table:table-cell table:style-name="ce27" table:formula="of:=IFERROR(INDEX([$'olah data'.$B$4:$'olah data'.$N$39];MATCH([.$A170];[$'olah data'.K$4:$'olah data'.K$39];0);2);&quot;&quot;)">
            <text:p/>
          </table:table-cell>
          <table:table-cell table:style-name="ce27" table:formula="of:=IFERROR(INDEX([$'olah data'.$B$4:$'olah data'.$N$39];MATCH([.$A170];[$'olah data'.L$4:$'olah data'.L$39];0);2);&quot;&quot;)">
            <text:p/>
          </table:table-cell>
          <table:table-cell table:style-name="ce27" table:formula="of:=IFERROR(INDEX([$'olah data'.$B$4:$'olah data'.$N$39];MATCH([.$A170];[$'olah data'.M$4:$'olah data'.M$39];0);2);&quot;&quot;)">
            <text:p/>
          </table:table-cell>
          <table:table-cell table:style-name="ce27" table:formula="of:=IFERROR(INDEX([$'olah data'.$B$4:$'olah data'.$N$39];MATCH([.$A170];[$'olah data'.N$4:$'olah data'.N$39];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IFERROR([$'View Input'.Z9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0" calcext:value-type="float">
            <text:p>170</text:p>
          </table:table-cell>
          <table:table-cell table:style-name="ce64" office:value-type="float" office:value="5" calcext:value-type="float">
            <text:p>5</text:p>
          </table:table-cell>
          <table:table-cell table:style-name="ce98" table:formula="of:=IF([.R171]=&quot;&quot;;IF([.Q171]=&quot;R&quot;;VLOOKUP([.P171];[$'olah data'.$R$3:$'olah data'.$S$7];2);[.P171]);IF([.R171]=[.P171];[.P171];[.Q171]))" office:value-type="string" office:string-value="" calcext:value-type="error">
            <text:p>#N/A</text:p>
          </table:table-cell>
          <table:table-cell table:style-name="ce27" table:formula="of:=IFERROR(INDEX([$'olah data'.$B$4:$'olah data'.$N$39];MATCH([.$A171];[$'olah data'.D$4:$'olah data'.D$39];0);2);&quot;&quot;)">
            <text:p/>
          </table:table-cell>
          <table:table-cell table:style-name="ce27" table:formula="of:=IFERROR(INDEX([$'olah data'.$B$4:$'olah data'.$N$39];MATCH([.$A171];[$'olah data'.E$4:$'olah data'.E$39];0);2);&quot;&quot;)">
            <text:p/>
          </table:table-cell>
          <table:table-cell table:style-name="ce27" table:formula="of:=IFERROR(INDEX([$'olah data'.$B$4:$'olah data'.$N$39];MATCH([.$A171];[$'olah data'.F$4:$'olah data'.F$39];0);2);&quot;&quot;)">
            <text:p/>
          </table:table-cell>
          <table:table-cell table:style-name="ce27" table:formula="of:=IFERROR(INDEX([$'olah data'.$B$4:$'olah data'.$N$39];MATCH([.$A171];[$'olah data'.G$4:$'olah data'.G$39];0);2);&quot;&quot;)">
            <text:p/>
          </table:table-cell>
          <table:table-cell table:style-name="ce27" table:formula="of:=IFERROR(INDEX([$'olah data'.$B$4:$'olah data'.$N$39];MATCH([.$A171];[$'olah data'.H$4:$'olah data'.H$39];0);2);&quot;&quot;)">
            <text:p/>
          </table:table-cell>
          <table:table-cell table:style-name="ce27" table:formula="of:=IFERROR(INDEX([$'olah data'.$B$4:$'olah data'.$N$39];MATCH([.$A171];[$'olah data'.I$4:$'olah data'.I$39];0);2);&quot;&quot;)">
            <text:p/>
          </table:table-cell>
          <table:table-cell table:style-name="ce27" table:formula="of:=IFERROR(INDEX([$'olah data'.$B$4:$'olah data'.$N$39];MATCH([.$A171];[$'olah data'.J$4:$'olah data'.J$39];0);2);&quot;&quot;)" office:value-type="string" office:string-value="Disorderliness v. regimentation (7 items)" calcext:value-type="string">
            <text:p>Disorderliness v. regimentation (7 items)</text:p>
          </table:table-cell>
          <table:table-cell table:style-name="ce27" table:formula="of:=IFERROR(INDEX([$'olah data'.$B$4:$'olah data'.$N$39];MATCH([.$A171];[$'olah data'.K$4:$'olah data'.K$39];0);2);&quot;&quot;)">
            <text:p/>
          </table:table-cell>
          <table:table-cell table:style-name="ce27" table:formula="of:=IFERROR(INDEX([$'olah data'.$B$4:$'olah data'.$N$39];MATCH([.$A171];[$'olah data'.L$4:$'olah data'.L$39];0);2);&quot;&quot;)">
            <text:p/>
          </table:table-cell>
          <table:table-cell table:style-name="ce27" table:formula="of:=IFERROR(INDEX([$'olah data'.$B$4:$'olah data'.$N$39];MATCH([.$A171];[$'olah data'.M$4:$'olah data'.M$39];0);2);&quot;&quot;)">
            <text:p/>
          </table:table-cell>
          <table:table-cell table:style-name="ce27" table:formula="of:=IFERROR(INDEX([$'olah data'.$B$4:$'olah data'.$N$39];MATCH([.$A171];[$'olah data'.N$4:$'olah data'.N$39];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IFERROR([$'View Input'.Z10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1" calcext:value-type="float">
            <text:p>171</text:p>
          </table:table-cell>
          <table:table-cell table:style-name="ce64" office:value-type="float" office:value="5" calcext:value-type="float">
            <text:p>5</text:p>
          </table:table-cell>
          <table:table-cell table:style-name="ce98" table:formula="of:=IF([.R172]=&quot;&quot;;IF([.Q172]=&quot;R&quot;;VLOOKUP([.P172];[$'olah data'.$R$3:$'olah data'.$S$7];2);[.P172]);IF([.R172]=[.P172];[.P172];[.Q172]))" office:value-type="string" office:string-value="" calcext:value-type="error">
            <text:p>#N/A</text:p>
          </table:table-cell>
          <table:table-cell table:style-name="ce27" table:formula="of:=IFERROR(INDEX([$'olah data'.$B$4:$'olah data'.$N$39];MATCH([.$A172];[$'olah data'.D$4:$'olah data'.D$39];0);2);&quot;&quot;)">
            <text:p/>
          </table:table-cell>
          <table:table-cell table:style-name="ce27" table:formula="of:=IFERROR(INDEX([$'olah data'.$B$4:$'olah data'.$N$39];MATCH([.$A172];[$'olah data'.E$4:$'olah data'.E$39];0);2);&quot;&quot;)">
            <text:p/>
          </table:table-cell>
          <table:table-cell table:style-name="ce27" table:formula="of:=IFERROR(INDEX([$'olah data'.$B$4:$'olah data'.$N$39];MATCH([.$A172];[$'olah data'.F$4:$'olah data'.F$39];0);2);&quot;&quot;)">
            <text:p/>
          </table:table-cell>
          <table:table-cell table:style-name="ce27" table:formula="of:=IFERROR(INDEX([$'olah data'.$B$4:$'olah data'.$N$39];MATCH([.$A172];[$'olah data'.G$4:$'olah data'.G$39];0);2);&quot;&quot;)">
            <text:p/>
          </table:table-cell>
          <table:table-cell table:style-name="ce27" table:formula="of:=IFERROR(INDEX([$'olah data'.$B$4:$'olah data'.$N$39];MATCH([.$A172];[$'olah data'.H$4:$'olah data'.H$39];0);2);&quot;&quot;)">
            <text:p/>
          </table:table-cell>
          <table:table-cell table:style-name="ce27" table:formula="of:=IFERROR(INDEX([$'olah data'.$B$4:$'olah data'.$N$39];MATCH([.$A172];[$'olah data'.I$4:$'olah data'.I$39];0);2);&quot;&quot;)">
            <text:p/>
          </table:table-cell>
          <table:table-cell table:style-name="ce27" table:formula="of:=IFERROR(INDEX([$'olah data'.$B$4:$'olah data'.$N$39];MATCH([.$A172];[$'olah data'.J$4:$'olah data'.J$39];0);2);&quot;&quot;)">
            <text:p/>
          </table:table-cell>
          <table:table-cell table:style-name="ce27" table:formula="of:=IFERROR(INDEX([$'olah data'.$B$4:$'olah data'.$N$39];MATCH([.$A172];[$'olah data'.K$4:$'olah data'.K$39];0);2);&quot;&quot;)">
            <text:p/>
          </table:table-cell>
          <table:table-cell table:style-name="ce27" table:formula="of:=IFERROR(INDEX([$'olah data'.$B$4:$'olah data'.$N$39];MATCH([.$A172];[$'olah data'.L$4:$'olah data'.L$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72];[$'olah data'.M$4:$'olah data'.M$39];0);2);&quot;&quot;)">
            <text:p/>
          </table:table-cell>
          <table:table-cell table:style-name="ce27" table:formula="of:=IFERROR(INDEX([$'olah data'.$B$4:$'olah data'.$N$39];MATCH([.$A172];[$'olah data'.N$4:$'olah data'.N$39];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0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2" calcext:value-type="float">
            <text:p>172</text:p>
          </table:table-cell>
          <table:table-cell table:style-name="ce64" office:value-type="float" office:value="5" calcext:value-type="float">
            <text:p>5</text:p>
          </table:table-cell>
          <table:table-cell table:style-name="ce98" table:formula="of:=IF([.R173]=&quot;&quot;;IF([.Q173]=&quot;R&quot;;VLOOKUP([.P173];[$'olah data'.$R$3:$'olah data'.$S$7];2);[.P173]);IF([.R173]=[.P173];[.P173];[.Q173]))" office:value-type="string" office:string-value="" calcext:value-type="error">
            <text:p>#N/A</text:p>
          </table:table-cell>
          <table:table-cell table:style-name="ce27" table:formula="of:=IFERROR(INDEX([$'olah data'.$B$4:$'olah data'.$N$39];MATCH([.$A173];[$'olah data'.D$4:$'olah data'.D$39];0);2);&quot;&quot;)">
            <text:p/>
          </table:table-cell>
          <table:table-cell table:style-name="ce27" table:formula="of:=IFERROR(INDEX([$'olah data'.$B$4:$'olah data'.$N$39];MATCH([.$A173];[$'olah data'.E$4:$'olah data'.E$39];0);2);&quot;&quot;)">
            <text:p/>
          </table:table-cell>
          <table:table-cell table:style-name="ce27" table:formula="of:=IFERROR(INDEX([$'olah data'.$B$4:$'olah data'.$N$39];MATCH([.$A173];[$'olah data'.F$4:$'olah data'.F$39];0);2);&quot;&quot;)">
            <text:p/>
          </table:table-cell>
          <table:table-cell table:style-name="ce27" table:formula="of:=IFERROR(INDEX([$'olah data'.$B$4:$'olah data'.$N$39];MATCH([.$A173];[$'olah data'.G$4:$'olah data'.G$39];0);2);&quot;&quot;)">
            <text:p/>
          </table:table-cell>
          <table:table-cell table:style-name="ce27" table:formula="of:=IFERROR(INDEX([$'olah data'.$B$4:$'olah data'.$N$39];MATCH([.$A173];[$'olah data'.H$4:$'olah data'.H$39];0);2);&quot;&quot;)">
            <text:p/>
          </table:table-cell>
          <table:table-cell table:style-name="ce27" table:formula="of:=IFERROR(INDEX([$'olah data'.$B$4:$'olah data'.$N$39];MATCH([.$A173];[$'olah data'.I$4:$'olah data'.I$39];0);2);&quot;&quot;)">
            <text:p/>
          </table:table-cell>
          <table:table-cell table:style-name="ce27" table:formula="of:=IFERROR(INDEX([$'olah data'.$B$4:$'olah data'.$N$39];MATCH([.$A173];[$'olah data'.J$4:$'olah data'.J$39];0);2);&quot;&quot;)">
            <text:p/>
          </table:table-cell>
          <table:table-cell table:style-name="ce27" table:formula="of:=IFERROR(INDEX([$'olah data'.$B$4:$'olah data'.$N$39];MATCH([.$A173];[$'olah data'.K$4:$'olah data'.K$39];0);2);&quot;&quot;)">
            <text:p/>
          </table:table-cell>
          <table:table-cell table:style-name="ce27" table:formula="of:=IFERROR(INDEX([$'olah data'.$B$4:$'olah data'.$N$39];MATCH([.$A173];[$'olah data'.L$4:$'olah data'.L$39];0);2);&quot;&quot;)" office:value-type="string" office:string-value="Extravagance v. reserve (9 items)" calcext:value-type="string">
            <text:p>Extravagance v. reserve (9 items)</text:p>
          </table:table-cell>
          <table:table-cell table:style-name="ce27" table:formula="of:=IFERROR(INDEX([$'olah data'.$B$4:$'olah data'.$N$39];MATCH([.$A173];[$'olah data'.M$4:$'olah data'.M$39];0);2);&quot;&quot;)">
            <text:p/>
          </table:table-cell>
          <table:table-cell table:style-name="ce27" table:formula="of:=IFERROR(INDEX([$'olah data'.$B$4:$'olah data'.$N$39];MATCH([.$A173];[$'olah data'.N$4:$'olah data'.N$39];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IFERROR([$'View Input'.Z10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3" calcext:value-type="float">
            <text:p>173</text:p>
          </table:table-cell>
          <table:table-cell table:style-name="ce64" office:value-type="float" office:value="5" calcext:value-type="float">
            <text:p>5</text:p>
          </table:table-cell>
          <table:table-cell table:style-name="ce98" table:formula="of:=IF([.R174]=&quot;&quot;;IF([.Q174]=&quot;R&quot;;VLOOKUP([.P174];[$'olah data'.$R$3:$'olah data'.$S$7];2);[.P174]);IF([.R174]=[.P174];[.P174];[.Q174]))" office:value-type="float" office:value="0" calcext:value-type="float">
            <text:p>0</text:p>
          </table:table-cell>
          <table:table-cell table:style-name="ce27" table:formula="of:=IFERROR(INDEX([$'olah data'.$B$4:$'olah data'.$N$39];MATCH([.$A174];[$'olah data'.D$4:$'olah data'.D$39];0);2);&quot;&quot;)">
            <text:p/>
          </table:table-cell>
          <table:table-cell table:style-name="ce27" table:formula="of:=IFERROR(INDEX([$'olah data'.$B$4:$'olah data'.$N$39];MATCH([.$A174];[$'olah data'.E$4:$'olah data'.E$39];0);2);&quot;&quot;)">
            <text:p/>
          </table:table-cell>
          <table:table-cell table:style-name="ce27" table:formula="of:=IFERROR(INDEX([$'olah data'.$B$4:$'olah data'.$N$39];MATCH([.$A174];[$'olah data'.F$4:$'olah data'.F$39];0);2);&quot;&quot;)">
            <text:p/>
          </table:table-cell>
          <table:table-cell table:style-name="ce27" table:formula="of:=IFERROR(INDEX([$'olah data'.$B$4:$'olah data'.$N$39];MATCH([.$A174];[$'olah data'.G$4:$'olah data'.G$39];0);2);&quot;&quot;)">
            <text:p/>
          </table:table-cell>
          <table:table-cell table:style-name="ce27" table:formula="of:=IFERROR(INDEX([$'olah data'.$B$4:$'olah data'.$N$39];MATCH([.$A174];[$'olah data'.H$4:$'olah data'.H$39];0);2);&quot;&quot;)">
            <text:p/>
          </table:table-cell>
          <table:table-cell table:style-name="ce27" table:formula="of:=IFERROR(INDEX([$'olah data'.$B$4:$'olah data'.$N$39];MATCH([.$A174];[$'olah data'.I$4:$'olah data'.I$39];0);2);&quot;&quot;)" office:value-type="string" office:string-value="Work hardened vs spoiled (8 items)" calcext:value-type="string">
            <text:p>Work hardened vs spoiled (8 items)</text:p>
          </table:table-cell>
          <table:table-cell table:style-name="ce27" table:formula="of:=IFERROR(INDEX([$'olah data'.$B$4:$'olah data'.$N$39];MATCH([.$A174];[$'olah data'.J$4:$'olah data'.J$39];0);2);&quot;&quot;)">
            <text:p/>
          </table:table-cell>
          <table:table-cell table:style-name="ce27" table:formula="of:=IFERROR(INDEX([$'olah data'.$B$4:$'olah data'.$N$39];MATCH([.$A174];[$'olah data'.K$4:$'olah data'.K$39];0);2);&quot;&quot;)">
            <text:p/>
          </table:table-cell>
          <table:table-cell table:style-name="ce27" table:formula="of:=IFERROR(INDEX([$'olah data'.$B$4:$'olah data'.$N$39];MATCH([.$A174];[$'olah data'.L$4:$'olah data'.L$39];0);2);&quot;&quot;)">
            <text:p/>
          </table:table-cell>
          <table:table-cell table:style-name="ce27" table:formula="of:=IFERROR(INDEX([$'olah data'.$B$4:$'olah data'.$N$39];MATCH([.$A174];[$'olah data'.M$4:$'olah data'.M$39];0);2);&quot;&quot;)">
            <text:p/>
          </table:table-cell>
          <table:table-cell table:style-name="ce27" table:formula="of:=IFERROR(INDEX([$'olah data'.$B$4:$'olah data'.$N$39];MATCH([.$A174];[$'olah data'.N$4:$'olah data'.N$39];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IFERROR([$'View Input'.Z10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4" calcext:value-type="float">
            <text:p>174</text:p>
          </table:table-cell>
          <table:table-cell table:style-name="ce64" office:value-type="float" office:value="5" calcext:value-type="float">
            <text:p>5</text:p>
          </table:table-cell>
          <table:table-cell table:style-name="ce98" table:formula="of:=IF([.R175]=&quot;&quot;;IF([.Q175]=&quot;R&quot;;VLOOKUP([.P175];[$'olah data'.$R$3:$'olah data'.$S$7];2);[.P175]);IF([.R175]=[.P175];[.P175];[.Q175]))" office:value-type="string" office:string-value="" calcext:value-type="error">
            <text:p>#N/A</text:p>
          </table:table-cell>
          <table:table-cell table:style-name="ce27" table:formula="of:=IFERROR(INDEX([$'olah data'.$B$4:$'olah data'.$N$39];MATCH([.$A175];[$'olah data'.D$4:$'olah data'.D$39];0);2);&quot;&quot;)">
            <text:p/>
          </table:table-cell>
          <table:table-cell table:style-name="ce27" table:formula="of:=IFERROR(INDEX([$'olah data'.$B$4:$'olah data'.$N$39];MATCH([.$A175];[$'olah data'.E$4:$'olah data'.E$39];0);2);&quot;&quot;)">
            <text:p/>
          </table:table-cell>
          <table:table-cell table:style-name="ce27" table:formula="of:=IFERROR(INDEX([$'olah data'.$B$4:$'olah data'.$N$39];MATCH([.$A175];[$'olah data'.F$4:$'olah data'.F$39];0);2);&quot;&quot;)">
            <text:p/>
          </table:table-cell>
          <table:table-cell table:style-name="ce27" table:formula="of:=IFERROR(INDEX([$'olah data'.$B$4:$'olah data'.$N$39];MATCH([.$A175];[$'olah data'.G$4:$'olah data'.G$39];0);2);&quot;&quot;)">
            <text:p/>
          </table:table-cell>
          <table:table-cell table:style-name="ce27" table:formula="of:=IFERROR(INDEX([$'olah data'.$B$4:$'olah data'.$N$39];MATCH([.$A175];[$'olah data'.H$4:$'olah data'.H$39];0);2);&quot;&quot;)">
            <text:p/>
          </table:table-cell>
          <table:table-cell table:style-name="ce27" table:formula="of:=IFERROR(INDEX([$'olah data'.$B$4:$'olah data'.$N$39];MATCH([.$A175];[$'olah data'.I$4:$'olah data'.I$39];0);2);&quot;&quot;)" office:value-type="string" office:string-value="Attachment (6 items)" calcext:value-type="string">
            <text:p>Attachment (6 items)</text:p>
          </table:table-cell>
          <table:table-cell table:style-name="ce27" table:formula="of:=IFERROR(INDEX([$'olah data'.$B$4:$'olah data'.$N$39];MATCH([.$A175];[$'olah data'.J$4:$'olah data'.J$39];0);2);&quot;&quot;)">
            <text:p/>
          </table:table-cell>
          <table:table-cell table:style-name="ce27" table:formula="of:=IFERROR(INDEX([$'olah data'.$B$4:$'olah data'.$N$39];MATCH([.$A175];[$'olah data'.K$4:$'olah data'.K$39];0);2);&quot;&quot;)">
            <text:p/>
          </table:table-cell>
          <table:table-cell table:style-name="ce27" table:formula="of:=IFERROR(INDEX([$'olah data'.$B$4:$'olah data'.$N$39];MATCH([.$A175];[$'olah data'.L$4:$'olah data'.L$39];0);2);&quot;&quot;)">
            <text:p/>
          </table:table-cell>
          <table:table-cell table:style-name="ce27" table:formula="of:=IFERROR(INDEX([$'olah data'.$B$4:$'olah data'.$N$39];MATCH([.$A175];[$'olah data'.M$4:$'olah data'.M$39];0);2);&quot;&quot;)">
            <text:p/>
          </table:table-cell>
          <table:table-cell table:style-name="ce27" table:formula="of:=IFERROR(INDEX([$'olah data'.$B$4:$'olah data'.$N$39];MATCH([.$A175];[$'olah data'.N$4:$'olah data'.N$39];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IFERROR([$'View Input'.Z10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5" calcext:value-type="float">
            <text:p>175</text:p>
          </table:table-cell>
          <table:table-cell table:style-name="ce64" office:value-type="float" office:value="5" calcext:value-type="float">
            <text:p>5</text:p>
          </table:table-cell>
          <table:table-cell table:style-name="ce98" table:formula="of:=IF([.R176]=&quot;&quot;;IF([.Q176]=&quot;R&quot;;VLOOKUP([.P176];[$'olah data'.$R$3:$'olah data'.$S$7];2);[.P176]);IF([.R176]=[.P176];[.P176];[.Q176]))" office:value-type="float" office:value="0" calcext:value-type="float">
            <text:p>0</text:p>
          </table:table-cell>
          <table:table-cell table:style-name="ce27" table:formula="of:=IFERROR(INDEX([$'olah data'.$B$4:$'olah data'.$N$39];MATCH([.$A176];[$'olah data'.D$4:$'olah data'.D$39];0);2);&quot;&quot;)">
            <text:p/>
          </table:table-cell>
          <table:table-cell table:style-name="ce27" table:formula="of:=IFERROR(INDEX([$'olah data'.$B$4:$'olah data'.$N$39];MATCH([.$A176];[$'olah data'.E$4:$'olah data'.E$39];0);2);&quot;&quot;)">
            <text:p/>
          </table:table-cell>
          <table:table-cell table:style-name="ce27" table:formula="of:=IFERROR(INDEX([$'olah data'.$B$4:$'olah data'.$N$39];MATCH([.$A176];[$'olah data'.F$4:$'olah data'.F$39];0);2);&quot;&quot;)">
            <text:p/>
          </table:table-cell>
          <table:table-cell table:style-name="ce27" table:formula="of:=IFERROR(INDEX([$'olah data'.$B$4:$'olah data'.$N$39];MATCH([.$A176];[$'olah data'.G$4:$'olah data'.G$39];0);2);&quot;&quot;)">
            <text:p/>
          </table:table-cell>
          <table:table-cell table:style-name="ce27" table:formula="of:=IFERROR(INDEX([$'olah data'.$B$4:$'olah data'.$N$39];MATCH([.$A176];[$'olah data'.H$4:$'olah data'.H$39];0);2);&quot;&quot;)">
            <text:p/>
          </table:table-cell>
          <table:table-cell table:style-name="ce27" table:formula="of:=IFERROR(INDEX([$'olah data'.$B$4:$'olah data'.$N$39];MATCH([.$A176];[$'olah data'.I$4:$'olah data'.I$39];0);2);&quot;&quot;)">
            <text:p/>
          </table:table-cell>
          <table:table-cell table:style-name="ce27" table:formula="of:=IFERROR(INDEX([$'olah data'.$B$4:$'olah data'.$N$39];MATCH([.$A176];[$'olah data'.J$4:$'olah data'.J$39];0);2);&quot;&quot;)">
            <text:p/>
          </table:table-cell>
          <table:table-cell table:style-name="ce27" table:formula="of:=IFERROR(INDEX([$'olah data'.$B$4:$'olah data'.$N$39];MATCH([.$A176];[$'olah data'.K$4:$'olah data'.K$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76];[$'olah data'.L$4:$'olah data'.L$39];0);2);&quot;&quot;)">
            <text:p/>
          </table:table-cell>
          <table:table-cell table:style-name="ce27" table:formula="of:=IFERROR(INDEX([$'olah data'.$B$4:$'olah data'.$N$39];MATCH([.$A176];[$'olah data'.M$4:$'olah data'.M$39];0);2);&quot;&quot;)">
            <text:p/>
          </table:table-cell>
          <table:table-cell table:style-name="ce27" table:formula="of:=IFERROR(INDEX([$'olah data'.$B$4:$'olah data'.$N$39];MATCH([.$A176];[$'olah data'.N$4:$'olah data'.N$39];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IFERROR([$'View Input'.Z10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6" calcext:value-type="float">
            <text:p>176</text:p>
          </table:table-cell>
          <table:table-cell table:style-name="ce64" office:value-type="float" office:value="5" calcext:value-type="float">
            <text:p>5</text:p>
          </table:table-cell>
          <table:table-cell table:style-name="ce98" table:formula="of:=IF([.R177]=&quot;&quot;;IF([.Q177]=&quot;R&quot;;VLOOKUP([.P177];[$'olah data'.$R$3:$'olah data'.$S$7];2);[.P177]);IF([.R177]=[.P177];[.P177];[.Q177]))" office:value-type="string" office:string-value="" calcext:value-type="error">
            <text:p>#N/A</text:p>
          </table:table-cell>
          <table:table-cell table:style-name="ce27" table:formula="of:=IFERROR(INDEX([$'olah data'.$B$4:$'olah data'.$N$39];MATCH([.$A177];[$'olah data'.D$4:$'olah data'.D$39];0);2);&quot;&quot;)">
            <text:p/>
          </table:table-cell>
          <table:table-cell table:style-name="ce27" table:formula="of:=IFERROR(INDEX([$'olah data'.$B$4:$'olah data'.$N$39];MATCH([.$A177];[$'olah data'.E$4:$'olah data'.E$39];0);2);&quot;&quot;)">
            <text:p/>
          </table:table-cell>
          <table:table-cell table:style-name="ce27" table:formula="of:=IFERROR(INDEX([$'olah data'.$B$4:$'olah data'.$N$39];MATCH([.$A177];[$'olah data'.F$4:$'olah data'.F$39];0);2);&quot;&quot;)">
            <text:p/>
          </table:table-cell>
          <table:table-cell table:style-name="ce27" table:formula="of:=IFERROR(INDEX([$'olah data'.$B$4:$'olah data'.$N$39];MATCH([.$A177];[$'olah data'.G$4:$'olah data'.G$39];0);2);&quot;&quot;)">
            <text:p/>
          </table:table-cell>
          <table:table-cell table:style-name="ce27" table:formula="of:=IFERROR(INDEX([$'olah data'.$B$4:$'olah data'.$N$39];MATCH([.$A177];[$'olah data'.H$4:$'olah data'.H$39];0);2);&quot;&quot;)">
            <text:p/>
          </table:table-cell>
          <table:table-cell table:style-name="ce27" table:formula="of:=IFERROR(INDEX([$'olah data'.$B$4:$'olah data'.$N$39];MATCH([.$A177];[$'olah data'.I$4:$'olah data'.I$39];0);2);&quot;&quot;)">
            <text:p/>
          </table:table-cell>
          <table:table-cell table:style-name="ce27" table:formula="of:=IFERROR(INDEX([$'olah data'.$B$4:$'olah data'.$N$39];MATCH([.$A177];[$'olah data'.J$4:$'olah data'.J$39];0);2);&quot;&quot;)">
            <text:p/>
          </table:table-cell>
          <table:table-cell table:style-name="ce27" table:formula="of:=IFERROR(INDEX([$'olah data'.$B$4:$'olah data'.$N$39];MATCH([.$A177];[$'olah data'.K$4:$'olah data'.K$39];0);2);&quot;&quot;)">
            <text:p/>
          </table:table-cell>
          <table:table-cell table:style-name="ce27" table:formula="of:=IFERROR(INDEX([$'olah data'.$B$4:$'olah data'.$N$39];MATCH([.$A177];[$'olah data'.L$4:$'olah data'.L$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77];[$'olah data'.M$4:$'olah data'.M$39];0);2);&quot;&quot;)">
            <text:p/>
          </table:table-cell>
          <table:table-cell table:style-name="ce27" table:formula="of:=IFERROR(INDEX([$'olah data'.$B$4:$'olah data'.$N$39];MATCH([.$A177];[$'olah data'.N$4:$'olah data'.N$39];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IFERROR([$'View Input'.Z10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7" calcext:value-type="float">
            <text:p>177</text:p>
          </table:table-cell>
          <table:table-cell table:style-name="ce64" office:value-type="float" office:value="5" calcext:value-type="float">
            <text:p>5</text:p>
          </table:table-cell>
          <table:table-cell table:style-name="ce98" table:formula="of:=IF([.R178]=&quot;&quot;;IF([.Q178]=&quot;R&quot;;VLOOKUP([.P178];[$'olah data'.$R$3:$'olah data'.$S$7];2);[.P178]);IF([.R178]=[.P178];[.P178];[.Q178]))" office:value-type="float" office:value="0" calcext:value-type="float">
            <text:p>0</text:p>
          </table:table-cell>
          <table:table-cell table:style-name="ce27" table:formula="of:=IFERROR(INDEX([$'olah data'.$B$4:$'olah data'.$N$39];MATCH([.$A178];[$'olah data'.D$4:$'olah data'.D$39];0);2);&quot;&quot;)">
            <text:p/>
          </table:table-cell>
          <table:table-cell table:style-name="ce27" table:formula="of:=IFERROR(INDEX([$'olah data'.$B$4:$'olah data'.$N$39];MATCH([.$A178];[$'olah data'.E$4:$'olah data'.E$39];0);2);&quot;&quot;)">
            <text:p/>
          </table:table-cell>
          <table:table-cell table:style-name="ce27" table:formula="of:=IFERROR(INDEX([$'olah data'.$B$4:$'olah data'.$N$39];MATCH([.$A178];[$'olah data'.F$4:$'olah data'.F$39];0);2);&quot;&quot;)">
            <text:p/>
          </table:table-cell>
          <table:table-cell table:style-name="ce27" table:formula="of:=IFERROR(INDEX([$'olah data'.$B$4:$'olah data'.$N$39];MATCH([.$A178];[$'olah data'.G$4:$'olah data'.G$39];0);2);&quot;&quot;)">
            <text:p/>
          </table:table-cell>
          <table:table-cell table:style-name="ce27" table:formula="of:=IFERROR(INDEX([$'olah data'.$B$4:$'olah data'.$N$39];MATCH([.$A178];[$'olah data'.H$4:$'olah data'.H$39];0);2);&quot;&quot;)">
            <text:p/>
          </table:table-cell>
          <table:table-cell table:style-name="ce27" table:formula="of:=IFERROR(INDEX([$'olah data'.$B$4:$'olah data'.$N$39];MATCH([.$A178];[$'olah data'.I$4:$'olah data'.I$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78];[$'olah data'.J$4:$'olah data'.J$39];0);2);&quot;&quot;)">
            <text:p/>
          </table:table-cell>
          <table:table-cell table:style-name="ce27" table:formula="of:=IFERROR(INDEX([$'olah data'.$B$4:$'olah data'.$N$39];MATCH([.$A178];[$'olah data'.K$4:$'olah data'.K$39];0);2);&quot;&quot;)">
            <text:p/>
          </table:table-cell>
          <table:table-cell table:style-name="ce27" table:formula="of:=IFERROR(INDEX([$'olah data'.$B$4:$'olah data'.$N$39];MATCH([.$A178];[$'olah data'.L$4:$'olah data'.L$39];0);2);&quot;&quot;)">
            <text:p/>
          </table:table-cell>
          <table:table-cell table:style-name="ce27" table:formula="of:=IFERROR(INDEX([$'olah data'.$B$4:$'olah data'.$N$39];MATCH([.$A178];[$'olah data'.M$4:$'olah data'.M$39];0);2);&quot;&quot;)">
            <text:p/>
          </table:table-cell>
          <table:table-cell table:style-name="ce27" table:formula="of:=IFERROR(INDEX([$'olah data'.$B$4:$'olah data'.$N$39];MATCH([.$A178];[$'olah data'.N$4:$'olah data'.N$39];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IFERROR([$'View Input'.Z10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8" calcext:value-type="float">
            <text:p>178</text:p>
          </table:table-cell>
          <table:table-cell table:style-name="ce64" office:value-type="float" office:value="5" calcext:value-type="float">
            <text:p>5</text:p>
          </table:table-cell>
          <table:table-cell table:style-name="ce98" table:formula="of:=IF([.R179]=&quot;&quot;;IF([.Q179]=&quot;R&quot;;VLOOKUP([.P179];[$'olah data'.$R$3:$'olah data'.$S$7];2);[.P179]);IF([.R179]=[.P179];[.P179];[.Q179]))" office:value-type="string" office:string-value="" calcext:value-type="error">
            <text:p>#N/A</text:p>
          </table:table-cell>
          <table:table-cell table:style-name="ce27" table:formula="of:=IFERROR(INDEX([$'olah data'.$B$4:$'olah data'.$N$39];MATCH([.$A179];[$'olah data'.D$4:$'olah data'.D$39];0);2);&quot;&quot;)">
            <text:p/>
          </table:table-cell>
          <table:table-cell table:style-name="ce27" table:formula="of:=IFERROR(INDEX([$'olah data'.$B$4:$'olah data'.$N$39];MATCH([.$A179];[$'olah data'.E$4:$'olah data'.E$39];0);2);&quot;&quot;)">
            <text:p/>
          </table:table-cell>
          <table:table-cell table:style-name="ce27" table:formula="of:=IFERROR(INDEX([$'olah data'.$B$4:$'olah data'.$N$39];MATCH([.$A179];[$'olah data'.F$4:$'olah data'.F$39];0);2);&quot;&quot;)">
            <text:p/>
          </table:table-cell>
          <table:table-cell table:style-name="ce27" table:formula="of:=IFERROR(INDEX([$'olah data'.$B$4:$'olah data'.$N$39];MATCH([.$A179];[$'olah data'.G$4:$'olah data'.G$39];0);2);&quot;&quot;)">
            <text:p/>
          </table:table-cell>
          <table:table-cell table:style-name="ce27" table:formula="of:=IFERROR(INDEX([$'olah data'.$B$4:$'olah data'.$N$39];MATCH([.$A179];[$'olah data'.H$4:$'olah data'.H$39];0);2);&quot;&quot;)" office:value-type="string" office:string-value="Self-acceptance vs. self-striving (10 items)" calcext:value-type="string">
            <text:p>Self-acceptance vs. self-striving (10 items)</text:p>
          </table:table-cell>
          <table:table-cell table:style-name="ce27" table:formula="of:=IFERROR(INDEX([$'olah data'.$B$4:$'olah data'.$N$39];MATCH([.$A179];[$'olah data'.I$4:$'olah data'.I$39];0);2);&quot;&quot;)">
            <text:p/>
          </table:table-cell>
          <table:table-cell table:style-name="ce27" table:formula="of:=IFERROR(INDEX([$'olah data'.$B$4:$'olah data'.$N$39];MATCH([.$A179];[$'olah data'.J$4:$'olah data'.J$39];0);2);&quot;&quot;)">
            <text:p/>
          </table:table-cell>
          <table:table-cell table:style-name="ce27" table:formula="of:=IFERROR(INDEX([$'olah data'.$B$4:$'olah data'.$N$39];MATCH([.$A179];[$'olah data'.K$4:$'olah data'.K$39];0);2);&quot;&quot;)">
            <text:p/>
          </table:table-cell>
          <table:table-cell table:style-name="ce27" table:formula="of:=IFERROR(INDEX([$'olah data'.$B$4:$'olah data'.$N$39];MATCH([.$A179];[$'olah data'.L$4:$'olah data'.L$39];0);2);&quot;&quot;)">
            <text:p/>
          </table:table-cell>
          <table:table-cell table:style-name="ce27" table:formula="of:=IFERROR(INDEX([$'olah data'.$B$4:$'olah data'.$N$39];MATCH([.$A179];[$'olah data'.M$4:$'olah data'.M$39];0);2);&quot;&quot;)">
            <text:p/>
          </table:table-cell>
          <table:table-cell table:style-name="ce27" table:formula="of:=IFERROR(INDEX([$'olah data'.$B$4:$'olah data'.$N$39];MATCH([.$A179];[$'olah data'.N$4:$'olah data'.N$39];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IFERROR([$'View Input'.Z10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79" calcext:value-type="float">
            <text:p>179</text:p>
          </table:table-cell>
          <table:table-cell table:style-name="ce64" office:value-type="float" office:value="5" calcext:value-type="float">
            <text:p>5</text:p>
          </table:table-cell>
          <table:table-cell table:style-name="ce98" table:formula="of:=IF([.R180]=&quot;&quot;;IF([.Q180]=&quot;R&quot;;VLOOKUP([.P180];[$'olah data'.$R$3:$'olah data'.$S$7];2);[.P180]);IF([.R180]=[.P180];[.P180];[.Q180]))" office:value-type="float" office:value="0" calcext:value-type="float">
            <text:p>0</text:p>
          </table:table-cell>
          <table:table-cell table:style-name="ce27" table:formula="of:=IFERROR(INDEX([$'olah data'.$B$4:$'olah data'.$N$39];MATCH([.$A180];[$'olah data'.D$4:$'olah data'.D$39];0);2);&quot;&quot;)">
            <text:p/>
          </table:table-cell>
          <table:table-cell table:style-name="ce27" table:formula="of:=IFERROR(INDEX([$'olah data'.$B$4:$'olah data'.$N$39];MATCH([.$A180];[$'olah data'.E$4:$'olah data'.E$39];0);2);&quot;&quot;)">
            <text:p/>
          </table:table-cell>
          <table:table-cell table:style-name="ce27" table:formula="of:=IFERROR(INDEX([$'olah data'.$B$4:$'olah data'.$N$39];MATCH([.$A180];[$'olah data'.F$4:$'olah data'.F$39];0);2);&quot;&quot;)">
            <text:p/>
          </table:table-cell>
          <table:table-cell table:style-name="ce27" table:formula="of:=IFERROR(INDEX([$'olah data'.$B$4:$'olah data'.$N$39];MATCH([.$A180];[$'olah data'.G$4:$'olah data'.G$39];0);2);&quot;&quot;)">
            <text:p/>
          </table:table-cell>
          <table:table-cell table:style-name="ce27" table:formula="of:=IFERROR(INDEX([$'olah data'.$B$4:$'olah data'.$N$39];MATCH([.$A180];[$'olah data'.H$4:$'olah data'.H$39];0);2);&quot;&quot;)">
            <text:p/>
          </table:table-cell>
          <table:table-cell table:style-name="ce27" table:formula="of:=IFERROR(INDEX([$'olah data'.$B$4:$'olah data'.$N$39];MATCH([.$A180];[$'olah data'.I$4:$'olah data'.I$39];0);2);&quot;&quot;)" office:value-type="string" office:string-value="Impulsiveness v. reflection (9 items)" calcext:value-type="string">
            <text:p>Impulsiveness v. reflection (9 items)</text:p>
          </table:table-cell>
          <table:table-cell table:style-name="ce27" table:formula="of:=IFERROR(INDEX([$'olah data'.$B$4:$'olah data'.$N$39];MATCH([.$A180];[$'olah data'.J$4:$'olah data'.J$39];0);2);&quot;&quot;)">
            <text:p/>
          </table:table-cell>
          <table:table-cell table:style-name="ce27" table:formula="of:=IFERROR(INDEX([$'olah data'.$B$4:$'olah data'.$N$39];MATCH([.$A180];[$'olah data'.K$4:$'olah data'.K$39];0);2);&quot;&quot;)">
            <text:p/>
          </table:table-cell>
          <table:table-cell table:style-name="ce27" table:formula="of:=IFERROR(INDEX([$'olah data'.$B$4:$'olah data'.$N$39];MATCH([.$A180];[$'olah data'.L$4:$'olah data'.L$39];0);2);&quot;&quot;)">
            <text:p/>
          </table:table-cell>
          <table:table-cell table:style-name="ce27" table:formula="of:=IFERROR(INDEX([$'olah data'.$B$4:$'olah data'.$N$39];MATCH([.$A180];[$'olah data'.M$4:$'olah data'.M$39];0);2);&quot;&quot;)">
            <text:p/>
          </table:table-cell>
          <table:table-cell table:style-name="ce27" table:formula="of:=IFERROR(INDEX([$'olah data'.$B$4:$'olah data'.$N$39];MATCH([.$A180];[$'olah data'.N$4:$'olah data'.N$39];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IFERROR([$'View Input'.Z10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0" calcext:value-type="float">
            <text:p>180</text:p>
          </table:table-cell>
          <table:table-cell table:style-name="ce64" office:value-type="float" office:value="5" calcext:value-type="float">
            <text:p>5</text:p>
          </table:table-cell>
          <table:table-cell table:style-name="ce98" table:formula="of:=IF([.R181]=&quot;&quot;;IF([.Q181]=&quot;R&quot;;VLOOKUP([.P181];[$'olah data'.$R$3:$'olah data'.$S$7];2);[.P181]);IF([.R181]=[.P181];[.P181];[.Q181]))" office:value-type="string" office:string-value="" calcext:value-type="error">
            <text:p>#N/A</text:p>
          </table:table-cell>
          <table:table-cell table:style-name="ce27" table:formula="of:=IFERROR(INDEX([$'olah data'.$B$4:$'olah data'.$N$39];MATCH([.$A181];[$'olah data'.D$4:$'olah data'.D$39];0);2);&quot;&quot;)">
            <text:p/>
          </table:table-cell>
          <table:table-cell table:style-name="ce27" table:formula="of:=IFERROR(INDEX([$'olah data'.$B$4:$'olah data'.$N$39];MATCH([.$A181];[$'olah data'.E$4:$'olah data'.E$39];0);2);&quot;&quot;)">
            <text:p/>
          </table:table-cell>
          <table:table-cell table:style-name="ce27" table:formula="of:=IFERROR(INDEX([$'olah data'.$B$4:$'olah data'.$N$39];MATCH([.$A181];[$'olah data'.F$4:$'olah data'.F$39];0);2);&quot;&quot;)">
            <text:p/>
          </table:table-cell>
          <table:table-cell table:style-name="ce27" table:formula="of:=IFERROR(INDEX([$'olah data'.$B$4:$'olah data'.$N$39];MATCH([.$A181];[$'olah data'.G$4:$'olah data'.G$39];0);2);&quot;&quot;)">
            <text:p/>
          </table:table-cell>
          <table:table-cell table:style-name="ce27" table:formula="of:=IFERROR(INDEX([$'olah data'.$B$4:$'olah data'.$N$39];MATCH([.$A181];[$'olah data'.H$4:$'olah data'.H$39];0);2);&quot;&quot;)">
            <text:p/>
          </table:table-cell>
          <table:table-cell table:style-name="ce27" table:formula="of:=IFERROR(INDEX([$'olah data'.$B$4:$'olah data'.$N$39];MATCH([.$A181];[$'olah data'.I$4:$'olah data'.I$39];0);2);&quot;&quot;)">
            <text:p/>
          </table:table-cell>
          <table:table-cell table:style-name="ce27" table:formula="of:=IFERROR(INDEX([$'olah data'.$B$4:$'olah data'.$N$39];MATCH([.$A181];[$'olah data'.J$4:$'olah data'.J$39];0);2);&quot;&quot;)" office:value-type="string" office:string-value="Shyness with strangers (7 items)" calcext:value-type="string">
            <text:p>Shyness with strangers (7 items)</text:p>
          </table:table-cell>
          <table:table-cell table:style-name="ce27" table:formula="of:=IFERROR(INDEX([$'olah data'.$B$4:$'olah data'.$N$39];MATCH([.$A181];[$'olah data'.K$4:$'olah data'.K$39];0);2);&quot;&quot;)">
            <text:p/>
          </table:table-cell>
          <table:table-cell table:style-name="ce27" table:formula="of:=IFERROR(INDEX([$'olah data'.$B$4:$'olah data'.$N$39];MATCH([.$A181];[$'olah data'.L$4:$'olah data'.L$39];0);2);&quot;&quot;)">
            <text:p/>
          </table:table-cell>
          <table:table-cell table:style-name="ce27" table:formula="of:=IFERROR(INDEX([$'olah data'.$B$4:$'olah data'.$N$39];MATCH([.$A181];[$'olah data'.M$4:$'olah data'.M$39];0);2);&quot;&quot;)">
            <text:p/>
          </table:table-cell>
          <table:table-cell table:style-name="ce27" table:formula="of:=IFERROR(INDEX([$'olah data'.$B$4:$'olah data'.$N$39];MATCH([.$A181];[$'olah data'.N$4:$'olah data'.N$39];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IFERROR([$'View Input'.Z11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81" calcext:value-type="float">
            <text:p>181</text:p>
          </table:table-cell>
          <table:table-cell table:style-name="ce64" office:value-type="float" office:value="5" calcext:value-type="float">
            <text:p>5</text:p>
          </table:table-cell>
          <table:table-cell table:style-name="ce98" table:formula="of:=IF([.R182]=&quot;&quot;;IF([.Q182]=&quot;R&quot;;VLOOKUP([.P182];[$'olah data'.$R$3:$'olah data'.$S$7];2);[.P182]);IF([.R182]=[.P182];[.P182];[.Q182]))" office:value-type="float" office:value="0" calcext:value-type="float">
            <text:p>0</text:p>
          </table:table-cell>
          <table:table-cell table:style-name="ce27" table:formula="of:=IFERROR(INDEX([$'olah data'.$B$4:$'olah data'.$N$39];MATCH([.$A182];[$'olah data'.D$4:$'olah data'.D$39];0);2);&quot;&quot;)">
            <text:p/>
          </table:table-cell>
          <table:table-cell table:style-name="ce27" table:formula="of:=IFERROR(INDEX([$'olah data'.$B$4:$'olah data'.$N$39];MATCH([.$A182];[$'olah data'.E$4:$'olah data'.E$39];0);2);&quot;&quot;)">
            <text:p/>
          </table:table-cell>
          <table:table-cell table:style-name="ce27" table:formula="of:=IFERROR(INDEX([$'olah data'.$B$4:$'olah data'.$N$39];MATCH([.$A182];[$'olah data'.F$4:$'olah data'.F$39];0);2);&quot;&quot;)">
            <text:p/>
          </table:table-cell>
          <table:table-cell table:style-name="ce27" table:formula="of:=IFERROR(INDEX([$'olah data'.$B$4:$'olah data'.$N$39];MATCH([.$A182];[$'olah data'.G$4:$'olah data'.G$39];0);2);&quot;&quot;)">
            <text:p/>
          </table:table-cell>
          <table:table-cell table:style-name="ce27" table:formula="of:=IFERROR(INDEX([$'olah data'.$B$4:$'olah data'.$N$39];MATCH([.$A182];[$'olah data'.H$4:$'olah data'.H$39];0);2);&quot;&quot;)" office:value-type="string" office:string-value="Sentimentality (8 items)" calcext:value-type="string">
            <text:p>Sentimentality (8 items)</text:p>
          </table:table-cell>
          <table:table-cell table:style-name="ce27" table:formula="of:=IFERROR(INDEX([$'olah data'.$B$4:$'olah data'.$N$39];MATCH([.$A182];[$'olah data'.I$4:$'olah data'.I$39];0);2);&quot;&quot;)">
            <text:p/>
          </table:table-cell>
          <table:table-cell table:style-name="ce27" table:formula="of:=IFERROR(INDEX([$'olah data'.$B$4:$'olah data'.$N$39];MATCH([.$A182];[$'olah data'.J$4:$'olah data'.J$39];0);2);&quot;&quot;)">
            <text:p/>
          </table:table-cell>
          <table:table-cell table:style-name="ce27" table:formula="of:=IFERROR(INDEX([$'olah data'.$B$4:$'olah data'.$N$39];MATCH([.$A182];[$'olah data'.K$4:$'olah data'.K$39];0);2);&quot;&quot;)">
            <text:p/>
          </table:table-cell>
          <table:table-cell table:style-name="ce27" table:formula="of:=IFERROR(INDEX([$'olah data'.$B$4:$'olah data'.$N$39];MATCH([.$A182];[$'olah data'.L$4:$'olah data'.L$39];0);2);&quot;&quot;)">
            <text:p/>
          </table:table-cell>
          <table:table-cell table:style-name="ce27" table:formula="of:=IFERROR(INDEX([$'olah data'.$B$4:$'olah data'.$N$39];MATCH([.$A182];[$'olah data'.M$4:$'olah data'.M$39];0);2);&quot;&quot;)">
            <text:p/>
          </table:table-cell>
          <table:table-cell table:style-name="ce27" table:formula="of:=IFERROR(INDEX([$'olah data'.$B$4:$'olah data'.$N$39];MATCH([.$A182];[$'olah data'.N$4:$'olah data'.N$39];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IFERROR([$'View Input'.Z1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2" calcext:value-type="float">
            <text:p>182</text:p>
          </table:table-cell>
          <table:table-cell table:style-name="ce64" office:value-type="float" office:value="5" calcext:value-type="float">
            <text:p>5</text:p>
          </table:table-cell>
          <table:table-cell table:style-name="ce98" table:formula="of:=IF([.R183]=&quot;&quot;;IF([.Q183]=&quot;R&quot;;VLOOKUP([.P183];[$'olah data'.$R$3:$'olah data'.$S$7];2);[.P183]);IF([.R183]=[.P183];[.P183];[.Q183]))" office:value-type="string" office:string-value="" calcext:value-type="error">
            <text:p>#N/A</text:p>
          </table:table-cell>
          <table:table-cell table:style-name="ce27" table:formula="of:=IFERROR(INDEX([$'olah data'.$B$4:$'olah data'.$N$39];MATCH([.$A183];[$'olah data'.D$4:$'olah data'.D$39];0);2);&quot;&quot;)">
            <text:p/>
          </table:table-cell>
          <table:table-cell table:style-name="ce27" table:formula="of:=IFERROR(INDEX([$'olah data'.$B$4:$'olah data'.$N$39];MATCH([.$A183];[$'olah data'.E$4:$'olah data'.E$39];0);2);&quot;&quot;)">
            <text:p/>
          </table:table-cell>
          <table:table-cell table:style-name="ce27" table:formula="of:=IFERROR(INDEX([$'olah data'.$B$4:$'olah data'.$N$39];MATCH([.$A183];[$'olah data'.F$4:$'olah data'.F$39];0);2);&quot;&quot;)">
            <text:p/>
          </table:table-cell>
          <table:table-cell table:style-name="ce27" table:formula="of:=IFERROR(INDEX([$'olah data'.$B$4:$'olah data'.$N$39];MATCH([.$A183];[$'olah data'.G$4:$'olah data'.G$39];0);2);&quot;&quot;)">
            <text:p/>
          </table:table-cell>
          <table:table-cell table:style-name="ce27" table:formula="of:=IFERROR(INDEX([$'olah data'.$B$4:$'olah data'.$N$39];MATCH([.$A183];[$'olah data'.H$4:$'olah data'.H$39];0);2);&quot;&quot;)">
            <text:p/>
          </table:table-cell>
          <table:table-cell table:style-name="ce27" table:formula="of:=IFERROR(INDEX([$'olah data'.$B$4:$'olah data'.$N$39];MATCH([.$A183];[$'olah data'.I$4:$'olah data'.I$39];0);2);&quot;&quot;)" office:value-type="string" office:string-value="Self-acceptance vs. self-striving (10 items)" calcext:value-type="string">
            <text:p>Self-acceptance vs. self-striving (10 items)</text:p>
          </table:table-cell>
          <table:table-cell table:style-name="ce27" table:formula="of:=IFERROR(INDEX([$'olah data'.$B$4:$'olah data'.$N$39];MATCH([.$A183];[$'olah data'.J$4:$'olah data'.J$39];0);2);&quot;&quot;)">
            <text:p/>
          </table:table-cell>
          <table:table-cell table:style-name="ce27" table:formula="of:=IFERROR(INDEX([$'olah data'.$B$4:$'olah data'.$N$39];MATCH([.$A183];[$'olah data'.K$4:$'olah data'.K$39];0);2);&quot;&quot;)">
            <text:p/>
          </table:table-cell>
          <table:table-cell table:style-name="ce27" table:formula="of:=IFERROR(INDEX([$'olah data'.$B$4:$'olah data'.$N$39];MATCH([.$A183];[$'olah data'.L$4:$'olah data'.L$39];0);2);&quot;&quot;)">
            <text:p/>
          </table:table-cell>
          <table:table-cell table:style-name="ce27" table:formula="of:=IFERROR(INDEX([$'olah data'.$B$4:$'olah data'.$N$39];MATCH([.$A183];[$'olah data'.M$4:$'olah data'.M$39];0);2);&quot;&quot;)">
            <text:p/>
          </table:table-cell>
          <table:table-cell table:style-name="ce27" table:formula="of:=IFERROR(INDEX([$'olah data'.$B$4:$'olah data'.$N$39];MATCH([.$A183];[$'olah data'.N$4:$'olah data'.N$39];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IFERROR([$'View Input'.Z11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83" calcext:value-type="float">
            <text:p>183</text:p>
          </table:table-cell>
          <table:table-cell table:style-name="ce64" office:value-type="float" office:value="5" calcext:value-type="float">
            <text:p>5</text:p>
          </table:table-cell>
          <table:table-cell table:style-name="ce98" table:formula="of:=IF([.R184]=&quot;&quot;;IF([.Q184]=&quot;R&quot;;VLOOKUP([.P184];[$'olah data'.$R$3:$'olah data'.$S$7];2);[.P184]);IF([.R184]=[.P184];[.P184];[.Q184]))" office:value-type="float" office:value="0" calcext:value-type="float">
            <text:p>0</text:p>
          </table:table-cell>
          <table:table-cell table:style-name="ce27" table:formula="of:=IFERROR(INDEX([$'olah data'.$B$4:$'olah data'.$N$39];MATCH([.$A184];[$'olah data'.D$4:$'olah data'.D$39];0);2);&quot;&quot;)">
            <text:p/>
          </table:table-cell>
          <table:table-cell table:style-name="ce27" table:formula="of:=IFERROR(INDEX([$'olah data'.$B$4:$'olah data'.$N$39];MATCH([.$A184];[$'olah data'.E$4:$'olah data'.E$39];0);2);&quot;&quot;)">
            <text:p/>
          </table:table-cell>
          <table:table-cell table:style-name="ce27" table:formula="of:=IFERROR(INDEX([$'olah data'.$B$4:$'olah data'.$N$39];MATCH([.$A184];[$'olah data'.F$4:$'olah data'.F$39];0);2);&quot;&quot;)" office:value-type="string" office:string-value="Helpfulness vs. unhelpfulness (8 items)" calcext:value-type="string">
            <text:p>Helpfulness vs. unhelpfulness (8 items)</text:p>
          </table:table-cell>
          <table:table-cell table:style-name="ce27" table:formula="of:=IFERROR(INDEX([$'olah data'.$B$4:$'olah data'.$N$39];MATCH([.$A184];[$'olah data'.G$4:$'olah data'.G$39];0);2);&quot;&quot;)">
            <text:p/>
          </table:table-cell>
          <table:table-cell table:style-name="ce27" table:formula="of:=IFERROR(INDEX([$'olah data'.$B$4:$'olah data'.$N$39];MATCH([.$A184];[$'olah data'.H$4:$'olah data'.H$39];0);2);&quot;&quot;)">
            <text:p/>
          </table:table-cell>
          <table:table-cell table:style-name="ce27" table:formula="of:=IFERROR(INDEX([$'olah data'.$B$4:$'olah data'.$N$39];MATCH([.$A184];[$'olah data'.I$4:$'olah data'.I$39];0);2);&quot;&quot;)">
            <text:p/>
          </table:table-cell>
          <table:table-cell table:style-name="ce27" table:formula="of:=IFERROR(INDEX([$'olah data'.$B$4:$'olah data'.$N$39];MATCH([.$A184];[$'olah data'.J$4:$'olah data'.J$39];0);2);&quot;&quot;)">
            <text:p/>
          </table:table-cell>
          <table:table-cell table:style-name="ce27" table:formula="of:=IFERROR(INDEX([$'olah data'.$B$4:$'olah data'.$N$39];MATCH([.$A184];[$'olah data'.K$4:$'olah data'.K$39];0);2);&quot;&quot;)">
            <text:p/>
          </table:table-cell>
          <table:table-cell table:style-name="ce27" table:formula="of:=IFERROR(INDEX([$'olah data'.$B$4:$'olah data'.$N$39];MATCH([.$A184];[$'olah data'.L$4:$'olah data'.L$39];0);2);&quot;&quot;)">
            <text:p/>
          </table:table-cell>
          <table:table-cell table:style-name="ce27" table:formula="of:=IFERROR(INDEX([$'olah data'.$B$4:$'olah data'.$N$39];MATCH([.$A184];[$'olah data'.M$4:$'olah data'.M$39];0);2);&quot;&quot;)">
            <text:p/>
          </table:table-cell>
          <table:table-cell table:style-name="ce27" table:formula="of:=IFERROR(INDEX([$'olah data'.$B$4:$'olah data'.$N$39];MATCH([.$A184];[$'olah data'.N$4:$'olah data'.N$39];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IFERROR([$'View Input'.Z1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4" calcext:value-type="float">
            <text:p>184</text:p>
          </table:table-cell>
          <table:table-cell table:style-name="ce64" office:value-type="float" office:value="5" calcext:value-type="float">
            <text:p>5</text:p>
          </table:table-cell>
          <table:table-cell table:style-name="ce98" table:formula="of:=IF([.R185]=&quot;&quot;;IF([.Q185]=&quot;R&quot;;VLOOKUP([.P185];[$'olah data'.$R$3:$'olah data'.$S$7];2);[.P185]);IF([.R185]=[.P185];[.P185];[.Q185]))" office:value-type="float" office:value="0" calcext:value-type="float">
            <text:p>0</text:p>
          </table:table-cell>
          <table:table-cell table:style-name="ce27" table:formula="of:=IFERROR(INDEX([$'olah data'.$B$4:$'olah data'.$N$39];MATCH([.$A185];[$'olah data'.D$4:$'olah data'.D$39];0);2);&quot;&quot;)" office:value-type="string" office:string-value="Resourcefulness (5 items)" calcext:value-type="string">
            <text:p>Resourcefulness (5 items)</text:p>
          </table:table-cell>
          <table:table-cell table:style-name="ce27" table:formula="of:=IFERROR(INDEX([$'olah data'.$B$4:$'olah data'.$N$39];MATCH([.$A185];[$'olah data'.E$4:$'olah data'.E$39];0);2);&quot;&quot;)">
            <text:p/>
          </table:table-cell>
          <table:table-cell table:style-name="ce27" table:formula="of:=IFERROR(INDEX([$'olah data'.$B$4:$'olah data'.$N$39];MATCH([.$A185];[$'olah data'.F$4:$'olah data'.F$39];0);2);&quot;&quot;)">
            <text:p/>
          </table:table-cell>
          <table:table-cell table:style-name="ce27" table:formula="of:=IFERROR(INDEX([$'olah data'.$B$4:$'olah data'.$N$39];MATCH([.$A185];[$'olah data'.G$4:$'olah data'.G$39];0);2);&quot;&quot;)">
            <text:p/>
          </table:table-cell>
          <table:table-cell table:style-name="ce27" table:formula="of:=IFERROR(INDEX([$'olah data'.$B$4:$'olah data'.$N$39];MATCH([.$A185];[$'olah data'.H$4:$'olah data'.H$39];0);2);&quot;&quot;)">
            <text:p/>
          </table:table-cell>
          <table:table-cell table:style-name="ce27" table:formula="of:=IFERROR(INDEX([$'olah data'.$B$4:$'olah data'.$N$39];MATCH([.$A185];[$'olah data'.I$4:$'olah data'.I$39];0);2);&quot;&quot;)">
            <text:p/>
          </table:table-cell>
          <table:table-cell table:style-name="ce27" table:formula="of:=IFERROR(INDEX([$'olah data'.$B$4:$'olah data'.$N$39];MATCH([.$A185];[$'olah data'.J$4:$'olah data'.J$39];0);2);&quot;&quot;)">
            <text:p/>
          </table:table-cell>
          <table:table-cell table:style-name="ce27" table:formula="of:=IFERROR(INDEX([$'olah data'.$B$4:$'olah data'.$N$39];MATCH([.$A185];[$'olah data'.K$4:$'olah data'.K$39];0);2);&quot;&quot;)">
            <text:p/>
          </table:table-cell>
          <table:table-cell table:style-name="ce27" table:formula="of:=IFERROR(INDEX([$'olah data'.$B$4:$'olah data'.$N$39];MATCH([.$A185];[$'olah data'.L$4:$'olah data'.L$39];0);2);&quot;&quot;)">
            <text:p/>
          </table:table-cell>
          <table:table-cell table:style-name="ce27" table:formula="of:=IFERROR(INDEX([$'olah data'.$B$4:$'olah data'.$N$39];MATCH([.$A185];[$'olah data'.M$4:$'olah data'.M$39];0);2);&quot;&quot;)">
            <text:p/>
          </table:table-cell>
          <table:table-cell table:style-name="ce27" table:formula="of:=IFERROR(INDEX([$'olah data'.$B$4:$'olah data'.$N$39];MATCH([.$A185];[$'olah data'.N$4:$'olah data'.N$39];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IFERROR([$'View Input'.Z1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5" calcext:value-type="float">
            <text:p>185</text:p>
          </table:table-cell>
          <table:table-cell table:style-name="ce64" office:value-type="float" office:value="5" calcext:value-type="float">
            <text:p>5</text:p>
          </table:table-cell>
          <table:table-cell table:style-name="ce98" table:formula="of:=IF([.R186]=&quot;&quot;;IF([.Q186]=&quot;R&quot;;VLOOKUP([.P186];[$'olah data'.$R$3:$'olah data'.$S$7];2);[.P186]);IF([.R186]=[.P186];[.P186];[.Q186]))" office:value-type="string" office:string-value="" calcext:value-type="error">
            <text:p>#N/A</text:p>
          </table:table-cell>
          <table:table-cell table:style-name="ce27" table:formula="of:=IFERROR(INDEX([$'olah data'.$B$4:$'olah data'.$N$39];MATCH([.$A186];[$'olah data'.D$4:$'olah data'.D$39];0);2);&quot;&quot;)">
            <text:p/>
          </table:table-cell>
          <table:table-cell table:style-name="ce27" table:formula="of:=IFERROR(INDEX([$'olah data'.$B$4:$'olah data'.$N$39];MATCH([.$A186];[$'olah data'.E$4:$'olah data'.E$39];0);2);&quot;&quot;)">
            <text:p/>
          </table:table-cell>
          <table:table-cell table:style-name="ce27" table:formula="of:=IFERROR(INDEX([$'olah data'.$B$4:$'olah data'.$N$39];MATCH([.$A186];[$'olah data'.F$4:$'olah data'.F$39];0);2);&quot;&quot;)">
            <text:p/>
          </table:table-cell>
          <table:table-cell table:style-name="ce27" table:formula="of:=IFERROR(INDEX([$'olah data'.$B$4:$'olah data'.$N$39];MATCH([.$A186];[$'olah data'.G$4:$'olah data'.G$39];0);2);&quot;&quot;)">
            <text:p/>
          </table:table-cell>
          <table:table-cell table:style-name="ce27" table:formula="of:=IFERROR(INDEX([$'olah data'.$B$4:$'olah data'.$N$39];MATCH([.$A186];[$'olah data'.H$4:$'olah data'.H$39];0);2);&quot;&quot;)">
            <text:p/>
          </table:table-cell>
          <table:table-cell table:style-name="ce27" table:formula="of:=IFERROR(INDEX([$'olah data'.$B$4:$'olah data'.$N$39];MATCH([.$A186];[$'olah data'.I$4:$'olah data'.I$39];0);2);&quot;&quot;)">
            <text:p/>
          </table:table-cell>
          <table:table-cell table:style-name="ce27" table:formula="of:=IFERROR(INDEX([$'olah data'.$B$4:$'olah data'.$N$39];MATCH([.$A186];[$'olah data'.J$4:$'olah data'.J$39];0);2);&quot;&quot;)" office:value-type="string" office:string-value="Helpfulness vs. unhelpfulness (8 items)" calcext:value-type="string">
            <text:p>Helpfulness vs. unhelpfulness (8 items)</text:p>
          </table:table-cell>
          <table:table-cell table:style-name="ce27" table:formula="of:=IFERROR(INDEX([$'olah data'.$B$4:$'olah data'.$N$39];MATCH([.$A186];[$'olah data'.K$4:$'olah data'.K$39];0);2);&quot;&quot;)">
            <text:p/>
          </table:table-cell>
          <table:table-cell table:style-name="ce27" table:formula="of:=IFERROR(INDEX([$'olah data'.$B$4:$'olah data'.$N$39];MATCH([.$A186];[$'olah data'.L$4:$'olah data'.L$39];0);2);&quot;&quot;)">
            <text:p/>
          </table:table-cell>
          <table:table-cell table:style-name="ce27" table:formula="of:=IFERROR(INDEX([$'olah data'.$B$4:$'olah data'.$N$39];MATCH([.$A186];[$'olah data'.M$4:$'olah data'.M$39];0);2);&quot;&quot;)">
            <text:p/>
          </table:table-cell>
          <table:table-cell table:style-name="ce27" table:formula="of:=IFERROR(INDEX([$'olah data'.$B$4:$'olah data'.$N$39];MATCH([.$A186];[$'olah data'.N$4:$'olah data'.N$39];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IFERROR([$'View Input'.Z11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86" calcext:value-type="float">
            <text:p>186</text:p>
          </table:table-cell>
          <table:table-cell table:style-name="ce64" office:value-type="float" office:value="5" calcext:value-type="float">
            <text:p>5</text:p>
          </table:table-cell>
          <table:table-cell table:style-name="ce98" table:formula="of:=IF([.R187]=&quot;&quot;;IF([.Q187]=&quot;R&quot;;VLOOKUP([.P187];[$'olah data'.$R$3:$'olah data'.$S$7];2);[.P187]);IF([.R187]=[.P187];[.P187];[.Q187]))" office:value-type="float" office:value="0" calcext:value-type="float">
            <text:p>0</text:p>
          </table:table-cell>
          <table:table-cell table:style-name="ce27" table:formula="of:=IFERROR(INDEX([$'olah data'.$B$4:$'olah data'.$N$39];MATCH([.$A187];[$'olah data'.D$4:$'olah data'.D$39];0);2);&quot;&quot;)">
            <text:p/>
          </table:table-cell>
          <table:table-cell table:style-name="ce27" table:formula="of:=IFERROR(INDEX([$'olah data'.$B$4:$'olah data'.$N$39];MATCH([.$A187];[$'olah data'.E$4:$'olah data'.E$39];0);2);&quot;&quot;)">
            <text:p/>
          </table:table-cell>
          <table:table-cell table:style-name="ce27" table:formula="of:=IFERROR(INDEX([$'olah data'.$B$4:$'olah data'.$N$39];MATCH([.$A187];[$'olah data'.F$4:$'olah data'.F$39];0);2);&quot;&quot;)">
            <text:p/>
          </table:table-cell>
          <table:table-cell table:style-name="ce27" table:formula="of:=IFERROR(INDEX([$'olah data'.$B$4:$'olah data'.$N$39];MATCH([.$A187];[$'olah data'.G$4:$'olah data'.G$39];0);2);&quot;&quot;)" office:value-type="string" office:string-value="Fatigability v. asthenia (8 items)" calcext:value-type="string">
            <text:p>Fatigability v. asthenia (8 items)</text:p>
          </table:table-cell>
          <table:table-cell table:style-name="ce27" table:formula="of:=IFERROR(INDEX([$'olah data'.$B$4:$'olah data'.$N$39];MATCH([.$A187];[$'olah data'.H$4:$'olah data'.H$39];0);2);&quot;&quot;)">
            <text:p/>
          </table:table-cell>
          <table:table-cell table:style-name="ce27" table:formula="of:=IFERROR(INDEX([$'olah data'.$B$4:$'olah data'.$N$39];MATCH([.$A187];[$'olah data'.I$4:$'olah data'.I$39];0);2);&quot;&quot;)">
            <text:p/>
          </table:table-cell>
          <table:table-cell table:style-name="ce27" table:formula="of:=IFERROR(INDEX([$'olah data'.$B$4:$'olah data'.$N$39];MATCH([.$A187];[$'olah data'.J$4:$'olah data'.J$39];0);2);&quot;&quot;)">
            <text:p/>
          </table:table-cell>
          <table:table-cell table:style-name="ce27" table:formula="of:=IFERROR(INDEX([$'olah data'.$B$4:$'olah data'.$N$39];MATCH([.$A187];[$'olah data'.K$4:$'olah data'.K$39];0);2);&quot;&quot;)">
            <text:p/>
          </table:table-cell>
          <table:table-cell table:style-name="ce27" table:formula="of:=IFERROR(INDEX([$'olah data'.$B$4:$'olah data'.$N$39];MATCH([.$A187];[$'olah data'.L$4:$'olah data'.L$39];0);2);&quot;&quot;)">
            <text:p/>
          </table:table-cell>
          <table:table-cell table:style-name="ce27" table:formula="of:=IFERROR(INDEX([$'olah data'.$B$4:$'olah data'.$N$39];MATCH([.$A187];[$'olah data'.M$4:$'olah data'.M$39];0);2);&quot;&quot;)">
            <text:p/>
          </table:table-cell>
          <table:table-cell table:style-name="ce27" table:formula="of:=IFERROR(INDEX([$'olah data'.$B$4:$'olah data'.$N$39];MATCH([.$A187];[$'olah data'.N$4:$'olah data'.N$39];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IFERROR([$'View Input'.Z1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7" calcext:value-type="float">
            <text:p>187</text:p>
          </table:table-cell>
          <table:table-cell table:style-name="ce64" office:value-type="float" office:value="5" calcext:value-type="float">
            <text:p>5</text:p>
          </table:table-cell>
          <table:table-cell table:style-name="ce98" table:formula="of:=IF([.R188]=&quot;&quot;;IF([.Q188]=&quot;R&quot;;VLOOKUP([.P188];[$'olah data'.$R$3:$'olah data'.$S$7];2);[.P188]);IF([.R188]=[.P188];[.P188];[.Q188]))" office:value-type="float" office:value="0" calcext:value-type="float">
            <text:p>0</text:p>
          </table:table-cell>
          <table:table-cell table:style-name="ce27" table:formula="of:=IFERROR(INDEX([$'olah data'.$B$4:$'olah data'.$N$39];MATCH([.$A188];[$'olah data'.D$4:$'olah data'.D$39];0);2);&quot;&quot;)">
            <text:p/>
          </table:table-cell>
          <table:table-cell table:style-name="ce27" table:formula="of:=IFERROR(INDEX([$'olah data'.$B$4:$'olah data'.$N$39];MATCH([.$A188];[$'olah data'.E$4:$'olah data'.E$39];0);2);&quot;&quot;)">
            <text:p/>
          </table:table-cell>
          <table:table-cell table:style-name="ce27" table:formula="of:=IFERROR(INDEX([$'olah data'.$B$4:$'olah data'.$N$39];MATCH([.$A188];[$'olah data'.F$4:$'olah data'.F$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88];[$'olah data'.G$4:$'olah data'.G$39];0);2);&quot;&quot;)">
            <text:p/>
          </table:table-cell>
          <table:table-cell table:style-name="ce27" table:formula="of:=IFERROR(INDEX([$'olah data'.$B$4:$'olah data'.$N$39];MATCH([.$A188];[$'olah data'.H$4:$'olah data'.H$39];0);2);&quot;&quot;)">
            <text:p/>
          </table:table-cell>
          <table:table-cell table:style-name="ce27" table:formula="of:=IFERROR(INDEX([$'olah data'.$B$4:$'olah data'.$N$39];MATCH([.$A188];[$'olah data'.I$4:$'olah data'.I$39];0);2);&quot;&quot;)">
            <text:p/>
          </table:table-cell>
          <table:table-cell table:style-name="ce27" table:formula="of:=IFERROR(INDEX([$'olah data'.$B$4:$'olah data'.$N$39];MATCH([.$A188];[$'olah data'.J$4:$'olah data'.J$39];0);2);&quot;&quot;)">
            <text:p/>
          </table:table-cell>
          <table:table-cell table:style-name="ce27" table:formula="of:=IFERROR(INDEX([$'olah data'.$B$4:$'olah data'.$N$39];MATCH([.$A188];[$'olah data'.K$4:$'olah data'.K$39];0);2);&quot;&quot;)">
            <text:p/>
          </table:table-cell>
          <table:table-cell table:style-name="ce27" table:formula="of:=IFERROR(INDEX([$'olah data'.$B$4:$'olah data'.$N$39];MATCH([.$A188];[$'olah data'.L$4:$'olah data'.L$39];0);2);&quot;&quot;)">
            <text:p/>
          </table:table-cell>
          <table:table-cell table:style-name="ce27" table:formula="of:=IFERROR(INDEX([$'olah data'.$B$4:$'olah data'.$N$39];MATCH([.$A188];[$'olah data'.M$4:$'olah data'.M$39];0);2);&quot;&quot;)">
            <text:p/>
          </table:table-cell>
          <table:table-cell table:style-name="ce27" table:formula="of:=IFERROR(INDEX([$'olah data'.$B$4:$'olah data'.$N$39];MATCH([.$A188];[$'olah data'.N$4:$'olah data'.N$39];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IFERROR([$'View Input'.Z1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8" calcext:value-type="float">
            <text:p>188</text:p>
          </table:table-cell>
          <table:table-cell table:style-name="ce64" office:value-type="float" office:value="5" calcext:value-type="float">
            <text:p>5</text:p>
          </table:table-cell>
          <table:table-cell table:style-name="ce98" table:formula="of:=IF([.R189]=&quot;&quot;;IF([.Q189]=&quot;R&quot;;VLOOKUP([.P189];[$'olah data'.$R$3:$'olah data'.$S$7];2);[.P189]);IF([.R189]=[.P189];[.P189];[.Q189]))" office:value-type="string" office:string-value="" calcext:value-type="error">
            <text:p>#N/A</text:p>
          </table:table-cell>
          <table:table-cell table:style-name="ce27" table:formula="of:=IFERROR(INDEX([$'olah data'.$B$4:$'olah data'.$N$39];MATCH([.$A189];[$'olah data'.D$4:$'olah data'.D$39];0);2);&quot;&quot;)">
            <text:p/>
          </table:table-cell>
          <table:table-cell table:style-name="ce27" table:formula="of:=IFERROR(INDEX([$'olah data'.$B$4:$'olah data'.$N$39];MATCH([.$A189];[$'olah data'.E$4:$'olah data'.E$39];0);2);&quot;&quot;)">
            <text:p/>
          </table:table-cell>
          <table:table-cell table:style-name="ce27" table:formula="of:=IFERROR(INDEX([$'olah data'.$B$4:$'olah data'.$N$39];MATCH([.$A189];[$'olah data'.F$4:$'olah data'.F$39];0);2);&quot;&quot;)">
            <text:p/>
          </table:table-cell>
          <table:table-cell table:style-name="ce27" table:formula="of:=IFERROR(INDEX([$'olah data'.$B$4:$'olah data'.$N$39];MATCH([.$A189];[$'olah data'.G$4:$'olah data'.G$39];0);2);&quot;&quot;)">
            <text:p/>
          </table:table-cell>
          <table:table-cell table:style-name="ce27" table:formula="of:=IFERROR(INDEX([$'olah data'.$B$4:$'olah data'.$N$39];MATCH([.$A189];[$'olah data'.H$4:$'olah data'.H$39];0);2);&quot;&quot;)">
            <text:p/>
          </table:table-cell>
          <table:table-cell table:style-name="ce27" table:formula="of:=IFERROR(INDEX([$'olah data'.$B$4:$'olah data'.$N$39];MATCH([.$A189];[$'olah data'.I$4:$'olah data'.I$39];0);2);&quot;&quot;)">
            <text:p/>
          </table:table-cell>
          <table:table-cell table:style-name="ce27" table:formula="of:=IFERROR(INDEX([$'olah data'.$B$4:$'olah data'.$N$39];MATCH([.$A189];[$'olah data'.J$4:$'olah data'.J$39];0);2);&quot;&quot;)" office:value-type="string" office:string-value="Self-acceptance vs. self-striving (10 items)" calcext:value-type="string">
            <text:p>Self-acceptance vs. self-striving (10 items)</text:p>
          </table:table-cell>
          <table:table-cell table:style-name="ce27" table:formula="of:=IFERROR(INDEX([$'olah data'.$B$4:$'olah data'.$N$39];MATCH([.$A189];[$'olah data'.K$4:$'olah data'.K$39];0);2);&quot;&quot;)">
            <text:p/>
          </table:table-cell>
          <table:table-cell table:style-name="ce27" table:formula="of:=IFERROR(INDEX([$'olah data'.$B$4:$'olah data'.$N$39];MATCH([.$A189];[$'olah data'.L$4:$'olah data'.L$39];0);2);&quot;&quot;)">
            <text:p/>
          </table:table-cell>
          <table:table-cell table:style-name="ce27" table:formula="of:=IFERROR(INDEX([$'olah data'.$B$4:$'olah data'.$N$39];MATCH([.$A189];[$'olah data'.M$4:$'olah data'.M$39];0);2);&quot;&quot;)">
            <text:p/>
          </table:table-cell>
          <table:table-cell table:style-name="ce27" table:formula="of:=IFERROR(INDEX([$'olah data'.$B$4:$'olah data'.$N$39];MATCH([.$A189];[$'olah data'.N$4:$'olah data'.N$39];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IFERROR([$'View Input'.Z11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89" calcext:value-type="float">
            <text:p>189</text:p>
          </table:table-cell>
          <table:table-cell table:style-name="ce64" office:value-type="float" office:value="5" calcext:value-type="float">
            <text:p>5</text:p>
          </table:table-cell>
          <table:table-cell table:style-name="ce98" table:formula="of:=IF([.R190]=&quot;&quot;;IF([.Q190]=&quot;R&quot;;VLOOKUP([.P190];[$'olah data'.$R$3:$'olah data'.$S$7];2);[.P190]);IF([.R190]=[.P190];[.P190];[.Q190]))" office:value-type="string" office:string-value="" calcext:value-type="error">
            <text:p>#N/A</text:p>
          </table:table-cell>
          <table:table-cell table:style-name="ce27" table:formula="of:=IFERROR(INDEX([$'olah data'.$B$4:$'olah data'.$N$39];MATCH([.$A190];[$'olah data'.D$4:$'olah data'.D$39];0);2);&quot;&quot;)">
            <text:p/>
          </table:table-cell>
          <table:table-cell table:style-name="ce27" table:formula="of:=IFERROR(INDEX([$'olah data'.$B$4:$'olah data'.$N$39];MATCH([.$A190];[$'olah data'.E$4:$'olah data'.E$39];0);2);&quot;&quot;)">
            <text:p/>
          </table:table-cell>
          <table:table-cell table:style-name="ce27" table:formula="of:=IFERROR(INDEX([$'olah data'.$B$4:$'olah data'.$N$39];MATCH([.$A190];[$'olah data'.F$4:$'olah data'.F$39];0);2);&quot;&quot;)">
            <text:p/>
          </table:table-cell>
          <table:table-cell table:style-name="ce27" table:formula="of:=IFERROR(INDEX([$'olah data'.$B$4:$'olah data'.$N$39];MATCH([.$A190];[$'olah data'.G$4:$'olah data'.G$39];0);2);&quot;&quot;)">
            <text:p/>
          </table:table-cell>
          <table:table-cell table:style-name="ce27" table:formula="of:=IFERROR(INDEX([$'olah data'.$B$4:$'olah data'.$N$39];MATCH([.$A190];[$'olah data'.H$4:$'olah data'.H$39];0);2);&quot;&quot;)">
            <text:p/>
          </table:table-cell>
          <table:table-cell table:style-name="ce27" table:formula="of:=IFERROR(INDEX([$'olah data'.$B$4:$'olah data'.$N$39];MATCH([.$A190];[$'olah data'.I$4:$'olah data'.I$39];0);2);&quot;&quot;)">
            <text:p/>
          </table:table-cell>
          <table:table-cell table:style-name="ce27" table:formula="of:=IFERROR(INDEX([$'olah data'.$B$4:$'olah data'.$N$39];MATCH([.$A190];[$'olah data'.J$4:$'olah data'.J$39];0);2);&quot;&quot;)">
            <text:p/>
          </table:table-cell>
          <table:table-cell table:style-name="ce27" table:formula="of:=IFERROR(INDEX([$'olah data'.$B$4:$'olah data'.$N$39];MATCH([.$A190];[$'olah data'.K$4:$'olah data'.K$39];0);2);&quot;&quot;)">
            <text:p/>
          </table:table-cell>
          <table:table-cell table:style-name="ce27" table:formula="of:=IFERROR(INDEX([$'olah data'.$B$4:$'olah data'.$N$39];MATCH([.$A190];[$'olah data'.L$4:$'olah data'.L$39];0);2);&quot;&quot;)" office:value-type="string" office:string-value="Eagerness of effort vs laziness (9 items)" calcext:value-type="string">
            <text:p>Eagerness of effort vs laziness (9 items)</text:p>
          </table:table-cell>
          <table:table-cell table:style-name="ce27" table:formula="of:=IFERROR(INDEX([$'olah data'.$B$4:$'olah data'.$N$39];MATCH([.$A190];[$'olah data'.M$4:$'olah data'.M$39];0);2);&quot;&quot;)">
            <text:p/>
          </table:table-cell>
          <table:table-cell table:style-name="ce27" table:formula="of:=IFERROR(INDEX([$'olah data'.$B$4:$'olah data'.$N$39];MATCH([.$A190];[$'olah data'.N$4:$'olah data'.N$39];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IFERROR([$'View Input'.Z119];&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0" calcext:value-type="float">
            <text:p>190</text:p>
          </table:table-cell>
          <table:table-cell table:style-name="ce64" office:value-type="float" office:value="5" calcext:value-type="float">
            <text:p>5</text:p>
          </table:table-cell>
          <table:table-cell table:style-name="ce98" table:formula="of:=IF([.R191]=&quot;&quot;;IF([.Q191]=&quot;R&quot;;VLOOKUP([.P191];[$'olah data'.$R$3:$'olah data'.$S$7];2);[.P191]);IF([.R191]=[.P191];[.P191];[.Q191]))" office:value-type="float" office:value="0" calcext:value-type="float">
            <text:p>0</text:p>
          </table:table-cell>
          <table:table-cell table:style-name="ce27" table:formula="of:=IFERROR(INDEX([$'olah data'.$B$4:$'olah data'.$N$39];MATCH([.$A191];[$'olah data'.D$4:$'olah data'.D$39];0);2);&quot;&quot;)">
            <text:p/>
          </table:table-cell>
          <table:table-cell table:style-name="ce27" table:formula="of:=IFERROR(INDEX([$'olah data'.$B$4:$'olah data'.$N$39];MATCH([.$A191];[$'olah data'.E$4:$'olah data'.E$39];0);2);&quot;&quot;)">
            <text:p/>
          </table:table-cell>
          <table:table-cell table:style-name="ce27" table:formula="of:=IFERROR(INDEX([$'olah data'.$B$4:$'olah data'.$N$39];MATCH([.$A191];[$'olah data'.F$4:$'olah data'.F$39];0);2);&quot;&quot;)">
            <text:p/>
          </table:table-cell>
          <table:table-cell table:style-name="ce27" table:formula="of:=IFERROR(INDEX([$'olah data'.$B$4:$'olah data'.$N$39];MATCH([.$A191];[$'olah data'.G$4:$'olah data'.G$39];0);2);&quot;&quot;)">
            <text:p/>
          </table:table-cell>
          <table:table-cell table:style-name="ce27" table:formula="of:=IFERROR(INDEX([$'olah data'.$B$4:$'olah data'.$N$39];MATCH([.$A191];[$'olah data'.H$4:$'olah data'.H$39];0);2);&quot;&quot;)">
            <text:p/>
          </table:table-cell>
          <table:table-cell table:style-name="ce27" table:formula="of:=IFERROR(INDEX([$'olah data'.$B$4:$'olah data'.$N$39];MATCH([.$A191];[$'olah data'.I$4:$'olah data'.I$39];0);2);&quot;&quot;)">
            <text:p/>
          </table:table-cell>
          <table:table-cell table:style-name="ce27" table:formula="of:=IFERROR(INDEX([$'olah data'.$B$4:$'olah data'.$N$39];MATCH([.$A191];[$'olah data'.J$4:$'olah data'.J$39];0);2);&quot;&quot;)">
            <text:p/>
          </table:table-cell>
          <table:table-cell table:style-name="ce27" table:formula="of:=IFERROR(INDEX([$'olah data'.$B$4:$'olah data'.$N$39];MATCH([.$A191];[$'olah data'.K$4:$'olah data'.K$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91];[$'olah data'.L$4:$'olah data'.L$39];0);2);&quot;&quot;)">
            <text:p/>
          </table:table-cell>
          <table:table-cell table:style-name="ce27" table:formula="of:=IFERROR(INDEX([$'olah data'.$B$4:$'olah data'.$N$39];MATCH([.$A191];[$'olah data'.M$4:$'olah data'.M$39];0);2);&quot;&quot;)">
            <text:p/>
          </table:table-cell>
          <table:table-cell table:style-name="ce27" table:formula="of:=IFERROR(INDEX([$'olah data'.$B$4:$'olah data'.$N$39];MATCH([.$A191];[$'olah data'.N$4:$'olah data'.N$39];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IFERROR([$'View Input'.Z1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1" calcext:value-type="float">
            <text:p>191</text:p>
          </table:table-cell>
          <table:table-cell table:style-name="ce64" office:value-type="float" office:value="5" calcext:value-type="float">
            <text:p>5</text:p>
          </table:table-cell>
          <table:table-cell table:style-name="ce98" table:formula="of:=IF([.R192]=&quot;&quot;;IF([.Q192]=&quot;R&quot;;VLOOKUP([.P192];[$'olah data'.$R$3:$'olah data'.$S$7];2);[.P192]);IF([.R192]=[.P192];[.P192];[.Q192]))" office:value-type="float" office:value="0" calcext:value-type="float">
            <text:p>0</text:p>
          </table:table-cell>
          <table:table-cell table:style-name="ce27" table:formula="of:=IFERROR(INDEX([$'olah data'.$B$4:$'olah data'.$N$39];MATCH([.$A192];[$'olah data'.D$4:$'olah data'.D$39];0);2);&quot;&quot;)">
            <text:p/>
          </table:table-cell>
          <table:table-cell table:style-name="ce27" table:formula="of:=IFERROR(INDEX([$'olah data'.$B$4:$'olah data'.$N$39];MATCH([.$A192];[$'olah data'.E$4:$'olah data'.E$39];0);2);&quot;&quot;)">
            <text:p/>
          </table:table-cell>
          <table:table-cell table:style-name="ce27" table:formula="of:=IFERROR(INDEX([$'olah data'.$B$4:$'olah data'.$N$39];MATCH([.$A192];[$'olah data'.F$4:$'olah data'.F$39];0);2);&quot;&quot;)">
            <text:p/>
          </table:table-cell>
          <table:table-cell table:style-name="ce27" table:formula="of:=IFERROR(INDEX([$'olah data'.$B$4:$'olah data'.$N$39];MATCH([.$A192];[$'olah data'.G$4:$'olah data'.G$39];0);2);&quot;&quot;)">
            <text:p/>
          </table:table-cell>
          <table:table-cell table:style-name="ce27" table:formula="of:=IFERROR(INDEX([$'olah data'.$B$4:$'olah data'.$N$39];MATCH([.$A192];[$'olah data'.H$4:$'olah data'.H$39];0);2);&quot;&quot;)">
            <text:p/>
          </table:table-cell>
          <table:table-cell table:style-name="ce27" table:formula="of:=IFERROR(INDEX([$'olah data'.$B$4:$'olah data'.$N$39];MATCH([.$A192];[$'olah data'.I$4:$'olah data'.I$39];0);2);&quot;&quot;)" office:value-type="string" office:string-value="Ambitious vs underachieving (10 items)" calcext:value-type="string">
            <text:p>Ambitious vs underachieving (10 items)</text:p>
          </table:table-cell>
          <table:table-cell table:style-name="ce27" table:formula="of:=IFERROR(INDEX([$'olah data'.$B$4:$'olah data'.$N$39];MATCH([.$A192];[$'olah data'.J$4:$'olah data'.J$39];0);2);&quot;&quot;)">
            <text:p/>
          </table:table-cell>
          <table:table-cell table:style-name="ce27" table:formula="of:=IFERROR(INDEX([$'olah data'.$B$4:$'olah data'.$N$39];MATCH([.$A192];[$'olah data'.K$4:$'olah data'.K$39];0);2);&quot;&quot;)">
            <text:p/>
          </table:table-cell>
          <table:table-cell table:style-name="ce27" table:formula="of:=IFERROR(INDEX([$'olah data'.$B$4:$'olah data'.$N$39];MATCH([.$A192];[$'olah data'.L$4:$'olah data'.L$39];0);2);&quot;&quot;)">
            <text:p/>
          </table:table-cell>
          <table:table-cell table:style-name="ce27" table:formula="of:=IFERROR(INDEX([$'olah data'.$B$4:$'olah data'.$N$39];MATCH([.$A192];[$'olah data'.M$4:$'olah data'.M$39];0);2);&quot;&quot;)">
            <text:p/>
          </table:table-cell>
          <table:table-cell table:style-name="ce27" table:formula="of:=IFERROR(INDEX([$'olah data'.$B$4:$'olah data'.$N$39];MATCH([.$A192];[$'olah data'.N$4:$'olah data'.N$39];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IFERROR([$'View Input'.Z1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2" calcext:value-type="float">
            <text:p>192</text:p>
          </table:table-cell>
          <table:table-cell table:style-name="ce64" office:value-type="float" office:value="5" calcext:value-type="float">
            <text:p>5</text:p>
          </table:table-cell>
          <table:table-cell table:style-name="ce98" table:formula="of:=IF([.R193]=&quot;&quot;;IF([.Q193]=&quot;R&quot;;VLOOKUP([.P193];[$'olah data'.$R$3:$'olah data'.$S$7];2);[.P193]);IF([.R193]=[.P193];[.P193];[.Q193]))" office:value-type="string" office:string-value="" calcext:value-type="error">
            <text:p>#N/A</text:p>
          </table:table-cell>
          <table:table-cell table:style-name="ce27" table:formula="of:=IFERROR(INDEX([$'olah data'.$B$4:$'olah data'.$N$39];MATCH([.$A193];[$'olah data'.D$4:$'olah data'.D$39];0);2);&quot;&quot;)">
            <text:p/>
          </table:table-cell>
          <table:table-cell table:style-name="ce27" table:formula="of:=IFERROR(INDEX([$'olah data'.$B$4:$'olah data'.$N$39];MATCH([.$A193];[$'olah data'.E$4:$'olah data'.E$39];0);2);&quot;&quot;)">
            <text:p/>
          </table:table-cell>
          <table:table-cell table:style-name="ce27" table:formula="of:=IFERROR(INDEX([$'olah data'.$B$4:$'olah data'.$N$39];MATCH([.$A193];[$'olah data'.F$4:$'olah data'.F$39];0);2);&quot;&quot;)">
            <text:p/>
          </table:table-cell>
          <table:table-cell table:style-name="ce27" table:formula="of:=IFERROR(INDEX([$'olah data'.$B$4:$'olah data'.$N$39];MATCH([.$A193];[$'olah data'.G$4:$'olah data'.G$39];0);2);&quot;&quot;)">
            <text:p/>
          </table:table-cell>
          <table:table-cell table:style-name="ce27" table:formula="of:=IFERROR(INDEX([$'olah data'.$B$4:$'olah data'.$N$39];MATCH([.$A193];[$'olah data'.H$4:$'olah data'.H$39];0);2);&quot;&quot;)">
            <text:p/>
          </table:table-cell>
          <table:table-cell table:style-name="ce27" table:formula="of:=IFERROR(INDEX([$'olah data'.$B$4:$'olah data'.$N$39];MATCH([.$A193];[$'olah data'.I$4:$'olah data'.I$39];0);2);&quot;&quot;)">
            <text:p/>
          </table:table-cell>
          <table:table-cell table:style-name="ce27" table:formula="of:=IFERROR(INDEX([$'olah data'.$B$4:$'olah data'.$N$39];MATCH([.$A193];[$'olah data'.J$4:$'olah data'.J$39];0);2);&quot;&quot;)">
            <text:p/>
          </table:table-cell>
          <table:table-cell table:style-name="ce27" table:formula="of:=IFERROR(INDEX([$'olah data'.$B$4:$'olah data'.$N$39];MATCH([.$A193];[$'olah data'.K$4:$'olah data'.K$39];0);2);&quot;&quot;)" office:value-type="string" office:string-value="Self-acceptance vs. self-striving (10 items)" calcext:value-type="string">
            <text:p>Self-acceptance vs. self-striving (10 items)</text:p>
          </table:table-cell>
          <table:table-cell table:style-name="ce27" table:formula="of:=IFERROR(INDEX([$'olah data'.$B$4:$'olah data'.$N$39];MATCH([.$A193];[$'olah data'.L$4:$'olah data'.L$39];0);2);&quot;&quot;)">
            <text:p/>
          </table:table-cell>
          <table:table-cell table:style-name="ce27" table:formula="of:=IFERROR(INDEX([$'olah data'.$B$4:$'olah data'.$N$39];MATCH([.$A193];[$'olah data'.M$4:$'olah data'.M$39];0);2);&quot;&quot;)">
            <text:p/>
          </table:table-cell>
          <table:table-cell table:style-name="ce27" table:formula="of:=IFERROR(INDEX([$'olah data'.$B$4:$'olah data'.$N$39];MATCH([.$A193];[$'olah data'.N$4:$'olah data'.N$39];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IFERROR([$'View Input'.Z12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3" calcext:value-type="float">
            <text:p>193</text:p>
          </table:table-cell>
          <table:table-cell table:style-name="ce64" office:value-type="float" office:value="5" calcext:value-type="float">
            <text:p>5</text:p>
          </table:table-cell>
          <table:table-cell table:style-name="ce98" table:formula="of:=IF([.R194]=&quot;&quot;;IF([.Q194]=&quot;R&quot;;VLOOKUP([.P194];[$'olah data'.$R$3:$'olah data'.$S$7];2);[.P194]);IF([.R194]=[.P194];[.P194];[.Q194]))" office:value-type="float" office:value="0" calcext:value-type="float">
            <text:p>0</text:p>
          </table:table-cell>
          <table:table-cell table:style-name="ce27" table:formula="of:=IFERROR(INDEX([$'olah data'.$B$4:$'olah data'.$N$39];MATCH([.$A194];[$'olah data'.D$4:$'olah data'.D$39];0);2);&quot;&quot;)">
            <text:p/>
          </table:table-cell>
          <table:table-cell table:style-name="ce27" table:formula="of:=IFERROR(INDEX([$'olah data'.$B$4:$'olah data'.$N$39];MATCH([.$A194];[$'olah data'.E$4:$'olah data'.E$39];0);2);&quot;&quot;)">
            <text:p/>
          </table:table-cell>
          <table:table-cell table:style-name="ce27" table:formula="of:=IFERROR(INDEX([$'olah data'.$B$4:$'olah data'.$N$39];MATCH([.$A194];[$'olah data'.F$4:$'olah data'.F$39];0);2);&quot;&quot;)">
            <text:p/>
          </table:table-cell>
          <table:table-cell table:style-name="ce27" table:formula="of:=IFERROR(INDEX([$'olah data'.$B$4:$'olah data'.$N$39];MATCH([.$A194];[$'olah data'.G$4:$'olah data'.G$39];0);2);&quot;&quot;)">
            <text:p/>
          </table:table-cell>
          <table:table-cell table:style-name="ce27" table:formula="of:=IFERROR(INDEX([$'olah data'.$B$4:$'olah data'.$N$39];MATCH([.$A194];[$'olah data'.H$4:$'olah data'.H$39];0);2);&quot;&quot;)">
            <text:p/>
          </table:table-cell>
          <table:table-cell table:style-name="ce27" table:formula="of:=IFERROR(INDEX([$'olah data'.$B$4:$'olah data'.$N$39];MATCH([.$A194];[$'olah data'.I$4:$'olah data'.I$39];0);2);&quot;&quot;)">
            <text:p/>
          </table:table-cell>
          <table:table-cell table:style-name="ce27" table:formula="of:=IFERROR(INDEX([$'olah data'.$B$4:$'olah data'.$N$39];MATCH([.$A194];[$'olah data'.J$4:$'olah data'.J$39];0);2);&quot;&quot;)" office:value-type="string" office:string-value="Impulsiveness v. reflection (9 items)" calcext:value-type="string">
            <text:p>Impulsiveness v. reflection (9 items)</text:p>
          </table:table-cell>
          <table:table-cell table:style-name="ce27" table:formula="of:=IFERROR(INDEX([$'olah data'.$B$4:$'olah data'.$N$39];MATCH([.$A194];[$'olah data'.K$4:$'olah data'.K$39];0);2);&quot;&quot;)">
            <text:p/>
          </table:table-cell>
          <table:table-cell table:style-name="ce27" table:formula="of:=IFERROR(INDEX([$'olah data'.$B$4:$'olah data'.$N$39];MATCH([.$A194];[$'olah data'.L$4:$'olah data'.L$39];0);2);&quot;&quot;)">
            <text:p/>
          </table:table-cell>
          <table:table-cell table:style-name="ce27" table:formula="of:=IFERROR(INDEX([$'olah data'.$B$4:$'olah data'.$N$39];MATCH([.$A194];[$'olah data'.M$4:$'olah data'.M$39];0);2);&quot;&quot;)">
            <text:p/>
          </table:table-cell>
          <table:table-cell table:style-name="ce27" table:formula="of:=IFERROR(INDEX([$'olah data'.$B$4:$'olah data'.$N$39];MATCH([.$A194];[$'olah data'.N$4:$'olah data'.N$39];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IFERROR([$'View Input'.Z1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4" calcext:value-type="float">
            <text:p>194</text:p>
          </table:table-cell>
          <table:table-cell table:style-name="ce64" office:value-type="float" office:value="5" calcext:value-type="float">
            <text:p>5</text:p>
          </table:table-cell>
          <table:table-cell table:style-name="ce98" table:formula="of:=IF([.R195]=&quot;&quot;;IF([.Q195]=&quot;R&quot;;VLOOKUP([.P195];[$'olah data'.$R$3:$'olah data'.$S$7];2);[.P195]);IF([.R195]=[.P195];[.P195];[.Q195]))" office:value-type="string" office:string-value="" calcext:value-type="error">
            <text:p>#N/A</text:p>
          </table:table-cell>
          <table:table-cell table:style-name="ce27" table:formula="of:=IFERROR(INDEX([$'olah data'.$B$4:$'olah data'.$N$39];MATCH([.$A195];[$'olah data'.D$4:$'olah data'.D$39];0);2);&quot;&quot;)">
            <text:p/>
          </table:table-cell>
          <table:table-cell table:style-name="ce27" table:formula="of:=IFERROR(INDEX([$'olah data'.$B$4:$'olah data'.$N$39];MATCH([.$A195];[$'olah data'.E$4:$'olah data'.E$39];0);2);&quot;&quot;)">
            <text:p/>
          </table:table-cell>
          <table:table-cell table:style-name="ce27" table:formula="of:=IFERROR(INDEX([$'olah data'.$B$4:$'olah data'.$N$39];MATCH([.$A195];[$'olah data'.F$4:$'olah data'.F$39];0);2);&quot;&quot;)">
            <text:p/>
          </table:table-cell>
          <table:table-cell table:style-name="ce27" table:formula="of:=IFERROR(INDEX([$'olah data'.$B$4:$'olah data'.$N$39];MATCH([.$A195];[$'olah data'.G$4:$'olah data'.G$39];0);2);&quot;&quot;)">
            <text:p/>
          </table:table-cell>
          <table:table-cell table:style-name="ce27" table:formula="of:=IFERROR(INDEX([$'olah data'.$B$4:$'olah data'.$N$39];MATCH([.$A195];[$'olah data'.H$4:$'olah data'.H$39];0);2);&quot;&quot;)">
            <text:p/>
          </table:table-cell>
          <table:table-cell table:style-name="ce27" table:formula="of:=IFERROR(INDEX([$'olah data'.$B$4:$'olah data'.$N$39];MATCH([.$A195];[$'olah data'.I$4:$'olah data'.I$39];0);2);&quot;&quot;)">
            <text:p/>
          </table:table-cell>
          <table:table-cell table:style-name="ce27" table:formula="of:=IFERROR(INDEX([$'olah data'.$B$4:$'olah data'.$N$39];MATCH([.$A195];[$'olah data'.J$4:$'olah data'.J$39];0);2);&quot;&quot;)">
            <text:p/>
          </table:table-cell>
          <table:table-cell table:style-name="ce27" table:formula="of:=IFERROR(INDEX([$'olah data'.$B$4:$'olah data'.$N$39];MATCH([.$A195];[$'olah data'.K$4:$'olah data'.K$39];0);2);&quot;&quot;)">
            <text:p/>
          </table:table-cell>
          <table:table-cell table:style-name="ce27" table:formula="of:=IFERROR(INDEX([$'olah data'.$B$4:$'olah data'.$N$39];MATCH([.$A195];[$'olah data'.L$4:$'olah data'.L$39];0);2);&quot;&quot;)">
            <text:p/>
          </table:table-cell>
          <table:table-cell table:style-name="ce27" table:formula="of:=IFERROR(INDEX([$'olah data'.$B$4:$'olah data'.$N$39];MATCH([.$A195];[$'olah data'.M$4:$'olah data'.M$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95];[$'olah data'.N$4:$'olah data'.N$39];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IFERROR([$'View Input'.Z12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5" calcext:value-type="float">
            <text:p>195</text:p>
          </table:table-cell>
          <table:table-cell table:style-name="ce64" office:value-type="float" office:value="5" calcext:value-type="float">
            <text:p>5</text:p>
          </table:table-cell>
          <table:table-cell table:style-name="ce98" table:formula="of:=IF([.R196]=&quot;&quot;;IF([.Q196]=&quot;R&quot;;VLOOKUP([.P196];[$'olah data'.$R$3:$'olah data'.$S$7];2);[.P196]);IF([.R196]=[.P196];[.P196];[.Q196]))" office:value-type="float" office:value="0" calcext:value-type="float">
            <text:p>0</text:p>
          </table:table-cell>
          <table:table-cell table:style-name="ce27" table:formula="of:=IFERROR(INDEX([$'olah data'.$B$4:$'olah data'.$N$39];MATCH([.$A196];[$'olah data'.D$4:$'olah data'.D$39];0);2);&quot;&quot;)" office:value-type="string" office:string-value="Self-acceptance vs. self-striving (10 items)" calcext:value-type="string">
            <text:p>Self-acceptance vs. self-striving (10 items)</text:p>
          </table:table-cell>
          <table:table-cell table:style-name="ce27" table:formula="of:=IFERROR(INDEX([$'olah data'.$B$4:$'olah data'.$N$39];MATCH([.$A196];[$'olah data'.E$4:$'olah data'.E$39];0);2);&quot;&quot;)">
            <text:p/>
          </table:table-cell>
          <table:table-cell table:style-name="ce27" table:formula="of:=IFERROR(INDEX([$'olah data'.$B$4:$'olah data'.$N$39];MATCH([.$A196];[$'olah data'.F$4:$'olah data'.F$39];0);2);&quot;&quot;)">
            <text:p/>
          </table:table-cell>
          <table:table-cell table:style-name="ce27" table:formula="of:=IFERROR(INDEX([$'olah data'.$B$4:$'olah data'.$N$39];MATCH([.$A196];[$'olah data'.G$4:$'olah data'.G$39];0);2);&quot;&quot;)">
            <text:p/>
          </table:table-cell>
          <table:table-cell table:style-name="ce27" table:formula="of:=IFERROR(INDEX([$'olah data'.$B$4:$'olah data'.$N$39];MATCH([.$A196];[$'olah data'.H$4:$'olah data'.H$39];0);2);&quot;&quot;)">
            <text:p/>
          </table:table-cell>
          <table:table-cell table:style-name="ce27" table:formula="of:=IFERROR(INDEX([$'olah data'.$B$4:$'olah data'.$N$39];MATCH([.$A196];[$'olah data'.I$4:$'olah data'.I$39];0);2);&quot;&quot;)">
            <text:p/>
          </table:table-cell>
          <table:table-cell table:style-name="ce27" table:formula="of:=IFERROR(INDEX([$'olah data'.$B$4:$'olah data'.$N$39];MATCH([.$A196];[$'olah data'.J$4:$'olah data'.J$39];0);2);&quot;&quot;)">
            <text:p/>
          </table:table-cell>
          <table:table-cell table:style-name="ce27" table:formula="of:=IFERROR(INDEX([$'olah data'.$B$4:$'olah data'.$N$39];MATCH([.$A196];[$'olah data'.K$4:$'olah data'.K$39];0);2);&quot;&quot;)">
            <text:p/>
          </table:table-cell>
          <table:table-cell table:style-name="ce27" table:formula="of:=IFERROR(INDEX([$'olah data'.$B$4:$'olah data'.$N$39];MATCH([.$A196];[$'olah data'.L$4:$'olah data'.L$39];0);2);&quot;&quot;)">
            <text:p/>
          </table:table-cell>
          <table:table-cell table:style-name="ce27" table:formula="of:=IFERROR(INDEX([$'olah data'.$B$4:$'olah data'.$N$39];MATCH([.$A196];[$'olah data'.M$4:$'olah data'.M$39];0);2);&quot;&quot;)">
            <text:p/>
          </table:table-cell>
          <table:table-cell table:style-name="ce27" table:formula="of:=IFERROR(INDEX([$'olah data'.$B$4:$'olah data'.$N$39];MATCH([.$A196];[$'olah data'.N$4:$'olah data'.N$39];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IFERROR([$'View Input'.Z1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6" calcext:value-type="float">
            <text:p>196</text:p>
          </table:table-cell>
          <table:table-cell table:style-name="ce64" office:value-type="float" office:value="5" calcext:value-type="float">
            <text:p>5</text:p>
          </table:table-cell>
          <table:table-cell table:style-name="ce98" table:formula="of:=IF([.R197]=&quot;&quot;;IF([.Q197]=&quot;R&quot;;VLOOKUP([.P197];[$'olah data'.$R$3:$'olah data'.$S$7];2);[.P197]);IF([.R197]=[.P197];[.P197];[.Q197]))" office:value-type="string" office:string-value="" calcext:value-type="error">
            <text:p>#N/A</text:p>
          </table:table-cell>
          <table:table-cell table:style-name="ce27" table:formula="of:=IFERROR(INDEX([$'olah data'.$B$4:$'olah data'.$N$39];MATCH([.$A197];[$'olah data'.D$4:$'olah data'.D$39];0);2);&quot;&quot;)">
            <text:p/>
          </table:table-cell>
          <table:table-cell table:style-name="ce27" table:formula="of:=IFERROR(INDEX([$'olah data'.$B$4:$'olah data'.$N$39];MATCH([.$A197];[$'olah data'.E$4:$'olah data'.E$39];0);2);&quot;&quot;)">
            <text:p/>
          </table:table-cell>
          <table:table-cell table:style-name="ce27" table:formula="of:=IFERROR(INDEX([$'olah data'.$B$4:$'olah data'.$N$39];MATCH([.$A197];[$'olah data'.F$4:$'olah data'.F$39];0);2);&quot;&quot;)">
            <text:p/>
          </table:table-cell>
          <table:table-cell table:style-name="ce27" table:formula="of:=IFERROR(INDEX([$'olah data'.$B$4:$'olah data'.$N$39];MATCH([.$A197];[$'olah data'.G$4:$'olah data'.G$39];0);2);&quot;&quot;)">
            <text:p/>
          </table:table-cell>
          <table:table-cell table:style-name="ce27" table:formula="of:=IFERROR(INDEX([$'olah data'.$B$4:$'olah data'.$N$39];MATCH([.$A197];[$'olah data'.H$4:$'olah data'.H$39];0);2);&quot;&quot;)">
            <text:p/>
          </table:table-cell>
          <table:table-cell table:style-name="ce27" table:formula="of:=IFERROR(INDEX([$'olah data'.$B$4:$'olah data'.$N$39];MATCH([.$A197];[$'olah data'.I$4:$'olah data'.I$39];0);2);&quot;&quot;)">
            <text:p/>
          </table:table-cell>
          <table:table-cell table:style-name="ce27" table:formula="of:=IFERROR(INDEX([$'olah data'.$B$4:$'olah data'.$N$39];MATCH([.$A197];[$'olah data'.J$4:$'olah data'.J$39];0);2);&quot;&quot;)">
            <text:p/>
          </table:table-cell>
          <table:table-cell table:style-name="ce27" table:formula="of:=IFERROR(INDEX([$'olah data'.$B$4:$'olah data'.$N$39];MATCH([.$A197];[$'olah data'.K$4:$'olah data'.K$39];0);2);&quot;&quot;)">
            <text:p/>
          </table:table-cell>
          <table:table-cell table:style-name="ce27" table:formula="of:=IFERROR(INDEX([$'olah data'.$B$4:$'olah data'.$N$39];MATCH([.$A197];[$'olah data'.L$4:$'olah data'.L$39];0);2);&quot;&quot;)">
            <text:p/>
          </table:table-cell>
          <table:table-cell table:style-name="ce27" table:formula="of:=IFERROR(INDEX([$'olah data'.$B$4:$'olah data'.$N$39];MATCH([.$A197];[$'olah data'.M$4:$'olah data'.M$39];0);2);&quot;&quot;)">
            <text:p/>
          </table:table-cell>
          <table:table-cell table:style-name="ce27" table:formula="of:=IFERROR(INDEX([$'olah data'.$B$4:$'olah data'.$N$39];MATCH([.$A197];[$'olah data'.N$4:$'olah data'.N$39];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IFERROR([$'View Input'.Z12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7" calcext:value-type="float">
            <text:p>197</text:p>
          </table:table-cell>
          <table:table-cell table:style-name="ce64" office:value-type="float" office:value="5" calcext:value-type="float">
            <text:p>5</text:p>
          </table:table-cell>
          <table:table-cell table:style-name="ce98" table:formula="of:=IF([.R198]=&quot;&quot;;IF([.Q198]=&quot;R&quot;;VLOOKUP([.P198];[$'olah data'.$R$3:$'olah data'.$S$7];2);[.P198]);IF([.R198]=[.P198];[.P198];[.Q198]))" office:value-type="float" office:value="0" calcext:value-type="float">
            <text:p>0</text:p>
          </table:table-cell>
          <table:table-cell table:style-name="ce27" table:formula="of:=IFERROR(INDEX([$'olah data'.$B$4:$'olah data'.$N$39];MATCH([.$A198];[$'olah data'.D$4:$'olah data'.D$39];0);2);&quot;&quot;)">
            <text:p/>
          </table:table-cell>
          <table:table-cell table:style-name="ce27" table:formula="of:=IFERROR(INDEX([$'olah data'.$B$4:$'olah data'.$N$39];MATCH([.$A198];[$'olah data'.E$4:$'olah data'.E$39];0);2);&quot;&quot;)">
            <text:p/>
          </table:table-cell>
          <table:table-cell table:style-name="ce27" table:formula="of:=IFERROR(INDEX([$'olah data'.$B$4:$'olah data'.$N$39];MATCH([.$A198];[$'olah data'.F$4:$'olah data'.F$39];0);2);&quot;&quot;)">
            <text:p/>
          </table:table-cell>
          <table:table-cell table:style-name="ce27" table:formula="of:=IFERROR(INDEX([$'olah data'.$B$4:$'olah data'.$N$39];MATCH([.$A198];[$'olah data'.G$4:$'olah data'.G$39];0);2);&quot;&quot;)">
            <text:p/>
          </table:table-cell>
          <table:table-cell table:style-name="ce27" table:formula="of:=IFERROR(INDEX([$'olah data'.$B$4:$'olah data'.$N$39];MATCH([.$A198];[$'olah data'.H$4:$'olah data'.H$39];0);2);&quot;&quot;)" office:value-type="string" office:string-value="Eagerness of effort vs laziness (9 items)" calcext:value-type="string">
            <text:p>Eagerness of effort vs laziness (9 items)</text:p>
          </table:table-cell>
          <table:table-cell table:style-name="ce27" table:formula="of:=IFERROR(INDEX([$'olah data'.$B$4:$'olah data'.$N$39];MATCH([.$A198];[$'olah data'.I$4:$'olah data'.I$39];0);2);&quot;&quot;)">
            <text:p/>
          </table:table-cell>
          <table:table-cell table:style-name="ce27" table:formula="of:=IFERROR(INDEX([$'olah data'.$B$4:$'olah data'.$N$39];MATCH([.$A198];[$'olah data'.J$4:$'olah data'.J$39];0);2);&quot;&quot;)">
            <text:p/>
          </table:table-cell>
          <table:table-cell table:style-name="ce27" table:formula="of:=IFERROR(INDEX([$'olah data'.$B$4:$'olah data'.$N$39];MATCH([.$A198];[$'olah data'.K$4:$'olah data'.K$39];0);2);&quot;&quot;)">
            <text:p/>
          </table:table-cell>
          <table:table-cell table:style-name="ce27" table:formula="of:=IFERROR(INDEX([$'olah data'.$B$4:$'olah data'.$N$39];MATCH([.$A198];[$'olah data'.L$4:$'olah data'.L$39];0);2);&quot;&quot;)">
            <text:p/>
          </table:table-cell>
          <table:table-cell table:style-name="ce27" table:formula="of:=IFERROR(INDEX([$'olah data'.$B$4:$'olah data'.$N$39];MATCH([.$A198];[$'olah data'.M$4:$'olah data'.M$39];0);2);&quot;&quot;)">
            <text:p/>
          </table:table-cell>
          <table:table-cell table:style-name="ce27" table:formula="of:=IFERROR(INDEX([$'olah data'.$B$4:$'olah data'.$N$39];MATCH([.$A198];[$'olah data'.N$4:$'olah data'.N$39];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IFERROR([$'View Input'.Z1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8" calcext:value-type="float">
            <text:p>198</text:p>
          </table:table-cell>
          <table:table-cell table:style-name="ce64" office:value-type="float" office:value="5" calcext:value-type="float">
            <text:p>5</text:p>
          </table:table-cell>
          <table:table-cell table:style-name="ce98" table:formula="of:=IF([.R199]=&quot;&quot;;IF([.Q199]=&quot;R&quot;;VLOOKUP([.P199];[$'olah data'.$R$3:$'olah data'.$S$7];2);[.P199]);IF([.R199]=[.P199];[.P199];[.Q199]))" office:value-type="string" office:string-value="" calcext:value-type="error">
            <text:p>#N/A</text:p>
          </table:table-cell>
          <table:table-cell table:style-name="ce27" table:formula="of:=IFERROR(INDEX([$'olah data'.$B$4:$'olah data'.$N$39];MATCH([.$A199];[$'olah data'.D$4:$'olah data'.D$39];0);2);&quot;&quot;)">
            <text:p/>
          </table:table-cell>
          <table:table-cell table:style-name="ce27" table:formula="of:=IFERROR(INDEX([$'olah data'.$B$4:$'olah data'.$N$39];MATCH([.$A199];[$'olah data'.E$4:$'olah data'.E$39];0);2);&quot;&quot;)">
            <text:p/>
          </table:table-cell>
          <table:table-cell table:style-name="ce27" table:formula="of:=IFERROR(INDEX([$'olah data'.$B$4:$'olah data'.$N$39];MATCH([.$A199];[$'olah data'.F$4:$'olah data'.F$39];0);2);&quot;&quot;)">
            <text:p/>
          </table:table-cell>
          <table:table-cell table:style-name="ce27" table:formula="of:=IFERROR(INDEX([$'olah data'.$B$4:$'olah data'.$N$39];MATCH([.$A199];[$'olah data'.G$4:$'olah data'.G$39];0);2);&quot;&quot;)">
            <text:p/>
          </table:table-cell>
          <table:table-cell table:style-name="ce27" table:formula="of:=IFERROR(INDEX([$'olah data'.$B$4:$'olah data'.$N$39];MATCH([.$A199];[$'olah data'.H$4:$'olah data'.H$39];0);2);&quot;&quot;)">
            <text:p/>
          </table:table-cell>
          <table:table-cell table:style-name="ce27" table:formula="of:=IFERROR(INDEX([$'olah data'.$B$4:$'olah data'.$N$39];MATCH([.$A199];[$'olah data'.I$4:$'olah data'.I$39];0);2);&quot;&quot;)">
            <text:p/>
          </table:table-cell>
          <table:table-cell table:style-name="ce27" table:formula="of:=IFERROR(INDEX([$'olah data'.$B$4:$'olah data'.$N$39];MATCH([.$A199];[$'olah data'.J$4:$'olah data'.J$39];0);2);&quot;&quot;)">
            <text:p/>
          </table:table-cell>
          <table:table-cell table:style-name="ce27" table:formula="of:=IFERROR(INDEX([$'olah data'.$B$4:$'olah data'.$N$39];MATCH([.$A199];[$'olah data'.K$4:$'olah data'.K$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99];[$'olah data'.L$4:$'olah data'.L$39];0);2);&quot;&quot;)">
            <text:p/>
          </table:table-cell>
          <table:table-cell table:style-name="ce27" table:formula="of:=IFERROR(INDEX([$'olah data'.$B$4:$'olah data'.$N$39];MATCH([.$A199];[$'olah data'.M$4:$'olah data'.M$39];0);2);&quot;&quot;)">
            <text:p/>
          </table:table-cell>
          <table:table-cell table:style-name="ce27" table:formula="of:=IFERROR(INDEX([$'olah data'.$B$4:$'olah data'.$N$39];MATCH([.$A199];[$'olah data'.N$4:$'olah data'.N$39];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IFERROR([$'View Input'.Z12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199" calcext:value-type="float">
            <text:p>199</text:p>
          </table:table-cell>
          <table:table-cell table:style-name="ce64" office:value-type="float" office:value="5" calcext:value-type="float">
            <text:p>5</text:p>
          </table:table-cell>
          <table:table-cell table:style-name="ce98" table:formula="of:=IF([.R200]=&quot;&quot;;IF([.Q200]=&quot;R&quot;;VLOOKUP([.P200];[$'olah data'.$R$3:$'olah data'.$S$7];2);[.P200]);IF([.R200]=[.P200];[.P200];[.Q200]))" office:value-type="float" office:value="0" calcext:value-type="float">
            <text:p>0</text:p>
          </table:table-cell>
          <table:table-cell table:style-name="ce27" table:formula="of:=IFERROR(INDEX([$'olah data'.$B$4:$'olah data'.$N$39];MATCH([.$A200];[$'olah data'.D$4:$'olah data'.D$39];0);2);&quot;&quot;)" office:value-type="string" office:string-value="Compassion vs. revengefulness (7 items)" calcext:value-type="string">
            <text:p>Compassion vs. revengefulness (7 items)</text:p>
          </table:table-cell>
          <table:table-cell table:style-name="ce27" table:formula="of:=IFERROR(INDEX([$'olah data'.$B$4:$'olah data'.$N$39];MATCH([.$A200];[$'olah data'.E$4:$'olah data'.E$39];0);2);&quot;&quot;)">
            <text:p/>
          </table:table-cell>
          <table:table-cell table:style-name="ce27" table:formula="of:=IFERROR(INDEX([$'olah data'.$B$4:$'olah data'.$N$39];MATCH([.$A200];[$'olah data'.F$4:$'olah data'.F$39];0);2);&quot;&quot;)">
            <text:p/>
          </table:table-cell>
          <table:table-cell table:style-name="ce27" table:formula="of:=IFERROR(INDEX([$'olah data'.$B$4:$'olah data'.$N$39];MATCH([.$A200];[$'olah data'.G$4:$'olah data'.G$39];0);2);&quot;&quot;)">
            <text:p/>
          </table:table-cell>
          <table:table-cell table:style-name="ce27" table:formula="of:=IFERROR(INDEX([$'olah data'.$B$4:$'olah data'.$N$39];MATCH([.$A200];[$'olah data'.H$4:$'olah data'.H$39];0);2);&quot;&quot;)">
            <text:p/>
          </table:table-cell>
          <table:table-cell table:style-name="ce27" table:formula="of:=IFERROR(INDEX([$'olah data'.$B$4:$'olah data'.$N$39];MATCH([.$A200];[$'olah data'.I$4:$'olah data'.I$39];0);2);&quot;&quot;)">
            <text:p/>
          </table:table-cell>
          <table:table-cell table:style-name="ce27" table:formula="of:=IFERROR(INDEX([$'olah data'.$B$4:$'olah data'.$N$39];MATCH([.$A200];[$'olah data'.J$4:$'olah data'.J$39];0);2);&quot;&quot;)">
            <text:p/>
          </table:table-cell>
          <table:table-cell table:style-name="ce27" table:formula="of:=IFERROR(INDEX([$'olah data'.$B$4:$'olah data'.$N$39];MATCH([.$A200];[$'olah data'.K$4:$'olah data'.K$39];0);2);&quot;&quot;)">
            <text:p/>
          </table:table-cell>
          <table:table-cell table:style-name="ce27" table:formula="of:=IFERROR(INDEX([$'olah data'.$B$4:$'olah data'.$N$39];MATCH([.$A200];[$'olah data'.L$4:$'olah data'.L$39];0);2);&quot;&quot;)">
            <text:p/>
          </table:table-cell>
          <table:table-cell table:style-name="ce27" table:formula="of:=IFERROR(INDEX([$'olah data'.$B$4:$'olah data'.$N$39];MATCH([.$A200];[$'olah data'.M$4:$'olah data'.M$39];0);2);&quot;&quot;)">
            <text:p/>
          </table:table-cell>
          <table:table-cell table:style-name="ce27" table:formula="of:=IFERROR(INDEX([$'olah data'.$B$4:$'olah data'.$N$39];MATCH([.$A200];[$'olah data'.N$4:$'olah data'.N$39];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IFERROR([$'View Input'.Z1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0" calcext:value-type="float">
            <text:p>200</text:p>
          </table:table-cell>
          <table:table-cell table:style-name="ce64" office:value-type="float" office:value="5" calcext:value-type="float">
            <text:p>5</text:p>
          </table:table-cell>
          <table:table-cell table:style-name="ce98" table:formula="of:=IF([.R201]=&quot;&quot;;IF([.Q201]=&quot;R&quot;;VLOOKUP([.P201];[$'olah data'.$R$3:$'olah data'.$S$7];2);[.P201]);IF([.R201]=[.P201];[.P201];[.Q201]))" office:value-type="float" office:value="0" calcext:value-type="float">
            <text:p>0</text:p>
          </table:table-cell>
          <table:table-cell table:style-name="ce27" table:formula="of:=IFERROR(INDEX([$'olah data'.$B$4:$'olah data'.$N$39];MATCH([.$A201];[$'olah data'.D$4:$'olah data'.D$39];0);2);&quot;&quot;)">
            <text:p/>
          </table:table-cell>
          <table:table-cell table:style-name="ce27" table:formula="of:=IFERROR(INDEX([$'olah data'.$B$4:$'olah data'.$N$39];MATCH([.$A201];[$'olah data'.E$4:$'olah data'.E$39];0);2);&quot;&quot;)">
            <text:p/>
          </table:table-cell>
          <table:table-cell table:style-name="ce27" table:formula="of:=IFERROR(INDEX([$'olah data'.$B$4:$'olah data'.$N$39];MATCH([.$A201];[$'olah data'.F$4:$'olah data'.F$39];0);2);&quot;&quot;)">
            <text:p/>
          </table:table-cell>
          <table:table-cell table:style-name="ce27" table:formula="of:=IFERROR(INDEX([$'olah data'.$B$4:$'olah data'.$N$39];MATCH([.$A201];[$'olah data'.G$4:$'olah data'.G$39];0);2);&quot;&quot;)">
            <text:p/>
          </table:table-cell>
          <table:table-cell table:style-name="ce27" table:formula="of:=IFERROR(INDEX([$'olah data'.$B$4:$'olah data'.$N$39];MATCH([.$A201];[$'olah data'.H$4:$'olah data'.H$39];0);2);&quot;&quot;)">
            <text:p/>
          </table:table-cell>
          <table:table-cell table:style-name="ce27" table:formula="of:=IFERROR(INDEX([$'olah data'.$B$4:$'olah data'.$N$39];MATCH([.$A201];[$'olah data'.I$4:$'olah data'.I$39];0);2);&quot;&quot;)" office:value-type="string" office:string-value="Eagerness of effort vs laziness (9 items)" calcext:value-type="string">
            <text:p>Eagerness of effort vs laziness (9 items)</text:p>
          </table:table-cell>
          <table:table-cell table:style-name="ce27" table:formula="of:=IFERROR(INDEX([$'olah data'.$B$4:$'olah data'.$N$39];MATCH([.$A201];[$'olah data'.J$4:$'olah data'.J$39];0);2);&quot;&quot;)">
            <text:p/>
          </table:table-cell>
          <table:table-cell table:style-name="ce27" table:formula="of:=IFERROR(INDEX([$'olah data'.$B$4:$'olah data'.$N$39];MATCH([.$A201];[$'olah data'.K$4:$'olah data'.K$39];0);2);&quot;&quot;)">
            <text:p/>
          </table:table-cell>
          <table:table-cell table:style-name="ce27" table:formula="of:=IFERROR(INDEX([$'olah data'.$B$4:$'olah data'.$N$39];MATCH([.$A201];[$'olah data'.L$4:$'olah data'.L$39];0);2);&quot;&quot;)">
            <text:p/>
          </table:table-cell>
          <table:table-cell table:style-name="ce27" table:formula="of:=IFERROR(INDEX([$'olah data'.$B$4:$'olah data'.$N$39];MATCH([.$A201];[$'olah data'.M$4:$'olah data'.M$39];0);2);&quot;&quot;)">
            <text:p/>
          </table:table-cell>
          <table:table-cell table:style-name="ce27" table:formula="of:=IFERROR(INDEX([$'olah data'.$B$4:$'olah data'.$N$39];MATCH([.$A201];[$'olah data'.N$4:$'olah data'.N$39];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IFERROR([$'View Input'.Z1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1" calcext:value-type="float">
            <text:p>201</text:p>
          </table:table-cell>
          <table:table-cell table:style-name="ce64" office:value-type="float" office:value="5" calcext:value-type="float">
            <text:p>5</text:p>
          </table:table-cell>
          <table:table-cell table:style-name="ce98" table:formula="of:=IF([.R202]=&quot;&quot;;IF([.Q202]=&quot;R&quot;;VLOOKUP([.P202];[$'olah data'.$R$3:$'olah data'.$S$7];2);[.P202]);IF([.R202]=[.P202];[.P202];[.Q202]))" office:value-type="float" office:value="0" calcext:value-type="float">
            <text:p>0</text:p>
          </table:table-cell>
          <table:table-cell table:style-name="ce27" table:formula="of:=IFERROR(INDEX([$'olah data'.$B$4:$'olah data'.$N$39];MATCH([.$A202];[$'olah data'.D$4:$'olah data'.D$39];0);2);&quot;&quot;)">
            <text:p/>
          </table:table-cell>
          <table:table-cell table:style-name="ce27" table:formula="of:=IFERROR(INDEX([$'olah data'.$B$4:$'olah data'.$N$39];MATCH([.$A202];[$'olah data'.E$4:$'olah data'.E$39];0);2);&quot;&quot;)">
            <text:p/>
          </table:table-cell>
          <table:table-cell table:style-name="ce27" table:formula="of:=IFERROR(INDEX([$'olah data'.$B$4:$'olah data'.$N$39];MATCH([.$A202];[$'olah data'.F$4:$'olah data'.F$39];0);2);&quot;&quot;)">
            <text:p/>
          </table:table-cell>
          <table:table-cell table:style-name="ce27" table:formula="of:=IFERROR(INDEX([$'olah data'.$B$4:$'olah data'.$N$39];MATCH([.$A202];[$'olah data'.G$4:$'olah data'.G$39];0);2);&quot;&quot;)" office:value-type="string" office:string-value="Helpfulness vs. unhelpfulness (8 items)" calcext:value-type="string">
            <text:p>Helpfulness vs. unhelpfulness (8 items)</text:p>
          </table:table-cell>
          <table:table-cell table:style-name="ce27" table:formula="of:=IFERROR(INDEX([$'olah data'.$B$4:$'olah data'.$N$39];MATCH([.$A202];[$'olah data'.H$4:$'olah data'.H$39];0);2);&quot;&quot;)">
            <text:p/>
          </table:table-cell>
          <table:table-cell table:style-name="ce27" table:formula="of:=IFERROR(INDEX([$'olah data'.$B$4:$'olah data'.$N$39];MATCH([.$A202];[$'olah data'.I$4:$'olah data'.I$39];0);2);&quot;&quot;)">
            <text:p/>
          </table:table-cell>
          <table:table-cell table:style-name="ce27" table:formula="of:=IFERROR(INDEX([$'olah data'.$B$4:$'olah data'.$N$39];MATCH([.$A202];[$'olah data'.J$4:$'olah data'.J$39];0);2);&quot;&quot;)">
            <text:p/>
          </table:table-cell>
          <table:table-cell table:style-name="ce27" table:formula="of:=IFERROR(INDEX([$'olah data'.$B$4:$'olah data'.$N$39];MATCH([.$A202];[$'olah data'.K$4:$'olah data'.K$39];0);2);&quot;&quot;)">
            <text:p/>
          </table:table-cell>
          <table:table-cell table:style-name="ce27" table:formula="of:=IFERROR(INDEX([$'olah data'.$B$4:$'olah data'.$N$39];MATCH([.$A202];[$'olah data'.L$4:$'olah data'.L$39];0);2);&quot;&quot;)">
            <text:p/>
          </table:table-cell>
          <table:table-cell table:style-name="ce27" table:formula="of:=IFERROR(INDEX([$'olah data'.$B$4:$'olah data'.$N$39];MATCH([.$A202];[$'olah data'.M$4:$'olah data'.M$39];0);2);&quot;&quot;)">
            <text:p/>
          </table:table-cell>
          <table:table-cell table:style-name="ce27" table:formula="of:=IFERROR(INDEX([$'olah data'.$B$4:$'olah data'.$N$39];MATCH([.$A202];[$'olah data'.N$4:$'olah data'.N$39];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IFERROR([$'View Input'.Z13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2" calcext:value-type="float">
            <text:p>202</text:p>
          </table:table-cell>
          <table:table-cell table:style-name="ce64" office:value-type="float" office:value="5" calcext:value-type="float">
            <text:p>5</text:p>
          </table:table-cell>
          <table:table-cell table:style-name="ce98" table:formula="of:=IF([.R203]=&quot;&quot;;IF([.Q203]=&quot;R&quot;;VLOOKUP([.P203];[$'olah data'.$R$3:$'olah data'.$S$7];2);[.P203]);IF([.R203]=[.P203];[.P203];[.Q203]))" office:value-type="float" office:value="0" calcext:value-type="float">
            <text:p>0</text:p>
          </table:table-cell>
          <table:table-cell table:style-name="ce27" table:formula="of:=IFERROR(INDEX([$'olah data'.$B$4:$'olah data'.$N$39];MATCH([.$A203];[$'olah data'.D$4:$'olah data'.D$39];0);2);&quot;&quot;)">
            <text:p/>
          </table:table-cell>
          <table:table-cell table:style-name="ce27" table:formula="of:=IFERROR(INDEX([$'olah data'.$B$4:$'olah data'.$N$39];MATCH([.$A203];[$'olah data'.E$4:$'olah data'.E$39];0);2);&quot;&quot;)">
            <text:p/>
          </table:table-cell>
          <table:table-cell table:style-name="ce27" table:formula="of:=IFERROR(INDEX([$'olah data'.$B$4:$'olah data'.$N$39];MATCH([.$A203];[$'olah data'.F$4:$'olah data'.F$39];0);2);&quot;&quot;)">
            <text:p/>
          </table:table-cell>
          <table:table-cell table:style-name="ce27" table:formula="of:=IFERROR(INDEX([$'olah data'.$B$4:$'olah data'.$N$39];MATCH([.$A203];[$'olah data'.G$4:$'olah data'.G$39];0);2);&quot;&quot;)">
            <text:p/>
          </table:table-cell>
          <table:table-cell table:style-name="ce27" table:formula="of:=IFERROR(INDEX([$'olah data'.$B$4:$'olah data'.$N$39];MATCH([.$A203];[$'olah data'.H$4:$'olah data'.H$39];0);2);&quot;&quot;)">
            <text:p/>
          </table:table-cell>
          <table:table-cell table:style-name="ce27" table:formula="of:=IFERROR(INDEX([$'olah data'.$B$4:$'olah data'.$N$39];MATCH([.$A203];[$'olah data'.I$4:$'olah data'.I$39];0);2);&quot;&quot;)">
            <text:p/>
          </table:table-cell>
          <table:table-cell table:style-name="ce27" table:formula="of:=IFERROR(INDEX([$'olah data'.$B$4:$'olah data'.$N$39];MATCH([.$A203];[$'olah data'.J$4:$'olah data'.J$39];0);2);&quot;&quot;)" office:value-type="string" office:string-value="Ambitious vs underachieving (10 items)" calcext:value-type="string">
            <text:p>Ambitious vs underachieving (10 items)</text:p>
          </table:table-cell>
          <table:table-cell table:style-name="ce27" table:formula="of:=IFERROR(INDEX([$'olah data'.$B$4:$'olah data'.$N$39];MATCH([.$A203];[$'olah data'.K$4:$'olah data'.K$39];0);2);&quot;&quot;)">
            <text:p/>
          </table:table-cell>
          <table:table-cell table:style-name="ce27" table:formula="of:=IFERROR(INDEX([$'olah data'.$B$4:$'olah data'.$N$39];MATCH([.$A203];[$'olah data'.L$4:$'olah data'.L$39];0);2);&quot;&quot;)">
            <text:p/>
          </table:table-cell>
          <table:table-cell table:style-name="ce27" table:formula="of:=IFERROR(INDEX([$'olah data'.$B$4:$'olah data'.$N$39];MATCH([.$A203];[$'olah data'.M$4:$'olah data'.M$39];0);2);&quot;&quot;)">
            <text:p/>
          </table:table-cell>
          <table:table-cell table:style-name="ce27" table:formula="of:=IFERROR(INDEX([$'olah data'.$B$4:$'olah data'.$N$39];MATCH([.$A203];[$'olah data'.N$4:$'olah data'.N$39];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IFERROR([$'View Input'.Z13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3" calcext:value-type="float">
            <text:p>203</text:p>
          </table:table-cell>
          <table:table-cell table:style-name="ce64" office:value-type="float" office:value="5" calcext:value-type="float">
            <text:p>5</text:p>
          </table:table-cell>
          <table:table-cell table:style-name="ce98" table:formula="of:=IF([.R204]=&quot;&quot;;IF([.Q204]=&quot;R&quot;;VLOOKUP([.P204];[$'olah data'.$R$3:$'olah data'.$S$7];2);[.P204]);IF([.R204]=[.P204];[.P204];[.Q204]))" office:value-type="float" office:value="0" calcext:value-type="float">
            <text:p>0</text:p>
          </table:table-cell>
          <table:table-cell table:style-name="ce27" table:formula="of:=IFERROR(INDEX([$'olah data'.$B$4:$'olah data'.$N$39];MATCH([.$A204];[$'olah data'.D$4:$'olah data'.D$39];0);2);&quot;&quot;)">
            <text:p/>
          </table:table-cell>
          <table:table-cell table:style-name="ce27" table:formula="of:=IFERROR(INDEX([$'olah data'.$B$4:$'olah data'.$N$39];MATCH([.$A204];[$'olah data'.E$4:$'olah data'.E$39];0);2);&quot;&quot;)">
            <text:p/>
          </table:table-cell>
          <table:table-cell table:style-name="ce27" table:formula="of:=IFERROR(INDEX([$'olah data'.$B$4:$'olah data'.$N$39];MATCH([.$A204];[$'olah data'.F$4:$'olah data'.F$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04];[$'olah data'.G$4:$'olah data'.G$39];0);2);&quot;&quot;)">
            <text:p/>
          </table:table-cell>
          <table:table-cell table:style-name="ce27" table:formula="of:=IFERROR(INDEX([$'olah data'.$B$4:$'olah data'.$N$39];MATCH([.$A204];[$'olah data'.H$4:$'olah data'.H$39];0);2);&quot;&quot;)">
            <text:p/>
          </table:table-cell>
          <table:table-cell table:style-name="ce27" table:formula="of:=IFERROR(INDEX([$'olah data'.$B$4:$'olah data'.$N$39];MATCH([.$A204];[$'olah data'.I$4:$'olah data'.I$39];0);2);&quot;&quot;)">
            <text:p/>
          </table:table-cell>
          <table:table-cell table:style-name="ce27" table:formula="of:=IFERROR(INDEX([$'olah data'.$B$4:$'olah data'.$N$39];MATCH([.$A204];[$'olah data'.J$4:$'olah data'.J$39];0);2);&quot;&quot;)">
            <text:p/>
          </table:table-cell>
          <table:table-cell table:style-name="ce27" table:formula="of:=IFERROR(INDEX([$'olah data'.$B$4:$'olah data'.$N$39];MATCH([.$A204];[$'olah data'.K$4:$'olah data'.K$39];0);2);&quot;&quot;)">
            <text:p/>
          </table:table-cell>
          <table:table-cell table:style-name="ce27" table:formula="of:=IFERROR(INDEX([$'olah data'.$B$4:$'olah data'.$N$39];MATCH([.$A204];[$'olah data'.L$4:$'olah data'.L$39];0);2);&quot;&quot;)">
            <text:p/>
          </table:table-cell>
          <table:table-cell table:style-name="ce27" table:formula="of:=IFERROR(INDEX([$'olah data'.$B$4:$'olah data'.$N$39];MATCH([.$A204];[$'olah data'.M$4:$'olah data'.M$39];0);2);&quot;&quot;)">
            <text:p/>
          </table:table-cell>
          <table:table-cell table:style-name="ce27" table:formula="of:=IFERROR(INDEX([$'olah data'.$B$4:$'olah data'.$N$39];MATCH([.$A204];[$'olah data'.N$4:$'olah data'.N$39];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IFERROR([$'View Input'.Z13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4" calcext:value-type="float">
            <text:p>204</text:p>
          </table:table-cell>
          <table:table-cell table:style-name="ce64" office:value-type="float" office:value="5" calcext:value-type="float">
            <text:p>5</text:p>
          </table:table-cell>
          <table:table-cell table:style-name="ce98" table:formula="of:=IF([.R205]=&quot;&quot;;IF([.Q205]=&quot;R&quot;;VLOOKUP([.P205];[$'olah data'.$R$3:$'olah data'.$S$7];2);[.P205]);IF([.R205]=[.P205];[.P205];[.Q205]))" office:value-type="float" office:value="0" calcext:value-type="float">
            <text:p>0</text:p>
          </table:table-cell>
          <table:table-cell table:style-name="ce27" table:formula="of:=IFERROR(INDEX([$'olah data'.$B$4:$'olah data'.$N$39];MATCH([.$A205];[$'olah data'.D$4:$'olah data'.D$39];0);2);&quot;&quot;)">
            <text:p/>
          </table:table-cell>
          <table:table-cell table:style-name="ce27" table:formula="of:=IFERROR(INDEX([$'olah data'.$B$4:$'olah data'.$N$39];MATCH([.$A205];[$'olah data'.E$4:$'olah data'.E$39];0);2);&quot;&quot;)">
            <text:p/>
          </table:table-cell>
          <table:table-cell table:style-name="ce27" table:formula="of:=IFERROR(INDEX([$'olah data'.$B$4:$'olah data'.$N$39];MATCH([.$A205];[$'olah data'.F$4:$'olah data'.F$39];0);2);&quot;&quot;)" office:value-type="string" office:string-value="Enlightened second nature (11 items)" calcext:value-type="string">
            <text:p>Enlightened second nature (11 items)</text:p>
          </table:table-cell>
          <table:table-cell table:style-name="ce27" table:formula="of:=IFERROR(INDEX([$'olah data'.$B$4:$'olah data'.$N$39];MATCH([.$A205];[$'olah data'.G$4:$'olah data'.G$39];0);2);&quot;&quot;)">
            <text:p/>
          </table:table-cell>
          <table:table-cell table:style-name="ce27" table:formula="of:=IFERROR(INDEX([$'olah data'.$B$4:$'olah data'.$N$39];MATCH([.$A205];[$'olah data'.H$4:$'olah data'.H$39];0);2);&quot;&quot;)">
            <text:p/>
          </table:table-cell>
          <table:table-cell table:style-name="ce27" table:formula="of:=IFERROR(INDEX([$'olah data'.$B$4:$'olah data'.$N$39];MATCH([.$A205];[$'olah data'.I$4:$'olah data'.I$39];0);2);&quot;&quot;)">
            <text:p/>
          </table:table-cell>
          <table:table-cell table:style-name="ce27" table:formula="of:=IFERROR(INDEX([$'olah data'.$B$4:$'olah data'.$N$39];MATCH([.$A205];[$'olah data'.J$4:$'olah data'.J$39];0);2);&quot;&quot;)">
            <text:p/>
          </table:table-cell>
          <table:table-cell table:style-name="ce27" table:formula="of:=IFERROR(INDEX([$'olah data'.$B$4:$'olah data'.$N$39];MATCH([.$A205];[$'olah data'.K$4:$'olah data'.K$39];0);2);&quot;&quot;)">
            <text:p/>
          </table:table-cell>
          <table:table-cell table:style-name="ce27" table:formula="of:=IFERROR(INDEX([$'olah data'.$B$4:$'olah data'.$N$39];MATCH([.$A205];[$'olah data'.L$4:$'olah data'.L$39];0);2);&quot;&quot;)">
            <text:p/>
          </table:table-cell>
          <table:table-cell table:style-name="ce27" table:formula="of:=IFERROR(INDEX([$'olah data'.$B$4:$'olah data'.$N$39];MATCH([.$A205];[$'olah data'.M$4:$'olah data'.M$39];0);2);&quot;&quot;)">
            <text:p/>
          </table:table-cell>
          <table:table-cell table:style-name="ce27" table:formula="of:=IFERROR(INDEX([$'olah data'.$B$4:$'olah data'.$N$39];MATCH([.$A205];[$'olah data'.N$4:$'olah data'.N$39];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IFERROR([$'View Input'.Z13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5" calcext:value-type="float">
            <text:p>205</text:p>
          </table:table-cell>
          <table:table-cell table:style-name="ce64" office:value-type="float" office:value="5" calcext:value-type="float">
            <text:p>5</text:p>
          </table:table-cell>
          <table:table-cell table:style-name="ce98" table:formula="of:=IF([.R206]=&quot;&quot;;IF([.Q206]=&quot;R&quot;;VLOOKUP([.P206];[$'olah data'.$R$3:$'olah data'.$S$7];2);[.P206]);IF([.R206]=[.P206];[.P206];[.Q206]))" office:value-type="string" office:string-value="" calcext:value-type="error">
            <text:p>#N/A</text:p>
          </table:table-cell>
          <table:table-cell table:style-name="ce27" table:formula="of:=IFERROR(INDEX([$'olah data'.$B$4:$'olah data'.$N$39];MATCH([.$A206];[$'olah data'.D$4:$'olah data'.D$39];0);2);&quot;&quot;)">
            <text:p/>
          </table:table-cell>
          <table:table-cell table:style-name="ce27" table:formula="of:=IFERROR(INDEX([$'olah data'.$B$4:$'olah data'.$N$39];MATCH([.$A206];[$'olah data'.E$4:$'olah data'.E$39];0);2);&quot;&quot;)">
            <text:p/>
          </table:table-cell>
          <table:table-cell table:style-name="ce27" table:formula="of:=IFERROR(INDEX([$'olah data'.$B$4:$'olah data'.$N$39];MATCH([.$A206];[$'olah data'.F$4:$'olah data'.F$39];0);2);&quot;&quot;)">
            <text:p/>
          </table:table-cell>
          <table:table-cell table:style-name="ce27" table:formula="of:=IFERROR(INDEX([$'olah data'.$B$4:$'olah data'.$N$39];MATCH([.$A206];[$'olah data'.G$4:$'olah data'.G$39];0);2);&quot;&quot;)">
            <text:p/>
          </table:table-cell>
          <table:table-cell table:style-name="ce27" table:formula="of:=IFERROR(INDEX([$'olah data'.$B$4:$'olah data'.$N$39];MATCH([.$A206];[$'olah data'.H$4:$'olah data'.H$39];0);2);&quot;&quot;)">
            <text:p/>
          </table:table-cell>
          <table:table-cell table:style-name="ce27" table:formula="of:=IFERROR(INDEX([$'olah data'.$B$4:$'olah data'.$N$39];MATCH([.$A206];[$'olah data'.I$4:$'olah data'.I$39];0);2);&quot;&quot;)">
            <text:p/>
          </table:table-cell>
          <table:table-cell table:style-name="ce27" table:formula="of:=IFERROR(INDEX([$'olah data'.$B$4:$'olah data'.$N$39];MATCH([.$A206];[$'olah data'.J$4:$'olah data'.J$39];0);2);&quot;&quot;)">
            <text:p/>
          </table:table-cell>
          <table:table-cell table:style-name="ce27" table:formula="of:=IFERROR(INDEX([$'olah data'.$B$4:$'olah data'.$N$39];MATCH([.$A206];[$'olah data'.K$4:$'olah data'.K$39];0);2);&quot;&quot;)">
            <text:p/>
          </table:table-cell>
          <table:table-cell table:style-name="ce27" table:formula="of:=IFERROR(INDEX([$'olah data'.$B$4:$'olah data'.$N$39];MATCH([.$A206];[$'olah data'.L$4:$'olah data'.L$39];0);2);&quot;&quot;)">
            <text:p/>
          </table:table-cell>
          <table:table-cell table:style-name="ce27" table:formula="of:=IFERROR(INDEX([$'olah data'.$B$4:$'olah data'.$N$39];MATCH([.$A206];[$'olah data'.M$4:$'olah data'.M$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06];[$'olah data'.N$4:$'olah data'.N$39];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IFERROR([$'View Input'.Z135];&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06" calcext:value-type="float">
            <text:p>206</text:p>
          </table:table-cell>
          <table:table-cell table:style-name="ce64" office:value-type="float" office:value="5" calcext:value-type="float">
            <text:p>5</text:p>
          </table:table-cell>
          <table:table-cell table:style-name="ce98" table:formula="of:=IF([.R207]=&quot;&quot;;IF([.Q207]=&quot;R&quot;;VLOOKUP([.P207];[$'olah data'.$R$3:$'olah data'.$S$7];2);[.P207]);IF([.R207]=[.P207];[.P207];[.Q207]))" office:value-type="string" office:string-value="" calcext:value-type="error">
            <text:p>#N/A</text:p>
          </table:table-cell>
          <table:table-cell table:style-name="ce27" table:formula="of:=IFERROR(INDEX([$'olah data'.$B$4:$'olah data'.$N$39];MATCH([.$A207];[$'olah data'.D$4:$'olah data'.D$39];0);2);&quot;&quot;)">
            <text:p/>
          </table:table-cell>
          <table:table-cell table:style-name="ce27" table:formula="of:=IFERROR(INDEX([$'olah data'.$B$4:$'olah data'.$N$39];MATCH([.$A207];[$'olah data'.E$4:$'olah data'.E$39];0);2);&quot;&quot;)">
            <text:p/>
          </table:table-cell>
          <table:table-cell table:style-name="ce27" table:formula="of:=IFERROR(INDEX([$'olah data'.$B$4:$'olah data'.$N$39];MATCH([.$A207];[$'olah data'.F$4:$'olah data'.F$39];0);2);&quot;&quot;)">
            <text:p/>
          </table:table-cell>
          <table:table-cell table:style-name="ce27" table:formula="of:=IFERROR(INDEX([$'olah data'.$B$4:$'olah data'.$N$39];MATCH([.$A207];[$'olah data'.G$4:$'olah data'.G$39];0);2);&quot;&quot;)">
            <text:p/>
          </table:table-cell>
          <table:table-cell table:style-name="ce27" table:formula="of:=IFERROR(INDEX([$'olah data'.$B$4:$'olah data'.$N$39];MATCH([.$A207];[$'olah data'.H$4:$'olah data'.H$39];0);2);&quot;&quot;)">
            <text:p/>
          </table:table-cell>
          <table:table-cell table:style-name="ce27" table:formula="of:=IFERROR(INDEX([$'olah data'.$B$4:$'olah data'.$N$39];MATCH([.$A207];[$'olah data'.I$4:$'olah data'.I$39];0);2);&quot;&quot;)">
            <text:p/>
          </table:table-cell>
          <table:table-cell table:style-name="ce27" table:formula="of:=IFERROR(INDEX([$'olah data'.$B$4:$'olah data'.$N$39];MATCH([.$A207];[$'olah data'.J$4:$'olah data'.J$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07];[$'olah data'.K$4:$'olah data'.K$39];0);2);&quot;&quot;)">
            <text:p/>
          </table:table-cell>
          <table:table-cell table:style-name="ce27" table:formula="of:=IFERROR(INDEX([$'olah data'.$B$4:$'olah data'.$N$39];MATCH([.$A207];[$'olah data'.L$4:$'olah data'.L$39];0);2);&quot;&quot;)">
            <text:p/>
          </table:table-cell>
          <table:table-cell table:style-name="ce27" table:formula="of:=IFERROR(INDEX([$'olah data'.$B$4:$'olah data'.$N$39];MATCH([.$A207];[$'olah data'.M$4:$'olah data'.M$39];0);2);&quot;&quot;)">
            <text:p/>
          </table:table-cell>
          <table:table-cell table:style-name="ce27" table:formula="of:=IFERROR(INDEX([$'olah data'.$B$4:$'olah data'.$N$39];MATCH([.$A207];[$'olah data'.N$4:$'olah data'.N$39];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IFERROR([$'View Input'.Z13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07" calcext:value-type="float">
            <text:p>207</text:p>
          </table:table-cell>
          <table:table-cell table:style-name="ce64" office:value-type="float" office:value="5" calcext:value-type="float">
            <text:p>5</text:p>
          </table:table-cell>
          <table:table-cell table:style-name="ce98" table:formula="of:=IF([.R208]=&quot;&quot;;IF([.Q208]=&quot;R&quot;;VLOOKUP([.P208];[$'olah data'.$R$3:$'olah data'.$S$7];2);[.P208]);IF([.R208]=[.P208];[.P208];[.Q208]))" office:value-type="float" office:value="0" calcext:value-type="float">
            <text:p>0</text:p>
          </table:table-cell>
          <table:table-cell table:style-name="ce27" table:formula="of:=IFERROR(INDEX([$'olah data'.$B$4:$'olah data'.$N$39];MATCH([.$A208];[$'olah data'.D$4:$'olah data'.D$39];0);2);&quot;&quot;)">
            <text:p/>
          </table:table-cell>
          <table:table-cell table:style-name="ce27" table:formula="of:=IFERROR(INDEX([$'olah data'.$B$4:$'olah data'.$N$39];MATCH([.$A208];[$'olah data'.E$4:$'olah data'.E$39];0);2);&quot;&quot;)">
            <text:p/>
          </table:table-cell>
          <table:table-cell table:style-name="ce27" table:formula="of:=IFERROR(INDEX([$'olah data'.$B$4:$'olah data'.$N$39];MATCH([.$A208];[$'olah data'.F$4:$'olah data'.F$39];0);2);&quot;&quot;)">
            <text:p/>
          </table:table-cell>
          <table:table-cell table:style-name="ce27" table:formula="of:=IFERROR(INDEX([$'olah data'.$B$4:$'olah data'.$N$39];MATCH([.$A208];[$'olah data'.G$4:$'olah data'.G$39];0);2);&quot;&quot;)">
            <text:p/>
          </table:table-cell>
          <table:table-cell table:style-name="ce27" table:formula="of:=IFERROR(INDEX([$'olah data'.$B$4:$'olah data'.$N$39];MATCH([.$A208];[$'olah data'.H$4:$'olah data'.H$39];0);2);&quot;&quot;)">
            <text:p/>
          </table:table-cell>
          <table:table-cell table:style-name="ce27" table:formula="of:=IFERROR(INDEX([$'olah data'.$B$4:$'olah data'.$N$39];MATCH([.$A208];[$'olah data'.I$4:$'olah data'.I$39];0);2);&quot;&quot;)">
            <text:p/>
          </table:table-cell>
          <table:table-cell table:style-name="ce27" table:formula="of:=IFERROR(INDEX([$'olah data'.$B$4:$'olah data'.$N$39];MATCH([.$A208];[$'olah data'.J$4:$'olah data'.J$39];0);2);&quot;&quot;)">
            <text:p/>
          </table:table-cell>
          <table:table-cell table:style-name="ce27" table:formula="of:=IFERROR(INDEX([$'olah data'.$B$4:$'olah data'.$N$39];MATCH([.$A208];[$'olah data'.K$4:$'olah data'.K$39];0);2);&quot;&quot;)" office:value-type="string" office:string-value="Ambitious vs underachieving (10 items)" calcext:value-type="string">
            <text:p>Ambitious vs underachieving (10 items)</text:p>
          </table:table-cell>
          <table:table-cell table:style-name="ce27" table:formula="of:=IFERROR(INDEX([$'olah data'.$B$4:$'olah data'.$N$39];MATCH([.$A208];[$'olah data'.L$4:$'olah data'.L$39];0);2);&quot;&quot;)">
            <text:p/>
          </table:table-cell>
          <table:table-cell table:style-name="ce27" table:formula="of:=IFERROR(INDEX([$'olah data'.$B$4:$'olah data'.$N$39];MATCH([.$A208];[$'olah data'.M$4:$'olah data'.M$39];0);2);&quot;&quot;)">
            <text:p/>
          </table:table-cell>
          <table:table-cell table:style-name="ce27" table:formula="of:=IFERROR(INDEX([$'olah data'.$B$4:$'olah data'.$N$39];MATCH([.$A208];[$'olah data'.N$4:$'olah data'.N$39];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IFERROR([$'View Input'.Z13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8" calcext:value-type="float">
            <text:p>208</text:p>
          </table:table-cell>
          <table:table-cell table:style-name="ce64" office:value-type="float" office:value="5" calcext:value-type="float">
            <text:p>5</text:p>
          </table:table-cell>
          <table:table-cell table:style-name="ce98" table:formula="of:=IF([.R209]=&quot;&quot;;IF([.Q209]=&quot;R&quot;;VLOOKUP([.P209];[$'olah data'.$R$3:$'olah data'.$S$7];2);[.P209]);IF([.R209]=[.P209];[.P209];[.Q209]))" office:value-type="string" office:string-value="" calcext:value-type="error">
            <text:p>#N/A</text:p>
          </table:table-cell>
          <table:table-cell table:style-name="ce27" table:formula="of:=IFERROR(INDEX([$'olah data'.$B$4:$'olah data'.$N$39];MATCH([.$A209];[$'olah data'.D$4:$'olah data'.D$39];0);2);&quot;&quot;)">
            <text:p/>
          </table:table-cell>
          <table:table-cell table:style-name="ce27" table:formula="of:=IFERROR(INDEX([$'olah data'.$B$4:$'olah data'.$N$39];MATCH([.$A209];[$'olah data'.E$4:$'olah data'.E$39];0);2);&quot;&quot;)">
            <text:p/>
          </table:table-cell>
          <table:table-cell table:style-name="ce27" table:formula="of:=IFERROR(INDEX([$'olah data'.$B$4:$'olah data'.$N$39];MATCH([.$A209];[$'olah data'.F$4:$'olah data'.F$39];0);2);&quot;&quot;)">
            <text:p/>
          </table:table-cell>
          <table:table-cell table:style-name="ce27" table:formula="of:=IFERROR(INDEX([$'olah data'.$B$4:$'olah data'.$N$39];MATCH([.$A209];[$'olah data'.G$4:$'olah data'.G$39];0);2);&quot;&quot;)">
            <text:p/>
          </table:table-cell>
          <table:table-cell table:style-name="ce27" table:formula="of:=IFERROR(INDEX([$'olah data'.$B$4:$'olah data'.$N$39];MATCH([.$A209];[$'olah data'.H$4:$'olah data'.H$39];0);2);&quot;&quot;)">
            <text:p/>
          </table:table-cell>
          <table:table-cell table:style-name="ce27" table:formula="of:=IFERROR(INDEX([$'olah data'.$B$4:$'olah data'.$N$39];MATCH([.$A209];[$'olah data'.I$4:$'olah data'.I$39];0);2);&quot;&quot;)">
            <text:p/>
          </table:table-cell>
          <table:table-cell table:style-name="ce27" table:formula="of:=IFERROR(INDEX([$'olah data'.$B$4:$'olah data'.$N$39];MATCH([.$A209];[$'olah data'.J$4:$'olah data'.J$39];0);2);&quot;&quot;)" office:value-type="string" office:string-value="Compassion vs. revengefulness (7 items)" calcext:value-type="string">
            <text:p>Compassion vs. revengefulness (7 items)</text:p>
          </table:table-cell>
          <table:table-cell table:style-name="ce27" table:formula="of:=IFERROR(INDEX([$'olah data'.$B$4:$'olah data'.$N$39];MATCH([.$A209];[$'olah data'.K$4:$'olah data'.K$39];0);2);&quot;&quot;)">
            <text:p/>
          </table:table-cell>
          <table:table-cell table:style-name="ce27" table:formula="of:=IFERROR(INDEX([$'olah data'.$B$4:$'olah data'.$N$39];MATCH([.$A209];[$'olah data'.L$4:$'olah data'.L$39];0);2);&quot;&quot;)">
            <text:p/>
          </table:table-cell>
          <table:table-cell table:style-name="ce27" table:formula="of:=IFERROR(INDEX([$'olah data'.$B$4:$'olah data'.$N$39];MATCH([.$A209];[$'olah data'.M$4:$'olah data'.M$39];0);2);&quot;&quot;)">
            <text:p/>
          </table:table-cell>
          <table:table-cell table:style-name="ce27" table:formula="of:=IFERROR(INDEX([$'olah data'.$B$4:$'olah data'.$N$39];MATCH([.$A209];[$'olah data'.N$4:$'olah data'.N$39];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IFERROR([$'View Input'.Z138];&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09" calcext:value-type="float">
            <text:p>209</text:p>
          </table:table-cell>
          <table:table-cell table:style-name="ce98" office:value-type="string" calcext:value-type="string">
            <text:p>Tidak Mudeng</text:p>
          </table:table-cell>
          <table:table-cell table:style-name="ce98" table:formula="of:=IF([.R210]=&quot;&quot;;IF([.Q210]=&quot;R&quot;;VLOOKUP([.P210];[$'olah data'.$R$3:$'olah data'.$S$7];2);[.P210]);IF([.R210]=[.P210];[.P210];[.Q210]))" office:value-type="string" office:string-value="Tidak Mudeng" calcext:value-type="string">
            <text:p>Tidak Mudeng</text:p>
          </table:table-cell>
          <table:table-cell table:style-name="ce27" table:formula="of:=IFERROR(INDEX([$'olah data'.$B$4:$'olah data'.$N$39];MATCH([.$A210];[$'olah data'.D$4:$'olah data'.D$39];0);2);&quot;&quot;)">
            <text:p/>
          </table:table-cell>
          <table:table-cell table:style-name="ce27" table:formula="of:=IFERROR(INDEX([$'olah data'.$B$4:$'olah data'.$N$39];MATCH([.$A210];[$'olah data'.E$4:$'olah data'.E$39];0);2);&quot;&quot;)">
            <text:p/>
          </table:table-cell>
          <table:table-cell table:style-name="ce27" table:formula="of:=IFERROR(INDEX([$'olah data'.$B$4:$'olah data'.$N$39];MATCH([.$A210];[$'olah data'.F$4:$'olah data'.F$39];0);2);&quot;&quot;)">
            <text:p/>
          </table:table-cell>
          <table:table-cell table:style-name="ce27" table:formula="of:=IFERROR(INDEX([$'olah data'.$B$4:$'olah data'.$N$39];MATCH([.$A210];[$'olah data'.G$4:$'olah data'.G$39];0);2);&quot;&quot;)">
            <text:p/>
          </table:table-cell>
          <table:table-cell table:style-name="ce27" table:formula="of:=IFERROR(INDEX([$'olah data'.$B$4:$'olah data'.$N$39];MATCH([.$A210];[$'olah data'.H$4:$'olah data'.H$39];0);2);&quot;&quot;)" office:value-type="string" office:string-value="Validity Scale (5 items)" calcext:value-type="string">
            <text:p>Validity Scale (5 items)</text:p>
          </table:table-cell>
          <table:table-cell table:style-name="ce27" table:formula="of:=IFERROR(INDEX([$'olah data'.$B$4:$'olah data'.$N$39];MATCH([.$A210];[$'olah data'.I$4:$'olah data'.I$39];0);2);&quot;&quot;)">
            <text:p/>
          </table:table-cell>
          <table:table-cell table:style-name="ce27" table:formula="of:=IFERROR(INDEX([$'olah data'.$B$4:$'olah data'.$N$39];MATCH([.$A210];[$'olah data'.J$4:$'olah data'.J$39];0);2);&quot;&quot;)">
            <text:p/>
          </table:table-cell>
          <table:table-cell table:style-name="ce27" table:formula="of:=IFERROR(INDEX([$'olah data'.$B$4:$'olah data'.$N$39];MATCH([.$A210];[$'olah data'.K$4:$'olah data'.K$39];0);2);&quot;&quot;)">
            <text:p/>
          </table:table-cell>
          <table:table-cell table:style-name="ce27" table:formula="of:=IFERROR(INDEX([$'olah data'.$B$4:$'olah data'.$N$39];MATCH([.$A210];[$'olah data'.L$4:$'olah data'.L$39];0);2);&quot;&quot;)">
            <text:p/>
          </table:table-cell>
          <table:table-cell table:style-name="ce27" table:formula="of:=IFERROR(INDEX([$'olah data'.$B$4:$'olah data'.$N$39];MATCH([.$A210];[$'olah data'.M$4:$'olah data'.M$39];0);2);&quot;&quot;)">
            <text:p/>
          </table:table-cell>
          <table:table-cell table:style-name="ce27" table:formula="of:=IFERROR(INDEX([$'olah data'.$B$4:$'olah data'.$N$39];MATCH([.$A210];[$'olah data'.N$4:$'olah data'.N$39];0);2);&quot;&quot;)">
            <text:p/>
          </table:table-cell>
          <table:table-cell table:style-name="ce27" table:formula="of:=CONCATENATE([.D210];[.E210];[.F210];[.G210];[.H210];[.I210];[.J210];[.K210];[.L210];[.M210];[.N210])" office:value-type="string" office:string-value="Validity Scale (5 items)" calcext:value-type="string">
            <text:p>Validity Scale (5 items)</text:p>
          </table:table-cell>
          <table:table-cell table:style-name="ce84" table:formula="of:=IFERROR([$'View Input'.Z139];&quot;&quot;)" office:value-type="float" office:value="0" calcext:value-type="float">
            <text:p>0</text:p>
          </table:table-cell>
          <table:table-cell table:style-name="ce98" office:value-type="string" calcext:value-type="string">
            <text:p>Tidak Mudeng</text:p>
          </table:table-cell>
          <table:table-cell table:style-name="ce46" office:value-type="float" office:value="3" calcext:value-type="float">
            <text:p>3</text:p>
          </table:table-cell>
          <table:table-cell table:number-columns-repeated="1006"/>
        </table:table-row>
        <table:table-row table:style-name="ro3">
          <table:table-cell table:style-name="ce29" office:value-type="float" office:value="210" calcext:value-type="float">
            <text:p>210</text:p>
          </table:table-cell>
          <table:table-cell table:style-name="ce64" office:value-type="float" office:value="5" calcext:value-type="float">
            <text:p>5</text:p>
          </table:table-cell>
          <table:table-cell table:style-name="ce98" table:formula="of:=IF([.R211]=&quot;&quot;;IF([.Q211]=&quot;R&quot;;VLOOKUP([.P211];[$'olah data'.$R$3:$'olah data'.$S$7];2);[.P211]);IF([.R211]=[.P211];[.P211];[.Q211]))" office:value-type="float" office:value="0" calcext:value-type="float">
            <text:p>0</text:p>
          </table:table-cell>
          <table:table-cell table:style-name="ce27" table:formula="of:=IFERROR(INDEX([$'olah data'.$B$4:$'olah data'.$N$39];MATCH([.$A211];[$'olah data'.D$4:$'olah data'.D$39];0);2);&quot;&quot;)">
            <text:p/>
          </table:table-cell>
          <table:table-cell table:style-name="ce27" table:formula="of:=IFERROR(INDEX([$'olah data'.$B$4:$'olah data'.$N$39];MATCH([.$A211];[$'olah data'.E$4:$'olah data'.E$39];0);2);&quot;&quot;)">
            <text:p/>
          </table:table-cell>
          <table:table-cell table:style-name="ce27" table:formula="of:=IFERROR(INDEX([$'olah data'.$B$4:$'olah data'.$N$39];MATCH([.$A211];[$'olah data'.F$4:$'olah data'.F$39];0);2);&quot;&quot;)">
            <text:p/>
          </table:table-cell>
          <table:table-cell table:style-name="ce27" table:formula="of:=IFERROR(INDEX([$'olah data'.$B$4:$'olah data'.$N$39];MATCH([.$A211];[$'olah data'.G$4:$'olah data'.G$39];0);2);&quot;&quot;)">
            <text:p/>
          </table:table-cell>
          <table:table-cell table:style-name="ce27" table:formula="of:=IFERROR(INDEX([$'olah data'.$B$4:$'olah data'.$N$39];MATCH([.$A211];[$'olah data'.H$4:$'olah data'.H$39];0);2);&quot;&quot;)">
            <text:p/>
          </table:table-cell>
          <table:table-cell table:style-name="ce27" table:formula="of:=IFERROR(INDEX([$'olah data'.$B$4:$'olah data'.$N$39];MATCH([.$A211];[$'olah data'.I$4:$'olah data'.I$39];0);2);&quot;&quot;)">
            <text:p/>
          </table:table-cell>
          <table:table-cell table:style-name="ce27" table:formula="of:=IFERROR(INDEX([$'olah data'.$B$4:$'olah data'.$N$39];MATCH([.$A211];[$'olah data'.J$4:$'olah data'.J$39];0);2);&quot;&quot;)">
            <text:p/>
          </table:table-cell>
          <table:table-cell table:style-name="ce27" table:formula="of:=IFERROR(INDEX([$'olah data'.$B$4:$'olah data'.$N$39];MATCH([.$A211];[$'olah data'.K$4:$'olah data'.K$39];0);2);&quot;&quot;)" office:value-type="string" office:string-value="Impulsiveness v. reflection (9 items)" calcext:value-type="string">
            <text:p>Impulsiveness v. reflection (9 items)</text:p>
          </table:table-cell>
          <table:table-cell table:style-name="ce27" table:formula="of:=IFERROR(INDEX([$'olah data'.$B$4:$'olah data'.$N$39];MATCH([.$A211];[$'olah data'.L$4:$'olah data'.L$39];0);2);&quot;&quot;)">
            <text:p/>
          </table:table-cell>
          <table:table-cell table:style-name="ce27" table:formula="of:=IFERROR(INDEX([$'olah data'.$B$4:$'olah data'.$N$39];MATCH([.$A211];[$'olah data'.M$4:$'olah data'.M$39];0);2);&quot;&quot;)">
            <text:p/>
          </table:table-cell>
          <table:table-cell table:style-name="ce27" table:formula="of:=IFERROR(INDEX([$'olah data'.$B$4:$'olah data'.$N$39];MATCH([.$A211];[$'olah data'.N$4:$'olah data'.N$39];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IFERROR([$'View Input'.Z14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1" calcext:value-type="float">
            <text:p>211</text:p>
          </table:table-cell>
          <table:table-cell table:style-name="ce64" office:value-type="float" office:value="5" calcext:value-type="float">
            <text:p>5</text:p>
          </table:table-cell>
          <table:table-cell table:style-name="ce98" table:formula="of:=IF([.R212]=&quot;&quot;;IF([.Q212]=&quot;R&quot;;VLOOKUP([.P212];[$'olah data'.$R$3:$'olah data'.$S$7];2);[.P212]);IF([.R212]=[.P212];[.P212];[.Q212]))" office:value-type="float" office:value="0" calcext:value-type="float">
            <text:p>0</text:p>
          </table:table-cell>
          <table:table-cell table:style-name="ce27" table:formula="of:=IFERROR(INDEX([$'olah data'.$B$4:$'olah data'.$N$39];MATCH([.$A212];[$'olah data'.D$4:$'olah data'.D$39];0);2);&quot;&quot;)" office:value-type="string" office:string-value="Responsibility vs. blaming (8 items)" calcext:value-type="string">
            <text:p>Responsibility vs. blaming (8 items)</text:p>
          </table:table-cell>
          <table:table-cell table:style-name="ce27" table:formula="of:=IFERROR(INDEX([$'olah data'.$B$4:$'olah data'.$N$39];MATCH([.$A212];[$'olah data'.E$4:$'olah data'.E$39];0);2);&quot;&quot;)">
            <text:p/>
          </table:table-cell>
          <table:table-cell table:style-name="ce27" table:formula="of:=IFERROR(INDEX([$'olah data'.$B$4:$'olah data'.$N$39];MATCH([.$A212];[$'olah data'.F$4:$'olah data'.F$39];0);2);&quot;&quot;)">
            <text:p/>
          </table:table-cell>
          <table:table-cell table:style-name="ce27" table:formula="of:=IFERROR(INDEX([$'olah data'.$B$4:$'olah data'.$N$39];MATCH([.$A212];[$'olah data'.G$4:$'olah data'.G$39];0);2);&quot;&quot;)">
            <text:p/>
          </table:table-cell>
          <table:table-cell table:style-name="ce27" table:formula="of:=IFERROR(INDEX([$'olah data'.$B$4:$'olah data'.$N$39];MATCH([.$A212];[$'olah data'.H$4:$'olah data'.H$39];0);2);&quot;&quot;)">
            <text:p/>
          </table:table-cell>
          <table:table-cell table:style-name="ce27" table:formula="of:=IFERROR(INDEX([$'olah data'.$B$4:$'olah data'.$N$39];MATCH([.$A212];[$'olah data'.I$4:$'olah data'.I$39];0);2);&quot;&quot;)">
            <text:p/>
          </table:table-cell>
          <table:table-cell table:style-name="ce27" table:formula="of:=IFERROR(INDEX([$'olah data'.$B$4:$'olah data'.$N$39];MATCH([.$A212];[$'olah data'.J$4:$'olah data'.J$39];0);2);&quot;&quot;)">
            <text:p/>
          </table:table-cell>
          <table:table-cell table:style-name="ce27" table:formula="of:=IFERROR(INDEX([$'olah data'.$B$4:$'olah data'.$N$39];MATCH([.$A212];[$'olah data'.K$4:$'olah data'.K$39];0);2);&quot;&quot;)">
            <text:p/>
          </table:table-cell>
          <table:table-cell table:style-name="ce27" table:formula="of:=IFERROR(INDEX([$'olah data'.$B$4:$'olah data'.$N$39];MATCH([.$A212];[$'olah data'.L$4:$'olah data'.L$39];0);2);&quot;&quot;)">
            <text:p/>
          </table:table-cell>
          <table:table-cell table:style-name="ce27" table:formula="of:=IFERROR(INDEX([$'olah data'.$B$4:$'olah data'.$N$39];MATCH([.$A212];[$'olah data'.M$4:$'olah data'.M$39];0);2);&quot;&quot;)">
            <text:p/>
          </table:table-cell>
          <table:table-cell table:style-name="ce27" table:formula="of:=IFERROR(INDEX([$'olah data'.$B$4:$'olah data'.$N$39];MATCH([.$A212];[$'olah data'.N$4:$'olah data'.N$39];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IFERROR([$'View Input'.Z14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2" calcext:value-type="float">
            <text:p>212</text:p>
          </table:table-cell>
          <table:table-cell table:style-name="ce64" office:value-type="float" office:value="5" calcext:value-type="float">
            <text:p>5</text:p>
          </table:table-cell>
          <table:table-cell table:style-name="ce98" table:formula="of:=IF([.R213]=&quot;&quot;;IF([.Q213]=&quot;R&quot;;VLOOKUP([.P213];[$'olah data'.$R$3:$'olah data'.$S$7];2);[.P213]);IF([.R213]=[.P213];[.P213];[.Q213]))" office:value-type="float" office:value="0" calcext:value-type="float">
            <text:p>0</text:p>
          </table:table-cell>
          <table:table-cell table:style-name="ce27" table:formula="of:=IFERROR(INDEX([$'olah data'.$B$4:$'olah data'.$N$39];MATCH([.$A213];[$'olah data'.D$4:$'olah data'.D$39];0);2);&quot;&quot;)">
            <text:p/>
          </table:table-cell>
          <table:table-cell table:style-name="ce27" table:formula="of:=IFERROR(INDEX([$'olah data'.$B$4:$'olah data'.$N$39];MATCH([.$A213];[$'olah data'.E$4:$'olah data'.E$39];0);2);&quot;&quot;)">
            <text:p/>
          </table:table-cell>
          <table:table-cell table:style-name="ce27" table:formula="of:=IFERROR(INDEX([$'olah data'.$B$4:$'olah data'.$N$39];MATCH([.$A213];[$'olah data'.F$4:$'olah data'.F$39];0);2);&quot;&quot;)">
            <text:p/>
          </table:table-cell>
          <table:table-cell table:style-name="ce27" table:formula="of:=IFERROR(INDEX([$'olah data'.$B$4:$'olah data'.$N$39];MATCH([.$A213];[$'olah data'.G$4:$'olah data'.G$39];0);2);&quot;&quot;)">
            <text:p/>
          </table:table-cell>
          <table:table-cell table:style-name="ce27" table:formula="of:=IFERROR(INDEX([$'olah data'.$B$4:$'olah data'.$N$39];MATCH([.$A213];[$'olah data'.H$4:$'olah data'.H$39];0);2);&quot;&quot;)">
            <text:p/>
          </table:table-cell>
          <table:table-cell table:style-name="ce27" table:formula="of:=IFERROR(INDEX([$'olah data'.$B$4:$'olah data'.$N$39];MATCH([.$A213];[$'olah data'.I$4:$'olah data'.I$39];0);2);&quot;&quot;)">
            <text:p/>
          </table:table-cell>
          <table:table-cell table:style-name="ce27" table:formula="of:=IFERROR(INDEX([$'olah data'.$B$4:$'olah data'.$N$39];MATCH([.$A213];[$'olah data'.J$4:$'olah data'.J$39];0);2);&quot;&quot;)">
            <text:p/>
          </table:table-cell>
          <table:table-cell table:style-name="ce27" table:formula="of:=IFERROR(INDEX([$'olah data'.$B$4:$'olah data'.$N$39];MATCH([.$A213];[$'olah data'.K$4:$'olah data'.K$39];0);2);&quot;&quot;)">
            <text:p/>
          </table:table-cell>
          <table:table-cell table:style-name="ce27" table:formula="of:=IFERROR(INDEX([$'olah data'.$B$4:$'olah data'.$N$39];MATCH([.$A213];[$'olah data'.L$4:$'olah data'.L$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13];[$'olah data'.M$4:$'olah data'.M$39];0);2);&quot;&quot;)">
            <text:p/>
          </table:table-cell>
          <table:table-cell table:style-name="ce27" table:formula="of:=IFERROR(INDEX([$'olah data'.$B$4:$'olah data'.$N$39];MATCH([.$A213];[$'olah data'.N$4:$'olah data'.N$39];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IFERROR([$'View Input'.Z14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3" calcext:value-type="float">
            <text:p>213</text:p>
          </table:table-cell>
          <table:table-cell table:style-name="ce64" office:value-type="float" office:value="5" calcext:value-type="float">
            <text:p>5</text:p>
          </table:table-cell>
          <table:table-cell table:style-name="ce98" table:formula="of:=IF([.R214]=&quot;&quot;;IF([.Q214]=&quot;R&quot;;VLOOKUP([.P214];[$'olah data'.$R$3:$'olah data'.$S$7];2);[.P214]);IF([.R214]=[.P214];[.P214];[.Q214]))" office:value-type="float" office:value="0" calcext:value-type="float">
            <text:p>0</text:p>
          </table:table-cell>
          <table:table-cell table:style-name="ce27" table:formula="of:=IFERROR(INDEX([$'olah data'.$B$4:$'olah data'.$N$39];MATCH([.$A214];[$'olah data'.D$4:$'olah data'.D$39];0);2);&quot;&quot;)">
            <text:p/>
          </table:table-cell>
          <table:table-cell table:style-name="ce27" table:formula="of:=IFERROR(INDEX([$'olah data'.$B$4:$'olah data'.$N$39];MATCH([.$A214];[$'olah data'.E$4:$'olah data'.E$39];0);2);&quot;&quot;)">
            <text:p/>
          </table:table-cell>
          <table:table-cell table:style-name="ce27" table:formula="of:=IFERROR(INDEX([$'olah data'.$B$4:$'olah data'.$N$39];MATCH([.$A214];[$'olah data'.F$4:$'olah data'.F$39];0);2);&quot;&quot;)">
            <text:p/>
          </table:table-cell>
          <table:table-cell table:style-name="ce27" table:formula="of:=IFERROR(INDEX([$'olah data'.$B$4:$'olah data'.$N$39];MATCH([.$A214];[$'olah data'.G$4:$'olah data'.G$39];0);2);&quot;&quot;)">
            <text:p/>
          </table:table-cell>
          <table:table-cell table:style-name="ce27" table:formula="of:=IFERROR(INDEX([$'olah data'.$B$4:$'olah data'.$N$39];MATCH([.$A214];[$'olah data'.H$4:$'olah data'.H$39];0);2);&quot;&quot;)">
            <text:p/>
          </table:table-cell>
          <table:table-cell table:style-name="ce27" table:formula="of:=IFERROR(INDEX([$'olah data'.$B$4:$'olah data'.$N$39];MATCH([.$A214];[$'olah data'.I$4:$'olah data'.I$39];0);2);&quot;&quot;)">
            <text:p/>
          </table:table-cell>
          <table:table-cell table:style-name="ce27" table:formula="of:=IFERROR(INDEX([$'olah data'.$B$4:$'olah data'.$N$39];MATCH([.$A214];[$'olah data'.J$4:$'olah data'.J$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214];[$'olah data'.K$4:$'olah data'.K$39];0);2);&quot;&quot;)">
            <text:p/>
          </table:table-cell>
          <table:table-cell table:style-name="ce27" table:formula="of:=IFERROR(INDEX([$'olah data'.$B$4:$'olah data'.$N$39];MATCH([.$A214];[$'olah data'.L$4:$'olah data'.L$39];0);2);&quot;&quot;)">
            <text:p/>
          </table:table-cell>
          <table:table-cell table:style-name="ce27" table:formula="of:=IFERROR(INDEX([$'olah data'.$B$4:$'olah data'.$N$39];MATCH([.$A214];[$'olah data'.M$4:$'olah data'.M$39];0);2);&quot;&quot;)">
            <text:p/>
          </table:table-cell>
          <table:table-cell table:style-name="ce27" table:formula="of:=IFERROR(INDEX([$'olah data'.$B$4:$'olah data'.$N$39];MATCH([.$A214];[$'olah data'.N$4:$'olah data'.N$39];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IFERROR([$'View Input'.Z14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4" calcext:value-type="float">
            <text:p>214</text:p>
          </table:table-cell>
          <table:table-cell table:style-name="ce64" office:value-type="float" office:value="5" calcext:value-type="float">
            <text:p>5</text:p>
          </table:table-cell>
          <table:table-cell table:style-name="ce98" table:formula="of:=IF([.R215]=&quot;&quot;;IF([.Q215]=&quot;R&quot;;VLOOKUP([.P215];[$'olah data'.$R$3:$'olah data'.$S$7];2);[.P215]);IF([.R215]=[.P215];[.P215];[.Q215]))" office:value-type="string" office:string-value="" calcext:value-type="error">
            <text:p>#N/A</text:p>
          </table:table-cell>
          <table:table-cell table:style-name="ce27" table:formula="of:=IFERROR(INDEX([$'olah data'.$B$4:$'olah data'.$N$39];MATCH([.$A215];[$'olah data'.D$4:$'olah data'.D$39];0);2);&quot;&quot;)">
            <text:p/>
          </table:table-cell>
          <table:table-cell table:style-name="ce27" table:formula="of:=IFERROR(INDEX([$'olah data'.$B$4:$'olah data'.$N$39];MATCH([.$A215];[$'olah data'.E$4:$'olah data'.E$39];0);2);&quot;&quot;)">
            <text:p/>
          </table:table-cell>
          <table:table-cell table:style-name="ce27" table:formula="of:=IFERROR(INDEX([$'olah data'.$B$4:$'olah data'.$N$39];MATCH([.$A215];[$'olah data'.F$4:$'olah data'.F$39];0);2);&quot;&quot;)">
            <text:p/>
          </table:table-cell>
          <table:table-cell table:style-name="ce27" table:formula="of:=IFERROR(INDEX([$'olah data'.$B$4:$'olah data'.$N$39];MATCH([.$A215];[$'olah data'.G$4:$'olah data'.G$39];0);2);&quot;&quot;)">
            <text:p/>
          </table:table-cell>
          <table:table-cell table:style-name="ce27" table:formula="of:=IFERROR(INDEX([$'olah data'.$B$4:$'olah data'.$N$39];MATCH([.$A215];[$'olah data'.H$4:$'olah data'.H$39];0);2);&quot;&quot;)">
            <text:p/>
          </table:table-cell>
          <table:table-cell table:style-name="ce27" table:formula="of:=IFERROR(INDEX([$'olah data'.$B$4:$'olah data'.$N$39];MATCH([.$A215];[$'olah data'.I$4:$'olah data'.I$39];0);2);&quot;&quot;)">
            <text:p/>
          </table:table-cell>
          <table:table-cell table:style-name="ce27" table:formula="of:=IFERROR(INDEX([$'olah data'.$B$4:$'olah data'.$N$39];MATCH([.$A215];[$'olah data'.J$4:$'olah data'.J$39];0);2);&quot;&quot;)" office:value-type="string" office:string-value="Fear of uncertainty (7 items)" calcext:value-type="string">
            <text:p>Fear of uncertainty (7 items)</text:p>
          </table:table-cell>
          <table:table-cell table:style-name="ce27" table:formula="of:=IFERROR(INDEX([$'olah data'.$B$4:$'olah data'.$N$39];MATCH([.$A215];[$'olah data'.K$4:$'olah data'.K$39];0);2);&quot;&quot;)">
            <text:p/>
          </table:table-cell>
          <table:table-cell table:style-name="ce27" table:formula="of:=IFERROR(INDEX([$'olah data'.$B$4:$'olah data'.$N$39];MATCH([.$A215];[$'olah data'.L$4:$'olah data'.L$39];0);2);&quot;&quot;)">
            <text:p/>
          </table:table-cell>
          <table:table-cell table:style-name="ce27" table:formula="of:=IFERROR(INDEX([$'olah data'.$B$4:$'olah data'.$N$39];MATCH([.$A215];[$'olah data'.M$4:$'olah data'.M$39];0);2);&quot;&quot;)">
            <text:p/>
          </table:table-cell>
          <table:table-cell table:style-name="ce27" table:formula="of:=IFERROR(INDEX([$'olah data'.$B$4:$'olah data'.$N$39];MATCH([.$A215];[$'olah data'.N$4:$'olah data'.N$39];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IFERROR([$'View Input'.Z14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15" calcext:value-type="float">
            <text:p>215</text:p>
          </table:table-cell>
          <table:table-cell table:style-name="ce64" office:value-type="float" office:value="5" calcext:value-type="float">
            <text:p>5</text:p>
          </table:table-cell>
          <table:table-cell table:style-name="ce98" table:formula="of:=IF([.R216]=&quot;&quot;;IF([.Q216]=&quot;R&quot;;VLOOKUP([.P216];[$'olah data'.$R$3:$'olah data'.$S$7];2);[.P216]);IF([.R216]=[.P216];[.P216];[.Q216]))" office:value-type="float" office:value="0" calcext:value-type="float">
            <text:p>0</text:p>
          </table:table-cell>
          <table:table-cell table:style-name="ce27" table:formula="of:=IFERROR(INDEX([$'olah data'.$B$4:$'olah data'.$N$39];MATCH([.$A216];[$'olah data'.D$4:$'olah data'.D$39];0);2);&quot;&quot;)">
            <text:p/>
          </table:table-cell>
          <table:table-cell table:style-name="ce27" table:formula="of:=IFERROR(INDEX([$'olah data'.$B$4:$'olah data'.$N$39];MATCH([.$A216];[$'olah data'.E$4:$'olah data'.E$39];0);2);&quot;&quot;)">
            <text:p/>
          </table:table-cell>
          <table:table-cell table:style-name="ce27" table:formula="of:=IFERROR(INDEX([$'olah data'.$B$4:$'olah data'.$N$39];MATCH([.$A216];[$'olah data'.F$4:$'olah data'.F$39];0);2);&quot;&quot;)" office:value-type="string" office:string-value="Extravagance v. reserve (9 items)" calcext:value-type="string">
            <text:p>Extravagance v. reserve (9 items)</text:p>
          </table:table-cell>
          <table:table-cell table:style-name="ce27" table:formula="of:=IFERROR(INDEX([$'olah data'.$B$4:$'olah data'.$N$39];MATCH([.$A216];[$'olah data'.G$4:$'olah data'.G$39];0);2);&quot;&quot;)">
            <text:p/>
          </table:table-cell>
          <table:table-cell table:style-name="ce27" table:formula="of:=IFERROR(INDEX([$'olah data'.$B$4:$'olah data'.$N$39];MATCH([.$A216];[$'olah data'.H$4:$'olah data'.H$39];0);2);&quot;&quot;)">
            <text:p/>
          </table:table-cell>
          <table:table-cell table:style-name="ce27" table:formula="of:=IFERROR(INDEX([$'olah data'.$B$4:$'olah data'.$N$39];MATCH([.$A216];[$'olah data'.I$4:$'olah data'.I$39];0);2);&quot;&quot;)">
            <text:p/>
          </table:table-cell>
          <table:table-cell table:style-name="ce27" table:formula="of:=IFERROR(INDEX([$'olah data'.$B$4:$'olah data'.$N$39];MATCH([.$A216];[$'olah data'.J$4:$'olah data'.J$39];0);2);&quot;&quot;)">
            <text:p/>
          </table:table-cell>
          <table:table-cell table:style-name="ce27" table:formula="of:=IFERROR(INDEX([$'olah data'.$B$4:$'olah data'.$N$39];MATCH([.$A216];[$'olah data'.K$4:$'olah data'.K$39];0);2);&quot;&quot;)">
            <text:p/>
          </table:table-cell>
          <table:table-cell table:style-name="ce27" table:formula="of:=IFERROR(INDEX([$'olah data'.$B$4:$'olah data'.$N$39];MATCH([.$A216];[$'olah data'.L$4:$'olah data'.L$39];0);2);&quot;&quot;)">
            <text:p/>
          </table:table-cell>
          <table:table-cell table:style-name="ce27" table:formula="of:=IFERROR(INDEX([$'olah data'.$B$4:$'olah data'.$N$39];MATCH([.$A216];[$'olah data'.M$4:$'olah data'.M$39];0);2);&quot;&quot;)">
            <text:p/>
          </table:table-cell>
          <table:table-cell table:style-name="ce27" table:formula="of:=IFERROR(INDEX([$'olah data'.$B$4:$'olah data'.$N$39];MATCH([.$A216];[$'olah data'.N$4:$'olah data'.N$39];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IFERROR([$'View Input'.Z14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6" calcext:value-type="float">
            <text:p>216</text:p>
          </table:table-cell>
          <table:table-cell table:style-name="ce64" office:value-type="float" office:value="5" calcext:value-type="float">
            <text:p>5</text:p>
          </table:table-cell>
          <table:table-cell table:style-name="ce98" table:formula="of:=IF([.R217]=&quot;&quot;;IF([.Q217]=&quot;R&quot;;VLOOKUP([.P217];[$'olah data'.$R$3:$'olah data'.$S$7];2);[.P217]);IF([.R217]=[.P217];[.P217];[.Q217]))" office:value-type="float" office:value="0" calcext:value-type="float">
            <text:p>0</text:p>
          </table:table-cell>
          <table:table-cell table:style-name="ce27" table:formula="of:=IFERROR(INDEX([$'olah data'.$B$4:$'olah data'.$N$39];MATCH([.$A217];[$'olah data'.D$4:$'olah data'.D$39];0);2);&quot;&quot;)">
            <text:p/>
          </table:table-cell>
          <table:table-cell table:style-name="ce27" table:formula="of:=IFERROR(INDEX([$'olah data'.$B$4:$'olah data'.$N$39];MATCH([.$A217];[$'olah data'.E$4:$'olah data'.E$39];0);2);&quot;&quot;)">
            <text:p/>
          </table:table-cell>
          <table:table-cell table:style-name="ce27" table:formula="of:=IFERROR(INDEX([$'olah data'.$B$4:$'olah data'.$N$39];MATCH([.$A217];[$'olah data'.F$4:$'olah data'.F$39];0);2);&quot;&quot;)">
            <text:p/>
          </table:table-cell>
          <table:table-cell table:style-name="ce27" table:formula="of:=IFERROR(INDEX([$'olah data'.$B$4:$'olah data'.$N$39];MATCH([.$A217];[$'olah data'.G$4:$'olah data'.G$39];0);2);&quot;&quot;)">
            <text:p/>
          </table:table-cell>
          <table:table-cell table:style-name="ce27" table:formula="of:=IFERROR(INDEX([$'olah data'.$B$4:$'olah data'.$N$39];MATCH([.$A217];[$'olah data'.H$4:$'olah data'.H$39];0);2);&quot;&quot;)">
            <text:p/>
          </table:table-cell>
          <table:table-cell table:style-name="ce27" table:formula="of:=IFERROR(INDEX([$'olah data'.$B$4:$'olah data'.$N$39];MATCH([.$A217];[$'olah data'.I$4:$'olah data'.I$39];0);2);&quot;&quot;)" office:value-type="string" office:string-value="Sentimentality (8 items)" calcext:value-type="string">
            <text:p>Sentimentality (8 items)</text:p>
          </table:table-cell>
          <table:table-cell table:style-name="ce27" table:formula="of:=IFERROR(INDEX([$'olah data'.$B$4:$'olah data'.$N$39];MATCH([.$A217];[$'olah data'.J$4:$'olah data'.J$39];0);2);&quot;&quot;)">
            <text:p/>
          </table:table-cell>
          <table:table-cell table:style-name="ce27" table:formula="of:=IFERROR(INDEX([$'olah data'.$B$4:$'olah data'.$N$39];MATCH([.$A217];[$'olah data'.K$4:$'olah data'.K$39];0);2);&quot;&quot;)">
            <text:p/>
          </table:table-cell>
          <table:table-cell table:style-name="ce27" table:formula="of:=IFERROR(INDEX([$'olah data'.$B$4:$'olah data'.$N$39];MATCH([.$A217];[$'olah data'.L$4:$'olah data'.L$39];0);2);&quot;&quot;)">
            <text:p/>
          </table:table-cell>
          <table:table-cell table:style-name="ce27" table:formula="of:=IFERROR(INDEX([$'olah data'.$B$4:$'olah data'.$N$39];MATCH([.$A217];[$'olah data'.M$4:$'olah data'.M$39];0);2);&quot;&quot;)">
            <text:p/>
          </table:table-cell>
          <table:table-cell table:style-name="ce27" table:formula="of:=IFERROR(INDEX([$'olah data'.$B$4:$'olah data'.$N$39];MATCH([.$A217];[$'olah data'.N$4:$'olah data'.N$39];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IFERROR([$'View Input'.Z14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7" calcext:value-type="float">
            <text:p>217</text:p>
          </table:table-cell>
          <table:table-cell table:style-name="ce64" office:value-type="float" office:value="5" calcext:value-type="float">
            <text:p>5</text:p>
          </table:table-cell>
          <table:table-cell table:style-name="ce98" table:formula="of:=IF([.R218]=&quot;&quot;;IF([.Q218]=&quot;R&quot;;VLOOKUP([.P218];[$'olah data'.$R$3:$'olah data'.$S$7];2);[.P218]);IF([.R218]=[.P218];[.P218];[.Q218]))" office:value-type="string" office:string-value="" calcext:value-type="error">
            <text:p>#N/A</text:p>
          </table:table-cell>
          <table:table-cell table:style-name="ce27" table:formula="of:=IFERROR(INDEX([$'olah data'.$B$4:$'olah data'.$N$39];MATCH([.$A218];[$'olah data'.D$4:$'olah data'.D$39];0);2);&quot;&quot;)">
            <text:p/>
          </table:table-cell>
          <table:table-cell table:style-name="ce27" table:formula="of:=IFERROR(INDEX([$'olah data'.$B$4:$'olah data'.$N$39];MATCH([.$A218];[$'olah data'.E$4:$'olah data'.E$39];0);2);&quot;&quot;)">
            <text:p/>
          </table:table-cell>
          <table:table-cell table:style-name="ce27" table:formula="of:=IFERROR(INDEX([$'olah data'.$B$4:$'olah data'.$N$39];MATCH([.$A218];[$'olah data'.F$4:$'olah data'.F$39];0);2);&quot;&quot;)">
            <text:p/>
          </table:table-cell>
          <table:table-cell table:style-name="ce27" table:formula="of:=IFERROR(INDEX([$'olah data'.$B$4:$'olah data'.$N$39];MATCH([.$A218];[$'olah data'.G$4:$'olah data'.G$39];0);2);&quot;&quot;)">
            <text:p/>
          </table:table-cell>
          <table:table-cell table:style-name="ce27" table:formula="of:=IFERROR(INDEX([$'olah data'.$B$4:$'olah data'.$N$39];MATCH([.$A218];[$'olah data'.H$4:$'olah data'.H$39];0);2);&quot;&quot;)">
            <text:p/>
          </table:table-cell>
          <table:table-cell table:style-name="ce27" table:formula="of:=IFERROR(INDEX([$'olah data'.$B$4:$'olah data'.$N$39];MATCH([.$A218];[$'olah data'.I$4:$'olah data'.I$39];0);2);&quot;&quot;)">
            <text:p/>
          </table:table-cell>
          <table:table-cell table:style-name="ce27" table:formula="of:=IFERROR(INDEX([$'olah data'.$B$4:$'olah data'.$N$39];MATCH([.$A218];[$'olah data'.J$4:$'olah data'.J$39];0);2);&quot;&quot;)">
            <text:p/>
          </table:table-cell>
          <table:table-cell table:style-name="ce27" table:formula="of:=IFERROR(INDEX([$'olah data'.$B$4:$'olah data'.$N$39];MATCH([.$A218];[$'olah data'.K$4:$'olah data'.K$39];0);2);&quot;&quot;)">
            <text:p/>
          </table:table-cell>
          <table:table-cell table:style-name="ce27" table:formula="of:=IFERROR(INDEX([$'olah data'.$B$4:$'olah data'.$N$39];MATCH([.$A218];[$'olah data'.L$4:$'olah data'.L$39];0);2);&quot;&quot;)">
            <text:p/>
          </table:table-cell>
          <table:table-cell table:style-name="ce27" table:formula="of:=IFERROR(INDEX([$'olah data'.$B$4:$'olah data'.$N$39];MATCH([.$A218];[$'olah data'.M$4:$'olah data'.M$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218];[$'olah data'.N$4:$'olah data'.N$39];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4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18" calcext:value-type="float">
            <text:p>218</text:p>
          </table:table-cell>
          <table:table-cell table:style-name="ce64" office:value-type="float" office:value="5" calcext:value-type="float">
            <text:p>5</text:p>
          </table:table-cell>
          <table:table-cell table:style-name="ce98" table:formula="of:=IF([.R219]=&quot;&quot;;IF([.Q219]=&quot;R&quot;;VLOOKUP([.P219];[$'olah data'.$R$3:$'olah data'.$S$7];2);[.P219]);IF([.R219]=[.P219];[.P219];[.Q219]))" office:value-type="float" office:value="0" calcext:value-type="float">
            <text:p>0</text:p>
          </table:table-cell>
          <table:table-cell table:style-name="ce27" table:formula="of:=IFERROR(INDEX([$'olah data'.$B$4:$'olah data'.$N$39];MATCH([.$A219];[$'olah data'.D$4:$'olah data'.D$39];0);2);&quot;&quot;)">
            <text:p/>
          </table:table-cell>
          <table:table-cell table:style-name="ce27" table:formula="of:=IFERROR(INDEX([$'olah data'.$B$4:$'olah data'.$N$39];MATCH([.$A219];[$'olah data'.E$4:$'olah data'.E$39];0);2);&quot;&quot;)">
            <text:p/>
          </table:table-cell>
          <table:table-cell table:style-name="ce27" table:formula="of:=IFERROR(INDEX([$'olah data'.$B$4:$'olah data'.$N$39];MATCH([.$A219];[$'olah data'.F$4:$'olah data'.F$39];0);2);&quot;&quot;)">
            <text:p/>
          </table:table-cell>
          <table:table-cell table:style-name="ce27" table:formula="of:=IFERROR(INDEX([$'olah data'.$B$4:$'olah data'.$N$39];MATCH([.$A219];[$'olah data'.G$4:$'olah data'.G$39];0);2);&quot;&quot;)">
            <text:p/>
          </table:table-cell>
          <table:table-cell table:style-name="ce27" table:formula="of:=IFERROR(INDEX([$'olah data'.$B$4:$'olah data'.$N$39];MATCH([.$A219];[$'olah data'.H$4:$'olah data'.H$39];0);2);&quot;&quot;)">
            <text:p/>
          </table:table-cell>
          <table:table-cell table:style-name="ce27" table:formula="of:=IFERROR(INDEX([$'olah data'.$B$4:$'olah data'.$N$39];MATCH([.$A219];[$'olah data'.I$4:$'olah data'.I$39];0);2);&quot;&quot;)">
            <text:p/>
          </table:table-cell>
          <table:table-cell table:style-name="ce27" table:formula="of:=IFERROR(INDEX([$'olah data'.$B$4:$'olah data'.$N$39];MATCH([.$A219];[$'olah data'.J$4:$'olah data'.J$39];0);2);&quot;&quot;)" office:value-type="string" office:string-value="Sentimentality (8 items)" calcext:value-type="string">
            <text:p>Sentimentality (8 items)</text:p>
          </table:table-cell>
          <table:table-cell table:style-name="ce27" table:formula="of:=IFERROR(INDEX([$'olah data'.$B$4:$'olah data'.$N$39];MATCH([.$A219];[$'olah data'.K$4:$'olah data'.K$39];0);2);&quot;&quot;)">
            <text:p/>
          </table:table-cell>
          <table:table-cell table:style-name="ce27" table:formula="of:=IFERROR(INDEX([$'olah data'.$B$4:$'olah data'.$N$39];MATCH([.$A219];[$'olah data'.L$4:$'olah data'.L$39];0);2);&quot;&quot;)">
            <text:p/>
          </table:table-cell>
          <table:table-cell table:style-name="ce27" table:formula="of:=IFERROR(INDEX([$'olah data'.$B$4:$'olah data'.$N$39];MATCH([.$A219];[$'olah data'.M$4:$'olah data'.M$39];0);2);&quot;&quot;)">
            <text:p/>
          </table:table-cell>
          <table:table-cell table:style-name="ce27" table:formula="of:=IFERROR(INDEX([$'olah data'.$B$4:$'olah data'.$N$39];MATCH([.$A219];[$'olah data'.N$4:$'olah data'.N$39];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IFERROR([$'View Input'.Z14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9" calcext:value-type="float">
            <text:p>219</text:p>
          </table:table-cell>
          <table:table-cell table:style-name="ce64" office:value-type="float" office:value="5" calcext:value-type="float">
            <text:p>5</text:p>
          </table:table-cell>
          <table:table-cell table:style-name="ce98" table:formula="of:=IF([.R220]=&quot;&quot;;IF([.Q220]=&quot;R&quot;;VLOOKUP([.P220];[$'olah data'.$R$3:$'olah data'.$S$7];2);[.P220]);IF([.R220]=[.P220];[.P220];[.Q220]))" office:value-type="float" office:value="0" calcext:value-type="float">
            <text:p>0</text:p>
          </table:table-cell>
          <table:table-cell table:style-name="ce27" table:formula="of:=IFERROR(INDEX([$'olah data'.$B$4:$'olah data'.$N$39];MATCH([.$A220];[$'olah data'.D$4:$'olah data'.D$39];0);2);&quot;&quot;)">
            <text:p/>
          </table:table-cell>
          <table:table-cell table:style-name="ce27" table:formula="of:=IFERROR(INDEX([$'olah data'.$B$4:$'olah data'.$N$39];MATCH([.$A220];[$'olah data'.E$4:$'olah data'.E$39];0);2);&quot;&quot;)" office:value-type="string" office:string-value="Compassion vs. revengefulness (7 items)" calcext:value-type="string">
            <text:p>Compassion vs. revengefulness (7 items)</text:p>
          </table:table-cell>
          <table:table-cell table:style-name="ce27" table:formula="of:=IFERROR(INDEX([$'olah data'.$B$4:$'olah data'.$N$39];MATCH([.$A220];[$'olah data'.F$4:$'olah data'.F$39];0);2);&quot;&quot;)">
            <text:p/>
          </table:table-cell>
          <table:table-cell table:style-name="ce27" table:formula="of:=IFERROR(INDEX([$'olah data'.$B$4:$'olah data'.$N$39];MATCH([.$A220];[$'olah data'.G$4:$'olah data'.G$39];0);2);&quot;&quot;)">
            <text:p/>
          </table:table-cell>
          <table:table-cell table:style-name="ce27" table:formula="of:=IFERROR(INDEX([$'olah data'.$B$4:$'olah data'.$N$39];MATCH([.$A220];[$'olah data'.H$4:$'olah data'.H$39];0);2);&quot;&quot;)">
            <text:p/>
          </table:table-cell>
          <table:table-cell table:style-name="ce27" table:formula="of:=IFERROR(INDEX([$'olah data'.$B$4:$'olah data'.$N$39];MATCH([.$A220];[$'olah data'.I$4:$'olah data'.I$39];0);2);&quot;&quot;)">
            <text:p/>
          </table:table-cell>
          <table:table-cell table:style-name="ce27" table:formula="of:=IFERROR(INDEX([$'olah data'.$B$4:$'olah data'.$N$39];MATCH([.$A220];[$'olah data'.J$4:$'olah data'.J$39];0);2);&quot;&quot;)">
            <text:p/>
          </table:table-cell>
          <table:table-cell table:style-name="ce27" table:formula="of:=IFERROR(INDEX([$'olah data'.$B$4:$'olah data'.$N$39];MATCH([.$A220];[$'olah data'.K$4:$'olah data'.K$39];0);2);&quot;&quot;)">
            <text:p/>
          </table:table-cell>
          <table:table-cell table:style-name="ce27" table:formula="of:=IFERROR(INDEX([$'olah data'.$B$4:$'olah data'.$N$39];MATCH([.$A220];[$'olah data'.L$4:$'olah data'.L$39];0);2);&quot;&quot;)">
            <text:p/>
          </table:table-cell>
          <table:table-cell table:style-name="ce27" table:formula="of:=IFERROR(INDEX([$'olah data'.$B$4:$'olah data'.$N$39];MATCH([.$A220];[$'olah data'.M$4:$'olah data'.M$39];0);2);&quot;&quot;)">
            <text:p/>
          </table:table-cell>
          <table:table-cell table:style-name="ce27" table:formula="of:=IFERROR(INDEX([$'olah data'.$B$4:$'olah data'.$N$39];MATCH([.$A220];[$'olah data'.N$4:$'olah data'.N$39];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IFERROR([$'View Input'.Z14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0" calcext:value-type="float">
            <text:p>220</text:p>
          </table:table-cell>
          <table:table-cell table:style-name="ce64" office:value-type="float" office:value="5" calcext:value-type="float">
            <text:p>5</text:p>
          </table:table-cell>
          <table:table-cell table:style-name="ce98" table:formula="of:=IF([.R221]=&quot;&quot;;IF([.Q221]=&quot;R&quot;;VLOOKUP([.P221];[$'olah data'.$R$3:$'olah data'.$S$7];2);[.P221]);IF([.R221]=[.P221];[.P221];[.Q221]))" office:value-type="float" office:value="0" calcext:value-type="float">
            <text:p>0</text:p>
          </table:table-cell>
          <table:table-cell table:style-name="ce27" table:formula="of:=IFERROR(INDEX([$'olah data'.$B$4:$'olah data'.$N$39];MATCH([.$A221];[$'olah data'.D$4:$'olah data'.D$39];0);2);&quot;&quot;)">
            <text:p/>
          </table:table-cell>
          <table:table-cell table:style-name="ce27" table:formula="of:=IFERROR(INDEX([$'olah data'.$B$4:$'olah data'.$N$39];MATCH([.$A221];[$'olah data'.E$4:$'olah data'.E$39];0);2);&quot;&quot;)">
            <text:p/>
          </table:table-cell>
          <table:table-cell table:style-name="ce27" table:formula="of:=IFERROR(INDEX([$'olah data'.$B$4:$'olah data'.$N$39];MATCH([.$A221];[$'olah data'.F$4:$'olah data'.F$39];0);2);&quot;&quot;)">
            <text:p/>
          </table:table-cell>
          <table:table-cell table:style-name="ce27" table:formula="of:=IFERROR(INDEX([$'olah data'.$B$4:$'olah data'.$N$39];MATCH([.$A221];[$'olah data'.G$4:$'olah data'.G$39];0);2);&quot;&quot;)" office:value-type="string" office:string-value="Enlightened second nature (11 items)" calcext:value-type="string">
            <text:p>Enlightened second nature (11 items)</text:p>
          </table:table-cell>
          <table:table-cell table:style-name="ce27" table:formula="of:=IFERROR(INDEX([$'olah data'.$B$4:$'olah data'.$N$39];MATCH([.$A221];[$'olah data'.H$4:$'olah data'.H$39];0);2);&quot;&quot;)">
            <text:p/>
          </table:table-cell>
          <table:table-cell table:style-name="ce27" table:formula="of:=IFERROR(INDEX([$'olah data'.$B$4:$'olah data'.$N$39];MATCH([.$A221];[$'olah data'.I$4:$'olah data'.I$39];0);2);&quot;&quot;)">
            <text:p/>
          </table:table-cell>
          <table:table-cell table:style-name="ce27" table:formula="of:=IFERROR(INDEX([$'olah data'.$B$4:$'olah data'.$N$39];MATCH([.$A221];[$'olah data'.J$4:$'olah data'.J$39];0);2);&quot;&quot;)">
            <text:p/>
          </table:table-cell>
          <table:table-cell table:style-name="ce27" table:formula="of:=IFERROR(INDEX([$'olah data'.$B$4:$'olah data'.$N$39];MATCH([.$A221];[$'olah data'.K$4:$'olah data'.K$39];0);2);&quot;&quot;)">
            <text:p/>
          </table:table-cell>
          <table:table-cell table:style-name="ce27" table:formula="of:=IFERROR(INDEX([$'olah data'.$B$4:$'olah data'.$N$39];MATCH([.$A221];[$'olah data'.L$4:$'olah data'.L$39];0);2);&quot;&quot;)">
            <text:p/>
          </table:table-cell>
          <table:table-cell table:style-name="ce27" table:formula="of:=IFERROR(INDEX([$'olah data'.$B$4:$'olah data'.$N$39];MATCH([.$A221];[$'olah data'.M$4:$'olah data'.M$39];0);2);&quot;&quot;)">
            <text:p/>
          </table:table-cell>
          <table:table-cell table:style-name="ce27" table:formula="of:=IFERROR(INDEX([$'olah data'.$B$4:$'olah data'.$N$39];MATCH([.$A221];[$'olah data'.N$4:$'olah data'.N$39];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IFERROR([$'View Input'.Z15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1" calcext:value-type="float">
            <text:p>221</text:p>
          </table:table-cell>
          <table:table-cell table:style-name="ce64" office:value-type="float" office:value="5" calcext:value-type="float">
            <text:p>5</text:p>
          </table:table-cell>
          <table:table-cell table:style-name="ce98" table:formula="of:=IF([.R222]=&quot;&quot;;IF([.Q222]=&quot;R&quot;;VLOOKUP([.P222];[$'olah data'.$R$3:$'olah data'.$S$7];2);[.P222]);IF([.R222]=[.P222];[.P222];[.Q222]))" office:value-type="string" office:string-value="" calcext:value-type="error">
            <text:p>#N/A</text:p>
          </table:table-cell>
          <table:table-cell table:style-name="ce27" table:formula="of:=IFERROR(INDEX([$'olah data'.$B$4:$'olah data'.$N$39];MATCH([.$A222];[$'olah data'.D$4:$'olah data'.D$39];0);2);&quot;&quot;)">
            <text:p/>
          </table:table-cell>
          <table:table-cell table:style-name="ce27" table:formula="of:=IFERROR(INDEX([$'olah data'.$B$4:$'olah data'.$N$39];MATCH([.$A222];[$'olah data'.E$4:$'olah data'.E$39];0);2);&quot;&quot;)">
            <text:p/>
          </table:table-cell>
          <table:table-cell table:style-name="ce27" table:formula="of:=IFERROR(INDEX([$'olah data'.$B$4:$'olah data'.$N$39];MATCH([.$A222];[$'olah data'.F$4:$'olah data'.F$39];0);2);&quot;&quot;)">
            <text:p/>
          </table:table-cell>
          <table:table-cell table:style-name="ce27" table:formula="of:=IFERROR(INDEX([$'olah data'.$B$4:$'olah data'.$N$39];MATCH([.$A222];[$'olah data'.G$4:$'olah data'.G$39];0);2);&quot;&quot;)">
            <text:p/>
          </table:table-cell>
          <table:table-cell table:style-name="ce27" table:formula="of:=IFERROR(INDEX([$'olah data'.$B$4:$'olah data'.$N$39];MATCH([.$A222];[$'olah data'.H$4:$'olah data'.H$39];0);2);&quot;&quot;)" office:value-type="string" office:string-value="Resourcefulness (5 items)" calcext:value-type="string">
            <text:p>Resourcefulness (5 items)</text:p>
          </table:table-cell>
          <table:table-cell table:style-name="ce27" table:formula="of:=IFERROR(INDEX([$'olah data'.$B$4:$'olah data'.$N$39];MATCH([.$A222];[$'olah data'.I$4:$'olah data'.I$39];0);2);&quot;&quot;)">
            <text:p/>
          </table:table-cell>
          <table:table-cell table:style-name="ce27" table:formula="of:=IFERROR(INDEX([$'olah data'.$B$4:$'olah data'.$N$39];MATCH([.$A222];[$'olah data'.J$4:$'olah data'.J$39];0);2);&quot;&quot;)">
            <text:p/>
          </table:table-cell>
          <table:table-cell table:style-name="ce27" table:formula="of:=IFERROR(INDEX([$'olah data'.$B$4:$'olah data'.$N$39];MATCH([.$A222];[$'olah data'.K$4:$'olah data'.K$39];0);2);&quot;&quot;)">
            <text:p/>
          </table:table-cell>
          <table:table-cell table:style-name="ce27" table:formula="of:=IFERROR(INDEX([$'olah data'.$B$4:$'olah data'.$N$39];MATCH([.$A222];[$'olah data'.L$4:$'olah data'.L$39];0);2);&quot;&quot;)">
            <text:p/>
          </table:table-cell>
          <table:table-cell table:style-name="ce27" table:formula="of:=IFERROR(INDEX([$'olah data'.$B$4:$'olah data'.$N$39];MATCH([.$A222];[$'olah data'.M$4:$'olah data'.M$39];0);2);&quot;&quot;)">
            <text:p/>
          </table:table-cell>
          <table:table-cell table:style-name="ce27" table:formula="of:=IFERROR(INDEX([$'olah data'.$B$4:$'olah data'.$N$39];MATCH([.$A222];[$'olah data'.N$4:$'olah data'.N$39];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IFERROR([$'View Input'.Z15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22" calcext:value-type="float">
            <text:p>222</text:p>
          </table:table-cell>
          <table:table-cell table:style-name="ce64" office:value-type="float" office:value="5" calcext:value-type="float">
            <text:p>5</text:p>
          </table:table-cell>
          <table:table-cell table:style-name="ce98" table:formula="of:=IF([.R223]=&quot;&quot;;IF([.Q223]=&quot;R&quot;;VLOOKUP([.P223];[$'olah data'.$R$3:$'olah data'.$S$7];2);[.P223]);IF([.R223]=[.P223];[.P223];[.Q223]))" office:value-type="float" office:value="0" calcext:value-type="float">
            <text:p>0</text:p>
          </table:table-cell>
          <table:table-cell table:style-name="ce27" table:formula="of:=IFERROR(INDEX([$'olah data'.$B$4:$'olah data'.$N$39];MATCH([.$A223];[$'olah data'.D$4:$'olah data'.D$39];0);2);&quot;&quot;)">
            <text:p/>
          </table:table-cell>
          <table:table-cell table:style-name="ce27" table:formula="of:=IFERROR(INDEX([$'olah data'.$B$4:$'olah data'.$N$39];MATCH([.$A223];[$'olah data'.E$4:$'olah data'.E$39];0);2);&quot;&quot;)">
            <text:p/>
          </table:table-cell>
          <table:table-cell table:style-name="ce27" table:formula="of:=IFERROR(INDEX([$'olah data'.$B$4:$'olah data'.$N$39];MATCH([.$A223];[$'olah data'.F$4:$'olah data'.F$39];0);2);&quot;&quot;)">
            <text:p/>
          </table:table-cell>
          <table:table-cell table:style-name="ce27" table:formula="of:=IFERROR(INDEX([$'olah data'.$B$4:$'olah data'.$N$39];MATCH([.$A223];[$'olah data'.G$4:$'olah data'.G$39];0);2);&quot;&quot;)" office:value-type="string" office:string-value="Extravagance v. reserve (9 items)" calcext:value-type="string">
            <text:p>Extravagance v. reserve (9 items)</text:p>
          </table:table-cell>
          <table:table-cell table:style-name="ce27" table:formula="of:=IFERROR(INDEX([$'olah data'.$B$4:$'olah data'.$N$39];MATCH([.$A223];[$'olah data'.H$4:$'olah data'.H$39];0);2);&quot;&quot;)">
            <text:p/>
          </table:table-cell>
          <table:table-cell table:style-name="ce27" table:formula="of:=IFERROR(INDEX([$'olah data'.$B$4:$'olah data'.$N$39];MATCH([.$A223];[$'olah data'.I$4:$'olah data'.I$39];0);2);&quot;&quot;)">
            <text:p/>
          </table:table-cell>
          <table:table-cell table:style-name="ce27" table:formula="of:=IFERROR(INDEX([$'olah data'.$B$4:$'olah data'.$N$39];MATCH([.$A223];[$'olah data'.J$4:$'olah data'.J$39];0);2);&quot;&quot;)">
            <text:p/>
          </table:table-cell>
          <table:table-cell table:style-name="ce27" table:formula="of:=IFERROR(INDEX([$'olah data'.$B$4:$'olah data'.$N$39];MATCH([.$A223];[$'olah data'.K$4:$'olah data'.K$39];0);2);&quot;&quot;)">
            <text:p/>
          </table:table-cell>
          <table:table-cell table:style-name="ce27" table:formula="of:=IFERROR(INDEX([$'olah data'.$B$4:$'olah data'.$N$39];MATCH([.$A223];[$'olah data'.L$4:$'olah data'.L$39];0);2);&quot;&quot;)">
            <text:p/>
          </table:table-cell>
          <table:table-cell table:style-name="ce27" table:formula="of:=IFERROR(INDEX([$'olah data'.$B$4:$'olah data'.$N$39];MATCH([.$A223];[$'olah data'.M$4:$'olah data'.M$39];0);2);&quot;&quot;)">
            <text:p/>
          </table:table-cell>
          <table:table-cell table:style-name="ce27" table:formula="of:=IFERROR(INDEX([$'olah data'.$B$4:$'olah data'.$N$39];MATCH([.$A223];[$'olah data'.N$4:$'olah data'.N$39];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IFERROR([$'View Input'.Z15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3" calcext:value-type="float">
            <text:p>223</text:p>
          </table:table-cell>
          <table:table-cell table:style-name="ce64" office:value-type="float" office:value="5" calcext:value-type="float">
            <text:p>5</text:p>
          </table:table-cell>
          <table:table-cell table:style-name="ce98" table:formula="of:=IF([.R224]=&quot;&quot;;IF([.Q224]=&quot;R&quot;;VLOOKUP([.P224];[$'olah data'.$R$3:$'olah data'.$S$7];2);[.P224]);IF([.R224]=[.P224];[.P224];[.Q224]))" office:value-type="float" office:value="0" calcext:value-type="float">
            <text:p>0</text:p>
          </table:table-cell>
          <table:table-cell table:style-name="ce27" table:formula="of:=IFERROR(INDEX([$'olah data'.$B$4:$'olah data'.$N$39];MATCH([.$A224];[$'olah data'.D$4:$'olah data'.D$39];0);2);&quot;&quot;)">
            <text:p/>
          </table:table-cell>
          <table:table-cell table:style-name="ce27" table:formula="of:=IFERROR(INDEX([$'olah data'.$B$4:$'olah data'.$N$39];MATCH([.$A224];[$'olah data'.E$4:$'olah data'.E$39];0);2);&quot;&quot;)">
            <text:p/>
          </table:table-cell>
          <table:table-cell table:style-name="ce27" table:formula="of:=IFERROR(INDEX([$'olah data'.$B$4:$'olah data'.$N$39];MATCH([.$A224];[$'olah data'.F$4:$'olah data'.F$39];0);2);&quot;&quot;)">
            <text:p/>
          </table:table-cell>
          <table:table-cell table:style-name="ce27" table:formula="of:=IFERROR(INDEX([$'olah data'.$B$4:$'olah data'.$N$39];MATCH([.$A224];[$'olah data'.G$4:$'olah data'.G$39];0);2);&quot;&quot;)">
            <text:p/>
          </table:table-cell>
          <table:table-cell table:style-name="ce27" table:formula="of:=IFERROR(INDEX([$'olah data'.$B$4:$'olah data'.$N$39];MATCH([.$A224];[$'olah data'.H$4:$'olah data'.H$39];0);2);&quot;&quot;)">
            <text:p/>
          </table:table-cell>
          <table:table-cell table:style-name="ce27" table:formula="of:=IFERROR(INDEX([$'olah data'.$B$4:$'olah data'.$N$39];MATCH([.$A224];[$'olah data'.I$4:$'olah data'.I$39];0);2);&quot;&quot;)">
            <text:p/>
          </table:table-cell>
          <table:table-cell table:style-name="ce27" table:formula="of:=IFERROR(INDEX([$'olah data'.$B$4:$'olah data'.$N$39];MATCH([.$A224];[$'olah data'.J$4:$'olah data'.J$39];0);2);&quot;&quot;)">
            <text:p/>
          </table:table-cell>
          <table:table-cell table:style-name="ce27" table:formula="of:=IFERROR(INDEX([$'olah data'.$B$4:$'olah data'.$N$39];MATCH([.$A224];[$'olah data'.K$4:$'olah data'.K$39];0);2);&quot;&quot;)">
            <text:p/>
          </table:table-cell>
          <table:table-cell table:style-name="ce27" table:formula="of:=IFERROR(INDEX([$'olah data'.$B$4:$'olah data'.$N$39];MATCH([.$A224];[$'olah data'.L$4:$'olah data'.L$39];0);2);&quot;&quot;)">
            <text:p/>
          </table:table-cell>
          <table:table-cell table:style-name="ce27" table:formula="of:=IFERROR(INDEX([$'olah data'.$B$4:$'olah data'.$N$39];MATCH([.$A224];[$'olah data'.M$4:$'olah data'.M$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24];[$'olah data'.N$4:$'olah data'.N$39];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IFERROR([$'View Input'.Z15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4" calcext:value-type="float">
            <text:p>224</text:p>
          </table:table-cell>
          <table:table-cell table:style-name="ce64" office:value-type="float" office:value="5" calcext:value-type="float">
            <text:p>5</text:p>
          </table:table-cell>
          <table:table-cell table:style-name="ce98" table:formula="of:=IF([.R225]=&quot;&quot;;IF([.Q225]=&quot;R&quot;;VLOOKUP([.P225];[$'olah data'.$R$3:$'olah data'.$S$7];2);[.P225]);IF([.R225]=[.P225];[.P225];[.Q225]))" office:value-type="float" office:value="0" calcext:value-type="float">
            <text:p>0</text:p>
          </table:table-cell>
          <table:table-cell table:style-name="ce27" table:formula="of:=IFERROR(INDEX([$'olah data'.$B$4:$'olah data'.$N$39];MATCH([.$A225];[$'olah data'.D$4:$'olah data'.D$39];0);2);&quot;&quot;)">
            <text:p/>
          </table:table-cell>
          <table:table-cell table:style-name="ce27" table:formula="of:=IFERROR(INDEX([$'olah data'.$B$4:$'olah data'.$N$39];MATCH([.$A225];[$'olah data'.E$4:$'olah data'.E$39];0);2);&quot;&quot;)">
            <text:p/>
          </table:table-cell>
          <table:table-cell table:style-name="ce27" table:formula="of:=IFERROR(INDEX([$'olah data'.$B$4:$'olah data'.$N$39];MATCH([.$A225];[$'olah data'.F$4:$'olah data'.F$39];0);2);&quot;&quot;)">
            <text:p/>
          </table:table-cell>
          <table:table-cell table:style-name="ce27" table:formula="of:=IFERROR(INDEX([$'olah data'.$B$4:$'olah data'.$N$39];MATCH([.$A225];[$'olah data'.G$4:$'olah data'.G$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25];[$'olah data'.H$4:$'olah data'.H$39];0);2);&quot;&quot;)">
            <text:p/>
          </table:table-cell>
          <table:table-cell table:style-name="ce27" table:formula="of:=IFERROR(INDEX([$'olah data'.$B$4:$'olah data'.$N$39];MATCH([.$A225];[$'olah data'.I$4:$'olah data'.I$39];0);2);&quot;&quot;)">
            <text:p/>
          </table:table-cell>
          <table:table-cell table:style-name="ce27" table:formula="of:=IFERROR(INDEX([$'olah data'.$B$4:$'olah data'.$N$39];MATCH([.$A225];[$'olah data'.J$4:$'olah data'.J$39];0);2);&quot;&quot;)">
            <text:p/>
          </table:table-cell>
          <table:table-cell table:style-name="ce27" table:formula="of:=IFERROR(INDEX([$'olah data'.$B$4:$'olah data'.$N$39];MATCH([.$A225];[$'olah data'.K$4:$'olah data'.K$39];0);2);&quot;&quot;)">
            <text:p/>
          </table:table-cell>
          <table:table-cell table:style-name="ce27" table:formula="of:=IFERROR(INDEX([$'olah data'.$B$4:$'olah data'.$N$39];MATCH([.$A225];[$'olah data'.L$4:$'olah data'.L$39];0);2);&quot;&quot;)">
            <text:p/>
          </table:table-cell>
          <table:table-cell table:style-name="ce27" table:formula="of:=IFERROR(INDEX([$'olah data'.$B$4:$'olah data'.$N$39];MATCH([.$A225];[$'olah data'.M$4:$'olah data'.M$39];0);2);&quot;&quot;)">
            <text:p/>
          </table:table-cell>
          <table:table-cell table:style-name="ce27" table:formula="of:=IFERROR(INDEX([$'olah data'.$B$4:$'olah data'.$N$39];MATCH([.$A225];[$'olah data'.N$4:$'olah data'.N$39];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IFERROR([$'View Input'.Z15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5" calcext:value-type="float">
            <text:p>225</text:p>
          </table:table-cell>
          <table:table-cell table:style-name="ce64" office:value-type="float" office:value="5" calcext:value-type="float">
            <text:p>5</text:p>
          </table:table-cell>
          <table:table-cell table:style-name="ce98" table:formula="of:=IF([.R226]=&quot;&quot;;IF([.Q226]=&quot;R&quot;;VLOOKUP([.P226];[$'olah data'.$R$3:$'olah data'.$S$7];2);[.P226]);IF([.R226]=[.P226];[.P226];[.Q226]))" office:value-type="float" office:value="0" calcext:value-type="float">
            <text:p>0</text:p>
          </table:table-cell>
          <table:table-cell table:style-name="ce27" table:formula="of:=IFERROR(INDEX([$'olah data'.$B$4:$'olah data'.$N$39];MATCH([.$A226];[$'olah data'.D$4:$'olah data'.D$39];0);2);&quot;&quot;)">
            <text:p/>
          </table:table-cell>
          <table:table-cell table:style-name="ce27" table:formula="of:=IFERROR(INDEX([$'olah data'.$B$4:$'olah data'.$N$39];MATCH([.$A226];[$'olah data'.E$4:$'olah data'.E$39];0);2);&quot;&quot;)">
            <text:p/>
          </table:table-cell>
          <table:table-cell table:style-name="ce27" table:formula="of:=IFERROR(INDEX([$'olah data'.$B$4:$'olah data'.$N$39];MATCH([.$A226];[$'olah data'.F$4:$'olah data'.F$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226];[$'olah data'.G$4:$'olah data'.G$39];0);2);&quot;&quot;)">
            <text:p/>
          </table:table-cell>
          <table:table-cell table:style-name="ce27" table:formula="of:=IFERROR(INDEX([$'olah data'.$B$4:$'olah data'.$N$39];MATCH([.$A226];[$'olah data'.H$4:$'olah data'.H$39];0);2);&quot;&quot;)">
            <text:p/>
          </table:table-cell>
          <table:table-cell table:style-name="ce27" table:formula="of:=IFERROR(INDEX([$'olah data'.$B$4:$'olah data'.$N$39];MATCH([.$A226];[$'olah data'.I$4:$'olah data'.I$39];0);2);&quot;&quot;)">
            <text:p/>
          </table:table-cell>
          <table:table-cell table:style-name="ce27" table:formula="of:=IFERROR(INDEX([$'olah data'.$B$4:$'olah data'.$N$39];MATCH([.$A226];[$'olah data'.J$4:$'olah data'.J$39];0);2);&quot;&quot;)">
            <text:p/>
          </table:table-cell>
          <table:table-cell table:style-name="ce27" table:formula="of:=IFERROR(INDEX([$'olah data'.$B$4:$'olah data'.$N$39];MATCH([.$A226];[$'olah data'.K$4:$'olah data'.K$39];0);2);&quot;&quot;)">
            <text:p/>
          </table:table-cell>
          <table:table-cell table:style-name="ce27" table:formula="of:=IFERROR(INDEX([$'olah data'.$B$4:$'olah data'.$N$39];MATCH([.$A226];[$'olah data'.L$4:$'olah data'.L$39];0);2);&quot;&quot;)">
            <text:p/>
          </table:table-cell>
          <table:table-cell table:style-name="ce27" table:formula="of:=IFERROR(INDEX([$'olah data'.$B$4:$'olah data'.$N$39];MATCH([.$A226];[$'olah data'.M$4:$'olah data'.M$39];0);2);&quot;&quot;)">
            <text:p/>
          </table:table-cell>
          <table:table-cell table:style-name="ce27" table:formula="of:=IFERROR(INDEX([$'olah data'.$B$4:$'olah data'.$N$39];MATCH([.$A226];[$'olah data'.N$4:$'olah data'.N$39];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IFERROR([$'View Input'.Z15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6" calcext:value-type="float">
            <text:p>226</text:p>
          </table:table-cell>
          <table:table-cell table:style-name="ce64" office:value-type="float" office:value="5" calcext:value-type="float">
            <text:p>5</text:p>
          </table:table-cell>
          <table:table-cell table:style-name="ce98" table:formula="of:=IF([.R227]=&quot;&quot;;IF([.Q227]=&quot;R&quot;;VLOOKUP([.P227];[$'olah data'.$R$3:$'olah data'.$S$7];2);[.P227]);IF([.R227]=[.P227];[.P227];[.Q227]))" office:value-type="string" office:string-value="" calcext:value-type="error">
            <text:p>#N/A</text:p>
          </table:table-cell>
          <table:table-cell table:style-name="ce27" table:formula="of:=IFERROR(INDEX([$'olah data'.$B$4:$'olah data'.$N$39];MATCH([.$A227];[$'olah data'.D$4:$'olah data'.D$39];0);2);&quot;&quot;)">
            <text:p/>
          </table:table-cell>
          <table:table-cell table:style-name="ce27" table:formula="of:=IFERROR(INDEX([$'olah data'.$B$4:$'olah data'.$N$39];MATCH([.$A227];[$'olah data'.E$4:$'olah data'.E$39];0);2);&quot;&quot;)">
            <text:p/>
          </table:table-cell>
          <table:table-cell table:style-name="ce27" table:formula="of:=IFERROR(INDEX([$'olah data'.$B$4:$'olah data'.$N$39];MATCH([.$A227];[$'olah data'.F$4:$'olah data'.F$39];0);2);&quot;&quot;)">
            <text:p/>
          </table:table-cell>
          <table:table-cell table:style-name="ce27" table:formula="of:=IFERROR(INDEX([$'olah data'.$B$4:$'olah data'.$N$39];MATCH([.$A227];[$'olah data'.G$4:$'olah data'.G$39];0);2);&quot;&quot;)">
            <text:p/>
          </table:table-cell>
          <table:table-cell table:style-name="ce27" table:formula="of:=IFERROR(INDEX([$'olah data'.$B$4:$'olah data'.$N$39];MATCH([.$A227];[$'olah data'.H$4:$'olah data'.H$39];0);2);&quot;&quot;)">
            <text:p/>
          </table:table-cell>
          <table:table-cell table:style-name="ce27" table:formula="of:=IFERROR(INDEX([$'olah data'.$B$4:$'olah data'.$N$39];MATCH([.$A227];[$'olah data'.I$4:$'olah data'.I$39];0);2);&quot;&quot;)">
            <text:p/>
          </table:table-cell>
          <table:table-cell table:style-name="ce27" table:formula="of:=IFERROR(INDEX([$'olah data'.$B$4:$'olah data'.$N$39];MATCH([.$A227];[$'olah data'.J$4:$'olah data'.J$39];0);2);&quot;&quot;)">
            <text:p/>
          </table:table-cell>
          <table:table-cell table:style-name="ce27" table:formula="of:=IFERROR(INDEX([$'olah data'.$B$4:$'olah data'.$N$39];MATCH([.$A227];[$'olah data'.K$4:$'olah data'.K$39];0);2);&quot;&quot;)" office:value-type="string" office:string-value="Helpfulness vs. unhelpfulness (8 items)" calcext:value-type="string">
            <text:p>Helpfulness vs. unhelpfulness (8 items)</text:p>
          </table:table-cell>
          <table:table-cell table:style-name="ce27" table:formula="of:=IFERROR(INDEX([$'olah data'.$B$4:$'olah data'.$N$39];MATCH([.$A227];[$'olah data'.L$4:$'olah data'.L$39];0);2);&quot;&quot;)">
            <text:p/>
          </table:table-cell>
          <table:table-cell table:style-name="ce27" table:formula="of:=IFERROR(INDEX([$'olah data'.$B$4:$'olah data'.$N$39];MATCH([.$A227];[$'olah data'.M$4:$'olah data'.M$39];0);2);&quot;&quot;)">
            <text:p/>
          </table:table-cell>
          <table:table-cell table:style-name="ce27" table:formula="of:=IFERROR(INDEX([$'olah data'.$B$4:$'olah data'.$N$39];MATCH([.$A227];[$'olah data'.N$4:$'olah data'.N$39];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IFERROR([$'View Input'.Z15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27" calcext:value-type="float">
            <text:p>227</text:p>
          </table:table-cell>
          <table:table-cell table:style-name="ce64" office:value-type="float" office:value="5" calcext:value-type="float">
            <text:p>5</text:p>
          </table:table-cell>
          <table:table-cell table:style-name="ce98" table:formula="of:=IF([.R228]=&quot;&quot;;IF([.Q228]=&quot;R&quot;;VLOOKUP([.P228];[$'olah data'.$R$3:$'olah data'.$S$7];2);[.P228]);IF([.R228]=[.P228];[.P228];[.Q228]))" office:value-type="string" office:string-value="" calcext:value-type="error">
            <text:p>#N/A</text:p>
          </table:table-cell>
          <table:table-cell table:style-name="ce27" table:formula="of:=IFERROR(INDEX([$'olah data'.$B$4:$'olah data'.$N$39];MATCH([.$A228];[$'olah data'.D$4:$'olah data'.D$39];0);2);&quot;&quot;)">
            <text:p/>
          </table:table-cell>
          <table:table-cell table:style-name="ce27" table:formula="of:=IFERROR(INDEX([$'olah data'.$B$4:$'olah data'.$N$39];MATCH([.$A228];[$'olah data'.E$4:$'olah data'.E$39];0);2);&quot;&quot;)">
            <text:p/>
          </table:table-cell>
          <table:table-cell table:style-name="ce27" table:formula="of:=IFERROR(INDEX([$'olah data'.$B$4:$'olah data'.$N$39];MATCH([.$A228];[$'olah data'.F$4:$'olah data'.F$39];0);2);&quot;&quot;)">
            <text:p/>
          </table:table-cell>
          <table:table-cell table:style-name="ce27" table:formula="of:=IFERROR(INDEX([$'olah data'.$B$4:$'olah data'.$N$39];MATCH([.$A228];[$'olah data'.G$4:$'olah data'.G$39];0);2);&quot;&quot;)">
            <text:p/>
          </table:table-cell>
          <table:table-cell table:style-name="ce27" table:formula="of:=IFERROR(INDEX([$'olah data'.$B$4:$'olah data'.$N$39];MATCH([.$A228];[$'olah data'.H$4:$'olah data'.H$39];0);2);&quot;&quot;)">
            <text:p/>
          </table:table-cell>
          <table:table-cell table:style-name="ce27" table:formula="of:=IFERROR(INDEX([$'olah data'.$B$4:$'olah data'.$N$39];MATCH([.$A228];[$'olah data'.I$4:$'olah data'.I$39];0);2);&quot;&quot;)">
            <text:p/>
          </table:table-cell>
          <table:table-cell table:style-name="ce27" table:formula="of:=IFERROR(INDEX([$'olah data'.$B$4:$'olah data'.$N$39];MATCH([.$A228];[$'olah data'.J$4:$'olah data'.J$39];0);2);&quot;&quot;)">
            <text:p/>
          </table:table-cell>
          <table:table-cell table:style-name="ce27" table:formula="of:=IFERROR(INDEX([$'olah data'.$B$4:$'olah data'.$N$39];MATCH([.$A228];[$'olah data'.K$4:$'olah data'.K$39];0);2);&quot;&quot;)">
            <text:p/>
          </table:table-cell>
          <table:table-cell table:style-name="ce27" table:formula="of:=IFERROR(INDEX([$'olah data'.$B$4:$'olah data'.$N$39];MATCH([.$A228];[$'olah data'.L$4:$'olah data'.L$39];0);2);&quot;&quot;)" office:value-type="string" office:string-value="Self-acceptance vs. self-striving (10 items)" calcext:value-type="string">
            <text:p>Self-acceptance vs. self-striving (10 items)</text:p>
          </table:table-cell>
          <table:table-cell table:style-name="ce27" table:formula="of:=IFERROR(INDEX([$'olah data'.$B$4:$'olah data'.$N$39];MATCH([.$A228];[$'olah data'.M$4:$'olah data'.M$39];0);2);&quot;&quot;)">
            <text:p/>
          </table:table-cell>
          <table:table-cell table:style-name="ce27" table:formula="of:=IFERROR(INDEX([$'olah data'.$B$4:$'olah data'.$N$39];MATCH([.$A228];[$'olah data'.N$4:$'olah data'.N$39];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IFERROR([$'View Input'.Z15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28" calcext:value-type="float">
            <text:p>228</text:p>
          </table:table-cell>
          <table:table-cell table:style-name="ce64" office:value-type="float" office:value="5" calcext:value-type="float">
            <text:p>5</text:p>
          </table:table-cell>
          <table:table-cell table:style-name="ce98" table:formula="of:=IF([.R229]=&quot;&quot;;IF([.Q229]=&quot;R&quot;;VLOOKUP([.P229];[$'olah data'.$R$3:$'olah data'.$S$7];2);[.P229]);IF([.R229]=[.P229];[.P229];[.Q229]))" office:value-type="float" office:value="0" calcext:value-type="float">
            <text:p>0</text:p>
          </table:table-cell>
          <table:table-cell table:style-name="ce27" table:formula="of:=IFERROR(INDEX([$'olah data'.$B$4:$'olah data'.$N$39];MATCH([.$A229];[$'olah data'.D$4:$'olah data'.D$39];0);2);&quot;&quot;)">
            <text:p/>
          </table:table-cell>
          <table:table-cell table:style-name="ce27" table:formula="of:=IFERROR(INDEX([$'olah data'.$B$4:$'olah data'.$N$39];MATCH([.$A229];[$'olah data'.E$4:$'olah data'.E$39];0);2);&quot;&quot;)">
            <text:p/>
          </table:table-cell>
          <table:table-cell table:style-name="ce27" table:formula="of:=IFERROR(INDEX([$'olah data'.$B$4:$'olah data'.$N$39];MATCH([.$A229];[$'olah data'.F$4:$'olah data'.F$39];0);2);&quot;&quot;)">
            <text:p/>
          </table:table-cell>
          <table:table-cell table:style-name="ce27" table:formula="of:=IFERROR(INDEX([$'olah data'.$B$4:$'olah data'.$N$39];MATCH([.$A229];[$'olah data'.G$4:$'olah data'.G$39];0);2);&quot;&quot;)">
            <text:p/>
          </table:table-cell>
          <table:table-cell table:style-name="ce27" table:formula="of:=IFERROR(INDEX([$'olah data'.$B$4:$'olah data'.$N$39];MATCH([.$A229];[$'olah data'.H$4:$'olah data'.H$39];0);2);&quot;&quot;)">
            <text:p/>
          </table:table-cell>
          <table:table-cell table:style-name="ce27" table:formula="of:=IFERROR(INDEX([$'olah data'.$B$4:$'olah data'.$N$39];MATCH([.$A229];[$'olah data'.I$4:$'olah data'.I$39];0);2);&quot;&quot;)">
            <text:p/>
          </table:table-cell>
          <table:table-cell table:style-name="ce27" table:formula="of:=IFERROR(INDEX([$'olah data'.$B$4:$'olah data'.$N$39];MATCH([.$A229];[$'olah data'.J$4:$'olah data'.J$39];0);2);&quot;&quot;)" office:value-type="string" office:string-value="Work hardened vs spoiled (8 items)" calcext:value-type="string">
            <text:p>Work hardened vs spoiled (8 items)</text:p>
          </table:table-cell>
          <table:table-cell table:style-name="ce27" table:formula="of:=IFERROR(INDEX([$'olah data'.$B$4:$'olah data'.$N$39];MATCH([.$A229];[$'olah data'.K$4:$'olah data'.K$39];0);2);&quot;&quot;)">
            <text:p/>
          </table:table-cell>
          <table:table-cell table:style-name="ce27" table:formula="of:=IFERROR(INDEX([$'olah data'.$B$4:$'olah data'.$N$39];MATCH([.$A229];[$'olah data'.L$4:$'olah data'.L$39];0);2);&quot;&quot;)">
            <text:p/>
          </table:table-cell>
          <table:table-cell table:style-name="ce27" table:formula="of:=IFERROR(INDEX([$'olah data'.$B$4:$'olah data'.$N$39];MATCH([.$A229];[$'olah data'.M$4:$'olah data'.M$39];0);2);&quot;&quot;)">
            <text:p/>
          </table:table-cell>
          <table:table-cell table:style-name="ce27" table:formula="of:=IFERROR(INDEX([$'olah data'.$B$4:$'olah data'.$N$39];MATCH([.$A229];[$'olah data'.N$4:$'olah data'.N$39];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IFERROR([$'View Input'.Z15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9" calcext:value-type="float">
            <text:p>229</text:p>
          </table:table-cell>
          <table:table-cell table:style-name="ce64" office:value-type="float" office:value="5" calcext:value-type="float">
            <text:p>5</text:p>
          </table:table-cell>
          <table:table-cell table:style-name="ce98" table:formula="of:=IF([.R230]=&quot;&quot;;IF([.Q230]=&quot;R&quot;;VLOOKUP([.P230];[$'olah data'.$R$3:$'olah data'.$S$7];2);[.P230]);IF([.R230]=[.P230];[.P230];[.Q230]))" office:value-type="float" office:value="0" calcext:value-type="float">
            <text:p>0</text:p>
          </table:table-cell>
          <table:table-cell table:style-name="ce27" table:formula="of:=IFERROR(INDEX([$'olah data'.$B$4:$'olah data'.$N$39];MATCH([.$A230];[$'olah data'.D$4:$'olah data'.D$39];0);2);&quot;&quot;)">
            <text:p/>
          </table:table-cell>
          <table:table-cell table:style-name="ce27" table:formula="of:=IFERROR(INDEX([$'olah data'.$B$4:$'olah data'.$N$39];MATCH([.$A230];[$'olah data'.E$4:$'olah data'.E$39];0);2);&quot;&quot;)">
            <text:p/>
          </table:table-cell>
          <table:table-cell table:style-name="ce27" table:formula="of:=IFERROR(INDEX([$'olah data'.$B$4:$'olah data'.$N$39];MATCH([.$A230];[$'olah data'.F$4:$'olah data'.F$39];0);2);&quot;&quot;)">
            <text:p/>
          </table:table-cell>
          <table:table-cell table:style-name="ce27" table:formula="of:=IFERROR(INDEX([$'olah data'.$B$4:$'olah data'.$N$39];MATCH([.$A230];[$'olah data'.G$4:$'olah data'.G$39];0);2);&quot;&quot;)">
            <text:p/>
          </table:table-cell>
          <table:table-cell table:style-name="ce27" table:formula="of:=IFERROR(INDEX([$'olah data'.$B$4:$'olah data'.$N$39];MATCH([.$A230];[$'olah data'.H$4:$'olah data'.H$39];0);2);&quot;&quot;)">
            <text:p/>
          </table:table-cell>
          <table:table-cell table:style-name="ce27" table:formula="of:=IFERROR(INDEX([$'olah data'.$B$4:$'olah data'.$N$39];MATCH([.$A230];[$'olah data'.I$4:$'olah data'.I$39];0);2);&quot;&quot;)" office:value-type="string" office:string-value="Perfectionist vs pragmatist (8 items)" calcext:value-type="string">
            <text:p>Perfectionist vs pragmatist (8 items)</text:p>
          </table:table-cell>
          <table:table-cell table:style-name="ce27" table:formula="of:=IFERROR(INDEX([$'olah data'.$B$4:$'olah data'.$N$39];MATCH([.$A230];[$'olah data'.J$4:$'olah data'.J$39];0);2);&quot;&quot;)">
            <text:p/>
          </table:table-cell>
          <table:table-cell table:style-name="ce27" table:formula="of:=IFERROR(INDEX([$'olah data'.$B$4:$'olah data'.$N$39];MATCH([.$A230];[$'olah data'.K$4:$'olah data'.K$39];0);2);&quot;&quot;)">
            <text:p/>
          </table:table-cell>
          <table:table-cell table:style-name="ce27" table:formula="of:=IFERROR(INDEX([$'olah data'.$B$4:$'olah data'.$N$39];MATCH([.$A230];[$'olah data'.L$4:$'olah data'.L$39];0);2);&quot;&quot;)">
            <text:p/>
          </table:table-cell>
          <table:table-cell table:style-name="ce27" table:formula="of:=IFERROR(INDEX([$'olah data'.$B$4:$'olah data'.$N$39];MATCH([.$A230];[$'olah data'.M$4:$'olah data'.M$39];0);2);&quot;&quot;)">
            <text:p/>
          </table:table-cell>
          <table:table-cell table:style-name="ce27" table:formula="of:=IFERROR(INDEX([$'olah data'.$B$4:$'olah data'.$N$39];MATCH([.$A230];[$'olah data'.N$4:$'olah data'.N$39];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IFERROR([$'View Input'.Z15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0" calcext:value-type="float">
            <text:p>230</text:p>
          </table:table-cell>
          <table:table-cell table:style-name="ce64" office:value-type="float" office:value="5" calcext:value-type="float">
            <text:p>5</text:p>
          </table:table-cell>
          <table:table-cell table:style-name="ce98" table:formula="of:=IF([.R231]=&quot;&quot;;IF([.Q231]=&quot;R&quot;;VLOOKUP([.P231];[$'olah data'.$R$3:$'olah data'.$S$7];2);[.P231]);IF([.R231]=[.P231];[.P231];[.Q231]))" office:value-type="string" office:string-value="" calcext:value-type="error">
            <text:p>#N/A</text:p>
          </table:table-cell>
          <table:table-cell table:style-name="ce27" table:formula="of:=IFERROR(INDEX([$'olah data'.$B$4:$'olah data'.$N$39];MATCH([.$A231];[$'olah data'.D$4:$'olah data'.D$39];0);2);&quot;&quot;)">
            <text:p/>
          </table:table-cell>
          <table:table-cell table:style-name="ce27" table:formula="of:=IFERROR(INDEX([$'olah data'.$B$4:$'olah data'.$N$39];MATCH([.$A231];[$'olah data'.E$4:$'olah data'.E$39];0);2);&quot;&quot;)">
            <text:p/>
          </table:table-cell>
          <table:table-cell table:style-name="ce27" table:formula="of:=IFERROR(INDEX([$'olah data'.$B$4:$'olah data'.$N$39];MATCH([.$A231];[$'olah data'.F$4:$'olah data'.F$39];0);2);&quot;&quot;)">
            <text:p/>
          </table:table-cell>
          <table:table-cell table:style-name="ce27" table:formula="of:=IFERROR(INDEX([$'olah data'.$B$4:$'olah data'.$N$39];MATCH([.$A231];[$'olah data'.G$4:$'olah data'.G$39];0);2);&quot;&quot;)">
            <text:p/>
          </table:table-cell>
          <table:table-cell table:style-name="ce27" table:formula="of:=IFERROR(INDEX([$'olah data'.$B$4:$'olah data'.$N$39];MATCH([.$A231];[$'olah data'.H$4:$'olah data'.H$39];0);2);&quot;&quot;)">
            <text:p/>
          </table:table-cell>
          <table:table-cell table:style-name="ce27" table:formula="of:=IFERROR(INDEX([$'olah data'.$B$4:$'olah data'.$N$39];MATCH([.$A231];[$'olah data'.I$4:$'olah data'.I$39];0);2);&quot;&quot;)">
            <text:p/>
          </table:table-cell>
          <table:table-cell table:style-name="ce27" table:formula="of:=IFERROR(INDEX([$'olah data'.$B$4:$'olah data'.$N$39];MATCH([.$A231];[$'olah data'.J$4:$'olah data'.J$39];0);2);&quot;&quot;)">
            <text:p/>
          </table:table-cell>
          <table:table-cell table:style-name="ce27" table:formula="of:=IFERROR(INDEX([$'olah data'.$B$4:$'olah data'.$N$39];MATCH([.$A231];[$'olah data'.K$4:$'olah data'.K$39];0);2);&quot;&quot;)">
            <text:p/>
          </table:table-cell>
          <table:table-cell table:style-name="ce27" table:formula="of:=IFERROR(INDEX([$'olah data'.$B$4:$'olah data'.$N$39];MATCH([.$A231];[$'olah data'.L$4:$'olah data'.L$39];0);2);&quot;&quot;)">
            <text:p/>
          </table:table-cell>
          <table:table-cell table:style-name="ce27" table:formula="of:=IFERROR(INDEX([$'olah data'.$B$4:$'olah data'.$N$39];MATCH([.$A231];[$'olah data'.M$4:$'olah data'.M$39];0);2);&quot;&quot;)">
            <text:p/>
          </table:table-cell>
          <table:table-cell table:style-name="ce27" table:formula="of:=IFERROR(INDEX([$'olah data'.$B$4:$'olah data'.$N$39];MATCH([.$A231];[$'olah data'.N$4:$'olah data'.N$39];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60];&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1" calcext:value-type="float">
            <text:p>231</text:p>
          </table:table-cell>
          <table:table-cell table:style-name="ce64" office:value-type="float" office:value="5" calcext:value-type="float">
            <text:p>5</text:p>
          </table:table-cell>
          <table:table-cell table:style-name="ce98" table:formula="of:=IF([.R232]=&quot;&quot;;IF([.Q232]=&quot;R&quot;;VLOOKUP([.P232];[$'olah data'.$R$3:$'olah data'.$S$7];2);[.P232]);IF([.R232]=[.P232];[.P232];[.Q232]))" office:value-type="string" office:string-value="" calcext:value-type="error">
            <text:p>#N/A</text:p>
          </table:table-cell>
          <table:table-cell table:style-name="ce27" table:formula="of:=IFERROR(INDEX([$'olah data'.$B$4:$'olah data'.$N$39];MATCH([.$A232];[$'olah data'.D$4:$'olah data'.D$39];0);2);&quot;&quot;)">
            <text:p/>
          </table:table-cell>
          <table:table-cell table:style-name="ce27" table:formula="of:=IFERROR(INDEX([$'olah data'.$B$4:$'olah data'.$N$39];MATCH([.$A232];[$'olah data'.E$4:$'olah data'.E$39];0);2);&quot;&quot;)">
            <text:p/>
          </table:table-cell>
          <table:table-cell table:style-name="ce27" table:formula="of:=IFERROR(INDEX([$'olah data'.$B$4:$'olah data'.$N$39];MATCH([.$A232];[$'olah data'.F$4:$'olah data'.F$39];0);2);&quot;&quot;)">
            <text:p/>
          </table:table-cell>
          <table:table-cell table:style-name="ce27" table:formula="of:=IFERROR(INDEX([$'olah data'.$B$4:$'olah data'.$N$39];MATCH([.$A232];[$'olah data'.G$4:$'olah data'.G$39];0);2);&quot;&quot;)">
            <text:p/>
          </table:table-cell>
          <table:table-cell table:style-name="ce27" table:formula="of:=IFERROR(INDEX([$'olah data'.$B$4:$'olah data'.$N$39];MATCH([.$A232];[$'olah data'.H$4:$'olah data'.H$39];0);2);&quot;&quot;)">
            <text:p/>
          </table:table-cell>
          <table:table-cell table:style-name="ce27" table:formula="of:=IFERROR(INDEX([$'olah data'.$B$4:$'olah data'.$N$39];MATCH([.$A232];[$'olah data'.I$4:$'olah data'.I$39];0);2);&quot;&quot;)">
            <text:p/>
          </table:table-cell>
          <table:table-cell table:style-name="ce27" table:formula="of:=IFERROR(INDEX([$'olah data'.$B$4:$'olah data'.$N$39];MATCH([.$A232];[$'olah data'.J$4:$'olah data'.J$39];0);2);&quot;&quot;)">
            <text:p/>
          </table:table-cell>
          <table:table-cell table:style-name="ce27" table:formula="of:=IFERROR(INDEX([$'olah data'.$B$4:$'olah data'.$N$39];MATCH([.$A232];[$'olah data'.K$4:$'olah data'.K$39];0);2);&quot;&quot;)">
            <text:p/>
          </table:table-cell>
          <table:table-cell table:style-name="ce27" table:formula="of:=IFERROR(INDEX([$'olah data'.$B$4:$'olah data'.$N$39];MATCH([.$A232];[$'olah data'.L$4:$'olah data'.L$39];0);2);&quot;&quot;)">
            <text:p/>
          </table:table-cell>
          <table:table-cell table:style-name="ce27" table:formula="of:=IFERROR(INDEX([$'olah data'.$B$4:$'olah data'.$N$39];MATCH([.$A232];[$'olah data'.M$4:$'olah data'.M$39];0);2);&quot;&quot;)" office:value-type="string" office:string-value="Self-acceptance vs. self-striving (10 items)" calcext:value-type="string">
            <text:p>Self-acceptance vs. self-striving (10 items)</text:p>
          </table:table-cell>
          <table:table-cell table:style-name="ce27" table:formula="of:=IFERROR(INDEX([$'olah data'.$B$4:$'olah data'.$N$39];MATCH([.$A232];[$'olah data'.N$4:$'olah data'.N$39];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IFERROR([$'View Input'.Z161];&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2" calcext:value-type="float">
            <text:p>232</text:p>
          </table:table-cell>
          <table:table-cell table:style-name="ce64" office:value-type="float" office:value="5" calcext:value-type="float">
            <text:p>5</text:p>
          </table:table-cell>
          <table:table-cell table:style-name="ce98" table:formula="of:=IF([.R233]=&quot;&quot;;IF([.Q233]=&quot;R&quot;;VLOOKUP([.P233];[$'olah data'.$R$3:$'olah data'.$S$7];2);[.P233]);IF([.R233]=[.P233];[.P233];[.Q233]))" office:value-type="string" office:string-value="" calcext:value-type="error">
            <text:p>#N/A</text:p>
          </table:table-cell>
          <table:table-cell table:style-name="ce27" table:formula="of:=IFERROR(INDEX([$'olah data'.$B$4:$'olah data'.$N$39];MATCH([.$A233];[$'olah data'.D$4:$'olah data'.D$39];0);2);&quot;&quot;)">
            <text:p/>
          </table:table-cell>
          <table:table-cell table:style-name="ce27" table:formula="of:=IFERROR(INDEX([$'olah data'.$B$4:$'olah data'.$N$39];MATCH([.$A233];[$'olah data'.E$4:$'olah data'.E$39];0);2);&quot;&quot;)">
            <text:p/>
          </table:table-cell>
          <table:table-cell table:style-name="ce27" table:formula="of:=IFERROR(INDEX([$'olah data'.$B$4:$'olah data'.$N$39];MATCH([.$A233];[$'olah data'.F$4:$'olah data'.F$39];0);2);&quot;&quot;)">
            <text:p/>
          </table:table-cell>
          <table:table-cell table:style-name="ce27" table:formula="of:=IFERROR(INDEX([$'olah data'.$B$4:$'olah data'.$N$39];MATCH([.$A233];[$'olah data'.G$4:$'olah data'.G$39];0);2);&quot;&quot;)">
            <text:p/>
          </table:table-cell>
          <table:table-cell table:style-name="ce27" table:formula="of:=IFERROR(INDEX([$'olah data'.$B$4:$'olah data'.$N$39];MATCH([.$A233];[$'olah data'.H$4:$'olah data'.H$39];0);2);&quot;&quot;)">
            <text:p/>
          </table:table-cell>
          <table:table-cell table:style-name="ce27" table:formula="of:=IFERROR(INDEX([$'olah data'.$B$4:$'olah data'.$N$39];MATCH([.$A233];[$'olah data'.I$4:$'olah data'.I$39];0);2);&quot;&quot;)">
            <text:p/>
          </table:table-cell>
          <table:table-cell table:style-name="ce27" table:formula="of:=IFERROR(INDEX([$'olah data'.$B$4:$'olah data'.$N$39];MATCH([.$A233];[$'olah data'.J$4:$'olah data'.J$39];0);2);&quot;&quot;)">
            <text:p/>
          </table:table-cell>
          <table:table-cell table:style-name="ce27" table:formula="of:=IFERROR(INDEX([$'olah data'.$B$4:$'olah data'.$N$39];MATCH([.$A233];[$'olah data'.K$4:$'olah data'.K$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33];[$'olah data'.L$4:$'olah data'.L$39];0);2);&quot;&quot;)">
            <text:p/>
          </table:table-cell>
          <table:table-cell table:style-name="ce27" table:formula="of:=IFERROR(INDEX([$'olah data'.$B$4:$'olah data'.$N$39];MATCH([.$A233];[$'olah data'.M$4:$'olah data'.M$39];0);2);&quot;&quot;)">
            <text:p/>
          </table:table-cell>
          <table:table-cell table:style-name="ce27" table:formula="of:=IFERROR(INDEX([$'olah data'.$B$4:$'olah data'.$N$39];MATCH([.$A233];[$'olah data'.N$4:$'olah data'.N$39];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IFERROR([$'View Input'.Z162];&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3" calcext:value-type="float">
            <text:p>233</text:p>
          </table:table-cell>
          <table:table-cell table:style-name="ce64" office:value-type="float" office:value="5" calcext:value-type="float">
            <text:p>5</text:p>
          </table:table-cell>
          <table:table-cell table:style-name="ce98" table:formula="of:=IF([.R234]=&quot;&quot;;IF([.Q234]=&quot;R&quot;;VLOOKUP([.P234];[$'olah data'.$R$3:$'olah data'.$S$7];2);[.P234]);IF([.R234]=[.P234];[.P234];[.Q234]))" office:value-type="string" office:string-value="" calcext:value-type="error">
            <text:p>#N/A</text:p>
          </table:table-cell>
          <table:table-cell table:style-name="ce27" table:formula="of:=IFERROR(INDEX([$'olah data'.$B$4:$'olah data'.$N$39];MATCH([.$A234];[$'olah data'.D$4:$'olah data'.D$39];0);2);&quot;&quot;)">
            <text:p/>
          </table:table-cell>
          <table:table-cell table:style-name="ce27" table:formula="of:=IFERROR(INDEX([$'olah data'.$B$4:$'olah data'.$N$39];MATCH([.$A234];[$'olah data'.E$4:$'olah data'.E$39];0);2);&quot;&quot;)">
            <text:p/>
          </table:table-cell>
          <table:table-cell table:style-name="ce27" table:formula="of:=IFERROR(INDEX([$'olah data'.$B$4:$'olah data'.$N$39];MATCH([.$A234];[$'olah data'.F$4:$'olah data'.F$39];0);2);&quot;&quot;)">
            <text:p/>
          </table:table-cell>
          <table:table-cell table:style-name="ce27" table:formula="of:=IFERROR(INDEX([$'olah data'.$B$4:$'olah data'.$N$39];MATCH([.$A234];[$'olah data'.G$4:$'olah data'.G$39];0);2);&quot;&quot;)">
            <text:p/>
          </table:table-cell>
          <table:table-cell table:style-name="ce27" table:formula="of:=IFERROR(INDEX([$'olah data'.$B$4:$'olah data'.$N$39];MATCH([.$A234];[$'olah data'.H$4:$'olah data'.H$39];0);2);&quot;&quot;)">
            <text:p/>
          </table:table-cell>
          <table:table-cell table:style-name="ce27" table:formula="of:=IFERROR(INDEX([$'olah data'.$B$4:$'olah data'.$N$39];MATCH([.$A234];[$'olah data'.I$4:$'olah data'.I$39];0);2);&quot;&quot;)" office:value-type="string" office:string-value="Dependence (6 items)" calcext:value-type="string">
            <text:p>Dependence (6 items)</text:p>
          </table:table-cell>
          <table:table-cell table:style-name="ce27" table:formula="of:=IFERROR(INDEX([$'olah data'.$B$4:$'olah data'.$N$39];MATCH([.$A234];[$'olah data'.J$4:$'olah data'.J$39];0);2);&quot;&quot;)">
            <text:p/>
          </table:table-cell>
          <table:table-cell table:style-name="ce27" table:formula="of:=IFERROR(INDEX([$'olah data'.$B$4:$'olah data'.$N$39];MATCH([.$A234];[$'olah data'.K$4:$'olah data'.K$39];0);2);&quot;&quot;)">
            <text:p/>
          </table:table-cell>
          <table:table-cell table:style-name="ce27" table:formula="of:=IFERROR(INDEX([$'olah data'.$B$4:$'olah data'.$N$39];MATCH([.$A234];[$'olah data'.L$4:$'olah data'.L$39];0);2);&quot;&quot;)">
            <text:p/>
          </table:table-cell>
          <table:table-cell table:style-name="ce27" table:formula="of:=IFERROR(INDEX([$'olah data'.$B$4:$'olah data'.$N$39];MATCH([.$A234];[$'olah data'.M$4:$'olah data'.M$39];0);2);&quot;&quot;)">
            <text:p/>
          </table:table-cell>
          <table:table-cell table:style-name="ce27" table:formula="of:=IFERROR(INDEX([$'olah data'.$B$4:$'olah data'.$N$39];MATCH([.$A234];[$'olah data'.N$4:$'olah data'.N$39];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IFERROR([$'View Input'.Z163];&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4" calcext:value-type="float">
            <text:p>234</text:p>
          </table:table-cell>
          <table:table-cell table:style-name="ce64" office:value-type="float" office:value="5" calcext:value-type="float">
            <text:p>5</text:p>
          </table:table-cell>
          <table:table-cell table:style-name="ce98" table:formula="of:=IF([.R235]=&quot;&quot;;IF([.Q235]=&quot;R&quot;;VLOOKUP([.P235];[$'olah data'.$R$3:$'olah data'.$S$7];2);[.P235]);IF([.R235]=[.P235];[.P235];[.Q235]))" office:value-type="string" office:string-value="" calcext:value-type="error">
            <text:p>#N/A</text:p>
          </table:table-cell>
          <table:table-cell table:style-name="ce27" table:formula="of:=IFERROR(INDEX([$'olah data'.$B$4:$'olah data'.$N$39];MATCH([.$A235];[$'olah data'.D$4:$'olah data'.D$39];0);2);&quot;&quot;)">
            <text:p/>
          </table:table-cell>
          <table:table-cell table:style-name="ce27" table:formula="of:=IFERROR(INDEX([$'olah data'.$B$4:$'olah data'.$N$39];MATCH([.$A235];[$'olah data'.E$4:$'olah data'.E$39];0);2);&quot;&quot;)">
            <text:p/>
          </table:table-cell>
          <table:table-cell table:style-name="ce27" table:formula="of:=IFERROR(INDEX([$'olah data'.$B$4:$'olah data'.$N$39];MATCH([.$A235];[$'olah data'.F$4:$'olah data'.F$39];0);2);&quot;&quot;)">
            <text:p/>
          </table:table-cell>
          <table:table-cell table:style-name="ce27" table:formula="of:=IFERROR(INDEX([$'olah data'.$B$4:$'olah data'.$N$39];MATCH([.$A235];[$'olah data'.G$4:$'olah data'.G$39];0);2);&quot;&quot;)">
            <text:p/>
          </table:table-cell>
          <table:table-cell table:style-name="ce27" table:formula="of:=IFERROR(INDEX([$'olah data'.$B$4:$'olah data'.$N$39];MATCH([.$A235];[$'olah data'.H$4:$'olah data'.H$39];0);2);&quot;&quot;)">
            <text:p/>
          </table:table-cell>
          <table:table-cell table:style-name="ce27" table:formula="of:=IFERROR(INDEX([$'olah data'.$B$4:$'olah data'.$N$39];MATCH([.$A235];[$'olah data'.I$4:$'olah data'.I$39];0);2);&quot;&quot;)">
            <text:p/>
          </table:table-cell>
          <table:table-cell table:style-name="ce27" table:formula="of:=IFERROR(INDEX([$'olah data'.$B$4:$'olah data'.$N$39];MATCH([.$A235];[$'olah data'.J$4:$'olah data'.J$39];0);2);&quot;&quot;)">
            <text:p/>
          </table:table-cell>
          <table:table-cell table:style-name="ce27" table:formula="of:=IFERROR(INDEX([$'olah data'.$B$4:$'olah data'.$N$39];MATCH([.$A235];[$'olah data'.K$4:$'olah data'.K$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235];[$'olah data'.L$4:$'olah data'.L$39];0);2);&quot;&quot;)">
            <text:p/>
          </table:table-cell>
          <table:table-cell table:style-name="ce27" table:formula="of:=IFERROR(INDEX([$'olah data'.$B$4:$'olah data'.$N$39];MATCH([.$A235];[$'olah data'.M$4:$'olah data'.M$39];0);2);&quot;&quot;)">
            <text:p/>
          </table:table-cell>
          <table:table-cell table:style-name="ce27" table:formula="of:=IFERROR(INDEX([$'olah data'.$B$4:$'olah data'.$N$39];MATCH([.$A235];[$'olah data'.N$4:$'olah data'.N$39];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IFERROR([$'View Input'.Z164];&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5" calcext:value-type="float">
            <text:p>235</text:p>
          </table:table-cell>
          <table:table-cell table:style-name="ce64" office:value-type="float" office:value="5" calcext:value-type="float">
            <text:p>5</text:p>
          </table:table-cell>
          <table:table-cell table:style-name="ce98" table:formula="of:=IF([.R236]=&quot;&quot;;IF([.Q236]=&quot;R&quot;;VLOOKUP([.P236];[$'olah data'.$R$3:$'olah data'.$S$7];2);[.P236]);IF([.R236]=[.P236];[.P236];[.Q236]))" office:value-type="float" office:value="0" calcext:value-type="float">
            <text:p>0</text:p>
          </table:table-cell>
          <table:table-cell table:style-name="ce27" table:formula="of:=IFERROR(INDEX([$'olah data'.$B$4:$'olah data'.$N$39];MATCH([.$A236];[$'olah data'.D$4:$'olah data'.D$39];0);2);&quot;&quot;)">
            <text:p/>
          </table:table-cell>
          <table:table-cell table:style-name="ce27" table:formula="of:=IFERROR(INDEX([$'olah data'.$B$4:$'olah data'.$N$39];MATCH([.$A236];[$'olah data'.E$4:$'olah data'.E$39];0);2);&quot;&quot;)">
            <text:p/>
          </table:table-cell>
          <table:table-cell table:style-name="ce27" table:formula="of:=IFERROR(INDEX([$'olah data'.$B$4:$'olah data'.$N$39];MATCH([.$A236];[$'olah data'.F$4:$'olah data'.F$39];0);2);&quot;&quot;)">
            <text:p/>
          </table:table-cell>
          <table:table-cell table:style-name="ce27" table:formula="of:=IFERROR(INDEX([$'olah data'.$B$4:$'olah data'.$N$39];MATCH([.$A236];[$'olah data'.G$4:$'olah data'.G$39];0);2);&quot;&quot;)">
            <text:p/>
          </table:table-cell>
          <table:table-cell table:style-name="ce27" table:formula="of:=IFERROR(INDEX([$'olah data'.$B$4:$'olah data'.$N$39];MATCH([.$A236];[$'olah data'.H$4:$'olah data'.H$39];0);2);&quot;&quot;)" office:value-type="string" office:string-value="Enlightened second nature (11 items)" calcext:value-type="string">
            <text:p>Enlightened second nature (11 items)</text:p>
          </table:table-cell>
          <table:table-cell table:style-name="ce27" table:formula="of:=IFERROR(INDEX([$'olah data'.$B$4:$'olah data'.$N$39];MATCH([.$A236];[$'olah data'.I$4:$'olah data'.I$39];0);2);&quot;&quot;)">
            <text:p/>
          </table:table-cell>
          <table:table-cell table:style-name="ce27" table:formula="of:=IFERROR(INDEX([$'olah data'.$B$4:$'olah data'.$N$39];MATCH([.$A236];[$'olah data'.J$4:$'olah data'.J$39];0);2);&quot;&quot;)">
            <text:p/>
          </table:table-cell>
          <table:table-cell table:style-name="ce27" table:formula="of:=IFERROR(INDEX([$'olah data'.$B$4:$'olah data'.$N$39];MATCH([.$A236];[$'olah data'.K$4:$'olah data'.K$39];0);2);&quot;&quot;)">
            <text:p/>
          </table:table-cell>
          <table:table-cell table:style-name="ce27" table:formula="of:=IFERROR(INDEX([$'olah data'.$B$4:$'olah data'.$N$39];MATCH([.$A236];[$'olah data'.L$4:$'olah data'.L$39];0);2);&quot;&quot;)">
            <text:p/>
          </table:table-cell>
          <table:table-cell table:style-name="ce27" table:formula="of:=IFERROR(INDEX([$'olah data'.$B$4:$'olah data'.$N$39];MATCH([.$A236];[$'olah data'.M$4:$'olah data'.M$39];0);2);&quot;&quot;)">
            <text:p/>
          </table:table-cell>
          <table:table-cell table:style-name="ce27" table:formula="of:=IFERROR(INDEX([$'olah data'.$B$4:$'olah data'.$N$39];MATCH([.$A236];[$'olah data'.N$4:$'olah data'.N$39];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IFERROR([$'View Input'.Z16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6" calcext:value-type="float">
            <text:p>236</text:p>
          </table:table-cell>
          <table:table-cell table:style-name="ce64" office:value-type="float" office:value="5" calcext:value-type="float">
            <text:p>5</text:p>
          </table:table-cell>
          <table:table-cell table:style-name="ce98" table:formula="of:=IF([.R237]=&quot;&quot;;IF([.Q237]=&quot;R&quot;;VLOOKUP([.P237];[$'olah data'.$R$3:$'olah data'.$S$7];2);[.P237]);IF([.R237]=[.P237];[.P237];[.Q237]))" office:value-type="string" office:string-value="" calcext:value-type="error">
            <text:p>#N/A</text:p>
          </table:table-cell>
          <table:table-cell table:style-name="ce27" table:formula="of:=IFERROR(INDEX([$'olah data'.$B$4:$'olah data'.$N$39];MATCH([.$A237];[$'olah data'.D$4:$'olah data'.D$39];0);2);&quot;&quot;)">
            <text:p/>
          </table:table-cell>
          <table:table-cell table:style-name="ce27" table:formula="of:=IFERROR(INDEX([$'olah data'.$B$4:$'olah data'.$N$39];MATCH([.$A237];[$'olah data'.E$4:$'olah data'.E$39];0);2);&quot;&quot;)">
            <text:p/>
          </table:table-cell>
          <table:table-cell table:style-name="ce27" table:formula="of:=IFERROR(INDEX([$'olah data'.$B$4:$'olah data'.$N$39];MATCH([.$A237];[$'olah data'.F$4:$'olah data'.F$39];0);2);&quot;&quot;)">
            <text:p/>
          </table:table-cell>
          <table:table-cell table:style-name="ce27" table:formula="of:=IFERROR(INDEX([$'olah data'.$B$4:$'olah data'.$N$39];MATCH([.$A237];[$'olah data'.G$4:$'olah data'.G$39];0);2);&quot;&quot;)">
            <text:p/>
          </table:table-cell>
          <table:table-cell table:style-name="ce27" table:formula="of:=IFERROR(INDEX([$'olah data'.$B$4:$'olah data'.$N$39];MATCH([.$A237];[$'olah data'.H$4:$'olah data'.H$39];0);2);&quot;&quot;)">
            <text:p/>
          </table:table-cell>
          <table:table-cell table:style-name="ce27" table:formula="of:=IFERROR(INDEX([$'olah data'.$B$4:$'olah data'.$N$39];MATCH([.$A237];[$'olah data'.I$4:$'olah data'.I$39];0);2);&quot;&quot;)">
            <text:p/>
          </table:table-cell>
          <table:table-cell table:style-name="ce27" table:formula="of:=IFERROR(INDEX([$'olah data'.$B$4:$'olah data'.$N$39];MATCH([.$A237];[$'olah data'.J$4:$'olah data'.J$39];0);2);&quot;&quot;)">
            <text:p/>
          </table:table-cell>
          <table:table-cell table:style-name="ce27" table:formula="of:=IFERROR(INDEX([$'olah data'.$B$4:$'olah data'.$N$39];MATCH([.$A237];[$'olah data'.K$4:$'olah data'.K$39];0);2);&quot;&quot;)" office:value-type="string" office:string-value="Responsibility vs. blaming (8 items)" calcext:value-type="string">
            <text:p>Responsibility vs. blaming (8 items)</text:p>
          </table:table-cell>
          <table:table-cell table:style-name="ce27" table:formula="of:=IFERROR(INDEX([$'olah data'.$B$4:$'olah data'.$N$39];MATCH([.$A237];[$'olah data'.L$4:$'olah data'.L$39];0);2);&quot;&quot;)">
            <text:p/>
          </table:table-cell>
          <table:table-cell table:style-name="ce27" table:formula="of:=IFERROR(INDEX([$'olah data'.$B$4:$'olah data'.$N$39];MATCH([.$A237];[$'olah data'.M$4:$'olah data'.M$39];0);2);&quot;&quot;)">
            <text:p/>
          </table:table-cell>
          <table:table-cell table:style-name="ce27" table:formula="of:=IFERROR(INDEX([$'olah data'.$B$4:$'olah data'.$N$39];MATCH([.$A237];[$'olah data'.N$4:$'olah data'.N$39];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IFERROR([$'View Input'.Z166];&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7" calcext:value-type="float">
            <text:p>237</text:p>
          </table:table-cell>
          <table:table-cell table:style-name="ce64" office:value-type="float" office:value="5" calcext:value-type="float">
            <text:p>5</text:p>
          </table:table-cell>
          <table:table-cell table:style-name="ce98" table:formula="of:=IF([.R238]=&quot;&quot;;IF([.Q238]=&quot;R&quot;;VLOOKUP([.P238];[$'olah data'.$R$3:$'olah data'.$S$7];2);[.P238]);IF([.R238]=[.P238];[.P238];[.Q238]))" office:value-type="string" office:string-value="" calcext:value-type="error">
            <text:p>#N/A</text:p>
          </table:table-cell>
          <table:table-cell table:style-name="ce27" table:formula="of:=IFERROR(INDEX([$'olah data'.$B$4:$'olah data'.$N$39];MATCH([.$A238];[$'olah data'.D$4:$'olah data'.D$39];0);2);&quot;&quot;)">
            <text:p/>
          </table:table-cell>
          <table:table-cell table:style-name="ce27" table:formula="of:=IFERROR(INDEX([$'olah data'.$B$4:$'olah data'.$N$39];MATCH([.$A238];[$'olah data'.E$4:$'olah data'.E$39];0);2);&quot;&quot;)">
            <text:p/>
          </table:table-cell>
          <table:table-cell table:style-name="ce27" table:formula="of:=IFERROR(INDEX([$'olah data'.$B$4:$'olah data'.$N$39];MATCH([.$A238];[$'olah data'.F$4:$'olah data'.F$39];0);2);&quot;&quot;)">
            <text:p/>
          </table:table-cell>
          <table:table-cell table:style-name="ce27" table:formula="of:=IFERROR(INDEX([$'olah data'.$B$4:$'olah data'.$N$39];MATCH([.$A238];[$'olah data'.G$4:$'olah data'.G$39];0);2);&quot;&quot;)">
            <text:p/>
          </table:table-cell>
          <table:table-cell table:style-name="ce27" table:formula="of:=IFERROR(INDEX([$'olah data'.$B$4:$'olah data'.$N$39];MATCH([.$A238];[$'olah data'.H$4:$'olah data'.H$39];0);2);&quot;&quot;)">
            <text:p/>
          </table:table-cell>
          <table:table-cell table:style-name="ce27" table:formula="of:=IFERROR(INDEX([$'olah data'.$B$4:$'olah data'.$N$39];MATCH([.$A238];[$'olah data'.I$4:$'olah data'.I$39];0);2);&quot;&quot;)">
            <text:p/>
          </table:table-cell>
          <table:table-cell table:style-name="ce27" table:formula="of:=IFERROR(INDEX([$'olah data'.$B$4:$'olah data'.$N$39];MATCH([.$A238];[$'olah data'.J$4:$'olah data'.J$39];0);2);&quot;&quot;)">
            <text:p/>
          </table:table-cell>
          <table:table-cell table:style-name="ce27" table:formula="of:=IFERROR(INDEX([$'olah data'.$B$4:$'olah data'.$N$39];MATCH([.$A238];[$'olah data'.K$4:$'olah data'.K$39];0);2);&quot;&quot;)" office:value-type="string" office:string-value="Fatigability v. asthenia (8 items)" calcext:value-type="string">
            <text:p>Fatigability v. asthenia (8 items)</text:p>
          </table:table-cell>
          <table:table-cell table:style-name="ce27" table:formula="of:=IFERROR(INDEX([$'olah data'.$B$4:$'olah data'.$N$39];MATCH([.$A238];[$'olah data'.L$4:$'olah data'.L$39];0);2);&quot;&quot;)">
            <text:p/>
          </table:table-cell>
          <table:table-cell table:style-name="ce27" table:formula="of:=IFERROR(INDEX([$'olah data'.$B$4:$'olah data'.$N$39];MATCH([.$A238];[$'olah data'.M$4:$'olah data'.M$39];0);2);&quot;&quot;)">
            <text:p/>
          </table:table-cell>
          <table:table-cell table:style-name="ce27" table:formula="of:=IFERROR(INDEX([$'olah data'.$B$4:$'olah data'.$N$39];MATCH([.$A238];[$'olah data'.N$4:$'olah data'.N$39];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IFERROR([$'View Input'.Z167];&quot;&quot;)" office:value-type="float" office:value="0" calcext:value-type="float">
            <text:p>0</text:p>
          </table:table-cell>
          <table:table-cell table:style-name="ce46" office:value-type="string" calcext:value-type="string">
            <text:p>R</text:p>
          </table:table-cell>
          <table:table-cell table:style-name="ce46"/>
          <table:table-cell table:number-columns-repeated="1006"/>
        </table:table-row>
        <table:table-row table:style-name="ro3">
          <table:table-cell table:style-name="ce29" office:value-type="float" office:value="238" calcext:value-type="float">
            <text:p>238</text:p>
          </table:table-cell>
          <table:table-cell table:style-name="ce64" office:value-type="float" office:value="5" calcext:value-type="float">
            <text:p>5</text:p>
          </table:table-cell>
          <table:table-cell table:style-name="ce98" table:formula="of:=IF([.R239]=&quot;&quot;;IF([.Q239]=&quot;R&quot;;VLOOKUP([.P239];[$'olah data'.$R$3:$'olah data'.$S$7];2);[.P239]);IF([.R239]=[.P239];[.P239];[.Q239]))" office:value-type="float" office:value="0" calcext:value-type="float">
            <text:p>0</text:p>
          </table:table-cell>
          <table:table-cell table:style-name="ce27" table:formula="of:=IFERROR(INDEX([$'olah data'.$B$4:$'olah data'.$N$39];MATCH([.$A239];[$'olah data'.D$4:$'olah data'.D$39];0);2);&quot;&quot;)">
            <text:p/>
          </table:table-cell>
          <table:table-cell table:style-name="ce27" table:formula="of:=IFERROR(INDEX([$'olah data'.$B$4:$'olah data'.$N$39];MATCH([.$A239];[$'olah data'.E$4:$'olah data'.E$39];0);2);&quot;&quot;)">
            <text:p/>
          </table:table-cell>
          <table:table-cell table:style-name="ce27" table:formula="of:=IFERROR(INDEX([$'olah data'.$B$4:$'olah data'.$N$39];MATCH([.$A239];[$'olah data'.F$4:$'olah data'.F$39];0);2);&quot;&quot;)">
            <text:p/>
          </table:table-cell>
          <table:table-cell table:style-name="ce27" table:formula="of:=IFERROR(INDEX([$'olah data'.$B$4:$'olah data'.$N$39];MATCH([.$A239];[$'olah data'.G$4:$'olah data'.G$39];0);2);&quot;&quot;)">
            <text:p/>
          </table:table-cell>
          <table:table-cell table:style-name="ce27" table:formula="of:=IFERROR(INDEX([$'olah data'.$B$4:$'olah data'.$N$39];MATCH([.$A239];[$'olah data'.H$4:$'olah data'.H$39];0);2);&quot;&quot;)">
            <text:p/>
          </table:table-cell>
          <table:table-cell table:style-name="ce27" table:formula="of:=IFERROR(INDEX([$'olah data'.$B$4:$'olah data'.$N$39];MATCH([.$A239];[$'olah data'.I$4:$'olah data'.I$39];0);2);&quot;&quot;)">
            <text:p/>
          </table:table-cell>
          <table:table-cell table:style-name="ce27" table:formula="of:=IFERROR(INDEX([$'olah data'.$B$4:$'olah data'.$N$39];MATCH([.$A239];[$'olah data'.J$4:$'olah data'.J$39];0);2);&quot;&quot;)">
            <text:p/>
          </table:table-cell>
          <table:table-cell table:style-name="ce27" table:formula="of:=IFERROR(INDEX([$'olah data'.$B$4:$'olah data'.$N$39];MATCH([.$A239];[$'olah data'.K$4:$'olah data'.K$39];0);2);&quot;&quot;)">
            <text:p/>
          </table:table-cell>
          <table:table-cell table:style-name="ce27" table:formula="of:=IFERROR(INDEX([$'olah data'.$B$4:$'olah data'.$N$39];MATCH([.$A239];[$'olah data'.L$4:$'olah data'.L$39];0);2);&quot;&quot;)">
            <text:p/>
          </table:table-cell>
          <table:table-cell table:style-name="ce27" table:formula="of:=IFERROR(INDEX([$'olah data'.$B$4:$'olah data'.$N$39];MATCH([.$A239];[$'olah data'.M$4:$'olah data'.M$39];0);2);&quot;&quot;)" office:value-type="string" office:string-value="Ambitious vs underachieving (10 items)" calcext:value-type="string">
            <text:p>Ambitious vs underachieving (10 items)</text:p>
          </table:table-cell>
          <table:table-cell table:style-name="ce27" table:formula="of:=IFERROR(INDEX([$'olah data'.$B$4:$'olah data'.$N$39];MATCH([.$A239];[$'olah data'.N$4:$'olah data'.N$39];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IFERROR([$'View Input'.Z16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9" calcext:value-type="float">
            <text:p>239</text:p>
          </table:table-cell>
          <table:table-cell table:style-name="ce64" office:value-type="float" office:value="5" calcext:value-type="float">
            <text:p>5</text:p>
          </table:table-cell>
          <table:table-cell table:style-name="ce98" table:formula="of:=IF([.R240]=&quot;&quot;;IF([.Q240]=&quot;R&quot;;VLOOKUP([.P240];[$'olah data'.$R$3:$'olah data'.$S$7];2);[.P240]);IF([.R240]=[.P240];[.P240];[.Q240]))" office:value-type="float" office:value="0" calcext:value-type="float">
            <text:p>0</text:p>
          </table:table-cell>
          <table:table-cell table:style-name="ce27" table:formula="of:=IFERROR(INDEX([$'olah data'.$B$4:$'olah data'.$N$39];MATCH([.$A240];[$'olah data'.D$4:$'olah data'.D$39];0);2);&quot;&quot;)">
            <text:p/>
          </table:table-cell>
          <table:table-cell table:style-name="ce27" table:formula="of:=IFERROR(INDEX([$'olah data'.$B$4:$'olah data'.$N$39];MATCH([.$A240];[$'olah data'.E$4:$'olah data'.E$39];0);2);&quot;&quot;)">
            <text:p/>
          </table:table-cell>
          <table:table-cell table:style-name="ce27" table:formula="of:=IFERROR(INDEX([$'olah data'.$B$4:$'olah data'.$N$39];MATCH([.$A240];[$'olah data'.F$4:$'olah data'.F$39];0);2);&quot;&quot;)">
            <text:p/>
          </table:table-cell>
          <table:table-cell table:style-name="ce27" table:formula="of:=IFERROR(INDEX([$'olah data'.$B$4:$'olah data'.$N$39];MATCH([.$A240];[$'olah data'.G$4:$'olah data'.G$39];0);2);&quot;&quot;)">
            <text:p/>
          </table:table-cell>
          <table:table-cell table:style-name="ce27" table:formula="of:=IFERROR(INDEX([$'olah data'.$B$4:$'olah data'.$N$39];MATCH([.$A240];[$'olah data'.H$4:$'olah data'.H$39];0);2);&quot;&quot;)">
            <text:p/>
          </table:table-cell>
          <table:table-cell table:style-name="ce27" table:formula="of:=IFERROR(INDEX([$'olah data'.$B$4:$'olah data'.$N$39];MATCH([.$A240];[$'olah data'.I$4:$'olah data'.I$39];0);2);&quot;&quot;)">
            <text:p/>
          </table:table-cell>
          <table:table-cell table:style-name="ce27" table:formula="of:=IFERROR(INDEX([$'olah data'.$B$4:$'olah data'.$N$39];MATCH([.$A240];[$'olah data'.J$4:$'olah data'.J$39];0);2);&quot;&quot;)">
            <text:p/>
          </table:table-cell>
          <table:table-cell table:style-name="ce27" table:formula="of:=IFERROR(INDEX([$'olah data'.$B$4:$'olah data'.$N$39];MATCH([.$A240];[$'olah data'.K$4:$'olah data'.K$39];0);2);&quot;&quot;)">
            <text:p/>
          </table:table-cell>
          <table:table-cell table:style-name="ce27" table:formula="of:=IFERROR(INDEX([$'olah data'.$B$4:$'olah data'.$N$39];MATCH([.$A240];[$'olah data'.L$4:$'olah data'.L$39];0);2);&quot;&quot;)" office:value-type="string" office:string-value="Impulsiveness v. reflection (9 items)" calcext:value-type="string">
            <text:p>Impulsiveness v. reflection (9 items)</text:p>
          </table:table-cell>
          <table:table-cell table:style-name="ce27" table:formula="of:=IFERROR(INDEX([$'olah data'.$B$4:$'olah data'.$N$39];MATCH([.$A240];[$'olah data'.M$4:$'olah data'.M$39];0);2);&quot;&quot;)">
            <text:p/>
          </table:table-cell>
          <table:table-cell table:style-name="ce27" table:formula="of:=IFERROR(INDEX([$'olah data'.$B$4:$'olah data'.$N$39];MATCH([.$A240];[$'olah data'.N$4:$'olah data'.N$39];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IFERROR([$'View Input'.Z16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40" calcext:value-type="float">
            <text:p>240</text:p>
          </table:table-cell>
          <table:table-cell table:style-name="ce64" office:value-type="float" office:value="5" calcext:value-type="float">
            <text:p>5</text:p>
          </table:table-cell>
          <table:table-cell table:style-name="ce98" table:formula="of:=IF([.R241]=&quot;&quot;;IF([.Q241]=&quot;R&quot;;VLOOKUP([.P241];[$'olah data'.$R$3:$'olah data'.$S$7];2);[.P241]);IF([.R241]=[.P241];[.P241];[.Q241]))" office:value-type="float" office:value="0" calcext:value-type="float">
            <text:p>0</text:p>
          </table:table-cell>
          <table:table-cell table:style-name="ce27" table:formula="of:=IFERROR(INDEX([$'olah data'.$B$4:$'olah data'.$N$39];MATCH([.$A241];[$'olah data'.D$4:$'olah data'.D$39];0);2);&quot;&quot;)">
            <text:p/>
          </table:table-cell>
          <table:table-cell table:style-name="ce27" table:formula="of:=IFERROR(INDEX([$'olah data'.$B$4:$'olah data'.$N$39];MATCH([.$A241];[$'olah data'.E$4:$'olah data'.E$39];0);2);&quot;&quot;)">
            <text:p/>
          </table:table-cell>
          <table:table-cell table:style-name="ce27" table:formula="of:=IFERROR(INDEX([$'olah data'.$B$4:$'olah data'.$N$39];MATCH([.$A241];[$'olah data'.F$4:$'olah data'.F$39];0);2);&quot;&quot;)">
            <text:p/>
          </table:table-cell>
          <table:table-cell table:style-name="ce27" table:formula="of:=IFERROR(INDEX([$'olah data'.$B$4:$'olah data'.$N$39];MATCH([.$A241];[$'olah data'.G$4:$'olah data'.G$39];0);2);&quot;&quot;)">
            <text:p/>
          </table:table-cell>
          <table:table-cell table:style-name="ce27" table:formula="of:=IFERROR(INDEX([$'olah data'.$B$4:$'olah data'.$N$39];MATCH([.$A241];[$'olah data'.H$4:$'olah data'.H$39];0);2);&quot;&quot;)">
            <text:p/>
          </table:table-cell>
          <table:table-cell table:style-name="ce27" table:formula="of:=IFERROR(INDEX([$'olah data'.$B$4:$'olah data'.$N$39];MATCH([.$A241];[$'olah data'.I$4:$'olah data'.I$39];0);2);&quot;&quot;)">
            <text:p/>
          </table:table-cell>
          <table:table-cell table:style-name="ce27" table:formula="of:=IFERROR(INDEX([$'olah data'.$B$4:$'olah data'.$N$39];MATCH([.$A241];[$'olah data'.J$4:$'olah data'.J$39];0);2);&quot;&quot;)" office:value-type="string" office:string-value="Eagerness of effort vs laziness (9 items)" calcext:value-type="string">
            <text:p>Eagerness of effort vs laziness (9 items)</text:p>
          </table:table-cell>
          <table:table-cell table:style-name="ce27" table:formula="of:=IFERROR(INDEX([$'olah data'.$B$4:$'olah data'.$N$39];MATCH([.$A241];[$'olah data'.K$4:$'olah data'.K$39];0);2);&quot;&quot;)">
            <text:p/>
          </table:table-cell>
          <table:table-cell table:style-name="ce27" table:formula="of:=IFERROR(INDEX([$'olah data'.$B$4:$'olah data'.$N$39];MATCH([.$A241];[$'olah data'.L$4:$'olah data'.L$39];0);2);&quot;&quot;)">
            <text:p/>
          </table:table-cell>
          <table:table-cell table:style-name="ce27" table:formula="of:=IFERROR(INDEX([$'olah data'.$B$4:$'olah data'.$N$39];MATCH([.$A241];[$'olah data'.M$4:$'olah data'.M$39];0);2);&quot;&quot;)">
            <text:p/>
          </table:table-cell>
          <table:table-cell table:style-name="ce27" table:formula="of:=IFERROR(INDEX([$'olah data'.$B$4:$'olah data'.$N$39];MATCH([.$A241];[$'olah data'.N$4:$'olah data'.N$39];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IFERROR([$'View Input'.Z170];&quot;&quot;)" office:value-type="float" office:value="0" calcext:value-type="float">
            <text:p>0</text:p>
          </table:table-cell>
          <table:table-cell table:style-name="ce46" table:number-columns-repeated="2"/>
          <table:table-cell table:number-columns-repeated="1006"/>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5" table:default-cell-style-name="ce123"/>
        <table:table-column table:style-name="co26" table:default-cell-style-name="ce127"/>
        <table:table-column table:style-name="co3" table:default-cell-style-name="ce127"/>
        <table:table-column table:style-name="co25" table:default-cell-style-name="ce127"/>
        <table:table-column table:style-name="co27" table:default-cell-style-name="ce127"/>
        <table:table-column table:style-name="co3" table:default-cell-style-name="ce127"/>
        <table:table-column table:style-name="co25" table:default-cell-style-name="ce127"/>
        <table:table-column table:style-name="co28" table:default-cell-style-name="ce127"/>
        <table:table-column table:style-name="co3" table:default-cell-style-name="ce127"/>
        <table:table-column table:style-name="co25" table:default-cell-style-name="ce127"/>
        <table:table-column table:style-name="co29" table:default-cell-style-name="ce127"/>
        <table:table-column table:style-name="co3" table:default-cell-style-name="ce127"/>
        <table:table-column table:style-name="co25" table:default-cell-style-name="ce127"/>
        <table:table-column table:style-name="co30" table:default-cell-style-name="ce127"/>
        <table:table-column table:style-name="co3" table:default-cell-style-name="ce127"/>
        <table:table-column table:style-name="co31" table:default-cell-style-name="ce135"/>
        <table:table-column table:style-name="co3" table:number-columns-repeated="2" table:default-cell-style-name="ce135"/>
        <table:table-column table:style-name="co31" table:default-cell-style-name="ce135"/>
        <table:table-column table:style-name="co3" table:number-columns-repeated="2" table:default-cell-style-name="ce135"/>
        <table:table-column table:style-name="co31" table:default-cell-style-name="ce135"/>
        <table:table-column table:style-name="co3" table:number-columns-repeated="2" table:default-cell-style-name="ce135"/>
        <table:table-column table:style-name="co31" table:default-cell-style-name="ce135"/>
        <table:table-column table:style-name="co32" table:default-cell-style-name="ce135"/>
        <table:table-column table:style-name="co33" table:default-cell-style-name="ce135"/>
        <table:table-column table:style-name="co3" table:number-columns-repeated="990" table:default-cell-style-name="ce135"/>
        <table:table-row table:style-name="ro3">
          <table:table-cell table:style-name="ce49" table:number-columns-spanned="49" table:number-rows-spanned="9"/>
          <table:covered-table-cell table:number-columns-repeated="48"/>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row>
        <table:table-row table:style-name="ro3">
          <table:table-cell table:style-name="ce54" office:value-type="float" office:value="1" calcext:value-type="float">
            <text:p>1</text:p>
          </table:table-cell>
          <table:table-cell table:style-name="ce61" office:value-type="float" office:value="1" calcext:value-type="float">
            <text:p>1</text:p>
          </table:table-cell>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cell table:style-name="ce18"/>
          <table:table-cell table:style-name="ce68" office:value-type="float" office:value="101" calcext:value-type="float">
            <text:p>101</text:p>
          </table:table-cell>
          <table:table-cell table:style-name="ce70"/>
          <table:table-cell table:style-name="ce18"/>
          <table:table-cell table:style-name="ce68" office:value-type="float" office:value="121" calcext:value-type="float">
            <text:p>121</text:p>
          </table:table-cell>
          <table:table-cell table:style-name="ce70"/>
          <table:table-cell table:style-name="ce18"/>
          <table:table-cell table:style-name="ce68" office:value-type="float" office:value="141" calcext:value-type="float">
            <text:p>141</text:p>
          </table:table-cell>
          <table:table-cell table:style-name="ce70"/>
          <table:table-cell table:style-name="ce18"/>
          <table:table-cell table:style-name="ce68" office:value-type="float" office:value="161" calcext:value-type="float">
            <text:p>161</text:p>
          </table:table-cell>
          <table:table-cell table:style-name="ce70"/>
          <table:table-cell table:style-name="ce18"/>
          <table:table-cell table:style-name="ce68" office:value-type="float" office:value="181" calcext:value-type="float">
            <text:p>181</text:p>
          </table:table-cell>
          <table:table-cell table:style-name="ce70"/>
          <table:table-cell table:style-name="ce18"/>
          <table:table-cell table:style-name="ce68" office:value-type="float" office:value="201" calcext:value-type="float">
            <text:p>201</text:p>
          </table:table-cell>
          <table:table-cell table:style-name="ce70"/>
          <table:table-cell table:style-name="ce18"/>
          <table:table-cell table:style-name="ce68" office:value-type="float" office:value="221" calcext:value-type="float">
            <text:p>221</text:p>
          </table:table-cell>
          <table:table-cell table:style-name="ce70"/>
          <table:table-cell table:style-name="ce18"/>
          <table:table-cell table:number-columns-repeated="981"/>
        </table:table-row>
        <table:table-row table:style-name="ro3">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cell table:style-name="ce18"/>
          <table:table-cell table:style-name="ce68" office:value-type="float" office:value="102" calcext:value-type="float">
            <text:p>102</text:p>
          </table:table-cell>
          <table:table-cell table:style-name="ce70"/>
          <table:table-cell table:style-name="ce18"/>
          <table:table-cell table:style-name="ce68" office:value-type="float" office:value="122" calcext:value-type="float">
            <text:p>122</text:p>
          </table:table-cell>
          <table:table-cell table:style-name="ce70"/>
          <table:table-cell table:style-name="ce18"/>
          <table:table-cell table:style-name="ce68" office:value-type="float" office:value="142" calcext:value-type="float">
            <text:p>142</text:p>
          </table:table-cell>
          <table:table-cell table:style-name="ce70"/>
          <table:table-cell table:style-name="ce18"/>
          <table:table-cell table:style-name="ce68" office:value-type="float" office:value="162" calcext:value-type="float">
            <text:p>162</text:p>
          </table:table-cell>
          <table:table-cell table:style-name="ce70"/>
          <table:table-cell table:style-name="ce18"/>
          <table:table-cell table:style-name="ce68" office:value-type="float" office:value="182" calcext:value-type="float">
            <text:p>182</text:p>
          </table:table-cell>
          <table:table-cell table:style-name="ce70"/>
          <table:table-cell table:style-name="ce18"/>
          <table:table-cell table:style-name="ce68" office:value-type="float" office:value="202" calcext:value-type="float">
            <text:p>202</text:p>
          </table:table-cell>
          <table:table-cell table:style-name="ce70"/>
          <table:table-cell table:style-name="ce18"/>
          <table:table-cell table:style-name="ce68" office:value-type="float" office:value="222" calcext:value-type="float">
            <text:p>222</text:p>
          </table:table-cell>
          <table:table-cell table:style-name="ce70"/>
          <table:table-cell table:style-name="ce18"/>
          <table:table-cell table:number-columns-repeated="981"/>
        </table:table-row>
        <table:table-row table:style-name="ro3">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cell table:style-name="ce18"/>
          <table:table-cell table:style-name="ce68" office:value-type="float" office:value="103" calcext:value-type="float">
            <text:p>103</text:p>
          </table:table-cell>
          <table:table-cell table:style-name="ce70"/>
          <table:table-cell table:style-name="ce18"/>
          <table:table-cell table:style-name="ce68" office:value-type="float" office:value="123" calcext:value-type="float">
            <text:p>123</text:p>
          </table:table-cell>
          <table:table-cell table:style-name="ce70"/>
          <table:table-cell table:style-name="ce18"/>
          <table:table-cell table:style-name="ce68" office:value-type="float" office:value="143" calcext:value-type="float">
            <text:p>143</text:p>
          </table:table-cell>
          <table:table-cell table:style-name="ce70"/>
          <table:table-cell table:style-name="ce18"/>
          <table:table-cell table:style-name="ce68" office:value-type="float" office:value="163" calcext:value-type="float">
            <text:p>163</text:p>
          </table:table-cell>
          <table:table-cell table:style-name="ce70"/>
          <table:table-cell table:style-name="ce18"/>
          <table:table-cell table:style-name="ce68" office:value-type="float" office:value="183" calcext:value-type="float">
            <text:p>183</text:p>
          </table:table-cell>
          <table:table-cell table:style-name="ce70"/>
          <table:table-cell table:style-name="ce18"/>
          <table:table-cell table:style-name="ce68" office:value-type="float" office:value="203" calcext:value-type="float">
            <text:p>203</text:p>
          </table:table-cell>
          <table:table-cell table:style-name="ce70"/>
          <table:table-cell table:style-name="ce18"/>
          <table:table-cell table:style-name="ce68" office:value-type="float" office:value="223" calcext:value-type="float">
            <text:p>223</text:p>
          </table:table-cell>
          <table:table-cell table:style-name="ce70"/>
          <table:table-cell table:style-name="ce18"/>
          <table:table-cell table:number-columns-repeated="981"/>
        </table:table-row>
        <table:table-row table:style-name="ro3">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cell table:style-name="ce18"/>
          <table:table-cell table:style-name="ce68" office:value-type="float" office:value="104" calcext:value-type="float">
            <text:p>104</text:p>
          </table:table-cell>
          <table:table-cell table:style-name="ce70"/>
          <table:table-cell table:style-name="ce18"/>
          <table:table-cell table:style-name="ce68" office:value-type="float" office:value="124" calcext:value-type="float">
            <text:p>124</text:p>
          </table:table-cell>
          <table:table-cell table:style-name="ce70"/>
          <table:table-cell table:style-name="ce18"/>
          <table:table-cell table:style-name="ce68" office:value-type="float" office:value="144" calcext:value-type="float">
            <text:p>144</text:p>
          </table:table-cell>
          <table:table-cell table:style-name="ce70"/>
          <table:table-cell table:style-name="ce18"/>
          <table:table-cell table:style-name="ce68" office:value-type="float" office:value="164" calcext:value-type="float">
            <text:p>164</text:p>
          </table:table-cell>
          <table:table-cell table:style-name="ce70"/>
          <table:table-cell table:style-name="ce18"/>
          <table:table-cell table:style-name="ce68" office:value-type="float" office:value="184" calcext:value-type="float">
            <text:p>184</text:p>
          </table:table-cell>
          <table:table-cell table:style-name="ce70"/>
          <table:table-cell table:style-name="ce18"/>
          <table:table-cell table:style-name="ce68" office:value-type="float" office:value="204" calcext:value-type="float">
            <text:p>204</text:p>
          </table:table-cell>
          <table:table-cell table:style-name="ce70"/>
          <table:table-cell table:style-name="ce18"/>
          <table:table-cell table:style-name="ce68" office:value-type="float" office:value="224" calcext:value-type="float">
            <text:p>224</text:p>
          </table:table-cell>
          <table:table-cell table:style-name="ce70"/>
          <table:table-cell table:style-name="ce18"/>
          <table:table-cell table:number-columns-repeated="981"/>
        </table:table-row>
        <table:table-row table:style-name="ro3">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cell table:style-name="ce18"/>
          <table:table-cell table:style-name="ce68" office:value-type="float" office:value="105" calcext:value-type="float">
            <text:p>105</text:p>
          </table:table-cell>
          <table:table-cell table:style-name="ce70"/>
          <table:table-cell table:style-name="ce18"/>
          <table:table-cell table:style-name="ce68" office:value-type="float" office:value="125" calcext:value-type="float">
            <text:p>125</text:p>
          </table:table-cell>
          <table:table-cell table:style-name="ce70"/>
          <table:table-cell table:style-name="ce18"/>
          <table:table-cell table:style-name="ce68" office:value-type="float" office:value="145" calcext:value-type="float">
            <text:p>145</text:p>
          </table:table-cell>
          <table:table-cell table:style-name="ce70"/>
          <table:table-cell table:style-name="ce18"/>
          <table:table-cell table:style-name="ce68" office:value-type="float" office:value="165" calcext:value-type="float">
            <text:p>165</text:p>
          </table:table-cell>
          <table:table-cell table:style-name="ce70"/>
          <table:table-cell table:style-name="ce18"/>
          <table:table-cell table:style-name="ce68" office:value-type="float" office:value="185" calcext:value-type="float">
            <text:p>185</text:p>
          </table:table-cell>
          <table:table-cell table:style-name="ce70"/>
          <table:table-cell table:style-name="ce18"/>
          <table:table-cell table:style-name="ce68" office:value-type="float" office:value="205" calcext:value-type="float">
            <text:p>205</text:p>
          </table:table-cell>
          <table:table-cell table:style-name="ce70"/>
          <table:table-cell table:style-name="ce18"/>
          <table:table-cell table:style-name="ce68" office:value-type="float" office:value="225" calcext:value-type="float">
            <text:p>225</text:p>
          </table:table-cell>
          <table:table-cell table:style-name="ce70"/>
          <table:table-cell table:style-name="ce18"/>
          <table:table-cell table:number-columns-repeated="981"/>
        </table:table-row>
        <table:table-row table:style-name="ro3">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cell table:style-name="ce18"/>
          <table:table-cell table:style-name="ce68" office:value-type="float" office:value="106" calcext:value-type="float">
            <text:p>106</text:p>
          </table:table-cell>
          <table:table-cell table:style-name="ce70"/>
          <table:table-cell table:style-name="ce18"/>
          <table:table-cell table:style-name="ce68" office:value-type="float" office:value="126" calcext:value-type="float">
            <text:p>126</text:p>
          </table:table-cell>
          <table:table-cell table:style-name="ce70"/>
          <table:table-cell table:style-name="ce18"/>
          <table:table-cell table:style-name="ce68" office:value-type="float" office:value="146" calcext:value-type="float">
            <text:p>146</text:p>
          </table:table-cell>
          <table:table-cell table:style-name="ce70"/>
          <table:table-cell table:style-name="ce18"/>
          <table:table-cell table:style-name="ce68" office:value-type="float" office:value="166" calcext:value-type="float">
            <text:p>166</text:p>
          </table:table-cell>
          <table:table-cell table:style-name="ce70"/>
          <table:table-cell table:style-name="ce18"/>
          <table:table-cell table:style-name="ce68" office:value-type="float" office:value="186" calcext:value-type="float">
            <text:p>186</text:p>
          </table:table-cell>
          <table:table-cell table:style-name="ce70"/>
          <table:table-cell table:style-name="ce18"/>
          <table:table-cell table:style-name="ce68" office:value-type="float" office:value="206" calcext:value-type="float">
            <text:p>206</text:p>
          </table:table-cell>
          <table:table-cell table:style-name="ce70"/>
          <table:table-cell table:style-name="ce18"/>
          <table:table-cell table:style-name="ce68" office:value-type="float" office:value="226" calcext:value-type="float">
            <text:p>226</text:p>
          </table:table-cell>
          <table:table-cell table:style-name="ce70"/>
          <table:table-cell table:style-name="ce18"/>
          <table:table-cell table:number-columns-repeated="981"/>
        </table:table-row>
        <table:table-row table:style-name="ro3">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cell table:style-name="ce18"/>
          <table:table-cell table:style-name="ce68" office:value-type="float" office:value="107" calcext:value-type="float">
            <text:p>107</text:p>
          </table:table-cell>
          <table:table-cell table:style-name="ce70"/>
          <table:table-cell table:style-name="ce18"/>
          <table:table-cell table:style-name="ce68" office:value-type="float" office:value="127" calcext:value-type="float">
            <text:p>127</text:p>
          </table:table-cell>
          <table:table-cell table:style-name="ce70"/>
          <table:table-cell table:style-name="ce18"/>
          <table:table-cell table:style-name="ce68" office:value-type="float" office:value="147" calcext:value-type="float">
            <text:p>147</text:p>
          </table:table-cell>
          <table:table-cell table:style-name="ce70"/>
          <table:table-cell table:style-name="ce18"/>
          <table:table-cell table:style-name="ce68" office:value-type="float" office:value="167" calcext:value-type="float">
            <text:p>167</text:p>
          </table:table-cell>
          <table:table-cell table:style-name="ce70"/>
          <table:table-cell table:style-name="ce18"/>
          <table:table-cell table:style-name="ce68" office:value-type="float" office:value="187" calcext:value-type="float">
            <text:p>187</text:p>
          </table:table-cell>
          <table:table-cell table:style-name="ce70"/>
          <table:table-cell table:style-name="ce18"/>
          <table:table-cell table:style-name="ce68" office:value-type="float" office:value="207" calcext:value-type="float">
            <text:p>207</text:p>
          </table:table-cell>
          <table:table-cell table:style-name="ce70"/>
          <table:table-cell table:style-name="ce18"/>
          <table:table-cell table:style-name="ce68" office:value-type="float" office:value="227" calcext:value-type="float">
            <text:p>227</text:p>
          </table:table-cell>
          <table:table-cell table:style-name="ce70"/>
          <table:table-cell table:style-name="ce18"/>
          <table:table-cell table:number-columns-repeated="981"/>
        </table:table-row>
        <table:table-row table:style-name="ro3">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cell table:style-name="ce18"/>
          <table:table-cell table:style-name="ce68" office:value-type="float" office:value="108" calcext:value-type="float">
            <text:p>108</text:p>
          </table:table-cell>
          <table:table-cell table:style-name="ce70"/>
          <table:table-cell table:style-name="ce18"/>
          <table:table-cell table:style-name="ce68" office:value-type="float" office:value="128" calcext:value-type="float">
            <text:p>128</text:p>
          </table:table-cell>
          <table:table-cell table:style-name="ce70"/>
          <table:table-cell table:style-name="ce18"/>
          <table:table-cell table:style-name="ce68" office:value-type="float" office:value="148" calcext:value-type="float">
            <text:p>148</text:p>
          </table:table-cell>
          <table:table-cell table:style-name="ce70"/>
          <table:table-cell table:style-name="ce18"/>
          <table:table-cell table:style-name="ce68" office:value-type="float" office:value="168" calcext:value-type="float">
            <text:p>168</text:p>
          </table:table-cell>
          <table:table-cell table:style-name="ce70"/>
          <table:table-cell table:style-name="ce18"/>
          <table:table-cell table:style-name="ce68" office:value-type="float" office:value="188" calcext:value-type="float">
            <text:p>188</text:p>
          </table:table-cell>
          <table:table-cell table:style-name="ce70"/>
          <table:table-cell table:style-name="ce18"/>
          <table:table-cell table:style-name="ce68" office:value-type="float" office:value="208" calcext:value-type="float">
            <text:p>208</text:p>
          </table:table-cell>
          <table:table-cell table:style-name="ce70"/>
          <table:table-cell table:style-name="ce18"/>
          <table:table-cell table:style-name="ce68" office:value-type="float" office:value="228" calcext:value-type="float">
            <text:p>228</text:p>
          </table:table-cell>
          <table:table-cell table:style-name="ce70"/>
          <table:table-cell table:style-name="ce18"/>
          <table:table-cell table:number-columns-repeated="981"/>
        </table:table-row>
        <table:table-row table:style-name="ro3">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cell table:style-name="ce18"/>
          <table:table-cell table:style-name="ce68" office:value-type="float" office:value="109" calcext:value-type="float">
            <text:p>109</text:p>
          </table:table-cell>
          <table:table-cell table:style-name="ce70"/>
          <table:table-cell table:style-name="ce18"/>
          <table:table-cell table:style-name="ce68" office:value-type="float" office:value="129" calcext:value-type="float">
            <text:p>129</text:p>
          </table:table-cell>
          <table:table-cell table:style-name="ce70"/>
          <table:table-cell table:style-name="ce18"/>
          <table:table-cell table:style-name="ce68" office:value-type="float" office:value="149" calcext:value-type="float">
            <text:p>149</text:p>
          </table:table-cell>
          <table:table-cell table:style-name="ce70"/>
          <table:table-cell table:style-name="ce18"/>
          <table:table-cell table:style-name="ce68" office:value-type="float" office:value="169" calcext:value-type="float">
            <text:p>169</text:p>
          </table:table-cell>
          <table:table-cell table:style-name="ce70"/>
          <table:table-cell table:style-name="ce18"/>
          <table:table-cell table:style-name="ce68" office:value-type="float" office:value="189" calcext:value-type="float">
            <text:p>189</text:p>
          </table:table-cell>
          <table:table-cell table:style-name="ce70"/>
          <table:table-cell table:style-name="ce18"/>
          <table:table-cell table:style-name="ce68" office:value-type="float" office:value="209" calcext:value-type="float">
            <text:p>209</text:p>
          </table:table-cell>
          <table:table-cell table:style-name="ce70"/>
          <table:table-cell table:style-name="ce18"/>
          <table:table-cell table:style-name="ce68" office:value-type="float" office:value="229" calcext:value-type="float">
            <text:p>229</text:p>
          </table:table-cell>
          <table:table-cell table:style-name="ce70"/>
          <table:table-cell table:style-name="ce18"/>
          <table:table-cell table:number-columns-repeated="981"/>
        </table:table-row>
        <table:table-row table:style-name="ro3">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cell table:style-name="ce18"/>
          <table:table-cell table:style-name="ce68" office:value-type="float" office:value="110" calcext:value-type="float">
            <text:p>110</text:p>
          </table:table-cell>
          <table:table-cell table:style-name="ce70"/>
          <table:table-cell table:style-name="ce18"/>
          <table:table-cell table:style-name="ce68" office:value-type="float" office:value="130" calcext:value-type="float">
            <text:p>130</text:p>
          </table:table-cell>
          <table:table-cell table:style-name="ce70"/>
          <table:table-cell table:style-name="ce18"/>
          <table:table-cell table:style-name="ce68" office:value-type="float" office:value="150" calcext:value-type="float">
            <text:p>150</text:p>
          </table:table-cell>
          <table:table-cell table:style-name="ce70"/>
          <table:table-cell table:style-name="ce18"/>
          <table:table-cell table:style-name="ce68" office:value-type="float" office:value="170" calcext:value-type="float">
            <text:p>170</text:p>
          </table:table-cell>
          <table:table-cell table:style-name="ce70"/>
          <table:table-cell table:style-name="ce18"/>
          <table:table-cell table:style-name="ce68" office:value-type="float" office:value="190" calcext:value-type="float">
            <text:p>190</text:p>
          </table:table-cell>
          <table:table-cell table:style-name="ce70"/>
          <table:table-cell table:style-name="ce18"/>
          <table:table-cell table:style-name="ce68" office:value-type="float" office:value="210" calcext:value-type="float">
            <text:p>210</text:p>
          </table:table-cell>
          <table:table-cell table:style-name="ce70"/>
          <table:table-cell table:style-name="ce18"/>
          <table:table-cell table:style-name="ce68" office:value-type="float" office:value="230" calcext:value-type="float">
            <text:p>230</text:p>
          </table:table-cell>
          <table:table-cell table:style-name="ce70"/>
          <table:table-cell table:style-name="ce18"/>
          <table:table-cell table:number-columns-repeated="981"/>
        </table:table-row>
        <table:table-row table:style-name="ro3">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cell table:style-name="ce18"/>
          <table:table-cell table:style-name="ce68" office:value-type="float" office:value="111" calcext:value-type="float">
            <text:p>111</text:p>
          </table:table-cell>
          <table:table-cell table:style-name="ce70"/>
          <table:table-cell table:style-name="ce18"/>
          <table:table-cell table:style-name="ce68" office:value-type="float" office:value="131" calcext:value-type="float">
            <text:p>131</text:p>
          </table:table-cell>
          <table:table-cell table:style-name="ce70"/>
          <table:table-cell table:style-name="ce18"/>
          <table:table-cell table:style-name="ce68" office:value-type="float" office:value="151" calcext:value-type="float">
            <text:p>151</text:p>
          </table:table-cell>
          <table:table-cell table:style-name="ce70"/>
          <table:table-cell table:style-name="ce18"/>
          <table:table-cell table:style-name="ce68" office:value-type="float" office:value="171" calcext:value-type="float">
            <text:p>171</text:p>
          </table:table-cell>
          <table:table-cell table:style-name="ce70"/>
          <table:table-cell table:style-name="ce18"/>
          <table:table-cell table:style-name="ce68" office:value-type="float" office:value="191" calcext:value-type="float">
            <text:p>191</text:p>
          </table:table-cell>
          <table:table-cell table:style-name="ce70"/>
          <table:table-cell table:style-name="ce18"/>
          <table:table-cell table:style-name="ce68" office:value-type="float" office:value="211" calcext:value-type="float">
            <text:p>211</text:p>
          </table:table-cell>
          <table:table-cell table:style-name="ce70"/>
          <table:table-cell table:style-name="ce18"/>
          <table:table-cell table:style-name="ce68" office:value-type="float" office:value="231" calcext:value-type="float">
            <text:p>231</text:p>
          </table:table-cell>
          <table:table-cell table:style-name="ce70"/>
          <table:table-cell table:style-name="ce18"/>
          <table:table-cell table:number-columns-repeated="981"/>
        </table:table-row>
        <table:table-row table:style-name="ro3">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cell table:style-name="ce18"/>
          <table:table-cell table:style-name="ce68" office:value-type="float" office:value="112" calcext:value-type="float">
            <text:p>112</text:p>
          </table:table-cell>
          <table:table-cell table:style-name="ce70"/>
          <table:table-cell table:style-name="ce18"/>
          <table:table-cell table:style-name="ce68" office:value-type="float" office:value="132" calcext:value-type="float">
            <text:p>132</text:p>
          </table:table-cell>
          <table:table-cell table:style-name="ce70"/>
          <table:table-cell table:style-name="ce18"/>
          <table:table-cell table:style-name="ce68" office:value-type="float" office:value="152" calcext:value-type="float">
            <text:p>152</text:p>
          </table:table-cell>
          <table:table-cell table:style-name="ce70"/>
          <table:table-cell table:style-name="ce18"/>
          <table:table-cell table:style-name="ce68" office:value-type="float" office:value="172" calcext:value-type="float">
            <text:p>172</text:p>
          </table:table-cell>
          <table:table-cell table:style-name="ce70"/>
          <table:table-cell table:style-name="ce18"/>
          <table:table-cell table:style-name="ce68" office:value-type="float" office:value="192" calcext:value-type="float">
            <text:p>192</text:p>
          </table:table-cell>
          <table:table-cell table:style-name="ce70"/>
          <table:table-cell table:style-name="ce18"/>
          <table:table-cell table:style-name="ce68" office:value-type="float" office:value="212" calcext:value-type="float">
            <text:p>212</text:p>
          </table:table-cell>
          <table:table-cell table:style-name="ce70"/>
          <table:table-cell table:style-name="ce18"/>
          <table:table-cell table:style-name="ce68" office:value-type="float" office:value="232" calcext:value-type="float">
            <text:p>232</text:p>
          </table:table-cell>
          <table:table-cell table:style-name="ce70"/>
          <table:table-cell table:style-name="ce18"/>
          <table:table-cell table:number-columns-repeated="981"/>
        </table:table-row>
        <table:table-row table:style-name="ro3">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cell table:style-name="ce18"/>
          <table:table-cell table:style-name="ce68" office:value-type="float" office:value="113" calcext:value-type="float">
            <text:p>113</text:p>
          </table:table-cell>
          <table:table-cell table:style-name="ce70"/>
          <table:table-cell table:style-name="ce18"/>
          <table:table-cell table:style-name="ce68" office:value-type="float" office:value="133" calcext:value-type="float">
            <text:p>133</text:p>
          </table:table-cell>
          <table:table-cell table:style-name="ce70"/>
          <table:table-cell table:style-name="ce18"/>
          <table:table-cell table:style-name="ce68" office:value-type="float" office:value="153" calcext:value-type="float">
            <text:p>153</text:p>
          </table:table-cell>
          <table:table-cell table:style-name="ce70"/>
          <table:table-cell table:style-name="ce18"/>
          <table:table-cell table:style-name="ce68" office:value-type="float" office:value="173" calcext:value-type="float">
            <text:p>173</text:p>
          </table:table-cell>
          <table:table-cell table:style-name="ce70"/>
          <table:table-cell table:style-name="ce18"/>
          <table:table-cell table:style-name="ce68" office:value-type="float" office:value="193" calcext:value-type="float">
            <text:p>193</text:p>
          </table:table-cell>
          <table:table-cell table:style-name="ce70"/>
          <table:table-cell table:style-name="ce18"/>
          <table:table-cell table:style-name="ce68" office:value-type="float" office:value="213" calcext:value-type="float">
            <text:p>213</text:p>
          </table:table-cell>
          <table:table-cell table:style-name="ce70"/>
          <table:table-cell table:style-name="ce18"/>
          <table:table-cell table:style-name="ce68" office:value-type="float" office:value="233" calcext:value-type="float">
            <text:p>233</text:p>
          </table:table-cell>
          <table:table-cell table:style-name="ce70"/>
          <table:table-cell table:style-name="ce18"/>
          <table:table-cell table:number-columns-repeated="981"/>
        </table:table-row>
        <table:table-row table:style-name="ro3">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cell table:style-name="ce18"/>
          <table:table-cell table:style-name="ce68" office:value-type="float" office:value="114" calcext:value-type="float">
            <text:p>114</text:p>
          </table:table-cell>
          <table:table-cell table:style-name="ce70"/>
          <table:table-cell table:style-name="ce18"/>
          <table:table-cell table:style-name="ce68" office:value-type="float" office:value="134" calcext:value-type="float">
            <text:p>134</text:p>
          </table:table-cell>
          <table:table-cell table:style-name="ce70"/>
          <table:table-cell table:style-name="ce18"/>
          <table:table-cell table:style-name="ce68" office:value-type="float" office:value="154" calcext:value-type="float">
            <text:p>154</text:p>
          </table:table-cell>
          <table:table-cell table:style-name="ce70"/>
          <table:table-cell table:style-name="ce18"/>
          <table:table-cell table:style-name="ce68" office:value-type="float" office:value="174" calcext:value-type="float">
            <text:p>174</text:p>
          </table:table-cell>
          <table:table-cell table:style-name="ce70"/>
          <table:table-cell table:style-name="ce18"/>
          <table:table-cell table:style-name="ce68" office:value-type="float" office:value="194" calcext:value-type="float">
            <text:p>194</text:p>
          </table:table-cell>
          <table:table-cell table:style-name="ce70"/>
          <table:table-cell table:style-name="ce18"/>
          <table:table-cell table:style-name="ce68" office:value-type="float" office:value="214" calcext:value-type="float">
            <text:p>214</text:p>
          </table:table-cell>
          <table:table-cell table:style-name="ce70"/>
          <table:table-cell table:style-name="ce18"/>
          <table:table-cell table:style-name="ce68" office:value-type="float" office:value="234" calcext:value-type="float">
            <text:p>234</text:p>
          </table:table-cell>
          <table:table-cell table:style-name="ce70"/>
          <table:table-cell table:style-name="ce18"/>
          <table:table-cell table:number-columns-repeated="981"/>
        </table:table-row>
        <table:table-row table:style-name="ro3">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cell table:style-name="ce18"/>
          <table:table-cell table:style-name="ce68" office:value-type="float" office:value="115" calcext:value-type="float">
            <text:p>115</text:p>
          </table:table-cell>
          <table:table-cell table:style-name="ce70"/>
          <table:table-cell table:style-name="ce18"/>
          <table:table-cell table:style-name="ce68" office:value-type="float" office:value="135" calcext:value-type="float">
            <text:p>135</text:p>
          </table:table-cell>
          <table:table-cell table:style-name="ce70"/>
          <table:table-cell table:style-name="ce18"/>
          <table:table-cell table:style-name="ce68" office:value-type="float" office:value="155" calcext:value-type="float">
            <text:p>155</text:p>
          </table:table-cell>
          <table:table-cell table:style-name="ce70"/>
          <table:table-cell table:style-name="ce18"/>
          <table:table-cell table:style-name="ce68" office:value-type="float" office:value="175" calcext:value-type="float">
            <text:p>175</text:p>
          </table:table-cell>
          <table:table-cell table:style-name="ce70"/>
          <table:table-cell table:style-name="ce18"/>
          <table:table-cell table:style-name="ce68" office:value-type="float" office:value="195" calcext:value-type="float">
            <text:p>195</text:p>
          </table:table-cell>
          <table:table-cell table:style-name="ce70"/>
          <table:table-cell table:style-name="ce18"/>
          <table:table-cell table:style-name="ce68" office:value-type="float" office:value="215" calcext:value-type="float">
            <text:p>215</text:p>
          </table:table-cell>
          <table:table-cell table:style-name="ce70"/>
          <table:table-cell table:style-name="ce18"/>
          <table:table-cell table:style-name="ce68" office:value-type="float" office:value="235" calcext:value-type="float">
            <text:p>235</text:p>
          </table:table-cell>
          <table:table-cell table:style-name="ce70"/>
          <table:table-cell table:style-name="ce18"/>
          <table:table-cell table:number-columns-repeated="981"/>
        </table:table-row>
        <table:table-row table:style-name="ro3">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cell table:style-name="ce18"/>
          <table:table-cell table:style-name="ce68" office:value-type="float" office:value="116" calcext:value-type="float">
            <text:p>116</text:p>
          </table:table-cell>
          <table:table-cell table:style-name="ce70"/>
          <table:table-cell table:style-name="ce18"/>
          <table:table-cell table:style-name="ce68" office:value-type="float" office:value="136" calcext:value-type="float">
            <text:p>136</text:p>
          </table:table-cell>
          <table:table-cell table:style-name="ce70"/>
          <table:table-cell table:style-name="ce18"/>
          <table:table-cell table:style-name="ce68" office:value-type="float" office:value="156" calcext:value-type="float">
            <text:p>156</text:p>
          </table:table-cell>
          <table:table-cell table:style-name="ce70"/>
          <table:table-cell table:style-name="ce18"/>
          <table:table-cell table:style-name="ce68" office:value-type="float" office:value="176" calcext:value-type="float">
            <text:p>176</text:p>
          </table:table-cell>
          <table:table-cell table:style-name="ce70"/>
          <table:table-cell table:style-name="ce18"/>
          <table:table-cell table:style-name="ce68" office:value-type="float" office:value="196" calcext:value-type="float">
            <text:p>196</text:p>
          </table:table-cell>
          <table:table-cell table:style-name="ce70"/>
          <table:table-cell table:style-name="ce18"/>
          <table:table-cell table:style-name="ce68" office:value-type="float" office:value="216" calcext:value-type="float">
            <text:p>216</text:p>
          </table:table-cell>
          <table:table-cell table:style-name="ce70"/>
          <table:table-cell table:style-name="ce18"/>
          <table:table-cell table:style-name="ce68" office:value-type="float" office:value="236" calcext:value-type="float">
            <text:p>236</text:p>
          </table:table-cell>
          <table:table-cell table:style-name="ce70"/>
          <table:table-cell table:style-name="ce18"/>
          <table:table-cell table:number-columns-repeated="981"/>
        </table:table-row>
        <table:table-row table:style-name="ro3">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cell table:style-name="ce18"/>
          <table:table-cell table:style-name="ce68" office:value-type="float" office:value="117" calcext:value-type="float">
            <text:p>117</text:p>
          </table:table-cell>
          <table:table-cell table:style-name="ce70"/>
          <table:table-cell table:style-name="ce18"/>
          <table:table-cell table:style-name="ce68" office:value-type="float" office:value="137" calcext:value-type="float">
            <text:p>137</text:p>
          </table:table-cell>
          <table:table-cell table:style-name="ce70"/>
          <table:table-cell table:style-name="ce18"/>
          <table:table-cell table:style-name="ce68" office:value-type="float" office:value="157" calcext:value-type="float">
            <text:p>157</text:p>
          </table:table-cell>
          <table:table-cell table:style-name="ce70"/>
          <table:table-cell table:style-name="ce18"/>
          <table:table-cell table:style-name="ce68" office:value-type="float" office:value="177" calcext:value-type="float">
            <text:p>177</text:p>
          </table:table-cell>
          <table:table-cell table:style-name="ce70"/>
          <table:table-cell table:style-name="ce18"/>
          <table:table-cell table:style-name="ce68" office:value-type="float" office:value="197" calcext:value-type="float">
            <text:p>197</text:p>
          </table:table-cell>
          <table:table-cell table:style-name="ce70"/>
          <table:table-cell table:style-name="ce18"/>
          <table:table-cell table:style-name="ce68" office:value-type="float" office:value="217" calcext:value-type="float">
            <text:p>217</text:p>
          </table:table-cell>
          <table:table-cell table:style-name="ce70"/>
          <table:table-cell table:style-name="ce18"/>
          <table:table-cell table:style-name="ce68" office:value-type="float" office:value="237" calcext:value-type="float">
            <text:p>237</text:p>
          </table:table-cell>
          <table:table-cell table:style-name="ce70"/>
          <table:table-cell table:style-name="ce18"/>
          <table:table-cell table:number-columns-repeated="981"/>
        </table:table-row>
        <table:table-row table:style-name="ro3">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cell table:style-name="ce18"/>
          <table:table-cell table:style-name="ce68" office:value-type="float" office:value="118" calcext:value-type="float">
            <text:p>118</text:p>
          </table:table-cell>
          <table:table-cell table:style-name="ce70"/>
          <table:table-cell table:style-name="ce18"/>
          <table:table-cell table:style-name="ce68" office:value-type="float" office:value="138" calcext:value-type="float">
            <text:p>138</text:p>
          </table:table-cell>
          <table:table-cell table:style-name="ce70"/>
          <table:table-cell table:style-name="ce18"/>
          <table:table-cell table:style-name="ce68" office:value-type="float" office:value="158" calcext:value-type="float">
            <text:p>158</text:p>
          </table:table-cell>
          <table:table-cell table:style-name="ce70"/>
          <table:table-cell table:style-name="ce18"/>
          <table:table-cell table:style-name="ce68" office:value-type="float" office:value="178" calcext:value-type="float">
            <text:p>178</text:p>
          </table:table-cell>
          <table:table-cell table:style-name="ce70"/>
          <table:table-cell table:style-name="ce18"/>
          <table:table-cell table:style-name="ce68" office:value-type="float" office:value="198" calcext:value-type="float">
            <text:p>198</text:p>
          </table:table-cell>
          <table:table-cell table:style-name="ce70"/>
          <table:table-cell table:style-name="ce18"/>
          <table:table-cell table:style-name="ce68" office:value-type="float" office:value="218" calcext:value-type="float">
            <text:p>218</text:p>
          </table:table-cell>
          <table:table-cell table:style-name="ce70"/>
          <table:table-cell table:style-name="ce18"/>
          <table:table-cell table:style-name="ce68" office:value-type="float" office:value="238" calcext:value-type="float">
            <text:p>238</text:p>
          </table:table-cell>
          <table:table-cell table:style-name="ce70"/>
          <table:table-cell table:style-name="ce18"/>
          <table:table-cell table:number-columns-repeated="981"/>
        </table:table-row>
        <table:table-row table:style-name="ro3">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cell table:style-name="ce18"/>
          <table:table-cell table:style-name="ce68" office:value-type="float" office:value="119" calcext:value-type="float">
            <text:p>119</text:p>
          </table:table-cell>
          <table:table-cell table:style-name="ce70"/>
          <table:table-cell table:style-name="ce18"/>
          <table:table-cell table:style-name="ce68" office:value-type="float" office:value="139" calcext:value-type="float">
            <text:p>139</text:p>
          </table:table-cell>
          <table:table-cell table:style-name="ce70"/>
          <table:table-cell table:style-name="ce18"/>
          <table:table-cell table:style-name="ce68" office:value-type="float" office:value="159" calcext:value-type="float">
            <text:p>159</text:p>
          </table:table-cell>
          <table:table-cell table:style-name="ce70"/>
          <table:table-cell table:style-name="ce18"/>
          <table:table-cell table:style-name="ce68" office:value-type="float" office:value="179" calcext:value-type="float">
            <text:p>179</text:p>
          </table:table-cell>
          <table:table-cell table:style-name="ce70"/>
          <table:table-cell table:style-name="ce18"/>
          <table:table-cell table:style-name="ce68" office:value-type="float" office:value="199" calcext:value-type="float">
            <text:p>199</text:p>
          </table:table-cell>
          <table:table-cell table:style-name="ce70"/>
          <table:table-cell table:style-name="ce18"/>
          <table:table-cell table:style-name="ce68" office:value-type="float" office:value="219" calcext:value-type="float">
            <text:p>219</text:p>
          </table:table-cell>
          <table:table-cell table:style-name="ce70"/>
          <table:table-cell table:style-name="ce18"/>
          <table:table-cell table:style-name="ce68" office:value-type="float" office:value="239" calcext:value-type="float">
            <text:p>239</text:p>
          </table:table-cell>
          <table:table-cell table:style-name="ce70"/>
          <table:table-cell table:style-name="ce18"/>
          <table:table-cell table:number-columns-repeated="981"/>
        </table:table-row>
        <table:table-row table:style-name="ro3">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cell table:style-name="ce18"/>
          <table:table-cell table:style-name="ce68" office:value-type="float" office:value="120" calcext:value-type="float">
            <text:p>120</text:p>
          </table:table-cell>
          <table:table-cell table:style-name="ce70"/>
          <table:table-cell table:style-name="ce18"/>
          <table:table-cell table:style-name="ce68" office:value-type="float" office:value="140" calcext:value-type="float">
            <text:p>140</text:p>
          </table:table-cell>
          <table:table-cell table:style-name="ce70"/>
          <table:table-cell table:style-name="ce18"/>
          <table:table-cell table:style-name="ce68" office:value-type="float" office:value="160" calcext:value-type="float">
            <text:p>160</text:p>
          </table:table-cell>
          <table:table-cell table:style-name="ce70"/>
          <table:table-cell table:style-name="ce18"/>
          <table:table-cell table:style-name="ce68" office:value-type="float" office:value="180" calcext:value-type="float">
            <text:p>180</text:p>
          </table:table-cell>
          <table:table-cell table:style-name="ce70"/>
          <table:table-cell table:style-name="ce18"/>
          <table:table-cell table:style-name="ce68" office:value-type="float" office:value="200" calcext:value-type="float">
            <text:p>200</text:p>
          </table:table-cell>
          <table:table-cell table:style-name="ce70"/>
          <table:table-cell table:style-name="ce18"/>
          <table:table-cell table:style-name="ce68" office:value-type="float" office:value="220" calcext:value-type="float">
            <text:p>220</text:p>
          </table:table-cell>
          <table:table-cell table:style-name="ce70"/>
          <table:table-cell table:style-name="ce18"/>
          <table:table-cell table:style-name="ce68" office:value-type="float" office:value="240" calcext:value-type="float">
            <text:p>240</text:p>
          </table:table-cell>
          <table:table-cell table:style-name="ce70"/>
          <table:table-cell table:style-name="ce18"/>
          <table:table-cell table:number-columns-repeated="981"/>
        </table:table-row>
        <table:table-row table:style-name="ro3" table:number-rows-repeated="17">
          <table:table-cell table:style-name="ce57"/>
          <table:table-cell table:style-name="ce18" table:number-columns-repeated="35"/>
          <table:table-cell table:number-columns-repeated="981"/>
        </table:table-row>
        <table:table-row table:style-name="ro3" table:visibility="collapse" table:number-rows-repeated="1048528">
          <table:table-cell table:number-columns-repeated="1017"/>
        </table:table-row>
        <table:table-row table:style-name="ro3" table:visibility="collapse">
          <table:table-cell table:number-columns-repeated="1017"/>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4" table:visibility="collapse" table:default-cell-style-name="ce37"/>
        <table:table-column table:style-name="co35" table:default-cell-style-name="ce39"/>
        <table:table-column table:style-name="co35" table:number-columns-repeated="2" table:default-cell-style-name="ce37"/>
        <table:table-column table:style-name="co35" table:default-cell-style-name="ce93"/>
        <table:table-column table:style-name="co36" table:default-cell-style-name="ce37"/>
        <table:table-column table:style-name="co35" table:default-cell-style-name="ce39"/>
        <table:table-column table:style-name="co35" table:number-columns-repeated="4" table:default-cell-style-name="ce37"/>
        <table:table-column table:style-name="co35"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140"/>
          <table:covered-table-cell table:number-columns-repeated="2"/>
          <table:covered-table-cell table:style-name="ce144"/>
          <table:covered-table-cell/>
          <table:covered-table-cell table:style-name="ce140"/>
          <table:covered-table-cell table:number-columns-repeated="4"/>
          <table:table-cell table:number-columns-repeated="1013"/>
        </table:table-row>
        <table:table-row table:style-name="ro5">
          <table:covered-table-cell/>
          <table:covered-table-cell table:style-name="ce140"/>
          <table:covered-table-cell table:number-columns-repeated="2"/>
          <table:covered-table-cell table:style-name="ce144"/>
          <table:covered-table-cell/>
          <table:covered-table-cell table:style-name="ce140"/>
          <table:covered-table-cell table:number-columns-repeated="4"/>
          <table:table-cell table:number-columns-repeated="1013"/>
        </table:table-row>
        <table:table-row table:style-name="ro6">
          <table:table-cell table:style-name="ce139" office:value-type="string" calcext:value-type="string">
            <text:p>ID DATA</text:p>
          </table:table-cell>
          <table:table-cell table:style-name="ce141" office:value-type="string" calcext:value-type="string">
            <text:p>TANGGAL TES</text:p>
          </table:table-cell>
          <table:table-cell table:style-name="ce139" office:value-type="string" calcext:value-type="string">
            <text:p>KOTA</text:p>
          </table:table-cell>
          <table:table-cell table:style-name="ce139" office:value-type="string" calcext:value-type="string">
            <text:p>NO TES</text:p>
          </table:table-cell>
          <table:table-cell table:style-name="ce139" office:value-type="string" calcext:value-type="string">
            <text:p>NAMA KANDIDAT</text:p>
          </table:table-cell>
          <table:table-cell table:style-name="ce139" office:value-type="string" calcext:value-type="string">
            <text:p>JENIS KELAMIN</text:p>
          </table:table-cell>
          <table:table-cell table:style-name="ce141" office:value-type="string" calcext:value-type="string">
            <text:p>TANGGAL LAHIR</text:p>
          </table:table-cell>
          <table:table-cell table:style-name="ce139" office:value-type="string" calcext:value-type="string">
            <text:p>PENDIDIKAN TERAKHIR</text:p>
          </table:table-cell>
          <table:table-cell table:style-name="ce139" office:value-type="string" calcext:value-type="string">
            <text:p>PERUSAHAAN/INSTITUSI</text:p>
          </table:table-cell>
          <table:table-cell table:style-name="ce139" office:value-type="string" calcext:value-type="string">
            <text:p>POSISI YANG DITUJU</text:p>
          </table:table-cell>
          <table:table-cell table:style-name="ce139"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106"/>
        </table:table-row>
        <table:table-row table:style-name="ro3">
          <table:table-cell table:number-columns-repeated="458"/>
          <table:table-cell table:style-name="ce110"/>
        </table:table-row>
        <table:table-row table:style-name="ro3" table:number-rows-repeated="4">
          <table:table-cell table:number-columns-repeated="459"/>
        </table:table-row>
        <table:table-row table:style-name="ro3">
          <table:table-cell table:number-columns-repeated="458"/>
          <table:table-cell table:style-name="ce110"/>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320.83mm" svg:y="6.47mm" draw:control="control31"/>
        </table:shapes>
        <table:table-column table:style-name="co3" table:number-columns-repeated="14" table:default-cell-style-name="Default"/>
        <table:table-row table:style-name="ro3">
          <table:table-cell table:style-name="ce105" office:value-type="string" calcext:value-type="string" table:number-columns-spanned="14" table:number-rows-spanned="2">
            <text:p>JAWABAN KANDIDAT</text:p>
          </table:table-cell>
          <table:covered-table-cell table:number-columns-repeated="13" table:style-name="ce51"/>
        </table:table-row>
        <table:table-row table:style-name="ro3">
          <table:covered-table-cell table:number-columns-repeated="14" table:style-name="ce51"/>
        </table:table-row>
        <table:table-row table:style-name="ro3">
          <table:table-cell table:style-name="ce109" office:value-type="string" calcext:value-type="string" table:number-columns-spanned="14" table:number-rows-spanned="1">
            <text:p>SOAL</text:p>
          </table:table-cell>
          <table:covered-table-cell table:number-columns-repeated="13" table:style-name="ce51"/>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61" table:formula="of:=[$'jawaban peserta'.B22]" office:value-type="float" office:value="5" calcext:value-type="float">
            <text:p>5</text:p>
          </table:table-cell>
          <table:table-cell table:style-name="ce18"/>
          <table:table-cell table:style-name="ce65" office:value-type="float" office:value="41" calcext:value-type="float">
            <text:p>41</text:p>
          </table:table-cell>
          <table:table-cell table:style-name="ce61" table:formula="of:=[$'jawaban peserta'.B42]" office:value-type="float" office:value="5" calcext:value-type="float">
            <text:p>5</text:p>
          </table:table-cell>
          <table:table-cell table:style-name="ce18"/>
          <table:table-cell table:style-name="ce68" office:value-type="float" office:value="61" calcext:value-type="float">
            <text:p>61</text:p>
          </table:table-cell>
          <table:table-cell table:style-name="ce70"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70" table:formula="of:=[$'jawaban peserta'.B81]" office:value-type="float" office:value="5" calcext:value-type="float">
            <text:p>5</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5" calcext:value-type="float">
            <text:p>5</text:p>
          </table:table-cell>
          <table:table-cell table:style-name="ce18"/>
          <table:table-cell table:style-name="ce65" office:value-type="float" office:value="42" calcext:value-type="float">
            <text:p>42</text:p>
          </table:table-cell>
          <table:table-cell table:style-name="ce61" table:formula="of:=[$'jawaban peserta'.B43]" office:value-type="float" office:value="5" calcext:value-type="float">
            <text:p>5</text:p>
          </table:table-cell>
          <table:table-cell table:style-name="ce18"/>
          <table:table-cell table:style-name="ce68" office:value-type="float" office:value="62" calcext:value-type="float">
            <text:p>62</text:p>
          </table:table-cell>
          <table:table-cell table:style-name="ce70" table:formula="of:=[$'jawaban peserta'.B62]" office:value-type="float" office:value="5" calcext:value-type="float">
            <text:p>5</text:p>
          </table:table-cell>
          <table:table-cell table:style-name="ce18"/>
          <table:table-cell table:style-name="ce68" office:value-type="float" office:value="82" calcext:value-type="float">
            <text:p>82</text:p>
          </table:table-cell>
          <table:table-cell table:style-name="ce70" table:formula="of:=[$'jawaban peserta'.B82]" office:value-type="float" office:value="5" calcext:value-type="float">
            <text:p>5</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61" table:formula="of:=[$'jawaban peserta'.B24]" office:value-type="float" office:value="5" calcext:value-type="float">
            <text:p>5</text:p>
          </table:table-cell>
          <table:table-cell table:style-name="ce18"/>
          <table:table-cell table:style-name="ce65" office:value-type="float" office:value="43" calcext:value-type="float">
            <text:p>43</text:p>
          </table:table-cell>
          <table:table-cell table:style-name="ce61" table:formula="of:=[$'jawaban peserta'.B44]" office:value-type="float" office:value="5" calcext:value-type="float">
            <text:p>5</text:p>
          </table:table-cell>
          <table:table-cell table:style-name="ce18"/>
          <table:table-cell table:style-name="ce68" office:value-type="float" office:value="63" calcext:value-type="float">
            <text:p>63</text:p>
          </table:table-cell>
          <table:table-cell table:style-name="ce70"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70" table:formula="of:=[$'jawaban peserta'.B83]" office:value-type="float" office:value="5" calcext:value-type="float">
            <text:p>5</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6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4]" office:value-type="float" office:value="5" calcext:value-type="float">
            <text:p>5</text:p>
          </table:table-cell>
          <table:table-cell table:style-name="ce18"/>
          <table:table-cell table:style-name="ce68" office:value-type="float" office:value="84" calcext:value-type="float">
            <text:p>84</text:p>
          </table:table-cell>
          <table:table-cell table:style-name="ce70" table:formula="of:=[$'jawaban peserta'.B84]" office:value-type="float" office:value="5" calcext:value-type="float">
            <text:p>5</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61" table:formula="of:=[$'jawaban peserta'.B26]" office:value-type="float" office:value="5" calcext:value-type="float">
            <text:p>5</text:p>
          </table:table-cell>
          <table:table-cell table:style-name="ce18"/>
          <table:table-cell table:style-name="ce65" office:value-type="float" office:value="45" calcext:value-type="float">
            <text:p>45</text:p>
          </table:table-cell>
          <table:table-cell table:style-name="ce61" table:formula="of:=[$'jawaban peserta'.B46]" office:value-type="float" office:value="5" calcext:value-type="float">
            <text:p>5</text:p>
          </table:table-cell>
          <table:table-cell table:style-name="ce18"/>
          <table:table-cell table:style-name="ce68" office:value-type="float" office:value="65" calcext:value-type="float">
            <text:p>65</text:p>
          </table:table-cell>
          <table:table-cell table:style-name="ce70" table:formula="of:=[$'jawaban peserta'.B65]" office:value-type="float" office:value="5" calcext:value-type="float">
            <text:p>5</text:p>
          </table:table-cell>
          <table:table-cell table:style-name="ce18"/>
          <table:table-cell table:style-name="ce68" office:value-type="float" office:value="85" calcext:value-type="float">
            <text:p>85</text:p>
          </table:table-cell>
          <table:table-cell table:style-name="ce70" table:formula="of:=[$'jawaban peserta'.B85]" office:value-type="float" office:value="5" calcext:value-type="float">
            <text:p>5</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5" calcext:value-type="float">
            <text:p>5</text:p>
          </table:table-cell>
          <table:table-cell table:style-name="ce18"/>
          <table:table-cell table:style-name="ce65" office:value-type="float" office:value="46" calcext:value-type="float">
            <text:p>46</text:p>
          </table:table-cell>
          <table:table-cell table:style-name="ce6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70" table:formula="of:=[$'jawaban peserta'.B66]" office:value-type="float" office:value="5" calcext:value-type="float">
            <text:p>5</text:p>
          </table:table-cell>
          <table:table-cell table:style-name="ce18"/>
          <table:table-cell table:style-name="ce68" office:value-type="float" office:value="86" calcext:value-type="float">
            <text:p>86</text:p>
          </table:table-cell>
          <table:table-cell table:style-name="ce70" table:formula="of:=[$'jawaban peserta'.B86]" office:value-type="float" office:value="5" calcext:value-type="float">
            <text:p>5</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5" calcext:value-type="float">
            <text:p>5</text:p>
          </table:table-cell>
          <table:table-cell table:style-name="ce18"/>
          <table:table-cell table:style-name="ce65" office:value-type="float" office:value="27" calcext:value-type="float">
            <text:p>27</text:p>
          </table:table-cell>
          <table:table-cell table:style-name="ce6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6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70"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70" table:formula="of:=[$'jawaban peserta'.B87]" office:value-type="float" office:value="5" calcext:value-type="float">
            <text:p>5</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5" calcext:value-type="float">
            <text:p>5</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5" calcext:value-type="float">
            <text:p>5</text:p>
          </table:table-cell>
          <table:table-cell table:style-name="ce18"/>
          <table:table-cell table:style-name="ce68" office:value-type="float" office:value="88" calcext:value-type="float">
            <text:p>88</text:p>
          </table:table-cell>
          <table:table-cell table:style-name="ce70" table:formula="of:=[$'jawaban peserta'.B88]" office:value-type="float" office:value="5" calcext:value-type="float">
            <text:p>5</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5" calcext:value-type="float">
            <text:p>5</text:p>
          </table:table-cell>
          <table:table-cell table:style-name="ce18"/>
          <table:table-cell table:style-name="ce65" office:value-type="float" office:value="29" calcext:value-type="float">
            <text:p>29</text:p>
          </table:table-cell>
          <table:table-cell table:style-name="ce61" table:formula="of:=[$'jawaban peserta'.B30]" office:value-type="float" office:value="5" calcext:value-type="float">
            <text:p>5</text:p>
          </table:table-cell>
          <table:table-cell table:style-name="ce18"/>
          <table:table-cell table:style-name="ce65" office:value-type="float" office:value="49" calcext:value-type="float">
            <text:p>49</text:p>
          </table:table-cell>
          <table:table-cell table:style-name="ce61" table:formula="of:=[$'jawaban peserta'.B50]" office:value-type="float" office:value="5" calcext:value-type="float">
            <text:p>5</text:p>
          </table:table-cell>
          <table:table-cell table:style-name="ce18"/>
          <table:table-cell table:style-name="ce68" office:value-type="float" office:value="69" calcext:value-type="float">
            <text:p>69</text:p>
          </table:table-cell>
          <table:table-cell table:style-name="ce70" table:formula="of:=[$'jawaban peserta'.B69]" office:value-type="float" office:value="5" calcext:value-type="float">
            <text:p>5</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5" calcext:value-type="float">
            <text:p>5</text:p>
          </table:table-cell>
          <table:table-cell table:style-name="ce18"/>
          <table:table-cell table:style-name="ce65" office:value-type="float" office:value="30" calcext:value-type="float">
            <text:p>30</text:p>
          </table:table-cell>
          <table:table-cell table:style-name="ce61" table:formula="of:=[$'jawaban peserta'.B31]" office:value-type="float" office:value="5" calcext:value-type="float">
            <text:p>5</text:p>
          </table:table-cell>
          <table:table-cell table:style-name="ce18"/>
          <table:table-cell table:style-name="ce65" office:value-type="float" office:value="50" calcext:value-type="float">
            <text:p>50</text:p>
          </table:table-cell>
          <table:table-cell table:style-name="ce61" table:formula="of:=[$'jawaban peserta'.B51]" office:value-type="float" office:value="5" calcext:value-type="float">
            <text:p>5</text:p>
          </table:table-cell>
          <table:table-cell table:style-name="ce18"/>
          <table:table-cell table:style-name="ce68" office:value-type="float" office:value="70" calcext:value-type="float">
            <text:p>70</text:p>
          </table:table-cell>
          <table:table-cell table:style-name="ce70" table:formula="of:=[$'jawaban peserta'.B70]" office:value-type="float" office:value="5" calcext:value-type="float">
            <text:p>5</text:p>
          </table:table-cell>
          <table:table-cell table:style-name="ce18"/>
          <table:table-cell table:style-name="ce68" office:value-type="float" office:value="90" calcext:value-type="float">
            <text:p>90</text:p>
          </table:table-cell>
          <table:table-cell table:style-name="ce70" table:formula="of:=[$'jawaban peserta'.B90]" office:value-type="float" office:value="5" calcext:value-type="float">
            <text:p>5</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5" calcext:value-type="float">
            <text:p>5</text:p>
          </table:table-cell>
          <table:table-cell table:style-name="ce18"/>
          <table:table-cell table:style-name="ce65" office:value-type="float" office:value="31" calcext:value-type="float">
            <text:p>31</text:p>
          </table:table-cell>
          <table:table-cell table:style-name="ce6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61" table:formula="of:=[$'jawaban peserta'.B52]" office:value-type="float" office:value="5" calcext:value-type="float">
            <text:p>5</text:p>
          </table:table-cell>
          <table:table-cell table:style-name="ce18"/>
          <table:table-cell table:style-name="ce68" office:value-type="float" office:value="71" calcext:value-type="float">
            <text:p>71</text:p>
          </table:table-cell>
          <table:table-cell table:style-name="ce70" table:formula="of:=[$'jawaban peserta'.B71]" office:value-type="float" office:value="5" calcext:value-type="float">
            <text:p>5</text:p>
          </table:table-cell>
          <table:table-cell table:style-name="ce18"/>
          <table:table-cell table:style-name="ce68" office:value-type="float" office:value="91" calcext:value-type="float">
            <text:p>91</text:p>
          </table:table-cell>
          <table:table-cell table:style-name="ce70" table:formula="of:=[$'jawaban peserta'.B91]" office:value-type="float" office:value="5" calcext:value-type="float">
            <text:p>5</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6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61" table:formula="of:=[$'jawaban peserta'.B53]" office:value-type="float" office:value="5" calcext:value-type="float">
            <text:p>5</text:p>
          </table:table-cell>
          <table:table-cell table:style-name="ce18"/>
          <table:table-cell table:style-name="ce68" office:value-type="float" office:value="72" calcext:value-type="float">
            <text:p>72</text:p>
          </table:table-cell>
          <table:table-cell table:style-name="ce70" table:formula="of:=[$'jawaban peserta'.B72]" office:value-type="float" office:value="5" calcext:value-type="float">
            <text:p>5</text:p>
          </table:table-cell>
          <table:table-cell table:style-name="ce18"/>
          <table:table-cell table:style-name="ce68" office:value-type="float" office:value="92" calcext:value-type="float">
            <text:p>92</text:p>
          </table:table-cell>
          <table:table-cell table:style-name="ce70" table:formula="of:=[$'jawaban peserta'.B92]" office:value-type="float" office:value="5" calcext:value-type="float">
            <text:p>5</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5" calcext:value-type="float">
            <text:p>5</text:p>
          </table:table-cell>
          <table:table-cell table:style-name="ce18"/>
          <table:table-cell table:style-name="ce65" office:value-type="float" office:value="33" calcext:value-type="float">
            <text:p>33</text:p>
          </table:table-cell>
          <table:table-cell table:style-name="ce61" table:formula="of:=[$'jawaban peserta'.B34]" office:value-type="float" office:value="5" calcext:value-type="float">
            <text:p>5</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3]" office:value-type="float" office:value="5" calcext:value-type="float">
            <text:p>5</text:p>
          </table:table-cell>
          <table:table-cell table:style-name="ce18"/>
          <table:table-cell table:style-name="ce68" office:value-type="float" office:value="93" calcext:value-type="float">
            <text:p>93</text:p>
          </table:table-cell>
          <table:table-cell table:style-name="ce70" table:formula="of:=[$'jawaban peserta'.B93]" office:value-type="float" office:value="5" calcext:value-type="float">
            <text:p>5</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5" calcext:value-type="float">
            <text:p>5</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4]" office:value-type="float" office:value="5" calcext:value-type="float">
            <text:p>5</text:p>
          </table:table-cell>
          <table:table-cell table:style-name="ce18"/>
          <table:table-cell table:style-name="ce68" office:value-type="float" office:value="94" calcext:value-type="float">
            <text:p>94</text:p>
          </table:table-cell>
          <table:table-cell table:style-name="ce70" table:formula="of:=[$'jawaban peserta'.B94]" office:value-type="float" office:value="5" calcext:value-type="float">
            <text:p>5</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5" calcext:value-type="float">
            <text:p>5</text:p>
          </table:table-cell>
          <table:table-cell table:style-name="ce18"/>
          <table:table-cell table:style-name="ce65" office:value-type="float" office:value="35" calcext:value-type="float">
            <text:p>35</text:p>
          </table:table-cell>
          <table:table-cell table:style-name="ce61" table:formula="of:=[$'jawaban peserta'.B36]" office:value-type="float" office:value="5" calcext:value-type="float">
            <text:p>5</text:p>
          </table:table-cell>
          <table:table-cell table:style-name="ce18"/>
          <table:table-cell table:style-name="ce65" office:value-type="float" office:value="55" calcext:value-type="float">
            <text:p>55</text:p>
          </table:table-cell>
          <table:table-cell table:style-name="ce61" table:formula="of:=[$'jawaban peserta'.B56]" office:value-type="float" office:value="5" calcext:value-type="float">
            <text:p>5</text:p>
          </table:table-cell>
          <table:table-cell table:style-name="ce18"/>
          <table:table-cell table:style-name="ce68" office:value-type="float" office:value="75" calcext:value-type="float">
            <text:p>75</text:p>
          </table:table-cell>
          <table:table-cell table:style-name="ce70" table:formula="of:=[$'jawaban peserta'.B75]" office:value-type="float" office:value="5" calcext:value-type="float">
            <text:p>5</text:p>
          </table:table-cell>
          <table:table-cell table:style-name="ce18"/>
          <table:table-cell table:style-name="ce68" office:value-type="float" office:value="95" calcext:value-type="float">
            <text:p>95</text:p>
          </table:table-cell>
          <table:table-cell table:style-name="ce70" table:formula="of:=[$'jawaban peserta'.B95]" office:value-type="float" office:value="5" calcext:value-type="float">
            <text:p>5</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5" calcext:value-type="float">
            <text:p>5</text:p>
          </table:table-cell>
          <table:table-cell table:style-name="ce18"/>
          <table:table-cell table:style-name="ce65" office:value-type="float" office:value="36" calcext:value-type="float">
            <text:p>36</text:p>
          </table:table-cell>
          <table:table-cell table:style-name="ce61" table:formula="of:=[$'jawaban peserta'.B37]" office:value-type="string" office:string-value="Tidak Mudeng" calcext:value-type="string">
            <text:p>Tidak Mudeng</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6]" office:value-type="float" office:value="5" calcext:value-type="float">
            <text:p>5</text:p>
          </table:table-cell>
          <table:table-cell table:style-name="ce18"/>
          <table:table-cell table:style-name="ce68" office:value-type="float" office:value="96" calcext:value-type="float">
            <text:p>96</text:p>
          </table:table-cell>
          <table:table-cell table:style-name="ce70" table:formula="of:=[$'jawaban peserta'.B96]" office:value-type="float" office:value="5" calcext:value-type="float">
            <text:p>5</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5" calcext:value-type="float">
            <text:p>5</text:p>
          </table:table-cell>
          <table:table-cell table:style-name="ce18"/>
          <table:table-cell table:style-name="ce65" office:value-type="float" office:value="37" calcext:value-type="float">
            <text:p>37</text:p>
          </table:table-cell>
          <table:table-cell table:style-name="ce6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61" table:formula="of:=[$'jawaban peserta'.B58]" office:value-type="float" office:value="5" calcext:value-type="float">
            <text:p>5</text:p>
          </table:table-cell>
          <table:table-cell table:style-name="ce18"/>
          <table:table-cell table:style-name="ce68" office:value-type="float" office:value="77" calcext:value-type="float">
            <text:p>77</text:p>
          </table:table-cell>
          <table:table-cell table:style-name="ce70" table:formula="of:=[$'jawaban peserta'.B77]" office:value-type="float" office:value="5" calcext:value-type="float">
            <text:p>5</text:p>
          </table:table-cell>
          <table:table-cell table:style-name="ce18"/>
          <table:table-cell table:style-name="ce68" office:value-type="float" office:value="97" calcext:value-type="float">
            <text:p>97</text:p>
          </table:table-cell>
          <table:table-cell table:style-name="ce70" table:formula="of:=[$'jawaban peserta'.B97]" office:value-type="float" office:value="5" calcext:value-type="float">
            <text:p>5</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5" calcext:value-type="float">
            <text:p>5</text:p>
          </table:table-cell>
          <table:table-cell table:style-name="ce18"/>
          <table:table-cell table:style-name="ce65" office:value-type="float" office:value="38" calcext:value-type="float">
            <text:p>38</text:p>
          </table:table-cell>
          <table:table-cell table:style-name="ce61" table:formula="of:=[$'jawaban peserta'.B39]" office:value-type="float" office:value="5" calcext:value-type="float">
            <text:p>5</text:p>
          </table:table-cell>
          <table:table-cell table:style-name="ce18"/>
          <table:table-cell table:style-name="ce65" office:value-type="float" office:value="58" calcext:value-type="float">
            <text:p>58</text:p>
          </table:table-cell>
          <table:table-cell table:style-name="ce61" table:formula="of:=[$'jawaban peserta'.B59]" office:value-type="float" office:value="5" calcext:value-type="float">
            <text:p>5</text:p>
          </table:table-cell>
          <table:table-cell table:style-name="ce18"/>
          <table:table-cell table:style-name="ce68" office:value-type="float" office:value="78" calcext:value-type="float">
            <text:p>78</text:p>
          </table:table-cell>
          <table:table-cell table:style-name="ce70" table:formula="of:=[$'jawaban peserta'.B78]" office:value-type="float" office:value="5" calcext:value-type="float">
            <text:p>5</text:p>
          </table:table-cell>
          <table:table-cell table:style-name="ce18"/>
          <table:table-cell table:style-name="ce68" office:value-type="float" office:value="98" calcext:value-type="float">
            <text:p>98</text:p>
          </table:table-cell>
          <table:table-cell table:style-name="ce70" table:formula="of:=[$'jawaban peserta'.B98]" office:value-type="float" office:value="5" calcext:value-type="float">
            <text:p>5</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61" table:formula="of:=[$'jawaban peserta'.B60]" office:value-type="float" office:value="5" calcext:value-type="float">
            <text:p>5</text:p>
          </table:table-cell>
          <table:table-cell table:style-name="ce18"/>
          <table:table-cell table:style-name="ce68" office:value-type="float" office:value="79" calcext:value-type="float">
            <text:p>79</text:p>
          </table:table-cell>
          <table:table-cell table:style-name="ce70"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70" table:formula="of:=[$'jawaban peserta'.B99]" office:value-type="float" office:value="5" calcext:value-type="float">
            <text:p>5</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5" calcext:value-type="float">
            <text:p>5</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70" table:formula="of:=[$'jawaban peserta'.B80]" office:value-type="float" office:value="5" calcext:value-type="float">
            <text:p>5</text:p>
          </table:table-cell>
          <table:table-cell table:style-name="ce18"/>
          <table:table-cell table:style-name="ce68" office:value-type="float" office:value="100" calcext:value-type="float">
            <text:p>100</text:p>
          </table:table-cell>
          <table:table-cell table:style-name="ce70" table:formula="of:=[$'jawaban peserta'.B100]" office:value-type="float" office:value="5" calcext:value-type="float">
            <text:p>5</text:p>
          </table:table-cell>
        </table:table-row>
        <table:table-row table:style-name="ro3" table:number-rows-repeated="1048549">
          <table:table-cell table:number-columns-repeated="14"/>
        </table:table-row>
        <table:table-row table:style-name="ro3">
          <table:table-cell table:number-columns-repeated="14"/>
        </table:table-row>
      </table:table>
      <table:table table:name="grafik" table:style-name="ta5">
        <table:table-column table:style-name="co5" table:default-cell-style-name="ce204"/>
        <table:table-column table:style-name="co6" table:default-cell-style-name="ce2"/>
        <table:table-column table:style-name="co3" table:number-columns-repeated="2" table:default-cell-style-name="ce207"/>
        <table:table-column table:style-name="co3" table:number-columns-repeated="2" table:default-cell-style-name="ce2"/>
        <table:table-column table:style-name="co3" table:default-cell-style-name="ce214"/>
        <table:table-column table:style-name="co3" table:number-columns-repeated="2" table:default-cell-style-name="ce207"/>
        <table:table-column table:style-name="co3" table:number-columns-repeated="2" table:default-cell-style-name="ce216"/>
        <table:table-column table:style-name="co3" table:number-columns-repeated="1013" table:default-cell-style-name="ce207"/>
        <table:table-row table:style-name="ro3">
          <table:table-cell table:style-name="ce197" office:value-type="string" calcext:value-type="string" table:number-columns-spanned="2" table:number-rows-spanned="1">
            <text:p>Character Categories</text:p>
          </table:table-cell>
          <table:covered-table-cell table:style-name="ce81"/>
          <table:table-cell table:style-name="ce212"/>
          <table:table-cell table:number-columns-repeated="10"/>
          <table:table-cell table:style-name="ce220"/>
          <table:table-cell table:number-columns-repeated="1010"/>
        </table:table-row>
        <table:table-row table:style-name="ro2">
          <table:table-cell table:style-name="ce152" office:value-type="string" calcext:value-type="string" table:number-columns-spanned="1" table:number-rows-spanned="5">
            <text:p>Novelty-seeking</text:p>
          </table:table-cell>
          <table:table-cell table:style-name="ce51" table:formula="of:=[.A2]" office:value-type="string" office:string-value="Novelty-seeking" calcext:value-type="string">
            <text:p>Novelty-seeking</text:p>
          </table:table-cell>
          <table:table-cell table:style-name="ce212" table:formula="of:=[$'olah data'.P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Novelty-seeking</text:p>
          </table:covered-table-cell>
          <table:table-cell table:style-name="ce205" office:value-type="string" calcext:value-type="string">
            <text:p>Exploratory excitability v. stoic rigidity (10 items)</text:p>
          </table:table-cell>
          <table:table-cell table:style-name="ce212" table:formula="of:=[$'olah data'.P4]"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3">
          <table:covered-table-cell table:style-name="ce152" office:value-type="string" calcext:value-type="string">
            <text:p>Novelty-seeking</text:p>
          </table:covered-table-cell>
          <table:table-cell table:style-name="ce205" office:value-type="string" calcext:value-type="string">
            <text:p>Impulsiveness v. reflection (9 items)</text:p>
          </table:table-cell>
          <table:table-cell table:style-name="ce212" table:formula="of:=[$'olah data'.P5]" office:value-type="float" office:value="5" calcext:value-type="float">
            <text:p>5</text:p>
          </table:table-cell>
          <table:table-cell/>
          <table:table-cell table:style-name="ce213" table:number-columns-repeated="2"/>
          <table:table-cell table:style-name="ce215"/>
          <table:table-cell table:style-name="ce2"/>
          <table:table-cell/>
          <table:table-cell table:style-name="ce218" table:number-columns-repeated="2"/>
          <table:table-cell table:number-columns-repeated="1013"/>
        </table:table-row>
        <table:table-row table:style-name="ro2">
          <table:covered-table-cell table:style-name="ce152" office:value-type="string" calcext:value-type="string">
            <text:p>Novelty-seeking</text:p>
          </table:covered-table-cell>
          <table:table-cell table:style-name="ce205" office:value-type="string" calcext:value-type="string">
            <text:p>Extravagance v. reserve (9 items)</text:p>
          </table:table-cell>
          <table:table-cell table:style-name="ce212" table:formula="of:=[$'olah data'.P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Disorderliness v. regimentation (7 items)</text:p>
          </table:table-cell>
          <table:table-cell table:style-name="ce212" table:formula="of:=[$'olah data'.P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52" office:value-type="string" calcext:value-type="string" table:number-columns-spanned="1" table:number-rows-spanned="5">
            <text:p>Harm Avoidance</text:p>
          </table:table-cell>
          <table:table-cell table:style-name="ce51" table:formula="of:=[.A7]" office:value-type="string" office:string-value="Harm Avoidance" calcext:value-type="string">
            <text:p>Harm Avoidance</text:p>
          </table:table-cell>
          <table:table-cell table:style-name="ce212" table:formula="of:=[$'olah data'.P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HA2</text:p>
          </table:covered-table-cell>
          <table:table-cell table:style-name="ce205" office:value-type="string" calcext:value-type="string">
            <text:p><text:span text:style-name="T1">Anticipatory worry &amp; pessimismv. uninhibited optimism (11 items)</text:span></text:p>
          </table:table-cell>
          <table:table-cell table:style-name="ce212" table:formula="of:=[$'olah data'.P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HA3</text:p>
          </table:covered-table-cell>
          <table:table-cell table:style-name="ce205" office:value-type="string" calcext:value-type="string">
            <text:p>Fear of uncertainty (7 items)</text:p>
          </table:table-cell>
          <table:table-cell table:style-name="ce212" table:formula="of:=[$'olah data'.P10]"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HA4</text:p>
          </table:covered-table-cell>
          <table:table-cell table:style-name="ce205" office:value-type="string" calcext:value-type="string">
            <text:p>Shyness with strangers (7 items)</text:p>
          </table:table-cell>
          <table:table-cell table:style-name="ce212" table:formula="of:=[$'olah data'.P11]"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Fatigability v. asthenia (8 items)</text:p>
          </table:table-cell>
          <table:table-cell table:style-name="ce212" table:formula="of:=[$'olah data'.P12]"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52" office:value-type="string" calcext:value-type="string" table:number-columns-spanned="1" table:number-rows-spanned="5">
            <text:p>Reward Dependence</text:p>
          </table:table-cell>
          <table:table-cell table:style-name="ce51" table:formula="of:=[.A12]" office:value-type="string" office:string-value="Reward Dependence" calcext:value-type="string">
            <text:p>Reward Dependence</text:p>
          </table:table-cell>
          <table:table-cell table:style-name="ce212" table:formula="of:=[$'olah data'.P1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Reward Dependence</text:p>
          </table:covered-table-cell>
          <table:table-cell table:style-name="ce205" office:value-type="string" calcext:value-type="string">
            <text:p>Sentimentality (8 items)</text:p>
          </table:table-cell>
          <table:table-cell table:style-name="ce212" table:formula="of:=[$'olah data'.P14]"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table-cell table:style-name="ce218"/>
          <table:table-cell table:number-columns-repeated="1013"/>
        </table:table-row>
        <table:table-row table:style-name="ro2">
          <table:covered-table-cell table:style-name="ce152" office:value-type="string" calcext:value-type="string">
            <text:p>Reward Dependence</text:p>
          </table:covered-table-cell>
          <table:table-cell table:style-name="ce205" office:value-type="string" calcext:value-type="string">
            <text:p>Openness to warm communication vs aloofness (10 items)</text:p>
          </table:table-cell>
          <table:table-cell table:style-name="ce212" table:formula="of:=[$'olah data'.P15]"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Reward Dependence</text:p>
          </table:covered-table-cell>
          <table:table-cell table:style-name="ce205" office:value-type="string" calcext:value-type="string">
            <text:p>Attachment (6 items)</text:p>
          </table:table-cell>
          <table:table-cell table:style-name="ce212" table:formula="of:=[$'olah data'.P1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Dependence (6 items)</text:p>
          </table:table-cell>
          <table:table-cell table:style-name="ce212" table:formula="of:=[$'olah data'.P1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52" office:value-type="string" calcext:value-type="string" table:number-columns-spanned="1" table:number-rows-spanned="5">
            <text:p>Persistence</text:p>
          </table:table-cell>
          <table:table-cell table:style-name="ce51" table:formula="of:=[.A17]" office:value-type="string" office:string-value="Persistence" calcext:value-type="string">
            <text:p>Persistence</text:p>
          </table:table-cell>
          <table:table-cell table:style-name="ce212" table:formula="of:=[$'olah data'.P1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P2</text:p>
          </table:covered-table-cell>
          <table:table-cell table:style-name="ce205" office:value-type="string" calcext:value-type="string">
            <text:p>Eagerness of effort vs laziness (9 items)</text:p>
          </table:table-cell>
          <table:table-cell table:style-name="ce212" table:formula="of:=[$'olah data'.P1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P3</text:p>
          </table:covered-table-cell>
          <table:table-cell table:style-name="ce205" office:value-type="string" calcext:value-type="string">
            <text:p>Work hardened vs spoiled (8 items)</text:p>
          </table:table-cell>
          <table:table-cell table:style-name="ce212" table:formula="of:=[$'olah data'.P20]"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P4</text:p>
          </table:covered-table-cell>
          <table:table-cell table:style-name="ce205" office:value-type="string" calcext:value-type="string">
            <text:p>Ambitious vs underachieving (10 items)</text:p>
          </table:table-cell>
          <table:table-cell table:style-name="ce212" table:formula="of:=[$'olah data'.P21]"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Perfectionist vs pragmatist (8 items)</text:p>
          </table:table-cell>
          <table:table-cell table:style-name="ce212" table:formula="of:=[$'olah data'.P22]"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52" office:value-type="string" calcext:value-type="string" table:number-columns-spanned="1" table:number-rows-spanned="6">
            <text:p>Self-Directedness</text:p>
          </table:table-cell>
          <table:table-cell table:style-name="ce51" table:formula="of:=[.A22]" office:value-type="string" office:string-value="Self-Directedness" calcext:value-type="string">
            <text:p>Self-Directedness</text:p>
          </table:table-cell>
          <table:table-cell table:style-name="ce212" table:formula="of:=[$'olah data'.P2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S2</text:p>
          </table:covered-table-cell>
          <table:table-cell table:style-name="ce205" office:value-type="string" calcext:value-type="string">
            <text:p>Responsibility vs. blaming (8 items)</text:p>
          </table:table-cell>
          <table:table-cell table:style-name="ce212" table:formula="of:=[$'olah data'.P24]"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S3</text:p>
          </table:covered-table-cell>
          <table:table-cell table:style-name="ce205" office:value-type="string" calcext:value-type="string">
            <text:p>Purposefulness vs. lack of goal direction (6 items)</text:p>
          </table:table-cell>
          <table:table-cell table:style-name="ce212" table:formula="of:=[$'olah data'.P25]"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S4</text:p>
          </table:covered-table-cell>
          <table:table-cell table:style-name="ce205" office:value-type="string" calcext:value-type="string">
            <text:p>Resourcefulness (5 items)</text:p>
          </table:table-cell>
          <table:table-cell table:style-name="ce212" table:formula="of:=[$'olah data'.P2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52" office:value-type="string" calcext:value-type="string">
            <text:p>S5</text:p>
          </table:covered-table-cell>
          <table:table-cell table:style-name="ce205" office:value-type="string" calcext:value-type="string">
            <text:p>Self-acceptance vs. self-striving (10 items)</text:p>
          </table:table-cell>
          <table:table-cell table:style-name="ce212" table:formula="of:=[$'olah data'.P2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Enlightened second nature (11 items)</text:p>
          </table:table-cell>
          <table:table-cell table:style-name="ce212" table:formula="of:=[$'olah data'.P2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52" office:value-type="string" calcext:value-type="string" table:number-columns-spanned="1" table:number-rows-spanned="6">
            <text:p>Cooperativeness</text:p>
          </table:table-cell>
          <table:table-cell table:style-name="ce51" table:formula="of:=[.A28]" office:value-type="string" office:string-value="Cooperativeness" calcext:value-type="string">
            <text:p>Cooperativeness</text:p>
          </table:table-cell>
          <table:table-cell table:style-name="ce212" table:formula="of:=[$'olah data'.P2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52" office:value-type="string" calcext:value-type="string">
            <text:p>Cooperativeness</text:p>
          </table:covered-table-cell>
          <table:table-cell table:style-name="ce205" office:value-type="string" calcext:value-type="string">
            <text:p>Social acceptance vs. social intolerance (8 items)</text:p>
          </table:table-cell>
          <table:table-cell table:style-name="ce212" table:formula="of:=[$'olah data'.P30]" office:value-type="float" office:value="5" calcext:value-type="float">
            <text:p>5</text:p>
          </table:table-cell>
          <table:table-cell/>
          <table:table-cell table:style-name="ce213" table:number-columns-repeated="2"/>
          <table:table-cell table:style-name="ce215"/>
          <table:table-cell table:style-name="ce2"/>
          <table:table-cell/>
          <table:table-cell table:style-name="ce219" table:number-columns-repeated="2"/>
          <table:table-cell table:number-columns-repeated="1013"/>
        </table:table-row>
        <table:table-row table:style-name="ro2">
          <table:covered-table-cell table:style-name="ce152" office:value-type="string" calcext:value-type="string">
            <text:p>Cooperativeness</text:p>
          </table:covered-table-cell>
          <table:table-cell table:style-name="ce205" office:value-type="string" calcext:value-type="string">
            <text:p>Empathy vs. social disinterest (5 items)</text:p>
          </table:table-cell>
          <table:table-cell table:style-name="ce212" table:formula="of:=[$'olah data'.P31]"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3">
          <table:covered-table-cell table:style-name="ce152" office:value-type="string" calcext:value-type="string">
            <text:p>Cooperativeness</text:p>
          </table:covered-table-cell>
          <table:table-cell table:style-name="ce205" office:value-type="string" calcext:value-type="string">
            <text:p>Helpfulness vs. unhelpfulness (8 items)</text:p>
          </table:table-cell>
          <table:table-cell table:style-name="ce212" table:formula="of:=[$'olah data'.P32]" office:value-type="float" office:value="5" calcext:value-type="float">
            <text:p>5</text:p>
          </table:table-cell>
          <table:table-cell table:number-columns-repeated="4"/>
          <table:table-cell table:style-name="ce2"/>
          <table:table-cell table:number-columns-repeated="1016"/>
        </table:table-row>
        <table:table-row table:style-name="ro3">
          <table:covered-table-cell table:style-name="ce152" office:value-type="string" calcext:value-type="string">
            <text:p>Cooperativeness</text:p>
          </table:covered-table-cell>
          <table:table-cell table:style-name="ce205" office:value-type="string" calcext:value-type="string">
            <text:p>Compassion vs. revengefulness (7 items)</text:p>
          </table:table-cell>
          <table:table-cell table:style-name="ce212" table:formula="of:=[$'olah data'.P33]" office:value-type="float" office:value="5" calcext:value-type="float">
            <text:p>5</text:p>
          </table:table-cell>
          <table:table-cell table:number-columns-repeated="4"/>
          <table:table-cell table:style-name="ce2"/>
          <table:table-cell table:number-columns-repeated="1016"/>
        </table:table-row>
        <table:table-row table:style-name="ro3">
          <table:covered-table-cell table:style-name="ce199"/>
          <table:table-cell table:style-name="ce205" office:value-type="string" calcext:value-type="string">
            <text:p><text:span text:style-name="T1">Pure-hearted conscience vs. self-serving advantage (8 items)</text:span></text:p>
          </table:table-cell>
          <table:table-cell table:style-name="ce212" table:formula="of:=[$'olah data'.P34]" office:value-type="float" office:value="5" calcext:value-type="float">
            <text:p>5</text:p>
          </table:table-cell>
          <table:table-cell table:number-columns-repeated="4"/>
          <table:table-cell table:style-name="ce2"/>
          <table:table-cell table:number-columns-repeated="1016"/>
        </table:table-row>
        <table:table-row table:style-name="ro3">
          <table:table-cell table:style-name="ce152" office:value-type="string" calcext:value-type="string" table:number-columns-spanned="1" table:number-rows-spanned="4">
            <text:p>Self-Tanscendence</text:p>
          </table:table-cell>
          <table:table-cell table:style-name="ce205" table:formula="of:=[.A34]" office:value-type="string" office:string-value="Self-Tanscendence" calcext:value-type="string">
            <text:p>Self-Tanscendence</text:p>
          </table:table-cell>
          <table:table-cell table:style-name="ce212" table:formula="of:=[$'olah data'.P35]" office:value-type="float" office:value="3.75" calcext:value-type="float">
            <text:p>3.75</text:p>
          </table:table-cell>
          <table:table-cell table:number-columns-repeated="4"/>
          <table:table-cell table:style-name="ce2"/>
          <table:table-cell table:number-columns-repeated="1016"/>
        </table:table-row>
        <table:table-row table:style-name="ro3">
          <table:covered-table-cell table:style-name="ce51"/>
          <table:table-cell table:style-name="ce205" office:value-type="string" calcext:value-type="string">
            <text:p>Self-forgetful vs. self-conscious experience (10 items)</text:p>
          </table:table-cell>
          <table:table-cell table:style-name="ce212" table:formula="of:=[$'olah data'.P36]" office:value-type="float" office:value="5" calcext:value-type="float">
            <text:p>5</text:p>
          </table:table-cell>
          <table:table-cell table:number-columns-repeated="1021"/>
        </table:table-row>
        <table:table-row table:style-name="ro3">
          <table:covered-table-cell table:style-name="ce152" office:value-type="string" calcext:value-type="string">
            <text:p>ST2</text:p>
          </table:covered-table-cell>
          <table:table-cell table:style-name="ce205" office:value-type="string" calcext:value-type="string">
            <text:p><text:span text:style-name="T1">Transpersonal identification vs. self-differentiation (8 items)</text:span></text:p>
          </table:table-cell>
          <table:table-cell table:style-name="ce212" table:formula="of:=[$'olah data'.P37]" office:value-type="float" office:value="5" calcext:value-type="float">
            <text:p>5</text:p>
          </table:table-cell>
          <table:table-cell table:number-columns-repeated="1021"/>
        </table:table-row>
        <table:table-row table:style-name="ro8">
          <table:covered-table-cell table:style-name="ce152" office:value-type="string" calcext:value-type="string">
            <text:p>ST3</text:p>
          </table:covered-table-cell>
          <table:table-cell table:style-name="ce205" office:value-type="string" calcext:value-type="string">
            <text:p>Spiritual acceptance vs. rational materialism (8 items)</text:p>
          </table:table-cell>
          <table:table-cell table:style-name="ce212" table:formula="of:=[$'olah data'.P38]" office:value-type="float" office:value="5" calcext:value-type="float">
            <text:p>5</text:p>
          </table:table-cell>
          <table:table-cell table:number-columns-repeated="1021"/>
        </table:table-row>
        <table:table-row table:style-name="ro3">
          <table:table-cell table:style-name="ce200"/>
          <table:table-cell table:style-name="ce205" office:value-type="string" calcext:value-type="string">
            <text:p>Validity Scale (5 items)</text:p>
          </table:table-cell>
          <table:table-cell table:style-name="ce212"/>
          <table:table-cell table:number-columns-repeated="1021"/>
        </table:table-row>
        <table:table-row table:style-name="ro3">
          <table:table-cell table:style-name="ce201"/>
          <table:table-cell table:style-name="ce206"/>
          <table:table-cell table:number-columns-repeated="1022"/>
        </table:table-row>
        <table:table-row table:style-name="ro3">
          <table:table-cell table:style-name="ce202"/>
          <table:table-cell table:style-name="ce207"/>
          <table:table-cell table:number-columns-repeated="1022"/>
        </table:table-row>
        <table:table-row table:style-name="ro3">
          <table:table-cell table:style-name="ce201"/>
          <table:table-cell table:style-name="ce207"/>
          <table:table-cell table:number-columns-repeated="1022"/>
        </table:table-row>
        <table:table-row table:style-name="ro3">
          <table:table-cell table:style-name="ce203"/>
          <table:table-cell table:style-name="ce207"/>
          <table:table-cell table:number-columns-repeated="1022"/>
        </table:table-row>
        <table:table-row table:style-name="ro3" table:number-rows-repeated="3">
          <table:table-cell table:number-columns-repeated="1024"/>
        </table:table-row>
        <table:table-row table:style-name="ro3">
          <table:table-cell/>
          <table:table-cell table:style-name="ce208"/>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number-rows-repeated="2">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number-rows-repeated="2">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10"/>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7"/>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11"/>
          <table:table-cell table:number-columns-repeated="1022"/>
        </table:table-row>
        <table:table-row table:style-name="ro3">
          <table:table-cell/>
          <table:table-cell table:style-name="ce206"/>
          <table:table-cell table:number-columns-repeated="1022"/>
        </table:table-row>
        <table:table-row table:style-name="ro3" table:number-rows-repeated="1048462">
          <table:table-cell table:number-columns-repeated="1024"/>
        </table:table-row>
        <table:table-row table:style-name="ro7">
          <table:table-cell table:number-columns-repeated="1024"/>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26.36mm" svg:height="14.32mm" svg:x="158.62mm" svg:y="0.92mm" draw:control="control32"/>
          <draw:control draw:z-index="1" draw:style-name="gr4" draw:text-style-name="P10" svg:width="0.42mm" svg:height="2.21mm" svg:x="267.7mm" svg:y="156.38mm" draw:control="control33"/>
          <draw:control draw:z-index="2" draw:style-name="gr5" draw:text-style-name="P9" svg:width="29.87mm" svg:height="23.5mm" svg:x="158.86mm" svg:y="22.24mm" draw:control="control34"/>
          <draw:frame draw:z-index="3" draw:style-name="gr6" draw:text-style-name="P11"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37" table:default-cell-style-name="ce224"/>
        <table:table-column table:style-name="co38" table:default-cell-style-name="ce224"/>
        <table:table-column table:style-name="co3" table:default-cell-style-name="ce229"/>
        <table:table-column table:style-name="co3" table:default-cell-style-name="ce232"/>
        <table:table-column table:style-name="co39"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olah data'.V2]=0;&quot;&quot;;[$'olah data'.V2])" office:value-type="float" office:value="6" calcext:value-type="float">
            <text:p>6</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olah data'.W$2]=0;&quot;&quot;;[$'olah data'.W$2])" office:value-type="string" office:string-value="08/17/2017" calcext:value-type="string">
            <text:p>08/17/2017</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olah data'.AB$2]=0;&quot;&quot;;[$'olah data'.AB$2])" office:value-type="string" office:string-value="08/08/2014" calcext:value-type="string">
            <text:p>08/08/2014</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E33]=0;&quot;&quot;;[$grafik.E33])">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49">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visibility="collapse">
          <table:table-cell table:formula="of:=IF([$grafik.A34]=&quot;&quot;;&quot;&quot;;[$grafik.A34])" office:value-type="string" office:string-value="Self-Tanscendence" calcext:value-type="string">
            <text:p>Self-Tanscendence</text:p>
          </table:table-cell>
          <table:table-cell table:formula="of:=IF([$grafik.B35]=&quot;&quot;;&quot;&quot;;[$grafik.B35])" office:value-type="string" office:string-value="Self-forgetful vs. self-conscious experience (10 items)" calcext:value-type="string">
            <text:p>Self-forgetful vs. self-conscious experience (10 items)</text:p>
          </table:table-cell>
          <table:table-cell table:number-columns-repeated="1022"/>
        </table:table-row>
        <table:table-row table:style-name="ro3" table:visibility="collapse" table:number-rows-repeated="1048477">
          <table:table-cell table:number-columns-repeated="1024"/>
        </table:table-row>
        <table:table-row table:style-name="ro7" table:number-rows-repeated="35">
          <table:table-cell table:number-columns-repeated="1024"/>
        </table:table-row>
        <table:table-row table:style-name="ro7">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5">00/00/0000</text:date>, <text:time style:data-style-name="N2" text:time-value="10:37:22.99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40</meta:editing-cycles>
    <meta:creation-date>2018-06-26T10:19:00</meta:creation-date>
    <dc:date>2018-08-25T11:10:08.454000000</dc:date>
    <meta:generator>LibreOffice/6.0.6.2$Windows_X86_64 LibreOffice_project/0c292870b25a325b5ed35f6b45599d2ea4458e77</meta:generator>
    <meta:editing-duration>P1DT7H56M42S</meta:editing-duration>
    <meta:print-date>2018-07-30T13:34:10.562000000</meta:print-date>
    <meta:document-statistic meta:table-count="9" meta:cell-count="621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2.07cm" svg:y="12.08cm" style:legend-expansion="high" chart:style-name="ch2"/>
        <chart:plot-area chart:style-name="ch3" table:cell-range-address="grafik.B2:grafik.C37" chart:data-source-has-labels="both" svg:x="0.66cm" svg:y="0.495cm" svg:width="30.75cm" svg:height="23.768cm">
          <chartooo:coordinate-region svg:x="10.965cm" svg:y="0.495cm" svg:width="20.351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5</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5">
                <text:p>5</text:p>
                <draw:g>
                  <svg:desc>grafik.C3:grafik.C37</svg:desc>
                </draw:g>
              </table:table-cell>
            </table:table-row>
            <table:table-row>
              <table:table-cell office:value-type="string">
                <text:p>Impulsiveness v. reflection (9 items)</text:p>
              </table:table-cell>
              <table:table-cell office:value-type="float" office:value="5">
                <text:p>5</text:p>
              </table:table-cell>
            </table:table-row>
            <table:table-row>
              <table:table-cell office:value-type="string">
                <text:p>Extravagance v. reserve (9 items)</text:p>
              </table:table-cell>
              <table:table-cell office:value-type="float" office:value="5">
                <text:p>5</text:p>
              </table:table-cell>
            </table:table-row>
            <table:table-row>
              <table:table-cell office:value-type="string">
                <text:p>Disorderliness v. regimentation (7 items)</text:p>
              </table:table-cell>
              <table:table-cell office:value-type="float" office:value="5">
                <text:p>5</text:p>
              </table:table-cell>
            </table:table-row>
            <table:table-row>
              <table:table-cell office:value-type="string">
                <text:p>Harm Avoidance</text:p>
              </table:table-cell>
              <table:table-cell office:value-type="float" office:value="5">
                <text:p>5</text:p>
              </table:table-cell>
            </table:table-row>
            <table:table-row>
              <table:table-cell office:value-type="string">
                <text:p>Anticipatory worry &amp; pessimismv. uninhibited optimism (11 items)</text:p>
              </table:table-cell>
              <table:table-cell office:value-type="float" office:value="5">
                <text:p>5</text:p>
              </table:table-cell>
            </table:table-row>
            <table:table-row>
              <table:table-cell office:value-type="string">
                <text:p>Fear of uncertainty (7 items)</text:p>
              </table:table-cell>
              <table:table-cell office:value-type="float" office:value="5">
                <text:p>5</text:p>
              </table:table-cell>
            </table:table-row>
            <table:table-row>
              <table:table-cell office:value-type="string">
                <text:p>Shyness with strangers (7 items)</text:p>
              </table:table-cell>
              <table:table-cell office:value-type="float" office:value="5">
                <text:p>5</text:p>
              </table:table-cell>
            </table:table-row>
            <table:table-row>
              <table:table-cell office:value-type="string">
                <text:p>Fatigability v. asthenia (8 items)</text:p>
              </table:table-cell>
              <table:table-cell office:value-type="float" office:value="5">
                <text:p>5</text:p>
              </table:table-cell>
            </table:table-row>
            <table:table-row>
              <table:table-cell office:value-type="string">
                <text:p>Reward Dependence</text:p>
              </table:table-cell>
              <table:table-cell office:value-type="float" office:value="5">
                <text:p>5</text:p>
              </table:table-cell>
            </table:table-row>
            <table:table-row>
              <table:table-cell office:value-type="string">
                <text:p>Sentimentality (8 items)</text:p>
              </table:table-cell>
              <table:table-cell office:value-type="float" office:value="5">
                <text:p>5</text:p>
              </table:table-cell>
            </table:table-row>
            <table:table-row>
              <table:table-cell office:value-type="string">
                <text:p>Openness to warm communication vs aloofness (10 items)</text:p>
              </table:table-cell>
              <table:table-cell office:value-type="float" office:value="5">
                <text:p>5</text:p>
              </table:table-cell>
            </table:table-row>
            <table:table-row>
              <table:table-cell office:value-type="string">
                <text:p>Attachment (6 items)</text:p>
              </table:table-cell>
              <table:table-cell office:value-type="float" office:value="5">
                <text:p>5</text:p>
              </table:table-cell>
            </table:table-row>
            <table:table-row>
              <table:table-cell office:value-type="string">
                <text:p>Dependence (6 items)</text:p>
              </table:table-cell>
              <table:table-cell office:value-type="float" office:value="5">
                <text:p>5</text:p>
              </table:table-cell>
            </table:table-row>
            <table:table-row>
              <table:table-cell office:value-type="string">
                <text:p>Persistence</text:p>
              </table:table-cell>
              <table:table-cell office:value-type="float" office:value="5">
                <text:p>5</text:p>
              </table:table-cell>
            </table:table-row>
            <table:table-row>
              <table:table-cell office:value-type="string">
                <text:p>Eagerness of effort vs laziness (9 items)</text:p>
              </table:table-cell>
              <table:table-cell office:value-type="float" office:value="5">
                <text:p>5</text:p>
              </table:table-cell>
            </table:table-row>
            <table:table-row>
              <table:table-cell office:value-type="string">
                <text:p>Work hardened vs spoiled (8 items)</text:p>
              </table:table-cell>
              <table:table-cell office:value-type="float" office:value="5">
                <text:p>5</text:p>
              </table:table-cell>
            </table:table-row>
            <table:table-row>
              <table:table-cell office:value-type="string">
                <text:p>Ambitious vs underachieving (10 items)</text:p>
              </table:table-cell>
              <table:table-cell office:value-type="float" office:value="5">
                <text:p>5</text:p>
              </table:table-cell>
            </table:table-row>
            <table:table-row>
              <table:table-cell office:value-type="string">
                <text:p>Perfectionist vs pragmatist (8 items)</text:p>
              </table:table-cell>
              <table:table-cell office:value-type="float" office:value="5">
                <text:p>5</text:p>
              </table:table-cell>
            </table:table-row>
            <table:table-row>
              <table:table-cell office:value-type="string">
                <text:p>Self-Directedness</text:p>
              </table:table-cell>
              <table:table-cell office:value-type="float" office:value="5">
                <text:p>5</text:p>
              </table:table-cell>
            </table:table-row>
            <table:table-row>
              <table:table-cell office:value-type="string">
                <text:p>Responsibility vs. blaming (8 items)</text:p>
              </table:table-cell>
              <table:table-cell office:value-type="float" office:value="5">
                <text:p>5</text:p>
              </table:table-cell>
            </table:table-row>
            <table:table-row>
              <table:table-cell office:value-type="string">
                <text:p>Purposefulness vs. lack of goal direction (6 items)</text:p>
              </table:table-cell>
              <table:table-cell office:value-type="float" office:value="5">
                <text:p>5</text:p>
              </table:table-cell>
            </table:table-row>
            <table:table-row>
              <table:table-cell office:value-type="string">
                <text:p>Resourcefulness (5 items)</text:p>
              </table:table-cell>
              <table:table-cell office:value-type="float" office:value="5">
                <text:p>5</text:p>
              </table:table-cell>
            </table:table-row>
            <table:table-row>
              <table:table-cell office:value-type="string">
                <text:p>Self-acceptance vs. self-striving (10 items)</text:p>
              </table:table-cell>
              <table:table-cell office:value-type="float" office:value="5">
                <text:p>5</text:p>
              </table:table-cell>
            </table:table-row>
            <table:table-row>
              <table:table-cell office:value-type="string">
                <text:p>Enlightened second nature (11 items)</text:p>
              </table:table-cell>
              <table:table-cell office:value-type="float" office:value="5">
                <text:p>5</text:p>
              </table:table-cell>
            </table:table-row>
            <table:table-row>
              <table:table-cell office:value-type="string">
                <text:p>Cooperativeness</text:p>
              </table:table-cell>
              <table:table-cell office:value-type="float" office:value="5">
                <text:p>5</text:p>
              </table:table-cell>
            </table:table-row>
            <table:table-row>
              <table:table-cell office:value-type="string">
                <text:p>Social acceptance vs. social intolerance (8 items)</text:p>
              </table:table-cell>
              <table:table-cell office:value-type="float" office:value="5">
                <text:p>5</text:p>
              </table:table-cell>
            </table:table-row>
            <table:table-row>
              <table:table-cell office:value-type="string">
                <text:p>Empathy vs. social disinterest (5 items)</text:p>
              </table:table-cell>
              <table:table-cell office:value-type="float" office:value="5">
                <text:p>5</text:p>
              </table:table-cell>
            </table:table-row>
            <table:table-row>
              <table:table-cell office:value-type="string">
                <text:p>Helpfulness vs. unhelpfulness (8 items)</text:p>
              </table:table-cell>
              <table:table-cell office:value-type="float" office:value="5">
                <text:p>5</text:p>
              </table:table-cell>
            </table:table-row>
            <table:table-row>
              <table:table-cell office:value-type="string">
                <text:p>Compassion vs. revengefulness (7 items)</text:p>
              </table:table-cell>
              <table:table-cell office:value-type="float" office:value="5">
                <text:p>5</text:p>
              </table:table-cell>
            </table:table-row>
            <table:table-row>
              <table:table-cell office:value-type="string">
                <text:p>Pure-hearted conscience vs. self-serving advantage (8 items)</text:p>
              </table:table-cell>
              <table:table-cell office:value-type="float" office:value="5">
                <text:p>5</text:p>
              </table:table-cell>
            </table:table-row>
            <table:table-row>
              <table:table-cell office:value-type="string">
                <text:p>Self-Tanscendence</text:p>
              </table:table-cell>
              <table:table-cell office:value-type="float" office:value="3.75">
                <text:p>3.75</text:p>
              </table:table-cell>
            </table:table-row>
            <table:table-row>
              <table:table-cell office:value-type="string">
                <text:p>Self-forgetful vs. self-conscious experience (10 items)</text:p>
              </table:table-cell>
              <table:table-cell office:value-type="float" office:value="5">
                <text:p>5</text:p>
              </table:table-cell>
            </table:table-row>
            <table:table-row>
              <table:table-cell office:value-type="string">
                <text:p>Transpersonal identification vs. self-differentiation (8 items)</text:p>
              </table:table-cell>
              <table:table-cell office:value-type="float" office:value="5">
                <text:p>5</text:p>
              </table:table-cell>
            </table:table-row>
            <table:table-row>
              <table:table-cell office:value-type="string">
                <text:p>Spiritual acceptance vs. rational materialism (8 item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